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Charts">
      <style:table-properties table:display="true" style:writing-mode="lr-tb"/>
    </style:style>
    <style:style style:name="ta2" style:family="table" style:master-page-name="PageStyle_5f_ChartsData">
      <style:table-properties table:display="true" style:writing-mode="lr-tb"/>
    </style:style>
    <style:style style:name="ta3" style:family="table" style:master-page-name="PageStyle_5f_Query">
      <style:table-properties table:display="true" style:writing-mode="lr-tb"/>
    </style:style>
    <style:style style:name="ta4" style:family="table" style:master-page-name="PageStyle_5f_ALL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Charts.$A$2:.$AMJ$2])" table:allow-empty-cell="true" table:display-list="unsorted" table:base-cell-address="Charts.A1">
          <table:error-message table:message-type="stop" table:display="true"/>
        </table:content-validation>
        <table:content-validation table:name="val2" table:condition="of:cell-content-is-in-list([$Charts.$A$5:.$A1003])" table:allow-empty-cell="true" table:display-list="unsorted" table:base-cell-address="Charts.A3">
          <table:error-message table:message-type="stop" table:display="true"/>
        </table:content-validation>
        <table:content-validation table:name="val3" table:condition="of:cell-content-is-in-list([$Charts.$B$5:.$B1003])" table:allow-empty-cell="true" table:display-list="unsorted" table:base-cell-address="Charts.B3">
          <table:error-message table:message-type="stop" table:display="true"/>
        </table:content-validation>
        <table:content-validation table:name="val4" table:condition="of:cell-content-is-in-list([$Charts.$C$5:.$C1003])" table:allow-empty-cell="true" table:display-list="unsorted" table:base-cell-address="Charts.C3">
          <table:error-message table:message-type="stop" table:display="true"/>
        </table:content-validation>
        <table:content-validation table:name="val5" table:condition="of:cell-content-is-in-list([$Charts.$D$5:.$D1003])" table:allow-empty-cell="true" table:display-list="unsorted" table:base-cell-address="Charts.D3">
          <table:error-message table:message-type="stop" table:display="true"/>
        </table:content-validation>
        <table:content-validation table:name="val6" table:condition="of:cell-content-is-in-list([$Charts.$E$5:.$E1003])" table:allow-empty-cell="true" table:display-list="unsorted" table:base-cell-address="Charts.E3">
          <table:error-message table:message-type="stop" table:display="true"/>
        </table:content-validation>
        <table:content-validation table:name="val7" table:condition="of:cell-content-is-in-list([$Charts.$F$5:.$F1003])" table:allow-empty-cell="true" table:display-list="unsorted" table:base-cell-address="Charts.F3">
          <table:error-message table:message-type="stop" table:display="true"/>
        </table:content-validation>
        <table:content-validation table:name="val8" table:condition="of:cell-content-is-in-list([$Charts.$G$5:.$G1003])" table:allow-empty-cell="true" table:display-list="unsorted" table:base-cell-address="Charts.G3">
          <table:error-message table:message-type="stop" table:display="true"/>
        </table:content-validation>
        <table:content-validation table:name="val9" table:condition="of:cell-content-is-in-list([$Charts.$H$5:.$H1003])" table:allow-empty-cell="true" table:display-list="unsorted" table:base-cell-address="Charts.H3">
          <table:error-message table:message-type="stop" table:display="true"/>
        </table:content-validation>
        <table:content-validation table:name="val10" table:condition="of:cell-content-is-in-list([$Charts.$I$5:.$I1003])" table:allow-empty-cell="true" table:display-list="unsorted" table:base-cell-address="Charts.I3">
          <table:error-message table:message-type="stop" table:display="true"/>
        </table:content-validation>
        <table:content-validation table:name="val11" table:condition="of:cell-content-is-in-list([$Charts.$J$5:.$J1003])" table:allow-empty-cell="true" table:display-list="unsorted" table:base-cell-address="Charts.J3">
          <table:error-message table:message-type="stop" table:display="true"/>
        </table:content-validation>
      </table:content-validations>
      <table:table table:name="Chart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table:content-validation-name="val1" office:value-type="string" calcext:value-type="string">
            <text:p>B</text:p>
          </table:table-cell>
          <table:table-cell table:style-name="ce1" table:content-validation-name="val1" office:value-type="string" calcext:value-type="string">
            <text:p>H</text:p>
          </table:table-cell>
          <table:table-cell table:style-name="ce1" office:value-type="float" office:value="1200000" calcext:value-type="float">
            <text:p>1200000</text:p>
          </table:table-cell>
          <table:table-cell table:number-columns-repeated="11"/>
          <table:table-cell table:style-name="ce2" table:formula="of:=IFERROR(__xludf.dummyfunction(&quot;QUERY(ALL!$A$2:$Z1003, &quot;&quot;SELECT &quot;&quot;&amp;$A$1&amp;&quot;&quot;, avg(&quot;&quot;&amp;$B$1&amp;&quot;&quot;) WHERE (A = 'AVIF') GROUP BY B ORDER BY B&quot;&quot;)&quot;);&quot;&quot;)">
            <text:p/>
          </table:table-cell>
          <table:table-cell table:style-name="ce2" table:formula="of:=IFERROR(__xludf.dummyfunction(&quot;&quot;&quot;COMPUTED_VALUE&quot;&quot;&quot;);&quot;avg &quot;)" office:value-type="string" office:string-value="avg " calcext:value-type="string">
            <text:p>avg </text:p>
          </table:table-cell>
          <table:table-cell table:style-name="ce1" office:value-type="float" office:value="1" calcext:value-type="float">
            <text:p>1</text:p>
          </table:table-cell>
          <table:table-cell table:style-name="ce2" table:formula="of:=IFERROR(__xludf.dummyfunction(&quot;QUERY(ALL!$A$2:$Z1003, &quot;&quot;SELECT &quot;&quot;&amp;$A$1&amp;&quot;&quot;, avg(&quot;&quot;&amp;$B$1&amp;&quot;&quot;) WHERE (A = 'JXL') GROUP BY B ORDER BY B&quot;&quot;)&quot;);&quot;&quot;)">
            <text:p/>
          </table:table-cell>
          <table:table-cell table:style-name="ce2" table:formula="of:=IFERROR(__xludf.dummyfunction(&quot;&quot;&quot;COMPUTED_VALUE&quot;&quot;&quot;);&quot;avg &quot;)" office:value-type="string" office:string-value="avg " calcext:value-type="string">
            <text:p>avg </text:p>
          </table:table-cell>
          <table:table-cell table:style-name="ce1" office:value-type="float" office:value="1" calcext:value-type="float">
            <text:p>1</text:p>
          </table:table-cell>
          <table:table-cell table:style-name="ce2" table:formula="of:=IFERROR(__xludf.dummyfunction(&quot;QUERY(ALL!$A$2:$Z1003, &quot;&quot;SELECT &quot;&quot;&amp;$A$1&amp;&quot;&quot;, avg(&quot;&quot;&amp;$B$1&amp;&quot;&quot;) WHERE (A = 'WEBP') GROUP BY B ORDER BY B&quot;&quot;)&quot;);&quot;&quot;)">
            <text:p/>
          </table:table-cell>
          <table:table-cell table:style-name="ce2" table:formula="of:=IFERROR(__xludf.dummyfunction(&quot;&quot;&quot;COMPUTED_VALUE&quot;&quot;&quot;);&quot;avg &quot;)" office:value-type="string" office:string-value="avg " calcext:value-type="string">
            <text:p>avg </text:p>
          </table:table-cell>
          <table:table-cell table:style-name="ce1" office:value-type="float" office:value="1" calcext:value-type="float">
            <text:p>1</text:p>
          </table:table-cell>
          <table:table-cell table:style-name="ce2" table:formula="of:=IFERROR(__xludf.dummyfunction(&quot;QUERY(ALL!$A$2:$Z1003, &quot;&quot;SELECT &quot;&quot;&amp;$A$1&amp;&quot;&quot;, avg(&quot;&quot;&amp;$B$1&amp;&quot;&quot;) WHERE (A = 'PNG') GROUP BY B ORDER BY B&quot;&quot;)&quot;);&quot;&quot;)">
            <text:p/>
          </table:table-cell>
          <table:table-cell table:style-name="ce2" table:formula="of:=IFERROR(__xludf.dummyfunction(&quot;&quot;&quot;COMPUTED_VALUE&quot;&quot;&quot;);&quot;avg &quot;)" office:value-type="string" office:string-value="avg " calcext:value-type="string">
            <text:p>avg 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2" table:formula="of:=IFERROR(__xludf.dummyfunction(&quot;QUERY(AG1:AK37, &quot;&quot;SELECT AG,sum(AH),sum(AI),sum(AJ),sum(AK) GROUP BY AG&quot;&quot;)&quot;);&quot;&quot;)">
            <text:p/>
          </table:table-cell>
          <table:table-cell table:style-name="ce2" table:formula="of:=IFERROR(__xludf.dummyfunction(&quot;&quot;&quot;COMPUTED_VALUE&quot;&quot;&quot;);&quot;sum &quot;)" office:value-type="string" office:string-value="sum " calcext:value-type="string">
            <text:p>sum </text:p>
          </table:table-cell>
          <table:table-cell table:style-name="ce2" table:formula="of:=IFERROR(__xludf.dummyfunction(&quot;&quot;&quot;COMPUTED_VALUE&quot;&quot;&quot;);&quot;sum &quot;)" office:value-type="string" office:string-value="sum " calcext:value-type="string">
            <text:p>sum </text:p>
          </table:table-cell>
          <table:table-cell table:style-name="ce2" table:formula="of:=IFERROR(__xludf.dummyfunction(&quot;&quot;&quot;COMPUTED_VALUE&quot;&quot;&quot;);&quot;sum &quot;)" office:value-type="string" office:string-value="sum " calcext:value-type="string">
            <text:p>sum </text:p>
          </table:table-cell>
          <table:table-cell table:style-name="ce2" table:formula="of:=IFERROR(__xludf.dummyfunction(&quot;&quot;&quot;COMPUTED_VALUE&quot;&quot;&quot;);&quot;sum &quot;)" office:value-type="string" office:string-value="sum " calcext:value-type="string">
            <text:p>sum </text:p>
          </table:table-cell>
          <table:table-cell table:style-name="ce2" table:number-matrix-columns-spanned="5" table:number-matrix-rows-spanned="41" table:formula="of:=sort({{[.O$1:.O$1048576]; [.P$1:.P$1048576]; [.AA$1:.AA$1048576]; [.AA$1:.AA$1048576]; [.AA$1:.AA$1048576]})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number-columns-repeated="987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N</text:p>
          </table:table-cell>
          <table:table-cell table:style-name="ce2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2" table:formula="of:=IFERROR(__xludf.dummyfunction(&quot;&quot;&quot;COMPUTED_VALUE&quot;&quot;&quot;);18951392.2857143)" office:value-type="float" office:value="18951392.29" calcext:value-type="float">
            <text:p>18951392.29</text:p>
          </table:table-cell>
          <table:table-cell table:style-name="ce2" table:formula="of:=[.P2]/VLOOKUP([.Q$1];[.O$2:.P$12];2; 1)" office:value-type="float" office:value="1.0036760522895" calcext:value-type="float">
            <text:p>1.0036760522895</text:p>
          </table:table-cell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3410004.85714286)" office:value-type="float" office:value="3410004.857" calcext:value-type="float">
            <text:p>3410004.857</text:p>
          </table:table-cell>
          <table:table-cell table:style-name="ce2" table:formula="of:=[.S2]/VLOOKUP([.T$1];[.R$2:.S$12];2; 1)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2" table:formula="of:=IFERROR(__xludf.dummyfunction(&quot;&quot;&quot;COMPUTED_VALUE&quot;&quot;&quot;);20084416.7142857)" office:value-type="float" office:value="20084416.71" calcext:value-type="float">
            <text:p>20084416.71</text:p>
          </table:table-cell>
          <table:table-cell table:style-name="ce2" table:formula="of:=[.V2]/VLOOKUP([.W$1];[.U$2:.V$12];2; 1)" office:value-type="float" office:value="0.449029491685577" calcext:value-type="float">
            <text:p>0.449029491685577</text:p>
          </table:table-cell>
          <table:table-cell table:style-name="ce2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2" table:formula="of:=IFERROR(__xludf.dummyfunction(&quot;&quot;&quot;COMPUTED_VALUE&quot;&quot;&quot;);3775287.14285714)" office:value-type="float" office:value="3775287.143" calcext:value-type="float">
            <text:p>3775287.143</text:p>
          </table:table-cell>
          <table:table-cell table:style-name="ce2" table:formula="of:=[.Y2]/VLOOKUP([.Z$1];[.X$2:.Y$12];2; 1)" office:value-type="float" office:value="0.595760379851017" calcext:value-type="float">
            <text:p>0.595760379851017</text:p>
          </table:table-cell>
          <table:table-cell/>
          <table:table-cell table:style-name="ce2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2" table:formula="of:=IFERROR(__xludf.dummyfunction(&quot;&quot;&quot;COMPUTED_VALUE&quot;&quot;&quot;);18951392.2857143)" office:value-type="float" office:value="18951392.29" calcext:value-type="float">
            <text:p>18951392.29</text:p>
          </table:table-cell>
          <table:table-cell table:style-name="ce2"/>
          <table:table-cell table:style-name="ce2" table:formula="of:=IFERROR(__xludf.dummyfunction(&quot;&quot;&quot;COMPUTED_VALUE&quot;&quot;&quot;);20084416.7142857)" office:value-type="float" office:value="20084416.71" calcext:value-type="float">
            <text:p>20084416.71</text:p>
          </table:table-cell>
          <table:table-cell table:style-name="ce2" table:formula="of:=IFERROR(__xludf.dummyfunction(&quot;&quot;&quot;COMPUTED_VALUE&quot;&quot;&quot;);3775287.14285714)" office:value-type="float" office:value="3775287.143" calcext:value-type="float">
            <text:p>3775287.143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number-columns-repeated="987"/>
        </table:table-row>
        <table:table-row table:style-name="ro1">
          <table:table-cell table:style-name="ce1" table:content-validation-name="val2"/>
          <table:table-cell table:style-name="ce1" table:content-validation-name="val3"/>
          <table:table-cell table:style-name="ce1" table:content-validation-name="val4"/>
          <table:table-cell table:style-name="ce1" table:content-validation-name="val5"/>
          <table:table-cell table:style-name="ce1" table:content-validation-name="val6"/>
          <table:table-cell table:style-name="ce1" table:content-validation-name="val7"/>
          <table:table-cell table:style-name="ce1" table:content-validation-name="val8"/>
          <table:table-cell table:style-name="ce1" table:content-validation-name="val9"/>
          <table:table-cell table:style-name="ce1" table:content-validation-name="val10"/>
          <table:table-cell table:style-name="ce1" table:content-validation-name="val11"/>
          <table:table-cell table:number-columns-repeated="4"/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18881981.1428571)" office:value-type="float" office:value="18881981.14" calcext:value-type="float">
            <text:p>18881981.14</text:p>
          </table:table-cell>
          <table:table-cell table:style-name="ce2" table:formula="of:=[.P3]/VLOOKUP([.Q$1];[.O$2:.P$12];2; 1)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2" table:formula="of:=IFERROR(__xludf.dummyfunction(&quot;&quot;&quot;COMPUTED_VALUE&quot;&quot;&quot;);3306232.14285714)" office:value-type="float" office:value="3306232.143" calcext:value-type="float">
            <text:p>3306232.143</text:p>
          </table:table-cell>
          <table:table-cell table:style-name="ce2" table:formula="of:=[.S3]/VLOOKUP([.T$1];[.R$2:.S$12];2; 1)" office:value-type="float" office:value="0.969568162406873" calcext:value-type="float">
            <text:p>0.969568162406873</text:p>
          </table:table-cell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44728502.4285714)" office:value-type="float" office:value="44728502.43" calcext:value-type="float">
            <text:p>44728502.43</text:p>
          </table:table-cell>
          <table:table-cell table:style-name="ce2" table:formula="of:=[.V3]/VLOOKUP([.W$1];[.U$2:.V$12];2; 1)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6336922.14285714)" office:value-type="float" office:value="6336922.143" calcext:value-type="float">
            <text:p>6336922.143</text:p>
          </table:table-cell>
          <table:table-cell table:style-name="ce2" table:formula="of:=[.Y3]/VLOOKUP([.Z$1];[.X$2:.Y$12];2; 1)" office:value-type="float" office:value="1" calcext:value-type="float">
            <text:p>1</text:p>
          </table:table-cell>
          <table:table-cell/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18881981.1428571)" office:value-type="float" office:value="18881981.14" calcext:value-type="float">
            <text:p>18881981.14</text:p>
          </table:table-cell>
          <table:table-cell table:style-name="ce2" table:formula="of:=IFERROR(__xludf.dummyfunction(&quot;&quot;&quot;COMPUTED_VALUE&quot;&quot;&quot;);3410004.85714286)" office:value-type="float" office:value="3410004.857" calcext:value-type="float">
            <text:p>3410004.857</text:p>
          </table:table-cell>
          <table:table-cell table:style-name="ce2" table:formula="of:=IFERROR(__xludf.dummyfunction(&quot;&quot;&quot;COMPUTED_VALUE&quot;&quot;&quot;);44728502.4285714)" office:value-type="float" office:value="44728502.43" calcext:value-type="float">
            <text:p>44728502.43</text:p>
          </table:table-cell>
          <table:table-cell table:style-name="ce2" table:formula="of:=IFERROR(__xludf.dummyfunction(&quot;&quot;&quot;COMPUTED_VALUE&quot;&quot;&quot;);6336922.14285714)" office:value-type="float" office:value="6336922.143" calcext:value-type="float">
            <text:p>6336922.143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number-columns-repeated="987"/>
        </table:table-row>
        <table:table-row table:style-name="ro1">
          <table:table-cell table:style-name="ce1" table:content-validation-name="val2" office:value-type="string" calcext:value-type="string">
            <text:p>WEBP</text:p>
          </table:table-cell>
          <table:table-cell table:style-name="ce1" table:content-validation-name="val3" office:value-type="string" calcext:value-type="string">
            <text:p>%</text:p>
          </table:table-cell>
          <table:table-cell table:style-name="ce1" table:content-validation-name="val4" office:value-type="string" calcext:value-type="string">
            <text:p>%</text:p>
          </table:table-cell>
          <table:table-cell table:style-name="ce1" table:content-validation-name="val5" office:value-type="string" calcext:value-type="string">
            <text:p>%</text:p>
          </table:table-cell>
          <table:table-cell table:style-name="ce1" table:content-validation-name="val6" office:value-type="string" calcext:value-type="string">
            <text:p>%</text:p>
          </table:table-cell>
          <table:table-cell table:style-name="ce1" table:content-validation-name="val7" office:value-type="string" calcext:value-type="string">
            <text:p>%</text:p>
          </table:table-cell>
          <table:table-cell table:style-name="ce1" table:content-validation-name="val8" office:value-type="string" calcext:value-type="string">
            <text:p>%</text:p>
          </table:table-cell>
          <table:table-cell table:style-name="ce1" table:content-validation-name="val9" office:value-type="string" calcext:value-type="string">
            <text:p>%</text:p>
          </table:table-cell>
          <table:table-cell table:style-name="ce1" table:content-validation-name="val10" office:value-type="string" calcext:value-type="string">
            <text:p>%</text:p>
          </table:table-cell>
          <table:table-cell table:style-name="ce1" table:content-validation-name="val11" office:value-type="string" calcext:value-type="string">
            <text:p>%</text:p>
          </table:table-cell>
          <table:table-cell table:number-columns-repeated="4"/>
          <table:table-cell table:style-name="ce2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2" table:formula="of:=IFERROR(__xludf.dummyfunction(&quot;&quot;&quot;COMPUTED_VALUE&quot;&quot;&quot;);42265272.4285714)" office:value-type="float" office:value="42265272.43" calcext:value-type="float">
            <text:p>42265272.43</text:p>
          </table:table-cell>
          <table:table-cell table:style-name="ce2" table:formula="of:=[.P4]/VLOOKUP([.Q$1];[.O$2:.P$12];2; 1)" office:value-type="float" office:value="2.23839183593211" calcext:value-type="float">
            <text:p>2.23839183593211</text:p>
          </table:table-cell>
          <table:table-cell table:style-name="ce2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2" table:formula="of:=IFERROR(__xludf.dummyfunction(&quot;&quot;&quot;COMPUTED_VALUE&quot;&quot;&quot;);3856061.85714286)" office:value-type="float" office:value="3856061.857" calcext:value-type="float">
            <text:p>3856061.857</text:p>
          </table:table-cell>
          <table:table-cell table:style-name="ce2" table:formula="of:=[.S4]/VLOOKUP([.T$1];[.R$2:.S$12];2; 1)" office:value-type="float" office:value="1.13080831808328" calcext:value-type="float">
            <text:p>1.13080831808328</text:p>
          </table:table-cell>
          <table:table-cell table:style-name="ce2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2" table:formula="of:=IFERROR(__xludf.dummyfunction(&quot;&quot;&quot;COMPUTED_VALUE&quot;&quot;&quot;);45054088.2857143)" office:value-type="float" office:value="45054088.29" calcext:value-type="float">
            <text:p>45054088.29</text:p>
          </table:table-cell>
          <table:table-cell table:style-name="ce2" table:formula="of:=[.V4]/VLOOKUP([.W$1];[.U$2:.V$12];2; 1)" office:value-type="float" office:value="1.00727915853006" calcext:value-type="float">
            <text:p>1.00727915853006</text:p>
          </table:table-cell>
          <table:table-cell table:style-name="ce2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2" table:formula="of:=IFERROR(__xludf.dummyfunction(&quot;&quot;&quot;COMPUTED_VALUE&quot;&quot;&quot;);6642662.57142857)" office:value-type="float" office:value="6642662.571" calcext:value-type="float">
            <text:p>6642662.571</text:p>
          </table:table-cell>
          <table:table-cell table:style-name="ce2" table:formula="of:=[.Y4]/VLOOKUP([.Z$1];[.X$2:.Y$12];2; 1)" office:value-type="float" office:value="1.04824746479452" calcext:value-type="float">
            <text:p>1.04824746479452</text:p>
          </table:table-cell>
          <table:table-cell/>
          <table:table-cell table:style-name="ce2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2" table:formula="of:=IFERROR(__xludf.dummyfunction(&quot;&quot;&quot;COMPUTED_VALUE&quot;&quot;&quot;);42265272.4285714)" office:value-type="float" office:value="42265272.43" calcext:value-type="float">
            <text:p>42265272.43</text:p>
          </table:table-cell>
          <table:table-cell table:style-name="ce2" table:formula="of:=IFERROR(__xludf.dummyfunction(&quot;&quot;&quot;COMPUTED_VALUE&quot;&quot;&quot;);3306232.14285714)" office:value-type="float" office:value="3306232.143" calcext:value-type="float">
            <text:p>3306232.143</text:p>
          </table:table-cell>
          <table:table-cell table:style-name="ce2" table:formula="of:=IFERROR(__xludf.dummyfunction(&quot;&quot;&quot;COMPUTED_VALUE&quot;&quot;&quot;);45054088.2857143)" office:value-type="float" office:value="45054088.29" calcext:value-type="float">
            <text:p>45054088.29</text:p>
          </table:table-cell>
          <table:table-cell table:style-name="ce2" table:formula="of:=IFERROR(__xludf.dummyfunction(&quot;&quot;&quot;COMPUTED_VALUE&quot;&quot;&quot;);6642662.57142857)" office:value-type="float" office:value="6642662.571" calcext:value-type="float">
            <text:p>6642662.571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number-columns-repeated="987"/>
        </table:table-row>
        <table:table-row table:style-name="ro1">
          <table:table-cell table:number-columns-repeated="14" table:style-name="ce1" office:value-type="string" calcext:value-type="string">
            <text:p>%</text:p>
          </table:table-cell>
          <table:table-cell table:style-name="ce2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2" table:formula="of:=IFERROR(__xludf.dummyfunction(&quot;&quot;&quot;COMPUTED_VALUE&quot;&quot;&quot;);63367257)" office:value-type="float" office:value="63367257" calcext:value-type="float">
            <text:p>63367257</text:p>
          </table:table-cell>
          <table:table-cell table:style-name="ce2" table:formula="of:=[.P5]/VLOOKUP([.Q$1];[.O$2:.P$12];2; 1)" office:value-type="float" office:value="3.35596442609306" calcext:value-type="float">
            <text:p>3.35596442609306</text:p>
          </table:table-cell>
          <table:table-cell table:style-name="ce2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2" table:formula="of:=IFERROR(__xludf.dummyfunction(&quot;&quot;&quot;COMPUTED_VALUE&quot;&quot;&quot;);81194442.8571429)" office:value-type="float" office:value="81194442.86" calcext:value-type="float">
            <text:p>81194442.86</text:p>
          </table:table-cell>
          <table:table-cell table:style-name="ce2" table:formula="of:=[.S5]/VLOOKUP([.T$1];[.R$2:.S$12];2; 1)" office:value-type="float" office:value="23.8106531412486" calcext:value-type="float">
            <text:p>23.8106531412486</text:p>
          </table:table-cell>
          <table:table-cell table:style-name="ce2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2" table:formula="of:=IFERROR(__xludf.dummyfunction(&quot;&quot;&quot;COMPUTED_VALUE&quot;&quot;&quot;);44876067.7142857)" office:value-type="float" office:value="44876067.71" calcext:value-type="float">
            <text:p>44876067.71</text:p>
          </table:table-cell>
          <table:table-cell table:style-name="ce2" table:formula="of:=[.V5]/VLOOKUP([.W$1];[.U$2:.V$12];2; 1)" office:value-type="float" office:value="1.00329913303561" calcext:value-type="float">
            <text:p>1.00329913303561</text:p>
          </table:table-cell>
          <table:table-cell table:style-name="ce2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2" table:formula="of:=IFERROR(__xludf.dummyfunction(&quot;&quot;&quot;COMPUTED_VALUE&quot;&quot;&quot;);8402181.28571429)" office:value-type="float" office:value="8402181.286" calcext:value-type="float">
            <text:p>8402181.286</text:p>
          </table:table-cell>
          <table:table-cell table:style-name="ce2" table:formula="of:=[.Y5]/VLOOKUP([.Z$1];[.X$2:.Y$12];2; 1)" office:value-type="float" office:value="1.32590887127773" calcext:value-type="float">
            <text:p>1.32590887127773</text:p>
          </table:table-cell>
          <table:table-cell/>
          <table:table-cell table:style-name="ce2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2" table:formula="of:=IFERROR(__xludf.dummyfunction(&quot;&quot;&quot;COMPUTED_VALUE&quot;&quot;&quot;);63367257)" office:value-type="float" office:value="63367257" calcext:value-type="float">
            <text:p>63367257</text:p>
          </table:table-cell>
          <table:table-cell table:style-name="ce2" table:formula="of:=IFERROR(__xludf.dummyfunction(&quot;&quot;&quot;COMPUTED_VALUE&quot;&quot;&quot;);3856061.85714286)" office:value-type="float" office:value="3856061.857" calcext:value-type="float">
            <text:p>3856061.857</text:p>
          </table:table-cell>
          <table:table-cell table:style-name="ce2" table:formula="of:=IFERROR(__xludf.dummyfunction(&quot;&quot;&quot;COMPUTED_VALUE&quot;&quot;&quot;);44876067.7142857)" office:value-type="float" office:value="44876067.71" calcext:value-type="float">
            <text:p>44876067.71</text:p>
          </table:table-cell>
          <table:table-cell table:style-name="ce2" table:formula="of:=IFERROR(__xludf.dummyfunction(&quot;&quot;&quot;COMPUTED_VALUE&quot;&quot;&quot;);8402181.28571429)" office:value-type="float" office:value="8402181.286" calcext:value-type="float">
            <text:p>8402181.286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number-columns-repeated="987"/>
        </table:table-row>
        <table:table-row table:style-name="ro1">
          <table:table-cell table:style-name="ce2" table:formula="of:=IFERROR(__xludf.dummyfunction(&quot;UNIQUE(ALL!A:A)&quot;);&quot;name&quot;)" office:value-type="string" office:string-value="name" calcext:value-type="string">
            <text:p>name</text:p>
          </table:table-cell>
          <table:table-cell table:style-name="ce2" table:formula="of:=IFERROR(__xludf.dummyfunction(&quot;UNIQUE(ALL!B:B)&quot;);&quot;effort&quot;)" office:value-type="string" office:string-value="effort" calcext:value-type="string">
            <text:p>effort</text:p>
          </table:table-cell>
          <table:table-cell table:style-name="ce2" table:formula="of:=IFERROR(__xludf.dummyfunction(&quot;UNIQUE(ALL!C:C)&quot;);&quot;quality&quot;)" office:value-type="string" office:string-value="quality" calcext:value-type="string">
            <text:p>quality</text:p>
          </table:table-cell>
          <table:table-cell table:style-name="ce2" table:formula="of:=IFERROR(__xludf.dummyfunction(&quot;UNIQUE(ALL!D:D)&quot;);&quot;run&quot;)" office:value-type="string" office:string-value="run" calcext:value-type="string">
            <text:p>run</text:p>
          </table:table-cell>
          <table:table-cell table:style-name="ce2" table:formula="of:=IFERROR(__xludf.dummyfunction(&quot;UNIQUE(ALL!E:E)&quot;);&quot;file&quot;)" office:value-type="string" office:string-value="file" calcext:value-type="string">
            <text:p>file</text:p>
          </table:table-cell>
          <table:table-cell table:style-name="ce2" table:formula="of:=IFERROR(__xludf.dummyfunction(&quot;UNIQUE(ALL!F:F)&quot;);&quot;size&quot;)" office:value-type="string" office:string-value="size" calcext:value-type="string">
            <text:p>size</text:p>
          </table:table-cell>
          <table:table-cell table:style-name="ce2" table:formula="of:=IFERROR(__xludf.dummyfunction(&quot;UNIQUE(ALL!G:G)&quot;);&quot;compressed&quot;)" office:value-type="string" office:string-value="compressed" calcext:value-type="string">
            <text:p>compressed</text:p>
          </table:table-cell>
          <table:table-cell table:style-name="ce2" table:formula="of:=IFERROR(__xludf.dummyfunction(&quot;UNIQUE(ALL!H:H)&quot;);&quot;compression&quot;)" office:value-type="string" office:string-value="compression" calcext:value-type="string">
            <text:p>compression</text:p>
          </table:table-cell>
          <table:table-cell table:style-name="ce2" table:formula="of:=IFERROR(__xludf.dummyfunction(&quot;UNIQUE(ALL!I:I)&quot;);&quot;decompression&quot;)" office:value-type="string" office:string-value="decompression" calcext:value-type="string">
            <text:p>decompression</text:p>
          </table:table-cell>
          <table:table-cell table:style-name="ce2" table:formula="of:=IFERROR(__xludf.dummyfunction(&quot;UNIQUE(ALL!J:J)&quot;);&quot;ratio&quot;)" office:value-type="string" office:string-value="ratio" calcext:value-type="string">
            <text:p>ratio</text:p>
          </table:table-cell>
          <table:table-cell table:style-name="ce2" table:formula="of:=IFERROR(__xludf.dummyfunction(&quot;UNIQUE(ALL!K:K)&quot;);&quot;dlr&quot;)" office:value-type="string" office:string-value="dlr" calcext:value-type="string">
            <text:p>dlr</text:p>
          </table:table-cell>
          <table:table-cell table:style-name="ce2" table:formula="of:=IFERROR(__xludf.dummyfunction(&quot;UNIQUE(ALL!L:L)&quot;);&quot;dl&quot;)" office:value-type="string" office:string-value="dl" calcext:value-type="string">
            <text:p>dl</text:p>
          </table:table-cell>
          <table:table-cell table:style-name="ce2" table:formula="of:=IFERROR(__xludf.dummyfunction(&quot;UNIQUE(ALL!M:M)&quot;);&quot;dldr&quot;)" office:value-type="string" office:string-value="dldr" calcext:value-type="string">
            <text:p>dldr</text:p>
          </table:table-cell>
          <table:table-cell table:style-name="ce2" table:formula="of:=IFERROR(__xludf.dummyfunction(&quot;UNIQUE(ALL!N:N)&quot;);&quot;dlcdr&quot;)" office:value-type="string" office:string-value="dlcdr" calcext:value-type="string">
            <text:p>dlcdr</text:p>
          </table:table-cell>
          <table:table-cell table:style-name="ce2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2" table:formula="of:=IFERROR(__xludf.dummyfunction(&quot;&quot;&quot;COMPUTED_VALUE&quot;&quot;&quot;);113633053.428571)" office:value-type="float" office:value="113633053.4" calcext:value-type="float">
            <text:p>113633053.4</text:p>
          </table:table-cell>
          <table:table-cell table:style-name="ce2" table:formula="of:=[.P6]/VLOOKUP([.Q$1];[.O$2:.P$12];2; 1)" office:value-type="float" office:value="6.01806836673919" calcext:value-type="float">
            <text:p>6.01806836673919</text:p>
          </table:table-cell>
          <table:table-cell table:style-name="ce2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2" table:formula="of:=IFERROR(__xludf.dummyfunction(&quot;&quot;&quot;COMPUTED_VALUE&quot;&quot;&quot;);93731290.8571429)" office:value-type="float" office:value="93731290.86" calcext:value-type="float">
            <text:p>93731290.86</text:p>
          </table:table-cell>
          <table:table-cell table:style-name="ce2" table:formula="of:=[.S6]/VLOOKUP([.T$1];[.R$2:.S$12];2; 1)" office:value-type="float" office:value="27.4871429193393" calcext:value-type="float">
            <text:p>27.4871429193393</text:p>
          </table:table-cell>
          <table:table-cell table:style-name="ce2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2" table:formula="of:=IFERROR(__xludf.dummyfunction(&quot;&quot;&quot;COMPUTED_VALUE&quot;&quot;&quot;);45547263.8571429)" office:value-type="float" office:value="45547263.86" calcext:value-type="float">
            <text:p>45547263.86</text:p>
          </table:table-cell>
          <table:table-cell table:style-name="ce2" table:formula="of:=[.V6]/VLOOKUP([.W$1];[.U$2:.V$12];2; 1)" office:value-type="float" office:value="1.018305138458" calcext:value-type="float">
            <text:p>1.018305138458</text:p>
          </table:table-cell>
          <table:table-cell table:style-name="ce2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2" table:formula="of:=IFERROR(__xludf.dummyfunction(&quot;&quot;&quot;COMPUTED_VALUE&quot;&quot;&quot;);10062196.2857143)" office:value-type="float" office:value="10062196.29" calcext:value-type="float">
            <text:p>10062196.29</text:p>
          </table:table-cell>
          <table:table-cell table:style-name="ce2" table:formula="of:=[.Y6]/VLOOKUP([.Z$1];[.X$2:.Y$12];2; 1)" office:value-type="float" office:value="1.58786806322294" calcext:value-type="float">
            <text:p>1.58786806322294</text:p>
          </table:table-cell>
          <table:table-cell/>
          <table:table-cell table:style-name="ce2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2" table:formula="of:=IFERROR(__xludf.dummyfunction(&quot;&quot;&quot;COMPUTED_VALUE&quot;&quot;&quot;);113633053.428571)" office:value-type="float" office:value="113633053.4" calcext:value-type="float">
            <text:p>113633053.4</text:p>
          </table:table-cell>
          <table:table-cell table:style-name="ce2" table:formula="of:=IFERROR(__xludf.dummyfunction(&quot;&quot;&quot;COMPUTED_VALUE&quot;&quot;&quot;);81194442.8571429)" office:value-type="float" office:value="81194442.86" calcext:value-type="float">
            <text:p>81194442.86</text:p>
          </table:table-cell>
          <table:table-cell table:style-name="ce2" table:formula="of:=IFERROR(__xludf.dummyfunction(&quot;&quot;&quot;COMPUTED_VALUE&quot;&quot;&quot;);45547263.8571429)" office:value-type="float" office:value="45547263.86" calcext:value-type="float">
            <text:p>45547263.86</text:p>
          </table:table-cell>
          <table:table-cell table:style-name="ce2" table:formula="of:=IFERROR(__xludf.dummyfunction(&quot;&quot;&quot;COMPUTED_VALUE&quot;&quot;&quot;);10062196.2857143)" office:value-type="float" office:value="10062196.29" calcext:value-type="float">
            <text:p>10062196.29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number-columns-repeated="987"/>
        </table:table-row>
        <table:table-row table:style-name="ro1">
          <table:table-cell table:style-name="ce2" table:formula="of:=IFERROR(__xludf.dummyfunction(&quot;&quot;&quot;COMPUTED_VALUE&quot;&quot;&quot;);&quot;AVIF&quot;)" office:value-type="string" office:string-value="AVIF" calcext:value-type="string">
            <text:p>AVIF</text:p>
          </table:table-cell>
          <table:table-cell table:style-name="ce2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2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desu.ppm&quot;)" office:value-type="string" office:string-value="desu.ppm" calcext:value-type="string">
            <text:p>desu.ppm</text:p>
          </table:table-cell>
          <table:table-cell table:style-name="ce2" table:formula="of:=IFERROR(__xludf.dummyfunction(&quot;&quot;&quot;COMPUTED_VALUE&quot;&quot;&quot;);5770559)" office:value-type="float" office:value="5770559" calcext:value-type="float">
            <text:p>5770559</text:p>
          </table:table-cell>
          <table:table-cell table:style-name="ce2" table:formula="of:=IFERROR(__xludf.dummyfunction(&quot;&quot;&quot;COMPUTED_VALUE&quot;&quot;&quot;);1624788)" office:value-type="float" office:value="1624788" calcext:value-type="float">
            <text:p>1624788</text:p>
          </table:table-cell>
          <table:table-cell table:style-name="ce2" table:formula="of:=IFERROR(__xludf.dummyfunction(&quot;&quot;&quot;COMPUTED_VALUE&quot;&quot;&quot;);4158455)" office:value-type="float" office:value="4158455" calcext:value-type="float">
            <text:p>4158455</text:p>
          </table:table-cell>
          <table:table-cell table:style-name="ce2" table:formula="of:=IFERROR(__xludf.dummyfunction(&quot;&quot;&quot;COMPUTED_VALUE&quot;&quot;&quot;);8394670)" office:value-type="float" office:value="8394670" calcext:value-type="float">
            <text:p>8394670</text:p>
          </table:table-cell>
          <table:table-cell table:style-name="ce2" table:formula="of:=IFERROR(__xludf.dummyfunction(&quot;&quot;&quot;COMPUTED_VALUE&quot;&quot;&quot;);0.281565096206451)" office:value-type="float" office:value="0.2815650962" calcext:value-type="float">
            <text:p>0.2815650962</text:p>
          </table:table-cell>
          <table:table-cell table:style-name="ce2" table:formula="of:=IFERROR(__xludf.dummyfunction(&quot;&quot;&quot;COMPUTED_VALUE&quot;&quot;&quot;);4.80879916666667)" office:value-type="float" office:value="4.808799167" calcext:value-type="float">
            <text:p>4.808799167</text:p>
          </table:table-cell>
          <table:table-cell table:style-name="ce2" table:formula="of:=IFERROR(__xludf.dummyfunction(&quot;&quot;&quot;COMPUTED_VALUE&quot;&quot;&quot;);1.35399)" office:value-type="float" office:value="1.35399" calcext:value-type="float">
            <text:p>1.35399</text:p>
          </table:table-cell>
          <table:table-cell table:style-name="ce2" table:formula="of:=IFERROR(__xludf.dummyfunction(&quot;&quot;&quot;COMPUTED_VALUE&quot;&quot;&quot;);0.456134041780008)" office:value-type="float" office:value="0.4561340418" calcext:value-type="float">
            <text:p>0.4561340418</text:p>
          </table:table-cell>
          <table:table-cell table:style-name="ce2" table:formula="of:=IFERROR(__xludf.dummyfunction(&quot;&quot;&quot;COMPUTED_VALUE&quot;&quot;&quot;);1.32089359107151)" office:value-type="float" office:value="1.320893591" calcext:value-type="float">
            <text:p>1.320893591</text:p>
          </table:table-cell>
          <table:table-cell table:style-name="ce2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2" table:formula="of:=IFERROR(__xludf.dummyfunction(&quot;&quot;&quot;COMPUTED_VALUE&quot;&quot;&quot;);263806470.714286)" office:value-type="float" office:value="263806470.7" calcext:value-type="float">
            <text:p>263806470.7</text:p>
          </table:table-cell>
          <table:table-cell table:style-name="ce2" table:formula="of:=[.P7]/VLOOKUP([.Q$1];[.O$2:.P$12];2; 1)" office:value-type="float" office:value="13.9713342971806" calcext:value-type="float">
            <text:p>13.9713342971806</text:p>
          </table:table-cell>
          <table:table-cell table:style-name="ce2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2" table:formula="of:=IFERROR(__xludf.dummyfunction(&quot;&quot;&quot;COMPUTED_VALUE&quot;&quot;&quot;);99066729.1428571)" office:value-type="float" office:value="99066729.14" calcext:value-type="float">
            <text:p>99066729.14</text:p>
          </table:table-cell>
          <table:table-cell table:style-name="ce2" table:formula="of:=[.S7]/VLOOKUP([.T$1];[.R$2:.S$12];2; 1)" office:value-type="float" office:value="29.0517853476477" calcext:value-type="float">
            <text:p>29.0517853476477</text:p>
          </table:table-cell>
          <table:table-cell table:style-name="ce2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2" table:formula="of:=IFERROR(__xludf.dummyfunction(&quot;&quot;&quot;COMPUTED_VALUE&quot;&quot;&quot;);61912215.4285714)" office:value-type="float" office:value="61912215.43" calcext:value-type="float">
            <text:p>61912215.43</text:p>
          </table:table-cell>
          <table:table-cell table:style-name="ce2" table:formula="of:=[.V7]/VLOOKUP([.W$1];[.U$2:.V$12];2; 1)" office:value-type="float" office:value="1.384178142939" calcext:value-type="float">
            <text:p>1.384178142939</text:p>
          </table:table-cell>
          <table:table-cell table:style-name="ce2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2" table:formula="of:=IFERROR(__xludf.dummyfunction(&quot;&quot;&quot;COMPUTED_VALUE&quot;&quot;&quot;);12934938.7142857)" office:value-type="float" office:value="12934938.71" calcext:value-type="float">
            <text:p>12934938.71</text:p>
          </table:table-cell>
          <table:table-cell table:style-name="ce2" table:formula="of:=[.Y7]/VLOOKUP([.Z$1];[.X$2:.Y$12];2; 1)" office:value-type="float" office:value="2.04120208803392" calcext:value-type="float">
            <text:p>2.04120208803392</text:p>
          </table:table-cell>
          <table:table-cell/>
          <table:table-cell table:style-name="ce2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2" table:formula="of:=IFERROR(__xludf.dummyfunction(&quot;&quot;&quot;COMPUTED_VALUE&quot;&quot;&quot;);263806470.714286)" office:value-type="float" office:value="263806470.7" calcext:value-type="float">
            <text:p>263806470.7</text:p>
          </table:table-cell>
          <table:table-cell table:style-name="ce2" table:formula="of:=IFERROR(__xludf.dummyfunction(&quot;&quot;&quot;COMPUTED_VALUE&quot;&quot;&quot;);93731290.8571429)" office:value-type="float" office:value="93731290.86" calcext:value-type="float">
            <text:p>93731290.86</text:p>
          </table:table-cell>
          <table:table-cell table:style-name="ce2" table:formula="of:=IFERROR(__xludf.dummyfunction(&quot;&quot;&quot;COMPUTED_VALUE&quot;&quot;&quot;);61912215.4285714)" office:value-type="float" office:value="61912215.43" calcext:value-type="float">
            <text:p>61912215.43</text:p>
          </table:table-cell>
          <table:table-cell table:style-name="ce2" table:formula="of:=IFERROR(__xludf.dummyfunction(&quot;&quot;&quot;COMPUTED_VALUE&quot;&quot;&quot;);12934938.7142857)" office:value-type="float" office:value="12934938.71" calcext:value-type="float">
            <text:p>12934938.71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number-columns-repeated="987"/>
        </table:table-row>
        <table:table-row table:style-name="ro1">
          <table:table-cell table:style-name="ce2" table:formula="of:=IFERROR(__xludf.dummyfunction(&quot;&quot;&quot;COMPUTED_VALUE&quot;&quot;&quot;);&quot;JXL&quot;)" office:value-type="string" office:string-value="JXL" calcext:value-type="string">
            <text:p>JXL</text:p>
          </table:table-cell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2" table:number-columns-repeated="2"/>
          <table:table-cell table:style-name="ce2" table:formula="of:=IFERROR(__xludf.dummyfunction(&quot;&quot;&quot;COMPUTED_VALUE&quot;&quot;&quot;);&quot;fumo.ppm&quot;)" office:value-type="string" office:string-value="fumo.ppm" calcext:value-type="string">
            <text:p>fumo.ppm</text:p>
          </table:table-cell>
          <table:table-cell table:style-name="ce2" table:formula="of:=IFERROR(__xludf.dummyfunction(&quot;&quot;&quot;COMPUTED_VALUE&quot;&quot;&quot;);35325938)" office:value-type="float" office:value="35325938" calcext:value-type="float">
            <text:p>35325938</text:p>
          </table:table-cell>
          <table:table-cell table:style-name="ce2" table:formula="of:=IFERROR(__xludf.dummyfunction(&quot;&quot;&quot;COMPUTED_VALUE&quot;&quot;&quot;);1609428)" office:value-type="float" office:value="1609428" calcext:value-type="float">
            <text:p>1609428</text:p>
          </table:table-cell>
          <table:table-cell table:style-name="ce2" table:formula="of:=IFERROR(__xludf.dummyfunction(&quot;&quot;&quot;COMPUTED_VALUE&quot;&quot;&quot;);3823734)" office:value-type="float" office:value="3823734" calcext:value-type="float">
            <text:p>3823734</text:p>
          </table:table-cell>
          <table:table-cell table:style-name="ce2" table:formula="of:=IFERROR(__xludf.dummyfunction(&quot;&quot;&quot;COMPUTED_VALUE&quot;&quot;&quot;);1857259)" office:value-type="float" office:value="1857259" calcext:value-type="float">
            <text:p>1857259</text:p>
          </table:table-cell>
          <table:table-cell table:style-name="ce2" table:formula="of:=IFERROR(__xludf.dummyfunction(&quot;&quot;&quot;COMPUTED_VALUE&quot;&quot;&quot;);0.278903309020842)" office:value-type="float" office:value="0.278903309" calcext:value-type="float">
            <text:p>0.278903309</text:p>
          </table:table-cell>
          <table:table-cell table:style-name="ce2" table:formula="of:=IFERROR(__xludf.dummyfunction(&quot;&quot;&quot;COMPUTED_VALUE&quot;&quot;&quot;);29.4382816666667)" office:value-type="float" office:value="29.43828167" calcext:value-type="float">
            <text:p>29.43828167</text:p>
          </table:table-cell>
          <table:table-cell table:style-name="ce2" table:formula="of:=IFERROR(__xludf.dummyfunction(&quot;&quot;&quot;COMPUTED_VALUE&quot;&quot;&quot;);1.34119)" office:value-type="float" office:value="1.34119" calcext:value-type="float">
            <text:p>1.34119</text:p>
          </table:table-cell>
          <table:table-cell table:style-name="ce2" table:formula="of:=IFERROR(__xludf.dummyfunction(&quot;&quot;&quot;COMPUTED_VALUE&quot;&quot;&quot;);0.320187191570175)" office:value-type="float" office:value="0.3201871916" calcext:value-type="float">
            <text:p>0.3201871916</text:p>
          </table:table-cell>
          <table:table-cell table:style-name="ce2" table:formula="of:=IFERROR(__xludf.dummyfunction(&quot;&quot;&quot;COMPUTED_VALUE&quot;&quot;&quot;);1.11534079800588)" office:value-type="float" office:value="1.115340798" calcext:value-type="float">
            <text:p>1.115340798</text:p>
          </table:table-cell>
          <table:table-cell table:style-name="ce2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2" table:formula="of:=IFERROR(__xludf.dummyfunction(&quot;&quot;&quot;COMPUTED_VALUE&quot;&quot;&quot;);352514733.428571)" office:value-type="float" office:value="352514733.4" calcext:value-type="float">
            <text:p>352514733.4</text:p>
          </table:table-cell>
          <table:table-cell table:style-name="ce2" table:formula="of:=[.P8]/VLOOKUP([.Q$1];[.O$2:.P$12];2; 1)" office:value-type="float" office:value="18.6693721800847" calcext:value-type="float">
            <text:p>18.6693721800847</text:p>
          </table:table-cell>
          <table:table-cell table:style-name="ce2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2" table:formula="of:=IFERROR(__xludf.dummyfunction(&quot;&quot;&quot;COMPUTED_VALUE&quot;&quot;&quot;);196563916.285714)" office:value-type="float" office:value="196563916.3" calcext:value-type="float">
            <text:p>196563916.3</text:p>
          </table:table-cell>
          <table:table-cell table:style-name="ce2" table:formula="of:=[.S8]/VLOOKUP([.T$1];[.R$2:.S$12];2; 1)" office:value-type="float" office:value="57.6432951104152" calcext:value-type="float">
            <text:p>57.6432951104152</text:p>
          </table:table-cell>
          <table:table-cell table:style-name="ce2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2" table:formula="of:=IFERROR(__xludf.dummyfunction(&quot;&quot;&quot;COMPUTED_VALUE&quot;&quot;&quot;);55810332.7142857)" office:value-type="float" office:value="55810332.71" calcext:value-type="float">
            <text:p>55810332.71</text:p>
          </table:table-cell>
          <table:table-cell table:style-name="ce2" table:formula="of:=[.V8]/VLOOKUP([.W$1];[.U$2:.V$12];2; 1)" office:value-type="float" office:value="1.24775768644039" calcext:value-type="float">
            <text:p>1.24775768644039</text:p>
          </table:table-cell>
          <table:table-cell table:style-name="ce2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2" table:formula="of:=IFERROR(__xludf.dummyfunction(&quot;&quot;&quot;COMPUTED_VALUE&quot;&quot;&quot;);19764199.8571429)" office:value-type="float" office:value="19764199.86" calcext:value-type="float">
            <text:p>19764199.86</text:p>
          </table:table-cell>
          <table:table-cell table:style-name="ce2" table:formula="of:=[.Y8]/VLOOKUP([.Z$1];[.X$2:.Y$12];2; 1)" office:value-type="float" office:value="3.11889580051607" calcext:value-type="float">
            <text:p>3.11889580051607</text:p>
          </table:table-cell>
          <table:table-cell/>
          <table:table-cell table:style-name="ce2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2" table:formula="of:=IFERROR(__xludf.dummyfunction(&quot;&quot;&quot;COMPUTED_VALUE&quot;&quot;&quot;);352514733.428571)" office:value-type="float" office:value="352514733.4" calcext:value-type="float">
            <text:p>352514733.4</text:p>
          </table:table-cell>
          <table:table-cell table:style-name="ce2" table:formula="of:=IFERROR(__xludf.dummyfunction(&quot;&quot;&quot;COMPUTED_VALUE&quot;&quot;&quot;);99066729.1428571)" office:value-type="float" office:value="99066729.14" calcext:value-type="float">
            <text:p>99066729.14</text:p>
          </table:table-cell>
          <table:table-cell table:style-name="ce2" table:formula="of:=IFERROR(__xludf.dummyfunction(&quot;&quot;&quot;COMPUTED_VALUE&quot;&quot;&quot;);55810332.7142857)" office:value-type="float" office:value="55810332.71" calcext:value-type="float">
            <text:p>55810332.71</text:p>
          </table:table-cell>
          <table:table-cell table:style-name="ce2" table:formula="of:=IFERROR(__xludf.dummyfunction(&quot;&quot;&quot;COMPUTED_VALUE&quot;&quot;&quot;);19764199.8571429)" office:value-type="float" office:value="19764199.86" calcext:value-type="float">
            <text:p>19764199.86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number-columns-repeated="987"/>
        </table:table-row>
        <table:table-row table:style-name="ro1">
          <table:table-cell table:style-name="ce2" table:formula="of:=IFERROR(__xludf.dummyfunction(&quot;&quot;&quot;COMPUTED_VALUE&quot;&quot;&quot;);&quot;PNG&quot;)" office:value-type="string" office:string-value="PNG" calcext:value-type="string">
            <text:p>PNG</text:p>
          </table:table-cell>
          <table:table-cell table:style-name="ce2" table:formula="of:=IFERROR(__xludf.dummyfunction(&quot;&quot;&quot;COMPUTED_VALUE&quot;&quot;&quot;);2)" office:value-type="float" office:value="2" calcext:value-type="float">
            <text:p>2</text:p>
          </table:table-cell>
          <table:table-cell table:number-columns-repeated="2"/>
          <table:table-cell table:style-name="ce2" table:formula="of:=IFERROR(__xludf.dummyfunction(&quot;&quot;&quot;COMPUTED_VALUE&quot;&quot;&quot;);&quot;kiss.ppm&quot;)" office:value-type="string" office:string-value="kiss.ppm" calcext:value-type="string">
            <text:p>kiss.ppm</text:p>
          </table:table-cell>
          <table:table-cell table:style-name="ce2" table:formula="of:=IFERROR(__xludf.dummyfunction(&quot;&quot;&quot;COMPUTED_VALUE&quot;&quot;&quot;);2847207)" office:value-type="float" office:value="2847207" calcext:value-type="float">
            <text:p>2847207</text:p>
          </table:table-cell>
          <table:table-cell table:style-name="ce2" table:formula="of:=IFERROR(__xludf.dummyfunction(&quot;&quot;&quot;COMPUTED_VALUE&quot;&quot;&quot;);1454779)" office:value-type="float" office:value="1454779" calcext:value-type="float">
            <text:p>1454779</text:p>
          </table:table-cell>
          <table:table-cell table:style-name="ce2" table:formula="of:=IFERROR(__xludf.dummyfunction(&quot;&quot;&quot;COMPUTED_VALUE&quot;&quot;&quot;);16134330)" office:value-type="float" office:value="16134330" calcext:value-type="float">
            <text:p>16134330</text:p>
          </table:table-cell>
          <table:table-cell table:style-name="ce2" table:formula="of:=IFERROR(__xludf.dummyfunction(&quot;&quot;&quot;COMPUTED_VALUE&quot;&quot;&quot;);1781194)" office:value-type="float" office:value="1781194" calcext:value-type="float">
            <text:p>1781194</text:p>
          </table:table-cell>
          <table:table-cell table:style-name="ce2" table:formula="of:=IFERROR(__xludf.dummyfunction(&quot;&quot;&quot;COMPUTED_VALUE&quot;&quot;&quot;);0.252103652349798)" office:value-type="float" office:value="0.2521036523" calcext:value-type="float">
            <text:p>0.2521036523</text:p>
          </table:table-cell>
          <table:table-cell table:style-name="ce2" table:formula="of:=IFERROR(__xludf.dummyfunction(&quot;&quot;&quot;COMPUTED_VALUE&quot;&quot;&quot;);2.3726725)" office:value-type="float" office:value="2.3726725" calcext:value-type="float">
            <text:p>2.3726725</text:p>
          </table:table-cell>
          <table:table-cell table:style-name="ce2" table:formula="of:=IFERROR(__xludf.dummyfunction(&quot;&quot;&quot;COMPUTED_VALUE&quot;&quot;&quot;);1.21231583333333)" office:value-type="float" office:value="1.212315833" calcext:value-type="float">
            <text:p>1.212315833</text:p>
          </table:table-cell>
          <table:table-cell table:style-name="ce2" table:formula="of:=IFERROR(__xludf.dummyfunction(&quot;&quot;&quot;COMPUTED_VALUE&quot;&quot;&quot;);0.315943616554306)" office:value-type="float" office:value="0.3159436166" calcext:value-type="float">
            <text:p>0.3159436166</text:p>
          </table:table-cell>
          <table:table-cell table:style-name="ce2" table:formula="of:=IFERROR(__xludf.dummyfunction(&quot;&quot;&quot;COMPUTED_VALUE&quot;&quot;&quot;);3.67111180736563)" office:value-type="float" office:value="3.671111807" calcext:value-type="float">
            <text:p>3.671111807</text:p>
          </table:table-cell>
          <table:table-cell table:style-name="ce2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2" table:formula="of:=IFERROR(__xludf.dummyfunction(&quot;&quot;&quot;COMPUTED_VALUE&quot;&quot;&quot;);724149546.714286)" office:value-type="float" office:value="724149546.7" calcext:value-type="float">
            <text:p>724149546.7</text:p>
          </table:table-cell>
          <table:table-cell table:style-name="ce2" table:formula="of:=[.P9]/VLOOKUP([.Q$1];[.O$2:.P$12];2; 1)" office:value-type="float" office:value="38.3513542001133" calcext:value-type="float">
            <text:p>38.3513542001133</text:p>
          </table:table-cell>
          <table:table-cell table:style-name="ce2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2" table:formula="of:=IFERROR(__xludf.dummyfunction(&quot;&quot;&quot;COMPUTED_VALUE&quot;&quot;&quot;);444612039.714286)" office:value-type="float" office:value="444612039.7" calcext:value-type="float">
            <text:p>444612039.7</text:p>
          </table:table-cell>
          <table:table-cell table:style-name="ce2" table:formula="of:=[.S9]/VLOOKUP([.T$1];[.R$2:.S$12];2; 1)" office:value-type="float" office:value="130.384576663376" calcext:value-type="float">
            <text:p>130.384576663376</text:p>
          </table:table-cell>
          <table:table-cell table:number-columns-repeated="2"/>
          <table:table-cell table:style-name="ce2" table:formula="of:=[.V9]/VLOOKUP([.W$1];[.U$2:.V$12];2; 1)" office:value-type="float" office:value="0" calcext:value-type="float">
            <text:p>0</text:p>
          </table:table-cell>
          <table:table-cell table:style-name="ce2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2" table:formula="of:=IFERROR(__xludf.dummyfunction(&quot;&quot;&quot;COMPUTED_VALUE&quot;&quot;&quot;);25404342.7142857)" office:value-type="float" office:value="25404342.71" calcext:value-type="float">
            <text:p>25404342.71</text:p>
          </table:table-cell>
          <table:table-cell table:style-name="ce2" table:formula="of:=[.Y9]/VLOOKUP([.Z$1];[.X$2:.Y$12];2; 1)" office:value-type="float" office:value="4.00894032413868" calcext:value-type="float">
            <text:p>4.00894032413868</text:p>
          </table:table-cell>
          <table:table-cell/>
          <table:table-cell table:style-name="ce2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2" table:formula="of:=IFERROR(__xludf.dummyfunction(&quot;&quot;&quot;COMPUTED_VALUE&quot;&quot;&quot;);724149546.714286)" office:value-type="float" office:value="724149546.7" calcext:value-type="float">
            <text:p>724149546.7</text:p>
          </table:table-cell>
          <table:table-cell table:style-name="ce2" table:formula="of:=IFERROR(__xludf.dummyfunction(&quot;&quot;&quot;COMPUTED_VALUE&quot;&quot;&quot;);196563916.285714)" office:value-type="float" office:value="196563916.3" calcext:value-type="float">
            <text:p>196563916.3</text:p>
          </table:table-cell>
          <table:table-cell table:style-name="ce2"/>
          <table:table-cell table:style-name="ce2" table:formula="of:=IFERROR(__xludf.dummyfunction(&quot;&quot;&quot;COMPUTED_VALUE&quot;&quot;&quot;);25404342.7142857)" office:value-type="float" office:value="25404342.71" calcext:value-type="float">
            <text:p>25404342.71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number-columns-repeated="987"/>
        </table:table-row>
        <table:table-row table:style-name="ro1">
          <table:table-cell table:style-name="ce2" table:formula="of:=IFERROR(__xludf.dummyfunction(&quot;&quot;&quot;COMPUTED_VALUE&quot;&quot;&quot;);&quot;WEBP&quot;)" office:value-type="string" office:string-value="WEBP" calcext:value-type="string">
            <text:p>WEBP</text:p>
          </table:table-cell>
          <table:table-cell table:style-name="ce2" table:formula="of:=IFERROR(__xludf.dummyfunction(&quot;&quot;&quot;COMPUTED_VALUE&quot;&quot;&quot;);3)" office:value-type="float" office:value="3" calcext:value-type="float">
            <text:p>3</text:p>
          </table:table-cell>
          <table:table-cell table:number-columns-repeated="2"/>
          <table:table-cell table:style-name="ce2" table:formula="of:=IFERROR(__xludf.dummyfunction(&quot;&quot;&quot;COMPUTED_VALUE&quot;&quot;&quot;);&quot;look.ppm&quot;)" office:value-type="string" office:string-value="look.ppm" calcext:value-type="string">
            <text:p>look.ppm</text:p>
          </table:table-cell>
          <table:table-cell table:style-name="ce2" table:formula="of:=IFERROR(__xludf.dummyfunction(&quot;&quot;&quot;COMPUTED_VALUE&quot;&quot;&quot;);18772649)" office:value-type="float" office:value="18772649" calcext:value-type="float">
            <text:p>18772649</text:p>
          </table:table-cell>
          <table:table-cell table:style-name="ce2" table:formula="of:=IFERROR(__xludf.dummyfunction(&quot;&quot;&quot;COMPUTED_VALUE&quot;&quot;&quot;);1432274)" office:value-type="float" office:value="1432274" calcext:value-type="float">
            <text:p>1432274</text:p>
          </table:table-cell>
          <table:table-cell table:style-name="ce2" table:formula="of:=IFERROR(__xludf.dummyfunction(&quot;&quot;&quot;COMPUTED_VALUE&quot;&quot;&quot;);42740251)" office:value-type="float" office:value="42740251" calcext:value-type="float">
            <text:p>42740251</text:p>
          </table:table-cell>
          <table:table-cell table:style-name="ce2" table:formula="of:=IFERROR(__xludf.dummyfunction(&quot;&quot;&quot;COMPUTED_VALUE&quot;&quot;&quot;);1739407)" office:value-type="float" office:value="1739407" calcext:value-type="float">
            <text:p>1739407</text:p>
          </table:table-cell>
          <table:table-cell table:style-name="ce2" table:formula="of:=IFERROR(__xludf.dummyfunction(&quot;&quot;&quot;COMPUTED_VALUE&quot;&quot;&quot;);0.248203683559946)" office:value-type="float" office:value="0.2482036836" calcext:value-type="float">
            <text:p>0.2482036836</text:p>
          </table:table-cell>
          <table:table-cell table:style-name="ce2" table:formula="of:=IFERROR(__xludf.dummyfunction(&quot;&quot;&quot;COMPUTED_VALUE&quot;&quot;&quot;);15.6438741666667)" office:value-type="float" office:value="15.64387417" calcext:value-type="float">
            <text:p>15.64387417</text:p>
          </table:table-cell>
          <table:table-cell table:style-name="ce2" table:formula="of:=IFERROR(__xludf.dummyfunction(&quot;&quot;&quot;COMPUTED_VALUE&quot;&quot;&quot;);1.19356166666667)" office:value-type="float" office:value="1.193561667" calcext:value-type="float">
            <text:p>1.193561667</text:p>
          </table:table-cell>
          <table:table-cell table:style-name="ce2" table:formula="of:=IFERROR(__xludf.dummyfunction(&quot;&quot;&quot;COMPUTED_VALUE&quot;&quot;&quot;);0.288274990343223)" office:value-type="float" office:value="0.2882749903" calcext:value-type="float">
            <text:p>0.2882749903</text:p>
          </table:table-cell>
          <table:table-cell table:style-name="ce2" table:formula="of:=IFERROR(__xludf.dummyfunction(&quot;&quot;&quot;COMPUTED_VALUE&quot;&quot;&quot;);9.17620096077347)" office:value-type="float" office:value="9.176200961" calcext:value-type="float">
            <text:p>9.176200961</text:p>
          </table:table-cell>
          <table:table-cell table:style-name="ce2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2" table:formula="of:=IFERROR(__xludf.dummyfunction(&quot;&quot;&quot;COMPUTED_VALUE&quot;&quot;&quot;);1195273517.14286)" office:value-type="float" office:value="1195273517" calcext:value-type="float">
            <text:p>1195273517</text:p>
          </table:table-cell>
          <table:table-cell table:style-name="ce2" table:formula="of:=[.P10]/VLOOKUP([.Q$1];[.O$2:.P$12];2; 1)" office:value-type="float" office:value="63.3023361339932" calcext:value-type="float">
            <text:p>63.3023361339932</text:p>
          </table:table-cell>
          <table:table-cell table:style-name="ce2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2" table:formula="of:=IFERROR(__xludf.dummyfunction(&quot;&quot;&quot;COMPUTED_VALUE&quot;&quot;&quot;);2551468799.71429)" office:value-type="float" office:value="2551468800" calcext:value-type="float">
            <text:p>2551468800</text:p>
          </table:table-cell>
          <table:table-cell table:style-name="ce2" table:formula="of:=[.S10]/VLOOKUP([.T$1];[.R$2:.S$12];2; 1)" office:value-type="float" office:value="748.230253913682" calcext:value-type="float">
            <text:p>748.230253913682</text:p>
          </table:table-cell>
          <table:table-cell table:number-columns-repeated="2"/>
          <table:table-cell table:style-name="ce2" table:formula="of:=[.V10]/VLOOKUP([.W$1];[.U$2:.V$12];2; 1)" office:value-type="float" office:value="0" calcext:value-type="float">
            <text:p>0</text:p>
          </table:table-cell>
          <table:table-cell table:style-name="ce2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2" table:formula="of:=IFERROR(__xludf.dummyfunction(&quot;&quot;&quot;COMPUTED_VALUE&quot;&quot;&quot;);54391191.5714286)" office:value-type="float" office:value="54391191.57" calcext:value-type="float">
            <text:p>54391191.57</text:p>
          </table:table-cell>
          <table:table-cell table:style-name="ce2" table:formula="of:=[.Y10]/VLOOKUP([.Z$1];[.X$2:.Y$12];2; 1)" office:value-type="float" office:value="8.58321916264705" calcext:value-type="float">
            <text:p>8.58321916264705</text:p>
          </table:table-cell>
          <table:table-cell/>
          <table:table-cell table:style-name="ce2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2" table:formula="of:=IFERROR(__xludf.dummyfunction(&quot;&quot;&quot;COMPUTED_VALUE&quot;&quot;&quot;);1195273517.14286)" office:value-type="float" office:value="1195273517" calcext:value-type="float">
            <text:p>1195273517</text:p>
          </table:table-cell>
          <table:table-cell table:style-name="ce2" table:formula="of:=IFERROR(__xludf.dummyfunction(&quot;&quot;&quot;COMPUTED_VALUE&quot;&quot;&quot;);444612039.714286)" office:value-type="float" office:value="444612039.7" calcext:value-type="float">
            <text:p>444612039.7</text:p>
          </table:table-cell>
          <table:table-cell table:style-name="ce2"/>
          <table:table-cell table:style-name="ce2" table:formula="of:=IFERROR(__xludf.dummyfunction(&quot;&quot;&quot;COMPUTED_VALUE&quot;&quot;&quot;);54391191.5714286)" office:value-type="float" office:value="54391191.57" calcext:value-type="float">
            <text:p>54391191.57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number-columns-repeated="987"/>
        </table:table-row>
        <table:table-row table:style-name="ro1">
          <table:table-cell table:style-name="ce2"/>
          <table:table-cell table:style-name="ce2" table:formula="of:=IFERROR(__xludf.dummyfunction(&quot;&quot;&quot;COMPUTED_VALUE&quot;&quot;&quot;);4)" office:value-type="float" office:value="4" calcext:value-type="float">
            <text:p>4</text:p>
          </table:table-cell>
          <table:table-cell table:number-columns-repeated="2"/>
          <table:table-cell table:style-name="ce2" table:formula="of:=IFERROR(__xludf.dummyfunction(&quot;&quot;&quot;COMPUTED_VALUE&quot;&quot;&quot;);&quot;miku.ppm&quot;)" office:value-type="string" office:string-value="miku.ppm" calcext:value-type="string">
            <text:p>miku.ppm</text:p>
          </table:table-cell>
          <table:table-cell table:style-name="ce2" table:formula="of:=IFERROR(__xludf.dummyfunction(&quot;&quot;&quot;COMPUTED_VALUE&quot;&quot;&quot;);21603622)" office:value-type="float" office:value="21603622" calcext:value-type="float">
            <text:p>21603622</text:p>
          </table:table-cell>
          <table:table-cell table:style-name="ce2" table:formula="of:=IFERROR(__xludf.dummyfunction(&quot;&quot;&quot;COMPUTED_VALUE&quot;&quot;&quot;);1237578)" office:value-type="float" office:value="1237578" calcext:value-type="float">
            <text:p>1237578</text:p>
          </table:table-cell>
          <table:table-cell table:style-name="ce2" table:formula="of:=IFERROR(__xludf.dummyfunction(&quot;&quot;&quot;COMPUTED_VALUE&quot;&quot;&quot;);97846099)" office:value-type="float" office:value="97846099" calcext:value-type="float">
            <text:p>97846099</text:p>
          </table:table-cell>
          <table:table-cell table:style-name="ce2" table:formula="of:=IFERROR(__xludf.dummyfunction(&quot;&quot;&quot;COMPUTED_VALUE&quot;&quot;&quot;);1737107)" office:value-type="float" office:value="1737107" calcext:value-type="float">
            <text:p>1737107</text:p>
          </table:table-cell>
          <table:table-cell table:style-name="ce2" table:formula="of:=IFERROR(__xludf.dummyfunction(&quot;&quot;&quot;COMPUTED_VALUE&quot;&quot;&quot;);0.214464144634861)" office:value-type="float" office:value="0.2144641446" calcext:value-type="float">
            <text:p>0.2144641446</text:p>
          </table:table-cell>
          <table:table-cell table:style-name="ce2" table:formula="of:=IFERROR(__xludf.dummyfunction(&quot;&quot;&quot;COMPUTED_VALUE&quot;&quot;&quot;);18.0030183333333)" office:value-type="float" office:value="18.00301833" calcext:value-type="float">
            <text:p>18.00301833</text:p>
          </table:table-cell>
          <table:table-cell table:style-name="ce2" table:formula="of:=IFERROR(__xludf.dummyfunction(&quot;&quot;&quot;COMPUTED_VALUE&quot;&quot;&quot;);1.031315)" office:value-type="float" office:value="1.031315" calcext:value-type="float">
            <text:p>1.031315</text:p>
          </table:table-cell>
          <table:table-cell table:style-name="ce2" table:formula="of:=IFERROR(__xludf.dummyfunction(&quot;&quot;&quot;COMPUTED_VALUE&quot;&quot;&quot;);0.28432719256488)" office:value-type="float" office:value="0.2843271926" calcext:value-type="float">
            <text:p>0.2843271926</text:p>
          </table:table-cell>
          <table:table-cell table:style-name="ce2" table:formula="of:=IFERROR(__xludf.dummyfunction(&quot;&quot;&quot;COMPUTED_VALUE&quot;&quot;&quot;);20.6316312925663)" office:value-type="float" office:value="20.63163129" calcext:value-type="float">
            <text:p>20.63163129</text:p>
          </table:table-cell>
          <table:table-cell table:style-name="ce2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2" table:formula="of:=IFERROR(__xludf.dummyfunction(&quot;&quot;&quot;COMPUTED_VALUE&quot;&quot;&quot;);1587477763.57143)" office:value-type="float" office:value="1587477764" calcext:value-type="float">
            <text:p>1587477764</text:p>
          </table:table-cell>
          <table:table-cell table:style-name="ce2" table:formula="of:=[.P11]/VLOOKUP([.Q$1];[.O$2:.P$12];2; 1)" office:value-type="float" office:value="84.0736865602017" calcext:value-type="float">
            <text:p>84.0736865602017</text:p>
          </table:table-cell>
          <table:table-cell table:number-columns-repeated="2"/>
          <table:table-cell table:style-name="ce2" table:formula="of:=[.S11]/VLOOKUP([.T$1];[.R$2:.S$12];2; 1)" office:value-type="float" office:value="0" calcext:value-type="float">
            <text:p>0</text:p>
          </table:table-cell>
          <table:table-cell table:number-columns-repeated="2"/>
          <table:table-cell table:style-name="ce2" table:formula="of:=[.V11]/VLOOKUP([.W$1];[.U$2:.V$12];2; 1)" office:value-type="float" office:value="0" calcext:value-type="float">
            <text:p>0</text:p>
          </table:table-cell>
          <table:table-cell table:style-name="ce2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2" table:formula="of:=IFERROR(__xludf.dummyfunction(&quot;&quot;&quot;COMPUTED_VALUE&quot;&quot;&quot;);77977956.7142857)" office:value-type="float" office:value="77977956.71" calcext:value-type="float">
            <text:p>77977956.71</text:p>
          </table:table-cell>
          <table:table-cell table:style-name="ce2" table:formula="of:=[.Y11]/VLOOKUP([.Z$1];[.X$2:.Y$12];2; 1)" office:value-type="float" office:value="12.305336084354" calcext:value-type="float">
            <text:p>12.305336084354</text:p>
          </table:table-cell>
          <table:table-cell/>
          <table:table-cell table:style-name="ce2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2" table:formula="of:=IFERROR(__xludf.dummyfunction(&quot;&quot;&quot;COMPUTED_VALUE&quot;&quot;&quot;);1587477763.57143)" office:value-type="float" office:value="1587477764" calcext:value-type="float">
            <text:p>1587477764</text:p>
          </table:table-cell>
          <table:table-cell table:style-name="ce2" table:formula="of:=IFERROR(__xludf.dummyfunction(&quot;&quot;&quot;COMPUTED_VALUE&quot;&quot;&quot;);2551468799.71429)" office:value-type="float" office:value="2551468800" calcext:value-type="float">
            <text:p>2551468800</text:p>
          </table:table-cell>
          <table:table-cell table:style-name="ce2"/>
          <table:table-cell table:style-name="ce2" table:formula="of:=IFERROR(__xludf.dummyfunction(&quot;&quot;&quot;COMPUTED_VALUE&quot;&quot;&quot;);77977956.7142857)" office:value-type="float" office:value="77977956.71" calcext:value-type="float">
            <text:p>77977956.71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number-columns-repeated="987"/>
        </table:table-row>
        <table:table-row table:style-name="ro1">
          <table:table-cell/>
          <table:table-cell table:style-name="ce2" table:formula="of:=IFERROR(__xludf.dummyfunction(&quot;&quot;&quot;COMPUTED_VALUE&quot;&quot;&quot;);5)" office:value-type="float" office:value="5" calcext:value-type="float">
            <text:p>5</text:p>
          </table:table-cell>
          <table:table-cell table:number-columns-repeated="2"/>
          <table:table-cell table:style-name="ce2" table:formula="of:=IFERROR(__xludf.dummyfunction(&quot;&quot;&quot;COMPUTED_VALUE&quot;&quot;&quot;);&quot;road.ppm&quot;)" office:value-type="string" office:string-value="road.ppm" calcext:value-type="string">
            <text:p>road.ppm</text:p>
          </table:table-cell>
          <table:table-cell table:style-name="ce2" table:formula="of:=IFERROR(__xludf.dummyfunction(&quot;&quot;&quot;COMPUTED_VALUE&quot;&quot;&quot;);25242310)" office:value-type="float" office:value="25242310" calcext:value-type="float">
            <text:p>25242310</text:p>
          </table:table-cell>
          <table:table-cell table:style-name="ce2" table:formula="of:=IFERROR(__xludf.dummyfunction(&quot;&quot;&quot;COMPUTED_VALUE&quot;&quot;&quot;);1172967)" office:value-type="float" office:value="1172967" calcext:value-type="float">
            <text:p>1172967</text:p>
          </table:table-cell>
          <table:table-cell table:style-name="ce2" table:formula="of:=IFERROR(__xludf.dummyfunction(&quot;&quot;&quot;COMPUTED_VALUE&quot;&quot;&quot;);202715260)" office:value-type="float" office:value="202715260" calcext:value-type="float">
            <text:p>202715260</text:p>
          </table:table-cell>
          <table:table-cell table:style-name="ce2" table:formula="of:=IFERROR(__xludf.dummyfunction(&quot;&quot;&quot;COMPUTED_VALUE&quot;&quot;&quot;);1636463)" office:value-type="float" office:value="1636463" calcext:value-type="float">
            <text:p>1636463</text:p>
          </table:table-cell>
          <table:table-cell table:style-name="ce2" table:formula="of:=IFERROR(__xludf.dummyfunction(&quot;&quot;&quot;COMPUTED_VALUE&quot;&quot;&quot;);0.203267482405084)" office:value-type="float" office:value="0.2032674824" calcext:value-type="float">
            <text:p>0.2032674824</text:p>
          </table:table-cell>
          <table:table-cell table:style-name="ce2" table:formula="of:=IFERROR(__xludf.dummyfunction(&quot;&quot;&quot;COMPUTED_VALUE&quot;&quot;&quot;);21.0352583333333)" office:value-type="float" office:value="21.03525833" calcext:value-type="float">
            <text:p>21.03525833</text:p>
          </table:table-cell>
          <table:table-cell table:style-name="ce2" table:formula="of:=IFERROR(__xludf.dummyfunction(&quot;&quot;&quot;COMPUTED_VALUE&quot;&quot;&quot;);0.9774725)" office:value-type="float" office:value="0.9774725" calcext:value-type="float">
            <text:p>0.9774725</text:p>
          </table:table-cell>
          <table:table-cell table:style-name="ce2" table:formula="of:=IFERROR(__xludf.dummyfunction(&quot;&quot;&quot;COMPUTED_VALUE&quot;&quot;&quot;);0.24849474028426)" office:value-type="float" office:value="0.2484947403" calcext:value-type="float">
            <text:p>0.2484947403</text:p>
          </table:table-cell>
          <table:table-cell table:style-name="ce2" table:formula="of:=IFERROR(__xludf.dummyfunction(&quot;&quot;&quot;COMPUTED_VALUE&quot;&quot;&quot;);42.4035635992977)" office:value-type="float" office:value="42.4035636" calcext:value-type="float">
            <text:p>42.4035636</text:p>
          </table:table-cell>
          <table:table-cell table:style-name="ce2" table:formula="of:=IFERROR(__xludf.dummyfunction(&quot;&quot;&quot;COMPUTED_VALUE&quot;&quot;&quot;);10)" office:value-type="float" office:value="10" calcext:value-type="float">
            <text:p>10</text:p>
          </table:table-cell>
          <table:table-cell table:style-name="ce2" table:formula="of:=IFERROR(__xludf.dummyfunction(&quot;&quot;&quot;COMPUTED_VALUE&quot;&quot;&quot;);3017554799)" office:value-type="float" office:value="3017554799" calcext:value-type="float">
            <text:p>3017554799</text:p>
          </table:table-cell>
          <table:table-cell table:style-name="ce2" table:formula="of:=[.P12]/VLOOKUP([.Q$1];[.O$2:.P$12];2; 1)" office:value-type="float" office:value="159.811344827982" calcext:value-type="float">
            <text:p>159.811344827982</text:p>
          </table:table-cell>
          <table:table-cell table:number-columns-repeated="2"/>
          <table:table-cell table:style-name="ce2" table:formula="of:=[.S12]/VLOOKUP([.T$1];[.R$2:.S$12];2; 1)" office:value-type="float" office:value="0" calcext:value-type="float">
            <text:p>0</text:p>
          </table:table-cell>
          <table:table-cell table:number-columns-repeated="2"/>
          <table:table-cell table:style-name="ce2" table:formula="of:=[.V12]/VLOOKUP([.W$1];[.U$2:.V$12];2; 1)" office:value-type="float" office:value="0" calcext:value-type="float">
            <text:p>0</text:p>
          </table:table-cell>
          <table:table-cell table:number-columns-repeated="2"/>
          <table:table-cell table:style-name="ce2" table:formula="of:=[.Y12]/VLOOKUP([.Z$1];[.X$2:.Y$12];2; 1)" office:value-type="float" office:value="0" calcext:value-type="float">
            <text:p>0</text:p>
          </table:table-cell>
          <table:table-cell/>
          <table:table-cell table:style-name="ce2" table:formula="of:=IFERROR(__xludf.dummyfunction(&quot;&quot;&quot;COMPUTED_VALUE&quot;&quot;&quot;);10)" office:value-type="float" office:value="10" calcext:value-type="float">
            <text:p>10</text:p>
          </table:table-cell>
          <table:table-cell table:style-name="ce2" table:formula="of:=IFERROR(__xludf.dummyfunction(&quot;&quot;&quot;COMPUTED_VALUE&quot;&quot;&quot;);3017554799)" office:value-type="float" office:value="3017554799" calcext:value-type="float">
            <text:p>3017554799</text:p>
          </table:table-cell>
          <table:table-cell table:style-name="ce2" table:number-columns-repeated="3"/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number-columns-repeated="987"/>
        </table:table-row>
        <table:table-row table:style-name="ro1">
          <table:table-cell/>
          <table:table-cell table:style-name="ce2" table:formula="of:=IFERROR(__xludf.dummyfunction(&quot;&quot;&quot;COMPUTED_VALUE&quot;&quot;&quot;);6)" office:value-type="float" office:value="6" calcext:value-type="float">
            <text:p>6</text:p>
          </table:table-cell>
          <table:table-cell table:number-columns-repeated="2"/>
          <table:table-cell table:style-name="ce2" table:formula="of:=IFERROR(__xludf.dummyfunction(&quot;&quot;&quot;COMPUTED_VALUE&quot;&quot;&quot;);&quot;wolf.ppm&quot;)" office:value-type="string" office:string-value="wolf.ppm" calcext:value-type="string">
            <text:p>wolf.ppm</text:p>
          </table:table-cell>
          <table:table-cell table:style-name="ce2" table:formula="of:=IFERROR(__xludf.dummyfunction(&quot;&quot;&quot;COMPUTED_VALUE&quot;&quot;&quot;);23935604)" office:value-type="float" office:value="23935604" calcext:value-type="float">
            <text:p>23935604</text:p>
          </table:table-cell>
          <table:table-cell table:style-name="ce2" table:formula="of:=IFERROR(__xludf.dummyfunction(&quot;&quot;&quot;COMPUTED_VALUE&quot;&quot;&quot;);1170812)" office:value-type="float" office:value="1170812" calcext:value-type="float">
            <text:p>1170812</text:p>
          </table:table-cell>
          <table:table-cell table:style-name="ce2" table:formula="of:=IFERROR(__xludf.dummyfunction(&quot;&quot;&quot;COMPUTED_VALUE&quot;&quot;&quot;);265483543)" office:value-type="float" office:value="265483543" calcext:value-type="float">
            <text:p>265483543</text:p>
          </table:table-cell>
          <table:table-cell table:style-name="ce2" table:formula="of:=IFERROR(__xludf.dummyfunction(&quot;&quot;&quot;COMPUTED_VALUE&quot;&quot;&quot;);1621468)" office:value-type="float" office:value="1621468" calcext:value-type="float">
            <text:p>1621468</text:p>
          </table:table-cell>
          <table:table-cell table:style-name="ce2" table:formula="of:=IFERROR(__xludf.dummyfunction(&quot;&quot;&quot;COMPUTED_VALUE&quot;&quot;&quot;);0.202894035049291)" office:value-type="float" office:value="0.202894035" calcext:value-type="float">
            <text:p>0.202894035</text:p>
          </table:table-cell>
          <table:table-cell table:style-name="ce2" table:formula="of:=IFERROR(__xludf.dummyfunction(&quot;&quot;&quot;COMPUTED_VALUE&quot;&quot;&quot;);19.9463366666667)" office:value-type="float" office:value="19.94633667" calcext:value-type="float">
            <text:p>19.94633667</text:p>
          </table:table-cell>
          <table:table-cell table:style-name="ce2" table:formula="of:=IFERROR(__xludf.dummyfunction(&quot;&quot;&quot;COMPUTED_VALUE&quot;&quot;&quot;);0.975676666666666)" office:value-type="float" office:value="0.9756766667" calcext:value-type="float">
            <text:p>0.9756766667</text:p>
          </table:table-cell>
          <table:table-cell table:style-name="ce2" table:formula="of:=IFERROR(__xludf.dummyfunction(&quot;&quot;&quot;COMPUTED_VALUE&quot;&quot;&quot;);0.236986253844731)" office:value-type="float" office:value="0.2369862538" calcext:value-type="float">
            <text:p>0.2369862538</text:p>
          </table:table-cell>
          <table:table-cell table:style-name="ce2" table:formula="of:=IFERROR(__xludf.dummyfunction(&quot;&quot;&quot;COMPUTED_VALUE&quot;&quot;&quot;);55.4448528747388)" office:value-type="float" office:value="55.44485287" calcext:value-type="float">
            <text:p>55.44485287</text:p>
          </table:table-cell>
          <table:table-cell table:number-columns-repeated="18"/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number-columns-repeated="987"/>
        </table:table-row>
        <table:table-row table:style-name="ro1">
          <table:table-cell/>
          <table:table-cell table:style-name="ce2" table:formula="of:=IFERROR(__xludf.dummyfunction(&quot;&quot;&quot;COMPUTED_VALUE&quot;&quot;&quot;);7)" office:value-type="float" office:value="7" calcext:value-type="float">
            <text:p>7</text:p>
          </table:table-cell>
          <table:table-cell table:number-columns-repeated="2"/>
          <table:table-cell table:style-name="ce2"/>
          <table:table-cell table:style-name="ce2" table:formula="of:=IFERROR(__xludf.dummyfunction(&quot;&quot;&quot;COMPUTED_VALUE&quot;&quot;&quot;);5760017)" office:value-type="float" office:value="5760017" calcext:value-type="float">
            <text:p>5760017</text:p>
          </table:table-cell>
          <table:table-cell table:style-name="ce2" table:formula="of:=IFERROR(__xludf.dummyfunction(&quot;&quot;&quot;COMPUTED_VALUE&quot;&quot;&quot;);1166309)" office:value-type="float" office:value="1166309" calcext:value-type="float">
            <text:p>1166309</text:p>
          </table:table-cell>
          <table:table-cell table:style-name="ce2" table:formula="of:=IFERROR(__xludf.dummyfunction(&quot;&quot;&quot;COMPUTED_VALUE&quot;&quot;&quot;);394672690)" office:value-type="float" office:value="394672690" calcext:value-type="float">
            <text:p>394672690</text:p>
          </table:table-cell>
          <table:table-cell table:style-name="ce2" table:formula="of:=IFERROR(__xludf.dummyfunction(&quot;&quot;&quot;COMPUTED_VALUE&quot;&quot;&quot;);1620868)" office:value-type="float" office:value="1620868" calcext:value-type="float">
            <text:p>1620868</text:p>
          </table:table-cell>
          <table:table-cell table:style-name="ce2" table:formula="of:=IFERROR(__xludf.dummyfunction(&quot;&quot;&quot;COMPUTED_VALUE&quot;&quot;&quot;);0.202113694704447)" office:value-type="float" office:value="0.2021136947" calcext:value-type="float">
            <text:p>0.2021136947</text:p>
          </table:table-cell>
          <table:table-cell table:style-name="ce2" table:formula="of:=IFERROR(__xludf.dummyfunction(&quot;&quot;&quot;COMPUTED_VALUE&quot;&quot;&quot;);4.80001416666667)" office:value-type="float" office:value="4.800014167" calcext:value-type="float">
            <text:p>4.800014167</text:p>
          </table:table-cell>
          <table:table-cell table:style-name="ce2" table:formula="of:=IFERROR(__xludf.dummyfunction(&quot;&quot;&quot;COMPUTED_VALUE&quot;&quot;&quot;);0.971924166666667)" office:value-type="float" office:value="0.9719241667" calcext:value-type="float">
            <text:p>0.9719241667</text:p>
          </table:table-cell>
          <table:table-cell table:style-name="ce2" table:formula="of:=IFERROR(__xludf.dummyfunction(&quot;&quot;&quot;COMPUTED_VALUE&quot;&quot;&quot;);0.236600329361506)" office:value-type="float" office:value="0.2366003294" calcext:value-type="float">
            <text:p>0.2366003294</text:p>
          </table:table-cell>
          <table:table-cell table:style-name="ce2" table:formula="of:=IFERROR(__xludf.dummyfunction(&quot;&quot;&quot;COMPUTED_VALUE&quot;&quot;&quot;);82.3096244505948)" office:value-type="float" office:value="82.30962445" calcext:value-type="float">
            <text:p>82.30962445</text:p>
          </table:table-cell>
          <table:table-cell table:number-columns-repeated="2"/>
          <table:table-cell table:style-name="ce2" table:formula="of:=MIN([.Q2:.Q12])" office:value-type="float" office:value="1" calcext:value-type="float">
            <text:p>1</text:p>
          </table:table-cell>
          <table:table-cell table:number-columns-repeated="2"/>
          <table:table-cell table:style-name="ce2" table:formula="of:=MIN([.T2:.T10])" office:value-type="float" office:value="0.9695681623" calcext:value-type="float">
            <text:p>0.9695681623</text:p>
          </table:table-cell>
          <table:table-cell table:number-columns-repeated="2"/>
          <table:table-cell table:style-name="ce2" table:formula="of:=MIN([.W2:.W8])" office:value-type="float" office:value="0.4490294918" calcext:value-type="float">
            <text:p>0.4490294918</text:p>
          </table:table-cell>
          <table:table-cell table:number-columns-repeated="2"/>
          <table:table-cell table:style-name="ce2" table:formula="of:=MIN([.Z2:.Z11])" office:value-type="float" office:value="0.5957603798" calcext:value-type="float">
            <text:p>0.5957603798</text:p>
          </table:table-cell>
          <table:table-cell table:number-columns-repeated="2"/>
          <table:table-cell table:style-name="ce2" table:number-matrix-columns-spanned="4" table:number-matrix-rows-spanned="11" table:formula="of:=IF([.AC2:.AF12];[.AC2:.AF12]/10000;)" office:value-type="float" office:value="1895.139229" calcext:value-type="float">
            <text:p>1895.13922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08.441671" calcext:value-type="float">
            <text:p>2008.441671</text:p>
          </table:table-cell>
          <table:table-cell table:style-name="ce2" office:value-type="float" office:value="377.5287143" calcext:value-type="float">
            <text:p>377.5287143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number-columns-repeated="987"/>
        </table:table-row>
        <table:table-row table:style-name="ro1">
          <table:table-cell/>
          <table:table-cell table:style-name="ce2" table:formula="of:=IFERROR(__xludf.dummyfunction(&quot;&quot;&quot;COMPUTED_VALUE&quot;&quot;&quot;);8)" office:value-type="float" office:value="8" calcext:value-type="float">
            <text:p>8</text:p>
          </table:table-cell>
          <table:table-cell table:number-columns-repeated="3"/>
          <table:table-cell table:style-name="ce2" table:formula="of:=IFERROR(__xludf.dummyfunction(&quot;&quot;&quot;COMPUTED_VALUE&quot;&quot;&quot;);35266577)" office:value-type="float" office:value="35266577" calcext:value-type="float">
            <text:p>35266577</text:p>
          </table:table-cell>
          <table:table-cell table:style-name="ce2" table:formula="of:=IFERROR(__xludf.dummyfunction(&quot;&quot;&quot;COMPUTED_VALUE&quot;&quot;&quot;);1162113)" office:value-type="float" office:value="1162113" calcext:value-type="float">
            <text:p>1162113</text:p>
          </table:table-cell>
          <table:table-cell table:style-name="ce2" table:formula="of:=IFERROR(__xludf.dummyfunction(&quot;&quot;&quot;COMPUTED_VALUE&quot;&quot;&quot;);722155139)" office:value-type="float" office:value="722155139" calcext:value-type="float">
            <text:p>722155139</text:p>
          </table:table-cell>
          <table:table-cell table:style-name="ce2" table:formula="of:=IFERROR(__xludf.dummyfunction(&quot;&quot;&quot;COMPUTED_VALUE&quot;&quot;&quot;);1632418)" office:value-type="float" office:value="1632418" calcext:value-type="float">
            <text:p>1632418</text:p>
          </table:table-cell>
          <table:table-cell table:style-name="ce2" table:formula="of:=IFERROR(__xludf.dummyfunction(&quot;&quot;&quot;COMPUTED_VALUE&quot;&quot;&quot;);0.201386555444628)" office:value-type="float" office:value="0.2013865554" calcext:value-type="float">
            <text:p>0.2013865554</text:p>
          </table:table-cell>
          <table:table-cell table:style-name="ce2" table:formula="of:=IFERROR(__xludf.dummyfunction(&quot;&quot;&quot;COMPUTED_VALUE&quot;&quot;&quot;);29.3888141666667)" office:value-type="float" office:value="29.38881417" calcext:value-type="float">
            <text:p>29.38881417</text:p>
          </table:table-cell>
          <table:table-cell table:style-name="ce2" table:formula="of:=IFERROR(__xludf.dummyfunction(&quot;&quot;&quot;COMPUTED_VALUE&quot;&quot;&quot;);0.9684275)" office:value-type="float" office:value="0.9684275" calcext:value-type="float">
            <text:p>0.9684275</text:p>
          </table:table-cell>
          <table:table-cell table:style-name="ce2" table:formula="of:=IFERROR(__xludf.dummyfunction(&quot;&quot;&quot;COMPUTED_VALUE&quot;&quot;&quot;);0.236060173719738)" office:value-type="float" office:value="0.2360601737" calcext:value-type="float">
            <text:p>0.2360601737</text:p>
          </table:table-cell>
          <table:table-cell table:style-name="ce2" table:formula="of:=IFERROR(__xludf.dummyfunction(&quot;&quot;&quot;COMPUTED_VALUE&quot;&quot;&quot;);150.409755096517)" office:value-type="float" office:value="150.4097551" calcext:value-type="float">
            <text:p>150.4097551</text:p>
          </table:table-cell>
          <table:table-cell table:number-columns-repeated="14"/>
          <table:table-cell table:style-name="ce2" office:value-type="float" office:value="1888.198114" calcext:value-type="float">
            <text:p>1888.198114</text:p>
          </table:table-cell>
          <table:table-cell table:style-name="ce2" office:value-type="float" office:value="341.0004857" calcext:value-type="float">
            <text:p>341.0004857</text:p>
          </table:table-cell>
          <table:table-cell table:style-name="ce2" office:value-type="float" office:value="4472.850243" calcext:value-type="float">
            <text:p>4472.850243</text:p>
          </table:table-cell>
          <table:table-cell table:style-name="ce2" office:value-type="float" office:value="633.6922143" calcext:value-type="float">
            <text:p>633.6922143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number-columns-repeated="987"/>
        </table:table-row>
        <table:table-row table:style-name="ro1">
          <table:table-cell/>
          <table:table-cell table:style-name="ce2" table:formula="of:=IFERROR(__xludf.dummyfunction(&quot;&quot;&quot;COMPUTED_VALUE&quot;&quot;&quot;);9)" office:value-type="float" office:value="9" calcext:value-type="float">
            <text:p>9</text:p>
          </table:table-cell>
          <table:table-cell table:number-columns-repeated="3"/>
          <table:table-cell table:style-name="ce2" table:formula="of:=IFERROR(__xludf.dummyfunction(&quot;&quot;&quot;COMPUTED_VALUE&quot;&quot;&quot;);2841496)" office:value-type="float" office:value="2841496" calcext:value-type="float">
            <text:p>2841496</text:p>
          </table:table-cell>
          <table:table-cell table:style-name="ce2" table:formula="of:=IFERROR(__xludf.dummyfunction(&quot;&quot;&quot;COMPUTED_VALUE&quot;&quot;&quot;);1162462)" office:value-type="float" office:value="1162462" calcext:value-type="float">
            <text:p>1162462</text:p>
          </table:table-cell>
          <table:table-cell table:style-name="ce2" table:formula="of:=IFERROR(__xludf.dummyfunction(&quot;&quot;&quot;COMPUTED_VALUE&quot;&quot;&quot;);1116388425)" office:value-type="float" office:value="1116388425" calcext:value-type="float">
            <text:p>1116388425</text:p>
          </table:table-cell>
          <table:table-cell table:style-name="ce2" table:formula="of:=IFERROR(__xludf.dummyfunction(&quot;&quot;&quot;COMPUTED_VALUE&quot;&quot;&quot;);1596539)" office:value-type="float" office:value="1596539" calcext:value-type="float">
            <text:p>1596539</text:p>
          </table:table-cell>
          <table:table-cell table:style-name="ce2" table:formula="of:=IFERROR(__xludf.dummyfunction(&quot;&quot;&quot;COMPUTED_VALUE&quot;&quot;&quot;);0.201447034853989)" office:value-type="float" office:value="0.2014470349" calcext:value-type="float">
            <text:p>0.2014470349</text:p>
          </table:table-cell>
          <table:table-cell table:style-name="ce2" table:formula="of:=IFERROR(__xludf.dummyfunction(&quot;&quot;&quot;COMPUTED_VALUE&quot;&quot;&quot;);2.36791333333333)" office:value-type="float" office:value="2.367913333" calcext:value-type="float">
            <text:p>2.367913333</text:p>
          </table:table-cell>
          <table:table-cell table:style-name="ce2" table:formula="of:=IFERROR(__xludf.dummyfunction(&quot;&quot;&quot;COMPUTED_VALUE&quot;&quot;&quot;);0.968718333333333)" office:value-type="float" office:value="0.9687183333" calcext:value-type="float">
            <text:p>0.9687183333</text:p>
          </table:table-cell>
          <table:table-cell table:style-name="ce2" table:formula="of:=IFERROR(__xludf.dummyfunction(&quot;&quot;&quot;COMPUTED_VALUE&quot;&quot;&quot;);0.234586923034666)" office:value-type="float" office:value="0.234586923" calcext:value-type="float">
            <text:p>0.234586923</text:p>
          </table:table-cell>
          <table:table-cell table:style-name="ce2" table:formula="of:=IFERROR(__xludf.dummyfunction(&quot;&quot;&quot;COMPUTED_VALUE&quot;&quot;&quot;);232.389930972025)" office:value-type="float" office:value="232.389931" calcext:value-type="float">
            <text:p>232.389931</text:p>
          </table:table-cell>
          <table:table-cell/>
          <table:table-cell>
            <draw:frame table:end-cell-address="Charts.X39" table:end-x="48.13pt" table:end-y="11.99pt" draw:z-index="0" draw:name="Chart 1" draw:style-name="gr1" draw:text-style-name="P1" svg:width="604.46pt" svg:height="374.23pt" svg:x="4.85pt" svg:y="0pt">
              <draw:object draw:notify-on-update-of-ranges="Charts.AB2:Charts.AB12 Charts.AC14:Charts.AC24 Charts.AD14:Charts.AD24 Charts.AE14:Charts.AE24 Charts.AF14:Charts.AF2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2"/>
          <table:table-cell table:style-name="ce2" office:value-type="float" office:value="4226.527243" calcext:value-type="float">
            <text:p>4226.527243</text:p>
          </table:table-cell>
          <table:table-cell table:style-name="ce2" office:value-type="float" office:value="330.6232143" calcext:value-type="float">
            <text:p>330.6232143</text:p>
          </table:table-cell>
          <table:table-cell table:style-name="ce2" office:value-type="float" office:value="4505.408829" calcext:value-type="float">
            <text:p>4505.408829</text:p>
          </table:table-cell>
          <table:table-cell table:style-name="ce2" office:value-type="float" office:value="664.2662571" calcext:value-type="float">
            <text:p>664.2662571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number-columns-repeated="987"/>
        </table:table-row>
        <table:table-row table:style-name="ro1">
          <table:table-cell/>
          <table:table-cell table:style-name="ce2" table:formula="of:=IFERROR(__xludf.dummyfunction(&quot;&quot;&quot;COMPUTED_VALUE&quot;&quot;&quot;);10)" office:value-type="float" office:value="10" calcext:value-type="float">
            <text:p>10</text:p>
          </table:table-cell>
          <table:table-cell table:number-columns-repeated="3"/>
          <table:table-cell table:style-name="ce2" table:formula="of:=IFERROR(__xludf.dummyfunction(&quot;&quot;&quot;COMPUTED_VALUE&quot;&quot;&quot;);18739052)" office:value-type="float" office:value="18739052" calcext:value-type="float">
            <text:p>18739052</text:p>
          </table:table-cell>
          <table:table-cell table:style-name="ce2" table:formula="of:=IFERROR(__xludf.dummyfunction(&quot;&quot;&quot;COMPUTED_VALUE&quot;&quot;&quot;);15119516)" office:value-type="float" office:value="15119516" calcext:value-type="float">
            <text:p>15119516</text:p>
          </table:table-cell>
          <table:table-cell table:style-name="ce2" table:formula="of:=IFERROR(__xludf.dummyfunction(&quot;&quot;&quot;COMPUTED_VALUE&quot;&quot;&quot;);1370093122)" office:value-type="float" office:value="1370093122" calcext:value-type="float">
            <text:p>1370093122</text:p>
          </table:table-cell>
          <table:table-cell table:style-name="ce2" table:formula="of:=IFERROR(__xludf.dummyfunction(&quot;&quot;&quot;COMPUTED_VALUE&quot;&quot;&quot;);1616952)" office:value-type="float" office:value="1616952" calcext:value-type="float">
            <text:p>1616952</text:p>
          </table:table-cell>
          <table:table-cell table:style-name="ce2" table:formula="of:=IFERROR(__xludf.dummyfunction(&quot;&quot;&quot;COMPUTED_VALUE&quot;&quot;&quot;);0.428000411482351)" office:value-type="float" office:value="0.4280004115" calcext:value-type="float">
            <text:p>0.4280004115</text:p>
          </table:table-cell>
          <table:table-cell table:style-name="ce2" table:formula="of:=IFERROR(__xludf.dummyfunction(&quot;&quot;&quot;COMPUTED_VALUE&quot;&quot;&quot;);15.6158766666667)" office:value-type="float" office:value="15.61587667" calcext:value-type="float">
            <text:p>15.61587667</text:p>
          </table:table-cell>
          <table:table-cell table:style-name="ce2" table:formula="of:=IFERROR(__xludf.dummyfunction(&quot;&quot;&quot;COMPUTED_VALUE&quot;&quot;&quot;);12.5995966666667)" office:value-type="float" office:value="12.59959667" calcext:value-type="float">
            <text:p>12.59959667</text:p>
          </table:table-cell>
          <table:table-cell table:style-name="ce2" table:formula="of:=IFERROR(__xludf.dummyfunction(&quot;&quot;&quot;COMPUTED_VALUE&quot;&quot;&quot;);0.235071895114494)" office:value-type="float" office:value="0.2350718951" calcext:value-type="float">
            <text:p>0.2350718951</text:p>
          </table:table-cell>
          <table:table-cell table:style-name="ce2" table:formula="of:=IFERROR(__xludf.dummyfunction(&quot;&quot;&quot;COMPUTED_VALUE&quot;&quot;&quot;);285.148846522495)" office:value-type="float" office:value="285.1488465" calcext:value-type="float">
            <text:p>285.1488465</text:p>
          </table:table-cell>
          <table:table-cell table:number-columns-repeated="14"/>
          <table:table-cell table:style-name="ce2" office:value-type="float" office:value="6336.7257" calcext:value-type="float">
            <text:p>6336.7257</text:p>
          </table:table-cell>
          <table:table-cell table:style-name="ce2" office:value-type="float" office:value="385.6061857" calcext:value-type="float">
            <text:p>385.6061857</text:p>
          </table:table-cell>
          <table:table-cell table:style-name="ce2" office:value-type="float" office:value="4487.606771" calcext:value-type="float">
            <text:p>4487.606771</text:p>
          </table:table-cell>
          <table:table-cell table:style-name="ce2" office:value-type="float" office:value="840.2181286" calcext:value-type="float">
            <text:p>840.2181286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number-columns-repeated="987"/>
        </table:table-row>
        <table:table-row table:style-name="ro1">
          <table:table-cell/>
          <table:table-cell table:style-name="ce2"/>
          <table:table-cell table:number-columns-repeated="3"/>
          <table:table-cell table:style-name="ce2" table:formula="of:=IFERROR(__xludf.dummyfunction(&quot;&quot;&quot;COMPUTED_VALUE&quot;&quot;&quot;);21566753)" office:value-type="float" office:value="21566753" calcext:value-type="float">
            <text:p>21566753</text:p>
          </table:table-cell>
          <table:table-cell table:style-name="ce2" table:formula="of:=IFERROR(__xludf.dummyfunction(&quot;&quot;&quot;COMPUTED_VALUE&quot;&quot;&quot;);14267057)" office:value-type="float" office:value="14267057" calcext:value-type="float">
            <text:p>14267057</text:p>
          </table:table-cell>
          <table:table-cell table:style-name="ce2" table:formula="of:=IFERROR(__xludf.dummyfunction(&quot;&quot;&quot;COMPUTED_VALUE&quot;&quot;&quot;);34591199)" office:value-type="float" office:value="34591199" calcext:value-type="float">
            <text:p>34591199</text:p>
          </table:table-cell>
          <table:table-cell table:style-name="ce2" table:formula="of:=IFERROR(__xludf.dummyfunction(&quot;&quot;&quot;COMPUTED_VALUE&quot;&quot;&quot;);13737706)" office:value-type="float" office:value="13737706" calcext:value-type="float">
            <text:p>13737706</text:p>
          </table:table-cell>
          <table:table-cell table:style-name="ce2" table:formula="of:=IFERROR(__xludf.dummyfunction(&quot;&quot;&quot;COMPUTED_VALUE&quot;&quot;&quot;);0.403869162653232)" office:value-type="float" office:value="0.4038691627" calcext:value-type="float">
            <text:p>0.4038691627</text:p>
          </table:table-cell>
          <table:table-cell table:style-name="ce2" table:formula="of:=IFERROR(__xludf.dummyfunction(&quot;&quot;&quot;COMPUTED_VALUE&quot;&quot;&quot;);17.9722941666667)" office:value-type="float" office:value="17.97229417" calcext:value-type="float">
            <text:p>17.97229417</text:p>
          </table:table-cell>
          <table:table-cell table:style-name="ce2" table:formula="of:=IFERROR(__xludf.dummyfunction(&quot;&quot;&quot;COMPUTED_VALUE&quot;&quot;&quot;);11.8892141666667)" office:value-type="float" office:value="11.88921417" calcext:value-type="float">
            <text:p>11.88921417</text:p>
          </table:table-cell>
          <table:table-cell table:style-name="ce2" table:formula="of:=IFERROR(__xludf.dummyfunction(&quot;&quot;&quot;COMPUTED_VALUE&quot;&quot;&quot;);0.474666538790846)" office:value-type="float" office:value="0.4746665388" calcext:value-type="float">
            <text:p>0.4746665388</text:p>
          </table:table-cell>
          <table:table-cell table:style-name="ce2" table:formula="of:=IFERROR(__xludf.dummyfunction(&quot;&quot;&quot;COMPUTED_VALUE&quot;&quot;&quot;);1.64970791490377)" office:value-type="float" office:value="1.649707915" calcext:value-type="float">
            <text:p>1.649707915</text:p>
          </table:table-cell>
          <table:table-cell table:number-columns-repeated="14"/>
          <table:table-cell table:style-name="ce2" office:value-type="float" office:value="11363.30534" calcext:value-type="float">
            <text:p>11363.30534</text:p>
          </table:table-cell>
          <table:table-cell table:style-name="ce2" office:value-type="float" office:value="8119.444286" calcext:value-type="float">
            <text:p>8119.444286</text:p>
          </table:table-cell>
          <table:table-cell table:style-name="ce2" office:value-type="float" office:value="4554.726386" calcext:value-type="float">
            <text:p>4554.726386</text:p>
          </table:table-cell>
          <table:table-cell table:style-name="ce2" office:value-type="float" office:value="1006.219629" calcext:value-type="float">
            <text:p>1006.219629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2" table:formula="of:=IFERROR(__xludf.dummyfunction(&quot;&quot;&quot;COMPUTED_VALUE&quot;&quot;&quot;);25200017)" office:value-type="float" office:value="25200017" calcext:value-type="float">
            <text:p>25200017</text:p>
          </table:table-cell>
          <table:table-cell table:style-name="ce2" table:formula="of:=IFERROR(__xludf.dummyfunction(&quot;&quot;&quot;COMPUTED_VALUE&quot;&quot;&quot;);14218219)" office:value-type="float" office:value="14218219" calcext:value-type="float">
            <text:p>14218219</text:p>
          </table:table-cell>
          <table:table-cell table:style-name="ce2" table:formula="of:=IFERROR(__xludf.dummyfunction(&quot;&quot;&quot;COMPUTED_VALUE&quot;&quot;&quot;);34934394)" office:value-type="float" office:value="34934394" calcext:value-type="float">
            <text:p>34934394</text:p>
          </table:table-cell>
          <table:table-cell table:style-name="ce2" table:formula="of:=IFERROR(__xludf.dummyfunction(&quot;&quot;&quot;COMPUTED_VALUE&quot;&quot;&quot;);14001379)" office:value-type="float" office:value="14001379" calcext:value-type="float">
            <text:p>14001379</text:p>
          </table:table-cell>
          <table:table-cell table:style-name="ce2" table:formula="of:=IFERROR(__xludf.dummyfunction(&quot;&quot;&quot;COMPUTED_VALUE&quot;&quot;&quot;);0.402486665746851)" office:value-type="float" office:value="0.4024866657" calcext:value-type="float">
            <text:p>0.4024866657</text:p>
          </table:table-cell>
          <table:table-cell table:style-name="ce2" table:formula="of:=IFERROR(__xludf.dummyfunction(&quot;&quot;&quot;COMPUTED_VALUE&quot;&quot;&quot;);21.0000141666667)" office:value-type="float" office:value="21.00001417" calcext:value-type="float">
            <text:p>21.00001417</text:p>
          </table:table-cell>
          <table:table-cell table:style-name="ce2" table:formula="of:=IFERROR(__xludf.dummyfunction(&quot;&quot;&quot;COMPUTED_VALUE&quot;&quot;&quot;);11.8485158333333)" office:value-type="float" office:value="11.84851583" calcext:value-type="float">
            <text:p>11.84851583</text:p>
          </table:table-cell>
          <table:table-cell table:style-name="ce2" table:formula="of:=IFERROR(__xludf.dummyfunction(&quot;&quot;&quot;COMPUTED_VALUE&quot;&quot;&quot;);0.475562219466048)" office:value-type="float" office:value="0.4755622195" calcext:value-type="float">
            <text:p>0.4755622195</text:p>
          </table:table-cell>
          <table:table-cell table:style-name="ce2" table:formula="of:=IFERROR(__xludf.dummyfunction(&quot;&quot;&quot;COMPUTED_VALUE&quot;&quot;&quot;);1.66226171489063)" office:value-type="float" office:value="1.662261715" calcext:value-type="float">
            <text:p>1.662261715</text:p>
          </table:table-cell>
          <table:table-cell table:number-columns-repeated="14"/>
          <table:table-cell table:style-name="ce2" office:value-type="float" office:value="26380.64707" calcext:value-type="float">
            <text:p>26380.64707</text:p>
          </table:table-cell>
          <table:table-cell table:style-name="ce2" office:value-type="float" office:value="9373.129086" calcext:value-type="float">
            <text:p>9373.129086</text:p>
          </table:table-cell>
          <table:table-cell table:style-name="ce2" office:value-type="float" office:value="6191.221543" calcext:value-type="float">
            <text:p>6191.221543</text:p>
          </table:table-cell>
          <table:table-cell table:style-name="ce2" office:value-type="float" office:value="1293.493871" calcext:value-type="float">
            <text:p>1293.493871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2" table:formula="of:=IFERROR(__xludf.dummyfunction(&quot;&quot;&quot;COMPUTED_VALUE&quot;&quot;&quot;);23895005)" office:value-type="float" office:value="23895005" calcext:value-type="float">
            <text:p>23895005</text:p>
          </table:table-cell>
          <table:table-cell table:style-name="ce2" table:formula="of:=IFERROR(__xludf.dummyfunction(&quot;&quot;&quot;COMPUTED_VALUE&quot;&quot;&quot;);14190768)" office:value-type="float" office:value="14190768" calcext:value-type="float">
            <text:p>14190768</text:p>
          </table:table-cell>
          <table:table-cell table:style-name="ce2" table:formula="of:=IFERROR(__xludf.dummyfunction(&quot;&quot;&quot;COMPUTED_VALUE&quot;&quot;&quot;);70271944)" office:value-type="float" office:value="70271944" calcext:value-type="float">
            <text:p>70271944</text:p>
          </table:table-cell>
          <table:table-cell table:style-name="ce2" table:formula="of:=IFERROR(__xludf.dummyfunction(&quot;&quot;&quot;COMPUTED_VALUE&quot;&quot;&quot;);13346402)" office:value-type="float" office:value="13346402" calcext:value-type="float">
            <text:p>13346402</text:p>
          </table:table-cell>
          <table:table-cell table:style-name="ce2" table:formula="of:=IFERROR(__xludf.dummyfunction(&quot;&quot;&quot;COMPUTED_VALUE&quot;&quot;&quot;);0.401709588008675)" office:value-type="float" office:value="0.401709588" calcext:value-type="float">
            <text:p>0.401709588</text:p>
          </table:table-cell>
          <table:table-cell table:style-name="ce2" table:formula="of:=IFERROR(__xludf.dummyfunction(&quot;&quot;&quot;COMPUTED_VALUE&quot;&quot;&quot;);19.9125041666667)" office:value-type="float" office:value="19.91250417" calcext:value-type="float">
            <text:p>19.91250417</text:p>
          </table:table-cell>
          <table:table-cell table:style-name="ce2" table:formula="of:=IFERROR(__xludf.dummyfunction(&quot;&quot;&quot;COMPUTED_VALUE&quot;&quot;&quot;);11.82564)" office:value-type="float" office:value="11.82564" calcext:value-type="float">
            <text:p>11.82564</text:p>
          </table:table-cell>
          <table:table-cell table:style-name="ce2" table:formula="of:=IFERROR(__xludf.dummyfunction(&quot;&quot;&quot;COMPUTED_VALUE&quot;&quot;&quot;);0.449206054769161)" office:value-type="float" office:value="0.4492060548" calcext:value-type="float">
            <text:p>0.4492060548</text:p>
          </table:table-cell>
          <table:table-cell table:style-name="ce2" table:formula="of:=IFERROR(__xludf.dummyfunction(&quot;&quot;&quot;COMPUTED_VALUE&quot;&quot;&quot;);2.83630000256469)" office:value-type="float" office:value="2.836300003" calcext:value-type="float">
            <text:p>2.836300003</text:p>
          </table:table-cell>
          <table:table-cell table:number-columns-repeated="14"/>
          <table:table-cell table:style-name="ce2" office:value-type="float" office:value="35251.47334" calcext:value-type="float">
            <text:p>35251.47334</text:p>
          </table:table-cell>
          <table:table-cell table:style-name="ce2" office:value-type="float" office:value="9906.672914" calcext:value-type="float">
            <text:p>9906.672914</text:p>
          </table:table-cell>
          <table:table-cell table:style-name="ce2" office:value-type="float" office:value="5581.033271" calcext:value-type="float">
            <text:p>5581.033271</text:p>
          </table:table-cell>
          <table:table-cell table:style-name="ce2" office:value-type="float" office:value="1976.419986" calcext:value-type="float">
            <text:p>1976.419986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2" table:formula="of:=IFERROR(__xludf.dummyfunction(&quot;&quot;&quot;COMPUTED_VALUE&quot;&quot;&quot;);21566784)" office:value-type="float" office:value="21566784" calcext:value-type="float">
            <text:p>21566784</text:p>
          </table:table-cell>
          <table:table-cell table:style-name="ce2" table:formula="of:=IFERROR(__xludf.dummyfunction(&quot;&quot;&quot;COMPUTED_VALUE&quot;&quot;&quot;);14014622)" office:value-type="float" office:value="14014622" calcext:value-type="float">
            <text:p>14014622</text:p>
          </table:table-cell>
          <table:table-cell table:style-name="ce2" table:formula="of:=IFERROR(__xludf.dummyfunction(&quot;&quot;&quot;COMPUTED_VALUE&quot;&quot;&quot;);99382849)" office:value-type="float" office:value="99382849" calcext:value-type="float">
            <text:p>99382849</text:p>
          </table:table-cell>
          <table:table-cell table:style-name="ce2" table:formula="of:=IFERROR(__xludf.dummyfunction(&quot;&quot;&quot;COMPUTED_VALUE&quot;&quot;&quot;);13271268)" office:value-type="float" office:value="13271268" calcext:value-type="float">
            <text:p>13271268</text:p>
          </table:table-cell>
          <table:table-cell table:style-name="ce2" table:formula="of:=IFERROR(__xludf.dummyfunction(&quot;&quot;&quot;COMPUTED_VALUE&quot;&quot;&quot;);0.396723280214102)" office:value-type="float" office:value="0.3967232802" calcext:value-type="float">
            <text:p>0.3967232802</text:p>
          </table:table-cell>
          <table:table-cell table:style-name="ce2" table:formula="of:=IFERROR(__xludf.dummyfunction(&quot;&quot;&quot;COMPUTED_VALUE&quot;&quot;&quot;);17.97232)" office:value-type="float" office:value="17.97232" calcext:value-type="float">
            <text:p>17.97232</text:p>
          </table:table-cell>
          <table:table-cell table:style-name="ce2" table:formula="of:=IFERROR(__xludf.dummyfunction(&quot;&quot;&quot;COMPUTED_VALUE&quot;&quot;&quot;);11.6788516666667)" office:value-type="float" office:value="11.67885167" calcext:value-type="float">
            <text:p>11.67885167</text:p>
          </table:table-cell>
          <table:table-cell table:style-name="ce2" table:formula="of:=IFERROR(__xludf.dummyfunction(&quot;&quot;&quot;COMPUTED_VALUE&quot;&quot;&quot;);0.447568332368131)" office:value-type="float" office:value="0.4475683324" calcext:value-type="float">
            <text:p>0.4475683324</text:p>
          </table:table-cell>
          <table:table-cell table:style-name="ce2" table:formula="of:=IFERROR(__xludf.dummyfunction(&quot;&quot;&quot;COMPUTED_VALUE&quot;&quot;&quot;);3.82354149973314)" office:value-type="float" office:value="3.8235415" calcext:value-type="float">
            <text:p>3.8235415</text:p>
          </table:table-cell>
          <table:table-cell table:number-columns-repeated="14"/>
          <table:table-cell table:style-name="ce2" office:value-type="float" office:value="72414.95467" calcext:value-type="float">
            <text:p>72414.95467</text:p>
          </table:table-cell>
          <table:table-cell table:style-name="ce2" office:value-type="float" office:value="19656.39163" calcext:value-type="float">
            <text:p>19656.3916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40.434271" calcext:value-type="float">
            <text:p>2540.434271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2"/>
          <table:table-cell table:style-name="ce2" table:formula="of:=IFERROR(__xludf.dummyfunction(&quot;&quot;&quot;COMPUTED_VALUE&quot;&quot;&quot;);14011904)" office:value-type="float" office:value="14011904" calcext:value-type="float">
            <text:p>14011904</text:p>
          </table:table-cell>
          <table:table-cell table:style-name="ce2" table:formula="of:=IFERROR(__xludf.dummyfunction(&quot;&quot;&quot;COMPUTED_VALUE&quot;&quot;&quot;);128522681)" office:value-type="float" office:value="128522681" calcext:value-type="float">
            <text:p>128522681</text:p>
          </table:table-cell>
          <table:table-cell table:style-name="ce2" table:formula="of:=IFERROR(__xludf.dummyfunction(&quot;&quot;&quot;COMPUTED_VALUE&quot;&quot;&quot;);13396271)" office:value-type="float" office:value="13396271" calcext:value-type="float">
            <text:p>13396271</text:p>
          </table:table-cell>
          <table:table-cell table:style-name="ce2" table:formula="of:=IFERROR(__xludf.dummyfunction(&quot;&quot;&quot;COMPUTED_VALUE&quot;&quot;&quot;);0.396646339581981)" office:value-type="float" office:value="0.3966463396" calcext:value-type="float">
            <text:p>0.3966463396</text:p>
          </table:table-cell>
          <table:table-cell table:style-name="ce2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2" table:formula="of:=IFERROR(__xludf.dummyfunction(&quot;&quot;&quot;COMPUTED_VALUE&quot;&quot;&quot;);11.6765866666667)" office:value-type="float" office:value="11.67658667" calcext:value-type="float">
            <text:p>11.67658667</text:p>
          </table:table-cell>
          <table:table-cell table:style-name="ce2" table:formula="of:=IFERROR(__xludf.dummyfunction(&quot;&quot;&quot;COMPUTED_VALUE&quot;&quot;&quot;);0.44721588199583)" office:value-type="float" office:value="0.447215882" calcext:value-type="float">
            <text:p>0.447215882</text:p>
          </table:table-cell>
          <table:table-cell table:style-name="ce2" table:formula="of:=IFERROR(__xludf.dummyfunction(&quot;&quot;&quot;COMPUTED_VALUE&quot;&quot;&quot;);4.81305090101217)" office:value-type="float" office:value="4.813050901" calcext:value-type="float">
            <text:p>4.813050901</text:p>
          </table:table-cell>
          <table:table-cell table:number-columns-repeated="14"/>
          <table:table-cell table:style-name="ce2" office:value-type="float" office:value="119527.3517" calcext:value-type="float">
            <text:p>119527.3517</text:p>
          </table:table-cell>
          <table:table-cell table:style-name="ce2" office:value-type="float" office:value="44461.20397" calcext:value-type="float">
            <text:p>44461.2039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439.119157" calcext:value-type="float">
            <text:p>5439.119157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number-columns-repeated="987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13918373)" office:value-type="float" office:value="13918373" calcext:value-type="float">
            <text:p>13918373</text:p>
          </table:table-cell>
          <table:table-cell table:style-name="ce2" table:formula="of:=IFERROR(__xludf.dummyfunction(&quot;&quot;&quot;COMPUTED_VALUE&quot;&quot;&quot;);358723237)" office:value-type="float" office:value="358723237" calcext:value-type="float">
            <text:p>358723237</text:p>
          </table:table-cell>
          <table:table-cell table:style-name="ce2" table:formula="of:=IFERROR(__xludf.dummyfunction(&quot;&quot;&quot;COMPUTED_VALUE&quot;&quot;&quot;);13224685)" office:value-type="float" office:value="13224685" calcext:value-type="float">
            <text:p>13224685</text:p>
          </table:table-cell>
          <table:table-cell table:style-name="ce2" table:formula="of:=IFERROR(__xludf.dummyfunction(&quot;&quot;&quot;COMPUTED_VALUE&quot;&quot;&quot;);0.393998681648595)" office:value-type="float" office:value="0.3939986816" calcext:value-type="float">
            <text:p>0.3939986816</text:p>
          </table:table-cell>
          <table:table-cell/>
          <table:table-cell table:style-name="ce2" table:formula="of:=IFERROR(__xludf.dummyfunction(&quot;&quot;&quot;COMPUTED_VALUE&quot;&quot;&quot;);11.5986441666667)" office:value-type="float" office:value="11.59864417" calcext:value-type="float">
            <text:p>11.59864417</text:p>
          </table:table-cell>
          <table:table-cell table:style-name="ce2" table:formula="of:=IFERROR(__xludf.dummyfunction(&quot;&quot;&quot;COMPUTED_VALUE&quot;&quot;&quot;);0.441646707300454)" office:value-type="float" office:value="0.4416467073" calcext:value-type="float">
            <text:p>0.4416467073</text:p>
          </table:table-cell>
          <table:table-cell table:style-name="ce2" table:formula="of:=IFERROR(__xludf.dummyfunction(&quot;&quot;&quot;COMPUTED_VALUE&quot;&quot;&quot;);12.6272505092434)" office:value-type="float" office:value="12.62725051" calcext:value-type="float">
            <text:p>12.62725051</text:p>
          </table:table-cell>
          <table:table-cell table:number-columns-repeated="14"/>
          <table:table-cell table:style-name="ce2" office:value-type="float" office:value="158747.7764" calcext:value-type="float">
            <text:p>158747.7764</text:p>
          </table:table-cell>
          <table:table-cell table:style-name="ce2" office:value-type="float" office:value="255146.88" calcext:value-type="float">
            <text:p>255146.8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797.795671" calcext:value-type="float">
            <text:p>7797.795671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number-columns-repeated="987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13902913)" office:value-type="float" office:value="13902913" calcext:value-type="float">
            <text:p>13902913</text:p>
          </table:table-cell>
          <table:table-cell table:style-name="ce2" table:formula="of:=IFERROR(__xludf.dummyfunction(&quot;&quot;&quot;COMPUTED_VALUE&quot;&quot;&quot;);380153884)" office:value-type="float" office:value="380153884" calcext:value-type="float">
            <text:p>380153884</text:p>
          </table:table-cell>
          <table:table-cell table:style-name="ce2" table:formula="of:=IFERROR(__xludf.dummyfunction(&quot;&quot;&quot;COMPUTED_VALUE&quot;&quot;&quot;);13585067)" office:value-type="float" office:value="13585067" calcext:value-type="float">
            <text:p>13585067</text:p>
          </table:table-cell>
          <table:table-cell table:style-name="ce2" table:formula="of:=IFERROR(__xludf.dummyfunction(&quot;&quot;&quot;COMPUTED_VALUE&quot;&quot;&quot;);0.393561042880164)" office:value-type="float" office:value="0.3935610429" calcext:value-type="float">
            <text:p>0.3935610429</text:p>
          </table:table-cell>
          <table:table-cell/>
          <table:table-cell table:style-name="ce2" table:formula="of:=IFERROR(__xludf.dummyfunction(&quot;&quot;&quot;COMPUTED_VALUE&quot;&quot;&quot;);11.5857608333333)" office:value-type="float" office:value="11.58576083" calcext:value-type="float">
            <text:p>11.58576083</text:p>
          </table:table-cell>
          <table:table-cell table:style-name="ce2" table:formula="of:=IFERROR(__xludf.dummyfunction(&quot;&quot;&quot;COMPUTED_VALUE&quot;&quot;&quot;);0.442793961762601)" office:value-type="float" office:value="0.4427939618" calcext:value-type="float">
            <text:p>0.4427939618</text:p>
          </table:table-cell>
          <table:table-cell table:style-name="ce2" table:formula="of:=IFERROR(__xludf.dummyfunction(&quot;&quot;&quot;COMPUTED_VALUE&quot;&quot;&quot;);13.356383426818)" office:value-type="float" office:value="13.35638343" calcext:value-type="float">
            <text:p>13.35638343</text:p>
          </table:table-cell>
          <table:table-cell table:number-columns-repeated="14"/>
          <table:table-cell table:style-name="ce2" office:value-type="float" office:value="301755.4799" calcext:value-type="float">
            <text:p>301755.479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number-columns-repeated="987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13878583)" office:value-type="float" office:value="13878583" calcext:value-type="float">
            <text:p>13878583</text:p>
          </table:table-cell>
          <table:table-cell table:style-name="ce2" table:formula="of:=IFERROR(__xludf.dummyfunction(&quot;&quot;&quot;COMPUTED_VALUE&quot;&quot;&quot;);939328991)" office:value-type="float" office:value="939328991" calcext:value-type="float">
            <text:p>939328991</text:p>
          </table:table-cell>
          <table:table-cell table:style-name="ce2" table:formula="of:=IFERROR(__xludf.dummyfunction(&quot;&quot;&quot;COMPUTED_VALUE&quot;&quot;&quot;);13285221)" office:value-type="float" office:value="13285221" calcext:value-type="float">
            <text:p>13285221</text:p>
          </table:table-cell>
          <table:table-cell table:style-name="ce2" table:formula="of:=IFERROR(__xludf.dummyfunction(&quot;&quot;&quot;COMPUTED_VALUE&quot;&quot;&quot;);0.392872313822212)" office:value-type="float" office:value="0.3928723138" calcext:value-type="float">
            <text:p>0.3928723138</text:p>
          </table:table-cell>
          <table:table-cell/>
          <table:table-cell table:style-name="ce2" table:formula="of:=IFERROR(__xludf.dummyfunction(&quot;&quot;&quot;COMPUTED_VALUE&quot;&quot;&quot;);11.5654858333333)" office:value-type="float" office:value="11.56548583" calcext:value-type="float">
            <text:p>11.56548583</text:p>
          </table:table-cell>
          <table:table-cell table:style-name="ce2" table:formula="of:=IFERROR(__xludf.dummyfunction(&quot;&quot;&quot;COMPUTED_VALUE&quot;&quot;&quot;);0.439127745737424)" office:value-type="float" office:value="0.4391277457" calcext:value-type="float">
            <text:p>0.4391277457</text:p>
          </table:table-cell>
          <table:table-cell table:style-name="ce2" table:formula="of:=IFERROR(__xludf.dummyfunction(&quot;&quot;&quot;COMPUTED_VALUE&quot;&quot;&quot;);32.3475455547705)" office:value-type="float" office:value="32.34754555" calcext:value-type="float">
            <text:p>32.34754555</text:p>
          </table:table-cell>
          <table:table-cell table:number-columns-repeated="18"/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number-columns-repeated="987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13870714)" office:value-type="float" office:value="13870714" calcext:value-type="float">
            <text:p>13870714</text:p>
          </table:table-cell>
          <table:table-cell table:style-name="ce2" table:formula="of:=IFERROR(__xludf.dummyfunction(&quot;&quot;&quot;COMPUTED_VALUE&quot;&quot;&quot;);1349772114)" office:value-type="float" office:value="1349772114" calcext:value-type="float">
            <text:p>1349772114</text:p>
          </table:table-cell>
          <table:table-cell table:style-name="ce2" table:formula="of:=IFERROR(__xludf.dummyfunction(&quot;&quot;&quot;COMPUTED_VALUE&quot;&quot;&quot;);13308289)" office:value-type="float" office:value="13308289" calcext:value-type="float">
            <text:p>13308289</text:p>
          </table:table-cell>
          <table:table-cell table:style-name="ce2" table:formula="of:=IFERROR(__xludf.dummyfunction(&quot;&quot;&quot;COMPUTED_VALUE&quot;&quot;&quot;);0.392649559652174)" office:value-type="float" office:value="0.3926495597" calcext:value-type="float">
            <text:p>0.3926495597</text:p>
          </table:table-cell>
          <table:table-cell/>
          <table:table-cell table:style-name="ce2" table:formula="of:=IFERROR(__xludf.dummyfunction(&quot;&quot;&quot;COMPUTED_VALUE&quot;&quot;&quot;);11.5589283333333)" office:value-type="float" office:value="11.55892833" calcext:value-type="float">
            <text:p>11.55892833</text:p>
          </table:table-cell>
          <table:table-cell table:style-name="ce2" table:formula="of:=IFERROR(__xludf.dummyfunction(&quot;&quot;&quot;COMPUTED_VALUE&quot;&quot;&quot;);0.438768467520947)" office:value-type="float" office:value="0.4387684675" calcext:value-type="float">
            <text:p>0.4387684675</text:p>
          </table:table-cell>
          <table:table-cell table:style-name="ce2" table:formula="of:=IFERROR(__xludf.dummyfunction(&quot;&quot;&quot;COMPUTED_VALUE&quot;&quot;&quot;);46.2896822295278)" office:value-type="float" office:value="46.28968223" calcext:value-type="float">
            <text:p>46.28968223</text:p>
          </table:table-cell>
          <table:table-cell table:number-columns-repeated="18"/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number-columns-repeated="987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1396597)" office:value-type="float" office:value="1396597" calcext:value-type="float">
            <text:p>1396597</text:p>
          </table:table-cell>
          <table:table-cell table:style-name="ce2" table:formula="of:=IFERROR(__xludf.dummyfunction(&quot;&quot;&quot;COMPUTED_VALUE&quot;&quot;&quot;);1964761827)" office:value-type="float" office:value="1964761827" calcext:value-type="float">
            <text:p>1964761827</text:p>
          </table:table-cell>
          <table:table-cell table:style-name="ce2" table:formula="of:=IFERROR(__xludf.dummyfunction(&quot;&quot;&quot;COMPUTED_VALUE&quot;&quot;&quot;);13260140)" office:value-type="float" office:value="13260140" calcext:value-type="float">
            <text:p>13260140</text:p>
          </table:table-cell>
          <table:table-cell table:style-name="ce2" table:formula="of:=IFERROR(__xludf.dummyfunction(&quot;&quot;&quot;COMPUTED_VALUE&quot;&quot;&quot;);0.490514739532461)" office:value-type="float" office:value="0.4905147395" calcext:value-type="float">
            <text:p>0.4905147395</text:p>
          </table:table-cell>
          <table:table-cell/>
          <table:table-cell table:style-name="ce2" table:formula="of:=IFERROR(__xludf.dummyfunction(&quot;&quot;&quot;COMPUTED_VALUE&quot;&quot;&quot;);1.16383083333333)" office:value-type="float" office:value="1.163830833" calcext:value-type="float">
            <text:p>1.163830833</text:p>
          </table:table-cell>
          <table:table-cell table:style-name="ce2" table:formula="of:=IFERROR(__xludf.dummyfunction(&quot;&quot;&quot;COMPUTED_VALUE&quot;&quot;&quot;);0.437916179324099)" office:value-type="float" office:value="0.4379161793" calcext:value-type="float">
            <text:p>0.4379161793</text:p>
          </table:table-cell>
          <table:table-cell table:style-name="ce2" table:formula="of:=IFERROR(__xludf.dummyfunction(&quot;&quot;&quot;COMPUTED_VALUE&quot;&quot;&quot;);67.1796455114653)" office:value-type="float" office:value="67.17964551" calcext:value-type="float">
            <text:p>67.17964551</text:p>
          </table:table-cell>
          <table:table-cell table:number-columns-repeated="18"/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number-columns-repeated="987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1319056)" office:value-type="float" office:value="1319056" calcext:value-type="float">
            <text:p>1319056</text:p>
          </table:table-cell>
          <table:table-cell table:style-name="ce2" table:formula="of:=IFERROR(__xludf.dummyfunction(&quot;&quot;&quot;COMPUTED_VALUE&quot;&quot;&quot;);4773392204)" office:value-type="float" office:value="4773392204" calcext:value-type="float">
            <text:p>4773392204</text:p>
          </table:table-cell>
          <table:table-cell table:style-name="ce2" table:formula="of:=IFERROR(__xludf.dummyfunction(&quot;&quot;&quot;COMPUTED_VALUE&quot;&quot;&quot;);13224797)" office:value-type="float" office:value="13224797" calcext:value-type="float">
            <text:p>13224797</text:p>
          </table:table-cell>
          <table:table-cell table:style-name="ce2" table:formula="of:=IFERROR(__xludf.dummyfunction(&quot;&quot;&quot;COMPUTED_VALUE&quot;&quot;&quot;);0.463280681734767)" office:value-type="float" office:value="0.4632806817" calcext:value-type="float">
            <text:p>0.4632806817</text:p>
          </table:table-cell>
          <table:table-cell/>
          <table:table-cell table:style-name="ce2" table:formula="of:=IFERROR(__xludf.dummyfunction(&quot;&quot;&quot;COMPUTED_VALUE&quot;&quot;&quot;);1.09921333333333)" office:value-type="float" office:value="1.099213333" calcext:value-type="float">
            <text:p>1.099213333</text:p>
          </table:table-cell>
          <table:table-cell table:style-name="ce2" table:formula="of:=IFERROR(__xludf.dummyfunction(&quot;&quot;&quot;COMPUTED_VALUE&quot;&quot;&quot;);0.437573367195515)" office:value-type="float" office:value="0.4375733672" calcext:value-type="float">
            <text:p>0.4375733672</text:p>
          </table:table-cell>
          <table:table-cell table:style-name="ce2" table:formula="of:=IFERROR(__xludf.dummyfunction(&quot;&quot;&quot;COMPUTED_VALUE&quot;&quot;&quot;);162.586718417498)" office:value-type="float" office:value="162.5867184" calcext:value-type="float">
            <text:p>162.5867184</text:p>
          </table:table-cell>
          <table:table-cell table:number-columns-repeated="18"/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number-columns-repeated="987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1318258)" office:value-type="float" office:value="1318258" calcext:value-type="float">
            <text:p>1318258</text:p>
          </table:table-cell>
          <table:table-cell table:style-name="ce2" table:formula="of:=IFERROR(__xludf.dummyfunction(&quot;&quot;&quot;COMPUTED_VALUE&quot;&quot;&quot;);2503340)" office:value-type="float" office:value="2503340" calcext:value-type="float">
            <text:p>2503340</text:p>
          </table:table-cell>
          <table:table-cell table:style-name="ce2" table:formula="of:=IFERROR(__xludf.dummyfunction(&quot;&quot;&quot;COMPUTED_VALUE&quot;&quot;&quot;);1243382)" office:value-type="float" office:value="1243382" calcext:value-type="float">
            <text:p>1243382</text:p>
          </table:table-cell>
          <table:table-cell table:style-name="ce2" table:formula="of:=IFERROR(__xludf.dummyfunction(&quot;&quot;&quot;COMPUTED_VALUE&quot;&quot;&quot;);0.463000407065591)" office:value-type="float" office:value="0.4630004071" calcext:value-type="float">
            <text:p>0.4630004071</text:p>
          </table:table-cell>
          <table:table-cell/>
          <table:table-cell table:style-name="ce2" table:formula="of:=IFERROR(__xludf.dummyfunction(&quot;&quot;&quot;COMPUTED_VALUE&quot;&quot;&quot;);1.09854833333333)" office:value-type="float" office:value="1.098548333" calcext:value-type="float">
            <text:p>1.098548333</text:p>
          </table:table-cell>
          <table:table-cell table:style-name="ce2" table:formula="of:=IFERROR(__xludf.dummyfunction(&quot;&quot;&quot;COMPUTED_VALUE&quot;&quot;&quot;);0.542919022045113)" office:value-type="float" office:value="0.542919022" calcext:value-type="float">
            <text:p>0.542919022</text:p>
          </table:table-cell>
          <table:table-cell table:style-name="ce2" table:formula="of:=IFERROR(__xludf.dummyfunction(&quot;&quot;&quot;COMPUTED_VALUE&quot;&quot;&quot;);1.59799088720982)" office:value-type="float" office:value="1.597990887" calcext:value-type="float">
            <text:p>1.597990887</text:p>
          </table:table-cell>
          <table:table-cell table:number-columns-repeated="18"/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number-columns-repeated="987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1060648)" office:value-type="float" office:value="1060648" calcext:value-type="float">
            <text:p>1060648</text:p>
          </table:table-cell>
          <table:table-cell table:style-name="ce2" table:formula="of:=IFERROR(__xludf.dummyfunction(&quot;&quot;&quot;COMPUTED_VALUE&quot;&quot;&quot;);2525587)" office:value-type="float" office:value="2525587" calcext:value-type="float">
            <text:p>2525587</text:p>
          </table:table-cell>
          <table:table-cell table:style-name="ce2" table:formula="of:=IFERROR(__xludf.dummyfunction(&quot;&quot;&quot;COMPUTED_VALUE&quot;&quot;&quot;);1245715)" office:value-type="float" office:value="1245715" calcext:value-type="float">
            <text:p>1245715</text:p>
          </table:table-cell>
          <table:table-cell table:style-name="ce2" table:formula="of:=IFERROR(__xludf.dummyfunction(&quot;&quot;&quot;COMPUTED_VALUE&quot;&quot;&quot;);0.372522264801962)" office:value-type="float" office:value="0.3725222648" calcext:value-type="float">
            <text:p>0.3725222648</text:p>
          </table:table-cell>
          <table:table-cell/>
          <table:table-cell table:style-name="ce2" table:formula="of:=IFERROR(__xludf.dummyfunction(&quot;&quot;&quot;COMPUTED_VALUE&quot;&quot;&quot;);0.883873333333333)" office:value-type="float" office:value="0.8838733333" calcext:value-type="float">
            <text:p>0.8838733333</text:p>
          </table:table-cell>
          <table:table-cell table:style-name="ce2" table:formula="of:=IFERROR(__xludf.dummyfunction(&quot;&quot;&quot;COMPUTED_VALUE&quot;&quot;&quot;);0.543017349985442)" office:value-type="float" office:value="0.54301735" calcext:value-type="float">
            <text:p>0.54301735</text:p>
          </table:table-cell>
          <table:table-cell table:style-name="ce2" table:formula="of:=IFERROR(__xludf.dummyfunction(&quot;&quot;&quot;COMPUTED_VALUE&quot;&quot;&quot;);1.60746556186466)" office:value-type="float" office:value="1.607465562" calcext:value-type="float">
            <text:p>1.607465562</text:p>
          </table:table-cell>
          <table:table-cell table:number-columns-repeated="18"/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number-columns-repeated="987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1014376)" office:value-type="float" office:value="1014376" calcext:value-type="float">
            <text:p>1014376</text:p>
          </table:table-cell>
          <table:table-cell table:style-name="ce2" table:formula="of:=IFERROR(__xludf.dummyfunction(&quot;&quot;&quot;COMPUTED_VALUE&quot;&quot;&quot;);5679245)" office:value-type="float" office:value="5679245" calcext:value-type="float">
            <text:p>5679245</text:p>
          </table:table-cell>
          <table:table-cell table:style-name="ce2" table:formula="of:=IFERROR(__xludf.dummyfunction(&quot;&quot;&quot;COMPUTED_VALUE&quot;&quot;&quot;);1256056)" office:value-type="float" office:value="1256056" calcext:value-type="float">
            <text:p>1256056</text:p>
          </table:table-cell>
          <table:table-cell table:style-name="ce2" table:formula="of:=IFERROR(__xludf.dummyfunction(&quot;&quot;&quot;COMPUTED_VALUE&quot;&quot;&quot;);0.356270548646445)" office:value-type="float" office:value="0.3562705486" calcext:value-type="float">
            <text:p>0.3562705486</text:p>
          </table:table-cell>
          <table:table-cell/>
          <table:table-cell table:style-name="ce2" table:formula="of:=IFERROR(__xludf.dummyfunction(&quot;&quot;&quot;COMPUTED_VALUE&quot;&quot;&quot;);0.845313333333333)" office:value-type="float" office:value="0.8453133333" calcext:value-type="float">
            <text:p>0.8453133333</text:p>
          </table:table-cell>
          <table:table-cell table:style-name="ce2" table:formula="of:=IFERROR(__xludf.dummyfunction(&quot;&quot;&quot;COMPUTED_VALUE&quot;&quot;&quot;);0.516219129834957)" office:value-type="float" office:value="0.5162191298" calcext:value-type="float">
            <text:p>0.5162191298</text:p>
          </table:table-cell>
          <table:table-cell table:style-name="ce2" table:formula="of:=IFERROR(__xludf.dummyfunction(&quot;&quot;&quot;COMPUTED_VALUE&quot;&quot;&quot;);2.90982591711807)" office:value-type="float" office:value="2.909825917" calcext:value-type="float">
            <text:p>2.909825917</text:p>
          </table:table-cell>
          <table:table-cell table:number-columns-repeated="18"/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number-columns-repeated="987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1014290)" office:value-type="float" office:value="1014290" calcext:value-type="float">
            <text:p>1014290</text:p>
          </table:table-cell>
          <table:table-cell table:style-name="ce2" table:formula="of:=IFERROR(__xludf.dummyfunction(&quot;&quot;&quot;COMPUTED_VALUE&quot;&quot;&quot;);7794849)" office:value-type="float" office:value="7794849" calcext:value-type="float">
            <text:p>7794849</text:p>
          </table:table-cell>
          <table:table-cell table:style-name="ce2" table:formula="of:=IFERROR(__xludf.dummyfunction(&quot;&quot;&quot;COMPUTED_VALUE&quot;&quot;&quot;);1241787)" office:value-type="float" office:value="1241787" calcext:value-type="float">
            <text:p>1241787</text:p>
          </table:table-cell>
          <table:table-cell table:style-name="ce2" table:formula="of:=IFERROR(__xludf.dummyfunction(&quot;&quot;&quot;COMPUTED_VALUE&quot;&quot;&quot;);0.35624034360691)" office:value-type="float" office:value="0.3562403436" calcext:value-type="float">
            <text:p>0.3562403436</text:p>
          </table:table-cell>
          <table:table-cell/>
          <table:table-cell table:style-name="ce2" table:formula="of:=IFERROR(__xludf.dummyfunction(&quot;&quot;&quot;COMPUTED_VALUE&quot;&quot;&quot;);0.845241666666667)" office:value-type="float" office:value="0.8452416667" calcext:value-type="float">
            <text:p>0.8452416667</text:p>
          </table:table-cell>
          <table:table-cell table:style-name="ce2" table:formula="of:=IFERROR(__xludf.dummyfunction(&quot;&quot;&quot;COMPUTED_VALUE&quot;&quot;&quot;);0.515337465804207)" office:value-type="float" office:value="0.5153374658" calcext:value-type="float">
            <text:p>0.5153374658</text:p>
          </table:table-cell>
          <table:table-cell table:style-name="ce2" table:formula="of:=IFERROR(__xludf.dummyfunction(&quot;&quot;&quot;COMPUTED_VALUE&quot;&quot;&quot;);3.80059870603015)" office:value-type="float" office:value="3.800598706" calcext:value-type="float">
            <text:p>3.800598706</text:p>
          </table:table-cell>
          <table:table-cell table:number-columns-repeated="18"/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number-columns-repeated="987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1012249)" office:value-type="float" office:value="1012249" calcext:value-type="float">
            <text:p>1012249</text:p>
          </table:table-cell>
          <table:table-cell table:style-name="ce2" table:formula="of:=IFERROR(__xludf.dummyfunction(&quot;&quot;&quot;COMPUTED_VALUE&quot;&quot;&quot;);15466913)" office:value-type="float" office:value="15466913" calcext:value-type="float">
            <text:p>15466913</text:p>
          </table:table-cell>
          <table:table-cell table:style-name="ce2" table:formula="of:=IFERROR(__xludf.dummyfunction(&quot;&quot;&quot;COMPUTED_VALUE&quot;&quot;&quot;);1102021)" office:value-type="float" office:value="1102021" calcext:value-type="float">
            <text:p>1102021</text:p>
          </table:table-cell>
          <table:table-cell table:style-name="ce2" table:formula="of:=IFERROR(__xludf.dummyfunction(&quot;&quot;&quot;COMPUTED_VALUE&quot;&quot;&quot;);0.355523500750033)" office:value-type="float" office:value="0.3555235008" calcext:value-type="float">
            <text:p>0.3555235008</text:p>
          </table:table-cell>
          <table:table-cell/>
          <table:table-cell table:style-name="ce2" table:formula="of:=IFERROR(__xludf.dummyfunction(&quot;&quot;&quot;COMPUTED_VALUE&quot;&quot;&quot;);0.843540833333333)" office:value-type="float" office:value="0.8435408333" calcext:value-type="float">
            <text:p>0.8435408333</text:p>
          </table:table-cell>
          <table:table-cell table:style-name="ce2" table:formula="of:=IFERROR(__xludf.dummyfunction(&quot;&quot;&quot;COMPUTED_VALUE&quot;&quot;&quot;);0.418968666486139)" office:value-type="float" office:value="0.4189686665" calcext:value-type="float">
            <text:p>0.4189686665</text:p>
          </table:table-cell>
          <table:table-cell table:style-name="ce2" table:formula="of:=IFERROR(__xludf.dummyfunction(&quot;&quot;&quot;COMPUTED_VALUE&quot;&quot;&quot;);6.93774148490082)" office:value-type="float" office:value="6.937741485" calcext:value-type="float">
            <text:p>6.937741485</text:p>
          </table:table-cell>
          <table:table-cell table:number-columns-repeated="18"/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number-columns-repeated="987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1011875)" office:value-type="float" office:value="1011875" calcext:value-type="float">
            <text:p>1011875</text:p>
          </table:table-cell>
          <table:table-cell table:style-name="ce2" table:formula="of:=IFERROR(__xludf.dummyfunction(&quot;&quot;&quot;COMPUTED_VALUE&quot;&quot;&quot;);46922188)" office:value-type="float" office:value="46922188" calcext:value-type="float">
            <text:p>46922188</text:p>
          </table:table-cell>
          <table:table-cell table:style-name="ce2" table:formula="of:=IFERROR(__xludf.dummyfunction(&quot;&quot;&quot;COMPUTED_VALUE&quot;&quot;&quot;);1096505)" office:value-type="float" office:value="1096505" calcext:value-type="float">
            <text:p>1096505</text:p>
          </table:table-cell>
          <table:table-cell table:style-name="ce2" table:formula="of:=IFERROR(__xludf.dummyfunction(&quot;&quot;&quot;COMPUTED_VALUE&quot;&quot;&quot;);0.355392143950194)" office:value-type="float" office:value="0.355392144" calcext:value-type="float">
            <text:p>0.355392144</text:p>
          </table:table-cell>
          <table:table-cell/>
          <table:table-cell table:style-name="ce2" table:formula="of:=IFERROR(__xludf.dummyfunction(&quot;&quot;&quot;COMPUTED_VALUE&quot;&quot;&quot;);0.843229166666667)" office:value-type="float" office:value="0.8432291667" calcext:value-type="float">
            <text:p>0.8432291667</text:p>
          </table:table-cell>
          <table:table-cell table:style-name="ce2" table:formula="of:=IFERROR(__xludf.dummyfunction(&quot;&quot;&quot;COMPUTED_VALUE&quot;&quot;&quot;);0.40248446986819)" office:value-type="float" office:value="0.4024844699" calcext:value-type="float">
            <text:p>0.4024844699</text:p>
          </table:table-cell>
          <table:table-cell table:style-name="ce2" table:formula="of:=IFERROR(__xludf.dummyfunction(&quot;&quot;&quot;COMPUTED_VALUE&quot;&quot;&quot;);20.1785757761905)" office:value-type="float" office:value="20.17857578" calcext:value-type="float">
            <text:p>20.17857578</text:p>
          </table:table-cell>
          <table:table-cell table:number-columns-repeated="18"/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number-columns-repeated="987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1008037)" office:value-type="float" office:value="1008037" calcext:value-type="float">
            <text:p>1008037</text:p>
          </table:table-cell>
          <table:table-cell table:style-name="ce2" table:formula="of:=IFERROR(__xludf.dummyfunction(&quot;&quot;&quot;COMPUTED_VALUE&quot;&quot;&quot;);50147485)" office:value-type="float" office:value="50147485" calcext:value-type="float">
            <text:p>50147485</text:p>
          </table:table-cell>
          <table:table-cell table:style-name="ce2" table:formula="of:=IFERROR(__xludf.dummyfunction(&quot;&quot;&quot;COMPUTED_VALUE&quot;&quot;&quot;);1094291)" office:value-type="float" office:value="1094291" calcext:value-type="float">
            <text:p>1094291</text:p>
          </table:table-cell>
          <table:table-cell table:style-name="ce2" table:formula="of:=IFERROR(__xludf.dummyfunction(&quot;&quot;&quot;COMPUTED_VALUE&quot;&quot;&quot;);0.354044156255587)" office:value-type="float" office:value="0.3540441563" calcext:value-type="float">
            <text:p>0.3540441563</text:p>
          </table:table-cell>
          <table:table-cell/>
          <table:table-cell table:style-name="ce2" table:formula="of:=IFERROR(__xludf.dummyfunction(&quot;&quot;&quot;COMPUTED_VALUE&quot;&quot;&quot;);0.840030833333333)" office:value-type="float" office:value="0.8400308333" calcext:value-type="float">
            <text:p>0.8400308333</text:p>
          </table:table-cell>
          <table:table-cell table:style-name="ce2" table:formula="of:=IFERROR(__xludf.dummyfunction(&quot;&quot;&quot;COMPUTED_VALUE&quot;&quot;&quot;);0.402360952329774)" office:value-type="float" office:value="0.4023609523" calcext:value-type="float">
            <text:p>0.4023609523</text:p>
          </table:table-cell>
          <table:table-cell table:style-name="ce2" table:formula="of:=IFERROR(__xludf.dummyfunction(&quot;&quot;&quot;COMPUTED_VALUE&quot;&quot;&quot;);21.5378042130411)" office:value-type="float" office:value="21.53780421" calcext:value-type="float">
            <text:p>21.53780421</text:p>
          </table:table-cell>
          <table:table-cell table:number-columns-repeated="18"/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number-columns-repeated="987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998793)" office:value-type="float" office:value="998793" calcext:value-type="float">
            <text:p>998793</text:p>
          </table:table-cell>
          <table:table-cell table:style-name="ce2" table:formula="of:=IFERROR(__xludf.dummyfunction(&quot;&quot;&quot;COMPUTED_VALUE&quot;&quot;&quot;);104830536)" office:value-type="float" office:value="104830536" calcext:value-type="float">
            <text:p>104830536</text:p>
          </table:table-cell>
          <table:table-cell table:style-name="ce2" table:formula="of:=IFERROR(__xludf.dummyfunction(&quot;&quot;&quot;COMPUTED_VALUE&quot;&quot;&quot;);1183550)" office:value-type="float" office:value="1183550" calcext:value-type="float">
            <text:p>1183550</text:p>
          </table:table-cell>
          <table:table-cell table:style-name="ce2" table:formula="of:=IFERROR(__xludf.dummyfunction(&quot;&quot;&quot;COMPUTED_VALUE&quot;&quot;&quot;);0.350797465726939)" office:value-type="float" office:value="0.3507974657" calcext:value-type="float">
            <text:p>0.3507974657</text:p>
          </table:table-cell>
          <table:table-cell/>
          <table:table-cell table:style-name="ce2" table:formula="of:=IFERROR(__xludf.dummyfunction(&quot;&quot;&quot;COMPUTED_VALUE&quot;&quot;&quot;);0.8323275)" office:value-type="float" office:value="0.8323275" calcext:value-type="float">
            <text:p>0.8323275</text:p>
          </table:table-cell>
          <table:table-cell table:style-name="ce2" table:formula="of:=IFERROR(__xludf.dummyfunction(&quot;&quot;&quot;COMPUTED_VALUE&quot;&quot;&quot;);0.405406069878305)" office:value-type="float" office:value="0.4054060699" calcext:value-type="float">
            <text:p>0.4054060699</text:p>
          </table:table-cell>
          <table:table-cell table:style-name="ce2" table:formula="of:=IFERROR(__xludf.dummyfunction(&quot;&quot;&quot;COMPUTED_VALUE&quot;&quot;&quot;);44.5878779449475)" office:value-type="float" office:value="44.58787794" calcext:value-type="float">
            <text:p>44.58787794</text:p>
          </table:table-cell>
          <table:table-cell table:number-columns-repeated="18"/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number-columns-repeated="987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13773123)" office:value-type="float" office:value="13773123" calcext:value-type="float">
            <text:p>13773123</text:p>
          </table:table-cell>
          <table:table-cell table:style-name="ce2" table:formula="of:=IFERROR(__xludf.dummyfunction(&quot;&quot;&quot;COMPUTED_VALUE&quot;&quot;&quot;);166342771)" office:value-type="float" office:value="166342771" calcext:value-type="float">
            <text:p>166342771</text:p>
          </table:table-cell>
          <table:table-cell table:style-name="ce2" table:formula="of:=IFERROR(__xludf.dummyfunction(&quot;&quot;&quot;COMPUTED_VALUE&quot;&quot;&quot;);1178097)" office:value-type="float" office:value="1178097" calcext:value-type="float">
            <text:p>1178097</text:p>
          </table:table-cell>
          <table:table-cell table:style-name="ce2" table:formula="of:=IFERROR(__xludf.dummyfunction(&quot;&quot;&quot;COMPUTED_VALUE&quot;&quot;&quot;);0.733680313311137)" office:value-type="float" office:value="0.7336803133" calcext:value-type="float">
            <text:p>0.7336803133</text:p>
          </table:table-cell>
          <table:table-cell/>
          <table:table-cell table:style-name="ce2" table:formula="of:=IFERROR(__xludf.dummyfunction(&quot;&quot;&quot;COMPUTED_VALUE&quot;&quot;&quot;);11.4776025)" office:value-type="float" office:value="11.4776025" calcext:value-type="float">
            <text:p>11.4776025</text:p>
          </table:table-cell>
          <table:table-cell table:style-name="ce2" table:formula="of:=IFERROR(__xludf.dummyfunction(&quot;&quot;&quot;COMPUTED_VALUE&quot;&quot;&quot;);0.405044887849742)" office:value-type="float" office:value="0.4050448878" calcext:value-type="float">
            <text:p>0.4050448878</text:p>
          </table:table-cell>
          <table:table-cell table:style-name="ce2" table:formula="of:=IFERROR(__xludf.dummyfunction(&quot;&quot;&quot;COMPUTED_VALUE&quot;&quot;&quot;);70.5128119732777)" office:value-type="float" office:value="70.51281197" calcext:value-type="float">
            <text:p>70.51281197</text:p>
          </table:table-cell>
          <table:table-cell table:number-columns-repeated="2"/>
          <table:table-cell table:style-name="ce1" office:value-type="string" calcext:value-type="string">
            <text:p>AVIF</text:p>
          </table:table-cell>
          <table:table-cell table:number-columns-repeated="2"/>
          <table:table-cell table:style-name="ce1" office:value-type="string" calcext:value-type="string">
            <text:p>JXL</text:p>
          </table:table-cell>
          <table:table-cell table:number-columns-repeated="2"/>
          <table:table-cell table:style-name="ce1" office:value-type="string" calcext:value-type="string">
            <text:p>WEBP</text:p>
          </table:table-cell>
          <table:table-cell table:number-columns-repeated="2"/>
          <table:table-cell table:style-name="ce1" office:value-type="string" calcext:value-type="string">
            <text:p>PNG</text:p>
          </table:table-cell>
          <table:table-cell table:number-columns-repeated="6"/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number-columns-repeated="987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12961774)" office:value-type="float" office:value="12961774" calcext:value-type="float">
            <text:p>12961774</text:p>
          </table:table-cell>
          <table:table-cell table:style-name="ce2" table:formula="of:=IFERROR(__xludf.dummyfunction(&quot;&quot;&quot;COMPUTED_VALUE&quot;&quot;&quot;);200314056)" office:value-type="float" office:value="200314056" calcext:value-type="float">
            <text:p>200314056</text:p>
          </table:table-cell>
          <table:table-cell table:style-name="ce2" table:formula="of:=IFERROR(__xludf.dummyfunction(&quot;&quot;&quot;COMPUTED_VALUE&quot;&quot;&quot;);1103358)" office:value-type="float" office:value="1103358" calcext:value-type="float">
            <text:p>1103358</text:p>
          </table:table-cell>
          <table:table-cell table:style-name="ce2" table:formula="of:=IFERROR(__xludf.dummyfunction(&quot;&quot;&quot;COMPUTED_VALUE&quot;&quot;&quot;);0.690460573784765)" office:value-type="float" office:value="0.6904605738" calcext:value-type="float">
            <text:p>0.6904605738</text:p>
          </table:table-cell>
          <table:table-cell/>
          <table:table-cell table:style-name="ce2" table:formula="of:=IFERROR(__xludf.dummyfunction(&quot;&quot;&quot;COMPUTED_VALUE&quot;&quot;&quot;);10.8014783333333)" office:value-type="float" office:value="10.80147833" calcext:value-type="float">
            <text:p>10.80147833</text:p>
          </table:table-cell>
          <table:table-cell table:style-name="ce2" table:formula="of:=IFERROR(__xludf.dummyfunction(&quot;&quot;&quot;COMPUTED_VALUE&quot;&quot;&quot;);0.400546907899566)" office:value-type="float" office:value="0.4005469079" calcext:value-type="float">
            <text:p>0.4005469079</text:p>
          </table:table-cell>
          <table:table-cell table:style-name="ce2" table:formula="of:=IFERROR(__xludf.dummyfunction(&quot;&quot;&quot;COMPUTED_VALUE&quot;&quot;&quot;);84.8260443164125)" office:value-type="float" office:value="84.82604432" calcext:value-type="float">
            <text:p>84.82604432</text:p>
          </table:table-cell>
          <table:table-cell table:number-columns-repeated="18"/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number-columns-repeated="987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12957497)" office:value-type="float" office:value="12957497" calcext:value-type="float">
            <text:p>12957497</text:p>
          </table:table-cell>
          <table:table-cell table:style-name="ce2" table:formula="of:=IFERROR(__xludf.dummyfunction(&quot;&quot;&quot;COMPUTED_VALUE&quot;&quot;&quot;);322197921)" office:value-type="float" office:value="322197921" calcext:value-type="float">
            <text:p>322197921</text:p>
          </table:table-cell>
          <table:table-cell table:style-name="ce2" table:formula="of:=IFERROR(__xludf.dummyfunction(&quot;&quot;&quot;COMPUTED_VALUE&quot;&quot;&quot;);1089124)" office:value-type="float" office:value="1089124" calcext:value-type="float">
            <text:p>1089124</text:p>
          </table:table-cell>
          <table:table-cell table:style-name="ce2" table:formula="of:=IFERROR(__xludf.dummyfunction(&quot;&quot;&quot;COMPUTED_VALUE&quot;&quot;&quot;);0.690232742326349)" office:value-type="float" office:value="0.6902327423" calcext:value-type="float">
            <text:p>0.6902327423</text:p>
          </table:table-cell>
          <table:table-cell/>
          <table:table-cell table:style-name="ce2" table:formula="of:=IFERROR(__xludf.dummyfunction(&quot;&quot;&quot;COMPUTED_VALUE&quot;&quot;&quot;);10.7979141666667)" office:value-type="float" office:value="10.79791417" calcext:value-type="float">
            <text:p>10.79791417</text:p>
          </table:table-cell>
          <table:table-cell table:style-name="ce2" table:formula="of:=IFERROR(__xludf.dummyfunction(&quot;&quot;&quot;COMPUTED_VALUE&quot;&quot;&quot;);0.396700303139182)" office:value-type="float" office:value="0.3967003031" calcext:value-type="float">
            <text:p>0.3967003031</text:p>
          </table:table-cell>
          <table:table-cell table:style-name="ce2" table:formula="of:=IFERROR(__xludf.dummyfunction(&quot;&quot;&quot;COMPUTED_VALUE&quot;&quot;&quot;);136.192062284196)" office:value-type="float" office:value="136.1920623" calcext:value-type="float">
            <text:p>136.1920623</text:p>
          </table:table-cell>
          <table:table-cell table:number-columns-repeated="18"/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number-columns-repeated="987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12945218)" office:value-type="float" office:value="12945218" calcext:value-type="float">
            <text:p>12945218</text:p>
          </table:table-cell>
          <table:table-cell table:style-name="ce2" table:formula="of:=IFERROR(__xludf.dummyfunction(&quot;&quot;&quot;COMPUTED_VALUE&quot;&quot;&quot;);19906814)" office:value-type="float" office:value="19906814" calcext:value-type="float">
            <text:p>19906814</text:p>
          </table:table-cell>
          <table:table-cell table:style-name="ce2" table:formula="of:=IFERROR(__xludf.dummyfunction(&quot;&quot;&quot;COMPUTED_VALUE&quot;&quot;&quot;);10732121)" office:value-type="float" office:value="10732121" calcext:value-type="float">
            <text:p>10732121</text:p>
          </table:table-cell>
          <table:table-cell table:style-name="ce2" table:formula="of:=IFERROR(__xludf.dummyfunction(&quot;&quot;&quot;COMPUTED_VALUE&quot;&quot;&quot;);0.689578652432057)" office:value-type="float" office:value="0.6895786524" calcext:value-type="float">
            <text:p>0.6895786524</text:p>
          </table:table-cell>
          <table:table-cell/>
          <table:table-cell table:style-name="ce2" table:formula="of:=IFERROR(__xludf.dummyfunction(&quot;&quot;&quot;COMPUTED_VALUE&quot;&quot;&quot;);10.7876816666667)" office:value-type="float" office:value="10.78768167" calcext:value-type="float">
            <text:p>10.78768167</text:p>
          </table:table-cell>
          <table:table-cell table:style-name="ce2" table:formula="of:=IFERROR(__xludf.dummyfunction(&quot;&quot;&quot;COMPUTED_VALUE&quot;&quot;&quot;);0.802283019301112)" office:value-type="float" office:value="0.8022830193" calcext:value-type="float">
            <text:p>0.8022830193</text:p>
          </table:table-cell>
          <table:table-cell table:style-name="ce2" table:formula="of:=IFERROR(__xludf.dummyfunction(&quot;&quot;&quot;COMPUTED_VALUE&quot;&quot;&quot;);2.07478200439373)" office:value-type="float" office:value="2.074782004" calcext:value-type="float">
            <text:p>2.074782004</text:p>
          </table:table-cell>
          <table:table-cell table:number-columns-repeated="18"/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number-columns-repeated="987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10225808)" office:value-type="float" office:value="10225808" calcext:value-type="float">
            <text:p>10225808</text:p>
          </table:table-cell>
          <table:table-cell table:style-name="ce2" table:formula="of:=IFERROR(__xludf.dummyfunction(&quot;&quot;&quot;COMPUTED_VALUE&quot;&quot;&quot;);19767573)" office:value-type="float" office:value="19767573" calcext:value-type="float">
            <text:p>19767573</text:p>
          </table:table-cell>
          <table:table-cell table:style-name="ce2" table:formula="of:=IFERROR(__xludf.dummyfunction(&quot;&quot;&quot;COMPUTED_VALUE&quot;&quot;&quot;);10675387)" office:value-type="float" office:value="10675387" calcext:value-type="float">
            <text:p>10675387</text:p>
          </table:table-cell>
          <table:table-cell table:style-name="ce2" table:formula="of:=IFERROR(__xludf.dummyfunction(&quot;&quot;&quot;COMPUTED_VALUE&quot;&quot;&quot;);0.544718435847812)" office:value-type="float" office:value="0.5447184358" calcext:value-type="float">
            <text:p>0.5447184358</text:p>
          </table:table-cell>
          <table:table-cell/>
          <table:table-cell table:style-name="ce2" table:formula="of:=IFERROR(__xludf.dummyfunction(&quot;&quot;&quot;COMPUTED_VALUE&quot;&quot;&quot;);8.52150666666667)" office:value-type="float" office:value="8.521506667" calcext:value-type="float">
            <text:p>8.521506667</text:p>
          </table:table-cell>
          <table:table-cell table:style-name="ce2" table:formula="of:=IFERROR(__xludf.dummyfunction(&quot;&quot;&quot;COMPUTED_VALUE&quot;&quot;&quot;);0.801920359774478)" office:value-type="float" office:value="0.8019203598" calcext:value-type="float">
            <text:p>0.8019203598</text:p>
          </table:table-cell>
          <table:table-cell table:style-name="ce2" table:formula="of:=IFERROR(__xludf.dummyfunction(&quot;&quot;&quot;COMPUTED_VALUE&quot;&quot;&quot;);2.06551867240473)" office:value-type="float" office:value="2.065518672" calcext:value-type="float">
            <text:p>2.065518672</text:p>
          </table:table-cell>
          <table:table-cell table:number-columns-repeated="2"/>
          <table:table-cell table:style-name="ce2" office:value-type="float" office:value="0.837628348777601" calcext:value-type="float">
            <text:p>0.837628348777601</text:p>
          </table:table-cell>
          <table:table-cell table:number-columns-repeated="2"/>
          <table:table-cell table:style-name="ce2" office:value-type="float" office:value="0.758571689085902" calcext:value-type="float">
            <text:p>0.758571689085902</text:p>
          </table:table-cell>
          <table:table-cell table:number-columns-repeated="2"/>
          <table:table-cell table:style-name="ce2" office:value-type="float" office:value="0.985321661085944" calcext:value-type="float">
            <text:p>0.985321661085944</text:p>
          </table:table-cell>
          <table:table-cell table:number-columns-repeated="2"/>
          <table:table-cell table:style-name="ce2" office:value-type="float" office:value="0.904903871430057" calcext:value-type="float">
            <text:p>0.904903871430057</text:p>
          </table:table-cell>
          <table:table-cell table:number-columns-repeated="6"/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style-name="ce2" office:value-type="string" office:string-value="" calcext:value-type="error">
            <text:p>Err:533</text:p>
          </table:table-cell>
          <table:table-cell table:number-columns-repeated="987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10224179)" office:value-type="float" office:value="10224179" calcext:value-type="float">
            <text:p>10224179</text:p>
          </table:table-cell>
          <table:table-cell table:style-name="ce2" table:formula="of:=IFERROR(__xludf.dummyfunction(&quot;&quot;&quot;COMPUTED_VALUE&quot;&quot;&quot;);41704387)" office:value-type="float" office:value="41704387" calcext:value-type="float">
            <text:p>41704387</text:p>
          </table:table-cell>
          <table:table-cell table:style-name="ce2" table:formula="of:=IFERROR(__xludf.dummyfunction(&quot;&quot;&quot;COMPUTED_VALUE&quot;&quot;&quot;);10312421)" office:value-type="float" office:value="10312421" calcext:value-type="float">
            <text:p>10312421</text:p>
          </table:table-cell>
          <table:table-cell table:style-name="ce2" table:formula="of:=IFERROR(__xludf.dummyfunction(&quot;&quot;&quot;COMPUTED_VALUE&quot;&quot;&quot;);0.544631660667602)" office:value-type="float" office:value="0.5446316607" calcext:value-type="float">
            <text:p>0.5446316607</text:p>
          </table:table-cell>
          <table:table-cell/>
          <table:table-cell table:style-name="ce2" table:formula="of:=IFERROR(__xludf.dummyfunction(&quot;&quot;&quot;COMPUTED_VALUE&quot;&quot;&quot;);8.52014916666667)" office:value-type="float" office:value="8.520149167" calcext:value-type="float">
            <text:p>8.520149167</text:p>
          </table:table-cell>
          <table:table-cell table:style-name="ce2" table:formula="of:=IFERROR(__xludf.dummyfunction(&quot;&quot;&quot;COMPUTED_VALUE&quot;&quot;&quot;);0.756380440501498)" office:value-type="float" office:value="0.7563804405" calcext:value-type="float">
            <text:p>0.7563804405</text:p>
          </table:table-cell>
          <table:table-cell table:style-name="ce2" table:formula="of:=IFERROR(__xludf.dummyfunction(&quot;&quot;&quot;COMPUTED_VALUE&quot;&quot;&quot;);3.42224099113556)" office:value-type="float" office:value="3.422240991" calcext:value-type="float">
            <text:p>3.422240991</text:p>
          </table:table-cell>
          <table:table-cell table:number-columns-repeated="2"/>
          <table:table-cell table:style-name="ce2" office:value-type="float" office:value="0.832487211249133" calcext:value-type="float">
            <text:p>0.832487211249133</text:p>
          </table:table-cell>
          <table:table-cell table:number-columns-repeated="2"/>
          <table:table-cell table:style-name="ce2" office:value-type="float" office:value="0.739654478158284" calcext:value-type="float">
            <text:p>0.739654478158284</text:p>
          </table:table-cell>
          <table:table-cell table:number-columns-repeated="2"/>
          <table:table-cell table:style-name="ce2" office:value-type="float" office:value="0.985596869403474" calcext:value-type="float">
            <text:p>0.985596869403474</text:p>
          </table:table-cell>
          <table:table-cell table:number-columns-repeated="2"/>
          <table:table-cell table:style-name="ce2" office:value-type="float" office:value="0.90439370234431" calcext:value-type="float">
            <text:p>0.90439370234431</text:p>
          </table:table-cell>
          <table:table-cell table:number-columns-repeated="998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10217254)" office:value-type="float" office:value="10217254" calcext:value-type="float">
            <text:p>10217254</text:p>
          </table:table-cell>
          <table:table-cell table:style-name="ce2" table:formula="of:=IFERROR(__xludf.dummyfunction(&quot;&quot;&quot;COMPUTED_VALUE&quot;&quot;&quot;);56039309)" office:value-type="float" office:value="56039309" calcext:value-type="float">
            <text:p>56039309</text:p>
          </table:table-cell>
          <table:table-cell table:style-name="ce2" table:formula="of:=IFERROR(__xludf.dummyfunction(&quot;&quot;&quot;COMPUTED_VALUE&quot;&quot;&quot;);10333664)" office:value-type="float" office:value="10333664" calcext:value-type="float">
            <text:p>10333664</text:p>
          </table:table-cell>
          <table:table-cell table:style-name="ce2" table:formula="of:=IFERROR(__xludf.dummyfunction(&quot;&quot;&quot;COMPUTED_VALUE&quot;&quot;&quot;);0.544262772930981)" office:value-type="float" office:value="0.5442627729" calcext:value-type="float">
            <text:p>0.5442627729</text:p>
          </table:table-cell>
          <table:table-cell/>
          <table:table-cell table:style-name="ce2" table:formula="of:=IFERROR(__xludf.dummyfunction(&quot;&quot;&quot;COMPUTED_VALUE&quot;&quot;&quot;);8.51437833333333)" office:value-type="float" office:value="8.514378333" calcext:value-type="float">
            <text:p>8.514378333</text:p>
          </table:table-cell>
          <table:table-cell table:style-name="ce2" table:formula="of:=IFERROR(__xludf.dummyfunction(&quot;&quot;&quot;COMPUTED_VALUE&quot;&quot;&quot;);0.756288400214589)" office:value-type="float" office:value="0.7562884002" calcext:value-type="float">
            <text:p>0.7562884002</text:p>
          </table:table-cell>
          <table:table-cell table:style-name="ce2" table:formula="of:=IFERROR(__xludf.dummyfunction(&quot;&quot;&quot;COMPUTED_VALUE&quot;&quot;&quot;);4.33847708333544)" office:value-type="float" office:value="4.338477083" calcext:value-type="float">
            <text:p>4.338477083</text:p>
          </table:table-cell>
          <table:table-cell table:number-columns-repeated="2"/>
          <table:table-cell table:style-name="ce2" table:formula="of:=AVERAGE([.Q42];[.Q41])" office:value-type="float" office:value="0.83505778" calcext:value-type="float">
            <text:p>0.83505778</text:p>
          </table:table-cell>
          <table:table-cell table:number-columns-repeated="2"/>
          <table:table-cell table:style-name="ce2" table:formula="of:=AVERAGE([.T42];[.T41])" office:value-type="float" office:value="0.7491130836" calcext:value-type="float">
            <text:p>0.7491130836</text:p>
          </table:table-cell>
          <table:table-cell table:number-columns-repeated="2"/>
          <table:table-cell table:style-name="ce2" table:formula="of:=AVERAGE([.W42];[.W41])" office:value-type="float" office:value="0.9854592652" calcext:value-type="float">
            <text:p>0.9854592652</text:p>
          </table:table-cell>
          <table:table-cell table:number-columns-repeated="2"/>
          <table:table-cell table:style-name="ce2" table:formula="of:=AVERAGE([.Z42];[.Z41])" office:value-type="float" office:value="0.9046487869" calcext:value-type="float">
            <text:p>0.9046487869</text:p>
          </table:table-cell>
          <table:table-cell table:number-columns-repeated="998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10205767)" office:value-type="float" office:value="10205767" calcext:value-type="float">
            <text:p>10205767</text:p>
          </table:table-cell>
          <table:table-cell table:style-name="ce2" table:formula="of:=IFERROR(__xludf.dummyfunction(&quot;&quot;&quot;COMPUTED_VALUE&quot;&quot;&quot;);63314990)" office:value-type="float" office:value="63314990" calcext:value-type="float">
            <text:p>63314990</text:p>
          </table:table-cell>
          <table:table-cell table:style-name="ce2" table:formula="of:=IFERROR(__xludf.dummyfunction(&quot;&quot;&quot;COMPUTED_VALUE&quot;&quot;&quot;);10363235)" office:value-type="float" office:value="10363235" calcext:value-type="float">
            <text:p>10363235</text:p>
          </table:table-cell>
          <table:table-cell table:style-name="ce2" table:formula="of:=IFERROR(__xludf.dummyfunction(&quot;&quot;&quot;COMPUTED_VALUE&quot;&quot;&quot;);0.54365087207458)" office:value-type="float" office:value="0.5436508721" calcext:value-type="float">
            <text:p>0.5436508721</text:p>
          </table:table-cell>
          <table:table-cell/>
          <table:table-cell table:style-name="ce2" table:formula="of:=IFERROR(__xludf.dummyfunction(&quot;&quot;&quot;COMPUTED_VALUE&quot;&quot;&quot;);8.50480583333333)" office:value-type="float" office:value="8.504805833" calcext:value-type="float">
            <text:p>8.504805833</text:p>
          </table:table-cell>
          <table:table-cell table:style-name="ce2" table:formula="of:=IFERROR(__xludf.dummyfunction(&quot;&quot;&quot;COMPUTED_VALUE&quot;&quot;&quot;);0.755823336386889)" office:value-type="float" office:value="0.7558233364" calcext:value-type="float">
            <text:p>0.7558233364</text:p>
          </table:table-cell>
          <table:table-cell table:style-name="ce2" table:formula="of:=IFERROR(__xludf.dummyfunction(&quot;&quot;&quot;COMPUTED_VALUE&quot;&quot;&quot;);4.80309380950978)" office:value-type="float" office:value="4.80309381" calcext:value-type="float">
            <text:p>4.80309381</text:p>
          </table:table-cell>
          <table:table-cell table:number-columns-repeated="2"/>
          <table:table-cell table:style-name="ce2" office:value-type="float" office:value="0.835057780013367" calcext:value-type="float">
            <text:p>0.835057780013367</text:p>
          </table:table-cell>
          <table:table-cell table:number-columns-repeated="2"/>
          <table:table-cell table:style-name="ce2" office:value-type="float" office:value="0.749113083622093" calcext:value-type="float">
            <text:p>0.749113083622093</text:p>
          </table:table-cell>
          <table:table-cell table:number-columns-repeated="2"/>
          <table:table-cell table:style-name="ce2" office:value-type="float" office:value="0.985459265244709" calcext:value-type="float">
            <text:p>0.985459265244709</text:p>
          </table:table-cell>
          <table:table-cell table:number-columns-repeated="2"/>
          <table:table-cell table:style-name="ce2" office:value-type="float" office:value="0.904648786887183" calcext:value-type="float">
            <text:p>0.904648786887183</text:p>
          </table:table-cell>
          <table:table-cell table:number-columns-repeated="998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10165084)" office:value-type="float" office:value="10165084" calcext:value-type="float">
            <text:p>10165084</text:p>
          </table:table-cell>
          <table:table-cell table:style-name="ce2" table:formula="of:=IFERROR(__xludf.dummyfunction(&quot;&quot;&quot;COMPUTED_VALUE&quot;&quot;&quot;);243623763)" office:value-type="float" office:value="243623763" calcext:value-type="float">
            <text:p>243623763</text:p>
          </table:table-cell>
          <table:table-cell table:style-name="ce2" table:formula="of:=IFERROR(__xludf.dummyfunction(&quot;&quot;&quot;COMPUTED_VALUE&quot;&quot;&quot;);8767711)" office:value-type="float" office:value="8767711" calcext:value-type="float">
            <text:p>8767711</text:p>
          </table:table-cell>
          <table:table-cell table:style-name="ce2" table:formula="of:=IFERROR(__xludf.dummyfunction(&quot;&quot;&quot;COMPUTED_VALUE&quot;&quot;&quot;);0.541483729866787)" office:value-type="float" office:value="0.5414837299" calcext:value-type="float">
            <text:p>0.5414837299</text:p>
          </table:table-cell>
          <table:table-cell/>
          <table:table-cell table:style-name="ce2" table:formula="of:=IFERROR(__xludf.dummyfunction(&quot;&quot;&quot;COMPUTED_VALUE&quot;&quot;&quot;);8.47090333333333)" office:value-type="float" office:value="8.470903333" calcext:value-type="float">
            <text:p>8.470903333</text:p>
          </table:table-cell>
          <table:table-cell table:style-name="ce2" table:formula="of:=IFERROR(__xludf.dummyfunction(&quot;&quot;&quot;COMPUTED_VALUE&quot;&quot;&quot;);0.600764086091419)" office:value-type="float" office:value="0.6007640861" calcext:value-type="float">
            <text:p>0.6007640861</text:p>
          </table:table-cell>
          <table:table-cell table:style-name="ce2" table:formula="of:=IFERROR(__xludf.dummyfunction(&quot;&quot;&quot;COMPUTED_VALUE&quot;&quot;&quot;);16.1738734325667)" office:value-type="float" office:value="16.17387343" calcext:value-type="float">
            <text:p>16.17387343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10013405)" office:value-type="float" office:value="10013405" calcext:value-type="float">
            <text:p>10013405</text:p>
          </table:table-cell>
          <table:table-cell table:style-name="ce2" table:formula="of:=IFERROR(__xludf.dummyfunction(&quot;&quot;&quot;COMPUTED_VALUE&quot;&quot;&quot;);260798163)" office:value-type="float" office:value="260798163" calcext:value-type="float">
            <text:p>260798163</text:p>
          </table:table-cell>
          <table:table-cell table:style-name="ce2" table:formula="of:=IFERROR(__xludf.dummyfunction(&quot;&quot;&quot;COMPUTED_VALUE&quot;&quot;&quot;);8740863)" office:value-type="float" office:value="8740863" calcext:value-type="float">
            <text:p>8740863</text:p>
          </table:table-cell>
          <table:table-cell table:style-name="ce2" table:formula="of:=IFERROR(__xludf.dummyfunction(&quot;&quot;&quot;COMPUTED_VALUE&quot;&quot;&quot;);0.53340394315155)" office:value-type="float" office:value="0.5334039432" calcext:value-type="float">
            <text:p>0.5334039432</text:p>
          </table:table-cell>
          <table:table-cell/>
          <table:table-cell table:style-name="ce2" table:formula="of:=IFERROR(__xludf.dummyfunction(&quot;&quot;&quot;COMPUTED_VALUE&quot;&quot;&quot;);8.34450416666667)" office:value-type="float" office:value="8.344504167" calcext:value-type="float">
            <text:p>8.344504167</text:p>
          </table:table-cell>
          <table:table-cell table:style-name="ce2" table:formula="of:=IFERROR(__xludf.dummyfunction(&quot;&quot;&quot;COMPUTED_VALUE&quot;&quot;&quot;);0.600505691018886)" office:value-type="float" office:value="0.600505691" calcext:value-type="float">
            <text:p>0.600505691</text:p>
          </table:table-cell>
          <table:table-cell table:style-name="ce2" table:formula="of:=IFERROR(__xludf.dummyfunction(&quot;&quot;&quot;COMPUTED_VALUE&quot;&quot;&quot;);17.2714505107937)" office:value-type="float" office:value="17.27145051" calcext:value-type="float">
            <text:p>17.27145051</text:p>
          </table:table-cell>
          <table:table-cell table:number-columns-repeated="2"/>
          <table:table-cell table:style-name="ce2" office:value-type="float" office:value="0.828040171589617" calcext:value-type="float">
            <text:p>0.828040171589617</text:p>
          </table:table-cell>
          <table:table-cell table:number-columns-repeated="2"/>
          <table:table-cell table:style-name="ce2" office:value-type="float" office:value="0.72480727039707" calcext:value-type="float">
            <text:p>0.72480727039707</text:p>
          </table:table-cell>
          <table:table-cell table:number-columns-repeated="2"/>
          <table:table-cell table:style-name="ce2" office:value-type="float" office:value="0.98569151025974" calcext:value-type="float">
            <text:p>0.98569151025974</text:p>
          </table:table-cell>
          <table:table-cell table:number-columns-repeated="2"/>
          <table:table-cell table:style-name="ce2" office:value-type="float" office:value="0.903984959991229" calcext:value-type="float">
            <text:p>0.903984959991229</text:p>
          </table:table-cell>
          <table:table-cell table:number-columns-repeated="998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11117391)" office:value-type="float" office:value="11117391" calcext:value-type="float">
            <text:p>11117391</text:p>
          </table:table-cell>
          <table:table-cell table:style-name="ce2" table:formula="of:=IFERROR(__xludf.dummyfunction(&quot;&quot;&quot;COMPUTED_VALUE&quot;&quot;&quot;);538756768)" office:value-type="float" office:value="538756768" calcext:value-type="float">
            <text:p>538756768</text:p>
          </table:table-cell>
          <table:table-cell table:style-name="ce2" table:formula="of:=IFERROR(__xludf.dummyfunction(&quot;&quot;&quot;COMPUTED_VALUE&quot;&quot;&quot;);9163584)" office:value-type="float" office:value="9163584" calcext:value-type="float">
            <text:p>9163584</text:p>
          </table:table-cell>
          <table:table-cell table:style-name="ce2" table:formula="of:=IFERROR(__xludf.dummyfunction(&quot;&quot;&quot;COMPUTED_VALUE&quot;&quot;&quot;);0.514607735684322)" office:value-type="float" office:value="0.5146077357" calcext:value-type="float">
            <text:p>0.5146077357</text:p>
          </table:table-cell>
          <table:table-cell/>
          <table:table-cell table:style-name="ce2" table:formula="of:=IFERROR(__xludf.dummyfunction(&quot;&quot;&quot;COMPUTED_VALUE&quot;&quot;&quot;);9.2644925)" office:value-type="float" office:value="9.2644925" calcext:value-type="float">
            <text:p>9.2644925</text:p>
          </table:table-cell>
          <table:table-cell table:style-name="ce2" table:formula="of:=IFERROR(__xludf.dummyfunction(&quot;&quot;&quot;COMPUTED_VALUE&quot;&quot;&quot;);0.602838953628761)" office:value-type="float" office:value="0.6028389536" calcext:value-type="float">
            <text:p>0.6028389536</text:p>
          </table:table-cell>
          <table:table-cell table:style-name="ce2" table:formula="of:=IFERROR(__xludf.dummyfunction(&quot;&quot;&quot;COMPUTED_VALUE&quot;&quot;&quot;);35.0416718322491)" office:value-type="float" office:value="35.04167183" calcext:value-type="float">
            <text:p>35.04167183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10208946)" office:value-type="float" office:value="10208946" calcext:value-type="float">
            <text:p>10208946</text:p>
          </table:table-cell>
          <table:table-cell table:style-name="ce2" table:formula="of:=IFERROR(__xludf.dummyfunction(&quot;&quot;&quot;COMPUTED_VALUE&quot;&quot;&quot;);852361785)" office:value-type="float" office:value="852361785" calcext:value-type="float">
            <text:p>852361785</text:p>
          </table:table-cell>
          <table:table-cell table:style-name="ce2" table:formula="of:=IFERROR(__xludf.dummyfunction(&quot;&quot;&quot;COMPUTED_VALUE&quot;&quot;&quot;);8693125)" office:value-type="float" office:value="8693125" calcext:value-type="float">
            <text:p>8693125</text:p>
          </table:table-cell>
          <table:table-cell table:style-name="ce2" table:formula="of:=IFERROR(__xludf.dummyfunction(&quot;&quot;&quot;COMPUTED_VALUE&quot;&quot;&quot;);0.472557148056007)" office:value-type="float" office:value="0.4725571481" calcext:value-type="float">
            <text:p>0.4725571481</text:p>
          </table:table-cell>
          <table:table-cell/>
          <table:table-cell table:style-name="ce2" table:formula="of:=IFERROR(__xludf.dummyfunction(&quot;&quot;&quot;COMPUTED_VALUE&quot;&quot;&quot;);8.507455)" office:value-type="float" office:value="8.507455" calcext:value-type="float">
            <text:p>8.507455</text:p>
          </table:table-cell>
          <table:table-cell table:style-name="ce2" table:formula="of:=IFERROR(__xludf.dummyfunction(&quot;&quot;&quot;COMPUTED_VALUE&quot;&quot;&quot;);0.599219747836334)" office:value-type="float" office:value="0.5992197478" calcext:value-type="float">
            <text:p>0.5992197478</text:p>
          </table:table-cell>
          <table:table-cell table:style-name="ce2" table:formula="of:=IFERROR(__xludf.dummyfunction(&quot;&quot;&quot;COMPUTED_VALUE&quot;&quot;&quot;);55.0845586043824)" office:value-type="float" office:value="55.0845586" calcext:value-type="float">
            <text:p>55.0845586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10197626)" office:value-type="float" office:value="10197626" calcext:value-type="float">
            <text:p>10197626</text:p>
          </table:table-cell>
          <table:table-cell table:style-name="ce2" table:formula="of:=IFERROR(__xludf.dummyfunction(&quot;&quot;&quot;COMPUTED_VALUE&quot;&quot;&quot;);1149548145)" office:value-type="float" office:value="1149548145" calcext:value-type="float">
            <text:p>1149548145</text:p>
          </table:table-cell>
          <table:table-cell table:style-name="ce2" table:formula="of:=IFERROR(__xludf.dummyfunction(&quot;&quot;&quot;COMPUTED_VALUE&quot;&quot;&quot;);8852221)" office:value-type="float" office:value="8852221" calcext:value-type="float">
            <text:p>8852221</text:p>
          </table:table-cell>
          <table:table-cell table:style-name="ce2" table:formula="of:=IFERROR(__xludf.dummyfunction(&quot;&quot;&quot;COMPUTED_VALUE&quot;&quot;&quot;);0.472033161846657)" office:value-type="float" office:value="0.4720331618" calcext:value-type="float">
            <text:p>0.4720331618</text:p>
          </table:table-cell>
          <table:table-cell/>
          <table:table-cell table:style-name="ce2" table:formula="of:=IFERROR(__xludf.dummyfunction(&quot;&quot;&quot;COMPUTED_VALUE&quot;&quot;&quot;);8.49802166666667)" office:value-type="float" office:value="8.498021667" calcext:value-type="float">
            <text:p>8.498021667</text:p>
          </table:table-cell>
          <table:table-cell table:style-name="ce2" table:formula="of:=IFERROR(__xludf.dummyfunction(&quot;&quot;&quot;COMPUTED_VALUE&quot;&quot;&quot;);0.598069591563769)" office:value-type="float" office:value="0.5980695916" calcext:value-type="float">
            <text:p>0.5980695916</text:p>
          </table:table-cell>
          <table:table-cell table:style-name="ce2" table:formula="of:=IFERROR(__xludf.dummyfunction(&quot;&quot;&quot;COMPUTED_VALUE&quot;&quot;&quot;);74.0803881498024)" office:value-type="float" office:value="74.08038815" calcext:value-type="float">
            <text:p>74.08038815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10171380)" office:value-type="float" office:value="10171380" calcext:value-type="float">
            <text:p>10171380</text:p>
          </table:table-cell>
          <table:table-cell table:style-name="ce2" table:formula="of:=IFERROR(__xludf.dummyfunction(&quot;&quot;&quot;COMPUTED_VALUE&quot;&quot;&quot;);2386712378)" office:value-type="float" office:value="2386712378" calcext:value-type="float">
            <text:p>2386712378</text:p>
          </table:table-cell>
          <table:table-cell table:style-name="ce2" table:formula="of:=IFERROR(__xludf.dummyfunction(&quot;&quot;&quot;COMPUTED_VALUE&quot;&quot;&quot;);8666387)" office:value-type="float" office:value="8666387" calcext:value-type="float">
            <text:p>8666387</text:p>
          </table:table-cell>
          <table:table-cell table:style-name="ce2" table:formula="of:=IFERROR(__xludf.dummyfunction(&quot;&quot;&quot;COMPUTED_VALUE&quot;&quot;&quot;);0.47081827297293)" office:value-type="float" office:value="0.470818273" calcext:value-type="float">
            <text:p>0.470818273</text:p>
          </table:table-cell>
          <table:table-cell/>
          <table:table-cell table:style-name="ce2" table:formula="of:=IFERROR(__xludf.dummyfunction(&quot;&quot;&quot;COMPUTED_VALUE&quot;&quot;&quot;);8.47615)" office:value-type="float" office:value="8.47615" calcext:value-type="float">
            <text:p>8.47615</text:p>
          </table:table-cell>
          <table:table-cell table:style-name="ce2" table:formula="of:=IFERROR(__xludf.dummyfunction(&quot;&quot;&quot;COMPUTED_VALUE&quot;&quot;&quot;);0.588801902171611)" office:value-type="float" office:value="0.5888019022" calcext:value-type="float">
            <text:p>0.5888019022</text:p>
          </table:table-cell>
          <table:table-cell table:style-name="ce2" table:formula="of:=IFERROR(__xludf.dummyfunction(&quot;&quot;&quot;COMPUTED_VALUE&quot;&quot;&quot;);153.154103346843)" office:value-type="float" office:value="153.1541033" calcext:value-type="float">
            <text:p>153.1541033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10072389)" office:value-type="float" office:value="10072389" calcext:value-type="float">
            <text:p>10072389</text:p>
          </table:table-cell>
          <table:table-cell table:style-name="ce2" table:formula="of:=IFERROR(__xludf.dummyfunction(&quot;&quot;&quot;COMPUTED_VALUE&quot;&quot;&quot;);22572184)" office:value-type="float" office:value="22572184" calcext:value-type="float">
            <text:p>22572184</text:p>
          </table:table-cell>
          <table:table-cell table:style-name="ce2" table:formula="of:=IFERROR(__xludf.dummyfunction(&quot;&quot;&quot;COMPUTED_VALUE&quot;&quot;&quot;);9473190)" office:value-type="float" office:value="9473190" calcext:value-type="float">
            <text:p>9473190</text:p>
          </table:table-cell>
          <table:table-cell table:style-name="ce2" table:formula="of:=IFERROR(__xludf.dummyfunction(&quot;&quot;&quot;COMPUTED_VALUE&quot;&quot;&quot;);0.466236124664651)" office:value-type="float" office:value="0.4662361247" calcext:value-type="float">
            <text:p>0.4662361247</text:p>
          </table:table-cell>
          <table:table-cell/>
          <table:table-cell table:style-name="ce2" table:formula="of:=IFERROR(__xludf.dummyfunction(&quot;&quot;&quot;COMPUTED_VALUE&quot;&quot;&quot;);8.3936575)" office:value-type="float" office:value="8.3936575" calcext:value-type="float">
            <text:p>8.3936575</text:p>
          </table:table-cell>
          <table:table-cell table:style-name="ce2" table:formula="of:=IFERROR(__xludf.dummyfunction(&quot;&quot;&quot;COMPUTED_VALUE&quot;&quot;&quot;);0.567227745421578)" office:value-type="float" office:value="0.5672277454" calcext:value-type="float">
            <text:p>0.5672277454</text:p>
          </table:table-cell>
          <table:table-cell table:style-name="ce2" table:formula="of:=IFERROR(__xludf.dummyfunction(&quot;&quot;&quot;COMPUTED_VALUE&quot;&quot;&quot;);1.82102772396221)" office:value-type="float" office:value="1.821027724" calcext:value-type="float">
            <text:p>1.821027724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10069769)" office:value-type="float" office:value="10069769" calcext:value-type="float">
            <text:p>10069769</text:p>
          </table:table-cell>
          <table:table-cell table:style-name="ce2" table:formula="of:=IFERROR(__xludf.dummyfunction(&quot;&quot;&quot;COMPUTED_VALUE&quot;&quot;&quot;);22690746)" office:value-type="float" office:value="22690746" calcext:value-type="float">
            <text:p>22690746</text:p>
          </table:table-cell>
          <table:table-cell table:style-name="ce2" table:formula="of:=IFERROR(__xludf.dummyfunction(&quot;&quot;&quot;COMPUTED_VALUE&quot;&quot;&quot;);9484822)" office:value-type="float" office:value="9484822" calcext:value-type="float">
            <text:p>9484822</text:p>
          </table:table-cell>
          <table:table-cell table:style-name="ce2" table:formula="of:=IFERROR(__xludf.dummyfunction(&quot;&quot;&quot;COMPUTED_VALUE&quot;&quot;&quot;);0.466114848704537)" office:value-type="float" office:value="0.4661148487" calcext:value-type="float">
            <text:p>0.4661148487</text:p>
          </table:table-cell>
          <table:table-cell/>
          <table:table-cell table:style-name="ce2" table:formula="of:=IFERROR(__xludf.dummyfunction(&quot;&quot;&quot;COMPUTED_VALUE&quot;&quot;&quot;);8.39147416666667)" office:value-type="float" office:value="8.391474167" calcext:value-type="float">
            <text:p>8.391474167</text:p>
          </table:table-cell>
          <table:table-cell table:style-name="ce2" table:formula="of:=IFERROR(__xludf.dummyfunction(&quot;&quot;&quot;COMPUTED_VALUE&quot;&quot;&quot;);0.567292356809428)" office:value-type="float" office:value="0.5672923568" calcext:value-type="float">
            <text:p>0.5672923568</text:p>
          </table:table-cell>
          <table:table-cell table:style-name="ce2" table:formula="of:=IFERROR(__xludf.dummyfunction(&quot;&quot;&quot;COMPUTED_VALUE&quot;&quot;&quot;);1.82767800880797)" office:value-type="float" office:value="1.827678009" calcext:value-type="float">
            <text:p>1.827678009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10025384)" office:value-type="float" office:value="10025384" calcext:value-type="float">
            <text:p>10025384</text:p>
          </table:table-cell>
          <table:table-cell table:style-name="ce2" table:formula="of:=IFERROR(__xludf.dummyfunction(&quot;&quot;&quot;COMPUTED_VALUE&quot;&quot;&quot;);41913229)" office:value-type="float" office:value="41913229" calcext:value-type="float">
            <text:p>41913229</text:p>
          </table:table-cell>
          <table:table-cell table:style-name="ce2" table:formula="of:=IFERROR(__xludf.dummyfunction(&quot;&quot;&quot;COMPUTED_VALUE&quot;&quot;&quot;);8643007)" office:value-type="float" office:value="8643007" calcext:value-type="float">
            <text:p>8643007</text:p>
          </table:table-cell>
          <table:table-cell table:style-name="ce2" table:formula="of:=IFERROR(__xludf.dummyfunction(&quot;&quot;&quot;COMPUTED_VALUE&quot;&quot;&quot;);0.464060332105422)" office:value-type="float" office:value="0.4640603321" calcext:value-type="float">
            <text:p>0.4640603321</text:p>
          </table:table-cell>
          <table:table-cell/>
          <table:table-cell table:style-name="ce2" table:formula="of:=IFERROR(__xludf.dummyfunction(&quot;&quot;&quot;COMPUTED_VALUE&quot;&quot;&quot;);8.35448666666667)" office:value-type="float" office:value="8.354486667" calcext:value-type="float">
            <text:p>8.354486667</text:p>
          </table:table-cell>
          <table:table-cell table:style-name="ce2" table:formula="of:=IFERROR(__xludf.dummyfunction(&quot;&quot;&quot;COMPUTED_VALUE&quot;&quot;&quot;);0.520565803271322)" office:value-type="float" office:value="0.5205658033" calcext:value-type="float">
            <text:p>0.5205658033</text:p>
          </table:table-cell>
          <table:table-cell table:style-name="ce2" table:formula="of:=IFERROR(__xludf.dummyfunction(&quot;&quot;&quot;COMPUTED_VALUE&quot;&quot;&quot;);2.8486881338694)" office:value-type="float" office:value="2.848688134" calcext:value-type="float">
            <text:p>2.848688134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10019905)" office:value-type="float" office:value="10019905" calcext:value-type="float">
            <text:p>10019905</text:p>
          </table:table-cell>
          <table:table-cell table:style-name="ce2" table:formula="of:=IFERROR(__xludf.dummyfunction(&quot;&quot;&quot;COMPUTED_VALUE&quot;&quot;&quot;);58969604)" office:value-type="float" office:value="58969604" calcext:value-type="float">
            <text:p>58969604</text:p>
          </table:table-cell>
          <table:table-cell table:style-name="ce2" table:formula="of:=IFERROR(__xludf.dummyfunction(&quot;&quot;&quot;COMPUTED_VALUE&quot;&quot;&quot;);8703293)" office:value-type="float" office:value="8703293" calcext:value-type="float">
            <text:p>8703293</text:p>
          </table:table-cell>
          <table:table-cell table:style-name="ce2" table:formula="of:=IFERROR(__xludf.dummyfunction(&quot;&quot;&quot;COMPUTED_VALUE&quot;&quot;&quot;);0.463806717225473)" office:value-type="float" office:value="0.4638067172" calcext:value-type="float">
            <text:p>0.4638067172</text:p>
          </table:table-cell>
          <table:table-cell/>
          <table:table-cell table:style-name="ce2" table:formula="of:=IFERROR(__xludf.dummyfunction(&quot;&quot;&quot;COMPUTED_VALUE&quot;&quot;&quot;);8.34992083333333)" office:value-type="float" office:value="8.349920833" calcext:value-type="float">
            <text:p>8.349920833</text:p>
          </table:table-cell>
          <table:table-cell table:style-name="ce2" table:formula="of:=IFERROR(__xludf.dummyfunction(&quot;&quot;&quot;COMPUTED_VALUE&quot;&quot;&quot;);0.520376683132116)" office:value-type="float" office:value="0.5203766831" calcext:value-type="float">
            <text:p>0.5203766831</text:p>
          </table:table-cell>
          <table:table-cell table:style-name="ce2" table:formula="of:=IFERROR(__xludf.dummyfunction(&quot;&quot;&quot;COMPUTED_VALUE&quot;&quot;&quot;);3.79591653473663)" office:value-type="float" office:value="3.795916535" calcext:value-type="float">
            <text:p>3.795916535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10009367)" office:value-type="float" office:value="10009367" calcext:value-type="float">
            <text:p>10009367</text:p>
          </table:table-cell>
          <table:table-cell table:style-name="ce2" table:formula="of:=IFERROR(__xludf.dummyfunction(&quot;&quot;&quot;COMPUTED_VALUE&quot;&quot;&quot;);78492599)" office:value-type="float" office:value="78492599" calcext:value-type="float">
            <text:p>78492599</text:p>
          </table:table-cell>
          <table:table-cell table:style-name="ce2" table:formula="of:=IFERROR(__xludf.dummyfunction(&quot;&quot;&quot;COMPUTED_VALUE&quot;&quot;&quot;);8595267)" office:value-type="float" office:value="8595267" calcext:value-type="float">
            <text:p>8595267</text:p>
          </table:table-cell>
          <table:table-cell table:style-name="ce2" table:formula="of:=IFERROR(__xludf.dummyfunction(&quot;&quot;&quot;COMPUTED_VALUE&quot;&quot;&quot;);0.46331892865002)" office:value-type="float" office:value="0.4633189287" calcext:value-type="float">
            <text:p>0.4633189287</text:p>
          </table:table-cell>
          <table:table-cell/>
          <table:table-cell table:style-name="ce2" table:formula="of:=IFERROR(__xludf.dummyfunction(&quot;&quot;&quot;COMPUTED_VALUE&quot;&quot;&quot;);8.34113916666667)" office:value-type="float" office:value="8.341139167" calcext:value-type="float">
            <text:p>8.341139167</text:p>
          </table:table-cell>
          <table:table-cell table:style-name="ce2" table:formula="of:=IFERROR(__xludf.dummyfunction(&quot;&quot;&quot;COMPUTED_VALUE&quot;&quot;&quot;);0.518561750432404)" office:value-type="float" office:value="0.5185617504" calcext:value-type="float">
            <text:p>0.5185617504</text:p>
          </table:table-cell>
          <table:table-cell table:style-name="ce2" table:formula="of:=IFERROR(__xludf.dummyfunction(&quot;&quot;&quot;COMPUTED_VALUE&quot;&quot;&quot;);4.87853059269413)" office:value-type="float" office:value="4.878530593" calcext:value-type="float">
            <text:p>4.878530593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10005741)" office:value-type="float" office:value="10005741" calcext:value-type="float">
            <text:p>10005741</text:p>
          </table:table-cell>
          <table:table-cell table:style-name="ce2" table:formula="of:=IFERROR(__xludf.dummyfunction(&quot;&quot;&quot;COMPUTED_VALUE&quot;&quot;&quot;);227494213)" office:value-type="float" office:value="227494213" calcext:value-type="float">
            <text:p>227494213</text:p>
          </table:table-cell>
          <table:table-cell table:style-name="ce2" table:formula="of:=IFERROR(__xludf.dummyfunction(&quot;&quot;&quot;COMPUTED_VALUE&quot;&quot;&quot;);8627646)" office:value-type="float" office:value="8627646" calcext:value-type="float">
            <text:p>8627646</text:p>
          </table:table-cell>
          <table:table-cell table:style-name="ce2" table:formula="of:=IFERROR(__xludf.dummyfunction(&quot;&quot;&quot;COMPUTED_VALUE&quot;&quot;&quot;);0.463151086424304)" office:value-type="float" office:value="0.4631510864" calcext:value-type="float">
            <text:p>0.4631510864</text:p>
          </table:table-cell>
          <table:table-cell/>
          <table:table-cell table:style-name="ce2" table:formula="of:=IFERROR(__xludf.dummyfunction(&quot;&quot;&quot;COMPUTED_VALUE&quot;&quot;&quot;);8.3381175)" office:value-type="float" office:value="8.3381175" calcext:value-type="float">
            <text:p>8.3381175</text:p>
          </table:table-cell>
          <table:table-cell table:style-name="ce2" table:formula="of:=IFERROR(__xludf.dummyfunction(&quot;&quot;&quot;COMPUTED_VALUE&quot;&quot;&quot;);0.514159455298746)" office:value-type="float" office:value="0.5141594553" calcext:value-type="float">
            <text:p>0.5141594553</text:p>
          </table:table-cell>
          <table:table-cell table:style-name="ce2" table:formula="of:=IFERROR(__xludf.dummyfunction(&quot;&quot;&quot;COMPUTED_VALUE&quot;&quot;&quot;);13.1506078989903)" office:value-type="float" office:value="13.1506079" calcext:value-type="float">
            <text:p>13.1506079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7426100)" office:value-type="float" office:value="7426100" calcext:value-type="float">
            <text:p>7426100</text:p>
          </table:table-cell>
          <table:table-cell table:style-name="ce2" table:formula="of:=IFERROR(__xludf.dummyfunction(&quot;&quot;&quot;COMPUTED_VALUE&quot;&quot;&quot;);244215147)" office:value-type="float" office:value="244215147" calcext:value-type="float">
            <text:p>244215147</text:p>
          </table:table-cell>
          <table:table-cell table:style-name="ce2" table:formula="of:=IFERROR(__xludf.dummyfunction(&quot;&quot;&quot;COMPUTED_VALUE&quot;&quot;&quot;);8665974)" office:value-type="float" office:value="8665974" calcext:value-type="float">
            <text:p>8665974</text:p>
          </table:table-cell>
          <table:table-cell table:style-name="ce2" table:formula="of:=IFERROR(__xludf.dummyfunction(&quot;&quot;&quot;COMPUTED_VALUE&quot;&quot;&quot;);0.294192567954359)" office:value-type="float" office:value="0.294192568" calcext:value-type="float">
            <text:p>0.294192568</text:p>
          </table:table-cell>
          <table:table-cell/>
          <table:table-cell table:style-name="ce2" table:formula="of:=IFERROR(__xludf.dummyfunction(&quot;&quot;&quot;COMPUTED_VALUE&quot;&quot;&quot;);6.18841666666667)" office:value-type="float" office:value="6.188416667" calcext:value-type="float">
            <text:p>6.188416667</text:p>
          </table:table-cell>
          <table:table-cell table:style-name="ce2" table:formula="of:=IFERROR(__xludf.dummyfunction(&quot;&quot;&quot;COMPUTED_VALUE&quot;&quot;&quot;);0.514251076972186)" office:value-type="float" office:value="0.514251077" calcext:value-type="float">
            <text:p>0.514251077</text:p>
          </table:table-cell>
          <table:table-cell table:style-name="ce2" table:formula="of:=IFERROR(__xludf.dummyfunction(&quot;&quot;&quot;COMPUTED_VALUE&quot;&quot;&quot;);14.079484554951)" office:value-type="float" office:value="14.07948455" calcext:value-type="float">
            <text:p>14.07948455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7236526)" office:value-type="float" office:value="7236526" calcext:value-type="float">
            <text:p>7236526</text:p>
          </table:table-cell>
          <table:table-cell table:style-name="ce2" table:formula="of:=IFERROR(__xludf.dummyfunction(&quot;&quot;&quot;COMPUTED_VALUE&quot;&quot;&quot;);695822504)" office:value-type="float" office:value="695822504" calcext:value-type="float">
            <text:p>695822504</text:p>
          </table:table-cell>
          <table:table-cell table:style-name="ce2" table:formula="of:=IFERROR(__xludf.dummyfunction(&quot;&quot;&quot;COMPUTED_VALUE&quot;&quot;&quot;);8627968)" office:value-type="float" office:value="8627968" calcext:value-type="float">
            <text:p>8627968</text:p>
          </table:table-cell>
          <table:table-cell table:style-name="ce2" table:formula="of:=IFERROR(__xludf.dummyfunction(&quot;&quot;&quot;COMPUTED_VALUE&quot;&quot;&quot;);0.28668239951098)" office:value-type="float" office:value="0.2866823995" calcext:value-type="float">
            <text:p>0.2866823995</text:p>
          </table:table-cell>
          <table:table-cell/>
          <table:table-cell table:style-name="ce2" table:formula="of:=IFERROR(__xludf.dummyfunction(&quot;&quot;&quot;COMPUTED_VALUE&quot;&quot;&quot;);6.03043833333333)" office:value-type="float" office:value="6.030438333" calcext:value-type="float">
            <text:p>6.030438333</text:p>
          </table:table-cell>
          <table:table-cell table:style-name="ce2" table:formula="of:=IFERROR(__xludf.dummyfunction(&quot;&quot;&quot;COMPUTED_VALUE&quot;&quot;&quot;);0.511985451328486)" office:value-type="float" office:value="0.5119854513" calcext:value-type="float">
            <text:p>0.5119854513</text:p>
          </table:table-cell>
          <table:table-cell table:style-name="ce2" table:formula="of:=IFERROR(__xludf.dummyfunction(&quot;&quot;&quot;COMPUTED_VALUE&quot;&quot;&quot;);39.162310142253)" office:value-type="float" office:value="39.16231014" calcext:value-type="float">
            <text:p>39.16231014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6595702)" office:value-type="float" office:value="6595702" calcext:value-type="float">
            <text:p>6595702</text:p>
          </table:table-cell>
          <table:table-cell table:style-name="ce2" table:formula="of:=IFERROR(__xludf.dummyfunction(&quot;&quot;&quot;COMPUTED_VALUE&quot;&quot;&quot;);1078754065)" office:value-type="float" office:value="1078754065" calcext:value-type="float">
            <text:p>1078754065</text:p>
          </table:table-cell>
          <table:table-cell table:style-name="ce2" table:formula="of:=IFERROR(__xludf.dummyfunction(&quot;&quot;&quot;COMPUTED_VALUE&quot;&quot;&quot;);8706564)" office:value-type="float" office:value="8706564" calcext:value-type="float">
            <text:p>8706564</text:p>
          </table:table-cell>
          <table:table-cell table:style-name="ce2" table:formula="of:=IFERROR(__xludf.dummyfunction(&quot;&quot;&quot;COMPUTED_VALUE&quot;&quot;&quot;);0.26129549950064)" office:value-type="float" office:value="0.2612954995" calcext:value-type="float">
            <text:p>0.2612954995</text:p>
          </table:table-cell>
          <table:table-cell/>
          <table:table-cell table:style-name="ce2" table:formula="of:=IFERROR(__xludf.dummyfunction(&quot;&quot;&quot;COMPUTED_VALUE&quot;&quot;&quot;);5.49641833333333)" office:value-type="float" office:value="5.496418333" calcext:value-type="float">
            <text:p>5.496418333</text:p>
          </table:table-cell>
          <table:table-cell table:style-name="ce2" table:formula="of:=IFERROR(__xludf.dummyfunction(&quot;&quot;&quot;COMPUTED_VALUE&quot;&quot;&quot;);0.512168407686452)" office:value-type="float" office:value="0.5121684077" calcext:value-type="float">
            <text:p>0.5121684077</text:p>
          </table:table-cell>
          <table:table-cell table:style-name="ce2" table:formula="of:=IFERROR(__xludf.dummyfunction(&quot;&quot;&quot;COMPUTED_VALUE&quot;&quot;&quot;);60.4329019772703)" office:value-type="float" office:value="60.43290198" calcext:value-type="float">
            <text:p>60.43290198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6541323)" office:value-type="float" office:value="6541323" calcext:value-type="float">
            <text:p>6541323</text:p>
          </table:table-cell>
          <table:table-cell table:style-name="ce2" table:formula="of:=IFERROR(__xludf.dummyfunction(&quot;&quot;&quot;COMPUTED_VALUE&quot;&quot;&quot;);1484394511)" office:value-type="float" office:value="1484394511" calcext:value-type="float">
            <text:p>1484394511</text:p>
          </table:table-cell>
          <table:table-cell table:style-name="ce2" table:formula="of:=IFERROR(__xludf.dummyfunction(&quot;&quot;&quot;COMPUTED_VALUE&quot;&quot;&quot;);8607769)" office:value-type="float" office:value="8607769" calcext:value-type="float">
            <text:p>8607769</text:p>
          </table:table-cell>
          <table:table-cell table:style-name="ce2" table:formula="of:=IFERROR(__xludf.dummyfunction(&quot;&quot;&quot;COMPUTED_VALUE&quot;&quot;&quot;);0.259141219642735)" office:value-type="float" office:value="0.2591412196" calcext:value-type="float">
            <text:p>0.2591412196</text:p>
          </table:table-cell>
          <table:table-cell/>
          <table:table-cell table:style-name="ce2" table:formula="of:=IFERROR(__xludf.dummyfunction(&quot;&quot;&quot;COMPUTED_VALUE&quot;&quot;&quot;);5.4511025)" office:value-type="float" office:value="5.4511025" calcext:value-type="float">
            <text:p>5.4511025</text:p>
          </table:table-cell>
          <table:table-cell table:style-name="ce2" table:formula="of:=IFERROR(__xludf.dummyfunction(&quot;&quot;&quot;COMPUTED_VALUE&quot;&quot;&quot;);0.511131850020334)" office:value-type="float" office:value="0.51113185" calcext:value-type="float">
            <text:p>0.51113185</text:p>
          </table:table-cell>
          <table:table-cell table:style-name="ce2" table:formula="of:=IFERROR(__xludf.dummyfunction(&quot;&quot;&quot;COMPUTED_VALUE&quot;&quot;&quot;);82.9636675035325)" office:value-type="float" office:value="82.9636675" calcext:value-type="float">
            <text:p>82.9636675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6238143)" office:value-type="float" office:value="6238143" calcext:value-type="float">
            <text:p>6238143</text:p>
          </table:table-cell>
          <table:table-cell table:style-name="ce2" table:formula="of:=IFERROR(__xludf.dummyfunction(&quot;&quot;&quot;COMPUTED_VALUE&quot;&quot;&quot;);3645013207)" office:value-type="float" office:value="3645013207" calcext:value-type="float">
            <text:p>3645013207</text:p>
          </table:table-cell>
          <table:table-cell table:style-name="ce2" table:formula="of:=IFERROR(__xludf.dummyfunction(&quot;&quot;&quot;COMPUTED_VALUE&quot;&quot;&quot;);8672568)" office:value-type="float" office:value="8672568" calcext:value-type="float">
            <text:p>8672568</text:p>
          </table:table-cell>
          <table:table-cell table:style-name="ce2" table:formula="of:=IFERROR(__xludf.dummyfunction(&quot;&quot;&quot;COMPUTED_VALUE&quot;&quot;&quot;);0.247130432991275)" office:value-type="float" office:value="0.247130433" calcext:value-type="float">
            <text:p>0.247130433</text:p>
          </table:table-cell>
          <table:table-cell/>
          <table:table-cell table:style-name="ce2" table:formula="of:=IFERROR(__xludf.dummyfunction(&quot;&quot;&quot;COMPUTED_VALUE&quot;&quot;&quot;);5.1984525)" office:value-type="float" office:value="5.1984525" calcext:value-type="float">
            <text:p>5.1984525</text:p>
          </table:table-cell>
          <table:table-cell table:style-name="ce2" table:formula="of:=IFERROR(__xludf.dummyfunction(&quot;&quot;&quot;COMPUTED_VALUE&quot;&quot;&quot;);0.511323941883449)" office:value-type="float" office:value="0.5113239419" calcext:value-type="float">
            <text:p>0.5113239419</text:p>
          </table:table-cell>
          <table:table-cell table:style-name="ce2" table:formula="of:=IFERROR(__xludf.dummyfunction(&quot;&quot;&quot;COMPUTED_VALUE&quot;&quot;&quot;);202.978106984097)" office:value-type="float" office:value="202.978107" calcext:value-type="float">
            <text:p>202.978107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6153605)" office:value-type="float" office:value="6153605" calcext:value-type="float">
            <text:p>6153605</text:p>
          </table:table-cell>
          <table:table-cell table:style-name="ce2" table:formula="of:=IFERROR(__xludf.dummyfunction(&quot;&quot;&quot;COMPUTED_VALUE&quot;&quot;&quot;);17857533)" office:value-type="float" office:value="17857533" calcext:value-type="float">
            <text:p>17857533</text:p>
          </table:table-cell>
          <table:table-cell table:style-name="ce2" table:formula="of:=IFERROR(__xludf.dummyfunction(&quot;&quot;&quot;COMPUTED_VALUE&quot;&quot;&quot;);7404346)" office:value-type="float" office:value="7404346" calcext:value-type="float">
            <text:p>7404346</text:p>
          </table:table-cell>
          <table:table-cell table:style-name="ce2" table:formula="of:=IFERROR(__xludf.dummyfunction(&quot;&quot;&quot;COMPUTED_VALUE&quot;&quot;&quot;);0.2437813734163)" office:value-type="float" office:value="0.2437813734" calcext:value-type="float">
            <text:p>0.2437813734</text:p>
          </table:table-cell>
          <table:table-cell/>
          <table:table-cell table:style-name="ce2" table:formula="of:=IFERROR(__xludf.dummyfunction(&quot;&quot;&quot;COMPUTED_VALUE&quot;&quot;&quot;);5.12800416666667)" office:value-type="float" office:value="5.128004167" calcext:value-type="float">
            <text:p>5.128004167</text:p>
          </table:table-cell>
          <table:table-cell table:style-name="ce2" table:formula="of:=IFERROR(__xludf.dummyfunction(&quot;&quot;&quot;COMPUTED_VALUE&quot;&quot;&quot;);0.329392259266287)" office:value-type="float" office:value="0.3293922593" calcext:value-type="float">
            <text:p>0.3293922593</text:p>
          </table:table-cell>
          <table:table-cell table:style-name="ce2" table:formula="of:=IFERROR(__xludf.dummyfunction(&quot;&quot;&quot;COMPUTED_VALUE&quot;&quot;&quot;);1.17832564135374)" office:value-type="float" office:value="1.178325641" calcext:value-type="float">
            <text:p>1.178325641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6142507)" office:value-type="float" office:value="6142507" calcext:value-type="float">
            <text:p>6142507</text:p>
          </table:table-cell>
          <table:table-cell table:style-name="ce2" table:formula="of:=IFERROR(__xludf.dummyfunction(&quot;&quot;&quot;COMPUTED_VALUE&quot;&quot;&quot;);17819454)" office:value-type="float" office:value="17819454" calcext:value-type="float">
            <text:p>17819454</text:p>
          </table:table-cell>
          <table:table-cell table:style-name="ce2" table:formula="of:=IFERROR(__xludf.dummyfunction(&quot;&quot;&quot;COMPUTED_VALUE&quot;&quot;&quot;);7431071)" office:value-type="float" office:value="7431071" calcext:value-type="float">
            <text:p>7431071</text:p>
          </table:table-cell>
          <table:table-cell table:style-name="ce2" table:formula="of:=IFERROR(__xludf.dummyfunction(&quot;&quot;&quot;COMPUTED_VALUE&quot;&quot;&quot;);0.243341714763823)" office:value-type="float" office:value="0.2433417148" calcext:value-type="float">
            <text:p>0.2433417148</text:p>
          </table:table-cell>
          <table:table-cell/>
          <table:table-cell table:style-name="ce2" table:formula="of:=IFERROR(__xludf.dummyfunction(&quot;&quot;&quot;COMPUTED_VALUE&quot;&quot;&quot;);5.11875583333333)" office:value-type="float" office:value="5.118755833" calcext:value-type="float">
            <text:p>5.118755833</text:p>
          </table:table-cell>
          <table:table-cell table:style-name="ce2" table:formula="of:=IFERROR(__xludf.dummyfunction(&quot;&quot;&quot;COMPUTED_VALUE&quot;&quot;&quot;);0.329519307860493)" office:value-type="float" office:value="0.3295193079" calcext:value-type="float">
            <text:p>0.3295193079</text:p>
          </table:table-cell>
          <table:table-cell table:style-name="ce2" table:formula="of:=IFERROR(__xludf.dummyfunction(&quot;&quot;&quot;COMPUTED_VALUE&quot;&quot;&quot;);1.17664244357985)" office:value-type="float" office:value="1.176642444" calcext:value-type="float">
            <text:p>1.176642444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6130109)" office:value-type="float" office:value="6130109" calcext:value-type="float">
            <text:p>6130109</text:p>
          </table:table-cell>
          <table:table-cell table:style-name="ce2" table:formula="of:=IFERROR(__xludf.dummyfunction(&quot;&quot;&quot;COMPUTED_VALUE&quot;&quot;&quot;);66235054)" office:value-type="float" office:value="66235054" calcext:value-type="float">
            <text:p>66235054</text:p>
          </table:table-cell>
          <table:table-cell table:style-name="ce2" table:formula="of:=IFERROR(__xludf.dummyfunction(&quot;&quot;&quot;COMPUTED_VALUE&quot;&quot;&quot;);7945033)" office:value-type="float" office:value="7945033" calcext:value-type="float">
            <text:p>7945033</text:p>
          </table:table-cell>
          <table:table-cell table:style-name="ce2" table:formula="of:=IFERROR(__xludf.dummyfunction(&quot;&quot;&quot;COMPUTED_VALUE&quot;&quot;&quot;);0.242850555278023)" office:value-type="float" office:value="0.2428505553" calcext:value-type="float">
            <text:p>0.2428505553</text:p>
          </table:table-cell>
          <table:table-cell/>
          <table:table-cell table:style-name="ce2" table:formula="of:=IFERROR(__xludf.dummyfunction(&quot;&quot;&quot;COMPUTED_VALUE&quot;&quot;&quot;);5.10842416666667)" office:value-type="float" office:value="5.108424167" calcext:value-type="float">
            <text:p>5.108424167</text:p>
          </table:table-cell>
          <table:table-cell table:style-name="ce2" table:formula="of:=IFERROR(__xludf.dummyfunction(&quot;&quot;&quot;COMPUTED_VALUE&quot;&quot;&quot;);0.32445247522909)" office:value-type="float" office:value="0.3244524752" calcext:value-type="float">
            <text:p>0.3244524752</text:p>
          </table:table-cell>
          <table:table-cell table:style-name="ce2" table:formula="of:=IFERROR(__xludf.dummyfunction(&quot;&quot;&quot;COMPUTED_VALUE&quot;&quot;&quot;);3.47321599172183)" office:value-type="float" office:value="3.473215992" calcext:value-type="float">
            <text:p>3.473215992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6126259)" office:value-type="float" office:value="6126259" calcext:value-type="float">
            <text:p>6126259</text:p>
          </table:table-cell>
          <table:table-cell table:style-name="ce2" table:formula="of:=IFERROR(__xludf.dummyfunction(&quot;&quot;&quot;COMPUTED_VALUE&quot;&quot;&quot;);109055868)" office:value-type="float" office:value="109055868" calcext:value-type="float">
            <text:p>109055868</text:p>
          </table:table-cell>
          <table:table-cell table:style-name="ce2" table:formula="of:=IFERROR(__xludf.dummyfunction(&quot;&quot;&quot;COMPUTED_VALUE&quot;&quot;&quot;);7562797)" office:value-type="float" office:value="7562797" calcext:value-type="float">
            <text:p>7562797</text:p>
          </table:table-cell>
          <table:table-cell table:style-name="ce2" table:formula="of:=IFERROR(__xludf.dummyfunction(&quot;&quot;&quot;COMPUTED_VALUE&quot;&quot;&quot;);0.242698033579336)" office:value-type="float" office:value="0.2426980336" calcext:value-type="float">
            <text:p>0.2426980336</text:p>
          </table:table-cell>
          <table:table-cell/>
          <table:table-cell table:style-name="ce2" table:formula="of:=IFERROR(__xludf.dummyfunction(&quot;&quot;&quot;COMPUTED_VALUE&quot;&quot;&quot;);5.10521583333333)" office:value-type="float" office:value="5.105215833" calcext:value-type="float">
            <text:p>5.105215833</text:p>
          </table:table-cell>
          <table:table-cell table:style-name="ce2" table:formula="of:=IFERROR(__xludf.dummyfunction(&quot;&quot;&quot;COMPUTED_VALUE&quot;&quot;&quot;);0.29724845467788)" office:value-type="float" office:value="0.2972484547" calcext:value-type="float">
            <text:p>0.2972484547</text:p>
          </table:table-cell>
          <table:table-cell table:style-name="ce2" table:formula="of:=IFERROR(__xludf.dummyfunction(&quot;&quot;&quot;COMPUTED_VALUE&quot;&quot;&quot;);5.48168052923841)" office:value-type="float" office:value="5.481680529" calcext:value-type="float">
            <text:p>5.481680529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6124911)" office:value-type="float" office:value="6124911" calcext:value-type="float">
            <text:p>6124911</text:p>
          </table:table-cell>
          <table:table-cell table:style-name="ce2" table:formula="of:=IFERROR(__xludf.dummyfunction(&quot;&quot;&quot;COMPUTED_VALUE&quot;&quot;&quot;);330594948)" office:value-type="float" office:value="330594948" calcext:value-type="float">
            <text:p>330594948</text:p>
          </table:table-cell>
          <table:table-cell table:style-name="ce2" table:formula="of:=IFERROR(__xludf.dummyfunction(&quot;&quot;&quot;COMPUTED_VALUE&quot;&quot;&quot;);7453086)" office:value-type="float" office:value="7453086" calcext:value-type="float">
            <text:p>7453086</text:p>
          </table:table-cell>
          <table:table-cell table:style-name="ce2" table:formula="of:=IFERROR(__xludf.dummyfunction(&quot;&quot;&quot;COMPUTED_VALUE&quot;&quot;&quot;);0.242644631176782)" office:value-type="float" office:value="0.2426446312" calcext:value-type="float">
            <text:p>0.2426446312</text:p>
          </table:table-cell>
          <table:table-cell/>
          <table:table-cell table:style-name="ce2" table:formula="of:=IFERROR(__xludf.dummyfunction(&quot;&quot;&quot;COMPUTED_VALUE&quot;&quot;&quot;);5.1040925)" office:value-type="float" office:value="5.1040925" calcext:value-type="float">
            <text:p>5.1040925</text:p>
          </table:table-cell>
          <table:table-cell table:style-name="ce2" table:formula="of:=IFERROR(__xludf.dummyfunction(&quot;&quot;&quot;COMPUTED_VALUE&quot;&quot;&quot;);0.294572617165386)" office:value-type="float" office:value="0.2945726172" calcext:value-type="float">
            <text:p>0.2945726172</text:p>
          </table:table-cell>
          <table:table-cell table:style-name="ce2" table:formula="of:=IFERROR(__xludf.dummyfunction(&quot;&quot;&quot;COMPUTED_VALUE&quot;&quot;&quot;);16.0108021381561)" office:value-type="float" office:value="16.01080214" calcext:value-type="float">
            <text:p>16.01080214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17228885)" office:value-type="float" office:value="17228885" calcext:value-type="float">
            <text:p>17228885</text:p>
          </table:table-cell>
          <table:table-cell table:style-name="ce2" table:formula="of:=IFERROR(__xludf.dummyfunction(&quot;&quot;&quot;COMPUTED_VALUE&quot;&quot;&quot;);579827556)" office:value-type="float" office:value="579827556" calcext:value-type="float">
            <text:p>579827556</text:p>
          </table:table-cell>
          <table:table-cell table:style-name="ce2" table:formula="of:=IFERROR(__xludf.dummyfunction(&quot;&quot;&quot;COMPUTED_VALUE&quot;&quot;&quot;);7445641)" office:value-type="float" office:value="7445641" calcext:value-type="float">
            <text:p>7445641</text:p>
          </table:table-cell>
          <table:table-cell table:style-name="ce2" table:formula="of:=IFERROR(__xludf.dummyfunction(&quot;&quot;&quot;COMPUTED_VALUE&quot;&quot;&quot;);0.719801555874671)" office:value-type="float" office:value="0.7198015559" calcext:value-type="float">
            <text:p>0.7198015559</text:p>
          </table:table-cell>
          <table:table-cell/>
          <table:table-cell table:style-name="ce2" table:formula="of:=IFERROR(__xludf.dummyfunction(&quot;&quot;&quot;COMPUTED_VALUE&quot;&quot;&quot;);14.3574041666667)" office:value-type="float" office:value="14.35740417" calcext:value-type="float">
            <text:p>14.35740417</text:p>
          </table:table-cell>
          <table:table-cell table:style-name="ce2" table:formula="of:=IFERROR(__xludf.dummyfunction(&quot;&quot;&quot;COMPUTED_VALUE&quot;&quot;&quot;);0.282526437556626)" office:value-type="float" office:value="0.2825264376" calcext:value-type="float">
            <text:p>0.2825264376</text:p>
          </table:table-cell>
          <table:table-cell table:style-name="ce2" table:formula="of:=IFERROR(__xludf.dummyfunction(&quot;&quot;&quot;COMPUTED_VALUE&quot;&quot;&quot;);27.8470824231221)" office:value-type="float" office:value="27.84708242" calcext:value-type="float">
            <text:p>27.84708242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16583780)" office:value-type="float" office:value="16583780" calcext:value-type="float">
            <text:p>16583780</text:p>
          </table:table-cell>
          <table:table-cell table:style-name="ce2" table:formula="of:=IFERROR(__xludf.dummyfunction(&quot;&quot;&quot;COMPUTED_VALUE&quot;&quot;&quot;);1069368656)" office:value-type="float" office:value="1069368656" calcext:value-type="float">
            <text:p>1069368656</text:p>
          </table:table-cell>
          <table:table-cell table:style-name="ce2" table:formula="of:=IFERROR(__xludf.dummyfunction(&quot;&quot;&quot;COMPUTED_VALUE&quot;&quot;&quot;);7563558)" office:value-type="float" office:value="7563558" calcext:value-type="float">
            <text:p>7563558</text:p>
          </table:table-cell>
          <table:table-cell table:style-name="ce2" table:formula="of:=IFERROR(__xludf.dummyfunction(&quot;&quot;&quot;COMPUTED_VALUE&quot;&quot;&quot;);0.692849864996095)" office:value-type="float" office:value="0.692849865" calcext:value-type="float">
            <text:p>0.692849865</text:p>
          </table:table-cell>
          <table:table-cell/>
          <table:table-cell table:style-name="ce2" table:formula="of:=IFERROR(__xludf.dummyfunction(&quot;&quot;&quot;COMPUTED_VALUE&quot;&quot;&quot;);13.8198166666667)" office:value-type="float" office:value="13.81981667" calcext:value-type="float">
            <text:p>13.81981667</text:p>
          </table:table-cell>
          <table:table-cell table:style-name="ce2" table:formula="of:=IFERROR(__xludf.dummyfunction(&quot;&quot;&quot;COMPUTED_VALUE&quot;&quot;&quot;);0.279737946329001)" office:value-type="float" office:value="0.2797379463" calcext:value-type="float">
            <text:p>0.2797379463</text:p>
          </table:table-cell>
          <table:table-cell table:style-name="ce2" table:formula="of:=IFERROR(__xludf.dummyfunction(&quot;&quot;&quot;COMPUTED_VALUE&quot;&quot;&quot;);51.1167012511929)" office:value-type="float" office:value="51.11670125" calcext:value-type="float">
            <text:p>51.11670125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16579667)" office:value-type="float" office:value="16579667" calcext:value-type="float">
            <text:p>16579667</text:p>
          </table:table-cell>
          <table:table-cell table:style-name="ce2" table:formula="of:=IFERROR(__xludf.dummyfunction(&quot;&quot;&quot;COMPUTED_VALUE&quot;&quot;&quot;);1839629926)" office:value-type="float" office:value="1839629926" calcext:value-type="float">
            <text:p>1839629926</text:p>
          </table:table-cell>
          <table:table-cell table:style-name="ce2" table:formula="of:=IFERROR(__xludf.dummyfunction(&quot;&quot;&quot;COMPUTED_VALUE&quot;&quot;&quot;);7485002)" office:value-type="float" office:value="7485002" calcext:value-type="float">
            <text:p>7485002</text:p>
          </table:table-cell>
          <table:table-cell table:style-name="ce2" table:formula="of:=IFERROR(__xludf.dummyfunction(&quot;&quot;&quot;COMPUTED_VALUE&quot;&quot;&quot;);0.692678028931294)" office:value-type="float" office:value="0.6926780289" calcext:value-type="float">
            <text:p>0.6926780289</text:p>
          </table:table-cell>
          <table:table-cell/>
          <table:table-cell table:style-name="ce2" table:formula="of:=IFERROR(__xludf.dummyfunction(&quot;&quot;&quot;COMPUTED_VALUE&quot;&quot;&quot;);13.8163891666667)" office:value-type="float" office:value="13.81638917" calcext:value-type="float">
            <text:p>13.81638917</text:p>
          </table:table-cell>
          <table:table-cell table:style-name="ce2" table:formula="of:=IFERROR(__xludf.dummyfunction(&quot;&quot;&quot;COMPUTED_VALUE&quot;&quot;&quot;);0.278924838495367)" office:value-type="float" office:value="0.2789248385" calcext:value-type="float">
            <text:p>0.2789248385</text:p>
          </table:table-cell>
          <table:table-cell table:style-name="ce2" table:formula="of:=IFERROR(__xludf.dummyfunction(&quot;&quot;&quot;COMPUTED_VALUE&quot;&quot;&quot;);87.7335164032135)" office:value-type="float" office:value="87.7335164" calcext:value-type="float">
            <text:p>87.7335164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16575188)" office:value-type="float" office:value="16575188" calcext:value-type="float">
            <text:p>16575188</text:p>
          </table:table-cell>
          <table:table-cell table:style-name="ce2" table:formula="of:=IFERROR(__xludf.dummyfunction(&quot;&quot;&quot;COMPUTED_VALUE&quot;&quot;&quot;);3335815674)" office:value-type="float" office:value="3335815674" calcext:value-type="float">
            <text:p>3335815674</text:p>
          </table:table-cell>
          <table:table-cell table:style-name="ce2" table:formula="of:=IFERROR(__xludf.dummyfunction(&quot;&quot;&quot;COMPUTED_VALUE&quot;&quot;&quot;);7974858)" office:value-type="float" office:value="7974858" calcext:value-type="float">
            <text:p>7974858</text:p>
          </table:table-cell>
          <table:table-cell table:style-name="ce2" table:formula="of:=IFERROR(__xludf.dummyfunction(&quot;&quot;&quot;COMPUTED_VALUE&quot;&quot;&quot;);0.692490901838115)" office:value-type="float" office:value="0.6924909018" calcext:value-type="float">
            <text:p>0.6924909018</text:p>
          </table:table-cell>
          <table:table-cell/>
          <table:table-cell table:style-name="ce2" table:formula="of:=IFERROR(__xludf.dummyfunction(&quot;&quot;&quot;COMPUTED_VALUE&quot;&quot;&quot;);13.8126566666667)" office:value-type="float" office:value="13.81265667" calcext:value-type="float">
            <text:p>13.81265667</text:p>
          </table:table-cell>
          <table:table-cell table:style-name="ce2" table:formula="of:=IFERROR(__xludf.dummyfunction(&quot;&quot;&quot;COMPUTED_VALUE&quot;&quot;&quot;);0.280762416751874)" office:value-type="float" office:value="0.2807624168" calcext:value-type="float">
            <text:p>0.2807624168</text:p>
          </table:table-cell>
          <table:table-cell table:style-name="ce2" table:formula="of:=IFERROR(__xludf.dummyfunction(&quot;&quot;&quot;COMPUTED_VALUE&quot;&quot;&quot;);158.862873515142)" office:value-type="float" office:value="158.8628735" calcext:value-type="float">
            <text:p>158.8628735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16467533)" office:value-type="float" office:value="16467533" calcext:value-type="float">
            <text:p>16467533</text:p>
          </table:table-cell>
          <table:table-cell table:style-name="ce2" table:formula="of:=IFERROR(__xludf.dummyfunction(&quot;&quot;&quot;COMPUTED_VALUE&quot;&quot;&quot;);3738647892)" office:value-type="float" office:value="3738647892" calcext:value-type="float">
            <text:p>3738647892</text:p>
          </table:table-cell>
          <table:table-cell table:style-name="ce2" table:formula="of:=IFERROR(__xludf.dummyfunction(&quot;&quot;&quot;COMPUTED_VALUE&quot;&quot;&quot;);7492788)" office:value-type="float" office:value="7492788" calcext:value-type="float">
            <text:p>7492788</text:p>
          </table:table-cell>
          <table:table-cell table:style-name="ce2" table:formula="of:=IFERROR(__xludf.dummyfunction(&quot;&quot;&quot;COMPUTED_VALUE&quot;&quot;&quot;);0.68799320877802)" office:value-type="float" office:value="0.6879932088" calcext:value-type="float">
            <text:p>0.6879932088</text:p>
          </table:table-cell>
          <table:table-cell/>
          <table:table-cell table:style-name="ce2" table:formula="of:=IFERROR(__xludf.dummyfunction(&quot;&quot;&quot;COMPUTED_VALUE&quot;&quot;&quot;);13.7229441666667)" office:value-type="float" office:value="13.72294417" calcext:value-type="float">
            <text:p>13.72294417</text:p>
          </table:table-cell>
          <table:table-cell table:style-name="ce2" table:formula="of:=IFERROR(__xludf.dummyfunction(&quot;&quot;&quot;COMPUTED_VALUE&quot;&quot;&quot;);0.27831817135595)" office:value-type="float" office:value="0.2783181714" calcext:value-type="float">
            <text:p>0.2783181714</text:p>
          </table:table-cell>
          <table:table-cell table:style-name="ce2" table:formula="of:=IFERROR(__xludf.dummyfunction(&quot;&quot;&quot;COMPUTED_VALUE&quot;&quot;&quot;);178.010763038723)" office:value-type="float" office:value="178.010763" calcext:value-type="float">
            <text:p>178.010763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16466492)" office:value-type="float" office:value="16466492" calcext:value-type="float">
            <text:p>16466492</text:p>
          </table:table-cell>
          <table:table-cell table:style-name="ce2" table:formula="of:=IFERROR(__xludf.dummyfunction(&quot;&quot;&quot;COMPUTED_VALUE&quot;&quot;&quot;);4301194049)" office:value-type="float" office:value="4301194049" calcext:value-type="float">
            <text:p>4301194049</text:p>
          </table:table-cell>
          <table:table-cell table:style-name="ce2" table:formula="of:=IFERROR(__xludf.dummyfunction(&quot;&quot;&quot;COMPUTED_VALUE&quot;&quot;&quot;);7620626)" office:value-type="float" office:value="7620626" calcext:value-type="float">
            <text:p>7620626</text:p>
          </table:table-cell>
          <table:table-cell table:style-name="ce2" table:formula="of:=IFERROR(__xludf.dummyfunction(&quot;&quot;&quot;COMPUTED_VALUE&quot;&quot;&quot;);0.687949717082552)" office:value-type="float" office:value="0.6879497171" calcext:value-type="float">
            <text:p>0.6879497171</text:p>
          </table:table-cell>
          <table:table-cell/>
          <table:table-cell table:style-name="ce2" table:formula="of:=IFERROR(__xludf.dummyfunction(&quot;&quot;&quot;COMPUTED_VALUE&quot;&quot;&quot;);13.7220766666667)" office:value-type="float" office:value="13.72207667" calcext:value-type="float">
            <text:p>13.72207667</text:p>
          </table:table-cell>
          <table:table-cell table:style-name="ce2" table:formula="of:=IFERROR(__xludf.dummyfunction(&quot;&quot;&quot;COMPUTED_VALUE&quot;&quot;&quot;);0.278872500971583)" office:value-type="float" office:value="0.278872501" calcext:value-type="float">
            <text:p>0.278872501</text:p>
          </table:table-cell>
          <table:table-cell table:style-name="ce2" table:formula="of:=IFERROR(__xludf.dummyfunction(&quot;&quot;&quot;COMPUTED_VALUE&quot;&quot;&quot;);204.754328938992)" office:value-type="float" office:value="204.7543289" calcext:value-type="float">
            <text:p>204.7543289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16383191)" office:value-type="float" office:value="16383191" calcext:value-type="float">
            <text:p>16383191</text:p>
          </table:table-cell>
          <table:table-cell table:style-name="ce2" table:formula="of:=IFERROR(__xludf.dummyfunction(&quot;&quot;&quot;COMPUTED_VALUE&quot;&quot;&quot;);31070221)" office:value-type="float" office:value="31070221" calcext:value-type="float">
            <text:p>31070221</text:p>
          </table:table-cell>
          <table:table-cell table:style-name="ce2" table:formula="of:=IFERROR(__xludf.dummyfunction(&quot;&quot;&quot;COMPUTED_VALUE&quot;&quot;&quot;);13634903)" office:value-type="float" office:value="13634903" calcext:value-type="float">
            <text:p>13634903</text:p>
          </table:table-cell>
          <table:table-cell table:style-name="ce2" table:formula="of:=IFERROR(__xludf.dummyfunction(&quot;&quot;&quot;COMPUTED_VALUE&quot;&quot;&quot;);0.68446950409106)" office:value-type="float" office:value="0.6844695041" calcext:value-type="float">
            <text:p>0.6844695041</text:p>
          </table:table-cell>
          <table:table-cell/>
          <table:table-cell table:style-name="ce2" table:formula="of:=IFERROR(__xludf.dummyfunction(&quot;&quot;&quot;COMPUTED_VALUE&quot;&quot;&quot;);13.6526591666667)" office:value-type="float" office:value="13.65265917" calcext:value-type="float">
            <text:p>13.65265917</text:p>
          </table:table-cell>
          <table:table-cell table:style-name="ce2" table:formula="of:=IFERROR(__xludf.dummyfunction(&quot;&quot;&quot;COMPUTED_VALUE&quot;&quot;&quot;);0.788159486595784)" office:value-type="float" office:value="0.7881594866" calcext:value-type="float">
            <text:p>0.7881594866</text:p>
          </table:table-cell>
          <table:table-cell table:style-name="ce2" table:formula="of:=IFERROR(__xludf.dummyfunction(&quot;&quot;&quot;COMPUTED_VALUE&quot;&quot;&quot;);2.34585008007318)" office:value-type="float" office:value="2.34585008" calcext:value-type="float">
            <text:p>2.34585008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16369138)" office:value-type="float" office:value="16369138" calcext:value-type="float">
            <text:p>16369138</text:p>
          </table:table-cell>
          <table:table-cell table:style-name="ce2" table:formula="of:=IFERROR(__xludf.dummyfunction(&quot;&quot;&quot;COMPUTED_VALUE&quot;&quot;&quot;);30612380)" office:value-type="float" office:value="30612380" calcext:value-type="float">
            <text:p>30612380</text:p>
          </table:table-cell>
          <table:table-cell table:style-name="ce2" table:formula="of:=IFERROR(__xludf.dummyfunction(&quot;&quot;&quot;COMPUTED_VALUE&quot;&quot;&quot;);13625858)" office:value-type="float" office:value="13625858" calcext:value-type="float">
            <text:p>13625858</text:p>
          </table:table-cell>
          <table:table-cell table:style-name="ce2" table:formula="of:=IFERROR(__xludf.dummyfunction(&quot;&quot;&quot;COMPUTED_VALUE&quot;&quot;&quot;);0.683882387091631)" office:value-type="float" office:value="0.6838823871" calcext:value-type="float">
            <text:p>0.6838823871</text:p>
          </table:table-cell>
          <table:table-cell/>
          <table:table-cell table:style-name="ce2" table:formula="of:=IFERROR(__xludf.dummyfunction(&quot;&quot;&quot;COMPUTED_VALUE&quot;&quot;&quot;);13.6409483333333)" office:value-type="float" office:value="13.64094833" calcext:value-type="float">
            <text:p>13.64094833</text:p>
          </table:table-cell>
          <table:table-cell table:style-name="ce2" table:formula="of:=IFERROR(__xludf.dummyfunction(&quot;&quot;&quot;COMPUTED_VALUE&quot;&quot;&quot;);0.788114139923104)" office:value-type="float" office:value="0.7881141399" calcext:value-type="float">
            <text:p>0.7881141399</text:p>
          </table:table-cell>
          <table:table-cell table:style-name="ce2" table:formula="of:=IFERROR(__xludf.dummyfunction(&quot;&quot;&quot;COMPUTED_VALUE&quot;&quot;&quot;);2.32285109496297)" office:value-type="float" office:value="2.322851095" calcext:value-type="float">
            <text:p>2.322851095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16352314)" office:value-type="float" office:value="16352314" calcext:value-type="float">
            <text:p>16352314</text:p>
          </table:table-cell>
          <table:table-cell table:style-name="ce2" table:formula="of:=IFERROR(__xludf.dummyfunction(&quot;&quot;&quot;COMPUTED_VALUE&quot;&quot;&quot;);53918718)" office:value-type="float" office:value="53918718" calcext:value-type="float">
            <text:p>53918718</text:p>
          </table:table-cell>
          <table:table-cell table:style-name="ce2" table:formula="of:=IFERROR(__xludf.dummyfunction(&quot;&quot;&quot;COMPUTED_VALUE&quot;&quot;&quot;);13406520)" office:value-type="float" office:value="13406520" calcext:value-type="float">
            <text:p>13406520</text:p>
          </table:table-cell>
          <table:table-cell table:style-name="ce2" table:formula="of:=IFERROR(__xludf.dummyfunction(&quot;&quot;&quot;COMPUTED_VALUE&quot;&quot;&quot;);0.683179501131453)" office:value-type="float" office:value="0.6831795011" calcext:value-type="float">
            <text:p>0.6831795011</text:p>
          </table:table-cell>
          <table:table-cell/>
          <table:table-cell table:style-name="ce2" table:formula="of:=IFERROR(__xludf.dummyfunction(&quot;&quot;&quot;COMPUTED_VALUE&quot;&quot;&quot;);13.6269283333333)" office:value-type="float" office:value="13.62692833" calcext:value-type="float">
            <text:p>13.62692833</text:p>
          </table:table-cell>
          <table:table-cell table:style-name="ce2" table:formula="of:=IFERROR(__xludf.dummyfunction(&quot;&quot;&quot;COMPUTED_VALUE&quot;&quot;&quot;);0.760062808525743)" office:value-type="float" office:value="0.7600628085" calcext:value-type="float">
            <text:p>0.7600628085</text:p>
          </table:table-cell>
          <table:table-cell table:style-name="ce2" table:formula="of:=IFERROR(__xludf.dummyfunction(&quot;&quot;&quot;COMPUTED_VALUE&quot;&quot;&quot;);3.46325181516205)" office:value-type="float" office:value="3.463251815" calcext:value-type="float">
            <text:p>3.463251815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16345180)" office:value-type="float" office:value="16345180" calcext:value-type="float">
            <text:p>16345180</text:p>
          </table:table-cell>
          <table:table-cell table:style-name="ce2" table:formula="of:=IFERROR(__xludf.dummyfunction(&quot;&quot;&quot;COMPUTED_VALUE&quot;&quot;&quot;);69588069)" office:value-type="float" office:value="69588069" calcext:value-type="float">
            <text:p>69588069</text:p>
          </table:table-cell>
          <table:table-cell table:style-name="ce2" table:formula="of:=IFERROR(__xludf.dummyfunction(&quot;&quot;&quot;COMPUTED_VALUE&quot;&quot;&quot;);13405876)" office:value-type="float" office:value="13405876" calcext:value-type="float">
            <text:p>13405876</text:p>
          </table:table-cell>
          <table:table-cell table:style-name="ce2" table:formula="of:=IFERROR(__xludf.dummyfunction(&quot;&quot;&quot;COMPUTED_VALUE&quot;&quot;&quot;);0.682881451414387)" office:value-type="float" office:value="0.6828814514" calcext:value-type="float">
            <text:p>0.6828814514</text:p>
          </table:table-cell>
          <table:table-cell/>
          <table:table-cell table:style-name="ce2" table:formula="of:=IFERROR(__xludf.dummyfunction(&quot;&quot;&quot;COMPUTED_VALUE&quot;&quot;&quot;);13.6209833333333)" office:value-type="float" office:value="13.62098333" calcext:value-type="float">
            <text:p>13.62098333</text:p>
          </table:table-cell>
          <table:table-cell table:style-name="ce2" table:formula="of:=IFERROR(__xludf.dummyfunction(&quot;&quot;&quot;COMPUTED_VALUE&quot;&quot;&quot;);0.7598877437979)" office:value-type="float" office:value="0.7598877438" calcext:value-type="float">
            <text:p>0.7598877438</text:p>
          </table:table-cell>
          <table:table-cell table:style-name="ce2" table:formula="of:=IFERROR(__xludf.dummyfunction(&quot;&quot;&quot;COMPUTED_VALUE&quot;&quot;&quot;);4.2486521301071)" office:value-type="float" office:value="4.24865213" calcext:value-type="float">
            <text:p>4.24865213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1203088)" office:value-type="float" office:value="1203088" calcext:value-type="float">
            <text:p>1203088</text:p>
          </table:table-cell>
          <table:table-cell table:style-name="ce2" table:formula="of:=IFERROR(__xludf.dummyfunction(&quot;&quot;&quot;COMPUTED_VALUE&quot;&quot;&quot;);81193144)" office:value-type="float" office:value="81193144" calcext:value-type="float">
            <text:p>81193144</text:p>
          </table:table-cell>
          <table:table-cell table:style-name="ce2" table:formula="of:=IFERROR(__xludf.dummyfunction(&quot;&quot;&quot;COMPUTED_VALUE&quot;&quot;&quot;);13424334)" office:value-type="float" office:value="13424334" calcext:value-type="float">
            <text:p>13424334</text:p>
          </table:table-cell>
          <table:table-cell table:style-name="ce2" table:formula="of:=IFERROR(__xludf.dummyfunction(&quot;&quot;&quot;COMPUTED_VALUE&quot;&quot;&quot;);0.208868827991306)" office:value-type="float" office:value="0.208868828" calcext:value-type="float">
            <text:p>0.208868828</text:p>
          </table:table-cell>
          <table:table-cell/>
          <table:table-cell table:style-name="ce2" table:formula="of:=IFERROR(__xludf.dummyfunction(&quot;&quot;&quot;COMPUTED_VALUE&quot;&quot;&quot;);1.00257333333333)" office:value-type="float" office:value="1.002573333" calcext:value-type="float">
            <text:p>1.002573333</text:p>
          </table:table-cell>
          <table:table-cell table:style-name="ce2" table:formula="of:=IFERROR(__xludf.dummyfunction(&quot;&quot;&quot;COMPUTED_VALUE&quot;&quot;&quot;);0.759793155000392)" office:value-type="float" office:value="0.759793155" calcext:value-type="float">
            <text:p>0.759793155</text:p>
          </table:table-cell>
          <table:table-cell table:style-name="ce2" table:formula="of:=IFERROR(__xludf.dummyfunction(&quot;&quot;&quot;COMPUTED_VALUE&quot;&quot;&quot;);4.83037239753799)" office:value-type="float" office:value="4.830372398" calcext:value-type="float">
            <text:p>4.830372398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1140670)" office:value-type="float" office:value="1140670" calcext:value-type="float">
            <text:p>1140670</text:p>
          </table:table-cell>
          <table:table-cell table:style-name="ce2" table:formula="of:=IFERROR(__xludf.dummyfunction(&quot;&quot;&quot;COMPUTED_VALUE&quot;&quot;&quot;);187339078)" office:value-type="float" office:value="187339078" calcext:value-type="float">
            <text:p>187339078</text:p>
          </table:table-cell>
          <table:table-cell table:style-name="ce2" table:formula="of:=IFERROR(__xludf.dummyfunction(&quot;&quot;&quot;COMPUTED_VALUE&quot;&quot;&quot;);13266622)" office:value-type="float" office:value="13266622" calcext:value-type="float">
            <text:p>13266622</text:p>
          </table:table-cell>
          <table:table-cell table:style-name="ce2" table:formula="of:=IFERROR(__xludf.dummyfunction(&quot;&quot;&quot;COMPUTED_VALUE&quot;&quot;&quot;);0.198032401640481)" office:value-type="float" office:value="0.1980324016" calcext:value-type="float">
            <text:p>0.1980324016</text:p>
          </table:table-cell>
          <table:table-cell/>
          <table:table-cell table:style-name="ce2" table:formula="of:=IFERROR(__xludf.dummyfunction(&quot;&quot;&quot;COMPUTED_VALUE&quot;&quot;&quot;);0.950558333333333)" office:value-type="float" office:value="0.9505583333" calcext:value-type="float">
            <text:p>0.9505583333</text:p>
          </table:table-cell>
          <table:table-cell table:style-name="ce2" table:formula="of:=IFERROR(__xludf.dummyfunction(&quot;&quot;&quot;COMPUTED_VALUE&quot;&quot;&quot;);0.75450478040997)" office:value-type="float" office:value="0.7545047804" calcext:value-type="float">
            <text:p>0.7545047804</text:p>
          </table:table-cell>
          <table:table-cell table:style-name="ce2" table:formula="of:=IFERROR(__xludf.dummyfunction(&quot;&quot;&quot;COMPUTED_VALUE&quot;&quot;&quot;);10.1466593966043)" office:value-type="float" office:value="10.1466594" calcext:value-type="float">
            <text:p>10.1466594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903428)" office:value-type="float" office:value="903428" calcext:value-type="float">
            <text:p>903428</text:p>
          </table:table-cell>
          <table:table-cell table:style-name="ce2" table:formula="of:=IFERROR(__xludf.dummyfunction(&quot;&quot;&quot;COMPUTED_VALUE&quot;&quot;&quot;);197436256)" office:value-type="float" office:value="197436256" calcext:value-type="float">
            <text:p>197436256</text:p>
          </table:table-cell>
          <table:table-cell table:style-name="ce2" table:formula="of:=IFERROR(__xludf.dummyfunction(&quot;&quot;&quot;COMPUTED_VALUE&quot;&quot;&quot;);13182525)" office:value-type="float" office:value="13182525" calcext:value-type="float">
            <text:p>13182525</text:p>
          </table:table-cell>
          <table:table-cell table:style-name="ce2" table:formula="of:=IFERROR(__xludf.dummyfunction(&quot;&quot;&quot;COMPUTED_VALUE&quot;&quot;&quot;);0.156844675979255)" office:value-type="float" office:value="0.156844676" calcext:value-type="float">
            <text:p>0.156844676</text:p>
          </table:table-cell>
          <table:table-cell/>
          <table:table-cell table:style-name="ce2" table:formula="of:=IFERROR(__xludf.dummyfunction(&quot;&quot;&quot;COMPUTED_VALUE&quot;&quot;&quot;);0.752856666666667)" office:value-type="float" office:value="0.7528566667" calcext:value-type="float">
            <text:p>0.7528566667</text:p>
          </table:table-cell>
          <table:table-cell table:style-name="ce2" table:formula="of:=IFERROR(__xludf.dummyfunction(&quot;&quot;&quot;COMPUTED_VALUE&quot;&quot;&quot;);0.754039672447789)" office:value-type="float" office:value="0.7540396724" calcext:value-type="float">
            <text:p>0.7540396724</text:p>
          </table:table-cell>
          <table:table-cell table:style-name="ce2" table:formula="of:=IFERROR(__xludf.dummyfunction(&quot;&quot;&quot;COMPUTED_VALUE&quot;&quot;&quot;);10.6524114536654)" office:value-type="float" office:value="10.65241145" calcext:value-type="float">
            <text:p>10.65241145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798970)" office:value-type="float" office:value="798970" calcext:value-type="float">
            <text:p>798970</text:p>
          </table:table-cell>
          <table:table-cell table:style-name="ce2" table:formula="of:=IFERROR(__xludf.dummyfunction(&quot;&quot;&quot;COMPUTED_VALUE&quot;&quot;&quot;);556005412)" office:value-type="float" office:value="556005412" calcext:value-type="float">
            <text:p>556005412</text:p>
          </table:table-cell>
          <table:table-cell table:style-name="ce2" table:formula="of:=IFERROR(__xludf.dummyfunction(&quot;&quot;&quot;COMPUTED_VALUE&quot;&quot;&quot;);13308308)" office:value-type="float" office:value="13308308" calcext:value-type="float">
            <text:p>13308308</text:p>
          </table:table-cell>
          <table:table-cell table:style-name="ce2" table:formula="of:=IFERROR(__xludf.dummyfunction(&quot;&quot;&quot;COMPUTED_VALUE&quot;&quot;&quot;);0.138709660058295)" office:value-type="float" office:value="0.1387096601" calcext:value-type="float">
            <text:p>0.1387096601</text:p>
          </table:table-cell>
          <table:table-cell/>
          <table:table-cell table:style-name="ce2" table:formula="of:=IFERROR(__xludf.dummyfunction(&quot;&quot;&quot;COMPUTED_VALUE&quot;&quot;&quot;);0.665808333333333)" office:value-type="float" office:value="0.6658083333" calcext:value-type="float">
            <text:p>0.6658083333</text:p>
          </table:table-cell>
          <table:table-cell table:style-name="ce2" table:formula="of:=IFERROR(__xludf.dummyfunction(&quot;&quot;&quot;COMPUTED_VALUE&quot;&quot;&quot;);0.751190066480044)" office:value-type="float" office:value="0.7511900665" calcext:value-type="float">
            <text:p>0.7511900665</text:p>
          </table:table-cell>
          <table:table-cell table:style-name="ce2" table:formula="of:=IFERROR(__xludf.dummyfunction(&quot;&quot;&quot;COMPUTED_VALUE&quot;&quot;&quot;);28.6262541091505)" office:value-type="float" office:value="28.62625411" calcext:value-type="float">
            <text:p>28.62625411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806898)" office:value-type="float" office:value="806898" calcext:value-type="float">
            <text:p>806898</text:p>
          </table:table-cell>
          <table:table-cell table:style-name="ce2" table:formula="of:=IFERROR(__xludf.dummyfunction(&quot;&quot;&quot;COMPUTED_VALUE&quot;&quot;&quot;);861713072)" office:value-type="float" office:value="861713072" calcext:value-type="float">
            <text:p>861713072</text:p>
          </table:table-cell>
          <table:table-cell table:style-name="ce2" table:formula="of:=IFERROR(__xludf.dummyfunction(&quot;&quot;&quot;COMPUTED_VALUE&quot;&quot;&quot;);13218452)" office:value-type="float" office:value="13218452" calcext:value-type="float">
            <text:p>13218452</text:p>
          </table:table-cell>
          <table:table-cell table:style-name="ce2" table:formula="of:=IFERROR(__xludf.dummyfunction(&quot;&quot;&quot;COMPUTED_VALUE&quot;&quot;&quot;);0.140086044884937)" office:value-type="float" office:value="0.1400860449" calcext:value-type="float">
            <text:p>0.1400860449</text:p>
          </table:table-cell>
          <table:table-cell/>
          <table:table-cell table:style-name="ce2" table:formula="of:=IFERROR(__xludf.dummyfunction(&quot;&quot;&quot;COMPUTED_VALUE&quot;&quot;&quot;);0.672415)" office:value-type="float" office:value="0.672415" calcext:value-type="float">
            <text:p>0.672415</text:p>
          </table:table-cell>
          <table:table-cell table:style-name="ce2" table:formula="of:=IFERROR(__xludf.dummyfunction(&quot;&quot;&quot;COMPUTED_VALUE&quot;&quot;&quot;);0.750152460744254)" office:value-type="float" office:value="0.7501524607" calcext:value-type="float">
            <text:p>0.7501524607</text:p>
          </table:table-cell>
          <table:table-cell table:style-name="ce2" table:formula="of:=IFERROR(__xludf.dummyfunction(&quot;&quot;&quot;COMPUTED_VALUE&quot;&quot;&quot;);43.951723074964)" office:value-type="float" office:value="43.95172307" calcext:value-type="float">
            <text:p>43.95172307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788828)" office:value-type="float" office:value="788828" calcext:value-type="float">
            <text:p>788828</text:p>
          </table:table-cell>
          <table:table-cell table:style-name="ce2" table:formula="of:=IFERROR(__xludf.dummyfunction(&quot;&quot;&quot;COMPUTED_VALUE&quot;&quot;&quot;);1458289489)" office:value-type="float" office:value="1458289489" calcext:value-type="float">
            <text:p>1458289489</text:p>
          </table:table-cell>
          <table:table-cell table:style-name="ce2" table:formula="of:=IFERROR(__xludf.dummyfunction(&quot;&quot;&quot;COMPUTED_VALUE&quot;&quot;&quot;);13157724)" office:value-type="float" office:value="13157724" calcext:value-type="float">
            <text:p>13157724</text:p>
          </table:table-cell>
          <table:table-cell table:style-name="ce2" table:formula="of:=IFERROR(__xludf.dummyfunction(&quot;&quot;&quot;COMPUTED_VALUE&quot;&quot;&quot;);0.13694890136609)" office:value-type="float" office:value="0.1369489014" calcext:value-type="float">
            <text:p>0.1369489014</text:p>
          </table:table-cell>
          <table:table-cell/>
          <table:table-cell table:style-name="ce2" table:formula="of:=IFERROR(__xludf.dummyfunction(&quot;&quot;&quot;COMPUTED_VALUE&quot;&quot;&quot;);0.657356666666667)" office:value-type="float" office:value="0.6573566667" calcext:value-type="float">
            <text:p>0.6573566667</text:p>
          </table:table-cell>
          <table:table-cell table:style-name="ce2" table:formula="of:=IFERROR(__xludf.dummyfunction(&quot;&quot;&quot;COMPUTED_VALUE&quot;&quot;&quot;);0.749145117875446)" office:value-type="float" office:value="0.7491451179" calcext:value-type="float">
            <text:p>0.7491451179</text:p>
          </table:table-cell>
          <table:table-cell table:style-name="ce2" table:formula="of:=IFERROR(__xludf.dummyfunction(&quot;&quot;&quot;COMPUTED_VALUE&quot;&quot;&quot;);73.8597876067803)" office:value-type="float" office:value="73.85978761" calcext:value-type="float">
            <text:p>73.85978761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756647)" office:value-type="float" office:value="756647" calcext:value-type="float">
            <text:p>756647</text:p>
          </table:table-cell>
          <table:table-cell table:style-name="ce2" table:formula="of:=IFERROR(__xludf.dummyfunction(&quot;&quot;&quot;COMPUTED_VALUE&quot;&quot;&quot;);4324280712)" office:value-type="float" office:value="4324280712" calcext:value-type="float">
            <text:p>4324280712</text:p>
          </table:table-cell>
          <table:table-cell table:style-name="ce2" table:formula="of:=IFERROR(__xludf.dummyfunction(&quot;&quot;&quot;COMPUTED_VALUE&quot;&quot;&quot;);13279658)" office:value-type="float" office:value="13279658" calcext:value-type="float">
            <text:p>13279658</text:p>
          </table:table-cell>
          <table:table-cell table:style-name="ce2" table:formula="of:=IFERROR(__xludf.dummyfunction(&quot;&quot;&quot;COMPUTED_VALUE&quot;&quot;&quot;);0.131361938688723)" office:value-type="float" office:value="0.1313619387" calcext:value-type="float">
            <text:p>0.1313619387</text:p>
          </table:table-cell>
          <table:table-cell/>
          <table:table-cell table:style-name="ce2" table:formula="of:=IFERROR(__xludf.dummyfunction(&quot;&quot;&quot;COMPUTED_VALUE&quot;&quot;&quot;);0.630539166666667)" office:value-type="float" office:value="0.6305391667" calcext:value-type="float">
            <text:p>0.6305391667</text:p>
          </table:table-cell>
          <table:table-cell table:style-name="ce2" table:formula="of:=IFERROR(__xludf.dummyfunction(&quot;&quot;&quot;COMPUTED_VALUE&quot;&quot;&quot;);0.749458378405659)" office:value-type="float" office:value="0.7494583784" calcext:value-type="float">
            <text:p>0.7494583784</text:p>
          </table:table-cell>
          <table:table-cell table:style-name="ce2" table:formula="of:=IFERROR(__xludf.dummyfunction(&quot;&quot;&quot;COMPUTED_VALUE&quot;&quot;&quot;);217.545193067198)" office:value-type="float" office:value="217.5451931" calcext:value-type="float">
            <text:p>217.5451931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752876)" office:value-type="float" office:value="752876" calcext:value-type="float">
            <text:p>752876</text:p>
          </table:table-cell>
          <table:table-cell table:style-name="ce2" table:formula="of:=IFERROR(__xludf.dummyfunction(&quot;&quot;&quot;COMPUTED_VALUE&quot;&quot;&quot;);1038116)" office:value-type="float" office:value="1038116" calcext:value-type="float">
            <text:p>1038116</text:p>
          </table:table-cell>
          <table:table-cell table:style-name="ce2" table:formula="of:=IFERROR(__xludf.dummyfunction(&quot;&quot;&quot;COMPUTED_VALUE&quot;&quot;&quot;);441596)" office:value-type="float" office:value="441596" calcext:value-type="float">
            <text:p>441596</text:p>
          </table:table-cell>
          <table:table-cell table:style-name="ce2" table:formula="of:=IFERROR(__xludf.dummyfunction(&quot;&quot;&quot;COMPUTED_VALUE&quot;&quot;&quot;);0.130707253120954)" office:value-type="float" office:value="0.1307072531" calcext:value-type="float">
            <text:p>0.1307072531</text:p>
          </table:table-cell>
          <table:table-cell/>
          <table:table-cell table:style-name="ce2" table:formula="of:=IFERROR(__xludf.dummyfunction(&quot;&quot;&quot;COMPUTED_VALUE&quot;&quot;&quot;);0.627396666666667)" office:value-type="float" office:value="0.6273966667" calcext:value-type="float">
            <text:p>0.6273966667</text:p>
          </table:table-cell>
          <table:table-cell table:style-name="ce2" table:formula="of:=IFERROR(__xludf.dummyfunction(&quot;&quot;&quot;COMPUTED_VALUE&quot;&quot;&quot;);0.218068717505521)" office:value-type="float" office:value="0.2180687175" calcext:value-type="float">
            <text:p>0.2180687175</text:p>
          </table:table-cell>
          <table:table-cell table:style-name="ce2" table:formula="of:=IFERROR(__xludf.dummyfunction(&quot;&quot;&quot;COMPUTED_VALUE&quot;&quot;&quot;);0.434342245864899)" office:value-type="float" office:value="0.4343422459" calcext:value-type="float">
            <text:p>0.4343422459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744194)" office:value-type="float" office:value="744194" calcext:value-type="float">
            <text:p>744194</text:p>
          </table:table-cell>
          <table:table-cell table:style-name="ce2" table:formula="of:=IFERROR(__xludf.dummyfunction(&quot;&quot;&quot;COMPUTED_VALUE&quot;&quot;&quot;);1085333)" office:value-type="float" office:value="1085333" calcext:value-type="float">
            <text:p>1085333</text:p>
          </table:table-cell>
          <table:table-cell table:style-name="ce2" table:formula="of:=IFERROR(__xludf.dummyfunction(&quot;&quot;&quot;COMPUTED_VALUE&quot;&quot;&quot;);454092)" office:value-type="float" office:value="454092" calcext:value-type="float">
            <text:p>454092</text:p>
          </table:table-cell>
          <table:table-cell table:style-name="ce2" table:formula="of:=IFERROR(__xludf.dummyfunction(&quot;&quot;&quot;COMPUTED_VALUE&quot;&quot;&quot;);0.129199965902878)" office:value-type="float" office:value="0.1291999659" calcext:value-type="float">
            <text:p>0.1291999659</text:p>
          </table:table-cell>
          <table:table-cell/>
          <table:table-cell table:style-name="ce2" table:formula="of:=IFERROR(__xludf.dummyfunction(&quot;&quot;&quot;COMPUTED_VALUE&quot;&quot;&quot;);0.620161666666667)" office:value-type="float" office:value="0.6201616667" calcext:value-type="float">
            <text:p>0.6201616667</text:p>
          </table:table-cell>
          <table:table-cell table:style-name="ce2" table:formula="of:=IFERROR(__xludf.dummyfunction(&quot;&quot;&quot;COMPUTED_VALUE&quot;&quot;&quot;);0.207492623719687)" office:value-type="float" office:value="0.2074926237" calcext:value-type="float">
            <text:p>0.2074926237</text:p>
          </table:table-cell>
          <table:table-cell table:style-name="ce2" table:formula="of:=IFERROR(__xludf.dummyfunction(&quot;&quot;&quot;COMPUTED_VALUE&quot;&quot;&quot;);0.433602998046707)" office:value-type="float" office:value="0.433602998" calcext:value-type="float">
            <text:p>0.433602998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11609076)" office:value-type="float" office:value="11609076" calcext:value-type="float">
            <text:p>11609076</text:p>
          </table:table-cell>
          <table:table-cell table:style-name="ce2" table:formula="of:=IFERROR(__xludf.dummyfunction(&quot;&quot;&quot;COMPUTED_VALUE&quot;&quot;&quot;);1226755)" office:value-type="float" office:value="1226755" calcext:value-type="float">
            <text:p>1226755</text:p>
          </table:table-cell>
          <table:table-cell table:style-name="ce2" table:formula="of:=IFERROR(__xludf.dummyfunction(&quot;&quot;&quot;COMPUTED_VALUE&quot;&quot;&quot;);689059)" office:value-type="float" office:value="689059" calcext:value-type="float">
            <text:p>689059</text:p>
          </table:table-cell>
          <table:table-cell table:style-name="ce2" table:formula="of:=IFERROR(__xludf.dummyfunction(&quot;&quot;&quot;COMPUTED_VALUE&quot;&quot;&quot;);0.32918068572405)" office:value-type="float" office:value="0.3291806857" calcext:value-type="float">
            <text:p>0.3291806857</text:p>
          </table:table-cell>
          <table:table-cell/>
          <table:table-cell table:style-name="ce2" table:formula="of:=IFERROR(__xludf.dummyfunction(&quot;&quot;&quot;COMPUTED_VALUE&quot;&quot;&quot;);9.67423)" office:value-type="float" office:value="9.67423" calcext:value-type="float">
            <text:p>9.67423</text:p>
          </table:table-cell>
          <table:table-cell table:style-name="ce2" table:formula="of:=IFERROR(__xludf.dummyfunction(&quot;&quot;&quot;COMPUTED_VALUE&quot;&quot;&quot;);0.171200029444358)" office:value-type="float" office:value="0.1712000294" calcext:value-type="float">
            <text:p>0.1712000294</text:p>
          </table:table-cell>
          <table:table-cell table:style-name="ce2" table:formula="of:=IFERROR(__xludf.dummyfunction(&quot;&quot;&quot;COMPUTED_VALUE&quot;&quot;&quot;);0.426773233481776)" office:value-type="float" office:value="0.4267732335" calcext:value-type="float">
            <text:p>0.4267732335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11094813)" office:value-type="float" office:value="11094813" calcext:value-type="float">
            <text:p>11094813</text:p>
          </table:table-cell>
          <table:table-cell table:style-name="ce2" table:formula="of:=IFERROR(__xludf.dummyfunction(&quot;&quot;&quot;COMPUTED_VALUE&quot;&quot;&quot;);12108280)" office:value-type="float" office:value="12108280" calcext:value-type="float">
            <text:p>12108280</text:p>
          </table:table-cell>
          <table:table-cell table:style-name="ce2" table:formula="of:=IFERROR(__xludf.dummyfunction(&quot;&quot;&quot;COMPUTED_VALUE&quot;&quot;&quot;);754053)" office:value-type="float" office:value="754053" calcext:value-type="float">
            <text:p>754053</text:p>
          </table:table-cell>
          <table:table-cell table:style-name="ce2" table:formula="of:=IFERROR(__xludf.dummyfunction(&quot;&quot;&quot;COMPUTED_VALUE&quot;&quot;&quot;);0.314598521994352)" office:value-type="float" office:value="0.314598522" calcext:value-type="float">
            <text:p>0.314598522</text:p>
          </table:table-cell>
          <table:table-cell/>
          <table:table-cell table:style-name="ce2" table:formula="of:=IFERROR(__xludf.dummyfunction(&quot;&quot;&quot;COMPUTED_VALUE&quot;&quot;&quot;);9.2456775)" office:value-type="float" office:value="9.2456775" calcext:value-type="float">
            <text:p>9.2456775</text:p>
          </table:table-cell>
          <table:table-cell table:style-name="ce2" table:formula="of:=IFERROR(__xludf.dummyfunction(&quot;&quot;&quot;COMPUTED_VALUE&quot;&quot;&quot;);0.154419051193773)" office:value-type="float" office:value="0.1544190512" calcext:value-type="float">
            <text:p>0.1544190512</text:p>
          </table:table-cell>
          <table:table-cell table:style-name="ce2" table:formula="of:=IFERROR(__xludf.dummyfunction(&quot;&quot;&quot;COMPUTED_VALUE&quot;&quot;&quot;);2.67696993949844)" office:value-type="float" office:value="2.676969939" calcext:value-type="float">
            <text:p>2.676969939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9390205)" office:value-type="float" office:value="9390205" calcext:value-type="float">
            <text:p>9390205</text:p>
          </table:table-cell>
          <table:table-cell table:style-name="ce2" table:formula="of:=IFERROR(__xludf.dummyfunction(&quot;&quot;&quot;COMPUTED_VALUE&quot;&quot;&quot;);16979278)" office:value-type="float" office:value="16979278" calcext:value-type="float">
            <text:p>16979278</text:p>
          </table:table-cell>
          <table:table-cell table:style-name="ce2" table:formula="of:=IFERROR(__xludf.dummyfunction(&quot;&quot;&quot;COMPUTED_VALUE&quot;&quot;&quot;);748254)" office:value-type="float" office:value="748254" calcext:value-type="float">
            <text:p>748254</text:p>
          </table:table-cell>
          <table:table-cell table:style-name="ce2" table:formula="of:=IFERROR(__xludf.dummyfunction(&quot;&quot;&quot;COMPUTED_VALUE&quot;&quot;&quot;);0.26626357868528)" office:value-type="float" office:value="0.2662635787" calcext:value-type="float">
            <text:p>0.2662635787</text:p>
          </table:table-cell>
          <table:table-cell/>
          <table:table-cell table:style-name="ce2" table:formula="of:=IFERROR(__xludf.dummyfunction(&quot;&quot;&quot;COMPUTED_VALUE&quot;&quot;&quot;);7.82517083333333)" office:value-type="float" office:value="7.825170833" calcext:value-type="float">
            <text:p>7.825170833</text:p>
          </table:table-cell>
          <table:table-cell table:style-name="ce2" table:formula="of:=IFERROR(__xludf.dummyfunction(&quot;&quot;&quot;COMPUTED_VALUE&quot;&quot;&quot;);0.155674623876978)" office:value-type="float" office:value="0.1556746239" calcext:value-type="float">
            <text:p>0.1556746239</text:p>
          </table:table-cell>
          <table:table-cell table:style-name="ce2" table:formula="of:=IFERROR(__xludf.dummyfunction(&quot;&quot;&quot;COMPUTED_VALUE&quot;&quot;&quot;);3.69301376714687)" office:value-type="float" office:value="3.693013767" calcext:value-type="float">
            <text:p>3.693013767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8311687)" office:value-type="float" office:value="8311687" calcext:value-type="float">
            <text:p>8311687</text:p>
          </table:table-cell>
          <table:table-cell table:style-name="ce2" table:formula="of:=IFERROR(__xludf.dummyfunction(&quot;&quot;&quot;COMPUTED_VALUE&quot;&quot;&quot;);18016108)" office:value-type="float" office:value="18016108" calcext:value-type="float">
            <text:p>18016108</text:p>
          </table:table-cell>
          <table:table-cell table:style-name="ce2" table:formula="of:=IFERROR(__xludf.dummyfunction(&quot;&quot;&quot;COMPUTED_VALUE&quot;&quot;&quot;);752204)" office:value-type="float" office:value="752204" calcext:value-type="float">
            <text:p>752204</text:p>
          </table:table-cell>
          <table:table-cell table:style-name="ce2" table:formula="of:=IFERROR(__xludf.dummyfunction(&quot;&quot;&quot;COMPUTED_VALUE&quot;&quot;&quot;);0.235681705088645)" office:value-type="float" office:value="0.2356817051" calcext:value-type="float">
            <text:p>0.2356817051</text:p>
          </table:table-cell>
          <table:table-cell/>
          <table:table-cell table:style-name="ce2" table:formula="of:=IFERROR(__xludf.dummyfunction(&quot;&quot;&quot;COMPUTED_VALUE&quot;&quot;&quot;);6.92640583333333)" office:value-type="float" office:value="6.926405833" calcext:value-type="float">
            <text:p>6.926405833</text:p>
          </table:table-cell>
          <table:table-cell table:style-name="ce2" table:formula="of:=IFERROR(__xludf.dummyfunction(&quot;&quot;&quot;COMPUTED_VALUE&quot;&quot;&quot;);0.152619771781924)" office:value-type="float" office:value="0.1526197718" calcext:value-type="float">
            <text:p>0.1526197718</text:p>
          </table:table-cell>
          <table:table-cell table:style-name="ce2" table:formula="of:=IFERROR(__xludf.dummyfunction(&quot;&quot;&quot;COMPUTED_VALUE&quot;&quot;&quot;);3.90596452753525)" office:value-type="float" office:value="3.905964528" calcext:value-type="float">
            <text:p>3.905964528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8169730)" office:value-type="float" office:value="8169730" calcext:value-type="float">
            <text:p>8169730</text:p>
          </table:table-cell>
          <table:table-cell table:style-name="ce2" table:formula="of:=IFERROR(__xludf.dummyfunction(&quot;&quot;&quot;COMPUTED_VALUE&quot;&quot;&quot;);28692152)" office:value-type="float" office:value="28692152" calcext:value-type="float">
            <text:p>28692152</text:p>
          </table:table-cell>
          <table:table-cell table:style-name="ce2" table:formula="of:=IFERROR(__xludf.dummyfunction(&quot;&quot;&quot;COMPUTED_VALUE&quot;&quot;&quot;);774153)" office:value-type="float" office:value="774153" calcext:value-type="float">
            <text:p>774153</text:p>
          </table:table-cell>
          <table:table-cell table:style-name="ce2" table:formula="of:=IFERROR(__xludf.dummyfunction(&quot;&quot;&quot;COMPUTED_VALUE&quot;&quot;&quot;);0.231656449107607)" office:value-type="float" office:value="0.2316564491" calcext:value-type="float">
            <text:p>0.2316564491</text:p>
          </table:table-cell>
          <table:table-cell/>
          <table:table-cell table:style-name="ce2" table:formula="of:=IFERROR(__xludf.dummyfunction(&quot;&quot;&quot;COMPUTED_VALUE&quot;&quot;&quot;);6.80810833333333)" office:value-type="float" office:value="6.808108333" calcext:value-type="float">
            <text:p>6.808108333</text:p>
          </table:table-cell>
          <table:table-cell table:style-name="ce2" table:formula="of:=IFERROR(__xludf.dummyfunction(&quot;&quot;&quot;COMPUTED_VALUE&quot;&quot;&quot;);0.14749007858831)" office:value-type="float" office:value="0.1474900786" calcext:value-type="float">
            <text:p>0.1474900786</text:p>
          </table:table-cell>
          <table:table-cell table:style-name="ce2" table:formula="of:=IFERROR(__xludf.dummyfunction(&quot;&quot;&quot;COMPUTED_VALUE&quot;&quot;&quot;);6.1250041032865)" office:value-type="float" office:value="6.125004103" calcext:value-type="float">
            <text:p>6.125004103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7992030)" office:value-type="float" office:value="7992030" calcext:value-type="float">
            <text:p>7992030</text:p>
          </table:table-cell>
          <table:table-cell table:style-name="ce2" table:formula="of:=IFERROR(__xludf.dummyfunction(&quot;&quot;&quot;COMPUTED_VALUE&quot;&quot;&quot;);71747026)" office:value-type="float" office:value="71747026" calcext:value-type="float">
            <text:p>71747026</text:p>
          </table:table-cell>
          <table:table-cell table:style-name="ce2" table:formula="of:=IFERROR(__xludf.dummyfunction(&quot;&quot;&quot;COMPUTED_VALUE&quot;&quot;&quot;);807643)" office:value-type="float" office:value="807643" calcext:value-type="float">
            <text:p>807643</text:p>
          </table:table-cell>
          <table:table-cell table:style-name="ce2" table:formula="of:=IFERROR(__xludf.dummyfunction(&quot;&quot;&quot;COMPUTED_VALUE&quot;&quot;&quot;);0.226617683933431)" office:value-type="float" office:value="0.2266176839" calcext:value-type="float">
            <text:p>0.2266176839</text:p>
          </table:table-cell>
          <table:table-cell/>
          <table:table-cell table:style-name="ce2" table:formula="of:=IFERROR(__xludf.dummyfunction(&quot;&quot;&quot;COMPUTED_VALUE&quot;&quot;&quot;);6.660025)" office:value-type="float" office:value="6.660025" calcext:value-type="float">
            <text:p>6.660025</text:p>
          </table:table-cell>
          <table:table-cell table:style-name="ce2" table:formula="of:=IFERROR(__xludf.dummyfunction(&quot;&quot;&quot;COMPUTED_VALUE&quot;&quot;&quot;);0.147533099294672)" office:value-type="float" office:value="0.1475330993" calcext:value-type="float">
            <text:p>0.1475330993</text:p>
          </table:table-cell>
          <table:table-cell table:style-name="ce2" table:formula="of:=IFERROR(__xludf.dummyfunction(&quot;&quot;&quot;COMPUTED_VALUE&quot;&quot;&quot;);15.0947860674717)" office:value-type="float" office:value="15.09478607" calcext:value-type="float">
            <text:p>15.09478607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7681885)" office:value-type="float" office:value="7681885" calcext:value-type="float">
            <text:p>7681885</text:p>
          </table:table-cell>
          <table:table-cell table:style-name="ce2" table:formula="of:=IFERROR(__xludf.dummyfunction(&quot;&quot;&quot;COMPUTED_VALUE&quot;&quot;&quot;);493823068)" office:value-type="float" office:value="493823068" calcext:value-type="float">
            <text:p>493823068</text:p>
          </table:table-cell>
          <table:table-cell table:style-name="ce2" table:formula="of:=IFERROR(__xludf.dummyfunction(&quot;&quot;&quot;COMPUTED_VALUE&quot;&quot;&quot;);753626)" office:value-type="float" office:value="753626" calcext:value-type="float">
            <text:p>753626</text:p>
          </table:table-cell>
          <table:table-cell table:style-name="ce2" table:formula="of:=IFERROR(__xludf.dummyfunction(&quot;&quot;&quot;COMPUTED_VALUE&quot;&quot;&quot;);0.217823379910106)" office:value-type="float" office:value="0.2178233799" calcext:value-type="float">
            <text:p>0.2178233799</text:p>
          </table:table-cell>
          <table:table-cell/>
          <table:table-cell table:style-name="ce2" table:formula="of:=IFERROR(__xludf.dummyfunction(&quot;&quot;&quot;COMPUTED_VALUE&quot;&quot;&quot;);6.40157083333333)" office:value-type="float" office:value="6.401570833" calcext:value-type="float">
            <text:p>6.401570833</text:p>
          </table:table-cell>
          <table:table-cell table:style-name="ce2" table:formula="of:=IFERROR(__xludf.dummyfunction(&quot;&quot;&quot;COMPUTED_VALUE&quot;&quot;&quot;);0.144900461231278)" office:value-type="float" office:value="0.1449004612" calcext:value-type="float">
            <text:p>0.1449004612</text:p>
          </table:table-cell>
          <table:table-cell table:style-name="ce2" table:formula="of:=IFERROR(__xludf.dummyfunction(&quot;&quot;&quot;COMPUTED_VALUE&quot;&quot;&quot;);103.024402657145)" office:value-type="float" office:value="103.0244027" calcext:value-type="float">
            <text:p>103.0244027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7629027)" office:value-type="float" office:value="7629027" calcext:value-type="float">
            <text:p>7629027</text:p>
          </table:table-cell>
          <table:table-cell table:style-name="ce2" table:formula="of:=IFERROR(__xludf.dummyfunction(&quot;&quot;&quot;COMPUTED_VALUE&quot;&quot;&quot;);5692059)" office:value-type="float" office:value="5692059" calcext:value-type="float">
            <text:p>5692059</text:p>
          </table:table-cell>
          <table:table-cell table:style-name="ce2" table:formula="of:=IFERROR(__xludf.dummyfunction(&quot;&quot;&quot;COMPUTED_VALUE&quot;&quot;&quot;);2583702)" office:value-type="float" office:value="2583702" calcext:value-type="float">
            <text:p>2583702</text:p>
          </table:table-cell>
          <table:table-cell table:style-name="ce2" table:formula="of:=IFERROR(__xludf.dummyfunction(&quot;&quot;&quot;COMPUTED_VALUE&quot;&quot;&quot;);0.2163245670256)" office:value-type="float" office:value="0.216324567" calcext:value-type="float">
            <text:p>0.216324567</text:p>
          </table:table-cell>
          <table:table-cell/>
          <table:table-cell table:style-name="ce2" table:formula="of:=IFERROR(__xludf.dummyfunction(&quot;&quot;&quot;COMPUTED_VALUE&quot;&quot;&quot;);6.3575225)" office:value-type="float" office:value="6.3575225" calcext:value-type="float">
            <text:p>6.3575225</text:p>
          </table:table-cell>
          <table:table-cell table:style-name="ce2" table:formula="of:=IFERROR(__xludf.dummyfunction(&quot;&quot;&quot;COMPUTED_VALUE&quot;&quot;&quot;);0.337972132651263)" office:value-type="float" office:value="0.3379721327" calcext:value-type="float">
            <text:p>0.3379721327</text:p>
          </table:table-cell>
          <table:table-cell table:style-name="ce2" table:formula="of:=IFERROR(__xludf.dummyfunction(&quot;&quot;&quot;COMPUTED_VALUE&quot;&quot;&quot;);0.531653271594802)" office:value-type="float" office:value="0.5316532716" calcext:value-type="float">
            <text:p>0.5316532716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7570880)" office:value-type="float" office:value="7570880" calcext:value-type="float">
            <text:p>7570880</text:p>
          </table:table-cell>
          <table:table-cell table:style-name="ce2" table:formula="of:=IFERROR(__xludf.dummyfunction(&quot;&quot;&quot;COMPUTED_VALUE&quot;&quot;&quot;);5535149)" office:value-type="float" office:value="5535149" calcext:value-type="float">
            <text:p>5535149</text:p>
          </table:table-cell>
          <table:table-cell table:style-name="ce2" table:formula="of:=IFERROR(__xludf.dummyfunction(&quot;&quot;&quot;COMPUTED_VALUE&quot;&quot;&quot;);1647443)" office:value-type="float" office:value="1647443" calcext:value-type="float">
            <text:p>1647443</text:p>
          </table:table-cell>
          <table:table-cell table:style-name="ce2" table:formula="of:=IFERROR(__xludf.dummyfunction(&quot;&quot;&quot;COMPUTED_VALUE&quot;&quot;&quot;);0.214675782115174)" office:value-type="float" office:value="0.2146757821" calcext:value-type="float">
            <text:p>0.2146757821</text:p>
          </table:table-cell>
          <table:table-cell/>
          <table:table-cell table:style-name="ce2" table:formula="of:=IFERROR(__xludf.dummyfunction(&quot;&quot;&quot;COMPUTED_VALUE&quot;&quot;&quot;);6.30906666666667)" office:value-type="float" office:value="6.309066667" calcext:value-type="float">
            <text:p>6.309066667</text:p>
          </table:table-cell>
          <table:table-cell table:style-name="ce2" table:formula="of:=IFERROR(__xludf.dummyfunction(&quot;&quot;&quot;COMPUTED_VALUE&quot;&quot;&quot;);0.320204202409551)" office:value-type="float" office:value="0.3202042024" calcext:value-type="float">
            <text:p>0.3202042024</text:p>
          </table:table-cell>
          <table:table-cell table:style-name="ce2" table:formula="of:=IFERROR(__xludf.dummyfunction(&quot;&quot;&quot;COMPUTED_VALUE&quot;&quot;&quot;);0.508546235150636)" office:value-type="float" office:value="0.5085462352" calcext:value-type="float">
            <text:p>0.5085462352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896067)" office:value-type="float" office:value="896067" calcext:value-type="float">
            <text:p>896067</text:p>
          </table:table-cell>
          <table:table-cell table:style-name="ce2" table:formula="of:=IFERROR(__xludf.dummyfunction(&quot;&quot;&quot;COMPUTED_VALUE&quot;&quot;&quot;);6368340)" office:value-type="float" office:value="6368340" calcext:value-type="float">
            <text:p>6368340</text:p>
          </table:table-cell>
          <table:table-cell table:style-name="ce2" table:formula="of:=IFERROR(__xludf.dummyfunction(&quot;&quot;&quot;COMPUTED_VALUE&quot;&quot;&quot;);3136351)" office:value-type="float" office:value="3136351" calcext:value-type="float">
            <text:p>3136351</text:p>
          </table:table-cell>
          <table:table-cell table:style-name="ce2" table:formula="of:=IFERROR(__xludf.dummyfunction(&quot;&quot;&quot;COMPUTED_VALUE&quot;&quot;&quot;);0.315350435122907)" office:value-type="float" office:value="0.3153504351" calcext:value-type="float">
            <text:p>0.3153504351</text:p>
          </table:table-cell>
          <table:table-cell/>
          <table:table-cell table:style-name="ce2" table:formula="of:=IFERROR(__xludf.dummyfunction(&quot;&quot;&quot;COMPUTED_VALUE&quot;&quot;&quot;);0.7467225)" office:value-type="float" office:value="0.7467225" calcext:value-type="float">
            <text:p>0.7467225</text:p>
          </table:table-cell>
          <table:table-cell table:style-name="ce2" table:formula="of:=IFERROR(__xludf.dummyfunction(&quot;&quot;&quot;COMPUTED_VALUE&quot;&quot;&quot;);0.276935499580807)" office:value-type="float" office:value="0.2769354996" calcext:value-type="float">
            <text:p>0.2769354996</text:p>
          </table:table-cell>
          <table:table-cell table:style-name="ce2" table:formula="of:=IFERROR(__xludf.dummyfunction(&quot;&quot;&quot;COMPUTED_VALUE&quot;&quot;&quot;);0.493628148827713)" office:value-type="float" office:value="0.4936281488" calcext:value-type="float">
            <text:p>0.4936281488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856139)" office:value-type="float" office:value="856139" calcext:value-type="float">
            <text:p>856139</text:p>
          </table:table-cell>
          <table:table-cell table:style-name="ce2" table:formula="of:=IFERROR(__xludf.dummyfunction(&quot;&quot;&quot;COMPUTED_VALUE&quot;&quot;&quot;);102213256)" office:value-type="float" office:value="102213256" calcext:value-type="float">
            <text:p>102213256</text:p>
          </table:table-cell>
          <table:table-cell table:style-name="ce2" table:formula="of:=IFERROR(__xludf.dummyfunction(&quot;&quot;&quot;COMPUTED_VALUE&quot;&quot;&quot;);3690480)" office:value-type="float" office:value="3690480" calcext:value-type="float">
            <text:p>3690480</text:p>
          </table:table-cell>
          <table:table-cell table:style-name="ce2" table:formula="of:=IFERROR(__xludf.dummyfunction(&quot;&quot;&quot;COMPUTED_VALUE&quot;&quot;&quot;);0.301298682102667)" office:value-type="float" office:value="0.3012986821" calcext:value-type="float">
            <text:p>0.3012986821</text:p>
          </table:table-cell>
          <table:table-cell/>
          <table:table-cell table:style-name="ce2" table:formula="of:=IFERROR(__xludf.dummyfunction(&quot;&quot;&quot;COMPUTED_VALUE&quot;&quot;&quot;);0.713449166666667)" office:value-type="float" office:value="0.7134491667" calcext:value-type="float">
            <text:p>0.7134491667</text:p>
          </table:table-cell>
          <table:table-cell table:style-name="ce2" table:formula="of:=IFERROR(__xludf.dummyfunction(&quot;&quot;&quot;COMPUTED_VALUE&quot;&quot;&quot;);0.248239135882113)" office:value-type="float" office:value="0.2482391359" calcext:value-type="float">
            <text:p>0.2482391359</text:p>
          </table:table-cell>
          <table:table-cell table:style-name="ce2" table:formula="of:=IFERROR(__xludf.dummyfunction(&quot;&quot;&quot;COMPUTED_VALUE&quot;&quot;&quot;);3.72620375944056)" office:value-type="float" office:value="3.726203759" calcext:value-type="float">
            <text:p>3.726203759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810721)" office:value-type="float" office:value="810721" calcext:value-type="float">
            <text:p>810721</text:p>
          </table:table-cell>
          <table:table-cell table:style-name="ce2" table:formula="of:=IFERROR(__xludf.dummyfunction(&quot;&quot;&quot;COMPUTED_VALUE&quot;&quot;&quot;);122789369)" office:value-type="float" office:value="122789369" calcext:value-type="float">
            <text:p>122789369</text:p>
          </table:table-cell>
          <table:table-cell table:style-name="ce2" table:formula="of:=IFERROR(__xludf.dummyfunction(&quot;&quot;&quot;COMPUTED_VALUE&quot;&quot;&quot;);3605597)" office:value-type="float" office:value="3605597" calcext:value-type="float">
            <text:p>3605597</text:p>
          </table:table-cell>
          <table:table-cell table:style-name="ce2" table:formula="of:=IFERROR(__xludf.dummyfunction(&quot;&quot;&quot;COMPUTED_VALUE&quot;&quot;&quot;);0.285314848234873)" office:value-type="float" office:value="0.2853148482" calcext:value-type="float">
            <text:p>0.2853148482</text:p>
          </table:table-cell>
          <table:table-cell/>
          <table:table-cell table:style-name="ce2" table:formula="of:=IFERROR(__xludf.dummyfunction(&quot;&quot;&quot;COMPUTED_VALUE&quot;&quot;&quot;);0.675600833333333)" office:value-type="float" office:value="0.6756008333" calcext:value-type="float">
            <text:p>0.6756008333</text:p>
          </table:table-cell>
          <table:table-cell table:style-name="ce2" table:formula="of:=IFERROR(__xludf.dummyfunction(&quot;&quot;&quot;COMPUTED_VALUE&quot;&quot;&quot;);0.243925052323621)" office:value-type="float" office:value="0.2439250523" calcext:value-type="float">
            <text:p>0.2439250523</text:p>
          </table:table-cell>
          <table:table-cell table:style-name="ce2" table:formula="of:=IFERROR(__xludf.dummyfunction(&quot;&quot;&quot;COMPUTED_VALUE&quot;&quot;&quot;);4.42202384541034)" office:value-type="float" office:value="4.422023845" calcext:value-type="float">
            <text:p>4.422023845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697654)" office:value-type="float" office:value="697654" calcext:value-type="float">
            <text:p>697654</text:p>
          </table:table-cell>
          <table:table-cell table:style-name="ce2" table:formula="of:=IFERROR(__xludf.dummyfunction(&quot;&quot;&quot;COMPUTED_VALUE&quot;&quot;&quot;);129668077)" office:value-type="float" office:value="129668077" calcext:value-type="float">
            <text:p>129668077</text:p>
          </table:table-cell>
          <table:table-cell table:style-name="ce2" table:formula="of:=IFERROR(__xludf.dummyfunction(&quot;&quot;&quot;COMPUTED_VALUE&quot;&quot;&quot;);3548864)" office:value-type="float" office:value="3548864" calcext:value-type="float">
            <text:p>3548864</text:p>
          </table:table-cell>
          <table:table-cell table:style-name="ce2" table:formula="of:=IFERROR(__xludf.dummyfunction(&quot;&quot;&quot;COMPUTED_VALUE&quot;&quot;&quot;);0.245523484812226)" office:value-type="float" office:value="0.2455234848" calcext:value-type="float">
            <text:p>0.2455234848</text:p>
          </table:table-cell>
          <table:table-cell/>
          <table:table-cell table:style-name="ce2" table:formula="of:=IFERROR(__xludf.dummyfunction(&quot;&quot;&quot;COMPUTED_VALUE&quot;&quot;&quot;);0.581378333333333)" office:value-type="float" office:value="0.5813783333" calcext:value-type="float">
            <text:p>0.5813783333</text:p>
          </table:table-cell>
          <table:table-cell table:style-name="ce2" table:formula="of:=IFERROR(__xludf.dummyfunction(&quot;&quot;&quot;COMPUTED_VALUE&quot;&quot;&quot;);0.238693244314581)" office:value-type="float" office:value="0.2386932443" calcext:value-type="float">
            <text:p>0.2386932443</text:p>
          </table:table-cell>
          <table:table-cell table:style-name="ce2" table:formula="of:=IFERROR(__xludf.dummyfunction(&quot;&quot;&quot;COMPUTED_VALUE&quot;&quot;&quot;);4.65085074970559)" office:value-type="float" office:value="4.65085075" calcext:value-type="float">
            <text:p>4.65085075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675364)" office:value-type="float" office:value="675364" calcext:value-type="float">
            <text:p>675364</text:p>
          </table:table-cell>
          <table:table-cell table:style-name="ce2" table:formula="of:=IFERROR(__xludf.dummyfunction(&quot;&quot;&quot;COMPUTED_VALUE&quot;&quot;&quot;);308962578)" office:value-type="float" office:value="308962578" calcext:value-type="float">
            <text:p>308962578</text:p>
          </table:table-cell>
          <table:table-cell table:style-name="ce2" table:formula="of:=IFERROR(__xludf.dummyfunction(&quot;&quot;&quot;COMPUTED_VALUE&quot;&quot;&quot;);3791108)" office:value-type="float" office:value="3791108" calcext:value-type="float">
            <text:p>3791108</text:p>
          </table:table-cell>
          <table:table-cell table:style-name="ce2" table:formula="of:=IFERROR(__xludf.dummyfunction(&quot;&quot;&quot;COMPUTED_VALUE&quot;&quot;&quot;);0.237679025414781)" office:value-type="float" office:value="0.2376790254" calcext:value-type="float">
            <text:p>0.2376790254</text:p>
          </table:table-cell>
          <table:table-cell/>
          <table:table-cell table:style-name="ce2" table:formula="of:=IFERROR(__xludf.dummyfunction(&quot;&quot;&quot;COMPUTED_VALUE&quot;&quot;&quot;);0.562803333333333)" office:value-type="float" office:value="0.5628033333" calcext:value-type="float">
            <text:p>0.5628033333</text:p>
          </table:table-cell>
          <table:table-cell table:style-name="ce2" table:formula="of:=IFERROR(__xludf.dummyfunction(&quot;&quot;&quot;COMPUTED_VALUE&quot;&quot;&quot;);0.23072321308643)" office:value-type="float" office:value="0.2307232131" calcext:value-type="float">
            <text:p>0.2307232131</text:p>
          </table:table-cell>
          <table:table-cell table:style-name="ce2" table:formula="of:=IFERROR(__xludf.dummyfunction(&quot;&quot;&quot;COMPUTED_VALUE&quot;&quot;&quot;);10.743654297949)" office:value-type="float" office:value="10.7436543" calcext:value-type="float">
            <text:p>10.7436543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659177)" office:value-type="float" office:value="659177" calcext:value-type="float">
            <text:p>659177</text:p>
          </table:table-cell>
          <table:table-cell table:style-name="ce2" table:formula="of:=IFERROR(__xludf.dummyfunction(&quot;&quot;&quot;COMPUTED_VALUE&quot;&quot;&quot;);834260438)" office:value-type="float" office:value="834260438" calcext:value-type="float">
            <text:p>834260438</text:p>
          </table:table-cell>
          <table:table-cell table:style-name="ce2" table:formula="of:=IFERROR(__xludf.dummyfunction(&quot;&quot;&quot;COMPUTED_VALUE&quot;&quot;&quot;);4032511)" office:value-type="float" office:value="4032511" calcext:value-type="float">
            <text:p>4032511</text:p>
          </table:table-cell>
          <table:table-cell table:style-name="ce2" table:formula="of:=IFERROR(__xludf.dummyfunction(&quot;&quot;&quot;COMPUTED_VALUE&quot;&quot;&quot;);0.231982378296503)" office:value-type="float" office:value="0.2319823783" calcext:value-type="float">
            <text:p>0.2319823783</text:p>
          </table:table-cell>
          <table:table-cell/>
          <table:table-cell table:style-name="ce2" table:formula="of:=IFERROR(__xludf.dummyfunction(&quot;&quot;&quot;COMPUTED_VALUE&quot;&quot;&quot;);0.549314166666667)" office:value-type="float" office:value="0.5493141667" calcext:value-type="float">
            <text:p>0.5493141667</text:p>
          </table:table-cell>
          <table:table-cell table:style-name="ce2" table:formula="of:=IFERROR(__xludf.dummyfunction(&quot;&quot;&quot;COMPUTED_VALUE&quot;&quot;&quot;);0.230045811364114)" office:value-type="float" office:value="0.2300458114" calcext:value-type="float">
            <text:p>0.2300458114</text:p>
          </table:table-cell>
          <table:table-cell table:style-name="ce2" table:formula="of:=IFERROR(__xludf.dummyfunction(&quot;&quot;&quot;COMPUTED_VALUE&quot;&quot;&quot;);28.6170516044129)" office:value-type="float" office:value="28.6170516" calcext:value-type="float">
            <text:p>28.6170516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625994)" office:value-type="float" office:value="625994" calcext:value-type="float">
            <text:p>625994</text:p>
          </table:table-cell>
          <table:table-cell table:style-name="ce2" table:formula="of:=IFERROR(__xludf.dummyfunction(&quot;&quot;&quot;COMPUTED_VALUE&quot;&quot;&quot;);4917118461)" office:value-type="float" office:value="4917118461" calcext:value-type="float">
            <text:p>4917118461</text:p>
          </table:table-cell>
          <table:table-cell table:style-name="ce2" table:formula="of:=IFERROR(__xludf.dummyfunction(&quot;&quot;&quot;COMPUTED_VALUE&quot;&quot;&quot;);4242856)" office:value-type="float" office:value="4242856" calcext:value-type="float">
            <text:p>4242856</text:p>
          </table:table-cell>
          <table:table-cell table:style-name="ce2" table:formula="of:=IFERROR(__xludf.dummyfunction(&quot;&quot;&quot;COMPUTED_VALUE&quot;&quot;&quot;);0.220304374878585)" office:value-type="float" office:value="0.2203043749" calcext:value-type="float">
            <text:p>0.2203043749</text:p>
          </table:table-cell>
          <table:table-cell/>
          <table:table-cell table:style-name="ce2" table:formula="of:=IFERROR(__xludf.dummyfunction(&quot;&quot;&quot;COMPUTED_VALUE&quot;&quot;&quot;);0.521661666666667)" office:value-type="float" office:value="0.5216616667" calcext:value-type="float">
            <text:p>0.5216616667</text:p>
          </table:table-cell>
          <table:table-cell table:style-name="ce2" table:formula="of:=IFERROR(__xludf.dummyfunction(&quot;&quot;&quot;COMPUTED_VALUE&quot;&quot;&quot;);0.229112757952097)" office:value-type="float" office:value="0.229112758" calcext:value-type="float">
            <text:p>0.229112758</text:p>
          </table:table-cell>
          <table:table-cell table:style-name="ce2" table:formula="of:=IFERROR(__xludf.dummyfunction(&quot;&quot;&quot;COMPUTED_VALUE&quot;&quot;&quot;);167.541697509231)" office:value-type="float" office:value="167.5416975" calcext:value-type="float">
            <text:p>167.5416975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622182)" office:value-type="float" office:value="622182" calcext:value-type="float">
            <text:p>622182</text:p>
          </table:table-cell>
          <table:table-cell table:style-name="ce2" table:formula="of:=IFERROR(__xludf.dummyfunction(&quot;&quot;&quot;COMPUTED_VALUE&quot;&quot;&quot;);1943747)" office:value-type="float" office:value="1943747" calcext:value-type="float">
            <text:p>1943747</text:p>
          </table:table-cell>
          <table:table-cell table:style-name="ce2" table:formula="of:=IFERROR(__xludf.dummyfunction(&quot;&quot;&quot;COMPUTED_VALUE&quot;&quot;&quot;);319956)" office:value-type="float" office:value="319956" calcext:value-type="float">
            <text:p>319956</text:p>
          </table:table-cell>
          <table:table-cell table:style-name="ce2" table:formula="of:=IFERROR(__xludf.dummyfunction(&quot;&quot;&quot;COMPUTED_VALUE&quot;&quot;&quot;);0.218962828031431)" office:value-type="float" office:value="0.218962828" calcext:value-type="float">
            <text:p>0.218962828</text:p>
          </table:table-cell>
          <table:table-cell/>
          <table:table-cell table:style-name="ce2" table:formula="of:=IFERROR(__xludf.dummyfunction(&quot;&quot;&quot;COMPUTED_VALUE&quot;&quot;&quot;);0.518485)" office:value-type="float" office:value="0.518485" calcext:value-type="float">
            <text:p>0.518485</text:p>
          </table:table-cell>
          <table:table-cell table:style-name="ce2" table:formula="of:=IFERROR(__xludf.dummyfunction(&quot;&quot;&quot;COMPUTED_VALUE&quot;&quot;&quot;);0.328862585060827)" office:value-type="float" office:value="0.3288625851" calcext:value-type="float">
            <text:p>0.3288625851</text:p>
          </table:table-cell>
          <table:table-cell table:style-name="ce2" table:formula="of:=IFERROR(__xludf.dummyfunction(&quot;&quot;&quot;COMPUTED_VALUE&quot;&quot;&quot;);1.14973173286184)" office:value-type="float" office:value="1.149731733" calcext:value-type="float">
            <text:p>1.149731733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615288)" office:value-type="float" office:value="615288" calcext:value-type="float">
            <text:p>615288</text:p>
          </table:table-cell>
          <table:table-cell table:style-name="ce2" table:formula="of:=IFERROR(__xludf.dummyfunction(&quot;&quot;&quot;COMPUTED_VALUE&quot;&quot;&quot;);612784)" office:value-type="float" office:value="612784" calcext:value-type="float">
            <text:p>612784</text:p>
          </table:table-cell>
          <table:table-cell table:style-name="ce2" table:formula="of:=IFERROR(__xludf.dummyfunction(&quot;&quot;&quot;COMPUTED_VALUE&quot;&quot;&quot;);311515)" office:value-type="float" office:value="311515" calcext:value-type="float">
            <text:p>311515</text:p>
          </table:table-cell>
          <table:table-cell table:style-name="ce2" table:formula="of:=IFERROR(__xludf.dummyfunction(&quot;&quot;&quot;COMPUTED_VALUE&quot;&quot;&quot;);0.216536641262208)" office:value-type="float" office:value="0.2165366413" calcext:value-type="float">
            <text:p>0.2165366413</text:p>
          </table:table-cell>
          <table:table-cell/>
          <table:table-cell table:style-name="ce2" table:formula="of:=IFERROR(__xludf.dummyfunction(&quot;&quot;&quot;COMPUTED_VALUE&quot;&quot;&quot;);0.51274)" office:value-type="float" office:value="0.51274" calcext:value-type="float">
            <text:p>0.51274</text:p>
          </table:table-cell>
          <table:table-cell table:style-name="ce2" table:formula="of:=IFERROR(__xludf.dummyfunction(&quot;&quot;&quot;COMPUTED_VALUE&quot;&quot;&quot;);0.314454357845304)" office:value-type="float" office:value="0.3144543578" calcext:value-type="float">
            <text:p>0.3144543578</text:p>
          </table:table-cell>
          <table:table-cell table:style-name="ce2" table:formula="of:=IFERROR(__xludf.dummyfunction(&quot;&quot;&quot;COMPUTED_VALUE&quot;&quot;&quot;);0.573240856225031)" office:value-type="float" office:value="0.5732408562" calcext:value-type="float">
            <text:p>0.5732408562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9363244)" office:value-type="float" office:value="9363244" calcext:value-type="float">
            <text:p>9363244</text:p>
          </table:table-cell>
          <table:table-cell table:style-name="ce2" table:formula="of:=IFERROR(__xludf.dummyfunction(&quot;&quot;&quot;COMPUTED_VALUE&quot;&quot;&quot;);764838)" office:value-type="float" office:value="764838" calcext:value-type="float">
            <text:p>764838</text:p>
          </table:table-cell>
          <table:table-cell table:style-name="ce2" table:formula="of:=IFERROR(__xludf.dummyfunction(&quot;&quot;&quot;COMPUTED_VALUE&quot;&quot;&quot;);407634)" office:value-type="float" office:value="407634" calcext:value-type="float">
            <text:p>407634</text:p>
          </table:table-cell>
          <table:table-cell table:style-name="ce2" table:formula="of:=IFERROR(__xludf.dummyfunction(&quot;&quot;&quot;COMPUTED_VALUE&quot;&quot;&quot;);0.499664764258085)" office:value-type="float" office:value="0.4996647643" calcext:value-type="float">
            <text:p>0.4996647643</text:p>
          </table:table-cell>
          <table:table-cell/>
          <table:table-cell table:style-name="ce2" table:formula="of:=IFERROR(__xludf.dummyfunction(&quot;&quot;&quot;COMPUTED_VALUE&quot;&quot;&quot;);7.80270333333333)" office:value-type="float" office:value="7.802703333" calcext:value-type="float">
            <text:p>7.802703333</text:p>
          </table:table-cell>
          <table:table-cell table:style-name="ce2" table:formula="of:=IFERROR(__xludf.dummyfunction(&quot;&quot;&quot;COMPUTED_VALUE&quot;&quot;&quot;);0.302529751933488)" office:value-type="float" office:value="0.3025297519" calcext:value-type="float">
            <text:p>0.3025297519</text:p>
          </table:table-cell>
          <table:table-cell table:style-name="ce2" table:formula="of:=IFERROR(__xludf.dummyfunction(&quot;&quot;&quot;COMPUTED_VALUE&quot;&quot;&quot;);0.625530593743577)" office:value-type="float" office:value="0.6255305937" calcext:value-type="float">
            <text:p>0.6255305937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8883818)" office:value-type="float" office:value="8883818" calcext:value-type="float">
            <text:p>8883818</text:p>
          </table:table-cell>
          <table:table-cell table:style-name="ce2" table:formula="of:=IFERROR(__xludf.dummyfunction(&quot;&quot;&quot;COMPUTED_VALUE&quot;&quot;&quot;);7593918)" office:value-type="float" office:value="7593918" calcext:value-type="float">
            <text:p>7593918</text:p>
          </table:table-cell>
          <table:table-cell table:style-name="ce2" table:formula="of:=IFERROR(__xludf.dummyfunction(&quot;&quot;&quot;COMPUTED_VALUE&quot;&quot;&quot;);503872)" office:value-type="float" office:value="503872" calcext:value-type="float">
            <text:p>503872</text:p>
          </table:table-cell>
          <table:table-cell table:style-name="ce2" table:formula="of:=IFERROR(__xludf.dummyfunction(&quot;&quot;&quot;COMPUTED_VALUE&quot;&quot;&quot;);0.474080439074506)" office:value-type="float" office:value="0.4740804391" calcext:value-type="float">
            <text:p>0.4740804391</text:p>
          </table:table-cell>
          <table:table-cell/>
          <table:table-cell table:style-name="ce2" table:formula="of:=IFERROR(__xludf.dummyfunction(&quot;&quot;&quot;COMPUTED_VALUE&quot;&quot;&quot;);7.40318166666667)" office:value-type="float" office:value="7.403181667" calcext:value-type="float">
            <text:p>7.403181667</text:p>
          </table:table-cell>
          <table:table-cell table:style-name="ce2" table:formula="of:=IFERROR(__xludf.dummyfunction(&quot;&quot;&quot;COMPUTED_VALUE&quot;&quot;&quot;);0.266802641988586)" office:value-type="float" office:value="0.266802642" calcext:value-type="float">
            <text:p>0.266802642</text:p>
          </table:table-cell>
          <table:table-cell table:style-name="ce2" table:formula="of:=IFERROR(__xludf.dummyfunction(&quot;&quot;&quot;COMPUTED_VALUE&quot;&quot;&quot;);3.47381106290489)" office:value-type="float" office:value="3.473811063" calcext:value-type="float">
            <text:p>3.473811063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7605244)" office:value-type="float" office:value="7605244" calcext:value-type="float">
            <text:p>7605244</text:p>
          </table:table-cell>
          <table:table-cell table:style-name="ce2" table:formula="of:=IFERROR(__xludf.dummyfunction(&quot;&quot;&quot;COMPUTED_VALUE&quot;&quot;&quot;);8811567)" office:value-type="float" office:value="8811567" calcext:value-type="float">
            <text:p>8811567</text:p>
          </table:table-cell>
          <table:table-cell table:style-name="ce2" table:formula="of:=IFERROR(__xludf.dummyfunction(&quot;&quot;&quot;COMPUTED_VALUE&quot;&quot;&quot;);498019)" office:value-type="float" office:value="498019" calcext:value-type="float">
            <text:p>498019</text:p>
          </table:table-cell>
          <table:table-cell table:style-name="ce2" table:formula="of:=IFERROR(__xludf.dummyfunction(&quot;&quot;&quot;COMPUTED_VALUE&quot;&quot;&quot;);0.405849986434746)" office:value-type="float" office:value="0.4058499864" calcext:value-type="float">
            <text:p>0.4058499864</text:p>
          </table:table-cell>
          <table:table-cell/>
          <table:table-cell table:style-name="ce2" table:formula="of:=IFERROR(__xludf.dummyfunction(&quot;&quot;&quot;COMPUTED_VALUE&quot;&quot;&quot;);6.33770333333333)" office:value-type="float" office:value="6.337703333" calcext:value-type="float">
            <text:p>6.337703333</text:p>
          </table:table-cell>
          <table:table-cell table:style-name="ce2" table:formula="of:=IFERROR(__xludf.dummyfunction(&quot;&quot;&quot;COMPUTED_VALUE&quot;&quot;&quot;);0.258711002936481)" office:value-type="float" office:value="0.2587110029" calcext:value-type="float">
            <text:p>0.2587110029</text:p>
          </table:table-cell>
          <table:table-cell table:style-name="ce2" table:formula="of:=IFERROR(__xludf.dummyfunction(&quot;&quot;&quot;COMPUTED_VALUE&quot;&quot;&quot;);3.97994812591677)" office:value-type="float" office:value="3.979948126" calcext:value-type="float">
            <text:p>3.979948126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7186217)" office:value-type="float" office:value="7186217" calcext:value-type="float">
            <text:p>7186217</text:p>
          </table:table-cell>
          <table:table-cell table:style-name="ce2" table:formula="of:=IFERROR(__xludf.dummyfunction(&quot;&quot;&quot;COMPUTED_VALUE&quot;&quot;&quot;);8995825)" office:value-type="float" office:value="8995825" calcext:value-type="float">
            <text:p>8995825</text:p>
          </table:table-cell>
          <table:table-cell table:style-name="ce2" table:formula="of:=IFERROR(__xludf.dummyfunction(&quot;&quot;&quot;COMPUTED_VALUE&quot;&quot;&quot;);488780)" office:value-type="float" office:value="488780" calcext:value-type="float">
            <text:p>488780</text:p>
          </table:table-cell>
          <table:table-cell table:style-name="ce2" table:formula="of:=IFERROR(__xludf.dummyfunction(&quot;&quot;&quot;COMPUTED_VALUE&quot;&quot;&quot;);0.383488823233961)" office:value-type="float" office:value="0.3834888232" calcext:value-type="float">
            <text:p>0.3834888232</text:p>
          </table:table-cell>
          <table:table-cell/>
          <table:table-cell table:style-name="ce2" table:formula="of:=IFERROR(__xludf.dummyfunction(&quot;&quot;&quot;COMPUTED_VALUE&quot;&quot;&quot;);5.98851416666667)" office:value-type="float" office:value="5.988514167" calcext:value-type="float">
            <text:p>5.988514167</text:p>
          </table:table-cell>
          <table:table-cell table:style-name="ce2" table:formula="of:=IFERROR(__xludf.dummyfunction(&quot;&quot;&quot;COMPUTED_VALUE&quot;&quot;&quot;);0.252624181065185)" office:value-type="float" office:value="0.2526241811" calcext:value-type="float">
            <text:p>0.2526241811</text:p>
          </table:table-cell>
          <table:table-cell table:style-name="ce2" table:formula="of:=IFERROR(__xludf.dummyfunction(&quot;&quot;&quot;COMPUTED_VALUE&quot;&quot;&quot;);4.0516758073916)" office:value-type="float" office:value="4.051675807" calcext:value-type="float">
            <text:p>4.051675807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6984988)" office:value-type="float" office:value="6984988" calcext:value-type="float">
            <text:p>6984988</text:p>
          </table:table-cell>
          <table:table-cell table:style-name="ce2" table:formula="of:=IFERROR(__xludf.dummyfunction(&quot;&quot;&quot;COMPUTED_VALUE&quot;&quot;&quot;);17551822)" office:value-type="float" office:value="17551822" calcext:value-type="float">
            <text:p>17551822</text:p>
          </table:table-cell>
          <table:table-cell table:style-name="ce2" table:formula="of:=IFERROR(__xludf.dummyfunction(&quot;&quot;&quot;COMPUTED_VALUE&quot;&quot;&quot;);553385)" office:value-type="float" office:value="553385" calcext:value-type="float">
            <text:p>553385</text:p>
          </table:table-cell>
          <table:table-cell table:style-name="ce2" table:formula="of:=IFERROR(__xludf.dummyfunction(&quot;&quot;&quot;COMPUTED_VALUE&quot;&quot;&quot;);0.372750339771724)" office:value-type="float" office:value="0.3727503398" calcext:value-type="float">
            <text:p>0.3727503398</text:p>
          </table:table-cell>
          <table:table-cell/>
          <table:table-cell table:style-name="ce2" table:formula="of:=IFERROR(__xludf.dummyfunction(&quot;&quot;&quot;COMPUTED_VALUE&quot;&quot;&quot;);5.82082333333333)" office:value-type="float" office:value="5.820823333" calcext:value-type="float">
            <text:p>5.820823333</text:p>
          </table:table-cell>
          <table:table-cell table:style-name="ce2" table:formula="of:=IFERROR(__xludf.dummyfunction(&quot;&quot;&quot;COMPUTED_VALUE&quot;&quot;&quot;);0.243674529191665)" office:value-type="float" office:value="0.2436745292" calcext:value-type="float">
            <text:p>0.2436745292</text:p>
          </table:table-cell>
          <table:table-cell table:style-name="ce2" table:formula="of:=IFERROR(__xludf.dummyfunction(&quot;&quot;&quot;COMPUTED_VALUE&quot;&quot;&quot;);7.65603280807011)" office:value-type="float" office:value="7.656032808" calcext:value-type="float">
            <text:p>7.656032808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6926998)" office:value-type="float" office:value="6926998" calcext:value-type="float">
            <text:p>6926998</text:p>
          </table:table-cell>
          <table:table-cell table:style-name="ce2" table:formula="of:=IFERROR(__xludf.dummyfunction(&quot;&quot;&quot;COMPUTED_VALUE&quot;&quot;&quot;);46643956)" office:value-type="float" office:value="46643956" calcext:value-type="float">
            <text:p>46643956</text:p>
          </table:table-cell>
          <table:table-cell table:style-name="ce2" table:formula="of:=IFERROR(__xludf.dummyfunction(&quot;&quot;&quot;COMPUTED_VALUE&quot;&quot;&quot;);529287)" office:value-type="float" office:value="529287" calcext:value-type="float">
            <text:p>529287</text:p>
          </table:table-cell>
          <table:table-cell table:style-name="ce2" table:formula="of:=IFERROR(__xludf.dummyfunction(&quot;&quot;&quot;COMPUTED_VALUE&quot;&quot;&quot;);0.369655732851374)" office:value-type="float" office:value="0.3696557329" calcext:value-type="float">
            <text:p>0.3696557329</text:p>
          </table:table-cell>
          <table:table-cell/>
          <table:table-cell table:style-name="ce2" table:formula="of:=IFERROR(__xludf.dummyfunction(&quot;&quot;&quot;COMPUTED_VALUE&quot;&quot;&quot;);5.77249833333333)" office:value-type="float" office:value="5.772498333" calcext:value-type="float">
            <text:p>5.772498333</text:p>
          </table:table-cell>
          <table:table-cell table:style-name="ce2" table:formula="of:=IFERROR(__xludf.dummyfunction(&quot;&quot;&quot;COMPUTED_VALUE&quot;&quot;&quot;);0.241315293070974)" office:value-type="float" office:value="0.2413152931" calcext:value-type="float">
            <text:p>0.2413152931</text:p>
          </table:table-cell>
          <table:table-cell table:style-name="ce2" table:formula="of:=IFERROR(__xludf.dummyfunction(&quot;&quot;&quot;COMPUTED_VALUE&quot;&quot;&quot;);19.9396527885311)" office:value-type="float" office:value="19.93965279" calcext:value-type="float">
            <text:p>19.93965279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6873739)" office:value-type="float" office:value="6873739" calcext:value-type="float">
            <text:p>6873739</text:p>
          </table:table-cell>
          <table:table-cell table:style-name="ce2" table:formula="of:=IFERROR(__xludf.dummyfunction(&quot;&quot;&quot;COMPUTED_VALUE&quot;&quot;&quot;);271426729)" office:value-type="float" office:value="271426729" calcext:value-type="float">
            <text:p>271426729</text:p>
          </table:table-cell>
          <table:table-cell table:style-name="ce2" table:formula="of:=IFERROR(__xludf.dummyfunction(&quot;&quot;&quot;COMPUTED_VALUE&quot;&quot;&quot;);513478)" office:value-type="float" office:value="513478" calcext:value-type="float">
            <text:p>513478</text:p>
          </table:table-cell>
          <table:table-cell table:style-name="ce2" table:formula="of:=IFERROR(__xludf.dummyfunction(&quot;&quot;&quot;COMPUTED_VALUE&quot;&quot;&quot;);0.366813593345064)" office:value-type="float" office:value="0.3668135933" calcext:value-type="float">
            <text:p>0.3668135933</text:p>
          </table:table-cell>
          <table:table-cell/>
          <table:table-cell table:style-name="ce2" table:formula="of:=IFERROR(__xludf.dummyfunction(&quot;&quot;&quot;COMPUTED_VALUE&quot;&quot;&quot;);5.72811583333333)" office:value-type="float" office:value="5.728115833" calcext:value-type="float">
            <text:p>5.728115833</text:p>
          </table:table-cell>
          <table:table-cell table:style-name="ce2" table:formula="of:=IFERROR(__xludf.dummyfunction(&quot;&quot;&quot;COMPUTED_VALUE&quot;&quot;&quot;);0.238221472069642)" office:value-type="float" office:value="0.2382214721" calcext:value-type="float">
            <text:p>0.2382214721</text:p>
          </table:table-cell>
          <table:table-cell table:style-name="ce2" table:formula="of:=IFERROR(__xludf.dummyfunction(&quot;&quot;&quot;COMPUTED_VALUE&quot;&quot;&quot;);114.865190786825)" office:value-type="float" office:value="114.8651908" calcext:value-type="float">
            <text:p>114.8651908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6852953)" office:value-type="float" office:value="6852953" calcext:value-type="float">
            <text:p>6852953</text:p>
          </table:table-cell>
          <table:table-cell table:style-name="ce2" table:formula="of:=IFERROR(__xludf.dummyfunction(&quot;&quot;&quot;COMPUTED_VALUE&quot;&quot;&quot;);3344599)" office:value-type="float" office:value="3344599" calcext:value-type="float">
            <text:p>3344599</text:p>
          </table:table-cell>
          <table:table-cell table:style-name="ce2" table:formula="of:=IFERROR(__xludf.dummyfunction(&quot;&quot;&quot;COMPUTED_VALUE&quot;&quot;&quot;);972162)" office:value-type="float" office:value="972162" calcext:value-type="float">
            <text:p>972162</text:p>
          </table:table-cell>
          <table:table-cell table:style-name="ce2" table:formula="of:=IFERROR(__xludf.dummyfunction(&quot;&quot;&quot;COMPUTED_VALUE&quot;&quot;&quot;);0.36570435900386)" office:value-type="float" office:value="0.365704359" calcext:value-type="float">
            <text:p>0.365704359</text:p>
          </table:table-cell>
          <table:table-cell/>
          <table:table-cell table:style-name="ce2" table:formula="of:=IFERROR(__xludf.dummyfunction(&quot;&quot;&quot;COMPUTED_VALUE&quot;&quot;&quot;);5.71079416666667)" office:value-type="float" office:value="5.710794167" calcext:value-type="float">
            <text:p>5.710794167</text:p>
          </table:table-cell>
          <table:table-cell table:style-name="ce2" table:formula="of:=IFERROR(__xludf.dummyfunction(&quot;&quot;&quot;COMPUTED_VALUE&quot;&quot;&quot;);0.505890236069573)" office:value-type="float" office:value="0.5058902361" calcext:value-type="float">
            <text:p>0.5058902361</text:p>
          </table:table-cell>
          <table:table-cell table:style-name="ce2" table:formula="of:=IFERROR(__xludf.dummyfunction(&quot;&quot;&quot;COMPUTED_VALUE&quot;&quot;&quot;);0.72006962998982)" office:value-type="float" office:value="0.72006963" calcext:value-type="float">
            <text:p>0.72006963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6746821)" office:value-type="float" office:value="6746821" calcext:value-type="float">
            <text:p>6746821</text:p>
          </table:table-cell>
          <table:table-cell table:style-name="ce2" table:formula="of:=IFERROR(__xludf.dummyfunction(&quot;&quot;&quot;COMPUTED_VALUE&quot;&quot;&quot;);3540945)" office:value-type="float" office:value="3540945" calcext:value-type="float">
            <text:p>3540945</text:p>
          </table:table-cell>
          <table:table-cell table:style-name="ce2" table:formula="of:=IFERROR(__xludf.dummyfunction(&quot;&quot;&quot;COMPUTED_VALUE&quot;&quot;&quot;);1018557)" office:value-type="float" office:value="1018557" calcext:value-type="float">
            <text:p>1018557</text:p>
          </table:table-cell>
          <table:table-cell table:style-name="ce2" table:formula="of:=IFERROR(__xludf.dummyfunction(&quot;&quot;&quot;COMPUTED_VALUE&quot;&quot;&quot;);0.360040678685346)" office:value-type="float" office:value="0.3600406787" calcext:value-type="float">
            <text:p>0.3600406787</text:p>
          </table:table-cell>
          <table:table-cell/>
          <table:table-cell table:style-name="ce2" table:formula="of:=IFERROR(__xludf.dummyfunction(&quot;&quot;&quot;COMPUTED_VALUE&quot;&quot;&quot;);5.62235083333333)" office:value-type="float" office:value="5.622350833" calcext:value-type="float">
            <text:p>5.622350833</text:p>
          </table:table-cell>
          <table:table-cell table:style-name="ce2" table:formula="of:=IFERROR(__xludf.dummyfunction(&quot;&quot;&quot;COMPUTED_VALUE&quot;&quot;&quot;);0.480603012361564)" office:value-type="float" office:value="0.4806030124" calcext:value-type="float">
            <text:p>0.4806030124</text:p>
          </table:table-cell>
          <table:table-cell table:style-name="ce2" table:formula="of:=IFERROR(__xludf.dummyfunction(&quot;&quot;&quot;COMPUTED_VALUE&quot;&quot;&quot;);0.707355891856215)" office:value-type="float" office:value="0.7073558919" calcext:value-type="float">
            <text:p>0.7073558919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7785245)" office:value-type="float" office:value="7785245" calcext:value-type="float">
            <text:p>7785245</text:p>
          </table:table-cell>
          <table:table-cell table:style-name="ce2" table:formula="of:=IFERROR(__xludf.dummyfunction(&quot;&quot;&quot;COMPUTED_VALUE&quot;&quot;&quot;);4145007)" office:value-type="float" office:value="4145007" calcext:value-type="float">
            <text:p>4145007</text:p>
          </table:table-cell>
          <table:table-cell table:style-name="ce2" table:formula="of:=IFERROR(__xludf.dummyfunction(&quot;&quot;&quot;COMPUTED_VALUE&quot;&quot;&quot;);1758382)" office:value-type="float" office:value="1758382" calcext:value-type="float">
            <text:p>1758382</text:p>
          </table:table-cell>
          <table:table-cell table:style-name="ce2" table:formula="of:=IFERROR(__xludf.dummyfunction(&quot;&quot;&quot;COMPUTED_VALUE&quot;&quot;&quot;);0.360983639957299)" office:value-type="float" office:value="0.36098364" calcext:value-type="float">
            <text:p>0.36098364</text:p>
          </table:table-cell>
          <table:table-cell/>
          <table:table-cell table:style-name="ce2" table:formula="of:=IFERROR(__xludf.dummyfunction(&quot;&quot;&quot;COMPUTED_VALUE&quot;&quot;&quot;);6.48770416666667)" office:value-type="float" office:value="6.487704167" calcext:value-type="float">
            <text:p>6.487704167</text:p>
          </table:table-cell>
          <table:table-cell table:style-name="ce2" table:formula="of:=IFERROR(__xludf.dummyfunction(&quot;&quot;&quot;COMPUTED_VALUE&quot;&quot;&quot;);0.417110206001883)" office:value-type="float" office:value="0.417110206" calcext:value-type="float">
            <text:p>0.417110206</text:p>
          </table:table-cell>
          <table:table-cell table:style-name="ce2" table:formula="of:=IFERROR(__xludf.dummyfunction(&quot;&quot;&quot;COMPUTED_VALUE&quot;&quot;&quot;);0.682545639982215)" office:value-type="float" office:value="0.68254564" calcext:value-type="float">
            <text:p>0.68254564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7555827)" office:value-type="float" office:value="7555827" calcext:value-type="float">
            <text:p>7555827</text:p>
          </table:table-cell>
          <table:table-cell table:style-name="ce2" table:formula="of:=IFERROR(__xludf.dummyfunction(&quot;&quot;&quot;COMPUTED_VALUE&quot;&quot;&quot;);101467415)" office:value-type="float" office:value="101467415" calcext:value-type="float">
            <text:p>101467415</text:p>
          </table:table-cell>
          <table:table-cell table:style-name="ce2" table:formula="of:=IFERROR(__xludf.dummyfunction(&quot;&quot;&quot;COMPUTED_VALUE&quot;&quot;&quot;);2150207)" office:value-type="float" office:value="2150207" calcext:value-type="float">
            <text:p>2150207</text:p>
          </table:table-cell>
          <table:table-cell table:style-name="ce2" table:formula="of:=IFERROR(__xludf.dummyfunction(&quot;&quot;&quot;COMPUTED_VALUE&quot;&quot;&quot;);0.350346062756874)" office:value-type="float" office:value="0.3503460628" calcext:value-type="float">
            <text:p>0.3503460628</text:p>
          </table:table-cell>
          <table:table-cell/>
          <table:table-cell table:style-name="ce2" table:formula="of:=IFERROR(__xludf.dummyfunction(&quot;&quot;&quot;COMPUTED_VALUE&quot;&quot;&quot;);6.2965225)" office:value-type="float" office:value="6.2965225" calcext:value-type="float">
            <text:p>6.2965225</text:p>
          </table:table-cell>
          <table:table-cell table:style-name="ce2" table:formula="of:=IFERROR(__xludf.dummyfunction(&quot;&quot;&quot;COMPUTED_VALUE&quot;&quot;&quot;);0.397258187874178)" office:value-type="float" office:value="0.3972581879" calcext:value-type="float">
            <text:p>0.3972581879</text:p>
          </table:table-cell>
          <table:table-cell table:style-name="ce2" table:formula="of:=IFERROR(__xludf.dummyfunction(&quot;&quot;&quot;COMPUTED_VALUE&quot;&quot;&quot;);6.89496671656602)" office:value-type="float" office:value="6.894966717" calcext:value-type="float">
            <text:p>6.894966717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7022436)" office:value-type="float" office:value="7022436" calcext:value-type="float">
            <text:p>7022436</text:p>
          </table:table-cell>
          <table:table-cell table:style-name="ce2" table:formula="of:=IFERROR(__xludf.dummyfunction(&quot;&quot;&quot;COMPUTED_VALUE&quot;&quot;&quot;);113650772)" office:value-type="float" office:value="113650772" calcext:value-type="float">
            <text:p>113650772</text:p>
          </table:table-cell>
          <table:table-cell table:style-name="ce2" table:formula="of:=IFERROR(__xludf.dummyfunction(&quot;&quot;&quot;COMPUTED_VALUE&quot;&quot;&quot;);2199655)" office:value-type="float" office:value="2199655" calcext:value-type="float">
            <text:p>2199655</text:p>
          </table:table-cell>
          <table:table-cell table:style-name="ce2" table:formula="of:=IFERROR(__xludf.dummyfunction(&quot;&quot;&quot;COMPUTED_VALUE&quot;&quot;&quot;);0.325613967016732)" office:value-type="float" office:value="0.325613967" calcext:value-type="float">
            <text:p>0.325613967</text:p>
          </table:table-cell>
          <table:table-cell/>
          <table:table-cell table:style-name="ce2" table:formula="of:=IFERROR(__xludf.dummyfunction(&quot;&quot;&quot;COMPUTED_VALUE&quot;&quot;&quot;);5.85203)" office:value-type="float" office:value="5.85203" calcext:value-type="float">
            <text:p>5.85203</text:p>
          </table:table-cell>
          <table:table-cell table:style-name="ce2" table:formula="of:=IFERROR(__xludf.dummyfunction(&quot;&quot;&quot;COMPUTED_VALUE&quot;&quot;&quot;);0.386836356502986)" office:value-type="float" office:value="0.3868363565" calcext:value-type="float">
            <text:p>0.3868363565</text:p>
          </table:table-cell>
          <table:table-cell table:style-name="ce2" table:formula="of:=IFERROR(__xludf.dummyfunction(&quot;&quot;&quot;COMPUTED_VALUE&quot;&quot;&quot;);7.66473528116577)" office:value-type="float" office:value="7.664735281" calcext:value-type="float">
            <text:p>7.664735281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6449164)" office:value-type="float" office:value="6449164" calcext:value-type="float">
            <text:p>6449164</text:p>
          </table:table-cell>
          <table:table-cell table:style-name="ce2" table:formula="of:=IFERROR(__xludf.dummyfunction(&quot;&quot;&quot;COMPUTED_VALUE&quot;&quot;&quot;);121179006)" office:value-type="float" office:value="121179006" calcext:value-type="float">
            <text:p>121179006</text:p>
          </table:table-cell>
          <table:table-cell table:style-name="ce2" table:formula="of:=IFERROR(__xludf.dummyfunction(&quot;&quot;&quot;COMPUTED_VALUE&quot;&quot;&quot;);2610446)" office:value-type="float" office:value="2610446" calcext:value-type="float">
            <text:p>2610446</text:p>
          </table:table-cell>
          <table:table-cell table:style-name="ce2" table:formula="of:=IFERROR(__xludf.dummyfunction(&quot;&quot;&quot;COMPUTED_VALUE&quot;&quot;&quot;);0.299032682388489)" office:value-type="float" office:value="0.2990326824" calcext:value-type="float">
            <text:p>0.2990326824</text:p>
          </table:table-cell>
          <table:table-cell/>
          <table:table-cell table:style-name="ce2" table:formula="of:=IFERROR(__xludf.dummyfunction(&quot;&quot;&quot;COMPUTED_VALUE&quot;&quot;&quot;);5.37430333333333)" office:value-type="float" office:value="5.374303333" calcext:value-type="float">
            <text:p>5.374303333</text:p>
          </table:table-cell>
          <table:table-cell table:style-name="ce2" table:formula="of:=IFERROR(__xludf.dummyfunction(&quot;&quot;&quot;COMPUTED_VALUE&quot;&quot;&quot;);0.386372347971498)" office:value-type="float" office:value="0.386372348" calcext:value-type="float">
            <text:p>0.386372348</text:p>
          </table:table-cell>
          <table:table-cell table:style-name="ce2" table:formula="of:=IFERROR(__xludf.dummyfunction(&quot;&quot;&quot;COMPUTED_VALUE&quot;&quot;&quot;);8.14635973687463)" office:value-type="float" office:value="8.146359737" calcext:value-type="float">
            <text:p>8.146359737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6331629)" office:value-type="float" office:value="6331629" calcext:value-type="float">
            <text:p>6331629</text:p>
          </table:table-cell>
          <table:table-cell table:style-name="ce2" table:formula="of:=IFERROR(__xludf.dummyfunction(&quot;&quot;&quot;COMPUTED_VALUE&quot;&quot;&quot;);228858769)" office:value-type="float" office:value="228858769" calcext:value-type="float">
            <text:p>228858769</text:p>
          </table:table-cell>
          <table:table-cell table:style-name="ce2" table:formula="of:=IFERROR(__xludf.dummyfunction(&quot;&quot;&quot;COMPUTED_VALUE&quot;&quot;&quot;);2327460)" office:value-type="float" office:value="2327460" calcext:value-type="float">
            <text:p>2327460</text:p>
          </table:table-cell>
          <table:table-cell table:style-name="ce2" table:formula="of:=IFERROR(__xludf.dummyfunction(&quot;&quot;&quot;COMPUTED_VALUE&quot;&quot;&quot;);0.293582858764136)" office:value-type="float" office:value="0.2935828588" calcext:value-type="float">
            <text:p>0.2935828588</text:p>
          </table:table-cell>
          <table:table-cell/>
          <table:table-cell table:style-name="ce2" table:formula="of:=IFERROR(__xludf.dummyfunction(&quot;&quot;&quot;COMPUTED_VALUE&quot;&quot;&quot;);5.2763575)" office:value-type="float" office:value="5.2763575" calcext:value-type="float">
            <text:p>5.2763575</text:p>
          </table:table-cell>
          <table:table-cell table:style-name="ce2" table:formula="of:=IFERROR(__xludf.dummyfunction(&quot;&quot;&quot;COMPUTED_VALUE&quot;&quot;&quot;);0.381718039952074)" office:value-type="float" office:value="0.38171804" calcext:value-type="float">
            <text:p>0.38171804</text:p>
          </table:table-cell>
          <table:table-cell table:style-name="ce2" table:formula="of:=IFERROR(__xludf.dummyfunction(&quot;&quot;&quot;COMPUTED_VALUE&quot;&quot;&quot;);15.0372365154865)" office:value-type="float" office:value="15.03723652" calcext:value-type="float">
            <text:p>15.03723652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6128059)" office:value-type="float" office:value="6128059" calcext:value-type="float">
            <text:p>6128059</text:p>
          </table:table-cell>
          <table:table-cell table:style-name="ce2" table:formula="of:=IFERROR(__xludf.dummyfunction(&quot;&quot;&quot;COMPUTED_VALUE&quot;&quot;&quot;);458775634)" office:value-type="float" office:value="458775634" calcext:value-type="float">
            <text:p>458775634</text:p>
          </table:table-cell>
          <table:table-cell table:style-name="ce2" table:formula="of:=IFERROR(__xludf.dummyfunction(&quot;&quot;&quot;COMPUTED_VALUE&quot;&quot;&quot;);2250887)" office:value-type="float" office:value="2250887" calcext:value-type="float">
            <text:p>2250887</text:p>
          </table:table-cell>
          <table:table-cell table:style-name="ce2" table:formula="of:=IFERROR(__xludf.dummyfunction(&quot;&quot;&quot;COMPUTED_VALUE&quot;&quot;&quot;);0.284143792994708)" office:value-type="float" office:value="0.284143793" calcext:value-type="float">
            <text:p>0.284143793</text:p>
          </table:table-cell>
          <table:table-cell/>
          <table:table-cell table:style-name="ce2" table:formula="of:=IFERROR(__xludf.dummyfunction(&quot;&quot;&quot;COMPUTED_VALUE&quot;&quot;&quot;);5.10671583333333)" office:value-type="float" office:value="5.106715833" calcext:value-type="float">
            <text:p>5.106715833</text:p>
          </table:table-cell>
          <table:table-cell table:style-name="ce2" table:formula="of:=IFERROR(__xludf.dummyfunction(&quot;&quot;&quot;COMPUTED_VALUE&quot;&quot;&quot;);0.380118452096723)" office:value-type="float" office:value="0.3801184521" calcext:value-type="float">
            <text:p>0.3801184521</text:p>
          </table:table-cell>
          <table:table-cell table:style-name="ce2" table:formula="of:=IFERROR(__xludf.dummyfunction(&quot;&quot;&quot;COMPUTED_VALUE&quot;&quot;&quot;);29.7589131104391)" office:value-type="float" office:value="29.75891311" calcext:value-type="float">
            <text:p>29.75891311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5902406)" office:value-type="float" office:value="5902406" calcext:value-type="float">
            <text:p>5902406</text:p>
          </table:table-cell>
          <table:table-cell table:style-name="ce2" table:formula="of:=IFERROR(__xludf.dummyfunction(&quot;&quot;&quot;COMPUTED_VALUE&quot;&quot;&quot;);2728462835)" office:value-type="float" office:value="2728462835" calcext:value-type="float">
            <text:p>2728462835</text:p>
          </table:table-cell>
          <table:table-cell table:style-name="ce2" table:formula="of:=IFERROR(__xludf.dummyfunction(&quot;&quot;&quot;COMPUTED_VALUE&quot;&quot;&quot;);2258308)" office:value-type="float" office:value="2258308" calcext:value-type="float">
            <text:p>2258308</text:p>
          </table:table-cell>
          <table:table-cell table:style-name="ce2" table:formula="of:=IFERROR(__xludf.dummyfunction(&quot;&quot;&quot;COMPUTED_VALUE&quot;&quot;&quot;);0.273680790056806)" office:value-type="float" office:value="0.2736807901" calcext:value-type="float">
            <text:p>0.2736807901</text:p>
          </table:table-cell>
          <table:table-cell/>
          <table:table-cell table:style-name="ce2" table:formula="of:=IFERROR(__xludf.dummyfunction(&quot;&quot;&quot;COMPUTED_VALUE&quot;&quot;&quot;);4.91867166666667)" office:value-type="float" office:value="4.918671667" calcext:value-type="float">
            <text:p>4.918671667</text:p>
          </table:table-cell>
          <table:table-cell table:style-name="ce2" table:formula="of:=IFERROR(__xludf.dummyfunction(&quot;&quot;&quot;COMPUTED_VALUE&quot;&quot;&quot;);0.374502293926075)" office:value-type="float" office:value="0.3745022939" calcext:value-type="float">
            <text:p>0.3745022939</text:p>
          </table:table-cell>
          <table:table-cell table:style-name="ce2" table:formula="of:=IFERROR(__xludf.dummyfunction(&quot;&quot;&quot;COMPUTED_VALUE&quot;&quot;&quot;);175.098143703321)" office:value-type="float" office:value="175.0981437" calcext:value-type="float">
            <text:p>175.0981437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5892450)" office:value-type="float" office:value="5892450" calcext:value-type="float">
            <text:p>5892450</text:p>
          </table:table-cell>
          <table:table-cell table:style-name="ce2" table:formula="of:=IFERROR(__xludf.dummyfunction(&quot;&quot;&quot;COMPUTED_VALUE&quot;&quot;&quot;);3190049)" office:value-type="float" office:value="3190049" calcext:value-type="float">
            <text:p>3190049</text:p>
          </table:table-cell>
          <table:table-cell table:style-name="ce2" table:formula="of:=IFERROR(__xludf.dummyfunction(&quot;&quot;&quot;COMPUTED_VALUE&quot;&quot;&quot;);1007420)" office:value-type="float" office:value="1007420" calcext:value-type="float">
            <text:p>1007420</text:p>
          </table:table-cell>
          <table:table-cell table:style-name="ce2" table:formula="of:=IFERROR(__xludf.dummyfunction(&quot;&quot;&quot;COMPUTED_VALUE&quot;&quot;&quot;);0.273219153574022)" office:value-type="float" office:value="0.2732191536" calcext:value-type="float">
            <text:p>0.2732191536</text:p>
          </table:table-cell>
          <table:table-cell/>
          <table:table-cell table:style-name="ce2" table:formula="of:=IFERROR(__xludf.dummyfunction(&quot;&quot;&quot;COMPUTED_VALUE&quot;&quot;&quot;);4.910375)" office:value-type="float" office:value="4.910375" calcext:value-type="float">
            <text:p>4.910375</text:p>
          </table:table-cell>
          <table:table-cell table:style-name="ce2" table:formula="of:=IFERROR(__xludf.dummyfunction(&quot;&quot;&quot;COMPUTED_VALUE&quot;&quot;&quot;);0.366589045648179)" office:value-type="float" office:value="0.3665890456" calcext:value-type="float">
            <text:p>0.3665890456</text:p>
          </table:table-cell>
          <table:table-cell table:style-name="ce2" table:formula="of:=IFERROR(__xludf.dummyfunction(&quot;&quot;&quot;COMPUTED_VALUE&quot;&quot;&quot;);0.544087197548931)" office:value-type="float" office:value="0.5440871975" calcext:value-type="float">
            <text:p>0.5440871975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5867814)" office:value-type="float" office:value="5867814" calcext:value-type="float">
            <text:p>5867814</text:p>
          </table:table-cell>
          <table:table-cell table:style-name="ce2" table:formula="of:=IFERROR(__xludf.dummyfunction(&quot;&quot;&quot;COMPUTED_VALUE&quot;&quot;&quot;);3477246)" office:value-type="float" office:value="3477246" calcext:value-type="float">
            <text:p>3477246</text:p>
          </table:table-cell>
          <table:table-cell table:style-name="ce2" table:formula="of:=IFERROR(__xludf.dummyfunction(&quot;&quot;&quot;COMPUTED_VALUE&quot;&quot;&quot;);1084257)" office:value-type="float" office:value="1084257" calcext:value-type="float">
            <text:p>1084257</text:p>
          </table:table-cell>
          <table:table-cell table:style-name="ce2" table:formula="of:=IFERROR(__xludf.dummyfunction(&quot;&quot;&quot;COMPUTED_VALUE&quot;&quot;&quot;);0.272076839754227)" office:value-type="float" office:value="0.2720768398" calcext:value-type="float">
            <text:p>0.2720768398</text:p>
          </table:table-cell>
          <table:table-cell/>
          <table:table-cell table:style-name="ce2" table:formula="of:=IFERROR(__xludf.dummyfunction(&quot;&quot;&quot;COMPUTED_VALUE&quot;&quot;&quot;);4.889845)" office:value-type="float" office:value="4.889845" calcext:value-type="float">
            <text:p>4.889845</text:p>
          </table:table-cell>
          <table:table-cell table:style-name="ce2" table:formula="of:=IFERROR(__xludf.dummyfunction(&quot;&quot;&quot;COMPUTED_VALUE&quot;&quot;&quot;);0.356378998730129)" office:value-type="float" office:value="0.3563789987" calcext:value-type="float">
            <text:p>0.3563789987</text:p>
          </table:table-cell>
          <table:table-cell table:style-name="ce2" table:formula="of:=IFERROR(__xludf.dummyfunction(&quot;&quot;&quot;COMPUTED_VALUE&quot;&quot;&quot;);0.549857136120583)" office:value-type="float" office:value="0.5498571361" calcext:value-type="float">
            <text:p>0.5498571361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6909793)" office:value-type="float" office:value="6909793" calcext:value-type="float">
            <text:p>6909793</text:p>
          </table:table-cell>
          <table:table-cell table:style-name="ce2" table:formula="of:=IFERROR(__xludf.dummyfunction(&quot;&quot;&quot;COMPUTED_VALUE&quot;&quot;&quot;);4120744)" office:value-type="float" office:value="4120744" calcext:value-type="float">
            <text:p>4120744</text:p>
          </table:table-cell>
          <table:table-cell table:style-name="ce2" table:formula="of:=IFERROR(__xludf.dummyfunction(&quot;&quot;&quot;COMPUTED_VALUE&quot;&quot;&quot;);1934918)" office:value-type="float" office:value="1934918" calcext:value-type="float">
            <text:p>1934918</text:p>
          </table:table-cell>
          <table:table-cell table:style-name="ce2" table:formula="of:=IFERROR(__xludf.dummyfunction(&quot;&quot;&quot;COMPUTED_VALUE&quot;&quot;&quot;);0.274197949945827)" office:value-type="float" office:value="0.2741979499" calcext:value-type="float">
            <text:p>0.2741979499</text:p>
          </table:table-cell>
          <table:table-cell/>
          <table:table-cell table:style-name="ce2" table:formula="of:=IFERROR(__xludf.dummyfunction(&quot;&quot;&quot;COMPUTED_VALUE&quot;&quot;&quot;);5.75816083333333)" office:value-type="float" office:value="5.758160833" calcext:value-type="float">
            <text:p>5.758160833</text:p>
          </table:table-cell>
          <table:table-cell table:style-name="ce2" table:formula="of:=IFERROR(__xludf.dummyfunction(&quot;&quot;&quot;COMPUTED_VALUE&quot;&quot;&quot;);0.33638008280616)" office:value-type="float" office:value="0.3363800828" calcext:value-type="float">
            <text:p>0.3363800828</text:p>
          </table:table-cell>
          <table:table-cell table:style-name="ce2" table:formula="of:=IFERROR(__xludf.dummyfunction(&quot;&quot;&quot;COMPUTED_VALUE&quot;&quot;&quot;);0.565663220606273)" office:value-type="float" office:value="0.5656632206" calcext:value-type="float">
            <text:p>0.5656632206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6818872)" office:value-type="float" office:value="6818872" calcext:value-type="float">
            <text:p>6818872</text:p>
          </table:table-cell>
          <table:table-cell table:style-name="ce2" table:formula="of:=IFERROR(__xludf.dummyfunction(&quot;&quot;&quot;COMPUTED_VALUE&quot;&quot;&quot;);83715518)" office:value-type="float" office:value="83715518" calcext:value-type="float">
            <text:p>83715518</text:p>
          </table:table-cell>
          <table:table-cell table:style-name="ce2" table:formula="of:=IFERROR(__xludf.dummyfunction(&quot;&quot;&quot;COMPUTED_VALUE&quot;&quot;&quot;);2349012)" office:value-type="float" office:value="2349012" calcext:value-type="float">
            <text:p>2349012</text:p>
          </table:table-cell>
          <table:table-cell table:style-name="ce2" table:formula="of:=IFERROR(__xludf.dummyfunction(&quot;&quot;&quot;COMPUTED_VALUE&quot;&quot;&quot;);0.270589976189302)" office:value-type="float" office:value="0.2705899762" calcext:value-type="float">
            <text:p>0.2705899762</text:p>
          </table:table-cell>
          <table:table-cell/>
          <table:table-cell table:style-name="ce2" table:formula="of:=IFERROR(__xludf.dummyfunction(&quot;&quot;&quot;COMPUTED_VALUE&quot;&quot;&quot;);5.68239333333333)" office:value-type="float" office:value="5.682393333" calcext:value-type="float">
            <text:p>5.682393333</text:p>
          </table:table-cell>
          <table:table-cell table:style-name="ce2" table:formula="of:=IFERROR(__xludf.dummyfunction(&quot;&quot;&quot;COMPUTED_VALUE&quot;&quot;&quot;);0.312102866852511)" office:value-type="float" office:value="0.3121028669" calcext:value-type="float">
            <text:p>0.3121028669</text:p>
          </table:table-cell>
          <table:table-cell table:style-name="ce2" table:formula="of:=IFERROR(__xludf.dummyfunction(&quot;&quot;&quot;COMPUTED_VALUE&quot;&quot;&quot;);4.97013468091372)" office:value-type="float" office:value="4.970134681" calcext:value-type="float">
            <text:p>4.970134681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5947220)" office:value-type="float" office:value="5947220" calcext:value-type="float">
            <text:p>5947220</text:p>
          </table:table-cell>
          <table:table-cell table:style-name="ce2" table:formula="of:=IFERROR(__xludf.dummyfunction(&quot;&quot;&quot;COMPUTED_VALUE&quot;&quot;&quot;);98427408)" office:value-type="float" office:value="98427408" calcext:value-type="float">
            <text:p>98427408</text:p>
          </table:table-cell>
          <table:table-cell table:style-name="ce2" table:formula="of:=IFERROR(__xludf.dummyfunction(&quot;&quot;&quot;COMPUTED_VALUE&quot;&quot;&quot;);2323334)" office:value-type="float" office:value="2323334" calcext:value-type="float">
            <text:p>2323334</text:p>
          </table:table-cell>
          <table:table-cell table:style-name="ce2" table:formula="of:=IFERROR(__xludf.dummyfunction(&quot;&quot;&quot;COMPUTED_VALUE&quot;&quot;&quot;);0.236000634444016)" office:value-type="float" office:value="0.2360006344" calcext:value-type="float">
            <text:p>0.2360006344</text:p>
          </table:table-cell>
          <table:table-cell/>
          <table:table-cell table:style-name="ce2" table:formula="of:=IFERROR(__xludf.dummyfunction(&quot;&quot;&quot;COMPUTED_VALUE&quot;&quot;&quot;);4.95601666666667)" office:value-type="float" office:value="4.956016667" calcext:value-type="float">
            <text:p>4.956016667</text:p>
          </table:table-cell>
          <table:table-cell table:style-name="ce2" table:formula="of:=IFERROR(__xludf.dummyfunction(&quot;&quot;&quot;COMPUTED_VALUE&quot;&quot;&quot;);0.306510167756825)" office:value-type="float" office:value="0.3065101678" calcext:value-type="float">
            <text:p>0.3065101678</text:p>
          </table:table-cell>
          <table:table-cell table:style-name="ce2" table:formula="of:=IFERROR(__xludf.dummyfunction(&quot;&quot;&quot;COMPUTED_VALUE&quot;&quot;&quot;);5.78312918407328)" office:value-type="float" office:value="5.783129184" calcext:value-type="float">
            <text:p>5.783129184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5502282)" office:value-type="float" office:value="5502282" calcext:value-type="float">
            <text:p>5502282</text:p>
          </table:table-cell>
          <table:table-cell table:style-name="ce2" table:formula="of:=IFERROR(__xludf.dummyfunction(&quot;&quot;&quot;COMPUTED_VALUE&quot;&quot;&quot;);102006290)" office:value-type="float" office:value="102006290" calcext:value-type="float">
            <text:p>102006290</text:p>
          </table:table-cell>
          <table:table-cell table:style-name="ce2" table:formula="of:=IFERROR(__xludf.dummyfunction(&quot;&quot;&quot;COMPUTED_VALUE&quot;&quot;&quot;);2509463)" office:value-type="float" office:value="2509463" calcext:value-type="float">
            <text:p>2509463</text:p>
          </table:table-cell>
          <table:table-cell table:style-name="ce2" table:formula="of:=IFERROR(__xludf.dummyfunction(&quot;&quot;&quot;COMPUTED_VALUE&quot;&quot;&quot;);0.218344376513714)" office:value-type="float" office:value="0.2183443765" calcext:value-type="float">
            <text:p>0.2183443765</text:p>
          </table:table-cell>
          <table:table-cell/>
          <table:table-cell table:style-name="ce2" table:formula="of:=IFERROR(__xludf.dummyfunction(&quot;&quot;&quot;COMPUTED_VALUE&quot;&quot;&quot;);4.585235)" office:value-type="float" office:value="4.585235" calcext:value-type="float">
            <text:p>4.585235</text:p>
          </table:table-cell>
          <table:table-cell table:style-name="ce2" table:formula="of:=IFERROR(__xludf.dummyfunction(&quot;&quot;&quot;COMPUTED_VALUE&quot;&quot;&quot;);0.298106746064185)" office:value-type="float" office:value="0.2981067461" calcext:value-type="float">
            <text:p>0.2981067461</text:p>
          </table:table-cell>
          <table:table-cell table:style-name="ce2" table:formula="of:=IFERROR(__xludf.dummyfunction(&quot;&quot;&quot;COMPUTED_VALUE&quot;&quot;&quot;);5.97385904869407)" office:value-type="float" office:value="5.973859049" calcext:value-type="float">
            <text:p>5.973859049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5630749)" office:value-type="float" office:value="5630749" calcext:value-type="float">
            <text:p>5630749</text:p>
          </table:table-cell>
          <table:table-cell table:style-name="ce2" table:formula="of:=IFERROR(__xludf.dummyfunction(&quot;&quot;&quot;COMPUTED_VALUE&quot;&quot;&quot;);238724627)" office:value-type="float" office:value="238724627" calcext:value-type="float">
            <text:p>238724627</text:p>
          </table:table-cell>
          <table:table-cell table:style-name="ce2" table:formula="of:=IFERROR(__xludf.dummyfunction(&quot;&quot;&quot;COMPUTED_VALUE&quot;&quot;&quot;);2867371)" office:value-type="float" office:value="2867371" calcext:value-type="float">
            <text:p>2867371</text:p>
          </table:table-cell>
          <table:table-cell table:style-name="ce2" table:formula="of:=IFERROR(__xludf.dummyfunction(&quot;&quot;&quot;COMPUTED_VALUE&quot;&quot;&quot;);0.223442269900056)" office:value-type="float" office:value="0.2234422699" calcext:value-type="float">
            <text:p>0.2234422699</text:p>
          </table:table-cell>
          <table:table-cell/>
          <table:table-cell table:style-name="ce2" table:formula="of:=IFERROR(__xludf.dummyfunction(&quot;&quot;&quot;COMPUTED_VALUE&quot;&quot;&quot;);4.69229083333333)" office:value-type="float" office:value="4.692290833" calcext:value-type="float">
            <text:p>4.692290833</text:p>
          </table:table-cell>
          <table:table-cell table:style-name="ce2" table:formula="of:=IFERROR(__xludf.dummyfunction(&quot;&quot;&quot;COMPUTED_VALUE&quot;&quot;&quot;);0.289635186158992)" office:value-type="float" office:value="0.2896351862" calcext:value-type="float">
            <text:p>0.2896351862</text:p>
          </table:table-cell>
          <table:table-cell table:style-name="ce2" table:formula="of:=IFERROR(__xludf.dummyfunction(&quot;&quot;&quot;COMPUTED_VALUE&quot;&quot;&quot;);13.5725597135554)" office:value-type="float" office:value="13.57255971" calcext:value-type="float">
            <text:p>13.57255971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5608427)" office:value-type="float" office:value="5608427" calcext:value-type="float">
            <text:p>5608427</text:p>
          </table:table-cell>
          <table:table-cell table:style-name="ce2" table:formula="of:=IFERROR(__xludf.dummyfunction(&quot;&quot;&quot;COMPUTED_VALUE&quot;&quot;&quot;);543165501)" office:value-type="float" office:value="543165501" calcext:value-type="float">
            <text:p>543165501</text:p>
          </table:table-cell>
          <table:table-cell table:style-name="ce2" table:formula="of:=IFERROR(__xludf.dummyfunction(&quot;&quot;&quot;COMPUTED_VALUE&quot;&quot;&quot;);2856595)" office:value-type="float" office:value="2856595" calcext:value-type="float">
            <text:p>2856595</text:p>
          </table:table-cell>
          <table:table-cell table:style-name="ce2" table:formula="of:=IFERROR(__xludf.dummyfunction(&quot;&quot;&quot;COMPUTED_VALUE&quot;&quot;&quot;);0.222556476846821)" office:value-type="float" office:value="0.2225564768" calcext:value-type="float">
            <text:p>0.2225564768</text:p>
          </table:table-cell>
          <table:table-cell/>
          <table:table-cell table:style-name="ce2" table:formula="of:=IFERROR(__xludf.dummyfunction(&quot;&quot;&quot;COMPUTED_VALUE&quot;&quot;&quot;);4.67368916666667)" office:value-type="float" office:value="4.673689167" calcext:value-type="float">
            <text:p>4.673689167</text:p>
          </table:table-cell>
          <table:table-cell table:style-name="ce2" table:formula="of:=IFERROR(__xludf.dummyfunction(&quot;&quot;&quot;COMPUTED_VALUE&quot;&quot;&quot;);0.289113590719938)" office:value-type="float" office:value="0.2891135907" calcext:value-type="float">
            <text:p>0.2891135907</text:p>
          </table:table-cell>
          <table:table-cell table:style-name="ce2" table:formula="of:=IFERROR(__xludf.dummyfunction(&quot;&quot;&quot;COMPUTED_VALUE&quot;&quot;&quot;);30.5114934362164)" office:value-type="float" office:value="30.51149344" calcext:value-type="float">
            <text:p>30.51149344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5237432)" office:value-type="float" office:value="5237432" calcext:value-type="float">
            <text:p>5237432</text:p>
          </table:table-cell>
          <table:table-cell table:style-name="ce2" table:formula="of:=IFERROR(__xludf.dummyfunction(&quot;&quot;&quot;COMPUTED_VALUE&quot;&quot;&quot;);2781239392)" office:value-type="float" office:value="2781239392" calcext:value-type="float">
            <text:p>2781239392</text:p>
          </table:table-cell>
          <table:table-cell table:style-name="ce2" table:formula="of:=IFERROR(__xludf.dummyfunction(&quot;&quot;&quot;COMPUTED_VALUE&quot;&quot;&quot;);2633414)" office:value-type="float" office:value="2633414" calcext:value-type="float">
            <text:p>2633414</text:p>
          </table:table-cell>
          <table:table-cell table:style-name="ce2" table:formula="of:=IFERROR(__xludf.dummyfunction(&quot;&quot;&quot;COMPUTED_VALUE&quot;&quot;&quot;);0.207834462968815)" office:value-type="float" office:value="0.207834463" calcext:value-type="float">
            <text:p>0.207834463</text:p>
          </table:table-cell>
          <table:table-cell/>
          <table:table-cell table:style-name="ce2" table:formula="of:=IFERROR(__xludf.dummyfunction(&quot;&quot;&quot;COMPUTED_VALUE&quot;&quot;&quot;);4.36452666666667)" office:value-type="float" office:value="4.364526667" calcext:value-type="float">
            <text:p>4.364526667</text:p>
          </table:table-cell>
          <table:table-cell table:style-name="ce2" table:formula="of:=IFERROR(__xludf.dummyfunction(&quot;&quot;&quot;COMPUTED_VALUE&quot;&quot;&quot;);0.28672947105204)" office:value-type="float" office:value="0.2867294711" calcext:value-type="float">
            <text:p>0.2867294711</text:p>
          </table:table-cell>
          <table:table-cell table:style-name="ce2" table:formula="of:=IFERROR(__xludf.dummyfunction(&quot;&quot;&quot;COMPUTED_VALUE&quot;&quot;&quot;);155.038224533846)" office:value-type="float" office:value="155.0382245" calcext:value-type="float">
            <text:p>155.0382245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5083983)" office:value-type="float" office:value="5083983" calcext:value-type="float">
            <text:p>5083983</text:p>
          </table:table-cell>
          <table:table-cell table:style-name="ce2" table:formula="of:=IFERROR(__xludf.dummyfunction(&quot;&quot;&quot;COMPUTED_VALUE&quot;&quot;&quot;);3646065)" office:value-type="float" office:value="3646065" calcext:value-type="float">
            <text:p>3646065</text:p>
          </table:table-cell>
          <table:table-cell table:style-name="ce2" table:formula="of:=IFERROR(__xludf.dummyfunction(&quot;&quot;&quot;COMPUTED_VALUE&quot;&quot;&quot;);1132173)" office:value-type="float" office:value="1132173" calcext:value-type="float">
            <text:p>1132173</text:p>
          </table:table-cell>
          <table:table-cell table:style-name="ce2" table:formula="of:=IFERROR(__xludf.dummyfunction(&quot;&quot;&quot;COMPUTED_VALUE&quot;&quot;&quot;);0.201745221044891)" office:value-type="float" office:value="0.201745221" calcext:value-type="float">
            <text:p>0.201745221</text:p>
          </table:table-cell>
          <table:table-cell/>
          <table:table-cell table:style-name="ce2" table:formula="of:=IFERROR(__xludf.dummyfunction(&quot;&quot;&quot;COMPUTED_VALUE&quot;&quot;&quot;);4.2366525)" office:value-type="float" office:value="4.2366525" calcext:value-type="float">
            <text:p>4.2366525</text:p>
          </table:table-cell>
          <table:table-cell table:style-name="ce2" table:formula="of:=IFERROR(__xludf.dummyfunction(&quot;&quot;&quot;COMPUTED_VALUE&quot;&quot;&quot;);0.279589246308842)" office:value-type="float" office:value="0.2795892463" calcext:value-type="float">
            <text:p>0.2795892463</text:p>
          </table:table-cell>
          <table:table-cell table:style-name="ce2" table:formula="of:=IFERROR(__xludf.dummyfunction(&quot;&quot;&quot;COMPUTED_VALUE&quot;&quot;&quot;);0.453211272040015)" office:value-type="float" office:value="0.453211272" calcext:value-type="float">
            <text:p>0.453211272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4998511)" office:value-type="float" office:value="4998511" calcext:value-type="float">
            <text:p>4998511</text:p>
          </table:table-cell>
          <table:table-cell table:style-name="ce2" table:formula="of:=IFERROR(__xludf.dummyfunction(&quot;&quot;&quot;COMPUTED_VALUE&quot;&quot;&quot;);3868107)" office:value-type="float" office:value="3868107" calcext:value-type="float">
            <text:p>3868107</text:p>
          </table:table-cell>
          <table:table-cell table:style-name="ce2" table:formula="of:=IFERROR(__xludf.dummyfunction(&quot;&quot;&quot;COMPUTED_VALUE&quot;&quot;&quot;);1261264)" office:value-type="float" office:value="1261264" calcext:value-type="float">
            <text:p>1261264</text:p>
          </table:table-cell>
          <table:table-cell table:style-name="ce2" table:formula="of:=IFERROR(__xludf.dummyfunction(&quot;&quot;&quot;COMPUTED_VALUE&quot;&quot;&quot;);0.198353477301226)" office:value-type="float" office:value="0.1983534773" calcext:value-type="float">
            <text:p>0.1983534773</text:p>
          </table:table-cell>
          <table:table-cell/>
          <table:table-cell table:style-name="ce2" table:formula="of:=IFERROR(__xludf.dummyfunction(&quot;&quot;&quot;COMPUTED_VALUE&quot;&quot;&quot;);4.16542583333333)" office:value-type="float" office:value="4.165425833" calcext:value-type="float">
            <text:p>4.165425833</text:p>
          </table:table-cell>
          <table:table-cell table:style-name="ce2" table:formula="of:=IFERROR(__xludf.dummyfunction(&quot;&quot;&quot;COMPUTED_VALUE&quot;&quot;&quot;);0.276595991185244)" office:value-type="float" office:value="0.2765959912" calcext:value-type="float">
            <text:p>0.2765959912</text:p>
          </table:table-cell>
          <table:table-cell table:style-name="ce2" table:formula="of:=IFERROR(__xludf.dummyfunction(&quot;&quot;&quot;COMPUTED_VALUE&quot;&quot;&quot;);0.460791438354982)" office:value-type="float" office:value="0.4607914384" calcext:value-type="float">
            <text:p>0.4607914384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15326367)" office:value-type="float" office:value="15326367" calcext:value-type="float">
            <text:p>15326367</text:p>
          </table:table-cell>
          <table:table-cell table:style-name="ce2" table:formula="of:=IFERROR(__xludf.dummyfunction(&quot;&quot;&quot;COMPUTED_VALUE&quot;&quot;&quot;);4633696)" office:value-type="float" office:value="4633696" calcext:value-type="float">
            <text:p>4633696</text:p>
          </table:table-cell>
          <table:table-cell table:style-name="ce2" table:formula="of:=IFERROR(__xludf.dummyfunction(&quot;&quot;&quot;COMPUTED_VALUE&quot;&quot;&quot;);1987708)" office:value-type="float" office:value="1987708" calcext:value-type="float">
            <text:p>1987708</text:p>
          </table:table-cell>
          <table:table-cell table:style-name="ce2" table:formula="of:=IFERROR(__xludf.dummyfunction(&quot;&quot;&quot;COMPUTED_VALUE&quot;&quot;&quot;);0.641404636659419)" office:value-type="float" office:value="0.6414046367" calcext:value-type="float">
            <text:p>0.6414046367</text:p>
          </table:table-cell>
          <table:table-cell/>
          <table:table-cell table:style-name="ce2" table:formula="of:=IFERROR(__xludf.dummyfunction(&quot;&quot;&quot;COMPUTED_VALUE&quot;&quot;&quot;);12.7719725)" office:value-type="float" office:value="12.7719725" calcext:value-type="float">
            <text:p>12.7719725</text:p>
          </table:table-cell>
          <table:table-cell table:style-name="ce2" table:formula="of:=IFERROR(__xludf.dummyfunction(&quot;&quot;&quot;COMPUTED_VALUE&quot;&quot;&quot;);0.245465904249192)" office:value-type="float" office:value="0.2454659042" calcext:value-type="float">
            <text:p>0.2454659042</text:p>
          </table:table-cell>
          <table:table-cell table:style-name="ce2" table:formula="of:=IFERROR(__xludf.dummyfunction(&quot;&quot;&quot;COMPUTED_VALUE&quot;&quot;&quot;);0.466117945872814)" office:value-type="float" office:value="0.4661179459" calcext:value-type="float">
            <text:p>0.4661179459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14711586)" office:value-type="float" office:value="14711586" calcext:value-type="float">
            <text:p>14711586</text:p>
          </table:table-cell>
          <table:table-cell table:style-name="ce2" table:formula="of:=IFERROR(__xludf.dummyfunction(&quot;&quot;&quot;COMPUTED_VALUE&quot;&quot;&quot;);56470770)" office:value-type="float" office:value="56470770" calcext:value-type="float">
            <text:p>56470770</text:p>
          </table:table-cell>
          <table:table-cell table:style-name="ce2" table:formula="of:=IFERROR(__xludf.dummyfunction(&quot;&quot;&quot;COMPUTED_VALUE&quot;&quot;&quot;);2817118)" office:value-type="float" office:value="2817118" calcext:value-type="float">
            <text:p>2817118</text:p>
          </table:table-cell>
          <table:table-cell table:style-name="ce2" table:formula="of:=IFERROR(__xludf.dummyfunction(&quot;&quot;&quot;COMPUTED_VALUE&quot;&quot;&quot;);0.615676205131575)" office:value-type="float" office:value="0.6156762051" calcext:value-type="float">
            <text:p>0.6156762051</text:p>
          </table:table-cell>
          <table:table-cell/>
          <table:table-cell table:style-name="ce2" table:formula="of:=IFERROR(__xludf.dummyfunction(&quot;&quot;&quot;COMPUTED_VALUE&quot;&quot;&quot;);12.259655)" office:value-type="float" office:value="12.259655" calcext:value-type="float">
            <text:p>12.259655</text:p>
          </table:table-cell>
          <table:table-cell table:style-name="ce2" table:formula="of:=IFERROR(__xludf.dummyfunction(&quot;&quot;&quot;COMPUTED_VALUE&quot;&quot;&quot;);0.231759215083069)" office:value-type="float" office:value="0.2317592151" calcext:value-type="float">
            <text:p>0.2317592151</text:p>
          </table:table-cell>
          <table:table-cell table:style-name="ce2" table:formula="of:=IFERROR(__xludf.dummyfunction(&quot;&quot;&quot;COMPUTED_VALUE&quot;&quot;&quot;);2.92084168673378)" office:value-type="float" office:value="2.920841687" calcext:value-type="float">
            <text:p>2.920841687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13977470)" office:value-type="float" office:value="13977470" calcext:value-type="float">
            <text:p>13977470</text:p>
          </table:table-cell>
          <table:table-cell table:style-name="ce2" table:formula="of:=IFERROR(__xludf.dummyfunction(&quot;&quot;&quot;COMPUTED_VALUE&quot;&quot;&quot;);75885706)" office:value-type="float" office:value="75885706" calcext:value-type="float">
            <text:p>75885706</text:p>
          </table:table-cell>
          <table:table-cell table:style-name="ce2" table:formula="of:=IFERROR(__xludf.dummyfunction(&quot;&quot;&quot;COMPUTED_VALUE&quot;&quot;&quot;);2628818)" office:value-type="float" office:value="2628818" calcext:value-type="float">
            <text:p>2628818</text:p>
          </table:table-cell>
          <table:table-cell table:style-name="ce2" table:formula="of:=IFERROR(__xludf.dummyfunction(&quot;&quot;&quot;COMPUTED_VALUE&quot;&quot;&quot;);0.584953633615059)" office:value-type="float" office:value="0.5849536336" calcext:value-type="float">
            <text:p>0.5849536336</text:p>
          </table:table-cell>
          <table:table-cell/>
          <table:table-cell table:style-name="ce2" table:formula="of:=IFERROR(__xludf.dummyfunction(&quot;&quot;&quot;COMPUTED_VALUE&quot;&quot;&quot;);11.6478916666667)" office:value-type="float" office:value="11.64789167" calcext:value-type="float">
            <text:p>11.64789167</text:p>
          </table:table-cell>
          <table:table-cell table:style-name="ce2" table:formula="of:=IFERROR(__xludf.dummyfunction(&quot;&quot;&quot;COMPUTED_VALUE&quot;&quot;&quot;);0.235960442407638)" office:value-type="float" office:value="0.2359604424" calcext:value-type="float">
            <text:p>0.2359604424</text:p>
          </table:table-cell>
          <table:table-cell table:style-name="ce2" table:formula="of:=IFERROR(__xludf.dummyfunction(&quot;&quot;&quot;COMPUTED_VALUE&quot;&quot;&quot;);3.84956305227889)" office:value-type="float" office:value="3.849563052" calcext:value-type="float">
            <text:p>3.849563052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13815952)" office:value-type="float" office:value="13815952" calcext:value-type="float">
            <text:p>13815952</text:p>
          </table:table-cell>
          <table:table-cell table:style-name="ce2" table:formula="of:=IFERROR(__xludf.dummyfunction(&quot;&quot;&quot;COMPUTED_VALUE&quot;&quot;&quot;);78940348)" office:value-type="float" office:value="78940348" calcext:value-type="float">
            <text:p>78940348</text:p>
          </table:table-cell>
          <table:table-cell table:style-name="ce2" table:formula="of:=IFERROR(__xludf.dummyfunction(&quot;&quot;&quot;COMPUTED_VALUE&quot;&quot;&quot;);2633584)" office:value-type="float" office:value="2633584" calcext:value-type="float">
            <text:p>2633584</text:p>
          </table:table-cell>
          <table:table-cell table:style-name="ce2" table:formula="of:=IFERROR(__xludf.dummyfunction(&quot;&quot;&quot;COMPUTED_VALUE&quot;&quot;&quot;);0.578194145596538)" office:value-type="float" office:value="0.5781941456" calcext:value-type="float">
            <text:p>0.5781941456</text:p>
          </table:table-cell>
          <table:table-cell/>
          <table:table-cell table:style-name="ce2" table:formula="of:=IFERROR(__xludf.dummyfunction(&quot;&quot;&quot;COMPUTED_VALUE&quot;&quot;&quot;);11.5132933333333)" office:value-type="float" office:value="11.51329333" calcext:value-type="float">
            <text:p>11.51329333</text:p>
          </table:table-cell>
          <table:table-cell table:style-name="ce2" table:formula="of:=IFERROR(__xludf.dummyfunction(&quot;&quot;&quot;COMPUTED_VALUE&quot;&quot;&quot;);0.235097344577188)" office:value-type="float" office:value="0.2350973446" calcext:value-type="float">
            <text:p>0.2350973446</text:p>
          </table:table-cell>
          <table:table-cell table:style-name="ce2" table:formula="of:=IFERROR(__xludf.dummyfunction(&quot;&quot;&quot;COMPUTED_VALUE&quot;&quot;&quot;);3.99415899917845)" office:value-type="float" office:value="3.994158999" calcext:value-type="float">
            <text:p>3.994158999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13069098)" office:value-type="float" office:value="13069098" calcext:value-type="float">
            <text:p>13069098</text:p>
          </table:table-cell>
          <table:table-cell table:style-name="ce2" table:formula="of:=IFERROR(__xludf.dummyfunction(&quot;&quot;&quot;COMPUTED_VALUE&quot;&quot;&quot;);184098081)" office:value-type="float" office:value="184098081" calcext:value-type="float">
            <text:p>184098081</text:p>
          </table:table-cell>
          <table:table-cell table:style-name="ce2" table:formula="of:=IFERROR(__xludf.dummyfunction(&quot;&quot;&quot;COMPUTED_VALUE&quot;&quot;&quot;);3085139)" office:value-type="float" office:value="3085139" calcext:value-type="float">
            <text:p>3085139</text:p>
          </table:table-cell>
          <table:table-cell table:style-name="ce2" table:formula="of:=IFERROR(__xludf.dummyfunction(&quot;&quot;&quot;COMPUTED_VALUE&quot;&quot;&quot;);0.546938491956792)" office:value-type="float" office:value="0.546938492" calcext:value-type="float">
            <text:p>0.546938492</text:p>
          </table:table-cell>
          <table:table-cell/>
          <table:table-cell table:style-name="ce2" table:formula="of:=IFERROR(__xludf.dummyfunction(&quot;&quot;&quot;COMPUTED_VALUE&quot;&quot;&quot;);10.890915)" office:value-type="float" office:value="10.890915" calcext:value-type="float">
            <text:p>10.890915</text:p>
          </table:table-cell>
          <table:table-cell table:style-name="ce2" table:formula="of:=IFERROR(__xludf.dummyfunction(&quot;&quot;&quot;COMPUTED_VALUE&quot;&quot;&quot;);0.222525591153371)" office:value-type="float" office:value="0.2225255912" calcext:value-type="float">
            <text:p>0.2225255912</text:p>
          </table:table-cell>
          <table:table-cell table:style-name="ce2" table:formula="of:=IFERROR(__xludf.dummyfunction(&quot;&quot;&quot;COMPUTED_VALUE&quot;&quot;&quot;);8.98909496291213)" office:value-type="float" office:value="8.989094963" calcext:value-type="float">
            <text:p>8.989094963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12993814)" office:value-type="float" office:value="12993814" calcext:value-type="float">
            <text:p>12993814</text:p>
          </table:table-cell>
          <table:table-cell table:style-name="ce2" table:formula="of:=IFERROR(__xludf.dummyfunction(&quot;&quot;&quot;COMPUTED_VALUE&quot;&quot;&quot;);577981966)" office:value-type="float" office:value="577981966" calcext:value-type="float">
            <text:p>577981966</text:p>
          </table:table-cell>
          <table:table-cell table:style-name="ce2" table:formula="of:=IFERROR(__xludf.dummyfunction(&quot;&quot;&quot;COMPUTED_VALUE&quot;&quot;&quot;);2870518)" office:value-type="float" office:value="2870518" calcext:value-type="float">
            <text:p>2870518</text:p>
          </table:table-cell>
          <table:table-cell table:style-name="ce2" table:formula="of:=IFERROR(__xludf.dummyfunction(&quot;&quot;&quot;COMPUTED_VALUE&quot;&quot;&quot;);0.543787875332104)" office:value-type="float" office:value="0.5437878753" calcext:value-type="float">
            <text:p>0.5437878753</text:p>
          </table:table-cell>
          <table:table-cell/>
          <table:table-cell table:style-name="ce2" table:formula="of:=IFERROR(__xludf.dummyfunction(&quot;&quot;&quot;COMPUTED_VALUE&quot;&quot;&quot;);10.8281783333333)" office:value-type="float" office:value="10.82817833" calcext:value-type="float">
            <text:p>10.82817833</text:p>
          </table:table-cell>
          <table:table-cell table:style-name="ce2" table:formula="of:=IFERROR(__xludf.dummyfunction(&quot;&quot;&quot;COMPUTED_VALUE&quot;&quot;&quot;);0.215414345156989)" office:value-type="float" office:value="0.2154143452" calcext:value-type="float">
            <text:p>0.2154143452</text:p>
          </table:table-cell>
          <table:table-cell table:style-name="ce2" table:formula="of:=IFERROR(__xludf.dummyfunction(&quot;&quot;&quot;COMPUTED_VALUE&quot;&quot;&quot;);27.7383465400043)" office:value-type="float" office:value="27.73834654" calcext:value-type="float">
            <text:p>27.73834654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12702868)" office:value-type="float" office:value="12702868" calcext:value-type="float">
            <text:p>12702868</text:p>
          </table:table-cell>
          <table:table-cell table:style-name="ce2" table:formula="of:=IFERROR(__xludf.dummyfunction(&quot;&quot;&quot;COMPUTED_VALUE&quot;&quot;&quot;);2821936526)" office:value-type="float" office:value="2821936526" calcext:value-type="float">
            <text:p>2821936526</text:p>
          </table:table-cell>
          <table:table-cell table:style-name="ce2" table:formula="of:=IFERROR(__xludf.dummyfunction(&quot;&quot;&quot;COMPUTED_VALUE&quot;&quot;&quot;);3008419)" office:value-type="float" office:value="3008419" calcext:value-type="float">
            <text:p>3008419</text:p>
          </table:table-cell>
          <table:table-cell table:style-name="ce2" table:formula="of:=IFERROR(__xludf.dummyfunction(&quot;&quot;&quot;COMPUTED_VALUE&quot;&quot;&quot;);0.531611857792036)" office:value-type="float" office:value="0.5316118578" calcext:value-type="float">
            <text:p>0.5316118578</text:p>
          </table:table-cell>
          <table:table-cell/>
          <table:table-cell table:style-name="ce2" table:formula="of:=IFERROR(__xludf.dummyfunction(&quot;&quot;&quot;COMPUTED_VALUE&quot;&quot;&quot;);10.5857233333333)" office:value-type="float" office:value="10.58572333" calcext:value-type="float">
            <text:p>10.58572333</text:p>
          </table:table-cell>
          <table:table-cell table:style-name="ce2" table:formula="of:=IFERROR(__xludf.dummyfunction(&quot;&quot;&quot;COMPUTED_VALUE&quot;&quot;&quot;);0.212679272398903)" office:value-type="float" office:value="0.2126792724" calcext:value-type="float">
            <text:p>0.2126792724</text:p>
          </table:table-cell>
          <table:table-cell table:style-name="ce2" table:formula="of:=IFERROR(__xludf.dummyfunction(&quot;&quot;&quot;COMPUTED_VALUE&quot;&quot;&quot;);134.590518430206)" office:value-type="float" office:value="134.5905184" calcext:value-type="float">
            <text:p>134.5905184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12648839)" office:value-type="float" office:value="12648839" calcext:value-type="float">
            <text:p>12648839</text:p>
          </table:table-cell>
          <table:table-cell table:style-name="ce2" table:formula="of:=IFERROR(__xludf.dummyfunction(&quot;&quot;&quot;COMPUTED_VALUE&quot;&quot;&quot;);5015399)" office:value-type="float" office:value="5015399" calcext:value-type="float">
            <text:p>5015399</text:p>
          </table:table-cell>
          <table:table-cell table:style-name="ce2" table:formula="of:=IFERROR(__xludf.dummyfunction(&quot;&quot;&quot;COMPUTED_VALUE&quot;&quot;&quot;);1333392)" office:value-type="float" office:value="1333392" calcext:value-type="float">
            <text:p>1333392</text:p>
          </table:table-cell>
          <table:table-cell table:style-name="ce2" table:formula="of:=IFERROR(__xludf.dummyfunction(&quot;&quot;&quot;COMPUTED_VALUE&quot;&quot;&quot;);0.529350757616498)" office:value-type="float" office:value="0.5293507576" calcext:value-type="float">
            <text:p>0.5293507576</text:p>
          </table:table-cell>
          <table:table-cell/>
          <table:table-cell table:style-name="ce2" table:formula="of:=IFERROR(__xludf.dummyfunction(&quot;&quot;&quot;COMPUTED_VALUE&quot;&quot;&quot;);10.5406991666667)" office:value-type="float" office:value="10.54069917" calcext:value-type="float">
            <text:p>10.54069917</text:p>
          </table:table-cell>
          <table:table-cell table:style-name="ce2" table:formula="of:=IFERROR(__xludf.dummyfunction(&quot;&quot;&quot;COMPUTED_VALUE&quot;&quot;&quot;);0.648100891378763)" office:value-type="float" office:value="0.6481008914" calcext:value-type="float">
            <text:p>0.6481008914</text:p>
          </table:table-cell>
          <table:table-cell table:style-name="ce2" table:formula="of:=IFERROR(__xludf.dummyfunction(&quot;&quot;&quot;COMPUTED_VALUE&quot;&quot;&quot;);0.89997272819152)" office:value-type="float" office:value="0.8999727282" calcext:value-type="float">
            <text:p>0.8999727282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12308478)" office:value-type="float" office:value="12308478" calcext:value-type="float">
            <text:p>12308478</text:p>
          </table:table-cell>
          <table:table-cell table:style-name="ce2" table:formula="of:=IFERROR(__xludf.dummyfunction(&quot;&quot;&quot;COMPUTED_VALUE&quot;&quot;&quot;);5024061)" office:value-type="float" office:value="5024061" calcext:value-type="float">
            <text:p>5024061</text:p>
          </table:table-cell>
          <table:table-cell table:style-name="ce2" table:formula="of:=IFERROR(__xludf.dummyfunction(&quot;&quot;&quot;COMPUTED_VALUE&quot;&quot;&quot;);1430355)" office:value-type="float" office:value="1430355" calcext:value-type="float">
            <text:p>1430355</text:p>
          </table:table-cell>
          <table:table-cell table:style-name="ce2" table:formula="of:=IFERROR(__xludf.dummyfunction(&quot;&quot;&quot;COMPUTED_VALUE&quot;&quot;&quot;);0.515106734650191)" office:value-type="float" office:value="0.5151067347" calcext:value-type="float">
            <text:p>0.5151067347</text:p>
          </table:table-cell>
          <table:table-cell/>
          <table:table-cell table:style-name="ce2" table:formula="of:=IFERROR(__xludf.dummyfunction(&quot;&quot;&quot;COMPUTED_VALUE&quot;&quot;&quot;);10.257065)" office:value-type="float" office:value="10.257065" calcext:value-type="float">
            <text:p>10.257065</text:p>
          </table:table-cell>
          <table:table-cell table:style-name="ce2" table:formula="of:=IFERROR(__xludf.dummyfunction(&quot;&quot;&quot;COMPUTED_VALUE&quot;&quot;&quot;);0.62285940513509)" office:value-type="float" office:value="0.6228594051" calcext:value-type="float">
            <text:p>0.6228594051</text:p>
          </table:table-cell>
          <table:table-cell table:style-name="ce2" table:formula="of:=IFERROR(__xludf.dummyfunction(&quot;&quot;&quot;COMPUTED_VALUE&quot;&quot;&quot;);0.875166244995554)" office:value-type="float" office:value="0.875166245" calcext:value-type="float">
            <text:p>0.875166245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5764435)" office:value-type="float" office:value="5764435" calcext:value-type="float">
            <text:p>5764435</text:p>
          </table:table-cell>
          <table:table-cell table:style-name="ce2" table:formula="of:=IFERROR(__xludf.dummyfunction(&quot;&quot;&quot;COMPUTED_VALUE&quot;&quot;&quot;);5733053)" office:value-type="float" office:value="5733053" calcext:value-type="float">
            <text:p>5733053</text:p>
          </table:table-cell>
          <table:table-cell table:style-name="ce2" table:formula="of:=IFERROR(__xludf.dummyfunction(&quot;&quot;&quot;COMPUTED_VALUE&quot;&quot;&quot;);2289917)" office:value-type="float" office:value="2289917" calcext:value-type="float">
            <text:p>2289917</text:p>
          </table:table-cell>
          <table:table-cell table:style-name="ce2" table:formula="of:=IFERROR(__xludf.dummyfunction(&quot;&quot;&quot;COMPUTED_VALUE&quot;&quot;&quot;);1.00076701162514)" office:value-type="float" office:value="1.000767012" calcext:value-type="float">
            <text:p>1.000767012</text:p>
          </table:table-cell>
          <table:table-cell/>
          <table:table-cell table:style-name="ce2" table:formula="of:=IFERROR(__xludf.dummyfunction(&quot;&quot;&quot;COMPUTED_VALUE&quot;&quot;&quot;);4.80369583333333)" office:value-type="float" office:value="4.803695833" calcext:value-type="float">
            <text:p>4.803695833</text:p>
          </table:table-cell>
          <table:table-cell table:style-name="ce2" table:formula="of:=IFERROR(__xludf.dummyfunction(&quot;&quot;&quot;COMPUTED_VALUE&quot;&quot;&quot;);0.596453528258312)" office:value-type="float" office:value="0.5964535283" calcext:value-type="float">
            <text:p>0.5964535283</text:p>
          </table:table-cell>
          <table:table-cell table:style-name="ce2" table:formula="of:=IFERROR(__xludf.dummyfunction(&quot;&quot;&quot;COMPUTED_VALUE&quot;&quot;&quot;);0.884365734177499)" office:value-type="float" office:value="0.8843657342" calcext:value-type="float">
            <text:p>0.8843657342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1648153)" office:value-type="float" office:value="1648153" calcext:value-type="float">
            <text:p>1648153</text:p>
          </table:table-cell>
          <table:table-cell table:style-name="ce2" table:formula="of:=IFERROR(__xludf.dummyfunction(&quot;&quot;&quot;COMPUTED_VALUE&quot;&quot;&quot;);204791943)" office:value-type="float" office:value="204791943" calcext:value-type="float">
            <text:p>204791943</text:p>
          </table:table-cell>
          <table:table-cell table:style-name="ce2" table:formula="of:=IFERROR(__xludf.dummyfunction(&quot;&quot;&quot;COMPUTED_VALUE&quot;&quot;&quot;);2719610)" office:value-type="float" office:value="2719610" calcext:value-type="float">
            <text:p>2719610</text:p>
          </table:table-cell>
          <table:table-cell table:style-name="ce2" table:formula="of:=IFERROR(__xludf.dummyfunction(&quot;&quot;&quot;COMPUTED_VALUE&quot;&quot;&quot;);0.286136829110053)" office:value-type="float" office:value="0.2861368291" calcext:value-type="float">
            <text:p>0.2861368291</text:p>
          </table:table-cell>
          <table:table-cell/>
          <table:table-cell table:style-name="ce2" table:formula="of:=IFERROR(__xludf.dummyfunction(&quot;&quot;&quot;COMPUTED_VALUE&quot;&quot;&quot;);1.37346083333333)" office:value-type="float" office:value="1.373460833" calcext:value-type="float">
            <text:p>1.373460833</text:p>
          </table:table-cell>
          <table:table-cell table:style-name="ce2" table:formula="of:=IFERROR(__xludf.dummyfunction(&quot;&quot;&quot;COMPUTED_VALUE&quot;&quot;&quot;);0.591851945626293)" office:value-type="float" office:value="0.5918519456" calcext:value-type="float">
            <text:p>0.5918519456</text:p>
          </table:table-cell>
          <table:table-cell table:style-name="ce2" table:formula="of:=IFERROR(__xludf.dummyfunction(&quot;&quot;&quot;COMPUTED_VALUE&quot;&quot;&quot;);10.8764420346428)" office:value-type="float" office:value="10.87644203" calcext:value-type="float">
            <text:p>10.87644203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1618534)" office:value-type="float" office:value="1618534" calcext:value-type="float">
            <text:p>1618534</text:p>
          </table:table-cell>
          <table:table-cell table:style-name="ce2" table:formula="of:=IFERROR(__xludf.dummyfunction(&quot;&quot;&quot;COMPUTED_VALUE&quot;&quot;&quot;);219574936)" office:value-type="float" office:value="219574936" calcext:value-type="float">
            <text:p>219574936</text:p>
          </table:table-cell>
          <table:table-cell table:style-name="ce2" table:formula="of:=IFERROR(__xludf.dummyfunction(&quot;&quot;&quot;COMPUTED_VALUE&quot;&quot;&quot;);2834188)" office:value-type="float" office:value="2834188" calcext:value-type="float">
            <text:p>2834188</text:p>
          </table:table-cell>
          <table:table-cell table:style-name="ce2" table:formula="of:=IFERROR(__xludf.dummyfunction(&quot;&quot;&quot;COMPUTED_VALUE&quot;&quot;&quot;);0.280994656786603)" office:value-type="float" office:value="0.2809946568" calcext:value-type="float">
            <text:p>0.2809946568</text:p>
          </table:table-cell>
          <table:table-cell/>
          <table:table-cell table:style-name="ce2" table:formula="of:=IFERROR(__xludf.dummyfunction(&quot;&quot;&quot;COMPUTED_VALUE&quot;&quot;&quot;);1.34877833333333)" office:value-type="float" office:value="1.348778333" calcext:value-type="float">
            <text:p>1.348778333</text:p>
          </table:table-cell>
          <table:table-cell table:style-name="ce2" table:formula="of:=IFERROR(__xludf.dummyfunction(&quot;&quot;&quot;COMPUTED_VALUE&quot;&quot;&quot;);0.561171699273551)" office:value-type="float" office:value="0.5611716993" calcext:value-type="float">
            <text:p>0.5611716993</text:p>
          </table:table-cell>
          <table:table-cell table:style-name="ce2" table:formula="of:=IFERROR(__xludf.dummyfunction(&quot;&quot;&quot;COMPUTED_VALUE&quot;&quot;&quot;);11.5881592726179)" office:value-type="float" office:value="11.58815927" calcext:value-type="float">
            <text:p>11.58815927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1566255)" office:value-type="float" office:value="1566255" calcext:value-type="float">
            <text:p>1566255</text:p>
          </table:table-cell>
          <table:table-cell table:style-name="ce2" table:formula="of:=IFERROR(__xludf.dummyfunction(&quot;&quot;&quot;COMPUTED_VALUE&quot;&quot;&quot;);234661450)" office:value-type="float" office:value="234661450" calcext:value-type="float">
            <text:p>234661450</text:p>
          </table:table-cell>
          <table:table-cell table:style-name="ce2" table:formula="of:=IFERROR(__xludf.dummyfunction(&quot;&quot;&quot;COMPUTED_VALUE&quot;&quot;&quot;);3091509)" office:value-type="float" office:value="3091509" calcext:value-type="float">
            <text:p>3091509</text:p>
          </table:table-cell>
          <table:table-cell table:style-name="ce2" table:formula="of:=IFERROR(__xludf.dummyfunction(&quot;&quot;&quot;COMPUTED_VALUE&quot;&quot;&quot;);0.271918468296187)" office:value-type="float" office:value="0.2719184683" calcext:value-type="float">
            <text:p>0.2719184683</text:p>
          </table:table-cell>
          <table:table-cell/>
          <table:table-cell table:style-name="ce2" table:formula="of:=IFERROR(__xludf.dummyfunction(&quot;&quot;&quot;COMPUTED_VALUE&quot;&quot;&quot;);1.3052125)" office:value-type="float" office:value="1.3052125" calcext:value-type="float">
            <text:p>1.3052125</text:p>
          </table:table-cell>
          <table:table-cell table:style-name="ce2" table:formula="of:=IFERROR(__xludf.dummyfunction(&quot;&quot;&quot;COMPUTED_VALUE&quot;&quot;&quot;);0.559313341009973)" office:value-type="float" office:value="0.559313341" calcext:value-type="float">
            <text:p>0.559313341</text:p>
          </table:table-cell>
          <table:table-cell table:style-name="ce2" table:formula="of:=IFERROR(__xludf.dummyfunction(&quot;&quot;&quot;COMPUTED_VALUE&quot;&quot;&quot;);12.3439411324668)" office:value-type="float" office:value="12.34394113" calcext:value-type="float">
            <text:p>12.34394113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1504458)" office:value-type="float" office:value="1504458" calcext:value-type="float">
            <text:p>1504458</text:p>
          </table:table-cell>
          <table:table-cell table:style-name="ce2" table:formula="of:=IFERROR(__xludf.dummyfunction(&quot;&quot;&quot;COMPUTED_VALUE&quot;&quot;&quot;);369059385)" office:value-type="float" office:value="369059385" calcext:value-type="float">
            <text:p>369059385</text:p>
          </table:table-cell>
          <table:table-cell table:style-name="ce2" table:formula="of:=IFERROR(__xludf.dummyfunction(&quot;&quot;&quot;COMPUTED_VALUE&quot;&quot;&quot;);3282571)" office:value-type="float" office:value="3282571" calcext:value-type="float">
            <text:p>3282571</text:p>
          </table:table-cell>
          <table:table-cell table:style-name="ce2" table:formula="of:=IFERROR(__xludf.dummyfunction(&quot;&quot;&quot;COMPUTED_VALUE&quot;&quot;&quot;);0.261189854127167)" office:value-type="float" office:value="0.2611898541" calcext:value-type="float">
            <text:p>0.2611898541</text:p>
          </table:table-cell>
          <table:table-cell/>
          <table:table-cell table:style-name="ce2" table:formula="of:=IFERROR(__xludf.dummyfunction(&quot;&quot;&quot;COMPUTED_VALUE&quot;&quot;&quot;);1.253715)" office:value-type="float" office:value="1.253715" calcext:value-type="float">
            <text:p>1.253715</text:p>
          </table:table-cell>
          <table:table-cell table:style-name="ce2" table:formula="of:=IFERROR(__xludf.dummyfunction(&quot;&quot;&quot;COMPUTED_VALUE&quot;&quot;&quot;);0.548096831115959)" office:value-type="float" office:value="0.5480968311" calcext:value-type="float">
            <text:p>0.5480968311</text:p>
          </table:table-cell>
          <table:table-cell table:style-name="ce2" table:formula="of:=IFERROR(__xludf.dummyfunction(&quot;&quot;&quot;COMPUTED_VALUE&quot;&quot;&quot;);19.0821486967674)" office:value-type="float" office:value="19.0821487" calcext:value-type="float">
            <text:p>19.0821487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1476400)" office:value-type="float" office:value="1476400" calcext:value-type="float">
            <text:p>1476400</text:p>
          </table:table-cell>
          <table:table-cell table:style-name="ce2" table:formula="of:=IFERROR(__xludf.dummyfunction(&quot;&quot;&quot;COMPUTED_VALUE&quot;&quot;&quot;);579709757)" office:value-type="float" office:value="579709757" calcext:value-type="float">
            <text:p>579709757</text:p>
          </table:table-cell>
          <table:table-cell table:style-name="ce2" table:formula="of:=IFERROR(__xludf.dummyfunction(&quot;&quot;&quot;COMPUTED_VALUE&quot;&quot;&quot;);2920641)" office:value-type="float" office:value="2920641" calcext:value-type="float">
            <text:p>2920641</text:p>
          </table:table-cell>
          <table:table-cell table:style-name="ce2" table:formula="of:=IFERROR(__xludf.dummyfunction(&quot;&quot;&quot;COMPUTED_VALUE&quot;&quot;&quot;);0.256318687948317)" office:value-type="float" office:value="0.2563186879" calcext:value-type="float">
            <text:p>0.2563186879</text:p>
          </table:table-cell>
          <table:table-cell/>
          <table:table-cell table:style-name="ce2" table:formula="of:=IFERROR(__xludf.dummyfunction(&quot;&quot;&quot;COMPUTED_VALUE&quot;&quot;&quot;);1.23033333333333)" office:value-type="float" office:value="1.230333333" calcext:value-type="float">
            <text:p>1.230333333</text:p>
          </table:table-cell>
          <table:table-cell table:style-name="ce2" table:formula="of:=IFERROR(__xludf.dummyfunction(&quot;&quot;&quot;COMPUTED_VALUE&quot;&quot;&quot;);0.544018129311963)" office:value-type="float" office:value="0.5440181293" calcext:value-type="float">
            <text:p>0.5440181293</text:p>
          </table:table-cell>
          <table:table-cell table:style-name="ce2" table:formula="of:=IFERROR(__xludf.dummyfunction(&quot;&quot;&quot;COMPUTED_VALUE&quot;&quot;&quot;);29.6568686350976)" office:value-type="float" office:value="29.65686864" calcext:value-type="float">
            <text:p>29.65686864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1441587)" office:value-type="float" office:value="1441587" calcext:value-type="float">
            <text:p>1441587</text:p>
          </table:table-cell>
          <table:table-cell table:style-name="ce2" table:formula="of:=IFERROR(__xludf.dummyfunction(&quot;&quot;&quot;COMPUTED_VALUE&quot;&quot;&quot;);3846274587)" office:value-type="float" office:value="3846274587" calcext:value-type="float">
            <text:p>3846274587</text:p>
          </table:table-cell>
          <table:table-cell table:style-name="ce2" table:formula="of:=IFERROR(__xludf.dummyfunction(&quot;&quot;&quot;COMPUTED_VALUE&quot;&quot;&quot;);3546429)" office:value-type="float" office:value="3546429" calcext:value-type="float">
            <text:p>3546429</text:p>
          </table:table-cell>
          <table:table-cell table:style-name="ce2" table:formula="of:=IFERROR(__xludf.dummyfunction(&quot;&quot;&quot;COMPUTED_VALUE&quot;&quot;&quot;);0.250274782175122)" office:value-type="float" office:value="0.2502747822" calcext:value-type="float">
            <text:p>0.2502747822</text:p>
          </table:table-cell>
          <table:table-cell/>
          <table:table-cell table:style-name="ce2" table:formula="of:=IFERROR(__xludf.dummyfunction(&quot;&quot;&quot;COMPUTED_VALUE&quot;&quot;&quot;);1.2013225)" office:value-type="float" office:value="1.2013225" calcext:value-type="float">
            <text:p>1.2013225</text:p>
          </table:table-cell>
          <table:table-cell table:style-name="ce2" table:formula="of:=IFERROR(__xludf.dummyfunction(&quot;&quot;&quot;COMPUTED_VALUE&quot;&quot;&quot;);0.53291679495359)" office:value-type="float" office:value="0.532916795" calcext:value-type="float">
            <text:p>0.532916795</text:p>
          </table:table-cell>
          <table:table-cell table:style-name="ce2" table:formula="of:=IFERROR(__xludf.dummyfunction(&quot;&quot;&quot;COMPUTED_VALUE&quot;&quot;&quot;);193.691675472761)" office:value-type="float" office:value="193.6916755" calcext:value-type="float">
            <text:p>193.6916755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1424909)" office:value-type="float" office:value="1424909" calcext:value-type="float">
            <text:p>1424909</text:p>
          </table:table-cell>
          <table:table-cell table:style-name="ce2" table:formula="of:=IFERROR(__xludf.dummyfunction(&quot;&quot;&quot;COMPUTED_VALUE&quot;&quot;&quot;);2948792)" office:value-type="float" office:value="2948792" calcext:value-type="float">
            <text:p>2948792</text:p>
          </table:table-cell>
          <table:table-cell table:style-name="ce2" table:formula="of:=IFERROR(__xludf.dummyfunction(&quot;&quot;&quot;COMPUTED_VALUE&quot;&quot;&quot;);1827760)" office:value-type="float" office:value="1827760" calcext:value-type="float">
            <text:p>1827760</text:p>
          </table:table-cell>
          <table:table-cell table:style-name="ce2" table:formula="of:=IFERROR(__xludf.dummyfunction(&quot;&quot;&quot;COMPUTED_VALUE&quot;&quot;&quot;);0.247379304609691)" office:value-type="float" office:value="0.2473793046" calcext:value-type="float">
            <text:p>0.2473793046</text:p>
          </table:table-cell>
          <table:table-cell/>
          <table:table-cell table:style-name="ce2" table:formula="of:=IFERROR(__xludf.dummyfunction(&quot;&quot;&quot;COMPUTED_VALUE&quot;&quot;&quot;);1.18742416666667)" office:value-type="float" office:value="1.187424167" calcext:value-type="float">
            <text:p>1.187424167</text:p>
          </table:table-cell>
          <table:table-cell table:style-name="ce2" table:formula="of:=IFERROR(__xludf.dummyfunction(&quot;&quot;&quot;COMPUTED_VALUE&quot;&quot;&quot;);1.03884523257483)" office:value-type="float" office:value="1.038845233" calcext:value-type="float">
            <text:p>1.038845233</text:p>
          </table:table-cell>
          <table:table-cell table:style-name="ce2" table:formula="of:=IFERROR(__xludf.dummyfunction(&quot;&quot;&quot;COMPUTED_VALUE&quot;&quot;&quot;);1.6531750861152)" office:value-type="float" office:value="1.653175086" calcext:value-type="float">
            <text:p>1.653175086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1397982)" office:value-type="float" office:value="1397982" calcext:value-type="float">
            <text:p>1397982</text:p>
          </table:table-cell>
          <table:table-cell table:style-name="ce2" table:formula="of:=IFERROR(__xludf.dummyfunction(&quot;&quot;&quot;COMPUTED_VALUE&quot;&quot;&quot;);2811008)" office:value-type="float" office:value="2811008" calcext:value-type="float">
            <text:p>2811008</text:p>
          </table:table-cell>
          <table:table-cell table:style-name="ce2" table:formula="of:=IFERROR(__xludf.dummyfunction(&quot;&quot;&quot;COMPUTED_VALUE&quot;&quot;&quot;);891010)" office:value-type="float" office:value="891010" calcext:value-type="float">
            <text:p>891010</text:p>
          </table:table-cell>
          <table:table-cell table:style-name="ce2" table:formula="of:=IFERROR(__xludf.dummyfunction(&quot;&quot;&quot;COMPUTED_VALUE&quot;&quot;&quot;);0.242704492017992)" office:value-type="float" office:value="0.242704492" calcext:value-type="float">
            <text:p>0.242704492</text:p>
          </table:table-cell>
          <table:table-cell/>
          <table:table-cell table:style-name="ce2" table:formula="of:=IFERROR(__xludf.dummyfunction(&quot;&quot;&quot;COMPUTED_VALUE&quot;&quot;&quot;);1.164985)" office:value-type="float" office:value="1.164985" calcext:value-type="float">
            <text:p>1.164985</text:p>
          </table:table-cell>
          <table:table-cell table:style-name="ce2" table:formula="of:=IFERROR(__xludf.dummyfunction(&quot;&quot;&quot;COMPUTED_VALUE&quot;&quot;&quot;);0.304699482657777)" office:value-type="float" office:value="0.3046994827" calcext:value-type="float">
            <text:p>0.3046994827</text:p>
          </table:table-cell>
          <table:table-cell table:style-name="ce2" table:formula="of:=IFERROR(__xludf.dummyfunction(&quot;&quot;&quot;COMPUTED_VALUE&quot;&quot;&quot;);0.890324420917508)" office:value-type="float" office:value="0.8903244209" calcext:value-type="float">
            <text:p>0.8903244209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1387495)" office:value-type="float" office:value="1387495" calcext:value-type="float">
            <text:p>1387495</text:p>
          </table:table-cell>
          <table:table-cell table:style-name="ce2" table:formula="of:=IFERROR(__xludf.dummyfunction(&quot;&quot;&quot;COMPUTED_VALUE&quot;&quot;&quot;);1912992)" office:value-type="float" office:value="1912992" calcext:value-type="float">
            <text:p>1912992</text:p>
          </table:table-cell>
          <table:table-cell table:style-name="ce2" table:formula="of:=IFERROR(__xludf.dummyfunction(&quot;&quot;&quot;COMPUTED_VALUE&quot;&quot;&quot;);888827)" office:value-type="float" office:value="888827" calcext:value-type="float">
            <text:p>888827</text:p>
          </table:table-cell>
          <table:table-cell table:style-name="ce2" table:formula="of:=IFERROR(__xludf.dummyfunction(&quot;&quot;&quot;COMPUTED_VALUE&quot;&quot;&quot;);0.240883837669229)" office:value-type="float" office:value="0.2408838377" calcext:value-type="float">
            <text:p>0.2408838377</text:p>
          </table:table-cell>
          <table:table-cell/>
          <table:table-cell table:style-name="ce2" table:formula="of:=IFERROR(__xludf.dummyfunction(&quot;&quot;&quot;COMPUTED_VALUE&quot;&quot;&quot;);1.15624583333333)" office:value-type="float" office:value="1.156245833" calcext:value-type="float">
            <text:p>1.156245833</text:p>
          </table:table-cell>
          <table:table-cell table:style-name="ce2" table:formula="of:=IFERROR(__xludf.dummyfunction(&quot;&quot;&quot;COMPUTED_VALUE&quot;&quot;&quot;);0.299511831301887)" office:value-type="float" office:value="0.2995118313" calcext:value-type="float">
            <text:p>0.2995118313</text:p>
          </table:table-cell>
          <table:table-cell table:style-name="ce2" table:formula="of:=IFERROR(__xludf.dummyfunction(&quot;&quot;&quot;COMPUTED_VALUE&quot;&quot;&quot;);0.698050655058831)" office:value-type="float" office:value="0.6980506551" calcext:value-type="float">
            <text:p>0.6980506551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35287402)" office:value-type="float" office:value="35287402" calcext:value-type="float">
            <text:p>35287402</text:p>
          </table:table-cell>
          <table:table-cell table:style-name="ce2" table:formula="of:=IFERROR(__xludf.dummyfunction(&quot;&quot;&quot;COMPUTED_VALUE&quot;&quot;&quot;);2530087)" office:value-type="float" office:value="2530087" calcext:value-type="float">
            <text:p>2530087</text:p>
          </table:table-cell>
          <table:table-cell table:style-name="ce2" table:formula="of:=IFERROR(__xludf.dummyfunction(&quot;&quot;&quot;COMPUTED_VALUE&quot;&quot;&quot;);907715)" office:value-type="float" office:value="907715" calcext:value-type="float">
            <text:p>907715</text:p>
          </table:table-cell>
          <table:table-cell table:style-name="ce2" table:formula="of:=IFERROR(__xludf.dummyfunction(&quot;&quot;&quot;COMPUTED_VALUE&quot;&quot;&quot;);1.00059050244655)" office:value-type="float" office:value="1.000590502" calcext:value-type="float">
            <text:p>1.000590502</text:p>
          </table:table-cell>
          <table:table-cell/>
          <table:table-cell table:style-name="ce2" table:formula="of:=IFERROR(__xludf.dummyfunction(&quot;&quot;&quot;COMPUTED_VALUE&quot;&quot;&quot;);29.4061683333333)" office:value-type="float" office:value="29.40616833" calcext:value-type="float">
            <text:p>29.40616833</text:p>
          </table:table-cell>
          <table:table-cell table:style-name="ce2" table:formula="of:=IFERROR(__xludf.dummyfunction(&quot;&quot;&quot;COMPUTED_VALUE&quot;&quot;&quot;);0.290829141650103)" office:value-type="float" office:value="0.2908291417" calcext:value-type="float">
            <text:p>0.2908291417</text:p>
          </table:table-cell>
          <table:table-cell table:style-name="ce2" table:formula="of:=IFERROR(__xludf.dummyfunction(&quot;&quot;&quot;COMPUTED_VALUE&quot;&quot;&quot;);0.81792904430664)" office:value-type="float" office:value="0.8179290443" calcext:value-type="float">
            <text:p>0.8179290443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15513955)" office:value-type="float" office:value="15513955" calcext:value-type="float">
            <text:p>15513955</text:p>
          </table:table-cell>
          <table:table-cell table:style-name="ce2" table:formula="of:=IFERROR(__xludf.dummyfunction(&quot;&quot;&quot;COMPUTED_VALUE&quot;&quot;&quot;);2464222)" office:value-type="float" office:value="2464222" calcext:value-type="float">
            <text:p>2464222</text:p>
          </table:table-cell>
          <table:table-cell table:style-name="ce2" table:formula="of:=IFERROR(__xludf.dummyfunction(&quot;&quot;&quot;COMPUTED_VALUE&quot;&quot;&quot;);888166)" office:value-type="float" office:value="888166" calcext:value-type="float">
            <text:p>888166</text:p>
          </table:table-cell>
          <table:table-cell table:style-name="ce2" table:formula="of:=IFERROR(__xludf.dummyfunction(&quot;&quot;&quot;COMPUTED_VALUE&quot;&quot;&quot;);0.43990532452299)" office:value-type="float" office:value="0.4399053245" calcext:value-type="float">
            <text:p>0.4399053245</text:p>
          </table:table-cell>
          <table:table-cell/>
          <table:table-cell table:style-name="ce2" table:formula="of:=IFERROR(__xludf.dummyfunction(&quot;&quot;&quot;COMPUTED_VALUE&quot;&quot;&quot;);12.9282958333333)" office:value-type="float" office:value="12.92829583" calcext:value-type="float">
            <text:p>12.92829583</text:p>
          </table:table-cell>
          <table:table-cell table:style-name="ce2" table:formula="of:=IFERROR(__xludf.dummyfunction(&quot;&quot;&quot;COMPUTED_VALUE&quot;&quot;&quot;);0.27969325784976)" office:value-type="float" office:value="0.2796932578" calcext:value-type="float">
            <text:p>0.2796932578</text:p>
          </table:table-cell>
          <table:table-cell table:style-name="ce2" table:formula="of:=IFERROR(__xludf.dummyfunction(&quot;&quot;&quot;COMPUTED_VALUE&quot;&quot;&quot;);0.793071326004767)" office:value-type="float" office:value="0.793071326" calcext:value-type="float">
            <text:p>0.793071326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15255236)" office:value-type="float" office:value="15255236" calcext:value-type="float">
            <text:p>15255236</text:p>
          </table:table-cell>
          <table:table-cell table:style-name="ce2" table:formula="of:=IFERROR(__xludf.dummyfunction(&quot;&quot;&quot;COMPUTED_VALUE&quot;&quot;&quot;);2866449)" office:value-type="float" office:value="2866449" calcext:value-type="float">
            <text:p>2866449</text:p>
          </table:table-cell>
          <table:table-cell table:style-name="ce2" table:formula="of:=IFERROR(__xludf.dummyfunction(&quot;&quot;&quot;COMPUTED_VALUE&quot;&quot;&quot;);875599)" office:value-type="float" office:value="875599" calcext:value-type="float">
            <text:p>875599</text:p>
          </table:table-cell>
          <table:table-cell table:style-name="ce2" table:formula="of:=IFERROR(__xludf.dummyfunction(&quot;&quot;&quot;COMPUTED_VALUE&quot;&quot;&quot;);0.432569228365997)" office:value-type="float" office:value="0.4325692284" calcext:value-type="float">
            <text:p>0.4325692284</text:p>
          </table:table-cell>
          <table:table-cell/>
          <table:table-cell table:style-name="ce2" table:formula="of:=IFERROR(__xludf.dummyfunction(&quot;&quot;&quot;COMPUTED_VALUE&quot;&quot;&quot;);12.7126966666667)" office:value-type="float" office:value="12.71269667" calcext:value-type="float">
            <text:p>12.71269667</text:p>
          </table:table-cell>
          <table:table-cell table:style-name="ce2" table:formula="of:=IFERROR(__xludf.dummyfunction(&quot;&quot;&quot;COMPUTED_VALUE&quot;&quot;&quot;);0.274560279943618)" office:value-type="float" office:value="0.2745602799" calcext:value-type="float">
            <text:p>0.2745602799</text:p>
          </table:table-cell>
          <table:table-cell table:style-name="ce2" table:formula="of:=IFERROR(__xludf.dummyfunction(&quot;&quot;&quot;COMPUTED_VALUE&quot;&quot;&quot;);0.871735392447626)" office:value-type="float" office:value="0.8717353924" calcext:value-type="float">
            <text:p>0.8717353924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14881618)" office:value-type="float" office:value="14881618" calcext:value-type="float">
            <text:p>14881618</text:p>
          </table:table-cell>
          <table:table-cell table:style-name="ce2" table:formula="of:=IFERROR(__xludf.dummyfunction(&quot;&quot;&quot;COMPUTED_VALUE&quot;&quot;&quot;);3899186)" office:value-type="float" office:value="3899186" calcext:value-type="float">
            <text:p>3899186</text:p>
          </table:table-cell>
          <table:table-cell table:style-name="ce2" table:formula="of:=IFERROR(__xludf.dummyfunction(&quot;&quot;&quot;COMPUTED_VALUE&quot;&quot;&quot;);873690)" office:value-type="float" office:value="873690" calcext:value-type="float">
            <text:p>873690</text:p>
          </table:table-cell>
          <table:table-cell table:style-name="ce2" table:formula="of:=IFERROR(__xludf.dummyfunction(&quot;&quot;&quot;COMPUTED_VALUE&quot;&quot;&quot;);0.421975118254318)" office:value-type="float" office:value="0.4219751183" calcext:value-type="float">
            <text:p>0.4219751183</text:p>
          </table:table-cell>
          <table:table-cell/>
          <table:table-cell table:style-name="ce2" table:formula="of:=IFERROR(__xludf.dummyfunction(&quot;&quot;&quot;COMPUTED_VALUE&quot;&quot;&quot;);12.4013483333333)" office:value-type="float" office:value="12.40134833" calcext:value-type="float">
            <text:p>12.40134833</text:p>
          </table:table-cell>
          <table:table-cell table:style-name="ce2" table:formula="of:=IFERROR(__xludf.dummyfunction(&quot;&quot;&quot;COMPUTED_VALUE&quot;&quot;&quot;);0.268476603454469)" office:value-type="float" office:value="0.2684766035" calcext:value-type="float">
            <text:p>0.2684766035</text:p>
          </table:table-cell>
          <table:table-cell table:style-name="ce2" table:formula="of:=IFERROR(__xludf.dummyfunction(&quot;&quot;&quot;COMPUTED_VALUE&quot;&quot;&quot;);1.08080462262525)" office:value-type="float" office:value="1.080804623" calcext:value-type="float">
            <text:p>1.080804623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14352399)" office:value-type="float" office:value="14352399" calcext:value-type="float">
            <text:p>14352399</text:p>
          </table:table-cell>
          <table:table-cell table:style-name="ce2" table:formula="of:=IFERROR(__xludf.dummyfunction(&quot;&quot;&quot;COMPUTED_VALUE&quot;&quot;&quot;);4922699)" office:value-type="float" office:value="4922699" calcext:value-type="float">
            <text:p>4922699</text:p>
          </table:table-cell>
          <table:table-cell table:style-name="ce2" table:formula="of:=IFERROR(__xludf.dummyfunction(&quot;&quot;&quot;COMPUTED_VALUE&quot;&quot;&quot;);859951)" office:value-type="float" office:value="859951" calcext:value-type="float">
            <text:p>859951</text:p>
          </table:table-cell>
          <table:table-cell table:style-name="ce2" table:formula="of:=IFERROR(__xludf.dummyfunction(&quot;&quot;&quot;COMPUTED_VALUE&quot;&quot;&quot;);0.406968870270568)" office:value-type="float" office:value="0.4069688703" calcext:value-type="float">
            <text:p>0.4069688703</text:p>
          </table:table-cell>
          <table:table-cell/>
          <table:table-cell table:style-name="ce2" table:formula="of:=IFERROR(__xludf.dummyfunction(&quot;&quot;&quot;COMPUTED_VALUE&quot;&quot;&quot;);11.9603325)" office:value-type="float" office:value="11.9603325" calcext:value-type="float">
            <text:p>11.9603325</text:p>
          </table:table-cell>
          <table:table-cell table:style-name="ce2" table:formula="of:=IFERROR(__xludf.dummyfunction(&quot;&quot;&quot;COMPUTED_VALUE&quot;&quot;&quot;);0.265294897567143)" office:value-type="float" office:value="0.2652948976" calcext:value-type="float">
            <text:p>0.2652948976</text:p>
          </table:table-cell>
          <table:table-cell table:style-name="ce2" table:formula="of:=IFERROR(__xludf.dummyfunction(&quot;&quot;&quot;COMPUTED_VALUE&quot;&quot;&quot;);1.29085416240959)" office:value-type="float" office:value="1.290854162" calcext:value-type="float">
            <text:p>1.290854162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14180917)" office:value-type="float" office:value="14180917" calcext:value-type="float">
            <text:p>14180917</text:p>
          </table:table-cell>
          <table:table-cell table:style-name="ce2" table:formula="of:=IFERROR(__xludf.dummyfunction(&quot;&quot;&quot;COMPUTED_VALUE&quot;&quot;&quot;);9523927)" office:value-type="float" office:value="9523927" calcext:value-type="float">
            <text:p>9523927</text:p>
          </table:table-cell>
          <table:table-cell table:style-name="ce2" table:formula="of:=IFERROR(__xludf.dummyfunction(&quot;&quot;&quot;COMPUTED_VALUE&quot;&quot;&quot;);853668)" office:value-type="float" office:value="853668" calcext:value-type="float">
            <text:p>853668</text:p>
          </table:table-cell>
          <table:table-cell table:style-name="ce2" table:formula="of:=IFERROR(__xludf.dummyfunction(&quot;&quot;&quot;COMPUTED_VALUE&quot;&quot;&quot;);0.402106419344299)" office:value-type="float" office:value="0.4021064193" calcext:value-type="float">
            <text:p>0.4021064193</text:p>
          </table:table-cell>
          <table:table-cell/>
          <table:table-cell table:style-name="ce2" table:formula="of:=IFERROR(__xludf.dummyfunction(&quot;&quot;&quot;COMPUTED_VALUE&quot;&quot;&quot;);11.8174308333333)" office:value-type="float" office:value="11.81743083" calcext:value-type="float">
            <text:p>11.81743083</text:p>
          </table:table-cell>
          <table:table-cell table:style-name="ce2" table:formula="of:=IFERROR(__xludf.dummyfunction(&quot;&quot;&quot;COMPUTED_VALUE&quot;&quot;&quot;);0.260489189528434)" office:value-type="float" office:value="0.2604891895" calcext:value-type="float">
            <text:p>0.2604891895</text:p>
          </table:table-cell>
          <table:table-cell table:style-name="ce2" table:formula="of:=IFERROR(__xludf.dummyfunction(&quot;&quot;&quot;COMPUTED_VALUE&quot;&quot;&quot;);2.24463479187648)" office:value-type="float" office:value="2.244634792" calcext:value-type="float">
            <text:p>2.244634792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13995778)" office:value-type="float" office:value="13995778" calcext:value-type="float">
            <text:p>13995778</text:p>
          </table:table-cell>
          <table:table-cell table:style-name="ce2" table:formula="of:=IFERROR(__xludf.dummyfunction(&quot;&quot;&quot;COMPUTED_VALUE&quot;&quot;&quot;);14928664)" office:value-type="float" office:value="14928664" calcext:value-type="float">
            <text:p>14928664</text:p>
          </table:table-cell>
          <table:table-cell table:style-name="ce2" table:formula="of:=IFERROR(__xludf.dummyfunction(&quot;&quot;&quot;COMPUTED_VALUE&quot;&quot;&quot;);857678)" office:value-type="float" office:value="857678" calcext:value-type="float">
            <text:p>857678</text:p>
          </table:table-cell>
          <table:table-cell table:style-name="ce2" table:formula="of:=IFERROR(__xludf.dummyfunction(&quot;&quot;&quot;COMPUTED_VALUE&quot;&quot;&quot;);0.396856717906022)" office:value-type="float" office:value="0.3968567179" calcext:value-type="float">
            <text:p>0.3968567179</text:p>
          </table:table-cell>
          <table:table-cell/>
          <table:table-cell table:style-name="ce2" table:formula="of:=IFERROR(__xludf.dummyfunction(&quot;&quot;&quot;COMPUTED_VALUE&quot;&quot;&quot;);11.6631483333333)" office:value-type="float" office:value="11.66314833" calcext:value-type="float">
            <text:p>11.66314833</text:p>
          </table:table-cell>
          <table:table-cell table:style-name="ce2" table:formula="of:=IFERROR(__xludf.dummyfunction(&quot;&quot;&quot;COMPUTED_VALUE&quot;&quot;&quot;);0.258752076599774)" office:value-type="float" office:value="0.2587520766" calcext:value-type="float">
            <text:p>0.2587520766</text:p>
          </table:table-cell>
          <table:table-cell table:style-name="ce2" table:formula="of:=IFERROR(__xludf.dummyfunction(&quot;&quot;&quot;COMPUTED_VALUE&quot;&quot;&quot;);3.36888123073248)" office:value-type="float" office:value="3.368881231" calcext:value-type="float">
            <text:p>3.368881231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13901863)" office:value-type="float" office:value="13901863" calcext:value-type="float">
            <text:p>13901863</text:p>
          </table:table-cell>
          <table:table-cell table:style-name="ce2" table:formula="of:=IFERROR(__xludf.dummyfunction(&quot;&quot;&quot;COMPUTED_VALUE&quot;&quot;&quot;);5905201)" office:value-type="float" office:value="5905201" calcext:value-type="float">
            <text:p>5905201</text:p>
          </table:table-cell>
          <table:table-cell table:style-name="ce2" table:formula="of:=IFERROR(__xludf.dummyfunction(&quot;&quot;&quot;COMPUTED_VALUE&quot;&quot;&quot;);3638855)" office:value-type="float" office:value="3638855" calcext:value-type="float">
            <text:p>3638855</text:p>
          </table:table-cell>
          <table:table-cell table:style-name="ce2" table:formula="of:=IFERROR(__xludf.dummyfunction(&quot;&quot;&quot;COMPUTED_VALUE&quot;&quot;&quot;);0.394193714915967)" office:value-type="float" office:value="0.3941937149" calcext:value-type="float">
            <text:p>0.3941937149</text:p>
          </table:table-cell>
          <table:table-cell/>
          <table:table-cell table:style-name="ce2" table:formula="of:=IFERROR(__xludf.dummyfunction(&quot;&quot;&quot;COMPUTED_VALUE&quot;&quot;&quot;);11.5848858333333)" office:value-type="float" office:value="11.58488583" calcext:value-type="float">
            <text:p>11.58488583</text:p>
          </table:table-cell>
          <table:table-cell table:style-name="ce2" table:formula="of:=IFERROR(__xludf.dummyfunction(&quot;&quot;&quot;COMPUTED_VALUE&quot;&quot;&quot;);1.01297227116768)" office:value-type="float" office:value="1.012972271" calcext:value-type="float">
            <text:p>1.012972271</text:p>
          </table:table-cell>
          <table:table-cell table:style-name="ce2" table:formula="of:=IFERROR(__xludf.dummyfunction(&quot;&quot;&quot;COMPUTED_VALUE&quot;&quot;&quot;);1.21390589735998)" office:value-type="float" office:value="1.213905897" calcext:value-type="float">
            <text:p>1.213905897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13715047)" office:value-type="float" office:value="13715047" calcext:value-type="float">
            <text:p>13715047</text:p>
          </table:table-cell>
          <table:table-cell table:style-name="ce2" table:formula="of:=IFERROR(__xludf.dummyfunction(&quot;&quot;&quot;COMPUTED_VALUE&quot;&quot;&quot;);10558998)" office:value-type="float" office:value="10558998" calcext:value-type="float">
            <text:p>10558998</text:p>
          </table:table-cell>
          <table:table-cell table:style-name="ce2" table:formula="of:=IFERROR(__xludf.dummyfunction(&quot;&quot;&quot;COMPUTED_VALUE&quot;&quot;&quot;);4560346)" office:value-type="float" office:value="4560346" calcext:value-type="float">
            <text:p>4560346</text:p>
          </table:table-cell>
          <table:table-cell table:style-name="ce2" table:formula="of:=IFERROR(__xludf.dummyfunction(&quot;&quot;&quot;COMPUTED_VALUE&quot;&quot;&quot;);0.38889646137191)" office:value-type="float" office:value="0.3888964614" calcext:value-type="float">
            <text:p>0.3888964614</text:p>
          </table:table-cell>
          <table:table-cell/>
          <table:table-cell table:style-name="ce2" table:formula="of:=IFERROR(__xludf.dummyfunction(&quot;&quot;&quot;COMPUTED_VALUE&quot;&quot;&quot;);11.4292058333333)" office:value-type="float" office:value="11.42920583" calcext:value-type="float">
            <text:p>11.42920583</text:p>
          </table:table-cell>
          <table:table-cell table:style-name="ce2" table:formula="of:=IFERROR(__xludf.dummyfunction(&quot;&quot;&quot;COMPUTED_VALUE&quot;&quot;&quot;);0.45542260934482)" office:value-type="float" office:value="0.4554226093" calcext:value-type="float">
            <text:p>0.4554226093</text:p>
          </table:table-cell>
          <table:table-cell table:style-name="ce2" table:formula="of:=IFERROR(__xludf.dummyfunction(&quot;&quot;&quot;COMPUTED_VALUE&quot;&quot;&quot;);0.814708899023571)" office:value-type="float" office:value="0.814708899" calcext:value-type="float">
            <text:p>0.814708899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13658199)" office:value-type="float" office:value="13658199" calcext:value-type="float">
            <text:p>13658199</text:p>
          </table:table-cell>
          <table:table-cell table:style-name="ce2" table:formula="of:=IFERROR(__xludf.dummyfunction(&quot;&quot;&quot;COMPUTED_VALUE&quot;&quot;&quot;);11206948)" office:value-type="float" office:value="11206948" calcext:value-type="float">
            <text:p>11206948</text:p>
          </table:table-cell>
          <table:table-cell table:style-name="ce2" table:formula="of:=IFERROR(__xludf.dummyfunction(&quot;&quot;&quot;COMPUTED_VALUE&quot;&quot;&quot;);4584467)" office:value-type="float" office:value="4584467" calcext:value-type="float">
            <text:p>4584467</text:p>
          </table:table-cell>
          <table:table-cell table:style-name="ce2" table:formula="of:=IFERROR(__xludf.dummyfunction(&quot;&quot;&quot;COMPUTED_VALUE&quot;&quot;&quot;);0.387284510203528)" office:value-type="float" office:value="0.3872845102" calcext:value-type="float">
            <text:p>0.3872845102</text:p>
          </table:table-cell>
          <table:table-cell/>
          <table:table-cell table:style-name="ce2" table:formula="of:=IFERROR(__xludf.dummyfunction(&quot;&quot;&quot;COMPUTED_VALUE&quot;&quot;&quot;);11.3818325)" office:value-type="float" office:value="11.3818325" calcext:value-type="float">
            <text:p>11.3818325</text:p>
          </table:table-cell>
          <table:table-cell table:style-name="ce2" table:formula="of:=IFERROR(__xludf.dummyfunction(&quot;&quot;&quot;COMPUTED_VALUE&quot;&quot;&quot;);0.448168588632801)" office:value-type="float" office:value="0.4481685886" calcext:value-type="float">
            <text:p>0.4481685886</text:p>
          </table:table-cell>
          <table:table-cell table:style-name="ce2" table:formula="of:=IFERROR(__xludf.dummyfunction(&quot;&quot;&quot;COMPUTED_VALUE&quot;&quot;&quot;);0.829502382383184)" office:value-type="float" office:value="0.8295023824" calcext:value-type="float">
            <text:p>0.8295023824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2844287)" office:value-type="float" office:value="2844287" calcext:value-type="float">
            <text:p>2844287</text:p>
          </table:table-cell>
          <table:table-cell table:style-name="ce2" table:formula="of:=IFERROR(__xludf.dummyfunction(&quot;&quot;&quot;COMPUTED_VALUE&quot;&quot;&quot;);14520269)" office:value-type="float" office:value="14520269" calcext:value-type="float">
            <text:p>14520269</text:p>
          </table:table-cell>
          <table:table-cell table:style-name="ce2" table:formula="of:=IFERROR(__xludf.dummyfunction(&quot;&quot;&quot;COMPUTED_VALUE&quot;&quot;&quot;);4612962)" office:value-type="float" office:value="4612962" calcext:value-type="float">
            <text:p>4612962</text:p>
          </table:table-cell>
          <table:table-cell table:style-name="ce2" table:formula="of:=IFERROR(__xludf.dummyfunction(&quot;&quot;&quot;COMPUTED_VALUE&quot;&quot;&quot;);1.00098222907933)" office:value-type="float" office:value="1.000982229" calcext:value-type="float">
            <text:p>1.000982229</text:p>
          </table:table-cell>
          <table:table-cell/>
          <table:table-cell table:style-name="ce2" table:formula="of:=IFERROR(__xludf.dummyfunction(&quot;&quot;&quot;COMPUTED_VALUE&quot;&quot;&quot;);2.37023916666667)" office:value-type="float" office:value="2.370239167" calcext:value-type="float">
            <text:p>2.370239167</text:p>
          </table:table-cell>
          <table:table-cell table:style-name="ce2" table:formula="of:=IFERROR(__xludf.dummyfunction(&quot;&quot;&quot;COMPUTED_VALUE&quot;&quot;&quot;);0.437671437179741)" office:value-type="float" office:value="0.4376714372" calcext:value-type="float">
            <text:p>0.4376714372</text:p>
          </table:table-cell>
          <table:table-cell table:style-name="ce2" table:formula="of:=IFERROR(__xludf.dummyfunction(&quot;&quot;&quot;COMPUTED_VALUE&quot;&quot;&quot;);0.931746118711776)" office:value-type="float" office:value="0.9317461187" calcext:value-type="float">
            <text:p>0.9317461187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1335443)" office:value-type="float" office:value="1335443" calcext:value-type="float">
            <text:p>1335443</text:p>
          </table:table-cell>
          <table:table-cell table:style-name="ce2" table:formula="of:=IFERROR(__xludf.dummyfunction(&quot;&quot;&quot;COMPUTED_VALUE&quot;&quot;&quot;);16282654)" office:value-type="float" office:value="16282654" calcext:value-type="float">
            <text:p>16282654</text:p>
          </table:table-cell>
          <table:table-cell table:style-name="ce2" table:formula="of:=IFERROR(__xludf.dummyfunction(&quot;&quot;&quot;COMPUTED_VALUE&quot;&quot;&quot;);4428686)" office:value-type="float" office:value="4428686" calcext:value-type="float">
            <text:p>4428686</text:p>
          </table:table-cell>
          <table:table-cell table:style-name="ce2" table:formula="of:=IFERROR(__xludf.dummyfunction(&quot;&quot;&quot;COMPUTED_VALUE&quot;&quot;&quot;);0.469978842131046)" office:value-type="float" office:value="0.4699788421" calcext:value-type="float">
            <text:p>0.4699788421</text:p>
          </table:table-cell>
          <table:table-cell/>
          <table:table-cell table:style-name="ce2" table:formula="of:=IFERROR(__xludf.dummyfunction(&quot;&quot;&quot;COMPUTED_VALUE&quot;&quot;&quot;);1.11286916666667)" office:value-type="float" office:value="1.112869167" calcext:value-type="float">
            <text:p>1.112869167</text:p>
          </table:table-cell>
          <table:table-cell table:style-name="ce2" table:formula="of:=IFERROR(__xludf.dummyfunction(&quot;&quot;&quot;COMPUTED_VALUE&quot;&quot;&quot;);0.422038161514796)" office:value-type="float" office:value="0.4220381615" calcext:value-type="float">
            <text:p>0.4220381615</text:p>
          </table:table-cell>
          <table:table-cell table:style-name="ce2" table:formula="of:=IFERROR(__xludf.dummyfunction(&quot;&quot;&quot;COMPUTED_VALUE&quot;&quot;&quot;);0.976080727086159)" office:value-type="float" office:value="0.9760807271" calcext:value-type="float">
            <text:p>0.9760807271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1320427)" office:value-type="float" office:value="1320427" calcext:value-type="float">
            <text:p>1320427</text:p>
          </table:table-cell>
          <table:table-cell table:style-name="ce2" table:formula="of:=IFERROR(__xludf.dummyfunction(&quot;&quot;&quot;COMPUTED_VALUE&quot;&quot;&quot;);22288354)" office:value-type="float" office:value="22288354" calcext:value-type="float">
            <text:p>22288354</text:p>
          </table:table-cell>
          <table:table-cell table:style-name="ce2" table:formula="of:=IFERROR(__xludf.dummyfunction(&quot;&quot;&quot;COMPUTED_VALUE&quot;&quot;&quot;);4519260)" office:value-type="float" office:value="4519260" calcext:value-type="float">
            <text:p>4519260</text:p>
          </table:table-cell>
          <table:table-cell table:style-name="ce2" table:formula="of:=IFERROR(__xludf.dummyfunction(&quot;&quot;&quot;COMPUTED_VALUE&quot;&quot;&quot;);0.464694301874787)" office:value-type="float" office:value="0.4646943019" calcext:value-type="float">
            <text:p>0.4646943019</text:p>
          </table:table-cell>
          <table:table-cell/>
          <table:table-cell table:style-name="ce2" table:formula="of:=IFERROR(__xludf.dummyfunction(&quot;&quot;&quot;COMPUTED_VALUE&quot;&quot;&quot;);1.10035583333333)" office:value-type="float" office:value="1.100355833" calcext:value-type="float">
            <text:p>1.100355833</text:p>
          </table:table-cell>
          <table:table-cell table:style-name="ce2" table:formula="of:=IFERROR(__xludf.dummyfunction(&quot;&quot;&quot;COMPUTED_VALUE&quot;&quot;&quot;);0.417483902676463)" office:value-type="float" office:value="0.4174839027" calcext:value-type="float">
            <text:p>0.4174839027</text:p>
          </table:table-cell>
          <table:table-cell table:style-name="ce2" table:formula="of:=IFERROR(__xludf.dummyfunction(&quot;&quot;&quot;COMPUTED_VALUE&quot;&quot;&quot;);1.17587972884355)" office:value-type="float" office:value="1.175879729" calcext:value-type="float">
            <text:p>1.175879729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1284617)" office:value-type="float" office:value="1284617" calcext:value-type="float">
            <text:p>1284617</text:p>
          </table:table-cell>
          <table:table-cell table:style-name="ce2" table:formula="of:=IFERROR(__xludf.dummyfunction(&quot;&quot;&quot;COMPUTED_VALUE&quot;&quot;&quot;);32628645)" office:value-type="float" office:value="32628645" calcext:value-type="float">
            <text:p>32628645</text:p>
          </table:table-cell>
          <table:table-cell table:style-name="ce2" table:formula="of:=IFERROR(__xludf.dummyfunction(&quot;&quot;&quot;COMPUTED_VALUE&quot;&quot;&quot;);4418779)" office:value-type="float" office:value="4418779" calcext:value-type="float">
            <text:p>4418779</text:p>
          </table:table-cell>
          <table:table-cell table:style-name="ce2" table:formula="of:=IFERROR(__xludf.dummyfunction(&quot;&quot;&quot;COMPUTED_VALUE&quot;&quot;&quot;);0.45209178545386)" office:value-type="float" office:value="0.4520917855" calcext:value-type="float">
            <text:p>0.4520917855</text:p>
          </table:table-cell>
          <table:table-cell/>
          <table:table-cell table:style-name="ce2" table:formula="of:=IFERROR(__xludf.dummyfunction(&quot;&quot;&quot;COMPUTED_VALUE&quot;&quot;&quot;);1.07051416666667)" office:value-type="float" office:value="1.070514167" calcext:value-type="float">
            <text:p>1.070514167</text:p>
          </table:table-cell>
          <table:table-cell table:style-name="ce2" table:formula="of:=IFERROR(__xludf.dummyfunction(&quot;&quot;&quot;COMPUTED_VALUE&quot;&quot;&quot;);0.411892299045638)" office:value-type="float" office:value="0.411892299" calcext:value-type="float">
            <text:p>0.411892299</text:p>
          </table:table-cell>
          <table:table-cell table:style-name="ce2" table:formula="of:=IFERROR(__xludf.dummyfunction(&quot;&quot;&quot;COMPUTED_VALUE&quot;&quot;&quot;);1.52213256988338)" office:value-type="float" office:value="1.52213257" calcext:value-type="float">
            <text:p>1.52213257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1271750)" office:value-type="float" office:value="1271750" calcext:value-type="float">
            <text:p>1271750</text:p>
          </table:table-cell>
          <table:table-cell table:style-name="ce2" table:formula="of:=IFERROR(__xludf.dummyfunction(&quot;&quot;&quot;COMPUTED_VALUE&quot;&quot;&quot;);43417123)" office:value-type="float" office:value="43417123" calcext:value-type="float">
            <text:p>43417123</text:p>
          </table:table-cell>
          <table:table-cell table:style-name="ce2" table:formula="of:=IFERROR(__xludf.dummyfunction(&quot;&quot;&quot;COMPUTED_VALUE&quot;&quot;&quot;);4399792)" office:value-type="float" office:value="4399792" calcext:value-type="float">
            <text:p>4399792</text:p>
          </table:table-cell>
          <table:table-cell table:style-name="ce2" table:formula="of:=IFERROR(__xludf.dummyfunction(&quot;&quot;&quot;COMPUTED_VALUE&quot;&quot;&quot;);0.447563536953774)" office:value-type="float" office:value="0.447563537" calcext:value-type="float">
            <text:p>0.447563537</text:p>
          </table:table-cell>
          <table:table-cell/>
          <table:table-cell table:style-name="ce2" table:formula="of:=IFERROR(__xludf.dummyfunction(&quot;&quot;&quot;COMPUTED_VALUE&quot;&quot;&quot;);1.05979166666667)" office:value-type="float" office:value="1.059791667" calcext:value-type="float">
            <text:p>1.059791667</text:p>
          </table:table-cell>
          <table:table-cell table:style-name="ce2" table:formula="of:=IFERROR(__xludf.dummyfunction(&quot;&quot;&quot;COMPUTED_VALUE&quot;&quot;&quot;);0.40916468984217)" office:value-type="float" office:value="0.4091646898" calcext:value-type="float">
            <text:p>0.4091646898</text:p>
          </table:table-cell>
          <table:table-cell table:style-name="ce2" table:formula="of:=IFERROR(__xludf.dummyfunction(&quot;&quot;&quot;COMPUTED_VALUE&quot;&quot;&quot;);1.88649966340652)" office:value-type="float" office:value="1.886499663" calcext:value-type="float">
            <text:p>1.886499663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1255668)" office:value-type="float" office:value="1255668" calcext:value-type="float">
            <text:p>1255668</text:p>
          </table:table-cell>
          <table:table-cell table:style-name="ce2" table:formula="of:=IFERROR(__xludf.dummyfunction(&quot;&quot;&quot;COMPUTED_VALUE&quot;&quot;&quot;);98869123)" office:value-type="float" office:value="98869123" calcext:value-type="float">
            <text:p>98869123</text:p>
          </table:table-cell>
          <table:table-cell table:style-name="ce2" table:formula="of:=IFERROR(__xludf.dummyfunction(&quot;&quot;&quot;COMPUTED_VALUE&quot;&quot;&quot;);4537998)" office:value-type="float" office:value="4537998" calcext:value-type="float">
            <text:p>4537998</text:p>
          </table:table-cell>
          <table:table-cell table:style-name="ce2" table:formula="of:=IFERROR(__xludf.dummyfunction(&quot;&quot;&quot;COMPUTED_VALUE&quot;&quot;&quot;);0.441903842201432)" office:value-type="float" office:value="0.4419038422" calcext:value-type="float">
            <text:p>0.4419038422</text:p>
          </table:table-cell>
          <table:table-cell/>
          <table:table-cell table:style-name="ce2" table:formula="of:=IFERROR(__xludf.dummyfunction(&quot;&quot;&quot;COMPUTED_VALUE&quot;&quot;&quot;);1.04639)" office:value-type="float" office:value="1.04639" calcext:value-type="float">
            <text:p>1.04639</text:p>
          </table:table-cell>
          <table:table-cell table:style-name="ce2" table:formula="of:=IFERROR(__xludf.dummyfunction(&quot;&quot;&quot;COMPUTED_VALUE&quot;&quot;&quot;);0.404337703656354)" office:value-type="float" office:value="0.4043377037" calcext:value-type="float">
            <text:p>0.4043377037</text:p>
          </table:table-cell>
          <table:table-cell table:style-name="ce2" table:formula="of:=IFERROR(__xludf.dummyfunction(&quot;&quot;&quot;COMPUTED_VALUE&quot;&quot;&quot;);3.76851301332704)" office:value-type="float" office:value="3.768513013" calcext:value-type="float">
            <text:p>3.768513013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1230635)" office:value-type="float" office:value="1230635" calcext:value-type="float">
            <text:p>1230635</text:p>
          </table:table-cell>
          <table:table-cell table:style-name="ce2" table:formula="of:=IFERROR(__xludf.dummyfunction(&quot;&quot;&quot;COMPUTED_VALUE&quot;&quot;&quot;);149834509)" office:value-type="float" office:value="149834509" calcext:value-type="float">
            <text:p>149834509</text:p>
          </table:table-cell>
          <table:table-cell table:style-name="ce2" table:formula="of:=IFERROR(__xludf.dummyfunction(&quot;&quot;&quot;COMPUTED_VALUE&quot;&quot;&quot;);4435042)" office:value-type="float" office:value="4435042" calcext:value-type="float">
            <text:p>4435042</text:p>
          </table:table-cell>
          <table:table-cell table:style-name="ce2" table:formula="of:=IFERROR(__xludf.dummyfunction(&quot;&quot;&quot;COMPUTED_VALUE&quot;&quot;&quot;);0.4330940462348)" office:value-type="float" office:value="0.4330940462" calcext:value-type="float">
            <text:p>0.4330940462</text:p>
          </table:table-cell>
          <table:table-cell/>
          <table:table-cell table:style-name="ce2" table:formula="of:=IFERROR(__xludf.dummyfunction(&quot;&quot;&quot;COMPUTED_VALUE&quot;&quot;&quot;);1.02552916666667)" office:value-type="float" office:value="1.025529167" calcext:value-type="float">
            <text:p>1.025529167</text:p>
          </table:table-cell>
          <table:table-cell table:style-name="ce2" table:formula="of:=IFERROR(__xludf.dummyfunction(&quot;&quot;&quot;COMPUTED_VALUE&quot;&quot;&quot;);0.402375428723916)" office:value-type="float" office:value="0.4023754287" calcext:value-type="float">
            <text:p>0.4023754287</text:p>
          </table:table-cell>
          <table:table-cell table:style-name="ce2" table:formula="of:=IFERROR(__xludf.dummyfunction(&quot;&quot;&quot;COMPUTED_VALUE&quot;&quot;&quot;);5.50072707198093)" office:value-type="float" office:value="5.500727072" calcext:value-type="float">
            <text:p>5.500727072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1220853)" office:value-type="float" office:value="1220853" calcext:value-type="float">
            <text:p>1220853</text:p>
          </table:table-cell>
          <table:table-cell table:style-name="ce2" table:formula="of:=IFERROR(__xludf.dummyfunction(&quot;&quot;&quot;COMPUTED_VALUE&quot;&quot;&quot;);1104186)" office:value-type="float" office:value="1104186" calcext:value-type="float">
            <text:p>1104186</text:p>
          </table:table-cell>
          <table:table-cell table:style-name="ce2" table:formula="of:=IFERROR(__xludf.dummyfunction(&quot;&quot;&quot;COMPUTED_VALUE&quot;&quot;&quot;);476543)" office:value-type="float" office:value="476543" calcext:value-type="float">
            <text:p>476543</text:p>
          </table:table-cell>
          <table:table-cell table:style-name="ce2" table:formula="of:=IFERROR(__xludf.dummyfunction(&quot;&quot;&quot;COMPUTED_VALUE&quot;&quot;&quot;);0.429651493438668)" office:value-type="float" office:value="0.4296514934" calcext:value-type="float">
            <text:p>0.4296514934</text:p>
          </table:table-cell>
          <table:table-cell/>
          <table:table-cell table:style-name="ce2" table:formula="of:=IFERROR(__xludf.dummyfunction(&quot;&quot;&quot;COMPUTED_VALUE&quot;&quot;&quot;);1.0173775)" office:value-type="float" office:value="1.0173775" calcext:value-type="float">
            <text:p>1.0173775</text:p>
          </table:table-cell>
          <table:table-cell table:style-name="ce2" table:formula="of:=IFERROR(__xludf.dummyfunction(&quot;&quot;&quot;COMPUTED_VALUE&quot;&quot;&quot;);1.02110724773148)" office:value-type="float" office:value="1.021107248" calcext:value-type="float">
            <text:p>1.021107248</text:p>
          </table:table-cell>
          <table:table-cell table:style-name="ce2" table:formula="of:=IFERROR(__xludf.dummyfunction(&quot;&quot;&quot;COMPUTED_VALUE&quot;&quot;&quot;);1.48741907783787)" office:value-type="float" office:value="1.487419078" calcext:value-type="float">
            <text:p>1.487419078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1208176)" office:value-type="float" office:value="1208176" calcext:value-type="float">
            <text:p>1208176</text:p>
          </table:table-cell>
          <table:table-cell table:style-name="ce2" table:formula="of:=IFERROR(__xludf.dummyfunction(&quot;&quot;&quot;COMPUTED_VALUE&quot;&quot;&quot;);1251913)" office:value-type="float" office:value="1251913" calcext:value-type="float">
            <text:p>1251913</text:p>
          </table:table-cell>
          <table:table-cell table:style-name="ce2" table:formula="of:=IFERROR(__xludf.dummyfunction(&quot;&quot;&quot;COMPUTED_VALUE&quot;&quot;&quot;);589498)" office:value-type="float" office:value="589498" calcext:value-type="float">
            <text:p>589498</text:p>
          </table:table-cell>
          <table:table-cell table:style-name="ce2" table:formula="of:=IFERROR(__xludf.dummyfunction(&quot;&quot;&quot;COMPUTED_VALUE&quot;&quot;&quot;);0.425190111124563)" office:value-type="float" office:value="0.4251901111" calcext:value-type="float">
            <text:p>0.4251901111</text:p>
          </table:table-cell>
          <table:table-cell/>
          <table:table-cell table:style-name="ce2" table:formula="of:=IFERROR(__xludf.dummyfunction(&quot;&quot;&quot;COMPUTED_VALUE&quot;&quot;&quot;);1.00681333333333)" office:value-type="float" office:value="1.006813333" calcext:value-type="float">
            <text:p>1.006813333</text:p>
          </table:table-cell>
          <table:table-cell table:style-name="ce2" table:formula="of:=IFERROR(__xludf.dummyfunction(&quot;&quot;&quot;COMPUTED_VALUE&quot;&quot;&quot;);0.494874094491071)" office:value-type="float" office:value="0.4948740945" calcext:value-type="float">
            <text:p>0.4948740945</text:p>
          </table:table-cell>
          <table:table-cell table:style-name="ce2" table:formula="of:=IFERROR(__xludf.dummyfunction(&quot;&quot;&quot;COMPUTED_VALUE&quot;&quot;&quot;);1.02357292074316)" office:value-type="float" office:value="1.023572921" calcext:value-type="float">
            <text:p>1.023572921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1206003)" office:value-type="float" office:value="1206003" calcext:value-type="float">
            <text:p>1206003</text:p>
          </table:table-cell>
          <table:table-cell table:style-name="ce2" table:formula="of:=IFERROR(__xludf.dummyfunction(&quot;&quot;&quot;COMPUTED_VALUE&quot;&quot;&quot;);1348003)" office:value-type="float" office:value="1348003" calcext:value-type="float">
            <text:p>1348003</text:p>
          </table:table-cell>
          <table:table-cell table:style-name="ce2" table:formula="of:=IFERROR(__xludf.dummyfunction(&quot;&quot;&quot;COMPUTED_VALUE&quot;&quot;&quot;);589098)" office:value-type="float" office:value="589098" calcext:value-type="float">
            <text:p>589098</text:p>
          </table:table-cell>
          <table:table-cell table:style-name="ce2" table:formula="of:=IFERROR(__xludf.dummyfunction(&quot;&quot;&quot;COMPUTED_VALUE&quot;&quot;&quot;);0.424425373113318)" office:value-type="float" office:value="0.4244253731" calcext:value-type="float">
            <text:p>0.4244253731</text:p>
          </table:table-cell>
          <table:table-cell/>
          <table:table-cell table:style-name="ce2" table:formula="of:=IFERROR(__xludf.dummyfunction(&quot;&quot;&quot;COMPUTED_VALUE&quot;&quot;&quot;);1.0050025)" office:value-type="float" office:value="1.0050025" calcext:value-type="float">
            <text:p>1.0050025</text:p>
          </table:table-cell>
          <table:table-cell table:style-name="ce2" table:formula="of:=IFERROR(__xludf.dummyfunction(&quot;&quot;&quot;COMPUTED_VALUE&quot;&quot;&quot;);0.489572661724669)" office:value-type="float" office:value="0.4895726617" calcext:value-type="float">
            <text:p>0.4895726617</text:p>
          </table:table-cell>
          <table:table-cell table:style-name="ce2" table:formula="of:=IFERROR(__xludf.dummyfunction(&quot;&quot;&quot;COMPUTED_VALUE&quot;&quot;&quot;);1.05885152046668)" office:value-type="float" office:value="1.05885152" calcext:value-type="float">
            <text:p>1.05885152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18752269)" office:value-type="float" office:value="18752269" calcext:value-type="float">
            <text:p>18752269</text:p>
          </table:table-cell>
          <table:table-cell table:style-name="ce2" table:formula="of:=IFERROR(__xludf.dummyfunction(&quot;&quot;&quot;COMPUTED_VALUE&quot;&quot;&quot;);1742153)" office:value-type="float" office:value="1742153" calcext:value-type="float">
            <text:p>1742153</text:p>
          </table:table-cell>
          <table:table-cell table:style-name="ce2" table:formula="of:=IFERROR(__xludf.dummyfunction(&quot;&quot;&quot;COMPUTED_VALUE&quot;&quot;&quot;);626337)" office:value-type="float" office:value="626337" calcext:value-type="float">
            <text:p>626337</text:p>
          </table:table-cell>
          <table:table-cell table:style-name="ce2" table:formula="of:=IFERROR(__xludf.dummyfunction(&quot;&quot;&quot;COMPUTED_VALUE&quot;&quot;&quot;);1.00070531849744)" office:value-type="float" office:value="1.000705318" calcext:value-type="float">
            <text:p>1.000705318</text:p>
          </table:table-cell>
          <table:table-cell/>
          <table:table-cell table:style-name="ce2" table:formula="of:=IFERROR(__xludf.dummyfunction(&quot;&quot;&quot;COMPUTED_VALUE&quot;&quot;&quot;);15.6268908333333)" office:value-type="float" office:value="15.62689083" calcext:value-type="float">
            <text:p>15.62689083</text:p>
          </table:table-cell>
          <table:table-cell table:style-name="ce2" table:formula="of:=IFERROR(__xludf.dummyfunction(&quot;&quot;&quot;COMPUTED_VALUE&quot;&quot;&quot;);0.478542795766737)" office:value-type="float" office:value="0.4785427958" calcext:value-type="float">
            <text:p>0.4785427958</text:p>
          </table:table-cell>
          <table:table-cell table:style-name="ce2" table:formula="of:=IFERROR(__xludf.dummyfunction(&quot;&quot;&quot;COMPUTED_VALUE&quot;&quot;&quot;);1.21427622632585)" office:value-type="float" office:value="1.214276226" calcext:value-type="float">
            <text:p>1.214276226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12000077)" office:value-type="float" office:value="12000077" calcext:value-type="float">
            <text:p>12000077</text:p>
          </table:table-cell>
          <table:table-cell table:style-name="ce2" table:formula="of:=IFERROR(__xludf.dummyfunction(&quot;&quot;&quot;COMPUTED_VALUE&quot;&quot;&quot;);2054668)" office:value-type="float" office:value="2054668" calcext:value-type="float">
            <text:p>2054668</text:p>
          </table:table-cell>
          <table:table-cell table:style-name="ce2" table:formula="of:=IFERROR(__xludf.dummyfunction(&quot;&quot;&quot;COMPUTED_VALUE&quot;&quot;&quot;);566657)" office:value-type="float" office:value="566657" calcext:value-type="float">
            <text:p>566657</text:p>
          </table:table-cell>
          <table:table-cell table:style-name="ce2" table:formula="of:=IFERROR(__xludf.dummyfunction(&quot;&quot;&quot;COMPUTED_VALUE&quot;&quot;&quot;);0.640378019122846)" office:value-type="float" office:value="0.6403780191" calcext:value-type="float">
            <text:p>0.6403780191</text:p>
          </table:table-cell>
          <table:table-cell/>
          <table:table-cell table:style-name="ce2" table:formula="of:=IFERROR(__xludf.dummyfunction(&quot;&quot;&quot;COMPUTED_VALUE&quot;&quot;&quot;);10.0000641666667)" office:value-type="float" office:value="10.00006417" calcext:value-type="float">
            <text:p>10.00006417</text:p>
          </table:table-cell>
          <table:table-cell table:style-name="ce2" table:formula="of:=IFERROR(__xludf.dummyfunction(&quot;&quot;&quot;COMPUTED_VALUE&quot;&quot;&quot;);0.471494184753383)" office:value-type="float" office:value="0.4714941848" calcext:value-type="float">
            <text:p>0.4714941848</text:p>
          </table:table-cell>
          <table:table-cell table:style-name="ce2" table:formula="of:=IFERROR(__xludf.dummyfunction(&quot;&quot;&quot;COMPUTED_VALUE&quot;&quot;&quot;);1.33920668549243)" office:value-type="float" office:value="1.339206685" calcext:value-type="float">
            <text:p>1.339206685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11899919)" office:value-type="float" office:value="11899919" calcext:value-type="float">
            <text:p>11899919</text:p>
          </table:table-cell>
          <table:table-cell table:style-name="ce2" table:formula="of:=IFERROR(__xludf.dummyfunction(&quot;&quot;&quot;COMPUTED_VALUE&quot;&quot;&quot;);2633808)" office:value-type="float" office:value="2633808" calcext:value-type="float">
            <text:p>2633808</text:p>
          </table:table-cell>
          <table:table-cell table:style-name="ce2" table:formula="of:=IFERROR(__xludf.dummyfunction(&quot;&quot;&quot;COMPUTED_VALUE&quot;&quot;&quot;);579402)" office:value-type="float" office:value="579402" calcext:value-type="float">
            <text:p>579402</text:p>
          </table:table-cell>
          <table:table-cell table:style-name="ce2" table:formula="of:=IFERROR(__xludf.dummyfunction(&quot;&quot;&quot;COMPUTED_VALUE&quot;&quot;&quot;);0.635033138282556)" office:value-type="float" office:value="0.6350331383" calcext:value-type="float">
            <text:p>0.6350331383</text:p>
          </table:table-cell>
          <table:table-cell/>
          <table:table-cell table:style-name="ce2" table:formula="of:=IFERROR(__xludf.dummyfunction(&quot;&quot;&quot;COMPUTED_VALUE&quot;&quot;&quot;);9.91659916666667)" office:value-type="float" office:value="9.916599167" calcext:value-type="float">
            <text:p>9.916599167</text:p>
          </table:table-cell>
          <table:table-cell table:style-name="ce2" table:formula="of:=IFERROR(__xludf.dummyfunction(&quot;&quot;&quot;COMPUTED_VALUE&quot;&quot;&quot;);0.466372727605459)" office:value-type="float" office:value="0.4663727276" calcext:value-type="float">
            <text:p>0.4663727276</text:p>
          </table:table-cell>
          <table:table-cell table:style-name="ce2" table:formula="of:=IFERROR(__xludf.dummyfunction(&quot;&quot;&quot;COMPUTED_VALUE&quot;&quot;&quot;);1.57866343644334)" office:value-type="float" office:value="1.578663436" calcext:value-type="float">
            <text:p>1.578663436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11736581)" office:value-type="float" office:value="11736581" calcext:value-type="float">
            <text:p>11736581</text:p>
          </table:table-cell>
          <table:table-cell table:style-name="ce2" table:formula="of:=IFERROR(__xludf.dummyfunction(&quot;&quot;&quot;COMPUTED_VALUE&quot;&quot;&quot;);4171572)" office:value-type="float" office:value="4171572" calcext:value-type="float">
            <text:p>4171572</text:p>
          </table:table-cell>
          <table:table-cell table:style-name="ce2" table:formula="of:=IFERROR(__xludf.dummyfunction(&quot;&quot;&quot;COMPUTED_VALUE&quot;&quot;&quot;);564384)" office:value-type="float" office:value="564384" calcext:value-type="float">
            <text:p>564384</text:p>
          </table:table-cell>
          <table:table-cell table:style-name="ce2" table:formula="of:=IFERROR(__xludf.dummyfunction(&quot;&quot;&quot;COMPUTED_VALUE&quot;&quot;&quot;);0.626316688805816)" office:value-type="float" office:value="0.6263166888" calcext:value-type="float">
            <text:p>0.6263166888</text:p>
          </table:table-cell>
          <table:table-cell/>
          <table:table-cell table:style-name="ce2" table:formula="of:=IFERROR(__xludf.dummyfunction(&quot;&quot;&quot;COMPUTED_VALUE&quot;&quot;&quot;);9.78048416666667)" office:value-type="float" office:value="9.780484167" calcext:value-type="float">
            <text:p>9.780484167</text:p>
          </table:table-cell>
          <table:table-cell table:style-name="ce2" table:formula="of:=IFERROR(__xludf.dummyfunction(&quot;&quot;&quot;COMPUTED_VALUE&quot;&quot;&quot;);0.456928702345525)" office:value-type="float" office:value="0.4569287023" calcext:value-type="float">
            <text:p>0.4569287023</text:p>
          </table:table-cell>
          <table:table-cell table:style-name="ce2" table:formula="of:=IFERROR(__xludf.dummyfunction(&quot;&quot;&quot;COMPUTED_VALUE&quot;&quot;&quot;);2.2186367603544)" office:value-type="float" office:value="2.21863676" calcext:value-type="float">
            <text:p>2.21863676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11716226)" office:value-type="float" office:value="11716226" calcext:value-type="float">
            <text:p>11716226</text:p>
          </table:table-cell>
          <table:table-cell table:style-name="ce2" table:formula="of:=IFERROR(__xludf.dummyfunction(&quot;&quot;&quot;COMPUTED_VALUE&quot;&quot;&quot;);5241687)" office:value-type="float" office:value="5241687" calcext:value-type="float">
            <text:p>5241687</text:p>
          </table:table-cell>
          <table:table-cell table:style-name="ce2" table:formula="of:=IFERROR(__xludf.dummyfunction(&quot;&quot;&quot;COMPUTED_VALUE&quot;&quot;&quot;);556991)" office:value-type="float" office:value="556991" calcext:value-type="float">
            <text:p>556991</text:p>
          </table:table-cell>
          <table:table-cell table:style-name="ce2" table:formula="of:=IFERROR(__xludf.dummyfunction(&quot;&quot;&quot;COMPUTED_VALUE&quot;&quot;&quot;);0.625230454560882)" office:value-type="float" office:value="0.6252304546" calcext:value-type="float">
            <text:p>0.6252304546</text:p>
          </table:table-cell>
          <table:table-cell/>
          <table:table-cell table:style-name="ce2" table:formula="of:=IFERROR(__xludf.dummyfunction(&quot;&quot;&quot;COMPUTED_VALUE&quot;&quot;&quot;);9.76352166666667)" office:value-type="float" office:value="9.763521667" calcext:value-type="float">
            <text:p>9.763521667</text:p>
          </table:table-cell>
          <table:table-cell table:style-name="ce2" table:formula="of:=IFERROR(__xludf.dummyfunction(&quot;&quot;&quot;COMPUTED_VALUE&quot;&quot;&quot;);0.453173933730683)" office:value-type="float" office:value="0.4531739337" calcext:value-type="float">
            <text:p>0.4531739337</text:p>
          </table:table-cell>
          <table:table-cell table:style-name="ce2" table:formula="of:=IFERROR(__xludf.dummyfunction(&quot;&quot;&quot;COMPUTED_VALUE&quot;&quot;&quot;);2.66680520401929)" office:value-type="float" office:value="2.666805204" calcext:value-type="float">
            <text:p>2.666805204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11640325)" office:value-type="float" office:value="11640325" calcext:value-type="float">
            <text:p>11640325</text:p>
          </table:table-cell>
          <table:table-cell table:style-name="ce2" table:formula="of:=IFERROR(__xludf.dummyfunction(&quot;&quot;&quot;COMPUTED_VALUE&quot;&quot;&quot;);8490474)" office:value-type="float" office:value="8490474" calcext:value-type="float">
            <text:p>8490474</text:p>
          </table:table-cell>
          <table:table-cell table:style-name="ce2" table:formula="of:=IFERROR(__xludf.dummyfunction(&quot;&quot;&quot;COMPUTED_VALUE&quot;&quot;&quot;);554323)" office:value-type="float" office:value="554323" calcext:value-type="float">
            <text:p>554323</text:p>
          </table:table-cell>
          <table:table-cell table:style-name="ce2" table:formula="of:=IFERROR(__xludf.dummyfunction(&quot;&quot;&quot;COMPUTED_VALUE&quot;&quot;&quot;);0.621180036215279)" office:value-type="float" office:value="0.6211800362" calcext:value-type="float">
            <text:p>0.6211800362</text:p>
          </table:table-cell>
          <table:table-cell/>
          <table:table-cell table:style-name="ce2" table:formula="of:=IFERROR(__xludf.dummyfunction(&quot;&quot;&quot;COMPUTED_VALUE&quot;&quot;&quot;);9.70027083333333)" office:value-type="float" office:value="9.700270833" calcext:value-type="float">
            <text:p>9.700270833</text:p>
          </table:table-cell>
          <table:table-cell table:style-name="ce2" table:formula="of:=IFERROR(__xludf.dummyfunction(&quot;&quot;&quot;COMPUTED_VALUE&quot;&quot;&quot;);0.448599878373927)" office:value-type="float" office:value="0.4485998784" calcext:value-type="float">
            <text:p>0.4485998784</text:p>
          </table:table-cell>
          <table:table-cell table:style-name="ce2" table:formula="of:=IFERROR(__xludf.dummyfunction(&quot;&quot;&quot;COMPUTED_VALUE&quot;&quot;&quot;);4.03423533237421)" office:value-type="float" office:value="4.034235332" calcext:value-type="float">
            <text:p>4.034235332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11548154)" office:value-type="float" office:value="11548154" calcext:value-type="float">
            <text:p>11548154</text:p>
          </table:table-cell>
          <table:table-cell table:style-name="ce2" table:formula="of:=IFERROR(__xludf.dummyfunction(&quot;&quot;&quot;COMPUTED_VALUE&quot;&quot;&quot;);9906464)" office:value-type="float" office:value="9906464" calcext:value-type="float">
            <text:p>9906464</text:p>
          </table:table-cell>
          <table:table-cell table:style-name="ce2" table:formula="of:=IFERROR(__xludf.dummyfunction(&quot;&quot;&quot;COMPUTED_VALUE&quot;&quot;&quot;);568929)" office:value-type="float" office:value="568929" calcext:value-type="float">
            <text:p>568929</text:p>
          </table:table-cell>
          <table:table-cell table:style-name="ce2" table:formula="of:=IFERROR(__xludf.dummyfunction(&quot;&quot;&quot;COMPUTED_VALUE&quot;&quot;&quot;);0.616261377576624)" office:value-type="float" office:value="0.6162613776" calcext:value-type="float">
            <text:p>0.6162613776</text:p>
          </table:table-cell>
          <table:table-cell/>
          <table:table-cell table:style-name="ce2" table:formula="of:=IFERROR(__xludf.dummyfunction(&quot;&quot;&quot;COMPUTED_VALUE&quot;&quot;&quot;);9.62346166666667)" office:value-type="float" office:value="9.623461667" calcext:value-type="float">
            <text:p>9.623461667</text:p>
          </table:table-cell>
          <table:table-cell table:style-name="ce2" table:formula="of:=IFERROR(__xludf.dummyfunction(&quot;&quot;&quot;COMPUTED_VALUE&quot;&quot;&quot;);0.448451970370537)" office:value-type="float" office:value="0.4484519704" calcext:value-type="float">
            <text:p>0.4484519704</text:p>
          </table:table-cell>
          <table:table-cell table:style-name="ce2" table:formula="of:=IFERROR(__xludf.dummyfunction(&quot;&quot;&quot;COMPUTED_VALUE&quot;&quot;&quot;);4.63207806028937)" office:value-type="float" office:value="4.63207806" calcext:value-type="float">
            <text:p>4.63207806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11513546)" office:value-type="float" office:value="11513546" calcext:value-type="float">
            <text:p>11513546</text:p>
          </table:table-cell>
          <table:table-cell table:style-name="ce2" table:formula="of:=IFERROR(__xludf.dummyfunction(&quot;&quot;&quot;COMPUTED_VALUE&quot;&quot;&quot;);3498133)" office:value-type="float" office:value="3498133" calcext:value-type="float">
            <text:p>3498133</text:p>
          </table:table-cell>
          <table:table-cell table:style-name="ce2" table:formula="of:=IFERROR(__xludf.dummyfunction(&quot;&quot;&quot;COMPUTED_VALUE&quot;&quot;&quot;);2138288)" office:value-type="float" office:value="2138288" calcext:value-type="float">
            <text:p>2138288</text:p>
          </table:table-cell>
          <table:table-cell table:style-name="ce2" table:formula="of:=IFERROR(__xludf.dummyfunction(&quot;&quot;&quot;COMPUTED_VALUE&quot;&quot;&quot;);0.61441453922002)" office:value-type="float" office:value="0.6144145392" calcext:value-type="float">
            <text:p>0.6144145392</text:p>
          </table:table-cell>
          <table:table-cell/>
          <table:table-cell table:style-name="ce2" table:formula="of:=IFERROR(__xludf.dummyfunction(&quot;&quot;&quot;COMPUTED_VALUE&quot;&quot;&quot;);9.59462166666667)" office:value-type="float" office:value="9.594621667" calcext:value-type="float">
            <text:p>9.594621667</text:p>
          </table:table-cell>
          <table:table-cell table:style-name="ce2" table:formula="of:=IFERROR(__xludf.dummyfunction(&quot;&quot;&quot;COMPUTED_VALUE&quot;&quot;&quot;);1.01439835697131)" office:value-type="float" office:value="1.014398357" calcext:value-type="float">
            <text:p>1.014398357</text:p>
          </table:table-cell>
          <table:table-cell table:style-name="ce2" table:formula="of:=IFERROR(__xludf.dummyfunction(&quot;&quot;&quot;COMPUTED_VALUE&quot;&quot;&quot;);1.23840966768223)" office:value-type="float" office:value="1.238409668" calcext:value-type="float">
            <text:p>1.238409668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11467392)" office:value-type="float" office:value="11467392" calcext:value-type="float">
            <text:p>11467392</text:p>
          </table:table-cell>
          <table:table-cell table:style-name="ce2" table:formula="of:=IFERROR(__xludf.dummyfunction(&quot;&quot;&quot;COMPUTED_VALUE&quot;&quot;&quot;);6718452)" office:value-type="float" office:value="6718452" calcext:value-type="float">
            <text:p>6718452</text:p>
          </table:table-cell>
          <table:table-cell table:style-name="ce2" table:formula="of:=IFERROR(__xludf.dummyfunction(&quot;&quot;&quot;COMPUTED_VALUE&quot;&quot;&quot;);2899439)" office:value-type="float" office:value="2899439" calcext:value-type="float">
            <text:p>2899439</text:p>
          </table:table-cell>
          <table:table-cell table:style-name="ce2" table:formula="of:=IFERROR(__xludf.dummyfunction(&quot;&quot;&quot;COMPUTED_VALUE&quot;&quot;&quot;);0.611951554432956)" office:value-type="float" office:value="0.6119515544" calcext:value-type="float">
            <text:p>0.6119515544</text:p>
          </table:table-cell>
          <table:table-cell/>
          <table:table-cell table:style-name="ce2" table:formula="of:=IFERROR(__xludf.dummyfunction(&quot;&quot;&quot;COMPUTED_VALUE&quot;&quot;&quot;);9.55616)" office:value-type="float" office:value="9.55616" calcext:value-type="float">
            <text:p>9.55616</text:p>
          </table:table-cell>
          <table:table-cell table:style-name="ce2" table:formula="of:=IFERROR(__xludf.dummyfunction(&quot;&quot;&quot;COMPUTED_VALUE&quot;&quot;&quot;);0.658945270016861)" office:value-type="float" office:value="0.65894527" calcext:value-type="float">
            <text:p>0.65894527</text:p>
          </table:table-cell>
          <table:table-cell table:style-name="ce2" table:formula="of:=IFERROR(__xludf.dummyfunction(&quot;&quot;&quot;COMPUTED_VALUE&quot;&quot;&quot;);1.08917740769384)" office:value-type="float" office:value="1.089177408" calcext:value-type="float">
            <text:p>1.089177408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11450823)" office:value-type="float" office:value="11450823" calcext:value-type="float">
            <text:p>11450823</text:p>
          </table:table-cell>
          <table:table-cell table:style-name="ce2" table:formula="of:=IFERROR(__xludf.dummyfunction(&quot;&quot;&quot;COMPUTED_VALUE&quot;&quot;&quot;);7098582)" office:value-type="float" office:value="7098582" calcext:value-type="float">
            <text:p>7098582</text:p>
          </table:table-cell>
          <table:table-cell table:style-name="ce2" table:formula="of:=IFERROR(__xludf.dummyfunction(&quot;&quot;&quot;COMPUTED_VALUE&quot;&quot;&quot;);2875602)" office:value-type="float" office:value="2875602" calcext:value-type="float">
            <text:p>2875602</text:p>
          </table:table-cell>
          <table:table-cell table:style-name="ce2" table:formula="of:=IFERROR(__xludf.dummyfunction(&quot;&quot;&quot;COMPUTED_VALUE&quot;&quot;&quot;);0.611067358156645)" office:value-type="float" office:value="0.6110673582" calcext:value-type="float">
            <text:p>0.6110673582</text:p>
          </table:table-cell>
          <table:table-cell/>
          <table:table-cell table:style-name="ce2" table:formula="of:=IFERROR(__xludf.dummyfunction(&quot;&quot;&quot;COMPUTED_VALUE&quot;&quot;&quot;);9.5423525)" office:value-type="float" office:value="9.5423525" calcext:value-type="float">
            <text:p>9.5423525</text:p>
          </table:table-cell>
          <table:table-cell table:style-name="ce2" table:formula="of:=IFERROR(__xludf.dummyfunction(&quot;&quot;&quot;COMPUTED_VALUE&quot;&quot;&quot;);0.653447743247631)" office:value-type="float" office:value="0.6534477432" calcext:value-type="float">
            <text:p>0.6534477432</text:p>
          </table:table-cell>
          <table:table-cell table:style-name="ce2" table:formula="of:=IFERROR(__xludf.dummyfunction(&quot;&quot;&quot;COMPUTED_VALUE&quot;&quot;&quot;);1.1080224143676)" office:value-type="float" office:value="1.108022414" calcext:value-type="float">
            <text:p>1.108022414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21580182)" office:value-type="float" office:value="21580182" calcext:value-type="float">
            <text:p>21580182</text:p>
          </table:table-cell>
          <table:table-cell table:style-name="ce2" table:formula="of:=IFERROR(__xludf.dummyfunction(&quot;&quot;&quot;COMPUTED_VALUE&quot;&quot;&quot;);8202930)" office:value-type="float" office:value="8202930" calcext:value-type="float">
            <text:p>8202930</text:p>
          </table:table-cell>
          <table:table-cell table:style-name="ce2" table:formula="of:=IFERROR(__xludf.dummyfunction(&quot;&quot;&quot;COMPUTED_VALUE&quot;&quot;&quot;);2905606)" office:value-type="float" office:value="2905606" calcext:value-type="float">
            <text:p>2905606</text:p>
          </table:table-cell>
          <table:table-cell table:style-name="ce2" table:formula="of:=IFERROR(__xludf.dummyfunction(&quot;&quot;&quot;COMPUTED_VALUE&quot;&quot;&quot;);1.00062123309623)" office:value-type="float" office:value="1.000621233" calcext:value-type="float">
            <text:p>1.000621233</text:p>
          </table:table-cell>
          <table:table-cell/>
          <table:table-cell table:style-name="ce2" table:formula="of:=IFERROR(__xludf.dummyfunction(&quot;&quot;&quot;COMPUTED_VALUE&quot;&quot;&quot;);17.983485)" office:value-type="float" office:value="17.983485" calcext:value-type="float">
            <text:p>17.983485</text:p>
          </table:table-cell>
          <table:table-cell table:style-name="ce2" table:formula="of:=IFERROR(__xludf.dummyfunction(&quot;&quot;&quot;COMPUTED_VALUE&quot;&quot;&quot;);0.644923431558864)" office:value-type="float" office:value="0.6449234316" calcext:value-type="float">
            <text:p>0.6449234316</text:p>
          </table:table-cell>
          <table:table-cell table:style-name="ce2" table:formula="of:=IFERROR(__xludf.dummyfunction(&quot;&quot;&quot;COMPUTED_VALUE&quot;&quot;&quot;);1.17021766736119)" office:value-type="float" office:value="1.170217667" calcext:value-type="float">
            <text:p>1.170217667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11123987)" office:value-type="float" office:value="11123987" calcext:value-type="float">
            <text:p>11123987</text:p>
          </table:table-cell>
          <table:table-cell table:style-name="ce2" table:formula="of:=IFERROR(__xludf.dummyfunction(&quot;&quot;&quot;COMPUTED_VALUE&quot;&quot;&quot;);9990503)" office:value-type="float" office:value="9990503" calcext:value-type="float">
            <text:p>9990503</text:p>
          </table:table-cell>
          <table:table-cell table:style-name="ce2" table:formula="of:=IFERROR(__xludf.dummyfunction(&quot;&quot;&quot;COMPUTED_VALUE&quot;&quot;&quot;);2774729)" office:value-type="float" office:value="2774729" calcext:value-type="float">
            <text:p>2774729</text:p>
          </table:table-cell>
          <table:table-cell table:style-name="ce2" table:formula="of:=IFERROR(__xludf.dummyfunction(&quot;&quot;&quot;COMPUTED_VALUE&quot;&quot;&quot;);0.515792572504088)" office:value-type="float" office:value="0.5157925725" calcext:value-type="float">
            <text:p>0.5157925725</text:p>
          </table:table-cell>
          <table:table-cell/>
          <table:table-cell table:style-name="ce2" table:formula="of:=IFERROR(__xludf.dummyfunction(&quot;&quot;&quot;COMPUTED_VALUE&quot;&quot;&quot;);9.26998916666667)" office:value-type="float" office:value="9.269989167" calcext:value-type="float">
            <text:p>9.269989167</text:p>
          </table:table-cell>
          <table:table-cell table:style-name="ce2" table:formula="of:=IFERROR(__xludf.dummyfunction(&quot;&quot;&quot;COMPUTED_VALUE&quot;&quot;&quot;);0.642999095151665)" office:value-type="float" office:value="0.6429990952" calcext:value-type="float">
            <text:p>0.6429990952</text:p>
          </table:table-cell>
          <table:table-cell table:style-name="ce2" table:formula="of:=IFERROR(__xludf.dummyfunction(&quot;&quot;&quot;COMPUTED_VALUE&quot;&quot;&quot;);1.28276484210621)" office:value-type="float" office:value="1.282764842" calcext:value-type="float">
            <text:p>1.282764842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11006078)" office:value-type="float" office:value="11006078" calcext:value-type="float">
            <text:p>11006078</text:p>
          </table:table-cell>
          <table:table-cell table:style-name="ce2" table:formula="of:=IFERROR(__xludf.dummyfunction(&quot;&quot;&quot;COMPUTED_VALUE&quot;&quot;&quot;);11751084)" office:value-type="float" office:value="11751084" calcext:value-type="float">
            <text:p>11751084</text:p>
          </table:table-cell>
          <table:table-cell table:style-name="ce2" table:formula="of:=IFERROR(__xludf.dummyfunction(&quot;&quot;&quot;COMPUTED_VALUE&quot;&quot;&quot;);2782375)" office:value-type="float" office:value="2782375" calcext:value-type="float">
            <text:p>2782375</text:p>
          </table:table-cell>
          <table:table-cell table:style-name="ce2" table:formula="of:=IFERROR(__xludf.dummyfunction(&quot;&quot;&quot;COMPUTED_VALUE&quot;&quot;&quot;);0.510325415231126)" office:value-type="float" office:value="0.5103254152" calcext:value-type="float">
            <text:p>0.5103254152</text:p>
          </table:table-cell>
          <table:table-cell/>
          <table:table-cell table:style-name="ce2" table:formula="of:=IFERROR(__xludf.dummyfunction(&quot;&quot;&quot;COMPUTED_VALUE&quot;&quot;&quot;);9.17173166666667)" office:value-type="float" office:value="9.171731667" calcext:value-type="float">
            <text:p>9.171731667</text:p>
          </table:table-cell>
          <table:table-cell table:style-name="ce2" table:formula="of:=IFERROR(__xludf.dummyfunction(&quot;&quot;&quot;COMPUTED_VALUE&quot;&quot;&quot;);0.638997639795225)" office:value-type="float" office:value="0.6389976398" calcext:value-type="float">
            <text:p>0.6389976398</text:p>
          </table:table-cell>
          <table:table-cell table:style-name="ce2" table:formula="of:=IFERROR(__xludf.dummyfunction(&quot;&quot;&quot;COMPUTED_VALUE&quot;&quot;&quot;);1.39150640064396)" office:value-type="float" office:value="1.391506401" calcext:value-type="float">
            <text:p>1.391506401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10734514)" office:value-type="float" office:value="10734514" calcext:value-type="float">
            <text:p>10734514</text:p>
          </table:table-cell>
          <table:table-cell table:style-name="ce2" table:formula="of:=IFERROR(__xludf.dummyfunction(&quot;&quot;&quot;COMPUTED_VALUE&quot;&quot;&quot;);16370045)" office:value-type="float" office:value="16370045" calcext:value-type="float">
            <text:p>16370045</text:p>
          </table:table-cell>
          <table:table-cell table:style-name="ce2" table:formula="of:=IFERROR(__xludf.dummyfunction(&quot;&quot;&quot;COMPUTED_VALUE&quot;&quot;&quot;);2803905)" office:value-type="float" office:value="2803905" calcext:value-type="float">
            <text:p>2803905</text:p>
          </table:table-cell>
          <table:table-cell table:style-name="ce2" table:formula="of:=IFERROR(__xludf.dummyfunction(&quot;&quot;&quot;COMPUTED_VALUE&quot;&quot;&quot;);0.497733644478472)" office:value-type="float" office:value="0.4977336445" calcext:value-type="float">
            <text:p>0.4977336445</text:p>
          </table:table-cell>
          <table:table-cell/>
          <table:table-cell table:style-name="ce2" table:formula="of:=IFERROR(__xludf.dummyfunction(&quot;&quot;&quot;COMPUTED_VALUE&quot;&quot;&quot;);8.94542833333333)" office:value-type="float" office:value="8.945428333" calcext:value-type="float">
            <text:p>8.945428333</text:p>
          </table:table-cell>
          <table:table-cell table:style-name="ce2" table:formula="of:=IFERROR(__xludf.dummyfunction(&quot;&quot;&quot;COMPUTED_VALUE&quot;&quot;&quot;);0.634216853659406)" office:value-type="float" office:value="0.6342168537" calcext:value-type="float">
            <text:p>0.6342168537</text:p>
          </table:table-cell>
          <table:table-cell table:style-name="ce2" table:formula="of:=IFERROR(__xludf.dummyfunction(&quot;&quot;&quot;COMPUTED_VALUE&quot;&quot;&quot;);1.68251182610518)" office:value-type="float" office:value="1.682511826" calcext:value-type="float">
            <text:p>1.682511826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10362865)" office:value-type="float" office:value="10362865" calcext:value-type="float">
            <text:p>10362865</text:p>
          </table:table-cell>
          <table:table-cell table:style-name="ce2" table:formula="of:=IFERROR(__xludf.dummyfunction(&quot;&quot;&quot;COMPUTED_VALUE&quot;&quot;&quot;);19696431)" office:value-type="float" office:value="19696431" calcext:value-type="float">
            <text:p>19696431</text:p>
          </table:table-cell>
          <table:table-cell table:style-name="ce2" table:formula="of:=IFERROR(__xludf.dummyfunction(&quot;&quot;&quot;COMPUTED_VALUE&quot;&quot;&quot;);2757076)" office:value-type="float" office:value="2757076" calcext:value-type="float">
            <text:p>2757076</text:p>
          </table:table-cell>
          <table:table-cell table:style-name="ce2" table:formula="of:=IFERROR(__xludf.dummyfunction(&quot;&quot;&quot;COMPUTED_VALUE&quot;&quot;&quot;);0.480501172543853)" office:value-type="float" office:value="0.4805011725" calcext:value-type="float">
            <text:p>0.4805011725</text:p>
          </table:table-cell>
          <table:table-cell/>
          <table:table-cell table:style-name="ce2" table:formula="of:=IFERROR(__xludf.dummyfunction(&quot;&quot;&quot;COMPUTED_VALUE&quot;&quot;&quot;);8.63572083333333)" office:value-type="float" office:value="8.635720833" calcext:value-type="float">
            <text:p>8.635720833</text:p>
          </table:table-cell>
          <table:table-cell table:style-name="ce2" table:formula="of:=IFERROR(__xludf.dummyfunction(&quot;&quot;&quot;COMPUTED_VALUE&quot;&quot;&quot;);0.632070134604461)" office:value-type="float" office:value="0.6320701346" calcext:value-type="float">
            <text:p>0.6320701346</text:p>
          </table:table-cell>
          <table:table-cell table:style-name="ce2" table:formula="of:=IFERROR(__xludf.dummyfunction(&quot;&quot;&quot;COMPUTED_VALUE&quot;&quot;&quot;);1.8933781879681)" office:value-type="float" office:value="1.893378188" calcext:value-type="float">
            <text:p>1.893378188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10292165)" office:value-type="float" office:value="10292165" calcext:value-type="float">
            <text:p>10292165</text:p>
          </table:table-cell>
          <table:table-cell table:style-name="ce2" table:formula="of:=IFERROR(__xludf.dummyfunction(&quot;&quot;&quot;COMPUTED_VALUE&quot;&quot;&quot;);31761295)" office:value-type="float" office:value="31761295" calcext:value-type="float">
            <text:p>31761295</text:p>
          </table:table-cell>
          <table:table-cell table:style-name="ce2" table:formula="of:=IFERROR(__xludf.dummyfunction(&quot;&quot;&quot;COMPUTED_VALUE&quot;&quot;&quot;);2744833)" office:value-type="float" office:value="2744833" calcext:value-type="float">
            <text:p>2744833</text:p>
          </table:table-cell>
          <table:table-cell table:style-name="ce2" table:formula="of:=IFERROR(__xludf.dummyfunction(&quot;&quot;&quot;COMPUTED_VALUE&quot;&quot;&quot;);0.477222983269086)" office:value-type="float" office:value="0.4772229833" calcext:value-type="float">
            <text:p>0.4772229833</text:p>
          </table:table-cell>
          <table:table-cell/>
          <table:table-cell table:style-name="ce2" table:formula="of:=IFERROR(__xludf.dummyfunction(&quot;&quot;&quot;COMPUTED_VALUE&quot;&quot;&quot;);8.57680416666667)" office:value-type="float" office:value="8.576804167" calcext:value-type="float">
            <text:p>8.576804167</text:p>
          </table:table-cell>
          <table:table-cell table:style-name="ce2" table:formula="of:=IFERROR(__xludf.dummyfunction(&quot;&quot;&quot;COMPUTED_VALUE&quot;&quot;&quot;);0.629528748839589)" office:value-type="float" office:value="0.6295287488" calcext:value-type="float">
            <text:p>0.6295287488</text:p>
          </table:table-cell>
          <table:table-cell table:style-name="ce2" table:formula="of:=IFERROR(__xludf.dummyfunction(&quot;&quot;&quot;COMPUTED_VALUE&quot;&quot;&quot;);2.66343921560173)" office:value-type="float" office:value="2.663439216" calcext:value-type="float">
            <text:p>2.663439216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10162807)" office:value-type="float" office:value="10162807" calcext:value-type="float">
            <text:p>10162807</text:p>
          </table:table-cell>
          <table:table-cell table:style-name="ce2" table:formula="of:=IFERROR(__xludf.dummyfunction(&quot;&quot;&quot;COMPUTED_VALUE&quot;&quot;&quot;);43444033)" office:value-type="float" office:value="43444033" calcext:value-type="float">
            <text:p>43444033</text:p>
          </table:table-cell>
          <table:table-cell table:style-name="ce2" table:formula="of:=IFERROR(__xludf.dummyfunction(&quot;&quot;&quot;COMPUTED_VALUE&quot;&quot;&quot;);2757416)" office:value-type="float" office:value="2757416" calcext:value-type="float">
            <text:p>2757416</text:p>
          </table:table-cell>
          <table:table-cell table:style-name="ce2" table:formula="of:=IFERROR(__xludf.dummyfunction(&quot;&quot;&quot;COMPUTED_VALUE&quot;&quot;&quot;);0.47122496335105)" office:value-type="float" office:value="0.4712249634" calcext:value-type="float">
            <text:p>0.4712249634</text:p>
          </table:table-cell>
          <table:table-cell/>
          <table:table-cell table:style-name="ce2" table:formula="of:=IFERROR(__xludf.dummyfunction(&quot;&quot;&quot;COMPUTED_VALUE&quot;&quot;&quot;);8.46900583333333)" office:value-type="float" office:value="8.469005833" calcext:value-type="float">
            <text:p>8.469005833</text:p>
          </table:table-cell>
          <table:table-cell table:style-name="ce2" table:formula="of:=IFERROR(__xludf.dummyfunction(&quot;&quot;&quot;COMPUTED_VALUE&quot;&quot;&quot;);0.62872513081238)" office:value-type="float" office:value="0.6287251308" calcext:value-type="float">
            <text:p>0.6287251308</text:p>
          </table:table-cell>
          <table:table-cell table:style-name="ce2" table:formula="of:=IFERROR(__xludf.dummyfunction(&quot;&quot;&quot;COMPUTED_VALUE&quot;&quot;&quot;);3.41076765889758)" office:value-type="float" office:value="3.410767659" calcext:value-type="float">
            <text:p>3.410767659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10108778)" office:value-type="float" office:value="10108778" calcext:value-type="float">
            <text:p>10108778</text:p>
          </table:table-cell>
          <table:table-cell table:style-name="ce2" table:formula="of:=IFERROR(__xludf.dummyfunction(&quot;&quot;&quot;COMPUTED_VALUE&quot;&quot;&quot;);3895026)" office:value-type="float" office:value="3895026" calcext:value-type="float">
            <text:p>3895026</text:p>
          </table:table-cell>
          <table:table-cell table:style-name="ce2" table:formula="of:=IFERROR(__xludf.dummyfunction(&quot;&quot;&quot;COMPUTED_VALUE&quot;&quot;&quot;);2200859)" office:value-type="float" office:value="2200859" calcext:value-type="float">
            <text:p>2200859</text:p>
          </table:table-cell>
          <table:table-cell table:style-name="ce2" table:formula="of:=IFERROR(__xludf.dummyfunction(&quot;&quot;&quot;COMPUTED_VALUE&quot;&quot;&quot;);0.468719768325217)" office:value-type="float" office:value="0.4687197683" calcext:value-type="float">
            <text:p>0.4687197683</text:p>
          </table:table-cell>
          <table:table-cell/>
          <table:table-cell table:style-name="ce2" table:formula="of:=IFERROR(__xludf.dummyfunction(&quot;&quot;&quot;COMPUTED_VALUE&quot;&quot;&quot;);8.42398166666667)" office:value-type="float" office:value="8.423981667" calcext:value-type="float">
            <text:p>8.423981667</text:p>
          </table:table-cell>
          <table:table-cell table:style-name="ce2" table:formula="of:=IFERROR(__xludf.dummyfunction(&quot;&quot;&quot;COMPUTED_VALUE&quot;&quot;&quot;);1.01286705889946)" office:value-type="float" office:value="1.012867059" calcext:value-type="float">
            <text:p>1.012867059</text:p>
          </table:table-cell>
          <table:table-cell table:style-name="ce2" table:formula="of:=IFERROR(__xludf.dummyfunction(&quot;&quot;&quot;COMPUTED_VALUE&quot;&quot;&quot;);1.22959066497814)" office:value-type="float" office:value="1.229590665" calcext:value-type="float">
            <text:p>1.229590665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10037563)" office:value-type="float" office:value="10037563" calcext:value-type="float">
            <text:p>10037563</text:p>
          </table:table-cell>
          <table:table-cell table:style-name="ce2" table:formula="of:=IFERROR(__xludf.dummyfunction(&quot;&quot;&quot;COMPUTED_VALUE&quot;&quot;&quot;);6956005)" office:value-type="float" office:value="6956005" calcext:value-type="float">
            <text:p>6956005</text:p>
          </table:table-cell>
          <table:table-cell table:style-name="ce2" table:formula="of:=IFERROR(__xludf.dummyfunction(&quot;&quot;&quot;COMPUTED_VALUE&quot;&quot;&quot;);2987321)" office:value-type="float" office:value="2987321" calcext:value-type="float">
            <text:p>2987321</text:p>
          </table:table-cell>
          <table:table-cell table:style-name="ce2" table:formula="of:=IFERROR(__xludf.dummyfunction(&quot;&quot;&quot;COMPUTED_VALUE&quot;&quot;&quot;);0.46541769973678)" office:value-type="float" office:value="0.4654176997" calcext:value-type="float">
            <text:p>0.4654176997</text:p>
          </table:table-cell>
          <table:table-cell/>
          <table:table-cell table:style-name="ce2" table:formula="of:=IFERROR(__xludf.dummyfunction(&quot;&quot;&quot;COMPUTED_VALUE&quot;&quot;&quot;);8.36463583333333)" office:value-type="float" office:value="8.364635833" calcext:value-type="float">
            <text:p>8.364635833</text:p>
          </table:table-cell>
          <table:table-cell table:style-name="ce2" table:formula="of:=IFERROR(__xludf.dummyfunction(&quot;&quot;&quot;COMPUTED_VALUE&quot;&quot;&quot;);0.532414360898686)" office:value-type="float" office:value="0.5324143609" calcext:value-type="float">
            <text:p>0.5324143609</text:p>
          </table:table-cell>
          <table:table-cell table:style-name="ce2" table:formula="of:=IFERROR(__xludf.dummyfunction(&quot;&quot;&quot;COMPUTED_VALUE&quot;&quot;&quot;);0.919454264483754)" office:value-type="float" office:value="0.9194542645" calcext:value-type="float">
            <text:p>0.9194542645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10030561)" office:value-type="float" office:value="10030561" calcext:value-type="float">
            <text:p>10030561</text:p>
          </table:table-cell>
          <table:table-cell table:style-name="ce2" table:formula="of:=IFERROR(__xludf.dummyfunction(&quot;&quot;&quot;COMPUTED_VALUE&quot;&quot;&quot;);7484812)" office:value-type="float" office:value="7484812" calcext:value-type="float">
            <text:p>7484812</text:p>
          </table:table-cell>
          <table:table-cell table:style-name="ce2" table:formula="of:=IFERROR(__xludf.dummyfunction(&quot;&quot;&quot;COMPUTED_VALUE&quot;&quot;&quot;);2957466)" office:value-type="float" office:value="2957466" calcext:value-type="float">
            <text:p>2957466</text:p>
          </table:table-cell>
          <table:table-cell table:style-name="ce2" table:formula="of:=IFERROR(__xludf.dummyfunction(&quot;&quot;&quot;COMPUTED_VALUE&quot;&quot;&quot;);0.46509303380606)" office:value-type="float" office:value="0.4650930338" calcext:value-type="float">
            <text:p>0.4650930338</text:p>
          </table:table-cell>
          <table:table-cell/>
          <table:table-cell table:style-name="ce2" table:formula="of:=IFERROR(__xludf.dummyfunction(&quot;&quot;&quot;COMPUTED_VALUE&quot;&quot;&quot;);8.35880083333333)" office:value-type="float" office:value="8.358800833" calcext:value-type="float">
            <text:p>8.358800833</text:p>
          </table:table-cell>
          <table:table-cell table:style-name="ce2" table:formula="of:=IFERROR(__xludf.dummyfunction(&quot;&quot;&quot;COMPUTED_VALUE&quot;&quot;&quot;);0.526781087064256)" office:value-type="float" office:value="0.5267810871" calcext:value-type="float">
            <text:p>0.5267810871</text:p>
          </table:table-cell>
          <table:table-cell table:style-name="ce2" table:formula="of:=IFERROR(__xludf.dummyfunction(&quot;&quot;&quot;COMPUTED_VALUE&quot;&quot;&quot;);0.943244403987168)" office:value-type="float" office:value="0.943244404" calcext:value-type="float">
            <text:p>0.943244404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25214838)" office:value-type="float" office:value="25214838" calcext:value-type="float">
            <text:p>25214838</text:p>
          </table:table-cell>
          <table:table-cell table:style-name="ce2" table:formula="of:=IFERROR(__xludf.dummyfunction(&quot;&quot;&quot;COMPUTED_VALUE&quot;&quot;&quot;);9967132)" office:value-type="float" office:value="9967132" calcext:value-type="float">
            <text:p>9967132</text:p>
          </table:table-cell>
          <table:table-cell table:style-name="ce2" table:formula="of:=IFERROR(__xludf.dummyfunction(&quot;&quot;&quot;COMPUTED_VALUE&quot;&quot;&quot;);3909742)" office:value-type="float" office:value="3909742" calcext:value-type="float">
            <text:p>3909742</text:p>
          </table:table-cell>
          <table:table-cell table:style-name="ce2" table:formula="of:=IFERROR(__xludf.dummyfunction(&quot;&quot;&quot;COMPUTED_VALUE&quot;&quot;&quot;);1.00058813452388)" office:value-type="float" office:value="1.000588135" calcext:value-type="float">
            <text:p>1.000588135</text:p>
          </table:table-cell>
          <table:table-cell/>
          <table:table-cell table:style-name="ce2" table:formula="of:=IFERROR(__xludf.dummyfunction(&quot;&quot;&quot;COMPUTED_VALUE&quot;&quot;&quot;);21.012365)" office:value-type="float" office:value="21.012365" calcext:value-type="float">
            <text:p>21.012365</text:p>
          </table:table-cell>
          <table:table-cell table:style-name="ce2" table:formula="of:=IFERROR(__xludf.dummyfunction(&quot;&quot;&quot;COMPUTED_VALUE&quot;&quot;&quot;);0.519487886557402)" office:value-type="float" office:value="0.5194878866" calcext:value-type="float">
            <text:p>0.5194878866</text:p>
          </table:table-cell>
          <table:table-cell table:style-name="ce2" table:formula="of:=IFERROR(__xludf.dummyfunction(&quot;&quot;&quot;COMPUTED_VALUE&quot;&quot;&quot;);1.07407026657289)" office:value-type="float" office:value="1.074070267" calcext:value-type="float">
            <text:p>1.074070267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9410952)" office:value-type="float" office:value="9410952" calcext:value-type="float">
            <text:p>9410952</text:p>
          </table:table-cell>
          <table:table-cell table:style-name="ce2" table:formula="of:=IFERROR(__xludf.dummyfunction(&quot;&quot;&quot;COMPUTED_VALUE&quot;&quot;&quot;);13317857)" office:value-type="float" office:value="13317857" calcext:value-type="float">
            <text:p>13317857</text:p>
          </table:table-cell>
          <table:table-cell table:style-name="ce2" table:formula="of:=IFERROR(__xludf.dummyfunction(&quot;&quot;&quot;COMPUTED_VALUE&quot;&quot;&quot;);2902763)" office:value-type="float" office:value="2902763" calcext:value-type="float">
            <text:p>2902763</text:p>
          </table:table-cell>
          <table:table-cell table:style-name="ce2" table:formula="of:=IFERROR(__xludf.dummyfunction(&quot;&quot;&quot;COMPUTED_VALUE&quot;&quot;&quot;);0.373450224259769)" office:value-type="float" office:value="0.3734502243" calcext:value-type="float">
            <text:p>0.3734502243</text:p>
          </table:table-cell>
          <table:table-cell/>
          <table:table-cell table:style-name="ce2" table:formula="of:=IFERROR(__xludf.dummyfunction(&quot;&quot;&quot;COMPUTED_VALUE&quot;&quot;&quot;);7.84246)" office:value-type="float" office:value="7.84246" calcext:value-type="float">
            <text:p>7.84246</text:p>
          </table:table-cell>
          <table:table-cell table:style-name="ce2" table:formula="of:=IFERROR(__xludf.dummyfunction(&quot;&quot;&quot;COMPUTED_VALUE&quot;&quot;&quot;);0.496652470762447)" office:value-type="float" office:value="0.4966524708" calcext:value-type="float">
            <text:p>0.4966524708</text:p>
          </table:table-cell>
          <table:table-cell table:style-name="ce2" table:formula="of:=IFERROR(__xludf.dummyfunction(&quot;&quot;&quot;COMPUTED_VALUE&quot;&quot;&quot;);1.23767294001739)" office:value-type="float" office:value="1.23767294" calcext:value-type="float">
            <text:p>1.23767294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9105270)" office:value-type="float" office:value="9105270" calcext:value-type="float">
            <text:p>9105270</text:p>
          </table:table-cell>
          <table:table-cell table:style-name="ce2" table:formula="of:=IFERROR(__xludf.dummyfunction(&quot;&quot;&quot;COMPUTED_VALUE&quot;&quot;&quot;);17672168)" office:value-type="float" office:value="17672168" calcext:value-type="float">
            <text:p>17672168</text:p>
          </table:table-cell>
          <table:table-cell table:style-name="ce2" table:formula="of:=IFERROR(__xludf.dummyfunction(&quot;&quot;&quot;COMPUTED_VALUE&quot;&quot;&quot;);2867530)" office:value-type="float" office:value="2867530" calcext:value-type="float">
            <text:p>2867530</text:p>
          </table:table-cell>
          <table:table-cell table:style-name="ce2" table:formula="of:=IFERROR(__xludf.dummyfunction(&quot;&quot;&quot;COMPUTED_VALUE&quot;&quot;&quot;);0.361319994347623)" office:value-type="float" office:value="0.3613199943" calcext:value-type="float">
            <text:p>0.3613199943</text:p>
          </table:table-cell>
          <table:table-cell/>
          <table:table-cell table:style-name="ce2" table:formula="of:=IFERROR(__xludf.dummyfunction(&quot;&quot;&quot;COMPUTED_VALUE&quot;&quot;&quot;);7.587725)" office:value-type="float" office:value="7.587725" calcext:value-type="float">
            <text:p>7.587725</text:p>
          </table:table-cell>
          <table:table-cell table:style-name="ce2" table:formula="of:=IFERROR(__xludf.dummyfunction(&quot;&quot;&quot;COMPUTED_VALUE&quot;&quot;&quot;);0.493178241132289)" office:value-type="float" office:value="0.4931782411" calcext:value-type="float">
            <text:p>0.4931782411</text:p>
          </table:table-cell>
          <table:table-cell table:style-name="ce2" table:formula="of:=IFERROR(__xludf.dummyfunction(&quot;&quot;&quot;COMPUTED_VALUE&quot;&quot;&quot;);1.47647744791249)" office:value-type="float" office:value="1.476477448" calcext:value-type="float">
            <text:p>1.476477448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8825428)" office:value-type="float" office:value="8825428" calcext:value-type="float">
            <text:p>8825428</text:p>
          </table:table-cell>
          <table:table-cell table:style-name="ce2" table:formula="of:=IFERROR(__xludf.dummyfunction(&quot;&quot;&quot;COMPUTED_VALUE&quot;&quot;&quot;);28827974)" office:value-type="float" office:value="28827974" calcext:value-type="float">
            <text:p>28827974</text:p>
          </table:table-cell>
          <table:table-cell table:style-name="ce2" table:formula="of:=IFERROR(__xludf.dummyfunction(&quot;&quot;&quot;COMPUTED_VALUE&quot;&quot;&quot;);2869086)" office:value-type="float" office:value="2869086" calcext:value-type="float">
            <text:p>2869086</text:p>
          </table:table-cell>
          <table:table-cell table:style-name="ce2" table:formula="of:=IFERROR(__xludf.dummyfunction(&quot;&quot;&quot;COMPUTED_VALUE&quot;&quot;&quot;);0.350215160569138)" office:value-type="float" office:value="0.3502151606" calcext:value-type="float">
            <text:p>0.3502151606</text:p>
          </table:table-cell>
          <table:table-cell/>
          <table:table-cell table:style-name="ce2" table:formula="of:=IFERROR(__xludf.dummyfunction(&quot;&quot;&quot;COMPUTED_VALUE&quot;&quot;&quot;);7.35452333333333)" office:value-type="float" office:value="7.354523333" calcext:value-type="float">
            <text:p>7.354523333</text:p>
          </table:table-cell>
          <table:table-cell table:style-name="ce2" table:formula="of:=IFERROR(__xludf.dummyfunction(&quot;&quot;&quot;COMPUTED_VALUE&quot;&quot;&quot;);0.487188878972405)" office:value-type="float" office:value="0.487188879" calcext:value-type="float">
            <text:p>0.487188879</text:p>
          </table:table-cell>
          <table:table-cell table:style-name="ce2" table:formula="of:=IFERROR(__xludf.dummyfunction(&quot;&quot;&quot;COMPUTED_VALUE&quot;&quot;&quot;);2.09120961753037)" office:value-type="float" office:value="2.091209618" calcext:value-type="float">
            <text:p>2.091209618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8168884)" office:value-type="float" office:value="8168884" calcext:value-type="float">
            <text:p>8168884</text:p>
          </table:table-cell>
          <table:table-cell table:style-name="ce2" table:formula="of:=IFERROR(__xludf.dummyfunction(&quot;&quot;&quot;COMPUTED_VALUE&quot;&quot;&quot;);35473721)" office:value-type="float" office:value="35473721" calcext:value-type="float">
            <text:p>35473721</text:p>
          </table:table-cell>
          <table:table-cell table:style-name="ce2" table:formula="of:=IFERROR(__xludf.dummyfunction(&quot;&quot;&quot;COMPUTED_VALUE&quot;&quot;&quot;);2848201)" office:value-type="float" office:value="2848201" calcext:value-type="float">
            <text:p>2848201</text:p>
          </table:table-cell>
          <table:table-cell table:style-name="ce2" table:formula="of:=IFERROR(__xludf.dummyfunction(&quot;&quot;&quot;COMPUTED_VALUE&quot;&quot;&quot;);0.324161844811454)" office:value-type="float" office:value="0.3241618448" calcext:value-type="float">
            <text:p>0.3241618448</text:p>
          </table:table-cell>
          <table:table-cell/>
          <table:table-cell table:style-name="ce2" table:formula="of:=IFERROR(__xludf.dummyfunction(&quot;&quot;&quot;COMPUTED_VALUE&quot;&quot;&quot;);6.80740333333333)" office:value-type="float" office:value="6.807403333" calcext:value-type="float">
            <text:p>6.807403333</text:p>
          </table:table-cell>
          <table:table-cell table:style-name="ce2" table:formula="of:=IFERROR(__xludf.dummyfunction(&quot;&quot;&quot;COMPUTED_VALUE&quot;&quot;&quot;);0.484567477469056)" office:value-type="float" office:value="0.4845674775" calcext:value-type="float">
            <text:p>0.4845674775</text:p>
          </table:table-cell>
          <table:table-cell table:style-name="ce2" table:formula="of:=IFERROR(__xludf.dummyfunction(&quot;&quot;&quot;COMPUTED_VALUE&quot;&quot;&quot;);2.45836501724133)" office:value-type="float" office:value="2.458365017" calcext:value-type="float">
            <text:p>2.458365017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8104788)" office:value-type="float" office:value="8104788" calcext:value-type="float">
            <text:p>8104788</text:p>
          </table:table-cell>
          <table:table-cell table:style-name="ce2" table:formula="of:=IFERROR(__xludf.dummyfunction(&quot;&quot;&quot;COMPUTED_VALUE&quot;&quot;&quot;);51797990)" office:value-type="float" office:value="51797990" calcext:value-type="float">
            <text:p>51797990</text:p>
          </table:table-cell>
          <table:table-cell table:style-name="ce2" table:formula="of:=IFERROR(__xludf.dummyfunction(&quot;&quot;&quot;COMPUTED_VALUE&quot;&quot;&quot;);2836395)" office:value-type="float" office:value="2836395" calcext:value-type="float">
            <text:p>2836395</text:p>
          </table:table-cell>
          <table:table-cell table:style-name="ce2" table:formula="of:=IFERROR(__xludf.dummyfunction(&quot;&quot;&quot;COMPUTED_VALUE&quot;&quot;&quot;);0.321618354463808)" office:value-type="float" office:value="0.3216183545" calcext:value-type="float">
            <text:p>0.3216183545</text:p>
          </table:table-cell>
          <table:table-cell/>
          <table:table-cell table:style-name="ce2" table:formula="of:=IFERROR(__xludf.dummyfunction(&quot;&quot;&quot;COMPUTED_VALUE&quot;&quot;&quot;);6.75399)" office:value-type="float" office:value="6.75399" calcext:value-type="float">
            <text:p>6.75399</text:p>
          </table:table-cell>
          <table:table-cell table:style-name="ce2" table:formula="of:=IFERROR(__xludf.dummyfunction(&quot;&quot;&quot;COMPUTED_VALUE&quot;&quot;&quot;);0.481199718975254)" office:value-type="float" office:value="0.481199719" calcext:value-type="float">
            <text:p>0.481199719</text:p>
          </table:table-cell>
          <table:table-cell table:style-name="ce2" table:formula="of:=IFERROR(__xludf.dummyfunction(&quot;&quot;&quot;COMPUTED_VALUE&quot;&quot;&quot;);3.36329785655571)" office:value-type="float" office:value="3.363297857" calcext:value-type="float">
            <text:p>3.363297857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8012246)" office:value-type="float" office:value="8012246" calcext:value-type="float">
            <text:p>8012246</text:p>
          </table:table-cell>
          <table:table-cell table:style-name="ce2" table:formula="of:=IFERROR(__xludf.dummyfunction(&quot;&quot;&quot;COMPUTED_VALUE&quot;&quot;&quot;);55349563)" office:value-type="float" office:value="55349563" calcext:value-type="float">
            <text:p>55349563</text:p>
          </table:table-cell>
          <table:table-cell table:style-name="ce2" table:formula="of:=IFERROR(__xludf.dummyfunction(&quot;&quot;&quot;COMPUTED_VALUE&quot;&quot;&quot;);2831866)" office:value-type="float" office:value="2831866" calcext:value-type="float">
            <text:p>2831866</text:p>
          </table:table-cell>
          <table:table-cell table:style-name="ce2" table:formula="of:=IFERROR(__xludf.dummyfunction(&quot;&quot;&quot;COMPUTED_VALUE&quot;&quot;&quot;);0.317946055353852)" office:value-type="float" office:value="0.3179460554" calcext:value-type="float">
            <text:p>0.3179460554</text:p>
          </table:table-cell>
          <table:table-cell/>
          <table:table-cell table:style-name="ce2" table:formula="of:=IFERROR(__xludf.dummyfunction(&quot;&quot;&quot;COMPUTED_VALUE&quot;&quot;&quot;);6.67687166666667)" office:value-type="float" office:value="6.676871667" calcext:value-type="float">
            <text:p>6.676871667</text:p>
          </table:table-cell>
          <table:table-cell table:style-name="ce2" table:formula="of:=IFERROR(__xludf.dummyfunction(&quot;&quot;&quot;COMPUTED_VALUE&quot;&quot;&quot;);0.480849853181633)" office:value-type="float" office:value="0.4808498532" calcext:value-type="float">
            <text:p>0.4808498532</text:p>
          </table:table-cell>
          <table:table-cell table:style-name="ce2" table:formula="of:=IFERROR(__xludf.dummyfunction(&quot;&quot;&quot;COMPUTED_VALUE&quot;&quot;&quot;);3.5605614875171)" office:value-type="float" office:value="3.560561488" calcext:value-type="float">
            <text:p>3.560561488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7929286)" office:value-type="float" office:value="7929286" calcext:value-type="float">
            <text:p>7929286</text:p>
          </table:table-cell>
          <table:table-cell table:style-name="ce2" table:formula="of:=IFERROR(__xludf.dummyfunction(&quot;&quot;&quot;COMPUTED_VALUE&quot;&quot;&quot;);4679633)" office:value-type="float" office:value="4679633" calcext:value-type="float">
            <text:p>4679633</text:p>
          </table:table-cell>
          <table:table-cell table:style-name="ce2" table:formula="of:=IFERROR(__xludf.dummyfunction(&quot;&quot;&quot;COMPUTED_VALUE&quot;&quot;&quot;);2469823)" office:value-type="float" office:value="2469823" calcext:value-type="float">
            <text:p>2469823</text:p>
          </table:table-cell>
          <table:table-cell table:style-name="ce2" table:formula="of:=IFERROR(__xludf.dummyfunction(&quot;&quot;&quot;COMPUTED_VALUE&quot;&quot;&quot;);0.314653994082623)" office:value-type="float" office:value="0.3146539941" calcext:value-type="float">
            <text:p>0.3146539941</text:p>
          </table:table-cell>
          <table:table-cell/>
          <table:table-cell table:style-name="ce2" table:formula="of:=IFERROR(__xludf.dummyfunction(&quot;&quot;&quot;COMPUTED_VALUE&quot;&quot;&quot;);6.60773833333333)" office:value-type="float" office:value="6.607738333" calcext:value-type="float">
            <text:p>6.607738333</text:p>
          </table:table-cell>
          <table:table-cell table:style-name="ce2" table:formula="of:=IFERROR(__xludf.dummyfunction(&quot;&quot;&quot;COMPUTED_VALUE&quot;&quot;&quot;);1.0123491884946)" office:value-type="float" office:value="1.012349188" calcext:value-type="float">
            <text:p>1.012349188</text:p>
          </table:table-cell>
          <table:table-cell table:style-name="ce2" table:formula="of:=IFERROR(__xludf.dummyfunction(&quot;&quot;&quot;COMPUTED_VALUE&quot;&quot;&quot;);1.23518870483302)" office:value-type="float" office:value="1.235188705" calcext:value-type="float">
            <text:p>1.235188705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7734667)" office:value-type="float" office:value="7734667" calcext:value-type="float">
            <text:p>7734667</text:p>
          </table:table-cell>
          <table:table-cell table:style-name="ce2" table:formula="of:=IFERROR(__xludf.dummyfunction(&quot;&quot;&quot;COMPUTED_VALUE&quot;&quot;&quot;);7440092)" office:value-type="float" office:value="7440092" calcext:value-type="float">
            <text:p>7440092</text:p>
          </table:table-cell>
          <table:table-cell table:style-name="ce2" table:formula="of:=IFERROR(__xludf.dummyfunction(&quot;&quot;&quot;COMPUTED_VALUE&quot;&quot;&quot;);3121235)" office:value-type="float" office:value="3121235" calcext:value-type="float">
            <text:p>3121235</text:p>
          </table:table-cell>
          <table:table-cell table:style-name="ce2" table:formula="of:=IFERROR(__xludf.dummyfunction(&quot;&quot;&quot;COMPUTED_VALUE&quot;&quot;&quot;);0.306931023102088)" office:value-type="float" office:value="0.3069310231" calcext:value-type="float">
            <text:p>0.3069310231</text:p>
          </table:table-cell>
          <table:table-cell/>
          <table:table-cell table:style-name="ce2" table:formula="of:=IFERROR(__xludf.dummyfunction(&quot;&quot;&quot;COMPUTED_VALUE&quot;&quot;&quot;);6.44555583333333)" office:value-type="float" office:value="6.445555833" calcext:value-type="float">
            <text:p>6.445555833</text:p>
          </table:table-cell>
          <table:table-cell table:style-name="ce2" table:formula="of:=IFERROR(__xludf.dummyfunction(&quot;&quot;&quot;COMPUTED_VALUE&quot;&quot;&quot;);0.388313238042657)" office:value-type="float" office:value="0.388313238" calcext:value-type="float">
            <text:p>0.388313238</text:p>
          </table:table-cell>
          <table:table-cell table:style-name="ce2" table:formula="of:=IFERROR(__xludf.dummyfunction(&quot;&quot;&quot;COMPUTED_VALUE&quot;&quot;&quot;);0.74260309427569)" office:value-type="float" office:value="0.7426030943" calcext:value-type="float">
            <text:p>0.7426030943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7674434)" office:value-type="float" office:value="7674434" calcext:value-type="float">
            <text:p>7674434</text:p>
          </table:table-cell>
          <table:table-cell table:style-name="ce2" table:formula="of:=IFERROR(__xludf.dummyfunction(&quot;&quot;&quot;COMPUTED_VALUE&quot;&quot;&quot;);8330547)" office:value-type="float" office:value="8330547" calcext:value-type="float">
            <text:p>8330547</text:p>
          </table:table-cell>
          <table:table-cell table:style-name="ce2" table:formula="of:=IFERROR(__xludf.dummyfunction(&quot;&quot;&quot;COMPUTED_VALUE&quot;&quot;&quot;);3099250)" office:value-type="float" office:value="3099250" calcext:value-type="float">
            <text:p>3099250</text:p>
          </table:table-cell>
          <table:table-cell table:style-name="ce2" table:formula="of:=IFERROR(__xludf.dummyfunction(&quot;&quot;&quot;COMPUTED_VALUE&quot;&quot;&quot;);0.304540826301824)" office:value-type="float" office:value="0.3045408263" calcext:value-type="float">
            <text:p>0.3045408263</text:p>
          </table:table-cell>
          <table:table-cell/>
          <table:table-cell table:style-name="ce2" table:formula="of:=IFERROR(__xludf.dummyfunction(&quot;&quot;&quot;COMPUTED_VALUE&quot;&quot;&quot;);6.39536166666667)" office:value-type="float" office:value="6.395361667" calcext:value-type="float">
            <text:p>6.395361667</text:p>
          </table:table-cell>
          <table:table-cell table:style-name="ce2" table:formula="of:=IFERROR(__xludf.dummyfunction(&quot;&quot;&quot;COMPUTED_VALUE&quot;&quot;&quot;);0.376078317724944)" office:value-type="float" office:value="0.3760783177" calcext:value-type="float">
            <text:p>0.3760783177</text:p>
          </table:table-cell>
          <table:table-cell table:style-name="ce2" table:formula="of:=IFERROR(__xludf.dummyfunction(&quot;&quot;&quot;COMPUTED_VALUE&quot;&quot;&quot;);0.772770764400675)" office:value-type="float" office:value="0.7727707644" calcext:value-type="float">
            <text:p>0.7727707644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23909560)" office:value-type="float" office:value="23909560" calcext:value-type="float">
            <text:p>23909560</text:p>
          </table:table-cell>
          <table:table-cell table:style-name="ce2" table:formula="of:=IFERROR(__xludf.dummyfunction(&quot;&quot;&quot;COMPUTED_VALUE&quot;&quot;&quot;);11849057)" office:value-type="float" office:value="11849057" calcext:value-type="float">
            <text:p>11849057</text:p>
          </table:table-cell>
          <table:table-cell table:style-name="ce2" table:formula="of:=IFERROR(__xludf.dummyfunction(&quot;&quot;&quot;COMPUTED_VALUE&quot;&quot;&quot;);3060071)" office:value-type="float" office:value="3060071" calcext:value-type="float">
            <text:p>3060071</text:p>
          </table:table-cell>
          <table:table-cell table:style-name="ce2" table:formula="of:=IFERROR(__xludf.dummyfunction(&quot;&quot;&quot;COMPUTED_VALUE&quot;&quot;&quot;);1.00060912312008)" office:value-type="float" office:value="1.000609123" calcext:value-type="float">
            <text:p>1.000609123</text:p>
          </table:table-cell>
          <table:table-cell/>
          <table:table-cell table:style-name="ce2" table:formula="of:=IFERROR(__xludf.dummyfunction(&quot;&quot;&quot;COMPUTED_VALUE&quot;&quot;&quot;);19.9246333333333)" office:value-type="float" office:value="19.92463333" calcext:value-type="float">
            <text:p>19.92463333</text:p>
          </table:table-cell>
          <table:table-cell table:style-name="ce2" table:formula="of:=IFERROR(__xludf.dummyfunction(&quot;&quot;&quot;COMPUTED_VALUE&quot;&quot;&quot;);0.364786917405651)" office:value-type="float" office:value="0.3647869174" calcext:value-type="float">
            <text:p>0.3647869174</text:p>
          </table:table-cell>
          <table:table-cell table:style-name="ce2" table:formula="of:=IFERROR(__xludf.dummyfunction(&quot;&quot;&quot;COMPUTED_VALUE&quot;&quot;&quot;);0.929027346291076)" office:value-type="float" office:value="0.9290273463" calcext:value-type="float">
            <text:p>0.9290273463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16651369)" office:value-type="float" office:value="16651369" calcext:value-type="float">
            <text:p>16651369</text:p>
          </table:table-cell>
          <table:table-cell table:style-name="ce2" table:formula="of:=IFERROR(__xludf.dummyfunction(&quot;&quot;&quot;COMPUTED_VALUE&quot;&quot;&quot;);13011930)" office:value-type="float" office:value="13011930" calcext:value-type="float">
            <text:p>13011930</text:p>
          </table:table-cell>
          <table:table-cell table:style-name="ce2" table:formula="of:=IFERROR(__xludf.dummyfunction(&quot;&quot;&quot;COMPUTED_VALUE&quot;&quot;&quot;);3132061)" office:value-type="float" office:value="3132061" calcext:value-type="float">
            <text:p>3132061</text:p>
          </table:table-cell>
          <table:table-cell table:style-name="ce2" table:formula="of:=IFERROR(__xludf.dummyfunction(&quot;&quot;&quot;COMPUTED_VALUE&quot;&quot;&quot;);0.696855639913028)" office:value-type="float" office:value="0.6968556399" calcext:value-type="float">
            <text:p>0.6968556399</text:p>
          </table:table-cell>
          <table:table-cell/>
          <table:table-cell table:style-name="ce2" table:formula="of:=IFERROR(__xludf.dummyfunction(&quot;&quot;&quot;COMPUTED_VALUE&quot;&quot;&quot;);13.8761408333333)" office:value-type="float" office:value="13.87614083" calcext:value-type="float">
            <text:p>13.87614083</text:p>
          </table:table-cell>
          <table:table-cell table:style-name="ce2" table:formula="of:=IFERROR(__xludf.dummyfunction(&quot;&quot;&quot;COMPUTED_VALUE&quot;&quot;&quot;);0.339076410940516)" office:value-type="float" office:value="0.3390764109" calcext:value-type="float">
            <text:p>0.3390764109</text:p>
          </table:table-cell>
          <table:table-cell table:style-name="ce2" table:formula="of:=IFERROR(__xludf.dummyfunction(&quot;&quot;&quot;COMPUTED_VALUE&quot;&quot;&quot;);0.958691707231785)" office:value-type="float" office:value="0.9586917072" calcext:value-type="float">
            <text:p>0.9586917072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16594808)" office:value-type="float" office:value="16594808" calcext:value-type="float">
            <text:p>16594808</text:p>
          </table:table-cell>
          <table:table-cell table:style-name="ce2" table:formula="of:=IFERROR(__xludf.dummyfunction(&quot;&quot;&quot;COMPUTED_VALUE&quot;&quot;&quot;);18838370)" office:value-type="float" office:value="18838370" calcext:value-type="float">
            <text:p>18838370</text:p>
          </table:table-cell>
          <table:table-cell table:style-name="ce2" table:formula="of:=IFERROR(__xludf.dummyfunction(&quot;&quot;&quot;COMPUTED_VALUE&quot;&quot;&quot;);3170096)" office:value-type="float" office:value="3170096" calcext:value-type="float">
            <text:p>3170096</text:p>
          </table:table-cell>
          <table:table-cell table:style-name="ce2" table:formula="of:=IFERROR(__xludf.dummyfunction(&quot;&quot;&quot;COMPUTED_VALUE&quot;&quot;&quot;);0.694488576168952)" office:value-type="float" office:value="0.6944885762" calcext:value-type="float">
            <text:p>0.6944885762</text:p>
          </table:table-cell>
          <table:table-cell/>
          <table:table-cell table:style-name="ce2" table:formula="of:=IFERROR(__xludf.dummyfunction(&quot;&quot;&quot;COMPUTED_VALUE&quot;&quot;&quot;);13.8290066666667)" office:value-type="float" office:value="13.82900667" calcext:value-type="float">
            <text:p>13.82900667</text:p>
          </table:table-cell>
          <table:table-cell table:style-name="ce2" table:formula="of:=IFERROR(__xludf.dummyfunction(&quot;&quot;&quot;COMPUTED_VALUE&quot;&quot;&quot;);0.336714039518307)" office:value-type="float" office:value="0.3367140395" calcext:value-type="float">
            <text:p>0.3367140395</text:p>
          </table:table-cell>
          <table:table-cell table:style-name="ce2" table:formula="of:=IFERROR(__xludf.dummyfunction(&quot;&quot;&quot;COMPUTED_VALUE&quot;&quot;&quot;);1.2337786724509)" office:value-type="float" office:value="1.233778672" calcext:value-type="float">
            <text:p>1.233778672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16521681)" office:value-type="float" office:value="16521681" calcext:value-type="float">
            <text:p>16521681</text:p>
          </table:table-cell>
          <table:table-cell table:style-name="ce2" table:formula="of:=IFERROR(__xludf.dummyfunction(&quot;&quot;&quot;COMPUTED_VALUE&quot;&quot;&quot;);36293144)" office:value-type="float" office:value="36293144" calcext:value-type="float">
            <text:p>36293144</text:p>
          </table:table-cell>
          <table:table-cell table:style-name="ce2" table:formula="of:=IFERROR(__xludf.dummyfunction(&quot;&quot;&quot;COMPUTED_VALUE&quot;&quot;&quot;);3116649)" office:value-type="float" office:value="3116649" calcext:value-type="float">
            <text:p>3116649</text:p>
          </table:table-cell>
          <table:table-cell table:style-name="ce2" table:formula="of:=IFERROR(__xludf.dummyfunction(&quot;&quot;&quot;COMPUTED_VALUE&quot;&quot;&quot;);0.691428229456324)" office:value-type="float" office:value="0.6914282295" calcext:value-type="float">
            <text:p>0.6914282295</text:p>
          </table:table-cell>
          <table:table-cell/>
          <table:table-cell table:style-name="ce2" table:formula="of:=IFERROR(__xludf.dummyfunction(&quot;&quot;&quot;COMPUTED_VALUE&quot;&quot;&quot;);13.7680675)" office:value-type="float" office:value="13.7680675" calcext:value-type="float">
            <text:p>13.7680675</text:p>
          </table:table-cell>
          <table:table-cell table:style-name="ce2" table:formula="of:=IFERROR(__xludf.dummyfunction(&quot;&quot;&quot;COMPUTED_VALUE&quot;&quot;&quot;);0.332787231056233)" office:value-type="float" office:value="0.3327872311" calcext:value-type="float">
            <text:p>0.3327872311</text:p>
          </table:table-cell>
          <table:table-cell table:style-name="ce2" table:formula="of:=IFERROR(__xludf.dummyfunction(&quot;&quot;&quot;COMPUTED_VALUE&quot;&quot;&quot;);2.06103101755844)" office:value-type="float" office:value="2.061031018" calcext:value-type="float">
            <text:p>2.061031018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15831117)" office:value-type="float" office:value="15831117" calcext:value-type="float">
            <text:p>15831117</text:p>
          </table:table-cell>
          <table:table-cell table:style-name="ce2" table:formula="of:=IFERROR(__xludf.dummyfunction(&quot;&quot;&quot;COMPUTED_VALUE&quot;&quot;&quot;);52461586)" office:value-type="float" office:value="52461586" calcext:value-type="float">
            <text:p>52461586</text:p>
          </table:table-cell>
          <table:table-cell table:style-name="ce2" table:formula="of:=IFERROR(__xludf.dummyfunction(&quot;&quot;&quot;COMPUTED_VALUE&quot;&quot;&quot;);3102332)" office:value-type="float" office:value="3102332" calcext:value-type="float">
            <text:p>3102332</text:p>
          </table:table-cell>
          <table:table-cell table:style-name="ce2" table:formula="of:=IFERROR(__xludf.dummyfunction(&quot;&quot;&quot;COMPUTED_VALUE&quot;&quot;&quot;);0.662528298278238)" office:value-type="float" office:value="0.6625282983" calcext:value-type="float">
            <text:p>0.6625282983</text:p>
          </table:table-cell>
          <table:table-cell/>
          <table:table-cell table:style-name="ce2" table:formula="of:=IFERROR(__xludf.dummyfunction(&quot;&quot;&quot;COMPUTED_VALUE&quot;&quot;&quot;);13.1925975)" office:value-type="float" office:value="13.1925975" calcext:value-type="float">
            <text:p>13.1925975</text:p>
          </table:table-cell>
          <table:table-cell table:style-name="ce2" table:formula="of:=IFERROR(__xludf.dummyfunction(&quot;&quot;&quot;COMPUTED_VALUE&quot;&quot;&quot;);0.32942699364052)" office:value-type="float" office:value="0.3294269936" calcext:value-type="float">
            <text:p>0.3294269936</text:p>
          </table:table-cell>
          <table:table-cell table:style-name="ce2" table:formula="of:=IFERROR(__xludf.dummyfunction(&quot;&quot;&quot;COMPUTED_VALUE&quot;&quot;&quot;);2.82759607027249)" office:value-type="float" office:value="2.82759607" calcext:value-type="float">
            <text:p>2.82759607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15808684)" office:value-type="float" office:value="15808684" calcext:value-type="float">
            <text:p>15808684</text:p>
          </table:table-cell>
          <table:table-cell table:style-name="ce2" table:formula="of:=IFERROR(__xludf.dummyfunction(&quot;&quot;&quot;COMPUTED_VALUE&quot;&quot;&quot;);162361866)" office:value-type="float" office:value="162361866" calcext:value-type="float">
            <text:p>162361866</text:p>
          </table:table-cell>
          <table:table-cell table:style-name="ce2" table:formula="of:=IFERROR(__xludf.dummyfunction(&quot;&quot;&quot;COMPUTED_VALUE&quot;&quot;&quot;);3121010)" office:value-type="float" office:value="3121010" calcext:value-type="float">
            <text:p>3121010</text:p>
          </table:table-cell>
          <table:table-cell table:style-name="ce2" table:formula="of:=IFERROR(__xludf.dummyfunction(&quot;&quot;&quot;COMPUTED_VALUE&quot;&quot;&quot;);0.661589482822874)" office:value-type="float" office:value="0.6615894828" calcext:value-type="float">
            <text:p>0.6615894828</text:p>
          </table:table-cell>
          <table:table-cell/>
          <table:table-cell table:style-name="ce2" table:formula="of:=IFERROR(__xludf.dummyfunction(&quot;&quot;&quot;COMPUTED_VALUE&quot;&quot;&quot;);13.1739033333333)" office:value-type="float" office:value="13.17390333" calcext:value-type="float">
            <text:p>13.17390333</text:p>
          </table:table-cell>
          <table:table-cell table:style-name="ce2" table:formula="of:=IFERROR(__xludf.dummyfunction(&quot;&quot;&quot;COMPUTED_VALUE&quot;&quot;&quot;);0.321792965457126)" office:value-type="float" office:value="0.3217929655" calcext:value-type="float">
            <text:p>0.3217929655</text:p>
          </table:table-cell>
          <table:table-cell table:style-name="ce2" table:formula="of:=IFERROR(__xludf.dummyfunction(&quot;&quot;&quot;COMPUTED_VALUE&quot;&quot;&quot;);8.05330517832587)" office:value-type="float" office:value="8.053305178" calcext:value-type="float">
            <text:p>8.053305178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15793283)" office:value-type="float" office:value="15793283" calcext:value-type="float">
            <text:p>15793283</text:p>
          </table:table-cell>
          <table:table-cell table:style-name="ce2" table:formula="of:=IFERROR(__xludf.dummyfunction(&quot;&quot;&quot;COMPUTED_VALUE&quot;&quot;&quot;);252736511)" office:value-type="float" office:value="252736511" calcext:value-type="float">
            <text:p>252736511</text:p>
          </table:table-cell>
          <table:table-cell table:style-name="ce2" table:formula="of:=IFERROR(__xludf.dummyfunction(&quot;&quot;&quot;COMPUTED_VALUE&quot;&quot;&quot;);3114715)" office:value-type="float" office:value="3114715" calcext:value-type="float">
            <text:p>3114715</text:p>
          </table:table-cell>
          <table:table-cell table:style-name="ce2" table:formula="of:=IFERROR(__xludf.dummyfunction(&quot;&quot;&quot;COMPUTED_VALUE&quot;&quot;&quot;);0.660944954813778)" office:value-type="float" office:value="0.6609449548" calcext:value-type="float">
            <text:p>0.6609449548</text:p>
          </table:table-cell>
          <table:table-cell/>
          <table:table-cell table:style-name="ce2" table:formula="of:=IFERROR(__xludf.dummyfunction(&quot;&quot;&quot;COMPUTED_VALUE&quot;&quot;&quot;);13.1610691666667)" office:value-type="float" office:value="13.16106917" calcext:value-type="float">
            <text:p>13.16106917</text:p>
          </table:table-cell>
          <table:table-cell table:style-name="ce2" table:formula="of:=IFERROR(__xludf.dummyfunction(&quot;&quot;&quot;COMPUTED_VALUE&quot;&quot;&quot;);0.319372792486608)" office:value-type="float" office:value="0.3193727925" calcext:value-type="float">
            <text:p>0.3193727925</text:p>
          </table:table-cell>
          <table:table-cell table:style-name="ce2" table:formula="of:=IFERROR(__xludf.dummyfunction(&quot;&quot;&quot;COMPUTED_VALUE&quot;&quot;&quot;);12.3544366259753)" office:value-type="float" office:value="12.35443663" calcext:value-type="float">
            <text:p>12.35443663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15790340)" office:value-type="float" office:value="15790340" calcext:value-type="float">
            <text:p>15790340</text:p>
          </table:table-cell>
          <table:table-cell table:style-name="ce2" table:formula="of:=IFERROR(__xludf.dummyfunction(&quot;&quot;&quot;COMPUTED_VALUE&quot;&quot;&quot;);4396039)" office:value-type="float" office:value="4396039" calcext:value-type="float">
            <text:p>4396039</text:p>
          </table:table-cell>
          <table:table-cell table:style-name="ce2" table:formula="of:=IFERROR(__xludf.dummyfunction(&quot;&quot;&quot;COMPUTED_VALUE&quot;&quot;&quot;);2216910)" office:value-type="float" office:value="2216910" calcext:value-type="float">
            <text:p>2216910</text:p>
          </table:table-cell>
          <table:table-cell table:style-name="ce2" table:formula="of:=IFERROR(__xludf.dummyfunction(&quot;&quot;&quot;COMPUTED_VALUE&quot;&quot;&quot;);0.660821790997742)" office:value-type="float" office:value="0.660821791" calcext:value-type="float">
            <text:p>0.660821791</text:p>
          </table:table-cell>
          <table:table-cell/>
          <table:table-cell table:style-name="ce2" table:formula="of:=IFERROR(__xludf.dummyfunction(&quot;&quot;&quot;COMPUTED_VALUE&quot;&quot;&quot;);13.1586166666667)" office:value-type="float" office:value="13.15861667" calcext:value-type="float">
            <text:p>13.15861667</text:p>
          </table:table-cell>
          <table:table-cell table:style-name="ce2" table:formula="of:=IFERROR(__xludf.dummyfunction(&quot;&quot;&quot;COMPUTED_VALUE&quot;&quot;&quot;);1.01174237879423)" office:value-type="float" office:value="1.011742379" calcext:value-type="float">
            <text:p>1.011742379</text:p>
          </table:table-cell>
          <table:table-cell table:style-name="ce2" table:formula="of:=IFERROR(__xludf.dummyfunction(&quot;&quot;&quot;COMPUTED_VALUE&quot;&quot;&quot;);1.23251014176394)" office:value-type="float" office:value="1.232510142" calcext:value-type="float">
            <text:p>1.232510142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15785865)" office:value-type="float" office:value="15785865" calcext:value-type="float">
            <text:p>15785865</text:p>
          </table:table-cell>
          <table:table-cell table:style-name="ce2" table:formula="of:=IFERROR(__xludf.dummyfunction(&quot;&quot;&quot;COMPUTED_VALUE&quot;&quot;&quot;);8621987)" office:value-type="float" office:value="8621987" calcext:value-type="float">
            <text:p>8621987</text:p>
          </table:table-cell>
          <table:table-cell table:style-name="ce2" table:formula="of:=IFERROR(__xludf.dummyfunction(&quot;&quot;&quot;COMPUTED_VALUE&quot;&quot;&quot;);4301603)" office:value-type="float" office:value="4301603" calcext:value-type="float">
            <text:p>4301603</text:p>
          </table:table-cell>
          <table:table-cell table:style-name="ce2" table:formula="of:=IFERROR(__xludf.dummyfunction(&quot;&quot;&quot;COMPUTED_VALUE&quot;&quot;&quot;);0.660634513363776)" office:value-type="float" office:value="0.6606345134" calcext:value-type="float">
            <text:p>0.6606345134</text:p>
          </table:table-cell>
          <table:table-cell/>
          <table:table-cell table:style-name="ce2" table:formula="of:=IFERROR(__xludf.dummyfunction(&quot;&quot;&quot;COMPUTED_VALUE&quot;&quot;&quot;);13.1548875)" office:value-type="float" office:value="13.1548875" calcext:value-type="float">
            <text:p>13.1548875</text:p>
          </table:table-cell>
          <table:table-cell table:style-name="ce2" table:formula="of:=IFERROR(__xludf.dummyfunction(&quot;&quot;&quot;COMPUTED_VALUE&quot;&quot;&quot;);0.718458161444201)" office:value-type="float" office:value="0.7184581614" calcext:value-type="float">
            <text:p>0.7184581614</text:p>
          </table:table-cell>
          <table:table-cell table:style-name="ce2" table:formula="of:=IFERROR(__xludf.dummyfunction(&quot;&quot;&quot;COMPUTED_VALUE&quot;&quot;&quot;);1.15145176826705)" office:value-type="float" office:value="1.151451768" calcext:value-type="float">
            <text:p>1.151451768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15784832)" office:value-type="float" office:value="15784832" calcext:value-type="float">
            <text:p>15784832</text:p>
          </table:table-cell>
          <table:table-cell table:style-name="ce2" table:formula="of:=IFERROR(__xludf.dummyfunction(&quot;&quot;&quot;COMPUTED_VALUE&quot;&quot;&quot;);9116754)" office:value-type="float" office:value="9116754" calcext:value-type="float">
            <text:p>9116754</text:p>
          </table:table-cell>
          <table:table-cell table:style-name="ce2" table:formula="of:=IFERROR(__xludf.dummyfunction(&quot;&quot;&quot;COMPUTED_VALUE&quot;&quot;&quot;);3329606)" office:value-type="float" office:value="3329606" calcext:value-type="float">
            <text:p>3329606</text:p>
          </table:table-cell>
          <table:table-cell table:style-name="ce2" table:formula="of:=IFERROR(__xludf.dummyfunction(&quot;&quot;&quot;COMPUTED_VALUE&quot;&quot;&quot;);0.660591282571399)" office:value-type="float" office:value="0.6605912826" calcext:value-type="float">
            <text:p>0.6605912826</text:p>
          </table:table-cell>
          <table:table-cell/>
          <table:table-cell table:style-name="ce2" table:formula="of:=IFERROR(__xludf.dummyfunction(&quot;&quot;&quot;COMPUTED_VALUE&quot;&quot;&quot;);13.1540266666667)" office:value-type="float" office:value="13.15402667" calcext:value-type="float">
            <text:p>13.15402667</text:p>
          </table:table-cell>
          <table:table-cell table:style-name="ce2" table:formula="of:=IFERROR(__xludf.dummyfunction(&quot;&quot;&quot;COMPUTED_VALUE&quot;&quot;&quot;);0.71120975785525)" office:value-type="float" office:value="0.7112097579" calcext:value-type="float">
            <text:p>0.7112097579</text:p>
          </table:table-cell>
          <table:table-cell table:style-name="ce2" table:formula="of:=IFERROR(__xludf.dummyfunction(&quot;&quot;&quot;COMPUTED_VALUE&quot;&quot;&quot;);1.16905041534831)" office:value-type="float" office:value="1.169050415" calcext:value-type="float">
            <text:p>1.169050415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1037302)" office:value-type="float" office:value="1037302" calcext:value-type="float">
            <text:p>1037302</text:p>
          </table:table-cell>
          <table:table-cell table:style-name="ce2" table:formula="of:=IFERROR(__xludf.dummyfunction(&quot;&quot;&quot;COMPUTED_VALUE&quot;&quot;&quot;);10003641)" office:value-type="float" office:value="10003641" calcext:value-type="float">
            <text:p>10003641</text:p>
          </table:table-cell>
          <table:table-cell table:style-name="ce2" table:formula="of:=IFERROR(__xludf.dummyfunction(&quot;&quot;&quot;COMPUTED_VALUE&quot;&quot;&quot;);3296840)" office:value-type="float" office:value="3296840" calcext:value-type="float">
            <text:p>3296840</text:p>
          </table:table-cell>
          <table:table-cell table:style-name="ce2" table:formula="of:=IFERROR(__xludf.dummyfunction(&quot;&quot;&quot;COMPUTED_VALUE&quot;&quot;&quot;);0.180086621272125)" office:value-type="float" office:value="0.1800866213" calcext:value-type="float">
            <text:p>0.1800866213</text:p>
          </table:table-cell>
          <table:table-cell/>
          <table:table-cell table:style-name="ce2" table:formula="of:=IFERROR(__xludf.dummyfunction(&quot;&quot;&quot;COMPUTED_VALUE&quot;&quot;&quot;);0.864418333333333)" office:value-type="float" office:value="0.8644183333" calcext:value-type="float">
            <text:p>0.8644183333</text:p>
          </table:table-cell>
          <table:table-cell table:style-name="ce2" table:formula="of:=IFERROR(__xludf.dummyfunction(&quot;&quot;&quot;COMPUTED_VALUE&quot;&quot;&quot;);0.707984861271216)" office:value-type="float" office:value="0.7079848613" calcext:value-type="float">
            <text:p>0.7079848613</text:p>
          </table:table-cell>
          <table:table-cell table:style-name="ce2" table:formula="of:=IFERROR(__xludf.dummyfunction(&quot;&quot;&quot;COMPUTED_VALUE&quot;&quot;&quot;);1.21036471848405)" office:value-type="float" office:value="1.210364718" calcext:value-type="float">
            <text:p>1.210364718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916840)" office:value-type="float" office:value="916840" calcext:value-type="float">
            <text:p>916840</text:p>
          </table:table-cell>
          <table:table-cell table:style-name="ce2" table:formula="of:=IFERROR(__xludf.dummyfunction(&quot;&quot;&quot;COMPUTED_VALUE&quot;&quot;&quot;);13313540)" office:value-type="float" office:value="13313540" calcext:value-type="float">
            <text:p>13313540</text:p>
          </table:table-cell>
          <table:table-cell table:style-name="ce2" table:formula="of:=IFERROR(__xludf.dummyfunction(&quot;&quot;&quot;COMPUTED_VALUE&quot;&quot;&quot;);3139957)" office:value-type="float" office:value="3139957" calcext:value-type="float">
            <text:p>3139957</text:p>
          </table:table-cell>
          <table:table-cell table:style-name="ce2" table:formula="of:=IFERROR(__xludf.dummyfunction(&quot;&quot;&quot;COMPUTED_VALUE&quot;&quot;&quot;);0.15917314132927)" office:value-type="float" office:value="0.1591731413" calcext:value-type="float">
            <text:p>0.1591731413</text:p>
          </table:table-cell>
          <table:table-cell/>
          <table:table-cell table:style-name="ce2" table:formula="of:=IFERROR(__xludf.dummyfunction(&quot;&quot;&quot;COMPUTED_VALUE&quot;&quot;&quot;);0.764033333333333)" office:value-type="float" office:value="0.7640333333" calcext:value-type="float">
            <text:p>0.7640333333</text:p>
          </table:table-cell>
          <table:table-cell table:style-name="ce2" table:formula="of:=IFERROR(__xludf.dummyfunction(&quot;&quot;&quot;COMPUTED_VALUE&quot;&quot;&quot;);0.678297068362195)" office:value-type="float" office:value="0.6782970684" calcext:value-type="float">
            <text:p>0.6782970684</text:p>
          </table:table-cell>
          <table:table-cell table:style-name="ce2" table:formula="of:=IFERROR(__xludf.dummyfunction(&quot;&quot;&quot;COMPUTED_VALUE&quot;&quot;&quot;);1.34689906279576)" office:value-type="float" office:value="1.346899063" calcext:value-type="float">
            <text:p>1.346899063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910666)" office:value-type="float" office:value="910666" calcext:value-type="float">
            <text:p>910666</text:p>
          </table:table-cell>
          <table:table-cell table:style-name="ce2" table:formula="of:=IFERROR(__xludf.dummyfunction(&quot;&quot;&quot;COMPUTED_VALUE&quot;&quot;&quot;);14494338)" office:value-type="float" office:value="14494338" calcext:value-type="float">
            <text:p>14494338</text:p>
          </table:table-cell>
          <table:table-cell table:style-name="ce2" table:formula="of:=IFERROR(__xludf.dummyfunction(&quot;&quot;&quot;COMPUTED_VALUE&quot;&quot;&quot;);3076635)" office:value-type="float" office:value="3076635" calcext:value-type="float">
            <text:p>3076635</text:p>
          </table:table-cell>
          <table:table-cell table:style-name="ce2" table:formula="of:=IFERROR(__xludf.dummyfunction(&quot;&quot;&quot;COMPUTED_VALUE&quot;&quot;&quot;);0.158101269492781)" office:value-type="float" office:value="0.1581012695" calcext:value-type="float">
            <text:p>0.1581012695</text:p>
          </table:table-cell>
          <table:table-cell/>
          <table:table-cell table:style-name="ce2" table:formula="of:=IFERROR(__xludf.dummyfunction(&quot;&quot;&quot;COMPUTED_VALUE&quot;&quot;&quot;);0.758888333333333)" office:value-type="float" office:value="0.7588883333" calcext:value-type="float">
            <text:p>0.7588883333</text:p>
          </table:table-cell>
          <table:table-cell table:style-name="ce2" table:formula="of:=IFERROR(__xludf.dummyfunction(&quot;&quot;&quot;COMPUTED_VALUE&quot;&quot;&quot;);0.67704025171788)" office:value-type="float" office:value="0.6770402517" calcext:value-type="float">
            <text:p>0.6770402517</text:p>
          </table:table-cell>
          <table:table-cell table:style-name="ce2" table:formula="of:=IFERROR(__xludf.dummyfunction(&quot;&quot;&quot;COMPUTED_VALUE&quot;&quot;&quot;);1.40494156833196)" office:value-type="float" office:value="1.404941568" calcext:value-type="float">
            <text:p>1.404941568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904714)" office:value-type="float" office:value="904714" calcext:value-type="float">
            <text:p>904714</text:p>
          </table:table-cell>
          <table:table-cell table:style-name="ce2" table:formula="of:=IFERROR(__xludf.dummyfunction(&quot;&quot;&quot;COMPUTED_VALUE&quot;&quot;&quot;);16158833)" office:value-type="float" office:value="16158833" calcext:value-type="float">
            <text:p>16158833</text:p>
          </table:table-cell>
          <table:table-cell table:style-name="ce2" table:formula="of:=IFERROR(__xludf.dummyfunction(&quot;&quot;&quot;COMPUTED_VALUE&quot;&quot;&quot;);3055040)" office:value-type="float" office:value="3055040" calcext:value-type="float">
            <text:p>3055040</text:p>
          </table:table-cell>
          <table:table-cell table:style-name="ce2" table:formula="of:=IFERROR(__xludf.dummyfunction(&quot;&quot;&quot;COMPUTED_VALUE&quot;&quot;&quot;);0.157067939209207)" office:value-type="float" office:value="0.1570679392" calcext:value-type="float">
            <text:p>0.1570679392</text:p>
          </table:table-cell>
          <table:table-cell/>
          <table:table-cell table:style-name="ce2" table:formula="of:=IFERROR(__xludf.dummyfunction(&quot;&quot;&quot;COMPUTED_VALUE&quot;&quot;&quot;);0.753928333333333)" office:value-type="float" office:value="0.7539283333" calcext:value-type="float">
            <text:p>0.7539283333</text:p>
          </table:table-cell>
          <table:table-cell table:style-name="ce2" table:formula="of:=IFERROR(__xludf.dummyfunction(&quot;&quot;&quot;COMPUTED_VALUE&quot;&quot;&quot;);0.676287274265061)" office:value-type="float" office:value="0.6762872743" calcext:value-type="float">
            <text:p>0.6762872743</text:p>
          </table:table-cell>
          <table:table-cell table:style-name="ce2" table:formula="of:=IFERROR(__xludf.dummyfunction(&quot;&quot;&quot;COMPUTED_VALUE&quot;&quot;&quot;);1.48777903164281)" office:value-type="float" office:value="1.487779032" calcext:value-type="float">
            <text:p>1.487779032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10821656)" office:value-type="float" office:value="10821656" calcext:value-type="float">
            <text:p>10821656</text:p>
          </table:table-cell>
          <table:table-cell table:style-name="ce2" table:formula="of:=IFERROR(__xludf.dummyfunction(&quot;&quot;&quot;COMPUTED_VALUE&quot;&quot;&quot;);16617152)" office:value-type="float" office:value="16617152" calcext:value-type="float">
            <text:p>16617152</text:p>
          </table:table-cell>
          <table:table-cell table:style-name="ce2" table:formula="of:=IFERROR(__xludf.dummyfunction(&quot;&quot;&quot;COMPUTED_VALUE&quot;&quot;&quot;);3130802)" office:value-type="float" office:value="3130802" calcext:value-type="float">
            <text:p>3130802</text:p>
          </table:table-cell>
          <table:table-cell table:style-name="ce2" table:formula="of:=IFERROR(__xludf.dummyfunction(&quot;&quot;&quot;COMPUTED_VALUE&quot;&quot;&quot;);0.306853029711389)" office:value-type="float" office:value="0.3068530297" calcext:value-type="float">
            <text:p>0.3068530297</text:p>
          </table:table-cell>
          <table:table-cell/>
          <table:table-cell table:style-name="ce2" table:formula="of:=IFERROR(__xludf.dummyfunction(&quot;&quot;&quot;COMPUTED_VALUE&quot;&quot;&quot;);9.01804666666667)" office:value-type="float" office:value="9.018046667" calcext:value-type="float">
            <text:p>9.018046667</text:p>
          </table:table-cell>
          <table:table-cell table:style-name="ce2" table:formula="of:=IFERROR(__xludf.dummyfunction(&quot;&quot;&quot;COMPUTED_VALUE&quot;&quot;&quot;);0.676544584945682)" office:value-type="float" office:value="0.6765445849" calcext:value-type="float">
            <text:p>0.6765445849</text:p>
          </table:table-cell>
          <table:table-cell table:style-name="ce2" table:formula="of:=IFERROR(__xludf.dummyfunction(&quot;&quot;&quot;COMPUTED_VALUE&quot;&quot;&quot;);1.5110529853415)" office:value-type="float" office:value="1.511052985" calcext:value-type="float">
            <text:p>1.511052985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9453530)" office:value-type="float" office:value="9453530" calcext:value-type="float">
            <text:p>9453530</text:p>
          </table:table-cell>
          <table:table-cell table:style-name="ce2" table:formula="of:=IFERROR(__xludf.dummyfunction(&quot;&quot;&quot;COMPUTED_VALUE&quot;&quot;&quot;);17933666)" office:value-type="float" office:value="17933666" calcext:value-type="float">
            <text:p>17933666</text:p>
          </table:table-cell>
          <table:table-cell table:style-name="ce2" table:formula="of:=IFERROR(__xludf.dummyfunction(&quot;&quot;&quot;COMPUTED_VALUE&quot;&quot;&quot;);3041471)" office:value-type="float" office:value="3041471" calcext:value-type="float">
            <text:p>3041471</text:p>
          </table:table-cell>
          <table:table-cell table:style-name="ce2" table:formula="of:=IFERROR(__xludf.dummyfunction(&quot;&quot;&quot;COMPUTED_VALUE&quot;&quot;&quot;);0.268059188165611)" office:value-type="float" office:value="0.2680591882" calcext:value-type="float">
            <text:p>0.2680591882</text:p>
          </table:table-cell>
          <table:table-cell/>
          <table:table-cell table:style-name="ce2" table:formula="of:=IFERROR(__xludf.dummyfunction(&quot;&quot;&quot;COMPUTED_VALUE&quot;&quot;&quot;);7.87794166666667)" office:value-type="float" office:value="7.877941667" calcext:value-type="float">
            <text:p>7.877941667</text:p>
          </table:table-cell>
          <table:table-cell table:style-name="ce2" table:formula="of:=IFERROR(__xludf.dummyfunction(&quot;&quot;&quot;COMPUTED_VALUE&quot;&quot;&quot;);0.675908689703141)" office:value-type="float" office:value="0.6759086897" calcext:value-type="float">
            <text:p>0.6759086897</text:p>
          </table:table-cell>
          <table:table-cell table:style-name="ce2" table:formula="of:=IFERROR(__xludf.dummyfunction(&quot;&quot;&quot;COMPUTED_VALUE&quot;&quot;&quot;);1.5765320291835)" office:value-type="float" office:value="1.576532029" calcext:value-type="float">
            <text:p>1.576532029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9436322)" office:value-type="float" office:value="9436322" calcext:value-type="float">
            <text:p>9436322</text:p>
          </table:table-cell>
          <table:table-cell table:style-name="ce2" table:formula="of:=IFERROR(__xludf.dummyfunction(&quot;&quot;&quot;COMPUTED_VALUE&quot;&quot;&quot;);19645953)" office:value-type="float" office:value="19645953" calcext:value-type="float">
            <text:p>19645953</text:p>
          </table:table-cell>
          <table:table-cell table:style-name="ce2" table:formula="of:=IFERROR(__xludf.dummyfunction(&quot;&quot;&quot;COMPUTED_VALUE&quot;&quot;&quot;);3084655)" office:value-type="float" office:value="3084655" calcext:value-type="float">
            <text:p>3084655</text:p>
          </table:table-cell>
          <table:table-cell table:style-name="ce2" table:formula="of:=IFERROR(__xludf.dummyfunction(&quot;&quot;&quot;COMPUTED_VALUE&quot;&quot;&quot;);0.267571247416499)" office:value-type="float" office:value="0.2675712474" calcext:value-type="float">
            <text:p>0.2675712474</text:p>
          </table:table-cell>
          <table:table-cell/>
          <table:table-cell table:style-name="ce2" table:formula="of:=IFERROR(__xludf.dummyfunction(&quot;&quot;&quot;COMPUTED_VALUE&quot;&quot;&quot;);7.86360166666667)" office:value-type="float" office:value="7.863601667" calcext:value-type="float">
            <text:p>7.863601667</text:p>
          </table:table-cell>
          <table:table-cell table:style-name="ce2" table:formula="of:=IFERROR(__xludf.dummyfunction(&quot;&quot;&quot;COMPUTED_VALUE&quot;&quot;&quot;);0.676082327666389)" office:value-type="float" office:value="0.6760823277" calcext:value-type="float">
            <text:p>0.6760823277</text:p>
          </table:table-cell>
          <table:table-cell table:style-name="ce2" table:formula="of:=IFERROR(__xludf.dummyfunction(&quot;&quot;&quot;COMPUTED_VALUE&quot;&quot;&quot;);1.66269620784762)" office:value-type="float" office:value="1.662696208" calcext:value-type="float">
            <text:p>1.662696208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9424128)" office:value-type="float" office:value="9424128" calcext:value-type="float">
            <text:p>9424128</text:p>
          </table:table-cell>
          <table:table-cell table:style-name="ce2" table:formula="of:=IFERROR(__xludf.dummyfunction(&quot;&quot;&quot;COMPUTED_VALUE&quot;&quot;&quot;);2522696)" office:value-type="float" office:value="2522696" calcext:value-type="float">
            <text:p>2522696</text:p>
          </table:table-cell>
          <table:table-cell table:style-name="ce2" table:formula="of:=IFERROR(__xludf.dummyfunction(&quot;&quot;&quot;COMPUTED_VALUE&quot;&quot;&quot;);545054)" office:value-type="float" office:value="545054" calcext:value-type="float">
            <text:p>545054</text:p>
          </table:table-cell>
          <table:table-cell table:style-name="ce2" table:formula="of:=IFERROR(__xludf.dummyfunction(&quot;&quot;&quot;COMPUTED_VALUE&quot;&quot;&quot;);0.267225480941913)" office:value-type="float" office:value="0.2672254809" calcext:value-type="float">
            <text:p>0.2672254809</text:p>
          </table:table-cell>
          <table:table-cell/>
          <table:table-cell table:style-name="ce2" table:formula="of:=IFERROR(__xludf.dummyfunction(&quot;&quot;&quot;COMPUTED_VALUE&quot;&quot;&quot;);7.85344)" office:value-type="float" office:value="7.85344" calcext:value-type="float">
            <text:p>7.85344</text:p>
          </table:table-cell>
          <table:table-cell table:style-name="ce2" table:formula="of:=IFERROR(__xludf.dummyfunction(&quot;&quot;&quot;COMPUTED_VALUE&quot;&quot;&quot;);0.191441879425009)" office:value-type="float" office:value="0.1914418794" calcext:value-type="float">
            <text:p>0.1914418794</text:p>
          </table:table-cell>
          <table:table-cell table:style-name="ce2" table:formula="of:=IFERROR(__xludf.dummyfunction(&quot;&quot;&quot;COMPUTED_VALUE&quot;&quot;&quot;);0.71700199495939)" office:value-type="float" office:value="0.717001995" calcext:value-type="float">
            <text:p>0.717001995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913258)" office:value-type="float" office:value="913258" calcext:value-type="float">
            <text:p>913258</text:p>
          </table:table-cell>
          <table:table-cell table:style-name="ce2" table:formula="of:=IFERROR(__xludf.dummyfunction(&quot;&quot;&quot;COMPUTED_VALUE&quot;&quot;&quot;);7644577)" office:value-type="float" office:value="7644577" calcext:value-type="float">
            <text:p>7644577</text:p>
          </table:table-cell>
          <table:table-cell table:style-name="ce2" table:formula="of:=IFERROR(__xludf.dummyfunction(&quot;&quot;&quot;COMPUTED_VALUE&quot;&quot;&quot;);386256)" office:value-type="float" office:value="386256" calcext:value-type="float">
            <text:p>386256</text:p>
          </table:table-cell>
          <table:table-cell table:style-name="ce2" table:formula="of:=IFERROR(__xludf.dummyfunction(&quot;&quot;&quot;COMPUTED_VALUE&quot;&quot;&quot;);0.321400417245)" office:value-type="float" office:value="0.3214004172" calcext:value-type="float">
            <text:p>0.3214004172</text:p>
          </table:table-cell>
          <table:table-cell/>
          <table:table-cell table:style-name="ce2" table:formula="of:=IFERROR(__xludf.dummyfunction(&quot;&quot;&quot;COMPUTED_VALUE&quot;&quot;&quot;);0.761048333333333)" office:value-type="float" office:value="0.7610483333" calcext:value-type="float">
            <text:p>0.7610483333</text:p>
          </table:table-cell>
          <table:table-cell table:style-name="ce2" table:formula="of:=IFERROR(__xludf.dummyfunction(&quot;&quot;&quot;COMPUTED_VALUE&quot;&quot;&quot;);0.167220117579514)" office:value-type="float" office:value="0.1672201176" calcext:value-type="float">
            <text:p>0.1672201176</text:p>
          </table:table-cell>
          <table:table-cell table:style-name="ce2" table:formula="of:=IFERROR(__xludf.dummyfunction(&quot;&quot;&quot;COMPUTED_VALUE&quot;&quot;&quot;);1.75983562548513)" office:value-type="float" office:value="1.759835625" calcext:value-type="float">
            <text:p>1.759835625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827042)" office:value-type="float" office:value="827042" calcext:value-type="float">
            <text:p>827042</text:p>
          </table:table-cell>
          <table:table-cell table:style-name="ce2" table:formula="of:=IFERROR(__xludf.dummyfunction(&quot;&quot;&quot;COMPUTED_VALUE&quot;&quot;&quot;);8236293)" office:value-type="float" office:value="8236293" calcext:value-type="float">
            <text:p>8236293</text:p>
          </table:table-cell>
          <table:table-cell table:style-name="ce2" table:formula="of:=IFERROR(__xludf.dummyfunction(&quot;&quot;&quot;COMPUTED_VALUE&quot;&quot;&quot;);406299)" office:value-type="float" office:value="406299" calcext:value-type="float">
            <text:p>406299</text:p>
          </table:table-cell>
          <table:table-cell table:style-name="ce2" table:formula="of:=IFERROR(__xludf.dummyfunction(&quot;&quot;&quot;COMPUTED_VALUE&quot;&quot;&quot;);0.291058653610633)" office:value-type="float" office:value="0.2910586536" calcext:value-type="float">
            <text:p>0.2910586536</text:p>
          </table:table-cell>
          <table:table-cell/>
          <table:table-cell table:style-name="ce2" table:formula="of:=IFERROR(__xludf.dummyfunction(&quot;&quot;&quot;COMPUTED_VALUE&quot;&quot;&quot;);0.689201666666667)" office:value-type="float" office:value="0.6892016667" calcext:value-type="float">
            <text:p>0.6892016667</text:p>
          </table:table-cell>
          <table:table-cell table:style-name="ce2" table:formula="of:=IFERROR(__xludf.dummyfunction(&quot;&quot;&quot;COMPUTED_VALUE&quot;&quot;&quot;);0.166565807010639)" office:value-type="float" office:value="0.166565807" calcext:value-type="float">
            <text:p>0.166565807</text:p>
          </table:table-cell>
          <table:table-cell table:style-name="ce2" table:formula="of:=IFERROR(__xludf.dummyfunction(&quot;&quot;&quot;COMPUTED_VALUE&quot;&quot;&quot;);1.88245511775399)" office:value-type="float" office:value="1.882455118" calcext:value-type="float">
            <text:p>1.882455118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825944)" office:value-type="float" office:value="825944" calcext:value-type="float">
            <text:p>825944</text:p>
          </table:table-cell>
          <table:table-cell table:style-name="ce2" table:formula="of:=IFERROR(__xludf.dummyfunction(&quot;&quot;&quot;COMPUTED_VALUE&quot;&quot;&quot;);8116499)" office:value-type="float" office:value="8116499" calcext:value-type="float">
            <text:p>8116499</text:p>
          </table:table-cell>
          <table:table-cell table:style-name="ce2" table:formula="of:=IFERROR(__xludf.dummyfunction(&quot;&quot;&quot;COMPUTED_VALUE&quot;&quot;&quot;);382279)" office:value-type="float" office:value="382279" calcext:value-type="float">
            <text:p>382279</text:p>
          </table:table-cell>
          <table:table-cell table:style-name="ce2" table:formula="of:=IFERROR(__xludf.dummyfunction(&quot;&quot;&quot;COMPUTED_VALUE&quot;&quot;&quot;);0.290672237441123)" office:value-type="float" office:value="0.2906722374" calcext:value-type="float">
            <text:p>0.2906722374</text:p>
          </table:table-cell>
          <table:table-cell/>
          <table:table-cell table:style-name="ce2" table:formula="of:=IFERROR(__xludf.dummyfunction(&quot;&quot;&quot;COMPUTED_VALUE&quot;&quot;&quot;);0.688286666666667)" office:value-type="float" office:value="0.6882866667" calcext:value-type="float">
            <text:p>0.6882866667</text:p>
          </table:table-cell>
          <table:table-cell table:style-name="ce2" table:formula="of:=IFERROR(__xludf.dummyfunction(&quot;&quot;&quot;COMPUTED_VALUE&quot;&quot;&quot;);0.166065391820892)" office:value-type="float" office:value="0.1660653918" calcext:value-type="float">
            <text:p>0.1660653918</text:p>
          </table:table-cell>
          <table:table-cell table:style-name="ce2" table:formula="of:=IFERROR(__xludf.dummyfunction(&quot;&quot;&quot;COMPUTED_VALUE&quot;&quot;&quot;);1.85699769288875)" office:value-type="float" office:value="1.856997693" calcext:value-type="float">
            <text:p>1.856997693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827706)" office:value-type="float" office:value="827706" calcext:value-type="float">
            <text:p>827706</text:p>
          </table:table-cell>
          <table:table-cell table:style-name="ce2" table:formula="of:=IFERROR(__xludf.dummyfunction(&quot;&quot;&quot;COMPUTED_VALUE&quot;&quot;&quot;);8088027)" office:value-type="float" office:value="8088027" calcext:value-type="float">
            <text:p>8088027</text:p>
          </table:table-cell>
          <table:table-cell table:style-name="ce2" table:formula="of:=IFERROR(__xludf.dummyfunction(&quot;&quot;&quot;COMPUTED_VALUE&quot;&quot;&quot;);426899)" office:value-type="float" office:value="426899" calcext:value-type="float">
            <text:p>426899</text:p>
          </table:table-cell>
          <table:table-cell table:style-name="ce2" table:formula="of:=IFERROR(__xludf.dummyfunction(&quot;&quot;&quot;COMPUTED_VALUE&quot;&quot;&quot;);0.291292333334272)" office:value-type="float" office:value="0.2912923333" calcext:value-type="float">
            <text:p>0.2912923333</text:p>
          </table:table-cell>
          <table:table-cell/>
          <table:table-cell table:style-name="ce2" table:formula="of:=IFERROR(__xludf.dummyfunction(&quot;&quot;&quot;COMPUTED_VALUE&quot;&quot;&quot;);0.689755)" office:value-type="float" office:value="0.689755" calcext:value-type="float">
            <text:p>0.689755</text:p>
          </table:table-cell>
          <table:table-cell table:style-name="ce2" table:formula="of:=IFERROR(__xludf.dummyfunction(&quot;&quot;&quot;COMPUTED_VALUE&quot;&quot;&quot;);0.166994972410672)" office:value-type="float" office:value="0.1669949724" calcext:value-type="float">
            <text:p>0.1669949724</text:p>
          </table:table-cell>
          <table:table-cell table:style-name="ce2" table:formula="of:=IFERROR(__xludf.dummyfunction(&quot;&quot;&quot;COMPUTED_VALUE&quot;&quot;&quot;);1.85199562431847)" office:value-type="float" office:value="1.851995624" calcext:value-type="float">
            <text:p>1.851995624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9026488)" office:value-type="float" office:value="9026488" calcext:value-type="float">
            <text:p>9026488</text:p>
          </table:table-cell>
          <table:table-cell table:style-name="ce2" table:formula="of:=IFERROR(__xludf.dummyfunction(&quot;&quot;&quot;COMPUTED_VALUE&quot;&quot;&quot;);9578134)" office:value-type="float" office:value="9578134" calcext:value-type="float">
            <text:p>9578134</text:p>
          </table:table-cell>
          <table:table-cell table:style-name="ce2" table:formula="of:=IFERROR(__xludf.dummyfunction(&quot;&quot;&quot;COMPUTED_VALUE&quot;&quot;&quot;);420000)" office:value-type="float" office:value="420000" calcext:value-type="float">
            <text:p>420000</text:p>
          </table:table-cell>
          <table:table-cell table:style-name="ce2" table:formula="of:=IFERROR(__xludf.dummyfunction(&quot;&quot;&quot;COMPUTED_VALUE&quot;&quot;&quot;);0.481693951220158)" office:value-type="float" office:value="0.4816939512" calcext:value-type="float">
            <text:p>0.4816939512</text:p>
          </table:table-cell>
          <table:table-cell/>
          <table:table-cell table:style-name="ce2" table:formula="of:=IFERROR(__xludf.dummyfunction(&quot;&quot;&quot;COMPUTED_VALUE&quot;&quot;&quot;);7.52207333333333)" office:value-type="float" office:value="7.522073333" calcext:value-type="float">
            <text:p>7.522073333</text:p>
          </table:table-cell>
          <table:table-cell table:style-name="ce2" table:formula="of:=IFERROR(__xludf.dummyfunction(&quot;&quot;&quot;COMPUTED_VALUE&quot;&quot;&quot;);0.165817913384631)" office:value-type="float" office:value="0.1658179134" calcext:value-type="float">
            <text:p>0.1658179134</text:p>
          </table:table-cell>
          <table:table-cell table:style-name="ce2" table:formula="of:=IFERROR(__xludf.dummyfunction(&quot;&quot;&quot;COMPUTED_VALUE&quot;&quot;&quot;);2.16125660740237)" office:value-type="float" office:value="2.161256607" calcext:value-type="float">
            <text:p>2.161256607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8265008)" office:value-type="float" office:value="8265008" calcext:value-type="float">
            <text:p>8265008</text:p>
          </table:table-cell>
          <table:table-cell table:style-name="ce2" table:formula="of:=IFERROR(__xludf.dummyfunction(&quot;&quot;&quot;COMPUTED_VALUE&quot;&quot;&quot;);9605861)" office:value-type="float" office:value="9605861" calcext:value-type="float">
            <text:p>9605861</text:p>
          </table:table-cell>
          <table:table-cell table:style-name="ce2" table:formula="of:=IFERROR(__xludf.dummyfunction(&quot;&quot;&quot;COMPUTED_VALUE&quot;&quot;&quot;);385037)" office:value-type="float" office:value="385037" calcext:value-type="float">
            <text:p>385037</text:p>
          </table:table-cell>
          <table:table-cell table:style-name="ce2" table:formula="of:=IFERROR(__xludf.dummyfunction(&quot;&quot;&quot;COMPUTED_VALUE&quot;&quot;&quot;);0.441057957467646)" office:value-type="float" office:value="0.4410579575" calcext:value-type="float">
            <text:p>0.4410579575</text:p>
          </table:table-cell>
          <table:table-cell/>
          <table:table-cell table:style-name="ce2" table:formula="of:=IFERROR(__xludf.dummyfunction(&quot;&quot;&quot;COMPUTED_VALUE&quot;&quot;&quot;);6.88750666666667)" office:value-type="float" office:value="6.887506667" calcext:value-type="float">
            <text:p>6.887506667</text:p>
          </table:table-cell>
          <table:table-cell table:style-name="ce2" table:formula="of:=IFERROR(__xludf.dummyfunction(&quot;&quot;&quot;COMPUTED_VALUE&quot;&quot;&quot;);0.16508951970107)" office:value-type="float" office:value="0.1650895197" calcext:value-type="float">
            <text:p>0.1650895197</text:p>
          </table:table-cell>
          <table:table-cell table:style-name="ce2" table:formula="of:=IFERROR(__xludf.dummyfunction(&quot;&quot;&quot;COMPUTED_VALUE&quot;&quot;&quot;);2.16630465500362)" office:value-type="float" office:value="2.166304655" calcext:value-type="float">
            <text:p>2.166304655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8246524)" office:value-type="float" office:value="8246524" calcext:value-type="float">
            <text:p>8246524</text:p>
          </table:table-cell>
          <table:table-cell table:style-name="ce2" table:formula="of:=IFERROR(__xludf.dummyfunction(&quot;&quot;&quot;COMPUTED_VALUE&quot;&quot;&quot;);36928810)" office:value-type="float" office:value="36928810" calcext:value-type="float">
            <text:p>36928810</text:p>
          </table:table-cell>
          <table:table-cell table:style-name="ce2" table:formula="of:=IFERROR(__xludf.dummyfunction(&quot;&quot;&quot;COMPUTED_VALUE&quot;&quot;&quot;);2517032)" office:value-type="float" office:value="2517032" calcext:value-type="float">
            <text:p>2517032</text:p>
          </table:table-cell>
          <table:table-cell table:style-name="ce2" table:formula="of:=IFERROR(__xludf.dummyfunction(&quot;&quot;&quot;COMPUTED_VALUE&quot;&quot;&quot;);0.440071568188188)" office:value-type="float" office:value="0.4400715682" calcext:value-type="float">
            <text:p>0.4400715682</text:p>
          </table:table-cell>
          <table:table-cell/>
          <table:table-cell table:style-name="ce2" table:formula="of:=IFERROR(__xludf.dummyfunction(&quot;&quot;&quot;COMPUTED_VALUE&quot;&quot;&quot;);6.87210333333333)" office:value-type="float" office:value="6.872103333" calcext:value-type="float">
            <text:p>6.872103333</text:p>
          </table:table-cell>
          <table:table-cell table:style-name="ce2" table:formula="of:=IFERROR(__xludf.dummyfunction(&quot;&quot;&quot;COMPUTED_VALUE&quot;&quot;&quot;);0.315417621619473)" office:value-type="float" office:value="0.3154176216" calcext:value-type="float">
            <text:p>0.3154176216</text:p>
          </table:table-cell>
          <table:table-cell table:style-name="ce2" table:formula="of:=IFERROR(__xludf.dummyfunction(&quot;&quot;&quot;COMPUTED_VALUE&quot;&quot;&quot;);1.57197767846877)" office:value-type="float" office:value="1.571977678" calcext:value-type="float">
            <text:p>1.571977678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8212706)" office:value-type="float" office:value="8212706" calcext:value-type="float">
            <text:p>8212706</text:p>
          </table:table-cell>
          <table:table-cell table:style-name="ce2" table:formula="of:=IFERROR(__xludf.dummyfunction(&quot;&quot;&quot;COMPUTED_VALUE&quot;&quot;&quot;);72048948)" office:value-type="float" office:value="72048948" calcext:value-type="float">
            <text:p>72048948</text:p>
          </table:table-cell>
          <table:table-cell table:style-name="ce2" table:formula="of:=IFERROR(__xludf.dummyfunction(&quot;&quot;&quot;COMPUTED_VALUE&quot;&quot;&quot;);2605521)" office:value-type="float" office:value="2605521" calcext:value-type="float">
            <text:p>2605521</text:p>
          </table:table-cell>
          <table:table-cell table:style-name="ce2" table:formula="of:=IFERROR(__xludf.dummyfunction(&quot;&quot;&quot;COMPUTED_VALUE&quot;&quot;&quot;);0.438266887780663)" office:value-type="float" office:value="0.4382668878" calcext:value-type="float">
            <text:p>0.4382668878</text:p>
          </table:table-cell>
          <table:table-cell/>
          <table:table-cell table:style-name="ce2" table:formula="of:=IFERROR(__xludf.dummyfunction(&quot;&quot;&quot;COMPUTED_VALUE&quot;&quot;&quot;);6.84392166666667)" office:value-type="float" office:value="6.843921667" calcext:value-type="float">
            <text:p>6.843921667</text:p>
          </table:table-cell>
          <table:table-cell table:style-name="ce2" table:formula="of:=IFERROR(__xludf.dummyfunction(&quot;&quot;&quot;COMPUTED_VALUE&quot;&quot;&quot;);0.276924877625634)" office:value-type="float" office:value="0.2769248776" calcext:value-type="float">
            <text:p>0.2769248776</text:p>
          </table:table-cell>
          <table:table-cell table:style-name="ce2" table:formula="of:=IFERROR(__xludf.dummyfunction(&quot;&quot;&quot;COMPUTED_VALUE&quot;&quot;&quot;);2.72850212029367)" office:value-type="float" office:value="2.72850212" calcext:value-type="float">
            <text:p>2.72850212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7846712)" office:value-type="float" office:value="7846712" calcext:value-type="float">
            <text:p>7846712</text:p>
          </table:table-cell>
          <table:table-cell table:style-name="ce2" table:formula="of:=IFERROR(__xludf.dummyfunction(&quot;&quot;&quot;COMPUTED_VALUE&quot;&quot;&quot;);69029436)" office:value-type="float" office:value="69029436" calcext:value-type="float">
            <text:p>69029436</text:p>
          </table:table-cell>
          <table:table-cell table:style-name="ce2" table:formula="of:=IFERROR(__xludf.dummyfunction(&quot;&quot;&quot;COMPUTED_VALUE&quot;&quot;&quot;);2566225)" office:value-type="float" office:value="2566225" calcext:value-type="float">
            <text:p>2566225</text:p>
          </table:table-cell>
          <table:table-cell table:style-name="ce2" table:formula="of:=IFERROR(__xludf.dummyfunction(&quot;&quot;&quot;COMPUTED_VALUE&quot;&quot;&quot;);0.363833721283867)" office:value-type="float" office:value="0.3638337213" calcext:value-type="float">
            <text:p>0.3638337213</text:p>
          </table:table-cell>
          <table:table-cell/>
          <table:table-cell table:style-name="ce2" table:formula="of:=IFERROR(__xludf.dummyfunction(&quot;&quot;&quot;COMPUTED_VALUE&quot;&quot;&quot;);6.53892666666667)" office:value-type="float" office:value="6.538926667" calcext:value-type="float">
            <text:p>6.538926667</text:p>
          </table:table-cell>
          <table:table-cell table:style-name="ce2" table:formula="of:=IFERROR(__xludf.dummyfunction(&quot;&quot;&quot;COMPUTED_VALUE&quot;&quot;&quot;);0.276791166888695)" office:value-type="float" office:value="0.2767911669" calcext:value-type="float">
            <text:p>0.2767911669</text:p>
          </table:table-cell>
          <table:table-cell table:style-name="ce2" table:formula="of:=IFERROR(__xludf.dummyfunction(&quot;&quot;&quot;COMPUTED_VALUE&quot;&quot;&quot;);2.62562482885708)" office:value-type="float" office:value="2.625624829" calcext:value-type="float">
            <text:p>2.625624829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7306916)" office:value-type="float" office:value="7306916" calcext:value-type="float">
            <text:p>7306916</text:p>
          </table:table-cell>
          <table:table-cell table:style-name="ce2" table:formula="of:=IFERROR(__xludf.dummyfunction(&quot;&quot;&quot;COMPUTED_VALUE&quot;&quot;&quot;);72999975)" office:value-type="float" office:value="72999975" calcext:value-type="float">
            <text:p>72999975</text:p>
          </table:table-cell>
          <table:table-cell table:style-name="ce2" table:formula="of:=IFERROR(__xludf.dummyfunction(&quot;&quot;&quot;COMPUTED_VALUE&quot;&quot;&quot;);2564231)" office:value-type="float" office:value="2564231" calcext:value-type="float">
            <text:p>2564231</text:p>
          </table:table-cell>
          <table:table-cell table:style-name="ce2" table:formula="of:=IFERROR(__xludf.dummyfunction(&quot;&quot;&quot;COMPUTED_VALUE&quot;&quot;&quot;);0.338804640642938)" office:value-type="float" office:value="0.3388046406" calcext:value-type="float">
            <text:p>0.3388046406</text:p>
          </table:table-cell>
          <table:table-cell/>
          <table:table-cell table:style-name="ce2" table:formula="of:=IFERROR(__xludf.dummyfunction(&quot;&quot;&quot;COMPUTED_VALUE&quot;&quot;&quot;);6.08909666666667)" office:value-type="float" office:value="6.089096667" calcext:value-type="float">
            <text:p>6.089096667</text:p>
          </table:table-cell>
          <table:table-cell table:style-name="ce2" table:formula="of:=IFERROR(__xludf.dummyfunction(&quot;&quot;&quot;COMPUTED_VALUE&quot;&quot;&quot;);0.276784381994317)" office:value-type="float" office:value="0.276784382" calcext:value-type="float">
            <text:p>0.276784382</text:p>
          </table:table-cell>
          <table:table-cell table:style-name="ce2" table:formula="of:=IFERROR(__xludf.dummyfunction(&quot;&quot;&quot;COMPUTED_VALUE&quot;&quot;&quot;);2.76072179389568)" office:value-type="float" office:value="2.760721794" calcext:value-type="float">
            <text:p>2.760721794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7270342)" office:value-type="float" office:value="7270342" calcext:value-type="float">
            <text:p>7270342</text:p>
          </table:table-cell>
          <table:table-cell table:style-name="ce2" table:formula="of:=IFERROR(__xludf.dummyfunction(&quot;&quot;&quot;COMPUTED_VALUE&quot;&quot;&quot;);67793275)" office:value-type="float" office:value="67793275" calcext:value-type="float">
            <text:p>67793275</text:p>
          </table:table-cell>
          <table:table-cell table:style-name="ce2" table:formula="of:=IFERROR(__xludf.dummyfunction(&quot;&quot;&quot;COMPUTED_VALUE&quot;&quot;&quot;);2155374)" office:value-type="float" office:value="2155374" calcext:value-type="float">
            <text:p>2155374</text:p>
          </table:table-cell>
          <table:table-cell table:style-name="ce2" table:formula="of:=IFERROR(__xludf.dummyfunction(&quot;&quot;&quot;COMPUTED_VALUE&quot;&quot;&quot;);0.337108789626329)" office:value-type="float" office:value="0.3371087896" calcext:value-type="float">
            <text:p>0.3371087896</text:p>
          </table:table-cell>
          <table:table-cell/>
          <table:table-cell table:style-name="ce2" table:formula="of:=IFERROR(__xludf.dummyfunction(&quot;&quot;&quot;COMPUTED_VALUE&quot;&quot;&quot;);6.05861833333333)" office:value-type="float" office:value="6.058618333" calcext:value-type="float">
            <text:p>6.058618333</text:p>
          </table:table-cell>
          <table:table-cell table:style-name="ce2" table:formula="of:=IFERROR(__xludf.dummyfunction(&quot;&quot;&quot;COMPUTED_VALUE&quot;&quot;&quot;);0.274905241866825)" office:value-type="float" office:value="0.2749052419" calcext:value-type="float">
            <text:p>0.2749052419</text:p>
          </table:table-cell>
          <table:table-cell table:style-name="ce2" table:formula="of:=IFERROR(__xludf.dummyfunction(&quot;&quot;&quot;COMPUTED_VALUE&quot;&quot;&quot;);2.58167660785451)" office:value-type="float" office:value="2.581676608" calcext:value-type="float">
            <text:p>2.581676608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7219690)" office:value-type="float" office:value="7219690" calcext:value-type="float">
            <text:p>7219690</text:p>
          </table:table-cell>
          <table:table-cell table:style-name="ce2" table:formula="of:=IFERROR(__xludf.dummyfunction(&quot;&quot;&quot;COMPUTED_VALUE&quot;&quot;&quot;);92431516)" office:value-type="float" office:value="92431516" calcext:value-type="float">
            <text:p>92431516</text:p>
          </table:table-cell>
          <table:table-cell table:style-name="ce2" table:formula="of:=IFERROR(__xludf.dummyfunction(&quot;&quot;&quot;COMPUTED_VALUE&quot;&quot;&quot;);2200300)" office:value-type="float" office:value="2200300" calcext:value-type="float">
            <text:p>2200300</text:p>
          </table:table-cell>
          <table:table-cell table:style-name="ce2" table:formula="of:=IFERROR(__xludf.dummyfunction(&quot;&quot;&quot;COMPUTED_VALUE&quot;&quot;&quot;);0.334760174607647)" office:value-type="float" office:value="0.3347601746" calcext:value-type="float">
            <text:p>0.3347601746</text:p>
          </table:table-cell>
          <table:table-cell/>
          <table:table-cell table:style-name="ce2" table:formula="of:=IFERROR(__xludf.dummyfunction(&quot;&quot;&quot;COMPUTED_VALUE&quot;&quot;&quot;);6.01640833333333)" office:value-type="float" office:value="6.016408333" calcext:value-type="float">
            <text:p>6.016408333</text:p>
          </table:table-cell>
          <table:table-cell table:style-name="ce2" table:formula="of:=IFERROR(__xludf.dummyfunction(&quot;&quot;&quot;COMPUTED_VALUE&quot;&quot;&quot;);0.274712343077696)" office:value-type="float" office:value="0.2747123431" calcext:value-type="float">
            <text:p>0.2747123431</text:p>
          </table:table-cell>
          <table:table-cell table:style-name="ce2" table:formula="of:=IFERROR(__xludf.dummyfunction(&quot;&quot;&quot;COMPUTED_VALUE&quot;&quot;&quot;);3.41983808635582)" office:value-type="float" office:value="3.419838086" calcext:value-type="float">
            <text:p>3.419838086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7256380)" office:value-type="float" office:value="7256380" calcext:value-type="float">
            <text:p>7256380</text:p>
          </table:table-cell>
          <table:table-cell table:style-name="ce2" table:formula="of:=IFERROR(__xludf.dummyfunction(&quot;&quot;&quot;COMPUTED_VALUE&quot;&quot;&quot;);86912527)" office:value-type="float" office:value="86912527" calcext:value-type="float">
            <text:p>86912527</text:p>
          </table:table-cell>
          <table:table-cell table:style-name="ce2" table:formula="of:=IFERROR(__xludf.dummyfunction(&quot;&quot;&quot;COMPUTED_VALUE&quot;&quot;&quot;);2229301)" office:value-type="float" office:value="2229301" calcext:value-type="float">
            <text:p>2229301</text:p>
          </table:table-cell>
          <table:table-cell table:style-name="ce2" table:formula="of:=IFERROR(__xludf.dummyfunction(&quot;&quot;&quot;COMPUTED_VALUE&quot;&quot;&quot;);0.287951393048663)" office:value-type="float" office:value="0.287951393" calcext:value-type="float">
            <text:p>0.287951393</text:p>
          </table:table-cell>
          <table:table-cell/>
          <table:table-cell table:style-name="ce2" table:formula="of:=IFERROR(__xludf.dummyfunction(&quot;&quot;&quot;COMPUTED_VALUE&quot;&quot;&quot;);6.04698333333333)" office:value-type="float" office:value="6.046983333" calcext:value-type="float">
            <text:p>6.046983333</text:p>
          </table:table-cell>
          <table:table-cell table:style-name="ce2" table:formula="of:=IFERROR(__xludf.dummyfunction(&quot;&quot;&quot;COMPUTED_VALUE&quot;&quot;&quot;);0.274811023479823)" office:value-type="float" office:value="0.2748110235" calcext:value-type="float">
            <text:p>0.2748110235</text:p>
          </table:table-cell>
          <table:table-cell table:style-name="ce2" table:formula="of:=IFERROR(__xludf.dummyfunction(&quot;&quot;&quot;COMPUTED_VALUE&quot;&quot;&quot;);3.23214460308978)" office:value-type="float" office:value="3.232144603" calcext:value-type="float">
            <text:p>3.232144603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6290770)" office:value-type="float" office:value="6290770" calcext:value-type="float">
            <text:p>6290770</text:p>
          </table:table-cell>
          <table:table-cell table:style-name="ce2" table:formula="of:=IFERROR(__xludf.dummyfunction(&quot;&quot;&quot;COMPUTED_VALUE&quot;&quot;&quot;);1911508)" office:value-type="float" office:value="1911508" calcext:value-type="float">
            <text:p>1911508</text:p>
          </table:table-cell>
          <table:table-cell table:style-name="ce2" table:formula="of:=IFERROR(__xludf.dummyfunction(&quot;&quot;&quot;COMPUTED_VALUE&quot;&quot;&quot;);291241)" office:value-type="float" office:value="291241" calcext:value-type="float">
            <text:p>291241</text:p>
          </table:table-cell>
          <table:table-cell table:style-name="ce2" table:formula="of:=IFERROR(__xludf.dummyfunction(&quot;&quot;&quot;COMPUTED_VALUE&quot;&quot;&quot;);0.249633561755137)" office:value-type="float" office:value="0.2496335618" calcext:value-type="float">
            <text:p>0.2496335618</text:p>
          </table:table-cell>
          <table:table-cell/>
          <table:table-cell table:style-name="ce2" table:formula="of:=IFERROR(__xludf.dummyfunction(&quot;&quot;&quot;COMPUTED_VALUE&quot;&quot;&quot;);5.24230833333333)" office:value-type="float" office:value="5.242308333" calcext:value-type="float">
            <text:p>5.242308333</text:p>
          </table:table-cell>
          <table:table-cell table:style-name="ce2" table:formula="of:=IFERROR(__xludf.dummyfunction(&quot;&quot;&quot;COMPUTED_VALUE&quot;&quot;&quot;);0.333699896111063)" office:value-type="float" office:value="0.3336998961" calcext:value-type="float">
            <text:p>0.3336998961</text:p>
          </table:table-cell>
          <table:table-cell table:style-name="ce2" table:formula="of:=IFERROR(__xludf.dummyfunction(&quot;&quot;&quot;COMPUTED_VALUE&quot;&quot;&quot;);1.14095410304994)" office:value-type="float" office:value="1.140954103" calcext:value-type="float">
            <text:p>1.140954103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6226788)" office:value-type="float" office:value="6226788" calcext:value-type="float">
            <text:p>6226788</text:p>
          </table:table-cell>
          <table:table-cell table:style-name="ce2" table:formula="of:=IFERROR(__xludf.dummyfunction(&quot;&quot;&quot;COMPUTED_VALUE&quot;&quot;&quot;);4068359)" office:value-type="float" office:value="4068359" calcext:value-type="float">
            <text:p>4068359</text:p>
          </table:table-cell>
          <table:table-cell table:style-name="ce2" table:formula="of:=IFERROR(__xludf.dummyfunction(&quot;&quot;&quot;COMPUTED_VALUE&quot;&quot;&quot;);339791)" office:value-type="float" office:value="339791" calcext:value-type="float">
            <text:p>339791</text:p>
          </table:table-cell>
          <table:table-cell table:style-name="ce2" table:formula="of:=IFERROR(__xludf.dummyfunction(&quot;&quot;&quot;COMPUTED_VALUE&quot;&quot;&quot;);0.247094595213964)" office:value-type="float" office:value="0.2470945952" calcext:value-type="float">
            <text:p>0.2470945952</text:p>
          </table:table-cell>
          <table:table-cell/>
          <table:table-cell table:style-name="ce2" table:formula="of:=IFERROR(__xludf.dummyfunction(&quot;&quot;&quot;COMPUTED_VALUE&quot;&quot;&quot;);5.18899)" office:value-type="float" office:value="5.18899" calcext:value-type="float">
            <text:p>5.18899</text:p>
          </table:table-cell>
          <table:table-cell table:style-name="ce2" table:formula="of:=IFERROR(__xludf.dummyfunction(&quot;&quot;&quot;COMPUTED_VALUE&quot;&quot;&quot;);0.305408460895247)" office:value-type="float" office:value="0.3054084609" calcext:value-type="float">
            <text:p>0.3054084609</text:p>
          </table:table-cell>
          <table:table-cell table:style-name="ce2" table:formula="of:=IFERROR(__xludf.dummyfunction(&quot;&quot;&quot;COMPUTED_VALUE&quot;&quot;&quot;);2.02352835267056)" office:value-type="float" office:value="2.023528353" calcext:value-type="float">
            <text:p>2.023528353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6111786)" office:value-type="float" office:value="6111786" calcext:value-type="float">
            <text:p>6111786</text:p>
          </table:table-cell>
          <table:table-cell table:style-name="ce2" table:formula="of:=IFERROR(__xludf.dummyfunction(&quot;&quot;&quot;COMPUTED_VALUE&quot;&quot;&quot;);4232292)" office:value-type="float" office:value="4232292" calcext:value-type="float">
            <text:p>4232292</text:p>
          </table:table-cell>
          <table:table-cell table:style-name="ce2" table:formula="of:=IFERROR(__xludf.dummyfunction(&quot;&quot;&quot;COMPUTED_VALUE&quot;&quot;&quot;);432899)" office:value-type="float" office:value="432899" calcext:value-type="float">
            <text:p>432899</text:p>
          </table:table-cell>
          <table:table-cell table:style-name="ce2" table:formula="of:=IFERROR(__xludf.dummyfunction(&quot;&quot;&quot;COMPUTED_VALUE&quot;&quot;&quot;);0.24253102686399)" office:value-type="float" office:value="0.2425310269" calcext:value-type="float">
            <text:p>0.2425310269</text:p>
          </table:table-cell>
          <table:table-cell/>
          <table:table-cell table:style-name="ce2" table:formula="of:=IFERROR(__xludf.dummyfunction(&quot;&quot;&quot;COMPUTED_VALUE&quot;&quot;&quot;);5.093155)" office:value-type="float" office:value="5.093155" calcext:value-type="float">
            <text:p>5.093155</text:p>
          </table:table-cell>
          <table:table-cell table:style-name="ce2" table:formula="of:=IFERROR(__xludf.dummyfunction(&quot;&quot;&quot;COMPUTED_VALUE&quot;&quot;&quot;);0.308954114311616)" office:value-type="float" office:value="0.3089541143" calcext:value-type="float">
            <text:p>0.3089541143</text:p>
          </table:table-cell>
          <table:table-cell table:style-name="ce2" table:formula="of:=IFERROR(__xludf.dummyfunction(&quot;&quot;&quot;COMPUTED_VALUE&quot;&quot;&quot;);2.09630500271688)" office:value-type="float" office:value="2.096305003" calcext:value-type="float">
            <text:p>2.096305003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14885986)" office:value-type="float" office:value="14885986" calcext:value-type="float">
            <text:p>14885986</text:p>
          </table:table-cell>
          <table:table-cell table:style-name="ce2" table:formula="of:=IFERROR(__xludf.dummyfunction(&quot;&quot;&quot;COMPUTED_VALUE&quot;&quot;&quot;);4314678)" office:value-type="float" office:value="4314678" calcext:value-type="float">
            <text:p>4314678</text:p>
          </table:table-cell>
          <table:table-cell table:style-name="ce2" table:formula="of:=IFERROR(__xludf.dummyfunction(&quot;&quot;&quot;COMPUTED_VALUE&quot;&quot;&quot;);305954)" office:value-type="float" office:value="305954" calcext:value-type="float">
            <text:p>305954</text:p>
          </table:table-cell>
          <table:table-cell table:style-name="ce2" table:formula="of:=IFERROR(__xludf.dummyfunction(&quot;&quot;&quot;COMPUTED_VALUE&quot;&quot;&quot;);0.622974801637413)" office:value-type="float" office:value="0.6229748016" calcext:value-type="float">
            <text:p>0.6229748016</text:p>
          </table:table-cell>
          <table:table-cell/>
          <table:table-cell table:style-name="ce2" table:formula="of:=IFERROR(__xludf.dummyfunction(&quot;&quot;&quot;COMPUTED_VALUE&quot;&quot;&quot;);12.4049883333333)" office:value-type="float" office:value="12.40498833" calcext:value-type="float">
            <text:p>12.40498833</text:p>
          </table:table-cell>
          <table:table-cell table:style-name="ce2" table:formula="of:=IFERROR(__xludf.dummyfunction(&quot;&quot;&quot;COMPUTED_VALUE&quot;&quot;&quot;);0.303593065061503)" office:value-type="float" office:value="0.3035930651" calcext:value-type="float">
            <text:p>0.3035930651</text:p>
          </table:table-cell>
          <table:table-cell table:style-name="ce2" table:formula="of:=IFERROR(__xludf.dummyfunction(&quot;&quot;&quot;COMPUTED_VALUE&quot;&quot;&quot;);2.12573661198186)" office:value-type="float" office:value="2.125736612" calcext:value-type="float">
            <text:p>2.125736612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13552710)" office:value-type="float" office:value="13552710" calcext:value-type="float">
            <text:p>13552710</text:p>
          </table:table-cell>
          <table:table-cell table:style-name="ce2" table:formula="of:=IFERROR(__xludf.dummyfunction(&quot;&quot;&quot;COMPUTED_VALUE&quot;&quot;&quot;);4256775)" office:value-type="float" office:value="4256775" calcext:value-type="float">
            <text:p>4256775</text:p>
          </table:table-cell>
          <table:table-cell table:style-name="ce2" table:formula="of:=IFERROR(__xludf.dummyfunction(&quot;&quot;&quot;COMPUTED_VALUE&quot;&quot;&quot;);337496)" office:value-type="float" office:value="337496" calcext:value-type="float">
            <text:p>337496</text:p>
          </table:table-cell>
          <table:table-cell table:style-name="ce2" table:formula="of:=IFERROR(__xludf.dummyfunction(&quot;&quot;&quot;COMPUTED_VALUE&quot;&quot;&quot;);0.567177533547283)" office:value-type="float" office:value="0.5671775335" calcext:value-type="float">
            <text:p>0.5671775335</text:p>
          </table:table-cell>
          <table:table-cell/>
          <table:table-cell table:style-name="ce2" table:formula="of:=IFERROR(__xludf.dummyfunction(&quot;&quot;&quot;COMPUTED_VALUE&quot;&quot;&quot;);11.293925)" office:value-type="float" office:value="11.293925" calcext:value-type="float">
            <text:p>11.293925</text:p>
          </table:table-cell>
          <table:table-cell table:style-name="ce2" table:formula="of:=IFERROR(__xludf.dummyfunction(&quot;&quot;&quot;COMPUTED_VALUE&quot;&quot;&quot;);0.304925123948793)" office:value-type="float" office:value="0.3049251239" calcext:value-type="float">
            <text:p>0.3049251239</text:p>
          </table:table-cell>
          <table:table-cell table:style-name="ce2" table:formula="of:=IFERROR(__xludf.dummyfunction(&quot;&quot;&quot;COMPUTED_VALUE&quot;&quot;&quot;);2.10261549549955)" office:value-type="float" office:value="2.102615495" calcext:value-type="float">
            <text:p>2.102615495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13388294)" office:value-type="float" office:value="13388294" calcext:value-type="float">
            <text:p>13388294</text:p>
          </table:table-cell>
          <table:table-cell table:style-name="ce2" table:formula="of:=IFERROR(__xludf.dummyfunction(&quot;&quot;&quot;COMPUTED_VALUE&quot;&quot;&quot;);4823041)" office:value-type="float" office:value="4823041" calcext:value-type="float">
            <text:p>4823041</text:p>
          </table:table-cell>
          <table:table-cell table:style-name="ce2" table:formula="of:=IFERROR(__xludf.dummyfunction(&quot;&quot;&quot;COMPUTED_VALUE&quot;&quot;&quot;);309631)" office:value-type="float" office:value="309631" calcext:value-type="float">
            <text:p>309631</text:p>
          </table:table-cell>
          <table:table-cell table:style-name="ce2" table:formula="of:=IFERROR(__xludf.dummyfunction(&quot;&quot;&quot;COMPUTED_VALUE&quot;&quot;&quot;);0.560296764951503)" office:value-type="float" office:value="0.560296765" calcext:value-type="float">
            <text:p>0.560296765</text:p>
          </table:table-cell>
          <table:table-cell/>
          <table:table-cell table:style-name="ce2" table:formula="of:=IFERROR(__xludf.dummyfunction(&quot;&quot;&quot;COMPUTED_VALUE&quot;&quot;&quot;);11.1569116666667)" office:value-type="float" office:value="11.15691167" calcext:value-type="float">
            <text:p>11.15691167</text:p>
          </table:table-cell>
          <table:table-cell table:style-name="ce2" table:formula="of:=IFERROR(__xludf.dummyfunction(&quot;&quot;&quot;COMPUTED_VALUE&quot;&quot;&quot;);0.304368445354137)" office:value-type="float" office:value="0.3043684454" calcext:value-type="float">
            <text:p>0.3043684454</text:p>
          </table:table-cell>
          <table:table-cell table:style-name="ce2" table:formula="of:=IFERROR(__xludf.dummyfunction(&quot;&quot;&quot;COMPUTED_VALUE&quot;&quot;&quot;);2.34120017061435)" office:value-type="float" office:value="2.341200171" calcext:value-type="float">
            <text:p>2.341200171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13158912)" office:value-type="float" office:value="13158912" calcext:value-type="float">
            <text:p>13158912</text:p>
          </table:table-cell>
          <table:table-cell table:style-name="ce2" table:formula="of:=IFERROR(__xludf.dummyfunction(&quot;&quot;&quot;COMPUTED_VALUE&quot;&quot;&quot;);4888361)" office:value-type="float" office:value="4888361" calcext:value-type="float">
            <text:p>4888361</text:p>
          </table:table-cell>
          <table:table-cell table:style-name="ce2" table:formula="of:=IFERROR(__xludf.dummyfunction(&quot;&quot;&quot;COMPUTED_VALUE&quot;&quot;&quot;);327269)" office:value-type="float" office:value="327269" calcext:value-type="float">
            <text:p>327269</text:p>
          </table:table-cell>
          <table:table-cell table:style-name="ce2" table:formula="of:=IFERROR(__xludf.dummyfunction(&quot;&quot;&quot;COMPUTED_VALUE&quot;&quot;&quot;);0.550697185457798)" office:value-type="float" office:value="0.5506971855" calcext:value-type="float">
            <text:p>0.5506971855</text:p>
          </table:table-cell>
          <table:table-cell/>
          <table:table-cell table:style-name="ce2" table:formula="of:=IFERROR(__xludf.dummyfunction(&quot;&quot;&quot;COMPUTED_VALUE&quot;&quot;&quot;);10.96576)" office:value-type="float" office:value="10.96576" calcext:value-type="float">
            <text:p>10.96576</text:p>
          </table:table-cell>
          <table:table-cell table:style-name="ce2" table:formula="of:=IFERROR(__xludf.dummyfunction(&quot;&quot;&quot;COMPUTED_VALUE&quot;&quot;&quot;);0.305113320588873)" office:value-type="float" office:value="0.3051133206" calcext:value-type="float">
            <text:p>0.3051133206</text:p>
          </table:table-cell>
          <table:table-cell table:style-name="ce2" table:formula="of:=IFERROR(__xludf.dummyfunction(&quot;&quot;&quot;COMPUTED_VALUE&quot;&quot;&quot;);2.36953051491186)" office:value-type="float" office:value="2.369530515" calcext:value-type="float">
            <text:p>2.369530515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table:formula="of:=IFERROR(__xludf.dummyfunction(&quot;&quot;&quot;COMPUTED_VALUE&quot;&quot;&quot;);13165780)" office:value-type="float" office:value="13165780" calcext:value-type="float">
            <text:p>13165780</text:p>
          </table:table-cell>
          <table:table-cell table:style-name="ce2" table:formula="of:=IFERROR(__xludf.dummyfunction(&quot;&quot;&quot;COMPUTED_VALUE&quot;&quot;&quot;);10507576)" office:value-type="float" office:value="10507576" calcext:value-type="float">
            <text:p>10507576</text:p>
          </table:table-cell>
          <table:table-cell table:style-name="ce2" table:formula="of:=IFERROR(__xludf.dummyfunction(&quot;&quot;&quot;COMPUTED_VALUE&quot;&quot;&quot;);1503684)" office:value-type="float" office:value="1503684" calcext:value-type="float">
            <text:p>1503684</text:p>
          </table:table-cell>
          <table:table-cell table:style-name="ce2" table:formula="of:=IFERROR(__xludf.dummyfunction(&quot;&quot;&quot;COMPUTED_VALUE&quot;&quot;&quot;);0.550984609544966)" office:value-type="float" office:value="0.5509846095" calcext:value-type="float">
            <text:p>0.5509846095</text:p>
          </table:table-cell>
          <table:table-cell/>
          <table:table-cell table:style-name="ce2" table:formula="of:=IFERROR(__xludf.dummyfunction(&quot;&quot;&quot;COMPUTED_VALUE&quot;&quot;&quot;);10.9714833333333)" office:value-type="float" office:value="10.97148333" calcext:value-type="float">
            <text:p>10.97148333</text:p>
          </table:table-cell>
          <table:table-cell table:style-name="ce2" table:formula="of:=IFERROR(__xludf.dummyfunction(&quot;&quot;&quot;COMPUTED_VALUE&quot;&quot;&quot;);0.491323151245858)" office:value-type="float" office:value="0.4913231512" calcext:value-type="float">
            <text:p>0.4913231512</text:p>
          </table:table-cell>
          <table:table-cell table:style-name="ce2" table:formula="of:=IFERROR(__xludf.dummyfunction(&quot;&quot;&quot;COMPUTED_VALUE&quot;&quot;&quot;);1.16420090407989)" office:value-type="float" office:value="1.164200904" calcext:value-type="float">
            <text:p>1.164200904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/>
          <table:table-cell table:style-name="ce2" table:formula="of:=IFERROR(__xludf.dummyfunction(&quot;&quot;&quot;COMPUTED_VALUE&quot;&quot;&quot;);34696034)" office:value-type="float" office:value="34696034" calcext:value-type="float">
            <text:p>34696034</text:p>
          </table:table-cell>
          <table:table-cell table:style-name="ce2" table:formula="of:=IFERROR(__xludf.dummyfunction(&quot;&quot;&quot;COMPUTED_VALUE&quot;&quot;&quot;);1449603)" office:value-type="float" office:value="1449603" calcext:value-type="float">
            <text:p>1449603</text:p>
          </table:table-cell>
          <table:table-cell table:style-name="ce2" table:formula="of:=IFERROR(__xludf.dummyfunction(&quot;&quot;&quot;COMPUTED_VALUE&quot;&quot;&quot;);&quot;#DIV/0!&quot;)" office:value-type="string" office:string-value="#DIV/0!" calcext:value-type="string">
            <text:p>#DIV/0!</text:p>
          </table:table-cell>
          <table:table-cell/>
          <table:table-cell table:style-name="ce2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2" table:formula="of:=IFERROR(__xludf.dummyfunction(&quot;&quot;&quot;COMPUTED_VALUE&quot;&quot;&quot;);0.450340836879048)" office:value-type="float" office:value="0.4503408369" calcext:value-type="float">
            <text:p>0.4503408369</text:p>
          </table:table-cell>
          <table:table-cell table:style-name="ce2" table:formula="of:=IFERROR(__xludf.dummyfunction(&quot;&quot;&quot;COMPUTED_VALUE&quot;&quot;&quot;);2.67218433248384)" office:value-type="float" office:value="2.672184332" calcext:value-type="float">
            <text:p>2.672184332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" table:formula="of:=IFERROR(__xludf.dummyfunction(&quot;&quot;&quot;COMPUTED_VALUE&quot;&quot;&quot;);32591658)" office:value-type="float" office:value="32591658" calcext:value-type="float">
            <text:p>32591658</text:p>
          </table:table-cell>
          <table:table-cell table:style-name="ce2" table:formula="of:=IFERROR(__xludf.dummyfunction(&quot;&quot;&quot;COMPUTED_VALUE&quot;&quot;&quot;);1439809)" office:value-type="float" office:value="1439809" calcext:value-type="float">
            <text:p>1439809</text:p>
          </table:table-cell>
          <table:table-cell table:number-columns-repeated="3"/>
          <table:table-cell table:style-name="ce2" table:formula="of:=IFERROR(__xludf.dummyfunction(&quot;&quot;&quot;COMPUTED_VALUE&quot;&quot;&quot;);0.450278118658297)" office:value-type="float" office:value="0.4502781187" calcext:value-type="float">
            <text:p>0.4502781187</text:p>
          </table:table-cell>
          <table:table-cell table:style-name="ce2" table:formula="of:=IFERROR(__xludf.dummyfunction(&quot;&quot;&quot;COMPUTED_VALUE&quot;&quot;&quot;);2.5373628655281)" office:value-type="float" office:value="2.537362866" calcext:value-type="float">
            <text:p>2.537362866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" table:formula="of:=IFERROR(__xludf.dummyfunction(&quot;&quot;&quot;COMPUTED_VALUE&quot;&quot;&quot;);34034776)" office:value-type="float" office:value="34034776" calcext:value-type="float">
            <text:p>34034776</text:p>
          </table:table-cell>
          <table:table-cell table:style-name="ce2" table:formula="of:=IFERROR(__xludf.dummyfunction(&quot;&quot;&quot;COMPUTED_VALUE&quot;&quot;&quot;);1488568)" office:value-type="float" office:value="1488568" calcext:value-type="float">
            <text:p>1488568</text:p>
          </table:table-cell>
          <table:table-cell table:number-columns-repeated="3"/>
          <table:table-cell table:style-name="ce2" table:formula="of:=IFERROR(__xludf.dummyfunction(&quot;&quot;&quot;COMPUTED_VALUE&quot;&quot;&quot;);0.450590358573102)" office:value-type="float" office:value="0.4505903586" calcext:value-type="float">
            <text:p>0.4505903586</text:p>
          </table:table-cell>
          <table:table-cell table:style-name="ce2" table:formula="of:=IFERROR(__xludf.dummyfunction(&quot;&quot;&quot;COMPUTED_VALUE&quot;&quot;&quot;);2.63008861707625)" office:value-type="float" office:value="2.630088617" calcext:value-type="float">
            <text:p>2.630088617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" table:formula="of:=IFERROR(__xludf.dummyfunction(&quot;&quot;&quot;COMPUTED_VALUE&quot;&quot;&quot;);39890652)" office:value-type="float" office:value="39890652" calcext:value-type="float">
            <text:p>39890652</text:p>
          </table:table-cell>
          <table:table-cell table:style-name="ce2" table:formula="of:=IFERROR(__xludf.dummyfunction(&quot;&quot;&quot;COMPUTED_VALUE&quot;&quot;&quot;);1997767)" office:value-type="float" office:value="1997767" calcext:value-type="float">
            <text:p>1997767</text:p>
          </table:table-cell>
          <table:table-cell table:number-columns-repeated="3"/>
          <table:table-cell table:style-name="ce2" table:formula="of:=IFERROR(__xludf.dummyfunction(&quot;&quot;&quot;COMPUTED_VALUE&quot;&quot;&quot;);0.452864746839915)" office:value-type="float" office:value="0.4528647468" calcext:value-type="float">
            <text:p>0.4528647468</text:p>
          </table:table-cell>
          <table:table-cell table:style-name="ce2" table:formula="of:=IFERROR(__xludf.dummyfunction(&quot;&quot;&quot;COMPUTED_VALUE&quot;&quot;&quot;);3.00735802643592)" office:value-type="float" office:value="3.007358026" calcext:value-type="float">
            <text:p>3.007358026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" table:formula="of:=IFERROR(__xludf.dummyfunction(&quot;&quot;&quot;COMPUTED_VALUE&quot;&quot;&quot;);54087241)" office:value-type="float" office:value="54087241" calcext:value-type="float">
            <text:p>54087241</text:p>
          </table:table-cell>
          <table:table-cell table:style-name="ce2" table:formula="of:=IFERROR(__xludf.dummyfunction(&quot;&quot;&quot;COMPUTED_VALUE&quot;&quot;&quot;);1546244)" office:value-type="float" office:value="1546244" calcext:value-type="float">
            <text:p>1546244</text:p>
          </table:table-cell>
          <table:table-cell table:number-columns-repeated="3"/>
          <table:table-cell table:style-name="ce2" table:formula="of:=IFERROR(__xludf.dummyfunction(&quot;&quot;&quot;COMPUTED_VALUE&quot;&quot;&quot;);0.448168630942483)" office:value-type="float" office:value="0.4481686309" calcext:value-type="float">
            <text:p>0.4481686309</text:p>
          </table:table-cell>
          <table:table-cell table:style-name="ce2" table:formula="of:=IFERROR(__xludf.dummyfunction(&quot;&quot;&quot;COMPUTED_VALUE&quot;&quot;&quot;);3.91177443127859)" office:value-type="float" office:value="3.911774431" calcext:value-type="float">
            <text:p>3.911774431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" table:formula="of:=IFERROR(__xludf.dummyfunction(&quot;&quot;&quot;COMPUTED_VALUE&quot;&quot;&quot;);54556070)" office:value-type="float" office:value="54556070" calcext:value-type="float">
            <text:p>54556070</text:p>
          </table:table-cell>
          <table:table-cell table:style-name="ce2" table:formula="of:=IFERROR(__xludf.dummyfunction(&quot;&quot;&quot;COMPUTED_VALUE&quot;&quot;&quot;);1502268)" office:value-type="float" office:value="1502268" calcext:value-type="float">
            <text:p>1502268</text:p>
          </table:table-cell>
          <table:table-cell table:number-columns-repeated="3"/>
          <table:table-cell table:style-name="ce2" table:formula="of:=IFERROR(__xludf.dummyfunction(&quot;&quot;&quot;COMPUTED_VALUE&quot;&quot;&quot;);0.447887020111796)" office:value-type="float" office:value="0.4478870201" calcext:value-type="float">
            <text:p>0.4478870201</text:p>
          </table:table-cell>
          <table:table-cell table:style-name="ce2" table:formula="of:=IFERROR(__xludf.dummyfunction(&quot;&quot;&quot;COMPUTED_VALUE&quot;&quot;&quot;);3.94151540643571)" office:value-type="float" office:value="3.941515406" calcext:value-type="float">
            <text:p>3.941515406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" table:formula="of:=IFERROR(__xludf.dummyfunction(&quot;&quot;&quot;COMPUTED_VALUE&quot;&quot;&quot;);34993390)" office:value-type="float" office:value="34993390" calcext:value-type="float">
            <text:p>34993390</text:p>
          </table:table-cell>
          <table:table-cell table:style-name="ce2" table:formula="of:=IFERROR(__xludf.dummyfunction(&quot;&quot;&quot;COMPUTED_VALUE&quot;&quot;&quot;);1623292)" office:value-type="float" office:value="1623292" calcext:value-type="float">
            <text:p>1623292</text:p>
          </table:table-cell>
          <table:table-cell table:number-columns-repeated="3"/>
          <table:table-cell table:style-name="ce2" table:formula="of:=IFERROR(__xludf.dummyfunction(&quot;&quot;&quot;COMPUTED_VALUE&quot;&quot;&quot;);0.372865912638773)" office:value-type="float" office:value="0.3728659126" calcext:value-type="float">
            <text:p>0.3728659126</text:p>
          </table:table-cell>
          <table:table-cell table:style-name="ce2" table:formula="of:=IFERROR(__xludf.dummyfunction(&quot;&quot;&quot;COMPUTED_VALUE&quot;&quot;&quot;);2.31994009668493)" office:value-type="float" office:value="2.319940097" calcext:value-type="float">
            <text:p>2.319940097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" table:formula="of:=IFERROR(__xludf.dummyfunction(&quot;&quot;&quot;COMPUTED_VALUE&quot;&quot;&quot;);57063270)" office:value-type="float" office:value="57063270" calcext:value-type="float">
            <text:p>57063270</text:p>
          </table:table-cell>
          <table:table-cell table:style-name="ce2" table:formula="of:=IFERROR(__xludf.dummyfunction(&quot;&quot;&quot;COMPUTED_VALUE&quot;&quot;&quot;);2164700)" office:value-type="float" office:value="2164700" calcext:value-type="float">
            <text:p>2164700</text:p>
          </table:table-cell>
          <table:table-cell table:number-columns-repeated="3"/>
          <table:table-cell table:style-name="ce2" table:formula="of:=IFERROR(__xludf.dummyfunction(&quot;&quot;&quot;COMPUTED_VALUE&quot;&quot;&quot;);0.350849291036068)" office:value-type="float" office:value="0.350849291" calcext:value-type="float">
            <text:p>0.350849291</text:p>
          </table:table-cell>
          <table:table-cell table:style-name="ce2" table:formula="of:=IFERROR(__xludf.dummyfunction(&quot;&quot;&quot;COMPUTED_VALUE&quot;&quot;&quot;);3.52591806471748)" office:value-type="float" office:value="3.525918065" calcext:value-type="float">
            <text:p>3.525918065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" table:formula="of:=IFERROR(__xludf.dummyfunction(&quot;&quot;&quot;COMPUTED_VALUE&quot;&quot;&quot;);58771117)" office:value-type="float" office:value="58771117" calcext:value-type="float">
            <text:p>58771117</text:p>
          </table:table-cell>
          <table:table-cell table:style-name="ce2" table:formula="of:=IFERROR(__xludf.dummyfunction(&quot;&quot;&quot;COMPUTED_VALUE&quot;&quot;&quot;);2187181)" office:value-type="float" office:value="2187181" calcext:value-type="float">
            <text:p>2187181</text:p>
          </table:table-cell>
          <table:table-cell table:number-columns-repeated="3"/>
          <table:table-cell table:style-name="ce2" table:formula="of:=IFERROR(__xludf.dummyfunction(&quot;&quot;&quot;COMPUTED_VALUE&quot;&quot;&quot;);0.350974378016014)" office:value-type="float" office:value="0.350974378" calcext:value-type="float">
            <text:p>0.350974378</text:p>
          </table:table-cell>
          <table:table-cell table:style-name="ce2" table:formula="of:=IFERROR(__xludf.dummyfunction(&quot;&quot;&quot;COMPUTED_VALUE&quot;&quot;&quot;);3.62106980684575)" office:value-type="float" office:value="3.621069807" calcext:value-type="float">
            <text:p>3.621069807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" table:formula="of:=IFERROR(__xludf.dummyfunction(&quot;&quot;&quot;COMPUTED_VALUE&quot;&quot;&quot;);53502638)" office:value-type="float" office:value="53502638" calcext:value-type="float">
            <text:p>53502638</text:p>
          </table:table-cell>
          <table:table-cell table:style-name="ce2" table:formula="of:=IFERROR(__xludf.dummyfunction(&quot;&quot;&quot;COMPUTED_VALUE&quot;&quot;&quot;);2208882)" office:value-type="float" office:value="2208882" calcext:value-type="float">
            <text:p>2208882</text:p>
          </table:table-cell>
          <table:table-cell table:number-columns-repeated="3"/>
          <table:table-cell table:style-name="ce2" table:formula="of:=IFERROR(__xludf.dummyfunction(&quot;&quot;&quot;COMPUTED_VALUE&quot;&quot;&quot;);0.351095124982421)" office:value-type="float" office:value="0.351095125" calcext:value-type="float">
            <text:p>0.351095125</text:p>
          </table:table-cell>
          <table:table-cell table:style-name="ce2" table:formula="of:=IFERROR(__xludf.dummyfunction(&quot;&quot;&quot;COMPUTED_VALUE&quot;&quot;&quot;);3.328046064236)" office:value-type="float" office:value="3.328046064" calcext:value-type="float">
            <text:p>3.328046064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" table:formula="of:=IFERROR(__xludf.dummyfunction(&quot;&quot;&quot;COMPUTED_VALUE&quot;&quot;&quot;);61017532)" office:value-type="float" office:value="61017532" calcext:value-type="float">
            <text:p>61017532</text:p>
          </table:table-cell>
          <table:table-cell table:style-name="ce2" table:formula="of:=IFERROR(__xludf.dummyfunction(&quot;&quot;&quot;COMPUTED_VALUE&quot;&quot;&quot;);1726929)" office:value-type="float" office:value="1726929" calcext:value-type="float">
            <text:p>1726929</text:p>
          </table:table-cell>
          <table:table-cell table:number-columns-repeated="3"/>
          <table:table-cell table:style-name="ce2" table:formula="of:=IFERROR(__xludf.dummyfunction(&quot;&quot;&quot;COMPUTED_VALUE&quot;&quot;&quot;);0.346717629677495)" office:value-type="float" office:value="0.3467176297" calcext:value-type="float">
            <text:p>0.3467176297</text:p>
          </table:table-cell>
          <table:table-cell table:style-name="ce2" table:formula="of:=IFERROR(__xludf.dummyfunction(&quot;&quot;&quot;COMPUTED_VALUE&quot;&quot;&quot;);3.74180628303204)" office:value-type="float" office:value="3.741806283" calcext:value-type="float">
            <text:p>3.741806283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" table:formula="of:=IFERROR(__xludf.dummyfunction(&quot;&quot;&quot;COMPUTED_VALUE&quot;&quot;&quot;);67163624)" office:value-type="float" office:value="67163624" calcext:value-type="float">
            <text:p>67163624</text:p>
          </table:table-cell>
          <table:table-cell table:style-name="ce2" table:formula="of:=IFERROR(__xludf.dummyfunction(&quot;&quot;&quot;COMPUTED_VALUE&quot;&quot;&quot;);1737671)" office:value-type="float" office:value="1737671" calcext:value-type="float">
            <text:p>1737671</text:p>
          </table:table-cell>
          <table:table-cell table:number-columns-repeated="3"/>
          <table:table-cell table:style-name="ce2" table:formula="of:=IFERROR(__xludf.dummyfunction(&quot;&quot;&quot;COMPUTED_VALUE&quot;&quot;&quot;);0.344428784435005)" office:value-type="float" office:value="0.3444287844" calcext:value-type="float">
            <text:p>0.3444287844</text:p>
          </table:table-cell>
          <table:table-cell table:style-name="ce2" table:formula="of:=IFERROR(__xludf.dummyfunction(&quot;&quot;&quot;COMPUTED_VALUE&quot;&quot;&quot;);4.08149336712856)" office:value-type="float" office:value="4.081493367" calcext:value-type="float">
            <text:p>4.081493367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" table:formula="of:=IFERROR(__xludf.dummyfunction(&quot;&quot;&quot;COMPUTED_VALUE&quot;&quot;&quot;);64729246)" office:value-type="float" office:value="64729246" calcext:value-type="float">
            <text:p>64729246</text:p>
          </table:table-cell>
          <table:table-cell table:style-name="ce2" table:formula="of:=IFERROR(__xludf.dummyfunction(&quot;&quot;&quot;COMPUTED_VALUE&quot;&quot;&quot;);1721417)" office:value-type="float" office:value="1721417" calcext:value-type="float">
            <text:p>1721417</text:p>
          </table:table-cell>
          <table:table-cell table:number-columns-repeated="3"/>
          <table:table-cell table:style-name="ce2" table:formula="of:=IFERROR(__xludf.dummyfunction(&quot;&quot;&quot;COMPUTED_VALUE&quot;&quot;&quot;);0.344338345229808)" office:value-type="float" office:value="0.3443383452" calcext:value-type="float">
            <text:p>0.3443383452</text:p>
          </table:table-cell>
          <table:table-cell table:style-name="ce2" table:formula="of:=IFERROR(__xludf.dummyfunction(&quot;&quot;&quot;COMPUTED_VALUE&quot;&quot;&quot;);3.94595121667133)" office:value-type="float" office:value="3.945951217" calcext:value-type="float">
            <text:p>3.945951217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" table:formula="of:=IFERROR(__xludf.dummyfunction(&quot;&quot;&quot;COMPUTED_VALUE&quot;&quot;&quot;);37981898)" office:value-type="float" office:value="37981898" calcext:value-type="float">
            <text:p>37981898</text:p>
          </table:table-cell>
          <table:table-cell table:style-name="ce2" table:formula="of:=IFERROR(__xludf.dummyfunction(&quot;&quot;&quot;COMPUTED_VALUE&quot;&quot;&quot;);1616892)" office:value-type="float" office:value="1616892" calcext:value-type="float">
            <text:p>1616892</text:p>
          </table:table-cell>
          <table:table-cell table:number-columns-repeated="3"/>
          <table:table-cell table:style-name="ce2" table:formula="of:=IFERROR(__xludf.dummyfunction(&quot;&quot;&quot;COMPUTED_VALUE&quot;&quot;&quot;);0.295650873568855)" office:value-type="float" office:value="0.2956508736" calcext:value-type="float">
            <text:p>0.2956508736</text:p>
          </table:table-cell>
          <table:table-cell table:style-name="ce2" table:formula="of:=IFERROR(__xludf.dummyfunction(&quot;&quot;&quot;COMPUTED_VALUE&quot;&quot;&quot;);2.10431146296449)" office:value-type="float" office:value="2.104311463" calcext:value-type="float">
            <text:p>2.104311463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" table:formula="of:=IFERROR(__xludf.dummyfunction(&quot;&quot;&quot;COMPUTED_VALUE&quot;&quot;&quot;);69682051)" office:value-type="float" office:value="69682051" calcext:value-type="float">
            <text:p>69682051</text:p>
          </table:table-cell>
          <table:table-cell table:style-name="ce2" table:formula="of:=IFERROR(__xludf.dummyfunction(&quot;&quot;&quot;COMPUTED_VALUE&quot;&quot;&quot;);1976401)" office:value-type="float" office:value="1976401" calcext:value-type="float">
            <text:p>1976401</text:p>
          </table:table-cell>
          <table:table-cell table:number-columns-repeated="3"/>
          <table:table-cell table:style-name="ce2" table:formula="of:=IFERROR(__xludf.dummyfunction(&quot;&quot;&quot;COMPUTED_VALUE&quot;&quot;&quot;);0.259044988739492)" office:value-type="float" office:value="0.2590449887" calcext:value-type="float">
            <text:p>0.2590449887</text:p>
          </table:table-cell>
          <table:table-cell table:style-name="ce2" table:formula="of:=IFERROR(__xludf.dummyfunction(&quot;&quot;&quot;COMPUTED_VALUE&quot;&quot;&quot;);3.57723565503944)" office:value-type="float" office:value="3.577235655" calcext:value-type="float">
            <text:p>3.577235655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" table:formula="of:=IFERROR(__xludf.dummyfunction(&quot;&quot;&quot;COMPUTED_VALUE&quot;&quot;&quot;);75121544)" office:value-type="float" office:value="75121544" calcext:value-type="float">
            <text:p>75121544</text:p>
          </table:table-cell>
          <table:table-cell table:style-name="ce2" table:formula="of:=IFERROR(__xludf.dummyfunction(&quot;&quot;&quot;COMPUTED_VALUE&quot;&quot;&quot;);1983087)" office:value-type="float" office:value="1983087" calcext:value-type="float">
            <text:p>1983087</text:p>
          </table:table-cell>
          <table:table-cell table:number-columns-repeated="3"/>
          <table:table-cell table:style-name="ce2" table:formula="of:=IFERROR(__xludf.dummyfunction(&quot;&quot;&quot;COMPUTED_VALUE&quot;&quot;&quot;);0.259076826813252)" office:value-type="float" office:value="0.2590768268" calcext:value-type="float">
            <text:p>0.2590768268</text:p>
          </table:table-cell>
          <table:table-cell table:style-name="ce2" table:formula="of:=IFERROR(__xludf.dummyfunction(&quot;&quot;&quot;COMPUTED_VALUE&quot;&quot;&quot;);3.83629079456573)" office:value-type="float" office:value="3.836290795" calcext:value-type="float">
            <text:p>3.836290795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" table:formula="of:=IFERROR(__xludf.dummyfunction(&quot;&quot;&quot;COMPUTED_VALUE&quot;&quot;&quot;);74182131)" office:value-type="float" office:value="74182131" calcext:value-type="float">
            <text:p>74182131</text:p>
          </table:table-cell>
          <table:table-cell table:style-name="ce2" table:formula="of:=IFERROR(__xludf.dummyfunction(&quot;&quot;&quot;COMPUTED_VALUE&quot;&quot;&quot;);1946755)" office:value-type="float" office:value="1946755" calcext:value-type="float">
            <text:p>1946755</text:p>
          </table:table-cell>
          <table:table-cell table:number-columns-repeated="3"/>
          <table:table-cell table:style-name="ce2" table:formula="of:=IFERROR(__xludf.dummyfunction(&quot;&quot;&quot;COMPUTED_VALUE&quot;&quot;&quot;);0.258903817406155)" office:value-type="float" office:value="0.2589038174" calcext:value-type="float">
            <text:p>0.2589038174</text:p>
          </table:table-cell>
          <table:table-cell table:style-name="ce2" table:formula="of:=IFERROR(__xludf.dummyfunction(&quot;&quot;&quot;COMPUTED_VALUE&quot;&quot;&quot;);3.79138386295533)" office:value-type="float" office:value="3.791383863" calcext:value-type="float">
            <text:p>3.791383863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" table:formula="of:=IFERROR(__xludf.dummyfunction(&quot;&quot;&quot;COMPUTED_VALUE&quot;&quot;&quot;);70150110)" office:value-type="float" office:value="70150110" calcext:value-type="float">
            <text:p>70150110</text:p>
          </table:table-cell>
          <table:table-cell table:style-name="ce2" table:formula="of:=IFERROR(__xludf.dummyfunction(&quot;&quot;&quot;COMPUTED_VALUE&quot;&quot;&quot;);1962397)" office:value-type="float" office:value="1962397" calcext:value-type="float">
            <text:p>1962397</text:p>
          </table:table-cell>
          <table:table-cell table:number-columns-repeated="3"/>
          <table:table-cell table:style-name="ce2" table:formula="of:=IFERROR(__xludf.dummyfunction(&quot;&quot;&quot;COMPUTED_VALUE&quot;&quot;&quot;);0.256439336529019)" office:value-type="float" office:value="0.2564393365" calcext:value-type="float">
            <text:p>0.2564393365</text:p>
          </table:table-cell>
          <table:table-cell table:style-name="ce2" table:formula="of:=IFERROR(__xludf.dummyfunction(&quot;&quot;&quot;COMPUTED_VALUE&quot;&quot;&quot;);3.59691851160259)" office:value-type="float" office:value="3.596918512" calcext:value-type="float">
            <text:p>3.596918512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" table:formula="of:=IFERROR(__xludf.dummyfunction(&quot;&quot;&quot;COMPUTED_VALUE&quot;&quot;&quot;);74501617)" office:value-type="float" office:value="74501617" calcext:value-type="float">
            <text:p>74501617</text:p>
          </table:table-cell>
          <table:table-cell table:style-name="ce2" table:formula="of:=IFERROR(__xludf.dummyfunction(&quot;&quot;&quot;COMPUTED_VALUE&quot;&quot;&quot;);2049007)" office:value-type="float" office:value="2049007" calcext:value-type="float">
            <text:p>2049007</text:p>
          </table:table-cell>
          <table:table-cell table:number-columns-repeated="3"/>
          <table:table-cell table:style-name="ce2" table:formula="of:=IFERROR(__xludf.dummyfunction(&quot;&quot;&quot;COMPUTED_VALUE&quot;&quot;&quot;);0.252288196472248)" office:value-type="float" office:value="0.2522881965" calcext:value-type="float">
            <text:p>0.2522881965</text:p>
          </table:table-cell>
          <table:table-cell table:style-name="ce2" table:formula="of:=IFERROR(__xludf.dummyfunction(&quot;&quot;&quot;COMPUTED_VALUE&quot;&quot;&quot;);3.79998185080589)" office:value-type="float" office:value="3.799981851" calcext:value-type="float">
            <text:p>3.799981851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" table:formula="of:=IFERROR(__xludf.dummyfunction(&quot;&quot;&quot;COMPUTED_VALUE&quot;&quot;&quot;);78101610)" office:value-type="float" office:value="78101610" calcext:value-type="float">
            <text:p>78101610</text:p>
          </table:table-cell>
          <table:table-cell table:style-name="ce2" table:formula="of:=IFERROR(__xludf.dummyfunction(&quot;&quot;&quot;COMPUTED_VALUE&quot;&quot;&quot;);2006818)" office:value-type="float" office:value="2006818" calcext:value-type="float">
            <text:p>2006818</text:p>
          </table:table-cell>
          <table:table-cell table:number-columns-repeated="3"/>
          <table:table-cell table:style-name="ce2" table:formula="of:=IFERROR(__xludf.dummyfunction(&quot;&quot;&quot;COMPUTED_VALUE&quot;&quot;&quot;);0.252087296607776)" office:value-type="float" office:value="0.2520872966" calcext:value-type="float">
            <text:p>0.2520872966</text:p>
          </table:table-cell>
          <table:table-cell table:style-name="ce2" table:formula="of:=IFERROR(__xludf.dummyfunction(&quot;&quot;&quot;COMPUTED_VALUE&quot;&quot;&quot;);3.9712090733907)" office:value-type="float" office:value="3.971209073" calcext:value-type="float">
            <text:p>3.971209073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" table:formula="of:=IFERROR(__xludf.dummyfunction(&quot;&quot;&quot;COMPUTED_VALUE&quot;&quot;&quot;);15745039)" office:value-type="float" office:value="15745039" calcext:value-type="float">
            <text:p>15745039</text:p>
          </table:table-cell>
          <table:table-cell table:style-name="ce2" table:formula="of:=IFERROR(__xludf.dummyfunction(&quot;&quot;&quot;COMPUTED_VALUE&quot;&quot;&quot;);1945495)" office:value-type="float" office:value="1945495" calcext:value-type="float">
            <text:p>1945495</text:p>
          </table:table-cell>
          <table:table-cell table:number-columns-repeated="3"/>
          <table:table-cell table:style-name="ce2" table:formula="of:=IFERROR(__xludf.dummyfunction(&quot;&quot;&quot;COMPUTED_VALUE&quot;&quot;&quot;);0.632745019304244)" office:value-type="float" office:value="0.6327450193" calcext:value-type="float">
            <text:p>0.6327450193</text:p>
          </table:table-cell>
          <table:table-cell table:style-name="ce2" table:formula="of:=IFERROR(__xludf.dummyfunction(&quot;&quot;&quot;COMPUTED_VALUE&quot;&quot;&quot;);1.42345616583884)" office:value-type="float" office:value="1.423456166" calcext:value-type="float">
            <text:p>1.423456166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" table:formula="of:=IFERROR(__xludf.dummyfunction(&quot;&quot;&quot;COMPUTED_VALUE&quot;&quot;&quot;);67896278)" office:value-type="float" office:value="67896278" calcext:value-type="float">
            <text:p>67896278</text:p>
          </table:table-cell>
          <table:table-cell table:style-name="ce2" table:formula="of:=IFERROR(__xludf.dummyfunction(&quot;&quot;&quot;COMPUTED_VALUE&quot;&quot;&quot;);2279576)" office:value-type="float" office:value="2279576" calcext:value-type="float">
            <text:p>2279576</text:p>
          </table:table-cell>
          <table:table-cell table:number-columns-repeated="3"/>
          <table:table-cell table:style-name="ce2" table:formula="of:=IFERROR(__xludf.dummyfunction(&quot;&quot;&quot;COMPUTED_VALUE&quot;&quot;&quot;);0.578625495998013)" office:value-type="float" office:value="0.578625496" calcext:value-type="float">
            <text:p>0.578625496</text:p>
          </table:table-cell>
          <table:table-cell table:style-name="ce2" table:formula="of:=IFERROR(__xludf.dummyfunction(&quot;&quot;&quot;COMPUTED_VALUE&quot;&quot;&quot;);3.98835625771997)" office:value-type="float" office:value="3.988356258" calcext:value-type="float">
            <text:p>3.988356258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" table:formula="of:=IFERROR(__xludf.dummyfunction(&quot;&quot;&quot;COMPUTED_VALUE&quot;&quot;&quot;);67396278)" office:value-type="float" office:value="67396278" calcext:value-type="float">
            <text:p>67396278</text:p>
          </table:table-cell>
          <table:table-cell table:style-name="ce2" table:formula="of:=IFERROR(__xludf.dummyfunction(&quot;&quot;&quot;COMPUTED_VALUE&quot;&quot;&quot;);2322008)" office:value-type="float" office:value="2322008" calcext:value-type="float">
            <text:p>2322008</text:p>
          </table:table-cell>
          <table:table-cell table:number-columns-repeated="3"/>
          <table:table-cell table:style-name="ce2" table:formula="of:=IFERROR(__xludf.dummyfunction(&quot;&quot;&quot;COMPUTED_VALUE&quot;&quot;&quot;);0.578838588232143)" office:value-type="float" office:value="0.5788385882" calcext:value-type="float">
            <text:p>0.5788385882</text:p>
          </table:table-cell>
          <table:table-cell table:style-name="ce2" table:formula="of:=IFERROR(__xludf.dummyfunction(&quot;&quot;&quot;COMPUTED_VALUE&quot;&quot;&quot;);3.96345949958998)" office:value-type="float" office:value="3.9634595" calcext:value-type="float">
            <text:p>3.9634595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" table:formula="of:=IFERROR(__xludf.dummyfunction(&quot;&quot;&quot;COMPUTED_VALUE&quot;&quot;&quot;);66981777)" office:value-type="float" office:value="66981777" calcext:value-type="float">
            <text:p>66981777</text:p>
          </table:table-cell>
          <table:table-cell table:style-name="ce2" table:formula="of:=IFERROR(__xludf.dummyfunction(&quot;&quot;&quot;COMPUTED_VALUE&quot;&quot;&quot;);2296674)" office:value-type="float" office:value="2296674" calcext:value-type="float">
            <text:p>2296674</text:p>
          </table:table-cell>
          <table:table-cell table:number-columns-repeated="3"/>
          <table:table-cell table:style-name="ce2" table:formula="of:=IFERROR(__xludf.dummyfunction(&quot;&quot;&quot;COMPUTED_VALUE&quot;&quot;&quot;);0.578711361642318)" office:value-type="float" office:value="0.5787113616" calcext:value-type="float">
            <text:p>0.5787113616</text:p>
          </table:table-cell>
          <table:table-cell table:style-name="ce2" table:formula="of:=IFERROR(__xludf.dummyfunction(&quot;&quot;&quot;COMPUTED_VALUE&quot;&quot;&quot;);3.94251615682859)" office:value-type="float" office:value="3.942516157" calcext:value-type="float">
            <text:p>3.942516157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" table:formula="of:=IFERROR(__xludf.dummyfunction(&quot;&quot;&quot;COMPUTED_VALUE&quot;&quot;&quot;);67634476)" office:value-type="float" office:value="67634476" calcext:value-type="float">
            <text:p>67634476</text:p>
          </table:table-cell>
          <table:table-cell table:style-name="ce2" table:formula="of:=IFERROR(__xludf.dummyfunction(&quot;&quot;&quot;COMPUTED_VALUE&quot;&quot;&quot;);2222029)" office:value-type="float" office:value="2222029" calcext:value-type="float">
            <text:p>2222029</text:p>
          </table:table-cell>
          <table:table-cell table:number-columns-repeated="3"/>
          <table:table-cell table:style-name="ce2" table:formula="of:=IFERROR(__xludf.dummyfunction(&quot;&quot;&quot;COMPUTED_VALUE&quot;&quot;&quot;);0.571455728090452)" office:value-type="float" office:value="0.5714557281" calcext:value-type="float">
            <text:p>0.5714557281</text:p>
          </table:table-cell>
          <table:table-cell table:style-name="ce2" table:formula="of:=IFERROR(__xludf.dummyfunction(&quot;&quot;&quot;COMPUTED_VALUE&quot;&quot;&quot;);3.96803887172235)" office:value-type="float" office:value="3.968038872" calcext:value-type="float">
            <text:p>3.968038872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" table:formula="of:=IFERROR(__xludf.dummyfunction(&quot;&quot;&quot;COMPUTED_VALUE&quot;&quot;&quot;);130800335)" office:value-type="float" office:value="130800335" calcext:value-type="float">
            <text:p>130800335</text:p>
          </table:table-cell>
          <table:table-cell table:style-name="ce2" table:formula="of:=IFERROR(__xludf.dummyfunction(&quot;&quot;&quot;COMPUTED_VALUE&quot;&quot;&quot;);2687002)" office:value-type="float" office:value="2687002" calcext:value-type="float">
            <text:p>2687002</text:p>
          </table:table-cell>
          <table:table-cell table:number-columns-repeated="3"/>
          <table:table-cell table:style-name="ce2" table:formula="of:=IFERROR(__xludf.dummyfunction(&quot;&quot;&quot;COMPUTED_VALUE&quot;&quot;&quot;);0.564191229087418)" office:value-type="float" office:value="0.5641912291" calcext:value-type="float">
            <text:p>0.5641912291</text:p>
          </table:table-cell>
          <table:table-cell table:style-name="ce2" table:formula="of:=IFERROR(__xludf.dummyfunction(&quot;&quot;&quot;COMPUTED_VALUE&quot;&quot;&quot;);7.13294490794206)" office:value-type="float" office:value="7.132944908" calcext:value-type="float">
            <text:p>7.132944908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" table:formula="of:=IFERROR(__xludf.dummyfunction(&quot;&quot;&quot;COMPUTED_VALUE&quot;&quot;&quot;);91878654)" office:value-type="float" office:value="91878654" calcext:value-type="float">
            <text:p>91878654</text:p>
          </table:table-cell>
          <table:table-cell table:style-name="ce2" table:formula="of:=IFERROR(__xludf.dummyfunction(&quot;&quot;&quot;COMPUTED_VALUE&quot;&quot;&quot;);2643127)" office:value-type="float" office:value="2643127" calcext:value-type="float">
            <text:p>2643127</text:p>
          </table:table-cell>
          <table:table-cell table:number-columns-repeated="3"/>
          <table:table-cell table:style-name="ce2" table:formula="of:=IFERROR(__xludf.dummyfunction(&quot;&quot;&quot;COMPUTED_VALUE&quot;&quot;&quot;);0.564258314237641)" office:value-type="float" office:value="0.5642583142" calcext:value-type="float">
            <text:p>0.5642583142</text:p>
          </table:table-cell>
          <table:table-cell table:style-name="ce2" table:formula="of:=IFERROR(__xludf.dummyfunction(&quot;&quot;&quot;COMPUTED_VALUE&quot;&quot;&quot;);5.17837682143193)" office:value-type="float" office:value="5.178376821" calcext:value-type="float">
            <text:p>5.178376821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" table:number-columns-repeated="2"/>
          <table:table-cell table:number-columns-repeated="3"/>
          <table:table-cell table:style-name="ce2" table:formula="of:=IFERROR(__xludf.dummyfunction(&quot;&quot;&quot;COMPUTED_VALUE&quot;&quot;&quot;);&quot;#DIV/0!&quot;)" office:value-type="string" office:string-value="#DIV/0!" calcext:value-type="string">
            <text:p>#DIV/0!</text:p>
          </table:table-cell>
          <table:table-cell table:style-name="ce2" table:formula="of:=IFERROR(__xludf.dummyfunction(&quot;&quot;&quot;COMPUTED_VALUE&quot;&quot;&quot;);&quot;#DIV/0!&quot;)" office:value-type="string" office:string-value="#DIV/0!" calcext:value-type="string">
            <text:p>#DIV/0!</text:p>
          </table:table-cell>
          <table:table-cell table:number-columns-repeated="1010"/>
        </table:table-row>
        <table:table-row table:style-name="ro2" table:number-rows-repeated="104830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rtsData" table:style-name="ta2">
        <table:table-column table:style-name="co1" table:number-columns-repeated="1024" table:default-cell-style-name="Default"/>
        <table:table-row table:style-name="ro1">
          <table:table-cell table:style-name="ce2" table:number-matrix-columns-spanned="1" table:number-matrix-rows-spanned="1000" table:formula="of:=INDIRECT(&quot;Query!&quot;&amp;[$Charts.A1]&amp;&quot;:&quot;&amp;[$Charts.A1])" office:value-type="float" office:value="0" calcext:value-type="float">
            <text:p>0</text:p>
          </table:table-cell>
          <table:table-cell table:style-name="ce2" table:number-matrix-columns-spanned="1" table:number-matrix-rows-spanned="1000" table:formula="of:=INDIRECT(&quot;Query!&quot;&amp;[$Charts.B1]&amp;&quot;:&quot;&amp;[$Charts.B1])" office:value-type="float" office:value="2522696" calcext:value-type="float">
            <text:p>2522696</text:p>
          </table:table-cell>
          <table:table-cell table:number-columns-repeated="102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7644577" calcext:value-type="float">
            <text:p>7644577</text:p>
          </table:table-cell>
          <table:table-cell table:number-columns-repeated="102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236293" calcext:value-type="float">
            <text:p>8236293</text:p>
          </table:table-cell>
          <table:table-cell table:number-columns-repeated="102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116499" calcext:value-type="float">
            <text:p>8116499</text:p>
          </table:table-cell>
          <table:table-cell table:number-columns-repeated="102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8088027" calcext:value-type="float">
            <text:p>8088027</text:p>
          </table:table-cell>
          <table:table-cell table:number-columns-repeated="102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9578134" calcext:value-type="float">
            <text:p>9578134</text:p>
          </table:table-cell>
          <table:table-cell table:number-columns-repeated="102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9605861" calcext:value-type="float">
            <text:p>9605861</text:p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36928810" calcext:value-type="float">
            <text:p>36928810</text:p>
          </table:table-cell>
          <table:table-cell table:number-columns-repeated="102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72048948" calcext:value-type="float">
            <text:p>72048948</text:p>
          </table:table-cell>
          <table:table-cell table:number-columns-repeated="102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69029436" calcext:value-type="float">
            <text:p>69029436</text:p>
          </table:table-cell>
          <table:table-cell table:number-columns-repeated="102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72999975" calcext:value-type="float">
            <text:p>72999975</text:p>
          </table:table-cell>
          <table:table-cell table:number-columns-repeated="102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67793275" calcext:value-type="float">
            <text:p>67793275</text:p>
          </table:table-cell>
          <table:table-cell table:number-columns-repeated="102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92431516" calcext:value-type="float">
            <text:p>92431516</text:p>
          </table:table-cell>
          <table:table-cell table:number-columns-repeated="102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86912527" calcext:value-type="float">
            <text:p>86912527</text:p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911508" calcext:value-type="float">
            <text:p>1911508</text:p>
          </table:table-cell>
          <table:table-cell table:number-columns-repeated="102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068359" calcext:value-type="float">
            <text:p>4068359</text:p>
          </table:table-cell>
          <table:table-cell table:number-columns-repeated="102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4232292" calcext:value-type="float">
            <text:p>4232292</text:p>
          </table:table-cell>
          <table:table-cell table:number-columns-repeated="102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4314678" calcext:value-type="float">
            <text:p>4314678</text:p>
          </table:table-cell>
          <table:table-cell table:number-columns-repeated="102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4256775" calcext:value-type="float">
            <text:p>4256775</text:p>
          </table:table-cell>
          <table:table-cell table:number-columns-repeated="102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823041" calcext:value-type="float">
            <text:p>4823041</text:p>
          </table:table-cell>
          <table:table-cell table:number-columns-repeated="102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4888361" calcext:value-type="float">
            <text:p>4888361</text:p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0507576" calcext:value-type="float">
            <text:p>10507576</text:p>
          </table:table-cell>
          <table:table-cell table:number-columns-repeated="102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4696034" calcext:value-type="float">
            <text:p>34696034</text:p>
          </table:table-cell>
          <table:table-cell table:number-columns-repeated="102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32591658" calcext:value-type="float">
            <text:p>32591658</text:p>
          </table:table-cell>
          <table:table-cell table:number-columns-repeated="102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34034776" calcext:value-type="float">
            <text:p>34034776</text:p>
          </table:table-cell>
          <table:table-cell table:number-columns-repeated="102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39890652" calcext:value-type="float">
            <text:p>39890652</text:p>
          </table:table-cell>
          <table:table-cell table:number-columns-repeated="102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54087241" calcext:value-type="float">
            <text:p>54087241</text:p>
          </table:table-cell>
          <table:table-cell table:number-columns-repeated="102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54556070" calcext:value-type="float">
            <text:p>54556070</text:p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34993390" calcext:value-type="float">
            <text:p>34993390</text:p>
          </table:table-cell>
          <table:table-cell table:number-columns-repeated="102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7063270" calcext:value-type="float">
            <text:p>57063270</text:p>
          </table:table-cell>
          <table:table-cell table:number-columns-repeated="102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8771117" calcext:value-type="float">
            <text:p>58771117</text:p>
          </table:table-cell>
          <table:table-cell table:number-columns-repeated="102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3502638" calcext:value-type="float">
            <text:p>53502638</text:p>
          </table:table-cell>
          <table:table-cell table:number-columns-repeated="102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61017532" calcext:value-type="float">
            <text:p>61017532</text:p>
          </table:table-cell>
          <table:table-cell table:number-columns-repeated="102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67163624" calcext:value-type="float">
            <text:p>67163624</text:p>
          </table:table-cell>
          <table:table-cell table:number-columns-repeated="102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64729246" calcext:value-type="float">
            <text:p>64729246</text:p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37981898" calcext:value-type="float">
            <text:p>37981898</text:p>
          </table:table-cell>
          <table:table-cell table:number-columns-repeated="102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69682051" calcext:value-type="float">
            <text:p>69682051</text:p>
          </table:table-cell>
          <table:table-cell table:number-columns-repeated="102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75121544" calcext:value-type="float">
            <text:p>75121544</text:p>
          </table:table-cell>
          <table:table-cell table:number-columns-repeated="102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74182131" calcext:value-type="float">
            <text:p>74182131</text:p>
          </table:table-cell>
          <table:table-cell table:number-columns-repeated="102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70150110" calcext:value-type="float">
            <text:p>70150110</text:p>
          </table:table-cell>
          <table:table-cell table:number-columns-repeated="102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74501617" calcext:value-type="float">
            <text:p>74501617</text:p>
          </table:table-cell>
          <table:table-cell table:number-columns-repeated="102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78101610" calcext:value-type="float">
            <text:p>78101610</text:p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5745039" calcext:value-type="float">
            <text:p>15745039</text:p>
          </table:table-cell>
          <table:table-cell table:number-columns-repeated="102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67896278" calcext:value-type="float">
            <text:p>67896278</text:p>
          </table:table-cell>
          <table:table-cell table:number-columns-repeated="102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67396278" calcext:value-type="float">
            <text:p>67396278</text:p>
          </table:table-cell>
          <table:table-cell table:number-columns-repeated="102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66981777" calcext:value-type="float">
            <text:p>66981777</text:p>
          </table:table-cell>
          <table:table-cell table:number-columns-repeated="102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67634476" calcext:value-type="float">
            <text:p>67634476</text:p>
          </table:table-cell>
          <table:table-cell table:number-columns-repeated="102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30800335" calcext:value-type="float">
            <text:p>130800335</text:p>
          </table:table-cell>
          <table:table-cell table:number-columns-repeated="102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91878654" calcext:value-type="float">
            <text:p>91878654</text:p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/>
          </table:table-cell>
          <table:table-cell table:style-name="ce2" office:value-type="float" office:value="0" calcext:value-type="float">
            <text:p/>
          </table:table-cell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Query" table:style-name="ta3">
        <table:table-column table:style-name="co1" table:number-columns-repeated="1024" table:default-cell-style-name="Default"/>
        <table:table-row table:style-name="ro1">
          <table:table-cell table:style-name="ce2" table:formula="of:=IFERROR(__xludf.dummyfunction(&quot;QUERY(ALL!2:1001, &quot;&quot;SELECT * WHERE (A LIKE '&quot;&quot;&amp;Charts!A4&amp;&quot;&quot;') AND (B LIKE '&quot;&quot;&amp;Charts!B4&amp;&quot;&quot;') AND (C LIKE '&quot;&quot;&amp;Charts!C4&amp;&quot;&quot;') AND (D LIKE '&quot;&quot;&amp;Charts!D4&amp;&quot;&quot;') AND (E LIKE '&quot;&quot;&amp;Charts!E4&amp;&quot;&quot;') AND (F LIKE '&quot;&quot;&amp;Charts!F4&amp;&quot;&quot;') AND (G LIKE '&quot;&quot;&amp;Charts!G4&amp;&quot;&quot;') AND (H &quot;&amp;&quot;LIKE '&quot;&quot;&amp;Charts!H4&amp;&quot;&quot;') AND (I LIKE '&quot;&quot;&amp;Charts!I4&amp;&quot;&quot;') AND (J LIKE '&quot;&quot;&amp;Charts!J4&amp;&quot;&quot;')&quot;&quot;)&quot;);&quot;WEBP&quot;)" office:value-type="string" office:string-value="WEBP" calcext:value-type="string">
            <text:p>WEBP</text:p>
          </table:table-cell>
          <table:table-cell table:style-name="ce2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2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desu.ppm&quot;)" office:value-type="string" office:string-value="desu.ppm" calcext:value-type="string">
            <text:p>desu.ppm</text:p>
          </table:table-cell>
          <table:table-cell table:style-name="ce2" table:formula="of:=IFERROR(__xludf.dummyfunction(&quot;&quot;&quot;COMPUTED_VALUE&quot;&quot;&quot;);5760017)" office:value-type="float" office:value="5760017" calcext:value-type="float">
            <text:p>5760017</text:p>
          </table:table-cell>
          <table:table-cell table:style-name="ce2" table:formula="of:=IFERROR(__xludf.dummyfunction(&quot;&quot;&quot;COMPUTED_VALUE&quot;&quot;&quot;);1037302)" office:value-type="float" office:value="1037302" calcext:value-type="float">
            <text:p>1037302</text:p>
          </table:table-cell>
          <table:table-cell table:style-name="ce2" table:formula="of:=IFERROR(__xludf.dummyfunction(&quot;&quot;&quot;COMPUTED_VALUE&quot;&quot;&quot;);2522696)" office:value-type="float" office:value="2522696" calcext:value-type="float">
            <text:p>2522696</text:p>
          </table:table-cell>
          <table:table-cell table:style-name="ce2" table:formula="of:=IFERROR(__xludf.dummyfunction(&quot;&quot;&quot;COMPUTED_VALUE&quot;&quot;&quot;);545054)" office:value-type="float" office:value="545054" calcext:value-type="float">
            <text:p>545054</text:p>
          </table:table-cell>
          <table:table-cell table:style-name="ce2" table:formula="of:=IFERROR(__xludf.dummyfunction(&quot;&quot;&quot;COMPUTED_VALUE&quot;&quot;&quot;);0.180086621272125)" office:value-type="float" office:value="0.1800866213" calcext:value-type="float">
            <text:p>0.1800866213</text:p>
          </table:table-cell>
          <table:table-cell table:style-name="ce2" table:formula="of:=IFERROR(__xludf.dummyfunction(&quot;&quot;&quot;COMPUTED_VALUE&quot;&quot;&quot;);4.80001416666667)" office:value-type="float" office:value="4.800014167" calcext:value-type="float">
            <text:p>4.800014167</text:p>
          </table:table-cell>
          <table:table-cell table:style-name="ce2" table:formula="of:=IFERROR(__xludf.dummyfunction(&quot;&quot;&quot;COMPUTED_VALUE&quot;&quot;&quot;);0.864418333333333)" office:value-type="float" office:value="0.8644183333" calcext:value-type="float">
            <text:p>0.8644183333</text:p>
          </table:table-cell>
          <table:table-cell table:style-name="ce2" table:formula="of:=IFERROR(__xludf.dummyfunction(&quot;&quot;&quot;COMPUTED_VALUE&quot;&quot;&quot;);0.191441879425009)" office:value-type="float" office:value="0.1914418794" calcext:value-type="float">
            <text:p>0.1914418794</text:p>
          </table:table-cell>
          <table:table-cell table:style-name="ce2" table:formula="of:=IFERROR(__xludf.dummyfunction(&quot;&quot;&quot;COMPUTED_VALUE&quot;&quot;&quot;);0.71700199495939)" office:value-type="float" office:value="0.717001995" calcext:value-type="float">
            <text:p>0.717001995</text:p>
          </table:table-cell>
          <table:table-cell table:number-columns-repeated="1010"/>
        </table:table-row>
        <table:table-row table:style-name="ro1">
          <table:table-cell table:style-name="ce2" table:formula="of:=IFERROR(__xludf.dummyfunction(&quot;&quot;&quot;COMPUTED_VALUE&quot;&quot;&quot;);&quot;WEBP&quot;)" office:value-type="string" office:string-value="WEBP" calcext:value-type="string">
            <text:p>WEBP</text:p>
          </table:table-cell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desu.ppm&quot;)" office:value-type="string" office:string-value="desu.ppm" calcext:value-type="string">
            <text:p>desu.ppm</text:p>
          </table:table-cell>
          <table:table-cell table:style-name="ce2" table:formula="of:=IFERROR(__xludf.dummyfunction(&quot;&quot;&quot;COMPUTED_VALUE&quot;&quot;&quot;);5760017)" office:value-type="float" office:value="5760017" calcext:value-type="float">
            <text:p>5760017</text:p>
          </table:table-cell>
          <table:table-cell table:style-name="ce2" table:formula="of:=IFERROR(__xludf.dummyfunction(&quot;&quot;&quot;COMPUTED_VALUE&quot;&quot;&quot;);916840)" office:value-type="float" office:value="916840" calcext:value-type="float">
            <text:p>916840</text:p>
          </table:table-cell>
          <table:table-cell table:style-name="ce2" table:formula="of:=IFERROR(__xludf.dummyfunction(&quot;&quot;&quot;COMPUTED_VALUE&quot;&quot;&quot;);7644577)" office:value-type="float" office:value="7644577" calcext:value-type="float">
            <text:p>7644577</text:p>
          </table:table-cell>
          <table:table-cell table:style-name="ce2" table:formula="of:=IFERROR(__xludf.dummyfunction(&quot;&quot;&quot;COMPUTED_VALUE&quot;&quot;&quot;);386256)" office:value-type="float" office:value="386256" calcext:value-type="float">
            <text:p>386256</text:p>
          </table:table-cell>
          <table:table-cell table:style-name="ce2" table:formula="of:=IFERROR(__xludf.dummyfunction(&quot;&quot;&quot;COMPUTED_VALUE&quot;&quot;&quot;);0.15917314132927)" office:value-type="float" office:value="0.1591731413" calcext:value-type="float">
            <text:p>0.1591731413</text:p>
          </table:table-cell>
          <table:table-cell table:style-name="ce2" table:formula="of:=IFERROR(__xludf.dummyfunction(&quot;&quot;&quot;COMPUTED_VALUE&quot;&quot;&quot;);4.80001416666667)" office:value-type="float" office:value="4.800014167" calcext:value-type="float">
            <text:p>4.800014167</text:p>
          </table:table-cell>
          <table:table-cell table:style-name="ce2" table:formula="of:=IFERROR(__xludf.dummyfunction(&quot;&quot;&quot;COMPUTED_VALUE&quot;&quot;&quot;);0.764033333333333)" office:value-type="float" office:value="0.7640333333" calcext:value-type="float">
            <text:p>0.7640333333</text:p>
          </table:table-cell>
          <table:table-cell table:style-name="ce2" table:formula="of:=IFERROR(__xludf.dummyfunction(&quot;&quot;&quot;COMPUTED_VALUE&quot;&quot;&quot;);0.167220117579514)" office:value-type="float" office:value="0.1672201176" calcext:value-type="float">
            <text:p>0.1672201176</text:p>
          </table:table-cell>
          <table:table-cell table:style-name="ce2" table:formula="of:=IFERROR(__xludf.dummyfunction(&quot;&quot;&quot;COMPUTED_VALUE&quot;&quot;&quot;);1.75983562548513)" office:value-type="float" office:value="1.759835625" calcext:value-type="float">
            <text:p>1.759835625</text:p>
          </table:table-cell>
          <table:table-cell table:number-columns-repeated="1010"/>
        </table:table-row>
        <table:table-row table:style-name="ro1">
          <table:table-cell table:style-name="ce2" table:formula="of:=IFERROR(__xludf.dummyfunction(&quot;&quot;&quot;COMPUTED_VALUE&quot;&quot;&quot;);&quot;WEBP&quot;)" office:value-type="string" office:string-value="WEBP" calcext:value-type="string">
            <text:p>WEBP</text:p>
          </table:table-cell>
          <table:table-cell table:style-name="ce2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2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desu.ppm&quot;)" office:value-type="string" office:string-value="desu.ppm" calcext:value-type="string">
            <text:p>desu.ppm</text:p>
          </table:table-cell>
          <table:table-cell table:style-name="ce2" table:formula="of:=IFERROR(__xludf.dummyfunction(&quot;&quot;&quot;COMPUTED_VALUE&quot;&quot;&quot;);5760017)" office:value-type="float" office:value="5760017" calcext:value-type="float">
            <text:p>5760017</text:p>
          </table:table-cell>
          <table:table-cell table:style-name="ce2" table:formula="of:=IFERROR(__xludf.dummyfunction(&quot;&quot;&quot;COMPUTED_VALUE&quot;&quot;&quot;);910666)" office:value-type="float" office:value="910666" calcext:value-type="float">
            <text:p>910666</text:p>
          </table:table-cell>
          <table:table-cell table:style-name="ce2" table:formula="of:=IFERROR(__xludf.dummyfunction(&quot;&quot;&quot;COMPUTED_VALUE&quot;&quot;&quot;);8236293)" office:value-type="float" office:value="8236293" calcext:value-type="float">
            <text:p>8236293</text:p>
          </table:table-cell>
          <table:table-cell table:style-name="ce2" table:formula="of:=IFERROR(__xludf.dummyfunction(&quot;&quot;&quot;COMPUTED_VALUE&quot;&quot;&quot;);406299)" office:value-type="float" office:value="406299" calcext:value-type="float">
            <text:p>406299</text:p>
          </table:table-cell>
          <table:table-cell table:style-name="ce2" table:formula="of:=IFERROR(__xludf.dummyfunction(&quot;&quot;&quot;COMPUTED_VALUE&quot;&quot;&quot;);0.158101269492781)" office:value-type="float" office:value="0.1581012695" calcext:value-type="float">
            <text:p>0.1581012695</text:p>
          </table:table-cell>
          <table:table-cell table:style-name="ce2" table:formula="of:=IFERROR(__xludf.dummyfunction(&quot;&quot;&quot;COMPUTED_VALUE&quot;&quot;&quot;);4.80001416666667)" office:value-type="float" office:value="4.800014167" calcext:value-type="float">
            <text:p>4.800014167</text:p>
          </table:table-cell>
          <table:table-cell table:style-name="ce2" table:formula="of:=IFERROR(__xludf.dummyfunction(&quot;&quot;&quot;COMPUTED_VALUE&quot;&quot;&quot;);0.758888333333333)" office:value-type="float" office:value="0.7588883333" calcext:value-type="float">
            <text:p>0.7588883333</text:p>
          </table:table-cell>
          <table:table-cell table:style-name="ce2" table:formula="of:=IFERROR(__xludf.dummyfunction(&quot;&quot;&quot;COMPUTED_VALUE&quot;&quot;&quot;);0.166565807010639)" office:value-type="float" office:value="0.166565807" calcext:value-type="float">
            <text:p>0.166565807</text:p>
          </table:table-cell>
          <table:table-cell table:style-name="ce2" table:formula="of:=IFERROR(__xludf.dummyfunction(&quot;&quot;&quot;COMPUTED_VALUE&quot;&quot;&quot;);1.88245511775399)" office:value-type="float" office:value="1.882455118" calcext:value-type="float">
            <text:p>1.882455118</text:p>
          </table:table-cell>
          <table:table-cell table:number-columns-repeated="1010"/>
        </table:table-row>
        <table:table-row table:style-name="ro1">
          <table:table-cell table:style-name="ce2" table:formula="of:=IFERROR(__xludf.dummyfunction(&quot;&quot;&quot;COMPUTED_VALUE&quot;&quot;&quot;);&quot;WEBP&quot;)" office:value-type="string" office:string-value="WEBP" calcext:value-type="string">
            <text:p>WEBP</text:p>
          </table:table-cell>
          <table:table-cell table:style-name="ce2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2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desu.ppm&quot;)" office:value-type="string" office:string-value="desu.ppm" calcext:value-type="string">
            <text:p>desu.ppm</text:p>
          </table:table-cell>
          <table:table-cell table:style-name="ce2" table:formula="of:=IFERROR(__xludf.dummyfunction(&quot;&quot;&quot;COMPUTED_VALUE&quot;&quot;&quot;);5760017)" office:value-type="float" office:value="5760017" calcext:value-type="float">
            <text:p>5760017</text:p>
          </table:table-cell>
          <table:table-cell table:style-name="ce2" table:formula="of:=IFERROR(__xludf.dummyfunction(&quot;&quot;&quot;COMPUTED_VALUE&quot;&quot;&quot;);910666)" office:value-type="float" office:value="910666" calcext:value-type="float">
            <text:p>910666</text:p>
          </table:table-cell>
          <table:table-cell table:style-name="ce2" table:formula="of:=IFERROR(__xludf.dummyfunction(&quot;&quot;&quot;COMPUTED_VALUE&quot;&quot;&quot;);8116499)" office:value-type="float" office:value="8116499" calcext:value-type="float">
            <text:p>8116499</text:p>
          </table:table-cell>
          <table:table-cell table:style-name="ce2" table:formula="of:=IFERROR(__xludf.dummyfunction(&quot;&quot;&quot;COMPUTED_VALUE&quot;&quot;&quot;);382279)" office:value-type="float" office:value="382279" calcext:value-type="float">
            <text:p>382279</text:p>
          </table:table-cell>
          <table:table-cell table:style-name="ce2" table:formula="of:=IFERROR(__xludf.dummyfunction(&quot;&quot;&quot;COMPUTED_VALUE&quot;&quot;&quot;);0.158101269492781)" office:value-type="float" office:value="0.1581012695" calcext:value-type="float">
            <text:p>0.1581012695</text:p>
          </table:table-cell>
          <table:table-cell table:style-name="ce2" table:formula="of:=IFERROR(__xludf.dummyfunction(&quot;&quot;&quot;COMPUTED_VALUE&quot;&quot;&quot;);4.80001416666667)" office:value-type="float" office:value="4.800014167" calcext:value-type="float">
            <text:p>4.800014167</text:p>
          </table:table-cell>
          <table:table-cell table:style-name="ce2" table:formula="of:=IFERROR(__xludf.dummyfunction(&quot;&quot;&quot;COMPUTED_VALUE&quot;&quot;&quot;);0.758888333333333)" office:value-type="float" office:value="0.7588883333" calcext:value-type="float">
            <text:p>0.7588883333</text:p>
          </table:table-cell>
          <table:table-cell table:style-name="ce2" table:formula="of:=IFERROR(__xludf.dummyfunction(&quot;&quot;&quot;COMPUTED_VALUE&quot;&quot;&quot;);0.166065391820892)" office:value-type="float" office:value="0.1660653918" calcext:value-type="float">
            <text:p>0.1660653918</text:p>
          </table:table-cell>
          <table:table-cell table:style-name="ce2" table:formula="of:=IFERROR(__xludf.dummyfunction(&quot;&quot;&quot;COMPUTED_VALUE&quot;&quot;&quot;);1.85699769288875)" office:value-type="float" office:value="1.856997693" calcext:value-type="float">
            <text:p>1.856997693</text:p>
          </table:table-cell>
          <table:table-cell table:number-columns-repeated="1010"/>
        </table:table-row>
        <table:table-row table:style-name="ro1">
          <table:table-cell table:style-name="ce2" table:formula="of:=IFERROR(__xludf.dummyfunction(&quot;&quot;&quot;COMPUTED_VALUE&quot;&quot;&quot;);&quot;WEBP&quot;)" office:value-type="string" office:string-value="WEBP" calcext:value-type="string">
            <text:p>WEBP</text:p>
          </table:table-cell>
          <table:table-cell table:style-name="ce2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2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desu.ppm&quot;)" office:value-type="string" office:string-value="desu.ppm" calcext:value-type="string">
            <text:p>desu.ppm</text:p>
          </table:table-cell>
          <table:table-cell table:style-name="ce2" table:formula="of:=IFERROR(__xludf.dummyfunction(&quot;&quot;&quot;COMPUTED_VALUE&quot;&quot;&quot;);5760017)" office:value-type="float" office:value="5760017" calcext:value-type="float">
            <text:p>5760017</text:p>
          </table:table-cell>
          <table:table-cell table:style-name="ce2" table:formula="of:=IFERROR(__xludf.dummyfunction(&quot;&quot;&quot;COMPUTED_VALUE&quot;&quot;&quot;);910666)" office:value-type="float" office:value="910666" calcext:value-type="float">
            <text:p>910666</text:p>
          </table:table-cell>
          <table:table-cell table:style-name="ce2" table:formula="of:=IFERROR(__xludf.dummyfunction(&quot;&quot;&quot;COMPUTED_VALUE&quot;&quot;&quot;);8088027)" office:value-type="float" office:value="8088027" calcext:value-type="float">
            <text:p>8088027</text:p>
          </table:table-cell>
          <table:table-cell table:style-name="ce2" table:formula="of:=IFERROR(__xludf.dummyfunction(&quot;&quot;&quot;COMPUTED_VALUE&quot;&quot;&quot;);426899)" office:value-type="float" office:value="426899" calcext:value-type="float">
            <text:p>426899</text:p>
          </table:table-cell>
          <table:table-cell table:style-name="ce2" table:formula="of:=IFERROR(__xludf.dummyfunction(&quot;&quot;&quot;COMPUTED_VALUE&quot;&quot;&quot;);0.158101269492781)" office:value-type="float" office:value="0.1581012695" calcext:value-type="float">
            <text:p>0.1581012695</text:p>
          </table:table-cell>
          <table:table-cell table:style-name="ce2" table:formula="of:=IFERROR(__xludf.dummyfunction(&quot;&quot;&quot;COMPUTED_VALUE&quot;&quot;&quot;);4.80001416666667)" office:value-type="float" office:value="4.800014167" calcext:value-type="float">
            <text:p>4.800014167</text:p>
          </table:table-cell>
          <table:table-cell table:style-name="ce2" table:formula="of:=IFERROR(__xludf.dummyfunction(&quot;&quot;&quot;COMPUTED_VALUE&quot;&quot;&quot;);0.758888333333333)" office:value-type="float" office:value="0.7588883333" calcext:value-type="float">
            <text:p>0.7588883333</text:p>
          </table:table-cell>
          <table:table-cell table:style-name="ce2" table:formula="of:=IFERROR(__xludf.dummyfunction(&quot;&quot;&quot;COMPUTED_VALUE&quot;&quot;&quot;);0.166994972410672)" office:value-type="float" office:value="0.1669949724" calcext:value-type="float">
            <text:p>0.1669949724</text:p>
          </table:table-cell>
          <table:table-cell table:style-name="ce2" table:formula="of:=IFERROR(__xludf.dummyfunction(&quot;&quot;&quot;COMPUTED_VALUE&quot;&quot;&quot;);1.85199562431847)" office:value-type="float" office:value="1.851995624" calcext:value-type="float">
            <text:p>1.851995624</text:p>
          </table:table-cell>
          <table:table-cell table:number-columns-repeated="1010"/>
        </table:table-row>
        <table:table-row table:style-name="ro1">
          <table:table-cell table:style-name="ce2" table:formula="of:=IFERROR(__xludf.dummyfunction(&quot;&quot;&quot;COMPUTED_VALUE&quot;&quot;&quot;);&quot;WEBP&quot;)" office:value-type="string" office:string-value="WEBP" calcext:value-type="string">
            <text:p>WEBP</text:p>
          </table:table-cell>
          <table:table-cell table:style-name="ce2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2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desu.ppm&quot;)" office:value-type="string" office:string-value="desu.ppm" calcext:value-type="string">
            <text:p>desu.ppm</text:p>
          </table:table-cell>
          <table:table-cell table:style-name="ce2" table:formula="of:=IFERROR(__xludf.dummyfunction(&quot;&quot;&quot;COMPUTED_VALUE&quot;&quot;&quot;);5760017)" office:value-type="float" office:value="5760017" calcext:value-type="float">
            <text:p>5760017</text:p>
          </table:table-cell>
          <table:table-cell table:style-name="ce2" table:formula="of:=IFERROR(__xludf.dummyfunction(&quot;&quot;&quot;COMPUTED_VALUE&quot;&quot;&quot;);904714)" office:value-type="float" office:value="904714" calcext:value-type="float">
            <text:p>904714</text:p>
          </table:table-cell>
          <table:table-cell table:style-name="ce2" table:formula="of:=IFERROR(__xludf.dummyfunction(&quot;&quot;&quot;COMPUTED_VALUE&quot;&quot;&quot;);9578134)" office:value-type="float" office:value="9578134" calcext:value-type="float">
            <text:p>9578134</text:p>
          </table:table-cell>
          <table:table-cell table:style-name="ce2" table:formula="of:=IFERROR(__xludf.dummyfunction(&quot;&quot;&quot;COMPUTED_VALUE&quot;&quot;&quot;);420000)" office:value-type="float" office:value="420000" calcext:value-type="float">
            <text:p>420000</text:p>
          </table:table-cell>
          <table:table-cell table:style-name="ce2" table:formula="of:=IFERROR(__xludf.dummyfunction(&quot;&quot;&quot;COMPUTED_VALUE&quot;&quot;&quot;);0.157067939209207)" office:value-type="float" office:value="0.1570679392" calcext:value-type="float">
            <text:p>0.1570679392</text:p>
          </table:table-cell>
          <table:table-cell table:style-name="ce2" table:formula="of:=IFERROR(__xludf.dummyfunction(&quot;&quot;&quot;COMPUTED_VALUE&quot;&quot;&quot;);4.80001416666667)" office:value-type="float" office:value="4.800014167" calcext:value-type="float">
            <text:p>4.800014167</text:p>
          </table:table-cell>
          <table:table-cell table:style-name="ce2" table:formula="of:=IFERROR(__xludf.dummyfunction(&quot;&quot;&quot;COMPUTED_VALUE&quot;&quot;&quot;);0.753928333333333)" office:value-type="float" office:value="0.7539283333" calcext:value-type="float">
            <text:p>0.7539283333</text:p>
          </table:table-cell>
          <table:table-cell table:style-name="ce2" table:formula="of:=IFERROR(__xludf.dummyfunction(&quot;&quot;&quot;COMPUTED_VALUE&quot;&quot;&quot;);0.165817913384631)" office:value-type="float" office:value="0.1658179134" calcext:value-type="float">
            <text:p>0.1658179134</text:p>
          </table:table-cell>
          <table:table-cell table:style-name="ce2" table:formula="of:=IFERROR(__xludf.dummyfunction(&quot;&quot;&quot;COMPUTED_VALUE&quot;&quot;&quot;);2.16125660740237)" office:value-type="float" office:value="2.161256607" calcext:value-type="float">
            <text:p>2.161256607</text:p>
          </table:table-cell>
          <table:table-cell table:number-columns-repeated="1010"/>
        </table:table-row>
        <table:table-row table:style-name="ro1">
          <table:table-cell table:style-name="ce2" table:formula="of:=IFERROR(__xludf.dummyfunction(&quot;&quot;&quot;COMPUTED_VALUE&quot;&quot;&quot;);&quot;WEBP&quot;)" office:value-type="string" office:string-value="WEBP" calcext:value-type="string">
            <text:p>WEBP</text:p>
          </table:table-cell>
          <table:table-cell table:style-name="ce2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2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desu.ppm&quot;)" office:value-type="string" office:string-value="desu.ppm" calcext:value-type="string">
            <text:p>desu.ppm</text:p>
          </table:table-cell>
          <table:table-cell table:style-name="ce2" table:formula="of:=IFERROR(__xludf.dummyfunction(&quot;&quot;&quot;COMPUTED_VALUE&quot;&quot;&quot;);5760017)" office:value-type="float" office:value="5760017" calcext:value-type="float">
            <text:p>5760017</text:p>
          </table:table-cell>
          <table:table-cell table:style-name="ce2" table:formula="of:=IFERROR(__xludf.dummyfunction(&quot;&quot;&quot;COMPUTED_VALUE&quot;&quot;&quot;);904714)" office:value-type="float" office:value="904714" calcext:value-type="float">
            <text:p>904714</text:p>
          </table:table-cell>
          <table:table-cell table:style-name="ce2" table:formula="of:=IFERROR(__xludf.dummyfunction(&quot;&quot;&quot;COMPUTED_VALUE&quot;&quot;&quot;);9605861)" office:value-type="float" office:value="9605861" calcext:value-type="float">
            <text:p>9605861</text:p>
          </table:table-cell>
          <table:table-cell table:style-name="ce2" table:formula="of:=IFERROR(__xludf.dummyfunction(&quot;&quot;&quot;COMPUTED_VALUE&quot;&quot;&quot;);385037)" office:value-type="float" office:value="385037" calcext:value-type="float">
            <text:p>385037</text:p>
          </table:table-cell>
          <table:table-cell table:style-name="ce2" table:formula="of:=IFERROR(__xludf.dummyfunction(&quot;&quot;&quot;COMPUTED_VALUE&quot;&quot;&quot;);0.157067939209207)" office:value-type="float" office:value="0.1570679392" calcext:value-type="float">
            <text:p>0.1570679392</text:p>
          </table:table-cell>
          <table:table-cell table:style-name="ce2" table:formula="of:=IFERROR(__xludf.dummyfunction(&quot;&quot;&quot;COMPUTED_VALUE&quot;&quot;&quot;);4.80001416666667)" office:value-type="float" office:value="4.800014167" calcext:value-type="float">
            <text:p>4.800014167</text:p>
          </table:table-cell>
          <table:table-cell table:style-name="ce2" table:formula="of:=IFERROR(__xludf.dummyfunction(&quot;&quot;&quot;COMPUTED_VALUE&quot;&quot;&quot;);0.753928333333333)" office:value-type="float" office:value="0.7539283333" calcext:value-type="float">
            <text:p>0.7539283333</text:p>
          </table:table-cell>
          <table:table-cell table:style-name="ce2" table:formula="of:=IFERROR(__xludf.dummyfunction(&quot;&quot;&quot;COMPUTED_VALUE&quot;&quot;&quot;);0.16508951970107)" office:value-type="float" office:value="0.1650895197" calcext:value-type="float">
            <text:p>0.1650895197</text:p>
          </table:table-cell>
          <table:table-cell table:style-name="ce2" table:formula="of:=IFERROR(__xludf.dummyfunction(&quot;&quot;&quot;COMPUTED_VALUE&quot;&quot;&quot;);2.16630465500362)" office:value-type="float" office:value="2.166304655" calcext:value-type="float">
            <text:p>2.166304655</text:p>
          </table:table-cell>
          <table:table-cell table:number-columns-repeated="1010"/>
        </table:table-row>
        <table:table-row table:style-name="ro1">
          <table:table-cell table:style-name="ce2" table:formula="of:=IFERROR(__xludf.dummyfunction(&quot;&quot;&quot;COMPUTED_VALUE&quot;&quot;&quot;);&quot;WEBP&quot;)" office:value-type="string" office:string-value="WEBP" calcext:value-type="string">
            <text:p>WEBP</text:p>
          </table:table-cell>
          <table:table-cell table:style-name="ce2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2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fumo.ppm&quot;)" office:value-type="string" office:string-value="fumo.ppm" calcext:value-type="string">
            <text:p>fumo.ppm</text:p>
          </table:table-cell>
          <table:table-cell table:style-name="ce2" table:formula="of:=IFERROR(__xludf.dummyfunction(&quot;&quot;&quot;COMPUTED_VALUE&quot;&quot;&quot;);35266577)" office:value-type="float" office:value="35266577" calcext:value-type="float">
            <text:p>35266577</text:p>
          </table:table-cell>
          <table:table-cell table:style-name="ce2" table:formula="of:=IFERROR(__xludf.dummyfunction(&quot;&quot;&quot;COMPUTED_VALUE&quot;&quot;&quot;);10821656)" office:value-type="float" office:value="10821656" calcext:value-type="float">
            <text:p>10821656</text:p>
          </table:table-cell>
          <table:table-cell table:style-name="ce2" table:formula="of:=IFERROR(__xludf.dummyfunction(&quot;&quot;&quot;COMPUTED_VALUE&quot;&quot;&quot;);36928810)" office:value-type="float" office:value="36928810" calcext:value-type="float">
            <text:p>36928810</text:p>
          </table:table-cell>
          <table:table-cell table:style-name="ce2" table:formula="of:=IFERROR(__xludf.dummyfunction(&quot;&quot;&quot;COMPUTED_VALUE&quot;&quot;&quot;);2517032)" office:value-type="float" office:value="2517032" calcext:value-type="float">
            <text:p>2517032</text:p>
          </table:table-cell>
          <table:table-cell table:style-name="ce2" table:formula="of:=IFERROR(__xludf.dummyfunction(&quot;&quot;&quot;COMPUTED_VALUE&quot;&quot;&quot;);0.306853029711389)" office:value-type="float" office:value="0.3068530297" calcext:value-type="float">
            <text:p>0.3068530297</text:p>
          </table:table-cell>
          <table:table-cell table:style-name="ce2" table:formula="of:=IFERROR(__xludf.dummyfunction(&quot;&quot;&quot;COMPUTED_VALUE&quot;&quot;&quot;);29.3888141666667)" office:value-type="float" office:value="29.38881417" calcext:value-type="float">
            <text:p>29.38881417</text:p>
          </table:table-cell>
          <table:table-cell table:style-name="ce2" table:formula="of:=IFERROR(__xludf.dummyfunction(&quot;&quot;&quot;COMPUTED_VALUE&quot;&quot;&quot;);9.01804666666667)" office:value-type="float" office:value="9.018046667" calcext:value-type="float">
            <text:p>9.018046667</text:p>
          </table:table-cell>
          <table:table-cell table:style-name="ce2" table:formula="of:=IFERROR(__xludf.dummyfunction(&quot;&quot;&quot;COMPUTED_VALUE&quot;&quot;&quot;);0.315417621619473)" office:value-type="float" office:value="0.3154176216" calcext:value-type="float">
            <text:p>0.3154176216</text:p>
          </table:table-cell>
          <table:table-cell table:style-name="ce2" table:formula="of:=IFERROR(__xludf.dummyfunction(&quot;&quot;&quot;COMPUTED_VALUE&quot;&quot;&quot;);1.57197767846877)" office:value-type="float" office:value="1.571977678" calcext:value-type="float">
            <text:p>1.571977678</text:p>
          </table:table-cell>
          <table:table-cell table:number-columns-repeated="1010"/>
        </table:table-row>
        <table:table-row table:style-name="ro1">
          <table:table-cell table:style-name="ce2" table:formula="of:=IFERROR(__xludf.dummyfunction(&quot;&quot;&quot;COMPUTED_VALUE&quot;&quot;&quot;);&quot;WEBP&quot;)" office:value-type="string" office:string-value="WEBP" calcext:value-type="string">
            <text:p>WEBP</text:p>
          </table:table-cell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fumo.ppm&quot;)" office:value-type="string" office:string-value="fumo.ppm" calcext:value-type="string">
            <text:p>fumo.ppm</text:p>
          </table:table-cell>
          <table:table-cell table:style-name="ce2" table:formula="of:=IFERROR(__xludf.dummyfunction(&quot;&quot;&quot;COMPUTED_VALUE&quot;&quot;&quot;);35266577)" office:value-type="float" office:value="35266577" calcext:value-type="float">
            <text:p>35266577</text:p>
          </table:table-cell>
          <table:table-cell table:style-name="ce2" table:formula="of:=IFERROR(__xludf.dummyfunction(&quot;&quot;&quot;COMPUTED_VALUE&quot;&quot;&quot;);9453530)" office:value-type="float" office:value="9453530" calcext:value-type="float">
            <text:p>9453530</text:p>
          </table:table-cell>
          <table:table-cell table:style-name="ce2" table:formula="of:=IFERROR(__xludf.dummyfunction(&quot;&quot;&quot;COMPUTED_VALUE&quot;&quot;&quot;);72048948)" office:value-type="float" office:value="72048948" calcext:value-type="float">
            <text:p>72048948</text:p>
          </table:table-cell>
          <table:table-cell table:style-name="ce2" table:formula="of:=IFERROR(__xludf.dummyfunction(&quot;&quot;&quot;COMPUTED_VALUE&quot;&quot;&quot;);2605521)" office:value-type="float" office:value="2605521" calcext:value-type="float">
            <text:p>2605521</text:p>
          </table:table-cell>
          <table:table-cell table:style-name="ce2" table:formula="of:=IFERROR(__xludf.dummyfunction(&quot;&quot;&quot;COMPUTED_VALUE&quot;&quot;&quot;);0.268059188165611)" office:value-type="float" office:value="0.2680591882" calcext:value-type="float">
            <text:p>0.2680591882</text:p>
          </table:table-cell>
          <table:table-cell table:style-name="ce2" table:formula="of:=IFERROR(__xludf.dummyfunction(&quot;&quot;&quot;COMPUTED_VALUE&quot;&quot;&quot;);29.3888141666667)" office:value-type="float" office:value="29.38881417" calcext:value-type="float">
            <text:p>29.38881417</text:p>
          </table:table-cell>
          <table:table-cell table:style-name="ce2" table:formula="of:=IFERROR(__xludf.dummyfunction(&quot;&quot;&quot;COMPUTED_VALUE&quot;&quot;&quot;);7.87794166666667)" office:value-type="float" office:value="7.877941667" calcext:value-type="float">
            <text:p>7.877941667</text:p>
          </table:table-cell>
          <table:table-cell table:style-name="ce2" table:formula="of:=IFERROR(__xludf.dummyfunction(&quot;&quot;&quot;COMPUTED_VALUE&quot;&quot;&quot;);0.276924877625634)" office:value-type="float" office:value="0.2769248776" calcext:value-type="float">
            <text:p>0.2769248776</text:p>
          </table:table-cell>
          <table:table-cell table:style-name="ce2" table:formula="of:=IFERROR(__xludf.dummyfunction(&quot;&quot;&quot;COMPUTED_VALUE&quot;&quot;&quot;);2.72850212029367)" office:value-type="float" office:value="2.72850212" calcext:value-type="float">
            <text:p>2.72850212</text:p>
          </table:table-cell>
          <table:table-cell table:number-columns-repeated="1010"/>
        </table:table-row>
        <table:table-row table:style-name="ro1">
          <table:table-cell table:style-name="ce2" table:formula="of:=IFERROR(__xludf.dummyfunction(&quot;&quot;&quot;COMPUTED_VALUE&quot;&quot;&quot;);&quot;WEBP&quot;)" office:value-type="string" office:string-value="WEBP" calcext:value-type="string">
            <text:p>WEBP</text:p>
          </table:table-cell>
          <table:table-cell table:style-name="ce2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2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fumo.ppm&quot;)" office:value-type="string" office:string-value="fumo.ppm" calcext:value-type="string">
            <text:p>fumo.ppm</text:p>
          </table:table-cell>
          <table:table-cell table:style-name="ce2" table:formula="of:=IFERROR(__xludf.dummyfunction(&quot;&quot;&quot;COMPUTED_VALUE&quot;&quot;&quot;);35266577)" office:value-type="float" office:value="35266577" calcext:value-type="float">
            <text:p>35266577</text:p>
          </table:table-cell>
          <table:table-cell table:style-name="ce2" table:formula="of:=IFERROR(__xludf.dummyfunction(&quot;&quot;&quot;COMPUTED_VALUE&quot;&quot;&quot;);9453530)" office:value-type="float" office:value="9453530" calcext:value-type="float">
            <text:p>9453530</text:p>
          </table:table-cell>
          <table:table-cell table:style-name="ce2" table:formula="of:=IFERROR(__xludf.dummyfunction(&quot;&quot;&quot;COMPUTED_VALUE&quot;&quot;&quot;);69029436)" office:value-type="float" office:value="69029436" calcext:value-type="float">
            <text:p>69029436</text:p>
          </table:table-cell>
          <table:table-cell table:style-name="ce2" table:formula="of:=IFERROR(__xludf.dummyfunction(&quot;&quot;&quot;COMPUTED_VALUE&quot;&quot;&quot;);2566225)" office:value-type="float" office:value="2566225" calcext:value-type="float">
            <text:p>2566225</text:p>
          </table:table-cell>
          <table:table-cell table:style-name="ce2" table:formula="of:=IFERROR(__xludf.dummyfunction(&quot;&quot;&quot;COMPUTED_VALUE&quot;&quot;&quot;);0.268059188165611)" office:value-type="float" office:value="0.2680591882" calcext:value-type="float">
            <text:p>0.2680591882</text:p>
          </table:table-cell>
          <table:table-cell table:style-name="ce2" table:formula="of:=IFERROR(__xludf.dummyfunction(&quot;&quot;&quot;COMPUTED_VALUE&quot;&quot;&quot;);29.3888141666667)" office:value-type="float" office:value="29.38881417" calcext:value-type="float">
            <text:p>29.38881417</text:p>
          </table:table-cell>
          <table:table-cell table:style-name="ce2" table:formula="of:=IFERROR(__xludf.dummyfunction(&quot;&quot;&quot;COMPUTED_VALUE&quot;&quot;&quot;);7.87794166666667)" office:value-type="float" office:value="7.877941667" calcext:value-type="float">
            <text:p>7.877941667</text:p>
          </table:table-cell>
          <table:table-cell table:style-name="ce2" table:formula="of:=IFERROR(__xludf.dummyfunction(&quot;&quot;&quot;COMPUTED_VALUE&quot;&quot;&quot;);0.276791166888695)" office:value-type="float" office:value="0.2767911669" calcext:value-type="float">
            <text:p>0.2767911669</text:p>
          </table:table-cell>
          <table:table-cell table:style-name="ce2" table:formula="of:=IFERROR(__xludf.dummyfunction(&quot;&quot;&quot;COMPUTED_VALUE&quot;&quot;&quot;);2.62562482885708)" office:value-type="float" office:value="2.625624829" calcext:value-type="float">
            <text:p>2.625624829</text:p>
          </table:table-cell>
          <table:table-cell table:number-columns-repeated="1010"/>
        </table:table-row>
        <table:table-row table:style-name="ro1">
          <table:table-cell table:style-name="ce2" table:formula="of:=IFERROR(__xludf.dummyfunction(&quot;&quot;&quot;COMPUTED_VALUE&quot;&quot;&quot;);&quot;WEBP&quot;)" office:value-type="string" office:string-value="WEBP" calcext:value-type="string">
            <text:p>WEBP</text:p>
          </table:table-cell>
          <table:table-cell table:style-name="ce2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2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fumo.ppm&quot;)" office:value-type="string" office:string-value="fumo.ppm" calcext:value-type="string">
            <text:p>fumo.ppm</text:p>
          </table:table-cell>
          <table:table-cell table:style-name="ce2" table:formula="of:=IFERROR(__xludf.dummyfunction(&quot;&quot;&quot;COMPUTED_VALUE&quot;&quot;&quot;);35266577)" office:value-type="float" office:value="35266577" calcext:value-type="float">
            <text:p>35266577</text:p>
          </table:table-cell>
          <table:table-cell table:style-name="ce2" table:formula="of:=IFERROR(__xludf.dummyfunction(&quot;&quot;&quot;COMPUTED_VALUE&quot;&quot;&quot;);9453530)" office:value-type="float" office:value="9453530" calcext:value-type="float">
            <text:p>9453530</text:p>
          </table:table-cell>
          <table:table-cell table:style-name="ce2" table:formula="of:=IFERROR(__xludf.dummyfunction(&quot;&quot;&quot;COMPUTED_VALUE&quot;&quot;&quot;);72999975)" office:value-type="float" office:value="72999975" calcext:value-type="float">
            <text:p>72999975</text:p>
          </table:table-cell>
          <table:table-cell table:style-name="ce2" table:formula="of:=IFERROR(__xludf.dummyfunction(&quot;&quot;&quot;COMPUTED_VALUE&quot;&quot;&quot;);2564231)" office:value-type="float" office:value="2564231" calcext:value-type="float">
            <text:p>2564231</text:p>
          </table:table-cell>
          <table:table-cell table:style-name="ce2" table:formula="of:=IFERROR(__xludf.dummyfunction(&quot;&quot;&quot;COMPUTED_VALUE&quot;&quot;&quot;);0.268059188165611)" office:value-type="float" office:value="0.2680591882" calcext:value-type="float">
            <text:p>0.2680591882</text:p>
          </table:table-cell>
          <table:table-cell table:style-name="ce2" table:formula="of:=IFERROR(__xludf.dummyfunction(&quot;&quot;&quot;COMPUTED_VALUE&quot;&quot;&quot;);29.3888141666667)" office:value-type="float" office:value="29.38881417" calcext:value-type="float">
            <text:p>29.38881417</text:p>
          </table:table-cell>
          <table:table-cell table:style-name="ce2" table:formula="of:=IFERROR(__xludf.dummyfunction(&quot;&quot;&quot;COMPUTED_VALUE&quot;&quot;&quot;);7.87794166666667)" office:value-type="float" office:value="7.877941667" calcext:value-type="float">
            <text:p>7.877941667</text:p>
          </table:table-cell>
          <table:table-cell table:style-name="ce2" table:formula="of:=IFERROR(__xludf.dummyfunction(&quot;&quot;&quot;COMPUTED_VALUE&quot;&quot;&quot;);0.276784381994317)" office:value-type="float" office:value="0.276784382" calcext:value-type="float">
            <text:p>0.276784382</text:p>
          </table:table-cell>
          <table:table-cell table:style-name="ce2" table:formula="of:=IFERROR(__xludf.dummyfunction(&quot;&quot;&quot;COMPUTED_VALUE&quot;&quot;&quot;);2.76072179389568)" office:value-type="float" office:value="2.760721794" calcext:value-type="float">
            <text:p>2.760721794</text:p>
          </table:table-cell>
          <table:table-cell table:number-columns-repeated="1010"/>
        </table:table-row>
        <table:table-row table:style-name="ro1">
          <table:table-cell table:style-name="ce2" table:formula="of:=IFERROR(__xludf.dummyfunction(&quot;&quot;&quot;COMPUTED_VALUE&quot;&quot;&quot;);&quot;WEBP&quot;)" office:value-type="string" office:string-value="WEBP" calcext:value-type="string">
            <text:p>WEBP</text:p>
          </table:table-cell>
          <table:table-cell table:style-name="ce2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2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fumo.ppm&quot;)" office:value-type="string" office:string-value="fumo.ppm" calcext:value-type="string">
            <text:p>fumo.ppm</text:p>
          </table:table-cell>
          <table:table-cell table:style-name="ce2" table:formula="of:=IFERROR(__xludf.dummyfunction(&quot;&quot;&quot;COMPUTED_VALUE&quot;&quot;&quot;);35266577)" office:value-type="float" office:value="35266577" calcext:value-type="float">
            <text:p>35266577</text:p>
          </table:table-cell>
          <table:table-cell table:style-name="ce2" table:formula="of:=IFERROR(__xludf.dummyfunction(&quot;&quot;&quot;COMPUTED_VALUE&quot;&quot;&quot;);9436322)" office:value-type="float" office:value="9436322" calcext:value-type="float">
            <text:p>9436322</text:p>
          </table:table-cell>
          <table:table-cell table:style-name="ce2" table:formula="of:=IFERROR(__xludf.dummyfunction(&quot;&quot;&quot;COMPUTED_VALUE&quot;&quot;&quot;);67793275)" office:value-type="float" office:value="67793275" calcext:value-type="float">
            <text:p>67793275</text:p>
          </table:table-cell>
          <table:table-cell table:style-name="ce2" table:formula="of:=IFERROR(__xludf.dummyfunction(&quot;&quot;&quot;COMPUTED_VALUE&quot;&quot;&quot;);2155374)" office:value-type="float" office:value="2155374" calcext:value-type="float">
            <text:p>2155374</text:p>
          </table:table-cell>
          <table:table-cell table:style-name="ce2" table:formula="of:=IFERROR(__xludf.dummyfunction(&quot;&quot;&quot;COMPUTED_VALUE&quot;&quot;&quot;);0.267571247416499)" office:value-type="float" office:value="0.2675712474" calcext:value-type="float">
            <text:p>0.2675712474</text:p>
          </table:table-cell>
          <table:table-cell table:style-name="ce2" table:formula="of:=IFERROR(__xludf.dummyfunction(&quot;&quot;&quot;COMPUTED_VALUE&quot;&quot;&quot;);29.3888141666667)" office:value-type="float" office:value="29.38881417" calcext:value-type="float">
            <text:p>29.38881417</text:p>
          </table:table-cell>
          <table:table-cell table:style-name="ce2" table:formula="of:=IFERROR(__xludf.dummyfunction(&quot;&quot;&quot;COMPUTED_VALUE&quot;&quot;&quot;);7.86360166666667)" office:value-type="float" office:value="7.863601667" calcext:value-type="float">
            <text:p>7.863601667</text:p>
          </table:table-cell>
          <table:table-cell table:style-name="ce2" table:formula="of:=IFERROR(__xludf.dummyfunction(&quot;&quot;&quot;COMPUTED_VALUE&quot;&quot;&quot;);0.274905241866825)" office:value-type="float" office:value="0.2749052419" calcext:value-type="float">
            <text:p>0.2749052419</text:p>
          </table:table-cell>
          <table:table-cell table:style-name="ce2" table:formula="of:=IFERROR(__xludf.dummyfunction(&quot;&quot;&quot;COMPUTED_VALUE&quot;&quot;&quot;);2.58167660785451)" office:value-type="float" office:value="2.581676608" calcext:value-type="float">
            <text:p>2.581676608</text:p>
          </table:table-cell>
          <table:table-cell table:number-columns-repeated="1010"/>
        </table:table-row>
        <table:table-row table:style-name="ro1">
          <table:table-cell table:style-name="ce2" table:formula="of:=IFERROR(__xludf.dummyfunction(&quot;&quot;&quot;COMPUTED_VALUE&quot;&quot;&quot;);&quot;WEBP&quot;)" office:value-type="string" office:string-value="WEBP" calcext:value-type="string">
            <text:p>WEBP</text:p>
          </table:table-cell>
          <table:table-cell table:style-name="ce2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2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fumo.ppm&quot;)" office:value-type="string" office:string-value="fumo.ppm" calcext:value-type="string">
            <text:p>fumo.ppm</text:p>
          </table:table-cell>
          <table:table-cell table:style-name="ce2" table:formula="of:=IFERROR(__xludf.dummyfunction(&quot;&quot;&quot;COMPUTED_VALUE&quot;&quot;&quot;);35266577)" office:value-type="float" office:value="35266577" calcext:value-type="float">
            <text:p>35266577</text:p>
          </table:table-cell>
          <table:table-cell table:style-name="ce2" table:formula="of:=IFERROR(__xludf.dummyfunction(&quot;&quot;&quot;COMPUTED_VALUE&quot;&quot;&quot;);9424128)" office:value-type="float" office:value="9424128" calcext:value-type="float">
            <text:p>9424128</text:p>
          </table:table-cell>
          <table:table-cell table:style-name="ce2" table:formula="of:=IFERROR(__xludf.dummyfunction(&quot;&quot;&quot;COMPUTED_VALUE&quot;&quot;&quot;);92431516)" office:value-type="float" office:value="92431516" calcext:value-type="float">
            <text:p>92431516</text:p>
          </table:table-cell>
          <table:table-cell table:style-name="ce2" table:formula="of:=IFERROR(__xludf.dummyfunction(&quot;&quot;&quot;COMPUTED_VALUE&quot;&quot;&quot;);2200300)" office:value-type="float" office:value="2200300" calcext:value-type="float">
            <text:p>2200300</text:p>
          </table:table-cell>
          <table:table-cell table:style-name="ce2" table:formula="of:=IFERROR(__xludf.dummyfunction(&quot;&quot;&quot;COMPUTED_VALUE&quot;&quot;&quot;);0.267225480941913)" office:value-type="float" office:value="0.2672254809" calcext:value-type="float">
            <text:p>0.2672254809</text:p>
          </table:table-cell>
          <table:table-cell table:style-name="ce2" table:formula="of:=IFERROR(__xludf.dummyfunction(&quot;&quot;&quot;COMPUTED_VALUE&quot;&quot;&quot;);29.3888141666667)" office:value-type="float" office:value="29.38881417" calcext:value-type="float">
            <text:p>29.38881417</text:p>
          </table:table-cell>
          <table:table-cell table:style-name="ce2" table:formula="of:=IFERROR(__xludf.dummyfunction(&quot;&quot;&quot;COMPUTED_VALUE&quot;&quot;&quot;);7.85344)" office:value-type="float" office:value="7.85344" calcext:value-type="float">
            <text:p>7.85344</text:p>
          </table:table-cell>
          <table:table-cell table:style-name="ce2" table:formula="of:=IFERROR(__xludf.dummyfunction(&quot;&quot;&quot;COMPUTED_VALUE&quot;&quot;&quot;);0.274712343077696)" office:value-type="float" office:value="0.2747123431" calcext:value-type="float">
            <text:p>0.2747123431</text:p>
          </table:table-cell>
          <table:table-cell table:style-name="ce2" table:formula="of:=IFERROR(__xludf.dummyfunction(&quot;&quot;&quot;COMPUTED_VALUE&quot;&quot;&quot;);3.41983808635582)" office:value-type="float" office:value="3.419838086" calcext:value-type="float">
            <text:p>3.419838086</text:p>
          </table:table-cell>
          <table:table-cell table:number-columns-repeated="1010"/>
        </table:table-row>
        <table:table-row table:style-name="ro1">
          <table:table-cell table:style-name="ce2" table:formula="of:=IFERROR(__xludf.dummyfunction(&quot;&quot;&quot;COMPUTED_VALUE&quot;&quot;&quot;);&quot;WEBP&quot;)" office:value-type="string" office:string-value="WEBP" calcext:value-type="string">
            <text:p>WEBP</text:p>
          </table:table-cell>
          <table:table-cell table:style-name="ce2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2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fumo.ppm&quot;)" office:value-type="string" office:string-value="fumo.ppm" calcext:value-type="string">
            <text:p>fumo.ppm</text:p>
          </table:table-cell>
          <table:table-cell table:style-name="ce2" table:formula="of:=IFERROR(__xludf.dummyfunction(&quot;&quot;&quot;COMPUTED_VALUE&quot;&quot;&quot;);35266577)" office:value-type="float" office:value="35266577" calcext:value-type="float">
            <text:p>35266577</text:p>
          </table:table-cell>
          <table:table-cell table:style-name="ce2" table:formula="of:=IFERROR(__xludf.dummyfunction(&quot;&quot;&quot;COMPUTED_VALUE&quot;&quot;&quot;);9424128)" office:value-type="float" office:value="9424128" calcext:value-type="float">
            <text:p>9424128</text:p>
          </table:table-cell>
          <table:table-cell table:style-name="ce2" table:formula="of:=IFERROR(__xludf.dummyfunction(&quot;&quot;&quot;COMPUTED_VALUE&quot;&quot;&quot;);86912527)" office:value-type="float" office:value="86912527" calcext:value-type="float">
            <text:p>86912527</text:p>
          </table:table-cell>
          <table:table-cell table:style-name="ce2" table:formula="of:=IFERROR(__xludf.dummyfunction(&quot;&quot;&quot;COMPUTED_VALUE&quot;&quot;&quot;);2229301)" office:value-type="float" office:value="2229301" calcext:value-type="float">
            <text:p>2229301</text:p>
          </table:table-cell>
          <table:table-cell table:style-name="ce2" table:formula="of:=IFERROR(__xludf.dummyfunction(&quot;&quot;&quot;COMPUTED_VALUE&quot;&quot;&quot;);0.267225480941913)" office:value-type="float" office:value="0.2672254809" calcext:value-type="float">
            <text:p>0.2672254809</text:p>
          </table:table-cell>
          <table:table-cell table:style-name="ce2" table:formula="of:=IFERROR(__xludf.dummyfunction(&quot;&quot;&quot;COMPUTED_VALUE&quot;&quot;&quot;);29.3888141666667)" office:value-type="float" office:value="29.38881417" calcext:value-type="float">
            <text:p>29.38881417</text:p>
          </table:table-cell>
          <table:table-cell table:style-name="ce2" table:formula="of:=IFERROR(__xludf.dummyfunction(&quot;&quot;&quot;COMPUTED_VALUE&quot;&quot;&quot;);7.85344)" office:value-type="float" office:value="7.85344" calcext:value-type="float">
            <text:p>7.85344</text:p>
          </table:table-cell>
          <table:table-cell table:style-name="ce2" table:formula="of:=IFERROR(__xludf.dummyfunction(&quot;&quot;&quot;COMPUTED_VALUE&quot;&quot;&quot;);0.274811023479823)" office:value-type="float" office:value="0.2748110235" calcext:value-type="float">
            <text:p>0.2748110235</text:p>
          </table:table-cell>
          <table:table-cell table:style-name="ce2" table:formula="of:=IFERROR(__xludf.dummyfunction(&quot;&quot;&quot;COMPUTED_VALUE&quot;&quot;&quot;);3.23214460308978)" office:value-type="float" office:value="3.232144603" calcext:value-type="float">
            <text:p>3.232144603</text:p>
          </table:table-cell>
          <table:table-cell table:number-columns-repeated="1010"/>
        </table:table-row>
        <table:table-row table:style-name="ro1">
          <table:table-cell table:style-name="ce2" table:formula="of:=IFERROR(__xludf.dummyfunction(&quot;&quot;&quot;COMPUTED_VALUE&quot;&quot;&quot;);&quot;WEBP&quot;)" office:value-type="string" office:string-value="WEBP" calcext:value-type="string">
            <text:p>WEBP</text:p>
          </table:table-cell>
          <table:table-cell table:style-name="ce2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2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kiss.ppm&quot;)" office:value-type="string" office:string-value="kiss.ppm" calcext:value-type="string">
            <text:p>kiss.ppm</text:p>
          </table:table-cell>
          <table:table-cell table:style-name="ce2" table:formula="of:=IFERROR(__xludf.dummyfunction(&quot;&quot;&quot;COMPUTED_VALUE&quot;&quot;&quot;);2841496)" office:value-type="float" office:value="2841496" calcext:value-type="float">
            <text:p>2841496</text:p>
          </table:table-cell>
          <table:table-cell table:style-name="ce2" table:formula="of:=IFERROR(__xludf.dummyfunction(&quot;&quot;&quot;COMPUTED_VALUE&quot;&quot;&quot;);913258)" office:value-type="float" office:value="913258" calcext:value-type="float">
            <text:p>913258</text:p>
          </table:table-cell>
          <table:table-cell table:style-name="ce2" table:formula="of:=IFERROR(__xludf.dummyfunction(&quot;&quot;&quot;COMPUTED_VALUE&quot;&quot;&quot;);1911508)" office:value-type="float" office:value="1911508" calcext:value-type="float">
            <text:p>1911508</text:p>
          </table:table-cell>
          <table:table-cell table:style-name="ce2" table:formula="of:=IFERROR(__xludf.dummyfunction(&quot;&quot;&quot;COMPUTED_VALUE&quot;&quot;&quot;);291241)" office:value-type="float" office:value="291241" calcext:value-type="float">
            <text:p>291241</text:p>
          </table:table-cell>
          <table:table-cell table:style-name="ce2" table:formula="of:=IFERROR(__xludf.dummyfunction(&quot;&quot;&quot;COMPUTED_VALUE&quot;&quot;&quot;);0.321400417245)" office:value-type="float" office:value="0.3214004172" calcext:value-type="float">
            <text:p>0.3214004172</text:p>
          </table:table-cell>
          <table:table-cell table:style-name="ce2" table:formula="of:=IFERROR(__xludf.dummyfunction(&quot;&quot;&quot;COMPUTED_VALUE&quot;&quot;&quot;);2.36791333333333)" office:value-type="float" office:value="2.367913333" calcext:value-type="float">
            <text:p>2.367913333</text:p>
          </table:table-cell>
          <table:table-cell table:style-name="ce2" table:formula="of:=IFERROR(__xludf.dummyfunction(&quot;&quot;&quot;COMPUTED_VALUE&quot;&quot;&quot;);0.761048333333333)" office:value-type="float" office:value="0.7610483333" calcext:value-type="float">
            <text:p>0.7610483333</text:p>
          </table:table-cell>
          <table:table-cell table:style-name="ce2" table:formula="of:=IFERROR(__xludf.dummyfunction(&quot;&quot;&quot;COMPUTED_VALUE&quot;&quot;&quot;);0.333699896111063)" office:value-type="float" office:value="0.3336998961" calcext:value-type="float">
            <text:p>0.3336998961</text:p>
          </table:table-cell>
          <table:table-cell table:style-name="ce2" table:formula="of:=IFERROR(__xludf.dummyfunction(&quot;&quot;&quot;COMPUTED_VALUE&quot;&quot;&quot;);1.14095410304994)" office:value-type="float" office:value="1.140954103" calcext:value-type="float">
            <text:p>1.140954103</text:p>
          </table:table-cell>
          <table:table-cell table:number-columns-repeated="1010"/>
        </table:table-row>
        <table:table-row table:style-name="ro1">
          <table:table-cell table:style-name="ce2" table:formula="of:=IFERROR(__xludf.dummyfunction(&quot;&quot;&quot;COMPUTED_VALUE&quot;&quot;&quot;);&quot;WEBP&quot;)" office:value-type="string" office:string-value="WEBP" calcext:value-type="string">
            <text:p>WEBP</text:p>
          </table:table-cell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kiss.ppm&quot;)" office:value-type="string" office:string-value="kiss.ppm" calcext:value-type="string">
            <text:p>kiss.ppm</text:p>
          </table:table-cell>
          <table:table-cell table:style-name="ce2" table:formula="of:=IFERROR(__xludf.dummyfunction(&quot;&quot;&quot;COMPUTED_VALUE&quot;&quot;&quot;);2841496)" office:value-type="float" office:value="2841496" calcext:value-type="float">
            <text:p>2841496</text:p>
          </table:table-cell>
          <table:table-cell table:style-name="ce2" table:formula="of:=IFERROR(__xludf.dummyfunction(&quot;&quot;&quot;COMPUTED_VALUE&quot;&quot;&quot;);827042)" office:value-type="float" office:value="827042" calcext:value-type="float">
            <text:p>827042</text:p>
          </table:table-cell>
          <table:table-cell table:style-name="ce2" table:formula="of:=IFERROR(__xludf.dummyfunction(&quot;&quot;&quot;COMPUTED_VALUE&quot;&quot;&quot;);4068359)" office:value-type="float" office:value="4068359" calcext:value-type="float">
            <text:p>4068359</text:p>
          </table:table-cell>
          <table:table-cell table:style-name="ce2" table:formula="of:=IFERROR(__xludf.dummyfunction(&quot;&quot;&quot;COMPUTED_VALUE&quot;&quot;&quot;);339791)" office:value-type="float" office:value="339791" calcext:value-type="float">
            <text:p>339791</text:p>
          </table:table-cell>
          <table:table-cell table:style-name="ce2" table:formula="of:=IFERROR(__xludf.dummyfunction(&quot;&quot;&quot;COMPUTED_VALUE&quot;&quot;&quot;);0.291058653610633)" office:value-type="float" office:value="0.2910586536" calcext:value-type="float">
            <text:p>0.2910586536</text:p>
          </table:table-cell>
          <table:table-cell table:style-name="ce2" table:formula="of:=IFERROR(__xludf.dummyfunction(&quot;&quot;&quot;COMPUTED_VALUE&quot;&quot;&quot;);2.36791333333333)" office:value-type="float" office:value="2.367913333" calcext:value-type="float">
            <text:p>2.367913333</text:p>
          </table:table-cell>
          <table:table-cell table:style-name="ce2" table:formula="of:=IFERROR(__xludf.dummyfunction(&quot;&quot;&quot;COMPUTED_VALUE&quot;&quot;&quot;);0.689201666666667)" office:value-type="float" office:value="0.6892016667" calcext:value-type="float">
            <text:p>0.6892016667</text:p>
          </table:table-cell>
          <table:table-cell table:style-name="ce2" table:formula="of:=IFERROR(__xludf.dummyfunction(&quot;&quot;&quot;COMPUTED_VALUE&quot;&quot;&quot;);0.305408460895247)" office:value-type="float" office:value="0.3054084609" calcext:value-type="float">
            <text:p>0.3054084609</text:p>
          </table:table-cell>
          <table:table-cell table:style-name="ce2" table:formula="of:=IFERROR(__xludf.dummyfunction(&quot;&quot;&quot;COMPUTED_VALUE&quot;&quot;&quot;);2.02352835267056)" office:value-type="float" office:value="2.023528353" calcext:value-type="float">
            <text:p>2.023528353</text:p>
          </table:table-cell>
          <table:table-cell table:number-columns-repeated="1010"/>
        </table:table-row>
        <table:table-row table:style-name="ro1">
          <table:table-cell table:style-name="ce2" table:formula="of:=IFERROR(__xludf.dummyfunction(&quot;&quot;&quot;COMPUTED_VALUE&quot;&quot;&quot;);&quot;WEBP&quot;)" office:value-type="string" office:string-value="WEBP" calcext:value-type="string">
            <text:p>WEBP</text:p>
          </table:table-cell>
          <table:table-cell table:style-name="ce2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2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kiss.ppm&quot;)" office:value-type="string" office:string-value="kiss.ppm" calcext:value-type="string">
            <text:p>kiss.ppm</text:p>
          </table:table-cell>
          <table:table-cell table:style-name="ce2" table:formula="of:=IFERROR(__xludf.dummyfunction(&quot;&quot;&quot;COMPUTED_VALUE&quot;&quot;&quot;);2841496)" office:value-type="float" office:value="2841496" calcext:value-type="float">
            <text:p>2841496</text:p>
          </table:table-cell>
          <table:table-cell table:style-name="ce2" table:formula="of:=IFERROR(__xludf.dummyfunction(&quot;&quot;&quot;COMPUTED_VALUE&quot;&quot;&quot;);825944)" office:value-type="float" office:value="825944" calcext:value-type="float">
            <text:p>825944</text:p>
          </table:table-cell>
          <table:table-cell table:style-name="ce2" table:formula="of:=IFERROR(__xludf.dummyfunction(&quot;&quot;&quot;COMPUTED_VALUE&quot;&quot;&quot;);4232292)" office:value-type="float" office:value="4232292" calcext:value-type="float">
            <text:p>4232292</text:p>
          </table:table-cell>
          <table:table-cell table:style-name="ce2" table:formula="of:=IFERROR(__xludf.dummyfunction(&quot;&quot;&quot;COMPUTED_VALUE&quot;&quot;&quot;);432899)" office:value-type="float" office:value="432899" calcext:value-type="float">
            <text:p>432899</text:p>
          </table:table-cell>
          <table:table-cell table:style-name="ce2" table:formula="of:=IFERROR(__xludf.dummyfunction(&quot;&quot;&quot;COMPUTED_VALUE&quot;&quot;&quot;);0.290672237441123)" office:value-type="float" office:value="0.2906722374" calcext:value-type="float">
            <text:p>0.2906722374</text:p>
          </table:table-cell>
          <table:table-cell table:style-name="ce2" table:formula="of:=IFERROR(__xludf.dummyfunction(&quot;&quot;&quot;COMPUTED_VALUE&quot;&quot;&quot;);2.36791333333333)" office:value-type="float" office:value="2.367913333" calcext:value-type="float">
            <text:p>2.367913333</text:p>
          </table:table-cell>
          <table:table-cell table:style-name="ce2" table:formula="of:=IFERROR(__xludf.dummyfunction(&quot;&quot;&quot;COMPUTED_VALUE&quot;&quot;&quot;);0.688286666666667)" office:value-type="float" office:value="0.6882866667" calcext:value-type="float">
            <text:p>0.6882866667</text:p>
          </table:table-cell>
          <table:table-cell table:style-name="ce2" table:formula="of:=IFERROR(__xludf.dummyfunction(&quot;&quot;&quot;COMPUTED_VALUE&quot;&quot;&quot;);0.308954114311616)" office:value-type="float" office:value="0.3089541143" calcext:value-type="float">
            <text:p>0.3089541143</text:p>
          </table:table-cell>
          <table:table-cell table:style-name="ce2" table:formula="of:=IFERROR(__xludf.dummyfunction(&quot;&quot;&quot;COMPUTED_VALUE&quot;&quot;&quot;);2.09630500271688)" office:value-type="float" office:value="2.096305003" calcext:value-type="float">
            <text:p>2.096305003</text:p>
          </table:table-cell>
          <table:table-cell table:number-columns-repeated="1010"/>
        </table:table-row>
        <table:table-row table:style-name="ro1">
          <table:table-cell table:style-name="ce2" table:formula="of:=IFERROR(__xludf.dummyfunction(&quot;&quot;&quot;COMPUTED_VALUE&quot;&quot;&quot;);&quot;WEBP&quot;)" office:value-type="string" office:string-value="WEBP" calcext:value-type="string">
            <text:p>WEBP</text:p>
          </table:table-cell>
          <table:table-cell table:style-name="ce2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2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kiss.ppm&quot;)" office:value-type="string" office:string-value="kiss.ppm" calcext:value-type="string">
            <text:p>kiss.ppm</text:p>
          </table:table-cell>
          <table:table-cell table:style-name="ce2" table:formula="of:=IFERROR(__xludf.dummyfunction(&quot;&quot;&quot;COMPUTED_VALUE&quot;&quot;&quot;);2841496)" office:value-type="float" office:value="2841496" calcext:value-type="float">
            <text:p>2841496</text:p>
          </table:table-cell>
          <table:table-cell table:style-name="ce2" table:formula="of:=IFERROR(__xludf.dummyfunction(&quot;&quot;&quot;COMPUTED_VALUE&quot;&quot;&quot;);825944)" office:value-type="float" office:value="825944" calcext:value-type="float">
            <text:p>825944</text:p>
          </table:table-cell>
          <table:table-cell table:style-name="ce2" table:formula="of:=IFERROR(__xludf.dummyfunction(&quot;&quot;&quot;COMPUTED_VALUE&quot;&quot;&quot;);4314678)" office:value-type="float" office:value="4314678" calcext:value-type="float">
            <text:p>4314678</text:p>
          </table:table-cell>
          <table:table-cell table:style-name="ce2" table:formula="of:=IFERROR(__xludf.dummyfunction(&quot;&quot;&quot;COMPUTED_VALUE&quot;&quot;&quot;);305954)" office:value-type="float" office:value="305954" calcext:value-type="float">
            <text:p>305954</text:p>
          </table:table-cell>
          <table:table-cell table:style-name="ce2" table:formula="of:=IFERROR(__xludf.dummyfunction(&quot;&quot;&quot;COMPUTED_VALUE&quot;&quot;&quot;);0.290672237441123)" office:value-type="float" office:value="0.2906722374" calcext:value-type="float">
            <text:p>0.2906722374</text:p>
          </table:table-cell>
          <table:table-cell table:style-name="ce2" table:formula="of:=IFERROR(__xludf.dummyfunction(&quot;&quot;&quot;COMPUTED_VALUE&quot;&quot;&quot;);2.36791333333333)" office:value-type="float" office:value="2.367913333" calcext:value-type="float">
            <text:p>2.367913333</text:p>
          </table:table-cell>
          <table:table-cell table:style-name="ce2" table:formula="of:=IFERROR(__xludf.dummyfunction(&quot;&quot;&quot;COMPUTED_VALUE&quot;&quot;&quot;);0.688286666666667)" office:value-type="float" office:value="0.6882866667" calcext:value-type="float">
            <text:p>0.6882866667</text:p>
          </table:table-cell>
          <table:table-cell table:style-name="ce2" table:formula="of:=IFERROR(__xludf.dummyfunction(&quot;&quot;&quot;COMPUTED_VALUE&quot;&quot;&quot;);0.303593065061503)" office:value-type="float" office:value="0.3035930651" calcext:value-type="float">
            <text:p>0.3035930651</text:p>
          </table:table-cell>
          <table:table-cell table:style-name="ce2" table:formula="of:=IFERROR(__xludf.dummyfunction(&quot;&quot;&quot;COMPUTED_VALUE&quot;&quot;&quot;);2.12573661198186)" office:value-type="float" office:value="2.125736612" calcext:value-type="float">
            <text:p>2.125736612</text:p>
          </table:table-cell>
          <table:table-cell table:number-columns-repeated="1010"/>
        </table:table-row>
        <table:table-row table:style-name="ro1">
          <table:table-cell table:style-name="ce2" table:formula="of:=IFERROR(__xludf.dummyfunction(&quot;&quot;&quot;COMPUTED_VALUE&quot;&quot;&quot;);&quot;WEBP&quot;)" office:value-type="string" office:string-value="WEBP" calcext:value-type="string">
            <text:p>WEBP</text:p>
          </table:table-cell>
          <table:table-cell table:style-name="ce2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2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kiss.ppm&quot;)" office:value-type="string" office:string-value="kiss.ppm" calcext:value-type="string">
            <text:p>kiss.ppm</text:p>
          </table:table-cell>
          <table:table-cell table:style-name="ce2" table:formula="of:=IFERROR(__xludf.dummyfunction(&quot;&quot;&quot;COMPUTED_VALUE&quot;&quot;&quot;);2841496)" office:value-type="float" office:value="2841496" calcext:value-type="float">
            <text:p>2841496</text:p>
          </table:table-cell>
          <table:table-cell table:style-name="ce2" table:formula="of:=IFERROR(__xludf.dummyfunction(&quot;&quot;&quot;COMPUTED_VALUE&quot;&quot;&quot;);825944)" office:value-type="float" office:value="825944" calcext:value-type="float">
            <text:p>825944</text:p>
          </table:table-cell>
          <table:table-cell table:style-name="ce2" table:formula="of:=IFERROR(__xludf.dummyfunction(&quot;&quot;&quot;COMPUTED_VALUE&quot;&quot;&quot;);4256775)" office:value-type="float" office:value="4256775" calcext:value-type="float">
            <text:p>4256775</text:p>
          </table:table-cell>
          <table:table-cell table:style-name="ce2" table:formula="of:=IFERROR(__xludf.dummyfunction(&quot;&quot;&quot;COMPUTED_VALUE&quot;&quot;&quot;);337496)" office:value-type="float" office:value="337496" calcext:value-type="float">
            <text:p>337496</text:p>
          </table:table-cell>
          <table:table-cell table:style-name="ce2" table:formula="of:=IFERROR(__xludf.dummyfunction(&quot;&quot;&quot;COMPUTED_VALUE&quot;&quot;&quot;);0.290672237441123)" office:value-type="float" office:value="0.2906722374" calcext:value-type="float">
            <text:p>0.2906722374</text:p>
          </table:table-cell>
          <table:table-cell table:style-name="ce2" table:formula="of:=IFERROR(__xludf.dummyfunction(&quot;&quot;&quot;COMPUTED_VALUE&quot;&quot;&quot;);2.36791333333333)" office:value-type="float" office:value="2.367913333" calcext:value-type="float">
            <text:p>2.367913333</text:p>
          </table:table-cell>
          <table:table-cell table:style-name="ce2" table:formula="of:=IFERROR(__xludf.dummyfunction(&quot;&quot;&quot;COMPUTED_VALUE&quot;&quot;&quot;);0.688286666666667)" office:value-type="float" office:value="0.6882866667" calcext:value-type="float">
            <text:p>0.6882866667</text:p>
          </table:table-cell>
          <table:table-cell table:style-name="ce2" table:formula="of:=IFERROR(__xludf.dummyfunction(&quot;&quot;&quot;COMPUTED_VALUE&quot;&quot;&quot;);0.304925123948793)" office:value-type="float" office:value="0.3049251239" calcext:value-type="float">
            <text:p>0.3049251239</text:p>
          </table:table-cell>
          <table:table-cell table:style-name="ce2" table:formula="of:=IFERROR(__xludf.dummyfunction(&quot;&quot;&quot;COMPUTED_VALUE&quot;&quot;&quot;);2.10261549549955)" office:value-type="float" office:value="2.102615495" calcext:value-type="float">
            <text:p>2.102615495</text:p>
          </table:table-cell>
          <table:table-cell table:number-columns-repeated="1010"/>
        </table:table-row>
        <table:table-row table:style-name="ro1">
          <table:table-cell table:style-name="ce2" table:formula="of:=IFERROR(__xludf.dummyfunction(&quot;&quot;&quot;COMPUTED_VALUE&quot;&quot;&quot;);&quot;WEBP&quot;)" office:value-type="string" office:string-value="WEBP" calcext:value-type="string">
            <text:p>WEBP</text:p>
          </table:table-cell>
          <table:table-cell table:style-name="ce2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2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kiss.ppm&quot;)" office:value-type="string" office:string-value="kiss.ppm" calcext:value-type="string">
            <text:p>kiss.ppm</text:p>
          </table:table-cell>
          <table:table-cell table:style-name="ce2" table:formula="of:=IFERROR(__xludf.dummyfunction(&quot;&quot;&quot;COMPUTED_VALUE&quot;&quot;&quot;);2841496)" office:value-type="float" office:value="2841496" calcext:value-type="float">
            <text:p>2841496</text:p>
          </table:table-cell>
          <table:table-cell table:style-name="ce2" table:formula="of:=IFERROR(__xludf.dummyfunction(&quot;&quot;&quot;COMPUTED_VALUE&quot;&quot;&quot;);827706)" office:value-type="float" office:value="827706" calcext:value-type="float">
            <text:p>827706</text:p>
          </table:table-cell>
          <table:table-cell table:style-name="ce2" table:formula="of:=IFERROR(__xludf.dummyfunction(&quot;&quot;&quot;COMPUTED_VALUE&quot;&quot;&quot;);4823041)" office:value-type="float" office:value="4823041" calcext:value-type="float">
            <text:p>4823041</text:p>
          </table:table-cell>
          <table:table-cell table:style-name="ce2" table:formula="of:=IFERROR(__xludf.dummyfunction(&quot;&quot;&quot;COMPUTED_VALUE&quot;&quot;&quot;);309631)" office:value-type="float" office:value="309631" calcext:value-type="float">
            <text:p>309631</text:p>
          </table:table-cell>
          <table:table-cell table:style-name="ce2" table:formula="of:=IFERROR(__xludf.dummyfunction(&quot;&quot;&quot;COMPUTED_VALUE&quot;&quot;&quot;);0.291292333334272)" office:value-type="float" office:value="0.2912923333" calcext:value-type="float">
            <text:p>0.2912923333</text:p>
          </table:table-cell>
          <table:table-cell table:style-name="ce2" table:formula="of:=IFERROR(__xludf.dummyfunction(&quot;&quot;&quot;COMPUTED_VALUE&quot;&quot;&quot;);2.36791333333333)" office:value-type="float" office:value="2.367913333" calcext:value-type="float">
            <text:p>2.367913333</text:p>
          </table:table-cell>
          <table:table-cell table:style-name="ce2" table:formula="of:=IFERROR(__xludf.dummyfunction(&quot;&quot;&quot;COMPUTED_VALUE&quot;&quot;&quot;);0.689755)" office:value-type="float" office:value="0.689755" calcext:value-type="float">
            <text:p>0.689755</text:p>
          </table:table-cell>
          <table:table-cell table:style-name="ce2" table:formula="of:=IFERROR(__xludf.dummyfunction(&quot;&quot;&quot;COMPUTED_VALUE&quot;&quot;&quot;);0.304368445354137)" office:value-type="float" office:value="0.3043684454" calcext:value-type="float">
            <text:p>0.3043684454</text:p>
          </table:table-cell>
          <table:table-cell table:style-name="ce2" table:formula="of:=IFERROR(__xludf.dummyfunction(&quot;&quot;&quot;COMPUTED_VALUE&quot;&quot;&quot;);2.34120017061435)" office:value-type="float" office:value="2.341200171" calcext:value-type="float">
            <text:p>2.341200171</text:p>
          </table:table-cell>
          <table:table-cell table:number-columns-repeated="1010"/>
        </table:table-row>
        <table:table-row table:style-name="ro1">
          <table:table-cell table:style-name="ce2" table:formula="of:=IFERROR(__xludf.dummyfunction(&quot;&quot;&quot;COMPUTED_VALUE&quot;&quot;&quot;);&quot;WEBP&quot;)" office:value-type="string" office:string-value="WEBP" calcext:value-type="string">
            <text:p>WEBP</text:p>
          </table:table-cell>
          <table:table-cell table:style-name="ce2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2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kiss.ppm&quot;)" office:value-type="string" office:string-value="kiss.ppm" calcext:value-type="string">
            <text:p>kiss.ppm</text:p>
          </table:table-cell>
          <table:table-cell table:style-name="ce2" table:formula="of:=IFERROR(__xludf.dummyfunction(&quot;&quot;&quot;COMPUTED_VALUE&quot;&quot;&quot;);2841496)" office:value-type="float" office:value="2841496" calcext:value-type="float">
            <text:p>2841496</text:p>
          </table:table-cell>
          <table:table-cell table:style-name="ce2" table:formula="of:=IFERROR(__xludf.dummyfunction(&quot;&quot;&quot;COMPUTED_VALUE&quot;&quot;&quot;);827706)" office:value-type="float" office:value="827706" calcext:value-type="float">
            <text:p>827706</text:p>
          </table:table-cell>
          <table:table-cell table:style-name="ce2" table:formula="of:=IFERROR(__xludf.dummyfunction(&quot;&quot;&quot;COMPUTED_VALUE&quot;&quot;&quot;);4888361)" office:value-type="float" office:value="4888361" calcext:value-type="float">
            <text:p>4888361</text:p>
          </table:table-cell>
          <table:table-cell table:style-name="ce2" table:formula="of:=IFERROR(__xludf.dummyfunction(&quot;&quot;&quot;COMPUTED_VALUE&quot;&quot;&quot;);327269)" office:value-type="float" office:value="327269" calcext:value-type="float">
            <text:p>327269</text:p>
          </table:table-cell>
          <table:table-cell table:style-name="ce2" table:formula="of:=IFERROR(__xludf.dummyfunction(&quot;&quot;&quot;COMPUTED_VALUE&quot;&quot;&quot;);0.291292333334272)" office:value-type="float" office:value="0.2912923333" calcext:value-type="float">
            <text:p>0.2912923333</text:p>
          </table:table-cell>
          <table:table-cell table:style-name="ce2" table:formula="of:=IFERROR(__xludf.dummyfunction(&quot;&quot;&quot;COMPUTED_VALUE&quot;&quot;&quot;);2.36791333333333)" office:value-type="float" office:value="2.367913333" calcext:value-type="float">
            <text:p>2.367913333</text:p>
          </table:table-cell>
          <table:table-cell table:style-name="ce2" table:formula="of:=IFERROR(__xludf.dummyfunction(&quot;&quot;&quot;COMPUTED_VALUE&quot;&quot;&quot;);0.689755)" office:value-type="float" office:value="0.689755" calcext:value-type="float">
            <text:p>0.689755</text:p>
          </table:table-cell>
          <table:table-cell table:style-name="ce2" table:formula="of:=IFERROR(__xludf.dummyfunction(&quot;&quot;&quot;COMPUTED_VALUE&quot;&quot;&quot;);0.305113320588873)" office:value-type="float" office:value="0.3051133206" calcext:value-type="float">
            <text:p>0.3051133206</text:p>
          </table:table-cell>
          <table:table-cell table:style-name="ce2" table:formula="of:=IFERROR(__xludf.dummyfunction(&quot;&quot;&quot;COMPUTED_VALUE&quot;&quot;&quot;);2.36953051491186)" office:value-type="float" office:value="2.369530515" calcext:value-type="float">
            <text:p>2.369530515</text:p>
          </table:table-cell>
          <table:table-cell table:number-columns-repeated="1010"/>
        </table:table-row>
        <table:table-row table:style-name="ro1">
          <table:table-cell table:style-name="ce2" table:formula="of:=IFERROR(__xludf.dummyfunction(&quot;&quot;&quot;COMPUTED_VALUE&quot;&quot;&quot;);&quot;WEBP&quot;)" office:value-type="string" office:string-value="WEBP" calcext:value-type="string">
            <text:p>WEBP</text:p>
          </table:table-cell>
          <table:table-cell table:style-name="ce2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2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look.ppm&quot;)" office:value-type="string" office:string-value="look.ppm" calcext:value-type="string">
            <text:p>look.ppm</text:p>
          </table:table-cell>
          <table:table-cell table:style-name="ce2" table:formula="of:=IFERROR(__xludf.dummyfunction(&quot;&quot;&quot;COMPUTED_VALUE&quot;&quot;&quot;);18739052)" office:value-type="float" office:value="18739052" calcext:value-type="float">
            <text:p>18739052</text:p>
          </table:table-cell>
          <table:table-cell table:style-name="ce2" table:formula="of:=IFERROR(__xludf.dummyfunction(&quot;&quot;&quot;COMPUTED_VALUE&quot;&quot;&quot;);9026488)" office:value-type="float" office:value="9026488" calcext:value-type="float">
            <text:p>9026488</text:p>
          </table:table-cell>
          <table:table-cell table:style-name="ce2" table:formula="of:=IFERROR(__xludf.dummyfunction(&quot;&quot;&quot;COMPUTED_VALUE&quot;&quot;&quot;);10507576)" office:value-type="float" office:value="10507576" calcext:value-type="float">
            <text:p>10507576</text:p>
          </table:table-cell>
          <table:table-cell table:style-name="ce2" table:formula="of:=IFERROR(__xludf.dummyfunction(&quot;&quot;&quot;COMPUTED_VALUE&quot;&quot;&quot;);1503684)" office:value-type="float" office:value="1503684" calcext:value-type="float">
            <text:p>1503684</text:p>
          </table:table-cell>
          <table:table-cell table:style-name="ce2" table:formula="of:=IFERROR(__xludf.dummyfunction(&quot;&quot;&quot;COMPUTED_VALUE&quot;&quot;&quot;);0.481693951220158)" office:value-type="float" office:value="0.4816939512" calcext:value-type="float">
            <text:p>0.4816939512</text:p>
          </table:table-cell>
          <table:table-cell table:style-name="ce2" table:formula="of:=IFERROR(__xludf.dummyfunction(&quot;&quot;&quot;COMPUTED_VALUE&quot;&quot;&quot;);15.6158766666667)" office:value-type="float" office:value="15.61587667" calcext:value-type="float">
            <text:p>15.61587667</text:p>
          </table:table-cell>
          <table:table-cell table:style-name="ce2" table:formula="of:=IFERROR(__xludf.dummyfunction(&quot;&quot;&quot;COMPUTED_VALUE&quot;&quot;&quot;);7.52207333333333)" office:value-type="float" office:value="7.522073333" calcext:value-type="float">
            <text:p>7.522073333</text:p>
          </table:table-cell>
          <table:table-cell table:style-name="ce2" table:formula="of:=IFERROR(__xludf.dummyfunction(&quot;&quot;&quot;COMPUTED_VALUE&quot;&quot;&quot;);0.491323151245858)" office:value-type="float" office:value="0.4913231512" calcext:value-type="float">
            <text:p>0.4913231512</text:p>
          </table:table-cell>
          <table:table-cell table:style-name="ce2" table:formula="of:=IFERROR(__xludf.dummyfunction(&quot;&quot;&quot;COMPUTED_VALUE&quot;&quot;&quot;);1.16420090407989)" office:value-type="float" office:value="1.164200904" calcext:value-type="float">
            <text:p>1.164200904</text:p>
          </table:table-cell>
          <table:table-cell table:number-columns-repeated="1010"/>
        </table:table-row>
        <table:table-row table:style-name="ro1">
          <table:table-cell table:style-name="ce2" table:formula="of:=IFERROR(__xludf.dummyfunction(&quot;&quot;&quot;COMPUTED_VALUE&quot;&quot;&quot;);&quot;WEBP&quot;)" office:value-type="string" office:string-value="WEBP" calcext:value-type="string">
            <text:p>WEBP</text:p>
          </table:table-cell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look.ppm&quot;)" office:value-type="string" office:string-value="look.ppm" calcext:value-type="string">
            <text:p>look.ppm</text:p>
          </table:table-cell>
          <table:table-cell table:style-name="ce2" table:formula="of:=IFERROR(__xludf.dummyfunction(&quot;&quot;&quot;COMPUTED_VALUE&quot;&quot;&quot;);18739052)" office:value-type="float" office:value="18739052" calcext:value-type="float">
            <text:p>18739052</text:p>
          </table:table-cell>
          <table:table-cell table:style-name="ce2" table:formula="of:=IFERROR(__xludf.dummyfunction(&quot;&quot;&quot;COMPUTED_VALUE&quot;&quot;&quot;);8265008)" office:value-type="float" office:value="8265008" calcext:value-type="float">
            <text:p>8265008</text:p>
          </table:table-cell>
          <table:table-cell table:style-name="ce2" table:formula="of:=IFERROR(__xludf.dummyfunction(&quot;&quot;&quot;COMPUTED_VALUE&quot;&quot;&quot;);34696034)" office:value-type="float" office:value="34696034" calcext:value-type="float">
            <text:p>34696034</text:p>
          </table:table-cell>
          <table:table-cell table:style-name="ce2" table:formula="of:=IFERROR(__xludf.dummyfunction(&quot;&quot;&quot;COMPUTED_VALUE&quot;&quot;&quot;);1449603)" office:value-type="float" office:value="1449603" calcext:value-type="float">
            <text:p>1449603</text:p>
          </table:table-cell>
          <table:table-cell table:style-name="ce2" table:formula="of:=IFERROR(__xludf.dummyfunction(&quot;&quot;&quot;COMPUTED_VALUE&quot;&quot;&quot;);0.441057957467646)" office:value-type="float" office:value="0.4410579575" calcext:value-type="float">
            <text:p>0.4410579575</text:p>
          </table:table-cell>
          <table:table-cell table:style-name="ce2" table:formula="of:=IFERROR(__xludf.dummyfunction(&quot;&quot;&quot;COMPUTED_VALUE&quot;&quot;&quot;);15.6158766666667)" office:value-type="float" office:value="15.61587667" calcext:value-type="float">
            <text:p>15.61587667</text:p>
          </table:table-cell>
          <table:table-cell table:style-name="ce2" table:formula="of:=IFERROR(__xludf.dummyfunction(&quot;&quot;&quot;COMPUTED_VALUE&quot;&quot;&quot;);6.88750666666667)" office:value-type="float" office:value="6.887506667" calcext:value-type="float">
            <text:p>6.887506667</text:p>
          </table:table-cell>
          <table:table-cell table:style-name="ce2" table:formula="of:=IFERROR(__xludf.dummyfunction(&quot;&quot;&quot;COMPUTED_VALUE&quot;&quot;&quot;);0.450340836879048)" office:value-type="float" office:value="0.4503408369" calcext:value-type="float">
            <text:p>0.4503408369</text:p>
          </table:table-cell>
          <table:table-cell table:style-name="ce2" table:formula="of:=IFERROR(__xludf.dummyfunction(&quot;&quot;&quot;COMPUTED_VALUE&quot;&quot;&quot;);2.67218433248384)" office:value-type="float" office:value="2.672184332" calcext:value-type="float">
            <text:p>2.672184332</text:p>
          </table:table-cell>
          <table:table-cell table:number-columns-repeated="1010"/>
        </table:table-row>
        <table:table-row table:style-name="ro1">
          <table:table-cell table:style-name="ce2" table:formula="of:=IFERROR(__xludf.dummyfunction(&quot;&quot;&quot;COMPUTED_VALUE&quot;&quot;&quot;);&quot;WEBP&quot;)" office:value-type="string" office:string-value="WEBP" calcext:value-type="string">
            <text:p>WEBP</text:p>
          </table:table-cell>
          <table:table-cell table:style-name="ce2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2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look.ppm&quot;)" office:value-type="string" office:string-value="look.ppm" calcext:value-type="string">
            <text:p>look.ppm</text:p>
          </table:table-cell>
          <table:table-cell table:style-name="ce2" table:formula="of:=IFERROR(__xludf.dummyfunction(&quot;&quot;&quot;COMPUTED_VALUE&quot;&quot;&quot;);18739052)" office:value-type="float" office:value="18739052" calcext:value-type="float">
            <text:p>18739052</text:p>
          </table:table-cell>
          <table:table-cell table:style-name="ce2" table:formula="of:=IFERROR(__xludf.dummyfunction(&quot;&quot;&quot;COMPUTED_VALUE&quot;&quot;&quot;);8265008)" office:value-type="float" office:value="8265008" calcext:value-type="float">
            <text:p>8265008</text:p>
          </table:table-cell>
          <table:table-cell table:style-name="ce2" table:formula="of:=IFERROR(__xludf.dummyfunction(&quot;&quot;&quot;COMPUTED_VALUE&quot;&quot;&quot;);32591658)" office:value-type="float" office:value="32591658" calcext:value-type="float">
            <text:p>32591658</text:p>
          </table:table-cell>
          <table:table-cell table:style-name="ce2" table:formula="of:=IFERROR(__xludf.dummyfunction(&quot;&quot;&quot;COMPUTED_VALUE&quot;&quot;&quot;);1439809)" office:value-type="float" office:value="1439809" calcext:value-type="float">
            <text:p>1439809</text:p>
          </table:table-cell>
          <table:table-cell table:style-name="ce2" table:formula="of:=IFERROR(__xludf.dummyfunction(&quot;&quot;&quot;COMPUTED_VALUE&quot;&quot;&quot;);0.441057957467646)" office:value-type="float" office:value="0.4410579575" calcext:value-type="float">
            <text:p>0.4410579575</text:p>
          </table:table-cell>
          <table:table-cell table:style-name="ce2" table:formula="of:=IFERROR(__xludf.dummyfunction(&quot;&quot;&quot;COMPUTED_VALUE&quot;&quot;&quot;);15.6158766666667)" office:value-type="float" office:value="15.61587667" calcext:value-type="float">
            <text:p>15.61587667</text:p>
          </table:table-cell>
          <table:table-cell table:style-name="ce2" table:formula="of:=IFERROR(__xludf.dummyfunction(&quot;&quot;&quot;COMPUTED_VALUE&quot;&quot;&quot;);6.88750666666667)" office:value-type="float" office:value="6.887506667" calcext:value-type="float">
            <text:p>6.887506667</text:p>
          </table:table-cell>
          <table:table-cell table:style-name="ce2" table:formula="of:=IFERROR(__xludf.dummyfunction(&quot;&quot;&quot;COMPUTED_VALUE&quot;&quot;&quot;);0.450278118658297)" office:value-type="float" office:value="0.4502781187" calcext:value-type="float">
            <text:p>0.4502781187</text:p>
          </table:table-cell>
          <table:table-cell table:style-name="ce2" table:formula="of:=IFERROR(__xludf.dummyfunction(&quot;&quot;&quot;COMPUTED_VALUE&quot;&quot;&quot;);2.5373628655281)" office:value-type="float" office:value="2.537362866" calcext:value-type="float">
            <text:p>2.537362866</text:p>
          </table:table-cell>
          <table:table-cell table:number-columns-repeated="1010"/>
        </table:table-row>
        <table:table-row table:style-name="ro1">
          <table:table-cell table:style-name="ce2" table:formula="of:=IFERROR(__xludf.dummyfunction(&quot;&quot;&quot;COMPUTED_VALUE&quot;&quot;&quot;);&quot;WEBP&quot;)" office:value-type="string" office:string-value="WEBP" calcext:value-type="string">
            <text:p>WEBP</text:p>
          </table:table-cell>
          <table:table-cell table:style-name="ce2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2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look.ppm&quot;)" office:value-type="string" office:string-value="look.ppm" calcext:value-type="string">
            <text:p>look.ppm</text:p>
          </table:table-cell>
          <table:table-cell table:style-name="ce2" table:formula="of:=IFERROR(__xludf.dummyfunction(&quot;&quot;&quot;COMPUTED_VALUE&quot;&quot;&quot;);18739052)" office:value-type="float" office:value="18739052" calcext:value-type="float">
            <text:p>18739052</text:p>
          </table:table-cell>
          <table:table-cell table:style-name="ce2" table:formula="of:=IFERROR(__xludf.dummyfunction(&quot;&quot;&quot;COMPUTED_VALUE&quot;&quot;&quot;);8265008)" office:value-type="float" office:value="8265008" calcext:value-type="float">
            <text:p>8265008</text:p>
          </table:table-cell>
          <table:table-cell table:style-name="ce2" table:formula="of:=IFERROR(__xludf.dummyfunction(&quot;&quot;&quot;COMPUTED_VALUE&quot;&quot;&quot;);34034776)" office:value-type="float" office:value="34034776" calcext:value-type="float">
            <text:p>34034776</text:p>
          </table:table-cell>
          <table:table-cell table:style-name="ce2" table:formula="of:=IFERROR(__xludf.dummyfunction(&quot;&quot;&quot;COMPUTED_VALUE&quot;&quot;&quot;);1488568)" office:value-type="float" office:value="1488568" calcext:value-type="float">
            <text:p>1488568</text:p>
          </table:table-cell>
          <table:table-cell table:style-name="ce2" table:formula="of:=IFERROR(__xludf.dummyfunction(&quot;&quot;&quot;COMPUTED_VALUE&quot;&quot;&quot;);0.441057957467646)" office:value-type="float" office:value="0.4410579575" calcext:value-type="float">
            <text:p>0.4410579575</text:p>
          </table:table-cell>
          <table:table-cell table:style-name="ce2" table:formula="of:=IFERROR(__xludf.dummyfunction(&quot;&quot;&quot;COMPUTED_VALUE&quot;&quot;&quot;);15.6158766666667)" office:value-type="float" office:value="15.61587667" calcext:value-type="float">
            <text:p>15.61587667</text:p>
          </table:table-cell>
          <table:table-cell table:style-name="ce2" table:formula="of:=IFERROR(__xludf.dummyfunction(&quot;&quot;&quot;COMPUTED_VALUE&quot;&quot;&quot;);6.88750666666667)" office:value-type="float" office:value="6.887506667" calcext:value-type="float">
            <text:p>6.887506667</text:p>
          </table:table-cell>
          <table:table-cell table:style-name="ce2" table:formula="of:=IFERROR(__xludf.dummyfunction(&quot;&quot;&quot;COMPUTED_VALUE&quot;&quot;&quot;);0.450590358573102)" office:value-type="float" office:value="0.4505903586" calcext:value-type="float">
            <text:p>0.4505903586</text:p>
          </table:table-cell>
          <table:table-cell table:style-name="ce2" table:formula="of:=IFERROR(__xludf.dummyfunction(&quot;&quot;&quot;COMPUTED_VALUE&quot;&quot;&quot;);2.63008861707625)" office:value-type="float" office:value="2.630088617" calcext:value-type="float">
            <text:p>2.630088617</text:p>
          </table:table-cell>
          <table:table-cell table:number-columns-repeated="1010"/>
        </table:table-row>
        <table:table-row table:style-name="ro1">
          <table:table-cell table:style-name="ce2" table:formula="of:=IFERROR(__xludf.dummyfunction(&quot;&quot;&quot;COMPUTED_VALUE&quot;&quot;&quot;);&quot;WEBP&quot;)" office:value-type="string" office:string-value="WEBP" calcext:value-type="string">
            <text:p>WEBP</text:p>
          </table:table-cell>
          <table:table-cell table:style-name="ce2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2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look.ppm&quot;)" office:value-type="string" office:string-value="look.ppm" calcext:value-type="string">
            <text:p>look.ppm</text:p>
          </table:table-cell>
          <table:table-cell table:style-name="ce2" table:formula="of:=IFERROR(__xludf.dummyfunction(&quot;&quot;&quot;COMPUTED_VALUE&quot;&quot;&quot;);18739052)" office:value-type="float" office:value="18739052" calcext:value-type="float">
            <text:p>18739052</text:p>
          </table:table-cell>
          <table:table-cell table:style-name="ce2" table:formula="of:=IFERROR(__xludf.dummyfunction(&quot;&quot;&quot;COMPUTED_VALUE&quot;&quot;&quot;);8246524)" office:value-type="float" office:value="8246524" calcext:value-type="float">
            <text:p>8246524</text:p>
          </table:table-cell>
          <table:table-cell table:style-name="ce2" table:formula="of:=IFERROR(__xludf.dummyfunction(&quot;&quot;&quot;COMPUTED_VALUE&quot;&quot;&quot;);39890652)" office:value-type="float" office:value="39890652" calcext:value-type="float">
            <text:p>39890652</text:p>
          </table:table-cell>
          <table:table-cell table:style-name="ce2" table:formula="of:=IFERROR(__xludf.dummyfunction(&quot;&quot;&quot;COMPUTED_VALUE&quot;&quot;&quot;);1997767)" office:value-type="float" office:value="1997767" calcext:value-type="float">
            <text:p>1997767</text:p>
          </table:table-cell>
          <table:table-cell table:style-name="ce2" table:formula="of:=IFERROR(__xludf.dummyfunction(&quot;&quot;&quot;COMPUTED_VALUE&quot;&quot;&quot;);0.440071568188188)" office:value-type="float" office:value="0.4400715682" calcext:value-type="float">
            <text:p>0.4400715682</text:p>
          </table:table-cell>
          <table:table-cell table:style-name="ce2" table:formula="of:=IFERROR(__xludf.dummyfunction(&quot;&quot;&quot;COMPUTED_VALUE&quot;&quot;&quot;);15.6158766666667)" office:value-type="float" office:value="15.61587667" calcext:value-type="float">
            <text:p>15.61587667</text:p>
          </table:table-cell>
          <table:table-cell table:style-name="ce2" table:formula="of:=IFERROR(__xludf.dummyfunction(&quot;&quot;&quot;COMPUTED_VALUE&quot;&quot;&quot;);6.87210333333333)" office:value-type="float" office:value="6.872103333" calcext:value-type="float">
            <text:p>6.872103333</text:p>
          </table:table-cell>
          <table:table-cell table:style-name="ce2" table:formula="of:=IFERROR(__xludf.dummyfunction(&quot;&quot;&quot;COMPUTED_VALUE&quot;&quot;&quot;);0.452864746839915)" office:value-type="float" office:value="0.4528647468" calcext:value-type="float">
            <text:p>0.4528647468</text:p>
          </table:table-cell>
          <table:table-cell table:style-name="ce2" table:formula="of:=IFERROR(__xludf.dummyfunction(&quot;&quot;&quot;COMPUTED_VALUE&quot;&quot;&quot;);3.00735802643592)" office:value-type="float" office:value="3.007358026" calcext:value-type="float">
            <text:p>3.007358026</text:p>
          </table:table-cell>
          <table:table-cell table:number-columns-repeated="1010"/>
        </table:table-row>
        <table:table-row table:style-name="ro1">
          <table:table-cell table:style-name="ce2" table:formula="of:=IFERROR(__xludf.dummyfunction(&quot;&quot;&quot;COMPUTED_VALUE&quot;&quot;&quot;);&quot;WEBP&quot;)" office:value-type="string" office:string-value="WEBP" calcext:value-type="string">
            <text:p>WEBP</text:p>
          </table:table-cell>
          <table:table-cell table:style-name="ce2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2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look.ppm&quot;)" office:value-type="string" office:string-value="look.ppm" calcext:value-type="string">
            <text:p>look.ppm</text:p>
          </table:table-cell>
          <table:table-cell table:style-name="ce2" table:formula="of:=IFERROR(__xludf.dummyfunction(&quot;&quot;&quot;COMPUTED_VALUE&quot;&quot;&quot;);18739052)" office:value-type="float" office:value="18739052" calcext:value-type="float">
            <text:p>18739052</text:p>
          </table:table-cell>
          <table:table-cell table:style-name="ce2" table:formula="of:=IFERROR(__xludf.dummyfunction(&quot;&quot;&quot;COMPUTED_VALUE&quot;&quot;&quot;);8212706)" office:value-type="float" office:value="8212706" calcext:value-type="float">
            <text:p>8212706</text:p>
          </table:table-cell>
          <table:table-cell table:style-name="ce2" table:formula="of:=IFERROR(__xludf.dummyfunction(&quot;&quot;&quot;COMPUTED_VALUE&quot;&quot;&quot;);54087241)" office:value-type="float" office:value="54087241" calcext:value-type="float">
            <text:p>54087241</text:p>
          </table:table-cell>
          <table:table-cell table:style-name="ce2" table:formula="of:=IFERROR(__xludf.dummyfunction(&quot;&quot;&quot;COMPUTED_VALUE&quot;&quot;&quot;);1546244)" office:value-type="float" office:value="1546244" calcext:value-type="float">
            <text:p>1546244</text:p>
          </table:table-cell>
          <table:table-cell table:style-name="ce2" table:formula="of:=IFERROR(__xludf.dummyfunction(&quot;&quot;&quot;COMPUTED_VALUE&quot;&quot;&quot;);0.438266887780663)" office:value-type="float" office:value="0.4382668878" calcext:value-type="float">
            <text:p>0.4382668878</text:p>
          </table:table-cell>
          <table:table-cell table:style-name="ce2" table:formula="of:=IFERROR(__xludf.dummyfunction(&quot;&quot;&quot;COMPUTED_VALUE&quot;&quot;&quot;);15.6158766666667)" office:value-type="float" office:value="15.61587667" calcext:value-type="float">
            <text:p>15.61587667</text:p>
          </table:table-cell>
          <table:table-cell table:style-name="ce2" table:formula="of:=IFERROR(__xludf.dummyfunction(&quot;&quot;&quot;COMPUTED_VALUE&quot;&quot;&quot;);6.84392166666667)" office:value-type="float" office:value="6.843921667" calcext:value-type="float">
            <text:p>6.843921667</text:p>
          </table:table-cell>
          <table:table-cell table:style-name="ce2" table:formula="of:=IFERROR(__xludf.dummyfunction(&quot;&quot;&quot;COMPUTED_VALUE&quot;&quot;&quot;);0.448168630942483)" office:value-type="float" office:value="0.4481686309" calcext:value-type="float">
            <text:p>0.4481686309</text:p>
          </table:table-cell>
          <table:table-cell table:style-name="ce2" table:formula="of:=IFERROR(__xludf.dummyfunction(&quot;&quot;&quot;COMPUTED_VALUE&quot;&quot;&quot;);3.91177443127859)" office:value-type="float" office:value="3.911774431" calcext:value-type="float">
            <text:p>3.911774431</text:p>
          </table:table-cell>
          <table:table-cell table:number-columns-repeated="1010"/>
        </table:table-row>
        <table:table-row table:style-name="ro1">
          <table:table-cell table:style-name="ce2" table:formula="of:=IFERROR(__xludf.dummyfunction(&quot;&quot;&quot;COMPUTED_VALUE&quot;&quot;&quot;);&quot;WEBP&quot;)" office:value-type="string" office:string-value="WEBP" calcext:value-type="string">
            <text:p>WEBP</text:p>
          </table:table-cell>
          <table:table-cell table:style-name="ce2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2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look.ppm&quot;)" office:value-type="string" office:string-value="look.ppm" calcext:value-type="string">
            <text:p>look.ppm</text:p>
          </table:table-cell>
          <table:table-cell table:style-name="ce2" table:formula="of:=IFERROR(__xludf.dummyfunction(&quot;&quot;&quot;COMPUTED_VALUE&quot;&quot;&quot;);18739052)" office:value-type="float" office:value="18739052" calcext:value-type="float">
            <text:p>18739052</text:p>
          </table:table-cell>
          <table:table-cell table:style-name="ce2" table:formula="of:=IFERROR(__xludf.dummyfunction(&quot;&quot;&quot;COMPUTED_VALUE&quot;&quot;&quot;);8212706)" office:value-type="float" office:value="8212706" calcext:value-type="float">
            <text:p>8212706</text:p>
          </table:table-cell>
          <table:table-cell table:style-name="ce2" table:formula="of:=IFERROR(__xludf.dummyfunction(&quot;&quot;&quot;COMPUTED_VALUE&quot;&quot;&quot;);54556070)" office:value-type="float" office:value="54556070" calcext:value-type="float">
            <text:p>54556070</text:p>
          </table:table-cell>
          <table:table-cell table:style-name="ce2" table:formula="of:=IFERROR(__xludf.dummyfunction(&quot;&quot;&quot;COMPUTED_VALUE&quot;&quot;&quot;);1502268)" office:value-type="float" office:value="1502268" calcext:value-type="float">
            <text:p>1502268</text:p>
          </table:table-cell>
          <table:table-cell table:style-name="ce2" table:formula="of:=IFERROR(__xludf.dummyfunction(&quot;&quot;&quot;COMPUTED_VALUE&quot;&quot;&quot;);0.438266887780663)" office:value-type="float" office:value="0.4382668878" calcext:value-type="float">
            <text:p>0.4382668878</text:p>
          </table:table-cell>
          <table:table-cell table:style-name="ce2" table:formula="of:=IFERROR(__xludf.dummyfunction(&quot;&quot;&quot;COMPUTED_VALUE&quot;&quot;&quot;);15.6158766666667)" office:value-type="float" office:value="15.61587667" calcext:value-type="float">
            <text:p>15.61587667</text:p>
          </table:table-cell>
          <table:table-cell table:style-name="ce2" table:formula="of:=IFERROR(__xludf.dummyfunction(&quot;&quot;&quot;COMPUTED_VALUE&quot;&quot;&quot;);6.84392166666667)" office:value-type="float" office:value="6.843921667" calcext:value-type="float">
            <text:p>6.843921667</text:p>
          </table:table-cell>
          <table:table-cell table:style-name="ce2" table:formula="of:=IFERROR(__xludf.dummyfunction(&quot;&quot;&quot;COMPUTED_VALUE&quot;&quot;&quot;);0.447887020111796)" office:value-type="float" office:value="0.4478870201" calcext:value-type="float">
            <text:p>0.4478870201</text:p>
          </table:table-cell>
          <table:table-cell table:style-name="ce2" table:formula="of:=IFERROR(__xludf.dummyfunction(&quot;&quot;&quot;COMPUTED_VALUE&quot;&quot;&quot;);3.94151540643571)" office:value-type="float" office:value="3.941515406" calcext:value-type="float">
            <text:p>3.941515406</text:p>
          </table:table-cell>
          <table:table-cell table:number-columns-repeated="1010"/>
        </table:table-row>
        <table:table-row table:style-name="ro1">
          <table:table-cell table:style-name="ce2" table:formula="of:=IFERROR(__xludf.dummyfunction(&quot;&quot;&quot;COMPUTED_VALUE&quot;&quot;&quot;);&quot;WEBP&quot;)" office:value-type="string" office:string-value="WEBP" calcext:value-type="string">
            <text:p>WEBP</text:p>
          </table:table-cell>
          <table:table-cell table:style-name="ce2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2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miku.ppm&quot;)" office:value-type="string" office:string-value="miku.ppm" calcext:value-type="string">
            <text:p>miku.ppm</text:p>
          </table:table-cell>
          <table:table-cell table:style-name="ce2" table:formula="of:=IFERROR(__xludf.dummyfunction(&quot;&quot;&quot;COMPUTED_VALUE&quot;&quot;&quot;);21566753)" office:value-type="float" office:value="21566753" calcext:value-type="float">
            <text:p>21566753</text:p>
          </table:table-cell>
          <table:table-cell table:style-name="ce2" table:formula="of:=IFERROR(__xludf.dummyfunction(&quot;&quot;&quot;COMPUTED_VALUE&quot;&quot;&quot;);7846712)" office:value-type="float" office:value="7846712" calcext:value-type="float">
            <text:p>7846712</text:p>
          </table:table-cell>
          <table:table-cell table:style-name="ce2" table:formula="of:=IFERROR(__xludf.dummyfunction(&quot;&quot;&quot;COMPUTED_VALUE&quot;&quot;&quot;);34993390)" office:value-type="float" office:value="34993390" calcext:value-type="float">
            <text:p>34993390</text:p>
          </table:table-cell>
          <table:table-cell table:style-name="ce2" table:formula="of:=IFERROR(__xludf.dummyfunction(&quot;&quot;&quot;COMPUTED_VALUE&quot;&quot;&quot;);1623292)" office:value-type="float" office:value="1623292" calcext:value-type="float">
            <text:p>1623292</text:p>
          </table:table-cell>
          <table:table-cell table:style-name="ce2" table:formula="of:=IFERROR(__xludf.dummyfunction(&quot;&quot;&quot;COMPUTED_VALUE&quot;&quot;&quot;);0.363833721283867)" office:value-type="float" office:value="0.3638337213" calcext:value-type="float">
            <text:p>0.3638337213</text:p>
          </table:table-cell>
          <table:table-cell table:style-name="ce2" table:formula="of:=IFERROR(__xludf.dummyfunction(&quot;&quot;&quot;COMPUTED_VALUE&quot;&quot;&quot;);17.9722941666667)" office:value-type="float" office:value="17.97229417" calcext:value-type="float">
            <text:p>17.97229417</text:p>
          </table:table-cell>
          <table:table-cell table:style-name="ce2" table:formula="of:=IFERROR(__xludf.dummyfunction(&quot;&quot;&quot;COMPUTED_VALUE&quot;&quot;&quot;);6.53892666666667)" office:value-type="float" office:value="6.538926667" calcext:value-type="float">
            <text:p>6.538926667</text:p>
          </table:table-cell>
          <table:table-cell table:style-name="ce2" table:formula="of:=IFERROR(__xludf.dummyfunction(&quot;&quot;&quot;COMPUTED_VALUE&quot;&quot;&quot;);0.372865912638773)" office:value-type="float" office:value="0.3728659126" calcext:value-type="float">
            <text:p>0.3728659126</text:p>
          </table:table-cell>
          <table:table-cell table:style-name="ce2" table:formula="of:=IFERROR(__xludf.dummyfunction(&quot;&quot;&quot;COMPUTED_VALUE&quot;&quot;&quot;);2.31994009668493)" office:value-type="float" office:value="2.319940097" calcext:value-type="float">
            <text:p>2.319940097</text:p>
          </table:table-cell>
          <table:table-cell table:number-columns-repeated="1010"/>
        </table:table-row>
        <table:table-row table:style-name="ro1">
          <table:table-cell table:style-name="ce2" table:formula="of:=IFERROR(__xludf.dummyfunction(&quot;&quot;&quot;COMPUTED_VALUE&quot;&quot;&quot;);&quot;WEBP&quot;)" office:value-type="string" office:string-value="WEBP" calcext:value-type="string">
            <text:p>WEBP</text:p>
          </table:table-cell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miku.ppm&quot;)" office:value-type="string" office:string-value="miku.ppm" calcext:value-type="string">
            <text:p>miku.ppm</text:p>
          </table:table-cell>
          <table:table-cell table:style-name="ce2" table:formula="of:=IFERROR(__xludf.dummyfunction(&quot;&quot;&quot;COMPUTED_VALUE&quot;&quot;&quot;);21566753)" office:value-type="float" office:value="21566753" calcext:value-type="float">
            <text:p>21566753</text:p>
          </table:table-cell>
          <table:table-cell table:style-name="ce2" table:formula="of:=IFERROR(__xludf.dummyfunction(&quot;&quot;&quot;COMPUTED_VALUE&quot;&quot;&quot;);7306916)" office:value-type="float" office:value="7306916" calcext:value-type="float">
            <text:p>7306916</text:p>
          </table:table-cell>
          <table:table-cell table:style-name="ce2" table:formula="of:=IFERROR(__xludf.dummyfunction(&quot;&quot;&quot;COMPUTED_VALUE&quot;&quot;&quot;);57063270)" office:value-type="float" office:value="57063270" calcext:value-type="float">
            <text:p>57063270</text:p>
          </table:table-cell>
          <table:table-cell table:style-name="ce2" table:formula="of:=IFERROR(__xludf.dummyfunction(&quot;&quot;&quot;COMPUTED_VALUE&quot;&quot;&quot;);2164700)" office:value-type="float" office:value="2164700" calcext:value-type="float">
            <text:p>2164700</text:p>
          </table:table-cell>
          <table:table-cell table:style-name="ce2" table:formula="of:=IFERROR(__xludf.dummyfunction(&quot;&quot;&quot;COMPUTED_VALUE&quot;&quot;&quot;);0.338804640642938)" office:value-type="float" office:value="0.3388046406" calcext:value-type="float">
            <text:p>0.3388046406</text:p>
          </table:table-cell>
          <table:table-cell table:style-name="ce2" table:formula="of:=IFERROR(__xludf.dummyfunction(&quot;&quot;&quot;COMPUTED_VALUE&quot;&quot;&quot;);17.9722941666667)" office:value-type="float" office:value="17.97229417" calcext:value-type="float">
            <text:p>17.97229417</text:p>
          </table:table-cell>
          <table:table-cell table:style-name="ce2" table:formula="of:=IFERROR(__xludf.dummyfunction(&quot;&quot;&quot;COMPUTED_VALUE&quot;&quot;&quot;);6.08909666666667)" office:value-type="float" office:value="6.089096667" calcext:value-type="float">
            <text:p>6.089096667</text:p>
          </table:table-cell>
          <table:table-cell table:style-name="ce2" table:formula="of:=IFERROR(__xludf.dummyfunction(&quot;&quot;&quot;COMPUTED_VALUE&quot;&quot;&quot;);0.350849291036068)" office:value-type="float" office:value="0.350849291" calcext:value-type="float">
            <text:p>0.350849291</text:p>
          </table:table-cell>
          <table:table-cell table:style-name="ce2" table:formula="of:=IFERROR(__xludf.dummyfunction(&quot;&quot;&quot;COMPUTED_VALUE&quot;&quot;&quot;);3.52591806471748)" office:value-type="float" office:value="3.525918065" calcext:value-type="float">
            <text:p>3.525918065</text:p>
          </table:table-cell>
          <table:table-cell table:number-columns-repeated="1010"/>
        </table:table-row>
        <table:table-row table:style-name="ro1">
          <table:table-cell table:style-name="ce2" table:formula="of:=IFERROR(__xludf.dummyfunction(&quot;&quot;&quot;COMPUTED_VALUE&quot;&quot;&quot;);&quot;WEBP&quot;)" office:value-type="string" office:string-value="WEBP" calcext:value-type="string">
            <text:p>WEBP</text:p>
          </table:table-cell>
          <table:table-cell table:style-name="ce2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2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miku.ppm&quot;)" office:value-type="string" office:string-value="miku.ppm" calcext:value-type="string">
            <text:p>miku.ppm</text:p>
          </table:table-cell>
          <table:table-cell table:style-name="ce2" table:formula="of:=IFERROR(__xludf.dummyfunction(&quot;&quot;&quot;COMPUTED_VALUE&quot;&quot;&quot;);21566753)" office:value-type="float" office:value="21566753" calcext:value-type="float">
            <text:p>21566753</text:p>
          </table:table-cell>
          <table:table-cell table:style-name="ce2" table:formula="of:=IFERROR(__xludf.dummyfunction(&quot;&quot;&quot;COMPUTED_VALUE&quot;&quot;&quot;);7306916)" office:value-type="float" office:value="7306916" calcext:value-type="float">
            <text:p>7306916</text:p>
          </table:table-cell>
          <table:table-cell table:style-name="ce2" table:formula="of:=IFERROR(__xludf.dummyfunction(&quot;&quot;&quot;COMPUTED_VALUE&quot;&quot;&quot;);58771117)" office:value-type="float" office:value="58771117" calcext:value-type="float">
            <text:p>58771117</text:p>
          </table:table-cell>
          <table:table-cell table:style-name="ce2" table:formula="of:=IFERROR(__xludf.dummyfunction(&quot;&quot;&quot;COMPUTED_VALUE&quot;&quot;&quot;);2187181)" office:value-type="float" office:value="2187181" calcext:value-type="float">
            <text:p>2187181</text:p>
          </table:table-cell>
          <table:table-cell table:style-name="ce2" table:formula="of:=IFERROR(__xludf.dummyfunction(&quot;&quot;&quot;COMPUTED_VALUE&quot;&quot;&quot;);0.338804640642938)" office:value-type="float" office:value="0.3388046406" calcext:value-type="float">
            <text:p>0.3388046406</text:p>
          </table:table-cell>
          <table:table-cell table:style-name="ce2" table:formula="of:=IFERROR(__xludf.dummyfunction(&quot;&quot;&quot;COMPUTED_VALUE&quot;&quot;&quot;);17.9722941666667)" office:value-type="float" office:value="17.97229417" calcext:value-type="float">
            <text:p>17.97229417</text:p>
          </table:table-cell>
          <table:table-cell table:style-name="ce2" table:formula="of:=IFERROR(__xludf.dummyfunction(&quot;&quot;&quot;COMPUTED_VALUE&quot;&quot;&quot;);6.08909666666667)" office:value-type="float" office:value="6.089096667" calcext:value-type="float">
            <text:p>6.089096667</text:p>
          </table:table-cell>
          <table:table-cell table:style-name="ce2" table:formula="of:=IFERROR(__xludf.dummyfunction(&quot;&quot;&quot;COMPUTED_VALUE&quot;&quot;&quot;);0.350974378016014)" office:value-type="float" office:value="0.350974378" calcext:value-type="float">
            <text:p>0.350974378</text:p>
          </table:table-cell>
          <table:table-cell table:style-name="ce2" table:formula="of:=IFERROR(__xludf.dummyfunction(&quot;&quot;&quot;COMPUTED_VALUE&quot;&quot;&quot;);3.62106980684575)" office:value-type="float" office:value="3.621069807" calcext:value-type="float">
            <text:p>3.621069807</text:p>
          </table:table-cell>
          <table:table-cell table:number-columns-repeated="1010"/>
        </table:table-row>
        <table:table-row table:style-name="ro1">
          <table:table-cell table:style-name="ce2" table:formula="of:=IFERROR(__xludf.dummyfunction(&quot;&quot;&quot;COMPUTED_VALUE&quot;&quot;&quot;);&quot;WEBP&quot;)" office:value-type="string" office:string-value="WEBP" calcext:value-type="string">
            <text:p>WEBP</text:p>
          </table:table-cell>
          <table:table-cell table:style-name="ce2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2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miku.ppm&quot;)" office:value-type="string" office:string-value="miku.ppm" calcext:value-type="string">
            <text:p>miku.ppm</text:p>
          </table:table-cell>
          <table:table-cell table:style-name="ce2" table:formula="of:=IFERROR(__xludf.dummyfunction(&quot;&quot;&quot;COMPUTED_VALUE&quot;&quot;&quot;);21566753)" office:value-type="float" office:value="21566753" calcext:value-type="float">
            <text:p>21566753</text:p>
          </table:table-cell>
          <table:table-cell table:style-name="ce2" table:formula="of:=IFERROR(__xludf.dummyfunction(&quot;&quot;&quot;COMPUTED_VALUE&quot;&quot;&quot;);7306916)" office:value-type="float" office:value="7306916" calcext:value-type="float">
            <text:p>7306916</text:p>
          </table:table-cell>
          <table:table-cell table:style-name="ce2" table:formula="of:=IFERROR(__xludf.dummyfunction(&quot;&quot;&quot;COMPUTED_VALUE&quot;&quot;&quot;);53502638)" office:value-type="float" office:value="53502638" calcext:value-type="float">
            <text:p>53502638</text:p>
          </table:table-cell>
          <table:table-cell table:style-name="ce2" table:formula="of:=IFERROR(__xludf.dummyfunction(&quot;&quot;&quot;COMPUTED_VALUE&quot;&quot;&quot;);2208882)" office:value-type="float" office:value="2208882" calcext:value-type="float">
            <text:p>2208882</text:p>
          </table:table-cell>
          <table:table-cell table:style-name="ce2" table:formula="of:=IFERROR(__xludf.dummyfunction(&quot;&quot;&quot;COMPUTED_VALUE&quot;&quot;&quot;);0.338804640642938)" office:value-type="float" office:value="0.3388046406" calcext:value-type="float">
            <text:p>0.3388046406</text:p>
          </table:table-cell>
          <table:table-cell table:style-name="ce2" table:formula="of:=IFERROR(__xludf.dummyfunction(&quot;&quot;&quot;COMPUTED_VALUE&quot;&quot;&quot;);17.9722941666667)" office:value-type="float" office:value="17.97229417" calcext:value-type="float">
            <text:p>17.97229417</text:p>
          </table:table-cell>
          <table:table-cell table:style-name="ce2" table:formula="of:=IFERROR(__xludf.dummyfunction(&quot;&quot;&quot;COMPUTED_VALUE&quot;&quot;&quot;);6.08909666666667)" office:value-type="float" office:value="6.089096667" calcext:value-type="float">
            <text:p>6.089096667</text:p>
          </table:table-cell>
          <table:table-cell table:style-name="ce2" table:formula="of:=IFERROR(__xludf.dummyfunction(&quot;&quot;&quot;COMPUTED_VALUE&quot;&quot;&quot;);0.351095124982421)" office:value-type="float" office:value="0.351095125" calcext:value-type="float">
            <text:p>0.351095125</text:p>
          </table:table-cell>
          <table:table-cell table:style-name="ce2" table:formula="of:=IFERROR(__xludf.dummyfunction(&quot;&quot;&quot;COMPUTED_VALUE&quot;&quot;&quot;);3.328046064236)" office:value-type="float" office:value="3.328046064" calcext:value-type="float">
            <text:p>3.328046064</text:p>
          </table:table-cell>
          <table:table-cell table:number-columns-repeated="1010"/>
        </table:table-row>
        <table:table-row table:style-name="ro1">
          <table:table-cell table:style-name="ce2" table:formula="of:=IFERROR(__xludf.dummyfunction(&quot;&quot;&quot;COMPUTED_VALUE&quot;&quot;&quot;);&quot;WEBP&quot;)" office:value-type="string" office:string-value="WEBP" calcext:value-type="string">
            <text:p>WEBP</text:p>
          </table:table-cell>
          <table:table-cell table:style-name="ce2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2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miku.ppm&quot;)" office:value-type="string" office:string-value="miku.ppm" calcext:value-type="string">
            <text:p>miku.ppm</text:p>
          </table:table-cell>
          <table:table-cell table:style-name="ce2" table:formula="of:=IFERROR(__xludf.dummyfunction(&quot;&quot;&quot;COMPUTED_VALUE&quot;&quot;&quot;);21566753)" office:value-type="float" office:value="21566753" calcext:value-type="float">
            <text:p>21566753</text:p>
          </table:table-cell>
          <table:table-cell table:style-name="ce2" table:formula="of:=IFERROR(__xludf.dummyfunction(&quot;&quot;&quot;COMPUTED_VALUE&quot;&quot;&quot;);7270342)" office:value-type="float" office:value="7270342" calcext:value-type="float">
            <text:p>7270342</text:p>
          </table:table-cell>
          <table:table-cell table:style-name="ce2" table:formula="of:=IFERROR(__xludf.dummyfunction(&quot;&quot;&quot;COMPUTED_VALUE&quot;&quot;&quot;);61017532)" office:value-type="float" office:value="61017532" calcext:value-type="float">
            <text:p>61017532</text:p>
          </table:table-cell>
          <table:table-cell table:style-name="ce2" table:formula="of:=IFERROR(__xludf.dummyfunction(&quot;&quot;&quot;COMPUTED_VALUE&quot;&quot;&quot;);1726929)" office:value-type="float" office:value="1726929" calcext:value-type="float">
            <text:p>1726929</text:p>
          </table:table-cell>
          <table:table-cell table:style-name="ce2" table:formula="of:=IFERROR(__xludf.dummyfunction(&quot;&quot;&quot;COMPUTED_VALUE&quot;&quot;&quot;);0.337108789626329)" office:value-type="float" office:value="0.3371087896" calcext:value-type="float">
            <text:p>0.3371087896</text:p>
          </table:table-cell>
          <table:table-cell table:style-name="ce2" table:formula="of:=IFERROR(__xludf.dummyfunction(&quot;&quot;&quot;COMPUTED_VALUE&quot;&quot;&quot;);17.9722941666667)" office:value-type="float" office:value="17.97229417" calcext:value-type="float">
            <text:p>17.97229417</text:p>
          </table:table-cell>
          <table:table-cell table:style-name="ce2" table:formula="of:=IFERROR(__xludf.dummyfunction(&quot;&quot;&quot;COMPUTED_VALUE&quot;&quot;&quot;);6.05861833333333)" office:value-type="float" office:value="6.058618333" calcext:value-type="float">
            <text:p>6.058618333</text:p>
          </table:table-cell>
          <table:table-cell table:style-name="ce2" table:formula="of:=IFERROR(__xludf.dummyfunction(&quot;&quot;&quot;COMPUTED_VALUE&quot;&quot;&quot;);0.346717629677495)" office:value-type="float" office:value="0.3467176297" calcext:value-type="float">
            <text:p>0.3467176297</text:p>
          </table:table-cell>
          <table:table-cell table:style-name="ce2" table:formula="of:=IFERROR(__xludf.dummyfunction(&quot;&quot;&quot;COMPUTED_VALUE&quot;&quot;&quot;);3.74180628303204)" office:value-type="float" office:value="3.741806283" calcext:value-type="float">
            <text:p>3.741806283</text:p>
          </table:table-cell>
          <table:table-cell table:number-columns-repeated="1010"/>
        </table:table-row>
        <table:table-row table:style-name="ro1">
          <table:table-cell table:style-name="ce2" table:formula="of:=IFERROR(__xludf.dummyfunction(&quot;&quot;&quot;COMPUTED_VALUE&quot;&quot;&quot;);&quot;WEBP&quot;)" office:value-type="string" office:string-value="WEBP" calcext:value-type="string">
            <text:p>WEBP</text:p>
          </table:table-cell>
          <table:table-cell table:style-name="ce2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2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miku.ppm&quot;)" office:value-type="string" office:string-value="miku.ppm" calcext:value-type="string">
            <text:p>miku.ppm</text:p>
          </table:table-cell>
          <table:table-cell table:style-name="ce2" table:formula="of:=IFERROR(__xludf.dummyfunction(&quot;&quot;&quot;COMPUTED_VALUE&quot;&quot;&quot;);21566753)" office:value-type="float" office:value="21566753" calcext:value-type="float">
            <text:p>21566753</text:p>
          </table:table-cell>
          <table:table-cell table:style-name="ce2" table:formula="of:=IFERROR(__xludf.dummyfunction(&quot;&quot;&quot;COMPUTED_VALUE&quot;&quot;&quot;);7219690)" office:value-type="float" office:value="7219690" calcext:value-type="float">
            <text:p>7219690</text:p>
          </table:table-cell>
          <table:table-cell table:style-name="ce2" table:formula="of:=IFERROR(__xludf.dummyfunction(&quot;&quot;&quot;COMPUTED_VALUE&quot;&quot;&quot;);67163624)" office:value-type="float" office:value="67163624" calcext:value-type="float">
            <text:p>67163624</text:p>
          </table:table-cell>
          <table:table-cell table:style-name="ce2" table:formula="of:=IFERROR(__xludf.dummyfunction(&quot;&quot;&quot;COMPUTED_VALUE&quot;&quot;&quot;);1737671)" office:value-type="float" office:value="1737671" calcext:value-type="float">
            <text:p>1737671</text:p>
          </table:table-cell>
          <table:table-cell table:style-name="ce2" table:formula="of:=IFERROR(__xludf.dummyfunction(&quot;&quot;&quot;COMPUTED_VALUE&quot;&quot;&quot;);0.334760174607647)" office:value-type="float" office:value="0.3347601746" calcext:value-type="float">
            <text:p>0.3347601746</text:p>
          </table:table-cell>
          <table:table-cell table:style-name="ce2" table:formula="of:=IFERROR(__xludf.dummyfunction(&quot;&quot;&quot;COMPUTED_VALUE&quot;&quot;&quot;);17.9722941666667)" office:value-type="float" office:value="17.97229417" calcext:value-type="float">
            <text:p>17.97229417</text:p>
          </table:table-cell>
          <table:table-cell table:style-name="ce2" table:formula="of:=IFERROR(__xludf.dummyfunction(&quot;&quot;&quot;COMPUTED_VALUE&quot;&quot;&quot;);6.01640833333333)" office:value-type="float" office:value="6.016408333" calcext:value-type="float">
            <text:p>6.016408333</text:p>
          </table:table-cell>
          <table:table-cell table:style-name="ce2" table:formula="of:=IFERROR(__xludf.dummyfunction(&quot;&quot;&quot;COMPUTED_VALUE&quot;&quot;&quot;);0.344428784435005)" office:value-type="float" office:value="0.3444287844" calcext:value-type="float">
            <text:p>0.3444287844</text:p>
          </table:table-cell>
          <table:table-cell table:style-name="ce2" table:formula="of:=IFERROR(__xludf.dummyfunction(&quot;&quot;&quot;COMPUTED_VALUE&quot;&quot;&quot;);4.08149336712856)" office:value-type="float" office:value="4.081493367" calcext:value-type="float">
            <text:p>4.081493367</text:p>
          </table:table-cell>
          <table:table-cell table:number-columns-repeated="1010"/>
        </table:table-row>
        <table:table-row table:style-name="ro1">
          <table:table-cell table:style-name="ce2" table:formula="of:=IFERROR(__xludf.dummyfunction(&quot;&quot;&quot;COMPUTED_VALUE&quot;&quot;&quot;);&quot;WEBP&quot;)" office:value-type="string" office:string-value="WEBP" calcext:value-type="string">
            <text:p>WEBP</text:p>
          </table:table-cell>
          <table:table-cell table:style-name="ce2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2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miku.ppm&quot;)" office:value-type="string" office:string-value="miku.ppm" calcext:value-type="string">
            <text:p>miku.ppm</text:p>
          </table:table-cell>
          <table:table-cell table:style-name="ce2" table:formula="of:=IFERROR(__xludf.dummyfunction(&quot;&quot;&quot;COMPUTED_VALUE&quot;&quot;&quot;);21566753)" office:value-type="float" office:value="21566753" calcext:value-type="float">
            <text:p>21566753</text:p>
          </table:table-cell>
          <table:table-cell table:style-name="ce2" table:formula="of:=IFERROR(__xludf.dummyfunction(&quot;&quot;&quot;COMPUTED_VALUE&quot;&quot;&quot;);7219690)" office:value-type="float" office:value="7219690" calcext:value-type="float">
            <text:p>7219690</text:p>
          </table:table-cell>
          <table:table-cell table:style-name="ce2" table:formula="of:=IFERROR(__xludf.dummyfunction(&quot;&quot;&quot;COMPUTED_VALUE&quot;&quot;&quot;);64729246)" office:value-type="float" office:value="64729246" calcext:value-type="float">
            <text:p>64729246</text:p>
          </table:table-cell>
          <table:table-cell table:style-name="ce2" table:formula="of:=IFERROR(__xludf.dummyfunction(&quot;&quot;&quot;COMPUTED_VALUE&quot;&quot;&quot;);1721417)" office:value-type="float" office:value="1721417" calcext:value-type="float">
            <text:p>1721417</text:p>
          </table:table-cell>
          <table:table-cell table:style-name="ce2" table:formula="of:=IFERROR(__xludf.dummyfunction(&quot;&quot;&quot;COMPUTED_VALUE&quot;&quot;&quot;);0.334760174607647)" office:value-type="float" office:value="0.3347601746" calcext:value-type="float">
            <text:p>0.3347601746</text:p>
          </table:table-cell>
          <table:table-cell table:style-name="ce2" table:formula="of:=IFERROR(__xludf.dummyfunction(&quot;&quot;&quot;COMPUTED_VALUE&quot;&quot;&quot;);17.9722941666667)" office:value-type="float" office:value="17.97229417" calcext:value-type="float">
            <text:p>17.97229417</text:p>
          </table:table-cell>
          <table:table-cell table:style-name="ce2" table:formula="of:=IFERROR(__xludf.dummyfunction(&quot;&quot;&quot;COMPUTED_VALUE&quot;&quot;&quot;);6.01640833333333)" office:value-type="float" office:value="6.016408333" calcext:value-type="float">
            <text:p>6.016408333</text:p>
          </table:table-cell>
          <table:table-cell table:style-name="ce2" table:formula="of:=IFERROR(__xludf.dummyfunction(&quot;&quot;&quot;COMPUTED_VALUE&quot;&quot;&quot;);0.344338345229808)" office:value-type="float" office:value="0.3443383452" calcext:value-type="float">
            <text:p>0.3443383452</text:p>
          </table:table-cell>
          <table:table-cell table:style-name="ce2" table:formula="of:=IFERROR(__xludf.dummyfunction(&quot;&quot;&quot;COMPUTED_VALUE&quot;&quot;&quot;);3.94595121667133)" office:value-type="float" office:value="3.945951217" calcext:value-type="float">
            <text:p>3.945951217</text:p>
          </table:table-cell>
          <table:table-cell table:number-columns-repeated="1010"/>
        </table:table-row>
        <table:table-row table:style-name="ro1">
          <table:table-cell table:style-name="ce2" table:formula="of:=IFERROR(__xludf.dummyfunction(&quot;&quot;&quot;COMPUTED_VALUE&quot;&quot;&quot;);&quot;WEBP&quot;)" office:value-type="string" office:string-value="WEBP" calcext:value-type="string">
            <text:p>WEBP</text:p>
          </table:table-cell>
          <table:table-cell table:style-name="ce2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2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road.ppm&quot;)" office:value-type="string" office:string-value="road.ppm" calcext:value-type="string">
            <text:p>road.ppm</text:p>
          </table:table-cell>
          <table:table-cell table:style-name="ce2" table:formula="of:=IFERROR(__xludf.dummyfunction(&quot;&quot;&quot;COMPUTED_VALUE&quot;&quot;&quot;);25200017)" office:value-type="float" office:value="25200017" calcext:value-type="float">
            <text:p>25200017</text:p>
          </table:table-cell>
          <table:table-cell table:style-name="ce2" table:formula="of:=IFERROR(__xludf.dummyfunction(&quot;&quot;&quot;COMPUTED_VALUE&quot;&quot;&quot;);7256380)" office:value-type="float" office:value="7256380" calcext:value-type="float">
            <text:p>7256380</text:p>
          </table:table-cell>
          <table:table-cell table:style-name="ce2" table:formula="of:=IFERROR(__xludf.dummyfunction(&quot;&quot;&quot;COMPUTED_VALUE&quot;&quot;&quot;);37981898)" office:value-type="float" office:value="37981898" calcext:value-type="float">
            <text:p>37981898</text:p>
          </table:table-cell>
          <table:table-cell table:style-name="ce2" table:formula="of:=IFERROR(__xludf.dummyfunction(&quot;&quot;&quot;COMPUTED_VALUE&quot;&quot;&quot;);1616892)" office:value-type="float" office:value="1616892" calcext:value-type="float">
            <text:p>1616892</text:p>
          </table:table-cell>
          <table:table-cell table:style-name="ce2" table:formula="of:=IFERROR(__xludf.dummyfunction(&quot;&quot;&quot;COMPUTED_VALUE&quot;&quot;&quot;);0.287951393048663)" office:value-type="float" office:value="0.287951393" calcext:value-type="float">
            <text:p>0.287951393</text:p>
          </table:table-cell>
          <table:table-cell table:style-name="ce2" table:formula="of:=IFERROR(__xludf.dummyfunction(&quot;&quot;&quot;COMPUTED_VALUE&quot;&quot;&quot;);21.0000141666667)" office:value-type="float" office:value="21.00001417" calcext:value-type="float">
            <text:p>21.00001417</text:p>
          </table:table-cell>
          <table:table-cell table:style-name="ce2" table:formula="of:=IFERROR(__xludf.dummyfunction(&quot;&quot;&quot;COMPUTED_VALUE&quot;&quot;&quot;);6.04698333333333)" office:value-type="float" office:value="6.046983333" calcext:value-type="float">
            <text:p>6.046983333</text:p>
          </table:table-cell>
          <table:table-cell table:style-name="ce2" table:formula="of:=IFERROR(__xludf.dummyfunction(&quot;&quot;&quot;COMPUTED_VALUE&quot;&quot;&quot;);0.295650873568855)" office:value-type="float" office:value="0.2956508736" calcext:value-type="float">
            <text:p>0.2956508736</text:p>
          </table:table-cell>
          <table:table-cell table:style-name="ce2" table:formula="of:=IFERROR(__xludf.dummyfunction(&quot;&quot;&quot;COMPUTED_VALUE&quot;&quot;&quot;);2.10431146296449)" office:value-type="float" office:value="2.104311463" calcext:value-type="float">
            <text:p>2.104311463</text:p>
          </table:table-cell>
          <table:table-cell table:number-columns-repeated="1010"/>
        </table:table-row>
        <table:table-row table:style-name="ro1">
          <table:table-cell table:style-name="ce2" table:formula="of:=IFERROR(__xludf.dummyfunction(&quot;&quot;&quot;COMPUTED_VALUE&quot;&quot;&quot;);&quot;WEBP&quot;)" office:value-type="string" office:string-value="WEBP" calcext:value-type="string">
            <text:p>WEBP</text:p>
          </table:table-cell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road.ppm&quot;)" office:value-type="string" office:string-value="road.ppm" calcext:value-type="string">
            <text:p>road.ppm</text:p>
          </table:table-cell>
          <table:table-cell table:style-name="ce2" table:formula="of:=IFERROR(__xludf.dummyfunction(&quot;&quot;&quot;COMPUTED_VALUE&quot;&quot;&quot;);25200017)" office:value-type="float" office:value="25200017" calcext:value-type="float">
            <text:p>25200017</text:p>
          </table:table-cell>
          <table:table-cell table:style-name="ce2" table:formula="of:=IFERROR(__xludf.dummyfunction(&quot;&quot;&quot;COMPUTED_VALUE&quot;&quot;&quot;);6290770)" office:value-type="float" office:value="6290770" calcext:value-type="float">
            <text:p>6290770</text:p>
          </table:table-cell>
          <table:table-cell table:style-name="ce2" table:formula="of:=IFERROR(__xludf.dummyfunction(&quot;&quot;&quot;COMPUTED_VALUE&quot;&quot;&quot;);69682051)" office:value-type="float" office:value="69682051" calcext:value-type="float">
            <text:p>69682051</text:p>
          </table:table-cell>
          <table:table-cell table:style-name="ce2" table:formula="of:=IFERROR(__xludf.dummyfunction(&quot;&quot;&quot;COMPUTED_VALUE&quot;&quot;&quot;);1976401)" office:value-type="float" office:value="1976401" calcext:value-type="float">
            <text:p>1976401</text:p>
          </table:table-cell>
          <table:table-cell table:style-name="ce2" table:formula="of:=IFERROR(__xludf.dummyfunction(&quot;&quot;&quot;COMPUTED_VALUE&quot;&quot;&quot;);0.249633561755137)" office:value-type="float" office:value="0.2496335618" calcext:value-type="float">
            <text:p>0.2496335618</text:p>
          </table:table-cell>
          <table:table-cell table:style-name="ce2" table:formula="of:=IFERROR(__xludf.dummyfunction(&quot;&quot;&quot;COMPUTED_VALUE&quot;&quot;&quot;);21.0000141666667)" office:value-type="float" office:value="21.00001417" calcext:value-type="float">
            <text:p>21.00001417</text:p>
          </table:table-cell>
          <table:table-cell table:style-name="ce2" table:formula="of:=IFERROR(__xludf.dummyfunction(&quot;&quot;&quot;COMPUTED_VALUE&quot;&quot;&quot;);5.24230833333333)" office:value-type="float" office:value="5.242308333" calcext:value-type="float">
            <text:p>5.242308333</text:p>
          </table:table-cell>
          <table:table-cell table:style-name="ce2" table:formula="of:=IFERROR(__xludf.dummyfunction(&quot;&quot;&quot;COMPUTED_VALUE&quot;&quot;&quot;);0.259044988739492)" office:value-type="float" office:value="0.2590449887" calcext:value-type="float">
            <text:p>0.2590449887</text:p>
          </table:table-cell>
          <table:table-cell table:style-name="ce2" table:formula="of:=IFERROR(__xludf.dummyfunction(&quot;&quot;&quot;COMPUTED_VALUE&quot;&quot;&quot;);3.57723565503944)" office:value-type="float" office:value="3.577235655" calcext:value-type="float">
            <text:p>3.577235655</text:p>
          </table:table-cell>
          <table:table-cell table:number-columns-repeated="1010"/>
        </table:table-row>
        <table:table-row table:style-name="ro1">
          <table:table-cell table:style-name="ce2" table:formula="of:=IFERROR(__xludf.dummyfunction(&quot;&quot;&quot;COMPUTED_VALUE&quot;&quot;&quot;);&quot;WEBP&quot;)" office:value-type="string" office:string-value="WEBP" calcext:value-type="string">
            <text:p>WEBP</text:p>
          </table:table-cell>
          <table:table-cell table:style-name="ce2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2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road.ppm&quot;)" office:value-type="string" office:string-value="road.ppm" calcext:value-type="string">
            <text:p>road.ppm</text:p>
          </table:table-cell>
          <table:table-cell table:style-name="ce2" table:formula="of:=IFERROR(__xludf.dummyfunction(&quot;&quot;&quot;COMPUTED_VALUE&quot;&quot;&quot;);25200017)" office:value-type="float" office:value="25200017" calcext:value-type="float">
            <text:p>25200017</text:p>
          </table:table-cell>
          <table:table-cell table:style-name="ce2" table:formula="of:=IFERROR(__xludf.dummyfunction(&quot;&quot;&quot;COMPUTED_VALUE&quot;&quot;&quot;);6290770)" office:value-type="float" office:value="6290770" calcext:value-type="float">
            <text:p>6290770</text:p>
          </table:table-cell>
          <table:table-cell table:style-name="ce2" table:formula="of:=IFERROR(__xludf.dummyfunction(&quot;&quot;&quot;COMPUTED_VALUE&quot;&quot;&quot;);75121544)" office:value-type="float" office:value="75121544" calcext:value-type="float">
            <text:p>75121544</text:p>
          </table:table-cell>
          <table:table-cell table:style-name="ce2" table:formula="of:=IFERROR(__xludf.dummyfunction(&quot;&quot;&quot;COMPUTED_VALUE&quot;&quot;&quot;);1983087)" office:value-type="float" office:value="1983087" calcext:value-type="float">
            <text:p>1983087</text:p>
          </table:table-cell>
          <table:table-cell table:style-name="ce2" table:formula="of:=IFERROR(__xludf.dummyfunction(&quot;&quot;&quot;COMPUTED_VALUE&quot;&quot;&quot;);0.249633561755137)" office:value-type="float" office:value="0.2496335618" calcext:value-type="float">
            <text:p>0.2496335618</text:p>
          </table:table-cell>
          <table:table-cell table:style-name="ce2" table:formula="of:=IFERROR(__xludf.dummyfunction(&quot;&quot;&quot;COMPUTED_VALUE&quot;&quot;&quot;);21.0000141666667)" office:value-type="float" office:value="21.00001417" calcext:value-type="float">
            <text:p>21.00001417</text:p>
          </table:table-cell>
          <table:table-cell table:style-name="ce2" table:formula="of:=IFERROR(__xludf.dummyfunction(&quot;&quot;&quot;COMPUTED_VALUE&quot;&quot;&quot;);5.24230833333333)" office:value-type="float" office:value="5.242308333" calcext:value-type="float">
            <text:p>5.242308333</text:p>
          </table:table-cell>
          <table:table-cell table:style-name="ce2" table:formula="of:=IFERROR(__xludf.dummyfunction(&quot;&quot;&quot;COMPUTED_VALUE&quot;&quot;&quot;);0.259076826813252)" office:value-type="float" office:value="0.2590768268" calcext:value-type="float">
            <text:p>0.2590768268</text:p>
          </table:table-cell>
          <table:table-cell table:style-name="ce2" table:formula="of:=IFERROR(__xludf.dummyfunction(&quot;&quot;&quot;COMPUTED_VALUE&quot;&quot;&quot;);3.83629079456573)" office:value-type="float" office:value="3.836290795" calcext:value-type="float">
            <text:p>3.836290795</text:p>
          </table:table-cell>
          <table:table-cell table:number-columns-repeated="1010"/>
        </table:table-row>
        <table:table-row table:style-name="ro1">
          <table:table-cell table:style-name="ce2" table:formula="of:=IFERROR(__xludf.dummyfunction(&quot;&quot;&quot;COMPUTED_VALUE&quot;&quot;&quot;);&quot;WEBP&quot;)" office:value-type="string" office:string-value="WEBP" calcext:value-type="string">
            <text:p>WEBP</text:p>
          </table:table-cell>
          <table:table-cell table:style-name="ce2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2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road.ppm&quot;)" office:value-type="string" office:string-value="road.ppm" calcext:value-type="string">
            <text:p>road.ppm</text:p>
          </table:table-cell>
          <table:table-cell table:style-name="ce2" table:formula="of:=IFERROR(__xludf.dummyfunction(&quot;&quot;&quot;COMPUTED_VALUE&quot;&quot;&quot;);25200017)" office:value-type="float" office:value="25200017" calcext:value-type="float">
            <text:p>25200017</text:p>
          </table:table-cell>
          <table:table-cell table:style-name="ce2" table:formula="of:=IFERROR(__xludf.dummyfunction(&quot;&quot;&quot;COMPUTED_VALUE&quot;&quot;&quot;);6290770)" office:value-type="float" office:value="6290770" calcext:value-type="float">
            <text:p>6290770</text:p>
          </table:table-cell>
          <table:table-cell table:style-name="ce2" table:formula="of:=IFERROR(__xludf.dummyfunction(&quot;&quot;&quot;COMPUTED_VALUE&quot;&quot;&quot;);74182131)" office:value-type="float" office:value="74182131" calcext:value-type="float">
            <text:p>74182131</text:p>
          </table:table-cell>
          <table:table-cell table:style-name="ce2" table:formula="of:=IFERROR(__xludf.dummyfunction(&quot;&quot;&quot;COMPUTED_VALUE&quot;&quot;&quot;);1946755)" office:value-type="float" office:value="1946755" calcext:value-type="float">
            <text:p>1946755</text:p>
          </table:table-cell>
          <table:table-cell table:style-name="ce2" table:formula="of:=IFERROR(__xludf.dummyfunction(&quot;&quot;&quot;COMPUTED_VALUE&quot;&quot;&quot;);0.249633561755137)" office:value-type="float" office:value="0.2496335618" calcext:value-type="float">
            <text:p>0.2496335618</text:p>
          </table:table-cell>
          <table:table-cell table:style-name="ce2" table:formula="of:=IFERROR(__xludf.dummyfunction(&quot;&quot;&quot;COMPUTED_VALUE&quot;&quot;&quot;);21.0000141666667)" office:value-type="float" office:value="21.00001417" calcext:value-type="float">
            <text:p>21.00001417</text:p>
          </table:table-cell>
          <table:table-cell table:style-name="ce2" table:formula="of:=IFERROR(__xludf.dummyfunction(&quot;&quot;&quot;COMPUTED_VALUE&quot;&quot;&quot;);5.24230833333333)" office:value-type="float" office:value="5.242308333" calcext:value-type="float">
            <text:p>5.242308333</text:p>
          </table:table-cell>
          <table:table-cell table:style-name="ce2" table:formula="of:=IFERROR(__xludf.dummyfunction(&quot;&quot;&quot;COMPUTED_VALUE&quot;&quot;&quot;);0.258903817406155)" office:value-type="float" office:value="0.2589038174" calcext:value-type="float">
            <text:p>0.2589038174</text:p>
          </table:table-cell>
          <table:table-cell table:style-name="ce2" table:formula="of:=IFERROR(__xludf.dummyfunction(&quot;&quot;&quot;COMPUTED_VALUE&quot;&quot;&quot;);3.79138386295533)" office:value-type="float" office:value="3.791383863" calcext:value-type="float">
            <text:p>3.791383863</text:p>
          </table:table-cell>
          <table:table-cell table:number-columns-repeated="1010"/>
        </table:table-row>
        <table:table-row table:style-name="ro1">
          <table:table-cell table:style-name="ce2" table:formula="of:=IFERROR(__xludf.dummyfunction(&quot;&quot;&quot;COMPUTED_VALUE&quot;&quot;&quot;);&quot;WEBP&quot;)" office:value-type="string" office:string-value="WEBP" calcext:value-type="string">
            <text:p>WEBP</text:p>
          </table:table-cell>
          <table:table-cell table:style-name="ce2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2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road.ppm&quot;)" office:value-type="string" office:string-value="road.ppm" calcext:value-type="string">
            <text:p>road.ppm</text:p>
          </table:table-cell>
          <table:table-cell table:style-name="ce2" table:formula="of:=IFERROR(__xludf.dummyfunction(&quot;&quot;&quot;COMPUTED_VALUE&quot;&quot;&quot;);25200017)" office:value-type="float" office:value="25200017" calcext:value-type="float">
            <text:p>25200017</text:p>
          </table:table-cell>
          <table:table-cell table:style-name="ce2" table:formula="of:=IFERROR(__xludf.dummyfunction(&quot;&quot;&quot;COMPUTED_VALUE&quot;&quot;&quot;);6226788)" office:value-type="float" office:value="6226788" calcext:value-type="float">
            <text:p>6226788</text:p>
          </table:table-cell>
          <table:table-cell table:style-name="ce2" table:formula="of:=IFERROR(__xludf.dummyfunction(&quot;&quot;&quot;COMPUTED_VALUE&quot;&quot;&quot;);70150110)" office:value-type="float" office:value="70150110" calcext:value-type="float">
            <text:p>70150110</text:p>
          </table:table-cell>
          <table:table-cell table:style-name="ce2" table:formula="of:=IFERROR(__xludf.dummyfunction(&quot;&quot;&quot;COMPUTED_VALUE&quot;&quot;&quot;);1962397)" office:value-type="float" office:value="1962397" calcext:value-type="float">
            <text:p>1962397</text:p>
          </table:table-cell>
          <table:table-cell table:style-name="ce2" table:formula="of:=IFERROR(__xludf.dummyfunction(&quot;&quot;&quot;COMPUTED_VALUE&quot;&quot;&quot;);0.247094595213964)" office:value-type="float" office:value="0.2470945952" calcext:value-type="float">
            <text:p>0.2470945952</text:p>
          </table:table-cell>
          <table:table-cell table:style-name="ce2" table:formula="of:=IFERROR(__xludf.dummyfunction(&quot;&quot;&quot;COMPUTED_VALUE&quot;&quot;&quot;);21.0000141666667)" office:value-type="float" office:value="21.00001417" calcext:value-type="float">
            <text:p>21.00001417</text:p>
          </table:table-cell>
          <table:table-cell table:style-name="ce2" table:formula="of:=IFERROR(__xludf.dummyfunction(&quot;&quot;&quot;COMPUTED_VALUE&quot;&quot;&quot;);5.18899)" office:value-type="float" office:value="5.18899" calcext:value-type="float">
            <text:p>5.18899</text:p>
          </table:table-cell>
          <table:table-cell table:style-name="ce2" table:formula="of:=IFERROR(__xludf.dummyfunction(&quot;&quot;&quot;COMPUTED_VALUE&quot;&quot;&quot;);0.256439336529019)" office:value-type="float" office:value="0.2564393365" calcext:value-type="float">
            <text:p>0.2564393365</text:p>
          </table:table-cell>
          <table:table-cell table:style-name="ce2" table:formula="of:=IFERROR(__xludf.dummyfunction(&quot;&quot;&quot;COMPUTED_VALUE&quot;&quot;&quot;);3.59691851160259)" office:value-type="float" office:value="3.596918512" calcext:value-type="float">
            <text:p>3.596918512</text:p>
          </table:table-cell>
          <table:table-cell table:number-columns-repeated="1010"/>
        </table:table-row>
        <table:table-row table:style-name="ro1">
          <table:table-cell table:style-name="ce2" table:formula="of:=IFERROR(__xludf.dummyfunction(&quot;&quot;&quot;COMPUTED_VALUE&quot;&quot;&quot;);&quot;WEBP&quot;)" office:value-type="string" office:string-value="WEBP" calcext:value-type="string">
            <text:p>WEBP</text:p>
          </table:table-cell>
          <table:table-cell table:style-name="ce2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2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road.ppm&quot;)" office:value-type="string" office:string-value="road.ppm" calcext:value-type="string">
            <text:p>road.ppm</text:p>
          </table:table-cell>
          <table:table-cell table:style-name="ce2" table:formula="of:=IFERROR(__xludf.dummyfunction(&quot;&quot;&quot;COMPUTED_VALUE&quot;&quot;&quot;);25200017)" office:value-type="float" office:value="25200017" calcext:value-type="float">
            <text:p>25200017</text:p>
          </table:table-cell>
          <table:table-cell table:style-name="ce2" table:formula="of:=IFERROR(__xludf.dummyfunction(&quot;&quot;&quot;COMPUTED_VALUE&quot;&quot;&quot;);6111786)" office:value-type="float" office:value="6111786" calcext:value-type="float">
            <text:p>6111786</text:p>
          </table:table-cell>
          <table:table-cell table:style-name="ce2" table:formula="of:=IFERROR(__xludf.dummyfunction(&quot;&quot;&quot;COMPUTED_VALUE&quot;&quot;&quot;);74501617)" office:value-type="float" office:value="74501617" calcext:value-type="float">
            <text:p>74501617</text:p>
          </table:table-cell>
          <table:table-cell table:style-name="ce2" table:formula="of:=IFERROR(__xludf.dummyfunction(&quot;&quot;&quot;COMPUTED_VALUE&quot;&quot;&quot;);2049007)" office:value-type="float" office:value="2049007" calcext:value-type="float">
            <text:p>2049007</text:p>
          </table:table-cell>
          <table:table-cell table:style-name="ce2" table:formula="of:=IFERROR(__xludf.dummyfunction(&quot;&quot;&quot;COMPUTED_VALUE&quot;&quot;&quot;);0.24253102686399)" office:value-type="float" office:value="0.2425310269" calcext:value-type="float">
            <text:p>0.2425310269</text:p>
          </table:table-cell>
          <table:table-cell table:style-name="ce2" table:formula="of:=IFERROR(__xludf.dummyfunction(&quot;&quot;&quot;COMPUTED_VALUE&quot;&quot;&quot;);21.0000141666667)" office:value-type="float" office:value="21.00001417" calcext:value-type="float">
            <text:p>21.00001417</text:p>
          </table:table-cell>
          <table:table-cell table:style-name="ce2" table:formula="of:=IFERROR(__xludf.dummyfunction(&quot;&quot;&quot;COMPUTED_VALUE&quot;&quot;&quot;);5.093155)" office:value-type="float" office:value="5.093155" calcext:value-type="float">
            <text:p>5.093155</text:p>
          </table:table-cell>
          <table:table-cell table:style-name="ce2" table:formula="of:=IFERROR(__xludf.dummyfunction(&quot;&quot;&quot;COMPUTED_VALUE&quot;&quot;&quot;);0.252288196472248)" office:value-type="float" office:value="0.2522881965" calcext:value-type="float">
            <text:p>0.2522881965</text:p>
          </table:table-cell>
          <table:table-cell table:style-name="ce2" table:formula="of:=IFERROR(__xludf.dummyfunction(&quot;&quot;&quot;COMPUTED_VALUE&quot;&quot;&quot;);3.79998185080589)" office:value-type="float" office:value="3.799981851" calcext:value-type="float">
            <text:p>3.799981851</text:p>
          </table:table-cell>
          <table:table-cell table:number-columns-repeated="1010"/>
        </table:table-row>
        <table:table-row table:style-name="ro1">
          <table:table-cell table:style-name="ce2" table:formula="of:=IFERROR(__xludf.dummyfunction(&quot;&quot;&quot;COMPUTED_VALUE&quot;&quot;&quot;);&quot;WEBP&quot;)" office:value-type="string" office:string-value="WEBP" calcext:value-type="string">
            <text:p>WEBP</text:p>
          </table:table-cell>
          <table:table-cell table:style-name="ce2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2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road.ppm&quot;)" office:value-type="string" office:string-value="road.ppm" calcext:value-type="string">
            <text:p>road.ppm</text:p>
          </table:table-cell>
          <table:table-cell table:style-name="ce2" table:formula="of:=IFERROR(__xludf.dummyfunction(&quot;&quot;&quot;COMPUTED_VALUE&quot;&quot;&quot;);25200017)" office:value-type="float" office:value="25200017" calcext:value-type="float">
            <text:p>25200017</text:p>
          </table:table-cell>
          <table:table-cell table:style-name="ce2" table:formula="of:=IFERROR(__xludf.dummyfunction(&quot;&quot;&quot;COMPUTED_VALUE&quot;&quot;&quot;);6111786)" office:value-type="float" office:value="6111786" calcext:value-type="float">
            <text:p>6111786</text:p>
          </table:table-cell>
          <table:table-cell table:style-name="ce2" table:formula="of:=IFERROR(__xludf.dummyfunction(&quot;&quot;&quot;COMPUTED_VALUE&quot;&quot;&quot;);78101610)" office:value-type="float" office:value="78101610" calcext:value-type="float">
            <text:p>78101610</text:p>
          </table:table-cell>
          <table:table-cell table:style-name="ce2" table:formula="of:=IFERROR(__xludf.dummyfunction(&quot;&quot;&quot;COMPUTED_VALUE&quot;&quot;&quot;);2006818)" office:value-type="float" office:value="2006818" calcext:value-type="float">
            <text:p>2006818</text:p>
          </table:table-cell>
          <table:table-cell table:style-name="ce2" table:formula="of:=IFERROR(__xludf.dummyfunction(&quot;&quot;&quot;COMPUTED_VALUE&quot;&quot;&quot;);0.24253102686399)" office:value-type="float" office:value="0.2425310269" calcext:value-type="float">
            <text:p>0.2425310269</text:p>
          </table:table-cell>
          <table:table-cell table:style-name="ce2" table:formula="of:=IFERROR(__xludf.dummyfunction(&quot;&quot;&quot;COMPUTED_VALUE&quot;&quot;&quot;);21.0000141666667)" office:value-type="float" office:value="21.00001417" calcext:value-type="float">
            <text:p>21.00001417</text:p>
          </table:table-cell>
          <table:table-cell table:style-name="ce2" table:formula="of:=IFERROR(__xludf.dummyfunction(&quot;&quot;&quot;COMPUTED_VALUE&quot;&quot;&quot;);5.093155)" office:value-type="float" office:value="5.093155" calcext:value-type="float">
            <text:p>5.093155</text:p>
          </table:table-cell>
          <table:table-cell table:style-name="ce2" table:formula="of:=IFERROR(__xludf.dummyfunction(&quot;&quot;&quot;COMPUTED_VALUE&quot;&quot;&quot;);0.252087296607776)" office:value-type="float" office:value="0.2520872966" calcext:value-type="float">
            <text:p>0.2520872966</text:p>
          </table:table-cell>
          <table:table-cell table:style-name="ce2" table:formula="of:=IFERROR(__xludf.dummyfunction(&quot;&quot;&quot;COMPUTED_VALUE&quot;&quot;&quot;);3.9712090733907)" office:value-type="float" office:value="3.971209073" calcext:value-type="float">
            <text:p>3.971209073</text:p>
          </table:table-cell>
          <table:table-cell table:number-columns-repeated="1010"/>
        </table:table-row>
        <table:table-row table:style-name="ro1">
          <table:table-cell table:style-name="ce2" table:formula="of:=IFERROR(__xludf.dummyfunction(&quot;&quot;&quot;COMPUTED_VALUE&quot;&quot;&quot;);&quot;WEBP&quot;)" office:value-type="string" office:string-value="WEBP" calcext:value-type="string">
            <text:p>WEBP</text:p>
          </table:table-cell>
          <table:table-cell table:style-name="ce2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2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wolf.ppm&quot;)" office:value-type="string" office:string-value="wolf.ppm" calcext:value-type="string">
            <text:p>wolf.ppm</text:p>
          </table:table-cell>
          <table:table-cell table:style-name="ce2" table:formula="of:=IFERROR(__xludf.dummyfunction(&quot;&quot;&quot;COMPUTED_VALUE&quot;&quot;&quot;);23895005)" office:value-type="float" office:value="23895005" calcext:value-type="float">
            <text:p>23895005</text:p>
          </table:table-cell>
          <table:table-cell table:style-name="ce2" table:formula="of:=IFERROR(__xludf.dummyfunction(&quot;&quot;&quot;COMPUTED_VALUE&quot;&quot;&quot;);14885986)" office:value-type="float" office:value="14885986" calcext:value-type="float">
            <text:p>14885986</text:p>
          </table:table-cell>
          <table:table-cell table:style-name="ce2" table:formula="of:=IFERROR(__xludf.dummyfunction(&quot;&quot;&quot;COMPUTED_VALUE&quot;&quot;&quot;);15745039)" office:value-type="float" office:value="15745039" calcext:value-type="float">
            <text:p>15745039</text:p>
          </table:table-cell>
          <table:table-cell table:style-name="ce2" table:formula="of:=IFERROR(__xludf.dummyfunction(&quot;&quot;&quot;COMPUTED_VALUE&quot;&quot;&quot;);1945495)" office:value-type="float" office:value="1945495" calcext:value-type="float">
            <text:p>1945495</text:p>
          </table:table-cell>
          <table:table-cell table:style-name="ce2" table:formula="of:=IFERROR(__xludf.dummyfunction(&quot;&quot;&quot;COMPUTED_VALUE&quot;&quot;&quot;);0.622974801637413)" office:value-type="float" office:value="0.6229748016" calcext:value-type="float">
            <text:p>0.6229748016</text:p>
          </table:table-cell>
          <table:table-cell table:style-name="ce2" table:formula="of:=IFERROR(__xludf.dummyfunction(&quot;&quot;&quot;COMPUTED_VALUE&quot;&quot;&quot;);19.9125041666667)" office:value-type="float" office:value="19.91250417" calcext:value-type="float">
            <text:p>19.91250417</text:p>
          </table:table-cell>
          <table:table-cell table:style-name="ce2" table:formula="of:=IFERROR(__xludf.dummyfunction(&quot;&quot;&quot;COMPUTED_VALUE&quot;&quot;&quot;);12.4049883333333)" office:value-type="float" office:value="12.40498833" calcext:value-type="float">
            <text:p>12.40498833</text:p>
          </table:table-cell>
          <table:table-cell table:style-name="ce2" table:formula="of:=IFERROR(__xludf.dummyfunction(&quot;&quot;&quot;COMPUTED_VALUE&quot;&quot;&quot;);0.632745019304244)" office:value-type="float" office:value="0.6327450193" calcext:value-type="float">
            <text:p>0.6327450193</text:p>
          </table:table-cell>
          <table:table-cell table:style-name="ce2" table:formula="of:=IFERROR(__xludf.dummyfunction(&quot;&quot;&quot;COMPUTED_VALUE&quot;&quot;&quot;);1.42345616583884)" office:value-type="float" office:value="1.423456166" calcext:value-type="float">
            <text:p>1.423456166</text:p>
          </table:table-cell>
          <table:table-cell table:number-columns-repeated="1010"/>
        </table:table-row>
        <table:table-row table:style-name="ro1">
          <table:table-cell table:style-name="ce2" table:formula="of:=IFERROR(__xludf.dummyfunction(&quot;&quot;&quot;COMPUTED_VALUE&quot;&quot;&quot;);&quot;WEBP&quot;)" office:value-type="string" office:string-value="WEBP" calcext:value-type="string">
            <text:p>WEBP</text:p>
          </table:table-cell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wolf.ppm&quot;)" office:value-type="string" office:string-value="wolf.ppm" calcext:value-type="string">
            <text:p>wolf.ppm</text:p>
          </table:table-cell>
          <table:table-cell table:style-name="ce2" table:formula="of:=IFERROR(__xludf.dummyfunction(&quot;&quot;&quot;COMPUTED_VALUE&quot;&quot;&quot;);23895005)" office:value-type="float" office:value="23895005" calcext:value-type="float">
            <text:p>23895005</text:p>
          </table:table-cell>
          <table:table-cell table:style-name="ce2" table:formula="of:=IFERROR(__xludf.dummyfunction(&quot;&quot;&quot;COMPUTED_VALUE&quot;&quot;&quot;);13552710)" office:value-type="float" office:value="13552710" calcext:value-type="float">
            <text:p>13552710</text:p>
          </table:table-cell>
          <table:table-cell table:style-name="ce2" table:formula="of:=IFERROR(__xludf.dummyfunction(&quot;&quot;&quot;COMPUTED_VALUE&quot;&quot;&quot;);67896278)" office:value-type="float" office:value="67896278" calcext:value-type="float">
            <text:p>67896278</text:p>
          </table:table-cell>
          <table:table-cell table:style-name="ce2" table:formula="of:=IFERROR(__xludf.dummyfunction(&quot;&quot;&quot;COMPUTED_VALUE&quot;&quot;&quot;);2279576)" office:value-type="float" office:value="2279576" calcext:value-type="float">
            <text:p>2279576</text:p>
          </table:table-cell>
          <table:table-cell table:style-name="ce2" table:formula="of:=IFERROR(__xludf.dummyfunction(&quot;&quot;&quot;COMPUTED_VALUE&quot;&quot;&quot;);0.567177533547283)" office:value-type="float" office:value="0.5671775335" calcext:value-type="float">
            <text:p>0.5671775335</text:p>
          </table:table-cell>
          <table:table-cell table:style-name="ce2" table:formula="of:=IFERROR(__xludf.dummyfunction(&quot;&quot;&quot;COMPUTED_VALUE&quot;&quot;&quot;);19.9125041666667)" office:value-type="float" office:value="19.91250417" calcext:value-type="float">
            <text:p>19.91250417</text:p>
          </table:table-cell>
          <table:table-cell table:style-name="ce2" table:formula="of:=IFERROR(__xludf.dummyfunction(&quot;&quot;&quot;COMPUTED_VALUE&quot;&quot;&quot;);11.293925)" office:value-type="float" office:value="11.293925" calcext:value-type="float">
            <text:p>11.293925</text:p>
          </table:table-cell>
          <table:table-cell table:style-name="ce2" table:formula="of:=IFERROR(__xludf.dummyfunction(&quot;&quot;&quot;COMPUTED_VALUE&quot;&quot;&quot;);0.578625495998013)" office:value-type="float" office:value="0.578625496" calcext:value-type="float">
            <text:p>0.578625496</text:p>
          </table:table-cell>
          <table:table-cell table:style-name="ce2" table:formula="of:=IFERROR(__xludf.dummyfunction(&quot;&quot;&quot;COMPUTED_VALUE&quot;&quot;&quot;);3.98835625771997)" office:value-type="float" office:value="3.988356258" calcext:value-type="float">
            <text:p>3.988356258</text:p>
          </table:table-cell>
          <table:table-cell table:number-columns-repeated="1010"/>
        </table:table-row>
        <table:table-row table:style-name="ro1">
          <table:table-cell table:style-name="ce2" table:formula="of:=IFERROR(__xludf.dummyfunction(&quot;&quot;&quot;COMPUTED_VALUE&quot;&quot;&quot;);&quot;WEBP&quot;)" office:value-type="string" office:string-value="WEBP" calcext:value-type="string">
            <text:p>WEBP</text:p>
          </table:table-cell>
          <table:table-cell table:style-name="ce2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2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wolf.ppm&quot;)" office:value-type="string" office:string-value="wolf.ppm" calcext:value-type="string">
            <text:p>wolf.ppm</text:p>
          </table:table-cell>
          <table:table-cell table:style-name="ce2" table:formula="of:=IFERROR(__xludf.dummyfunction(&quot;&quot;&quot;COMPUTED_VALUE&quot;&quot;&quot;);23895005)" office:value-type="float" office:value="23895005" calcext:value-type="float">
            <text:p>23895005</text:p>
          </table:table-cell>
          <table:table-cell table:style-name="ce2" table:formula="of:=IFERROR(__xludf.dummyfunction(&quot;&quot;&quot;COMPUTED_VALUE&quot;&quot;&quot;);13552710)" office:value-type="float" office:value="13552710" calcext:value-type="float">
            <text:p>13552710</text:p>
          </table:table-cell>
          <table:table-cell table:style-name="ce2" table:formula="of:=IFERROR(__xludf.dummyfunction(&quot;&quot;&quot;COMPUTED_VALUE&quot;&quot;&quot;);67396278)" office:value-type="float" office:value="67396278" calcext:value-type="float">
            <text:p>67396278</text:p>
          </table:table-cell>
          <table:table-cell table:style-name="ce2" table:formula="of:=IFERROR(__xludf.dummyfunction(&quot;&quot;&quot;COMPUTED_VALUE&quot;&quot;&quot;);2322008)" office:value-type="float" office:value="2322008" calcext:value-type="float">
            <text:p>2322008</text:p>
          </table:table-cell>
          <table:table-cell table:style-name="ce2" table:formula="of:=IFERROR(__xludf.dummyfunction(&quot;&quot;&quot;COMPUTED_VALUE&quot;&quot;&quot;);0.567177533547283)" office:value-type="float" office:value="0.5671775335" calcext:value-type="float">
            <text:p>0.5671775335</text:p>
          </table:table-cell>
          <table:table-cell table:style-name="ce2" table:formula="of:=IFERROR(__xludf.dummyfunction(&quot;&quot;&quot;COMPUTED_VALUE&quot;&quot;&quot;);19.9125041666667)" office:value-type="float" office:value="19.91250417" calcext:value-type="float">
            <text:p>19.91250417</text:p>
          </table:table-cell>
          <table:table-cell table:style-name="ce2" table:formula="of:=IFERROR(__xludf.dummyfunction(&quot;&quot;&quot;COMPUTED_VALUE&quot;&quot;&quot;);11.293925)" office:value-type="float" office:value="11.293925" calcext:value-type="float">
            <text:p>11.293925</text:p>
          </table:table-cell>
          <table:table-cell table:style-name="ce2" table:formula="of:=IFERROR(__xludf.dummyfunction(&quot;&quot;&quot;COMPUTED_VALUE&quot;&quot;&quot;);0.578838588232143)" office:value-type="float" office:value="0.5788385882" calcext:value-type="float">
            <text:p>0.5788385882</text:p>
          </table:table-cell>
          <table:table-cell table:style-name="ce2" table:formula="of:=IFERROR(__xludf.dummyfunction(&quot;&quot;&quot;COMPUTED_VALUE&quot;&quot;&quot;);3.96345949958998)" office:value-type="float" office:value="3.9634595" calcext:value-type="float">
            <text:p>3.9634595</text:p>
          </table:table-cell>
          <table:table-cell table:number-columns-repeated="1010"/>
        </table:table-row>
        <table:table-row table:style-name="ro1">
          <table:table-cell table:style-name="ce2" table:formula="of:=IFERROR(__xludf.dummyfunction(&quot;&quot;&quot;COMPUTED_VALUE&quot;&quot;&quot;);&quot;WEBP&quot;)" office:value-type="string" office:string-value="WEBP" calcext:value-type="string">
            <text:p>WEBP</text:p>
          </table:table-cell>
          <table:table-cell table:style-name="ce2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2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wolf.ppm&quot;)" office:value-type="string" office:string-value="wolf.ppm" calcext:value-type="string">
            <text:p>wolf.ppm</text:p>
          </table:table-cell>
          <table:table-cell table:style-name="ce2" table:formula="of:=IFERROR(__xludf.dummyfunction(&quot;&quot;&quot;COMPUTED_VALUE&quot;&quot;&quot;);23895005)" office:value-type="float" office:value="23895005" calcext:value-type="float">
            <text:p>23895005</text:p>
          </table:table-cell>
          <table:table-cell table:style-name="ce2" table:formula="of:=IFERROR(__xludf.dummyfunction(&quot;&quot;&quot;COMPUTED_VALUE&quot;&quot;&quot;);13552710)" office:value-type="float" office:value="13552710" calcext:value-type="float">
            <text:p>13552710</text:p>
          </table:table-cell>
          <table:table-cell table:style-name="ce2" table:formula="of:=IFERROR(__xludf.dummyfunction(&quot;&quot;&quot;COMPUTED_VALUE&quot;&quot;&quot;);66981777)" office:value-type="float" office:value="66981777" calcext:value-type="float">
            <text:p>66981777</text:p>
          </table:table-cell>
          <table:table-cell table:style-name="ce2" table:formula="of:=IFERROR(__xludf.dummyfunction(&quot;&quot;&quot;COMPUTED_VALUE&quot;&quot;&quot;);2296674)" office:value-type="float" office:value="2296674" calcext:value-type="float">
            <text:p>2296674</text:p>
          </table:table-cell>
          <table:table-cell table:style-name="ce2" table:formula="of:=IFERROR(__xludf.dummyfunction(&quot;&quot;&quot;COMPUTED_VALUE&quot;&quot;&quot;);0.567177533547283)" office:value-type="float" office:value="0.5671775335" calcext:value-type="float">
            <text:p>0.5671775335</text:p>
          </table:table-cell>
          <table:table-cell table:style-name="ce2" table:formula="of:=IFERROR(__xludf.dummyfunction(&quot;&quot;&quot;COMPUTED_VALUE&quot;&quot;&quot;);19.9125041666667)" office:value-type="float" office:value="19.91250417" calcext:value-type="float">
            <text:p>19.91250417</text:p>
          </table:table-cell>
          <table:table-cell table:style-name="ce2" table:formula="of:=IFERROR(__xludf.dummyfunction(&quot;&quot;&quot;COMPUTED_VALUE&quot;&quot;&quot;);11.293925)" office:value-type="float" office:value="11.293925" calcext:value-type="float">
            <text:p>11.293925</text:p>
          </table:table-cell>
          <table:table-cell table:style-name="ce2" table:formula="of:=IFERROR(__xludf.dummyfunction(&quot;&quot;&quot;COMPUTED_VALUE&quot;&quot;&quot;);0.578711361642318)" office:value-type="float" office:value="0.5787113616" calcext:value-type="float">
            <text:p>0.5787113616</text:p>
          </table:table-cell>
          <table:table-cell table:style-name="ce2" table:formula="of:=IFERROR(__xludf.dummyfunction(&quot;&quot;&quot;COMPUTED_VALUE&quot;&quot;&quot;);3.94251615682859)" office:value-type="float" office:value="3.942516157" calcext:value-type="float">
            <text:p>3.942516157</text:p>
          </table:table-cell>
          <table:table-cell table:number-columns-repeated="1010"/>
        </table:table-row>
        <table:table-row table:style-name="ro1">
          <table:table-cell table:style-name="ce2" table:formula="of:=IFERROR(__xludf.dummyfunction(&quot;&quot;&quot;COMPUTED_VALUE&quot;&quot;&quot;);&quot;WEBP&quot;)" office:value-type="string" office:string-value="WEBP" calcext:value-type="string">
            <text:p>WEBP</text:p>
          </table:table-cell>
          <table:table-cell table:style-name="ce2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2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wolf.ppm&quot;)" office:value-type="string" office:string-value="wolf.ppm" calcext:value-type="string">
            <text:p>wolf.ppm</text:p>
          </table:table-cell>
          <table:table-cell table:style-name="ce2" table:formula="of:=IFERROR(__xludf.dummyfunction(&quot;&quot;&quot;COMPUTED_VALUE&quot;&quot;&quot;);23895005)" office:value-type="float" office:value="23895005" calcext:value-type="float">
            <text:p>23895005</text:p>
          </table:table-cell>
          <table:table-cell table:style-name="ce2" table:formula="of:=IFERROR(__xludf.dummyfunction(&quot;&quot;&quot;COMPUTED_VALUE&quot;&quot;&quot;);13388294)" office:value-type="float" office:value="13388294" calcext:value-type="float">
            <text:p>13388294</text:p>
          </table:table-cell>
          <table:table-cell table:style-name="ce2" table:formula="of:=IFERROR(__xludf.dummyfunction(&quot;&quot;&quot;COMPUTED_VALUE&quot;&quot;&quot;);67634476)" office:value-type="float" office:value="67634476" calcext:value-type="float">
            <text:p>67634476</text:p>
          </table:table-cell>
          <table:table-cell table:style-name="ce2" table:formula="of:=IFERROR(__xludf.dummyfunction(&quot;&quot;&quot;COMPUTED_VALUE&quot;&quot;&quot;);2222029)" office:value-type="float" office:value="2222029" calcext:value-type="float">
            <text:p>2222029</text:p>
          </table:table-cell>
          <table:table-cell table:style-name="ce2" table:formula="of:=IFERROR(__xludf.dummyfunction(&quot;&quot;&quot;COMPUTED_VALUE&quot;&quot;&quot;);0.560296764951503)" office:value-type="float" office:value="0.560296765" calcext:value-type="float">
            <text:p>0.560296765</text:p>
          </table:table-cell>
          <table:table-cell table:style-name="ce2" table:formula="of:=IFERROR(__xludf.dummyfunction(&quot;&quot;&quot;COMPUTED_VALUE&quot;&quot;&quot;);19.9125041666667)" office:value-type="float" office:value="19.91250417" calcext:value-type="float">
            <text:p>19.91250417</text:p>
          </table:table-cell>
          <table:table-cell table:style-name="ce2" table:formula="of:=IFERROR(__xludf.dummyfunction(&quot;&quot;&quot;COMPUTED_VALUE&quot;&quot;&quot;);11.1569116666667)" office:value-type="float" office:value="11.15691167" calcext:value-type="float">
            <text:p>11.15691167</text:p>
          </table:table-cell>
          <table:table-cell table:style-name="ce2" table:formula="of:=IFERROR(__xludf.dummyfunction(&quot;&quot;&quot;COMPUTED_VALUE&quot;&quot;&quot;);0.571455728090452)" office:value-type="float" office:value="0.5714557281" calcext:value-type="float">
            <text:p>0.5714557281</text:p>
          </table:table-cell>
          <table:table-cell table:style-name="ce2" table:formula="of:=IFERROR(__xludf.dummyfunction(&quot;&quot;&quot;COMPUTED_VALUE&quot;&quot;&quot;);3.96803887172235)" office:value-type="float" office:value="3.968038872" calcext:value-type="float">
            <text:p>3.968038872</text:p>
          </table:table-cell>
          <table:table-cell table:number-columns-repeated="1010"/>
        </table:table-row>
        <table:table-row table:style-name="ro1">
          <table:table-cell table:style-name="ce2" table:formula="of:=IFERROR(__xludf.dummyfunction(&quot;&quot;&quot;COMPUTED_VALUE&quot;&quot;&quot;);&quot;WEBP&quot;)" office:value-type="string" office:string-value="WEBP" calcext:value-type="string">
            <text:p>WEBP</text:p>
          </table:table-cell>
          <table:table-cell table:style-name="ce2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2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wolf.ppm&quot;)" office:value-type="string" office:string-value="wolf.ppm" calcext:value-type="string">
            <text:p>wolf.ppm</text:p>
          </table:table-cell>
          <table:table-cell table:style-name="ce2" table:formula="of:=IFERROR(__xludf.dummyfunction(&quot;&quot;&quot;COMPUTED_VALUE&quot;&quot;&quot;);23895005)" office:value-type="float" office:value="23895005" calcext:value-type="float">
            <text:p>23895005</text:p>
          </table:table-cell>
          <table:table-cell table:style-name="ce2" table:formula="of:=IFERROR(__xludf.dummyfunction(&quot;&quot;&quot;COMPUTED_VALUE&quot;&quot;&quot;);13158912)" office:value-type="float" office:value="13158912" calcext:value-type="float">
            <text:p>13158912</text:p>
          </table:table-cell>
          <table:table-cell table:style-name="ce2" table:formula="of:=IFERROR(__xludf.dummyfunction(&quot;&quot;&quot;COMPUTED_VALUE&quot;&quot;&quot;);130800335)" office:value-type="float" office:value="130800335" calcext:value-type="float">
            <text:p>130800335</text:p>
          </table:table-cell>
          <table:table-cell table:style-name="ce2" table:formula="of:=IFERROR(__xludf.dummyfunction(&quot;&quot;&quot;COMPUTED_VALUE&quot;&quot;&quot;);2687002)" office:value-type="float" office:value="2687002" calcext:value-type="float">
            <text:p>2687002</text:p>
          </table:table-cell>
          <table:table-cell table:style-name="ce2" table:formula="of:=IFERROR(__xludf.dummyfunction(&quot;&quot;&quot;COMPUTED_VALUE&quot;&quot;&quot;);0.550697185457798)" office:value-type="float" office:value="0.5506971855" calcext:value-type="float">
            <text:p>0.5506971855</text:p>
          </table:table-cell>
          <table:table-cell table:style-name="ce2" table:formula="of:=IFERROR(__xludf.dummyfunction(&quot;&quot;&quot;COMPUTED_VALUE&quot;&quot;&quot;);19.9125041666667)" office:value-type="float" office:value="19.91250417" calcext:value-type="float">
            <text:p>19.91250417</text:p>
          </table:table-cell>
          <table:table-cell table:style-name="ce2" table:formula="of:=IFERROR(__xludf.dummyfunction(&quot;&quot;&quot;COMPUTED_VALUE&quot;&quot;&quot;);10.96576)" office:value-type="float" office:value="10.96576" calcext:value-type="float">
            <text:p>10.96576</text:p>
          </table:table-cell>
          <table:table-cell table:style-name="ce2" table:formula="of:=IFERROR(__xludf.dummyfunction(&quot;&quot;&quot;COMPUTED_VALUE&quot;&quot;&quot;);0.564191229087418)" office:value-type="float" office:value="0.5641912291" calcext:value-type="float">
            <text:p>0.5641912291</text:p>
          </table:table-cell>
          <table:table-cell table:style-name="ce2" table:formula="of:=IFERROR(__xludf.dummyfunction(&quot;&quot;&quot;COMPUTED_VALUE&quot;&quot;&quot;);7.13294490794206)" office:value-type="float" office:value="7.132944908" calcext:value-type="float">
            <text:p>7.132944908</text:p>
          </table:table-cell>
          <table:table-cell table:number-columns-repeated="1010"/>
        </table:table-row>
        <table:table-row table:style-name="ro1">
          <table:table-cell table:style-name="ce2" table:formula="of:=IFERROR(__xludf.dummyfunction(&quot;&quot;&quot;COMPUTED_VALUE&quot;&quot;&quot;);&quot;WEBP&quot;)" office:value-type="string" office:string-value="WEBP" calcext:value-type="string">
            <text:p>WEBP</text:p>
          </table:table-cell>
          <table:table-cell table:style-name="ce2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2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2" table:formula="of:=IFERROR(__xludf.dummyfunction(&quot;&quot;&quot;COMPUTED_VALUE&quot;&quot;&quot;);&quot;wolf.ppm&quot;)" office:value-type="string" office:string-value="wolf.ppm" calcext:value-type="string">
            <text:p>wolf.ppm</text:p>
          </table:table-cell>
          <table:table-cell table:style-name="ce2" table:formula="of:=IFERROR(__xludf.dummyfunction(&quot;&quot;&quot;COMPUTED_VALUE&quot;&quot;&quot;);23895005)" office:value-type="float" office:value="23895005" calcext:value-type="float">
            <text:p>23895005</text:p>
          </table:table-cell>
          <table:table-cell table:style-name="ce2" table:formula="of:=IFERROR(__xludf.dummyfunction(&quot;&quot;&quot;COMPUTED_VALUE&quot;&quot;&quot;);13165780)" office:value-type="float" office:value="13165780" calcext:value-type="float">
            <text:p>13165780</text:p>
          </table:table-cell>
          <table:table-cell table:style-name="ce2" table:formula="of:=IFERROR(__xludf.dummyfunction(&quot;&quot;&quot;COMPUTED_VALUE&quot;&quot;&quot;);91878654)" office:value-type="float" office:value="91878654" calcext:value-type="float">
            <text:p>91878654</text:p>
          </table:table-cell>
          <table:table-cell table:style-name="ce2" table:formula="of:=IFERROR(__xludf.dummyfunction(&quot;&quot;&quot;COMPUTED_VALUE&quot;&quot;&quot;);2643127)" office:value-type="float" office:value="2643127" calcext:value-type="float">
            <text:p>2643127</text:p>
          </table:table-cell>
          <table:table-cell table:style-name="ce2" table:formula="of:=IFERROR(__xludf.dummyfunction(&quot;&quot;&quot;COMPUTED_VALUE&quot;&quot;&quot;);0.550984609544966)" office:value-type="float" office:value="0.5509846095" calcext:value-type="float">
            <text:p>0.5509846095</text:p>
          </table:table-cell>
          <table:table-cell table:style-name="ce2" table:formula="of:=IFERROR(__xludf.dummyfunction(&quot;&quot;&quot;COMPUTED_VALUE&quot;&quot;&quot;);19.9125041666667)" office:value-type="float" office:value="19.91250417" calcext:value-type="float">
            <text:p>19.91250417</text:p>
          </table:table-cell>
          <table:table-cell table:style-name="ce2" table:formula="of:=IFERROR(__xludf.dummyfunction(&quot;&quot;&quot;COMPUTED_VALUE&quot;&quot;&quot;);10.9714833333333)" office:value-type="float" office:value="10.97148333" calcext:value-type="float">
            <text:p>10.97148333</text:p>
          </table:table-cell>
          <table:table-cell table:style-name="ce2" table:formula="of:=IFERROR(__xludf.dummyfunction(&quot;&quot;&quot;COMPUTED_VALUE&quot;&quot;&quot;);0.564258314237641)" office:value-type="float" office:value="0.5642583142" calcext:value-type="float">
            <text:p>0.5642583142</text:p>
          </table:table-cell>
          <table:table-cell table:style-name="ce2" table:formula="of:=IFERROR(__xludf.dummyfunction(&quot;&quot;&quot;COMPUTED_VALUE&quot;&quot;&quot;);5.17837682143193)" office:value-type="float" office:value="5.178376821" calcext:value-type="float">
            <text:p>5.178376821</text:p>
          </table:table-cell>
          <table:table-cell table:number-columns-repeated="1010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LL" table:style-name="ta4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ffort</text:p>
          </table:table-cell>
          <table:table-cell table:style-name="ce1" office:value-type="string" calcext:value-type="string">
            <text:p>quality</text:p>
          </table:table-cell>
          <table:table-cell table:style-name="ce1" office:value-type="string" calcext:value-type="string">
            <text:p>run</text:p>
          </table:table-cell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compressed</text:p>
          </table:table-cell>
          <table:table-cell table:style-name="ce1" office:value-type="string" calcext:value-type="string">
            <text:p>compression</text:p>
          </table:table-cell>
          <table:table-cell table:style-name="ce1" office:value-type="string" calcext:value-type="string">
            <text:p>decompression</text:p>
          </table:table-cell>
          <table:table-cell table:style-name="ce1" office:value-type="string" calcext:value-type="string">
            <text:p>ratio</text:p>
          </table:table-cell>
          <table:table-cell table:style-name="ce1" office:value-type="string" calcext:value-type="string">
            <text:p>dlr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ldr</text:p>
          </table:table-cell>
          <table:table-cell table:style-name="ce1" office:value-type="string" calcext:value-type="string">
            <text:p>dlcdr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VIF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esu.ppm</text:p>
          </table:table-cell>
          <table:table-cell table:style-name="ce1" office:value-type="float" office:value="5770559" calcext:value-type="float">
            <text:p>5770559</text:p>
          </table:table-cell>
          <table:table-cell table:style-name="ce1" office:value-type="float" office:value="1624788" calcext:value-type="float">
            <text:p>1624788</text:p>
          </table:table-cell>
          <table:table-cell table:style-name="ce1" office:value-type="float" office:value="4158455" calcext:value-type="float">
            <text:p>4158455</text:p>
          </table:table-cell>
          <table:table-cell table:style-name="ce1" office:value-type="float" office:value="8394670" calcext:value-type="float">
            <text:p>8394670</text:p>
          </table:table-cell>
          <table:table-cell table:style-name="ce1" table:number-matrix-columns-spanned="1" table:number-matrix-rows-spanned="1000" table:formula="of:=[.G2:.G1001]/[.F2:.F1001]" office:value-type="float" office:value="0.281565096206451" calcext:value-type="float">
            <text:p>0.281565096206451</text:p>
          </table:table-cell>
          <table:table-cell table:style-name="ce1" table:number-matrix-columns-spanned="1" table:number-matrix-rows-spanned="1000" table:formula="of:=[.F2:.F1001]/[$Charts.C1]" office:value-type="float" office:value="4.80879916666667" calcext:value-type="float">
            <text:p>4.80879916666667</text:p>
          </table:table-cell>
          <table:table-cell table:style-name="ce1" table:number-matrix-columns-spanned="1" table:number-matrix-rows-spanned="1000" table:formula="of:=[.G2:.G1001]/[$Charts.C1]" office:value-type="float" office:value="1.35399" calcext:value-type="float">
            <text:p>1.35399</text:p>
          </table:table-cell>
          <table:table-cell table:style-name="ce1" table:number-matrix-columns-spanned="1" table:number-matrix-rows-spanned="1000" table:formula="of:=([.L2:.L1001]+[.I2:.I1001]/10000000)/[.K2:.K1001]" office:value-type="float" office:value="0.456134041780008" calcext:value-type="float">
            <text:p>0.456134041780008</text:p>
          </table:table-cell>
          <table:table-cell table:style-name="ce1" table:number-matrix-columns-spanned="1" table:number-matrix-rows-spanned="1000" table:formula="of:=[.M2:.M1001]+[.H2:.H1001]/1000000/[.K2:.K1001]" office:value-type="float" office:value="1.32089359107151" calcext:value-type="float">
            <text:p>1.3208935910715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VIF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esu.ppm</text:p>
          </table:table-cell>
          <table:table-cell table:style-name="ce1" office:value-type="float" office:value="5770559" calcext:value-type="float">
            <text:p>5770559</text:p>
          </table:table-cell>
          <table:table-cell table:style-name="ce1" office:value-type="float" office:value="1624788" calcext:value-type="float">
            <text:p>1624788</text:p>
          </table:table-cell>
          <table:table-cell table:style-name="ce1" office:value-type="float" office:value="3823734" calcext:value-type="float">
            <text:p>3823734</text:p>
          </table:table-cell>
          <table:table-cell table:style-name="ce1" office:value-type="float" office:value="1857259" calcext:value-type="float">
            <text:p>1857259</text:p>
          </table:table-cell>
          <table:table-cell table:style-name="ce1" office:value-type="float" office:value="0.281565096206451" calcext:value-type="float">
            <text:p>0.281565096206451</text:p>
          </table:table-cell>
          <table:table-cell table:style-name="ce1" office:value-type="float" office:value="4.80879916666667" calcext:value-type="float">
            <text:p>4.80879916666667</text:p>
          </table:table-cell>
          <table:table-cell table:style-name="ce1" office:value-type="float" office:value="1.35399" calcext:value-type="float">
            <text:p>1.35399</text:p>
          </table:table-cell>
          <table:table-cell table:style-name="ce1" office:value-type="float" office:value="0.320187191570175" calcext:value-type="float">
            <text:p>0.320187191570175</text:p>
          </table:table-cell>
          <table:table-cell table:style-name="ce1" office:value-type="float" office:value="1.11534079800588" calcext:value-type="float">
            <text:p>1.11534079800588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VIF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esu.ppm</text:p>
          </table:table-cell>
          <table:table-cell table:style-name="ce1" office:value-type="float" office:value="5770559" calcext:value-type="float">
            <text:p>5770559</text:p>
          </table:table-cell>
          <table:table-cell table:style-name="ce1" office:value-type="float" office:value="1609428" calcext:value-type="float">
            <text:p>1609428</text:p>
          </table:table-cell>
          <table:table-cell table:style-name="ce1" office:value-type="float" office:value="16134330" calcext:value-type="float">
            <text:p>16134330</text:p>
          </table:table-cell>
          <table:table-cell table:style-name="ce1" office:value-type="float" office:value="1781194" calcext:value-type="float">
            <text:p>1781194</text:p>
          </table:table-cell>
          <table:table-cell table:style-name="ce1" office:value-type="float" office:value="0.278903309020842" calcext:value-type="float">
            <text:p>0.278903309020842</text:p>
          </table:table-cell>
          <table:table-cell table:style-name="ce1" office:value-type="float" office:value="4.80879916666667" calcext:value-type="float">
            <text:p>4.80879916666667</text:p>
          </table:table-cell>
          <table:table-cell table:style-name="ce1" office:value-type="float" office:value="1.34119" calcext:value-type="float">
            <text:p>1.34119</text:p>
          </table:table-cell>
          <table:table-cell table:style-name="ce1" office:value-type="float" office:value="0.315943616554306" calcext:value-type="float">
            <text:p>0.315943616554306</text:p>
          </table:table-cell>
          <table:table-cell table:style-name="ce1" office:value-type="float" office:value="3.67111180736563" calcext:value-type="float">
            <text:p>3.67111180736563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VIF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esu.ppm</text:p>
          </table:table-cell>
          <table:table-cell table:style-name="ce1" office:value-type="float" office:value="5770559" calcext:value-type="float">
            <text:p>5770559</text:p>
          </table:table-cell>
          <table:table-cell table:style-name="ce1" office:value-type="float" office:value="1454779" calcext:value-type="float">
            <text:p>1454779</text:p>
          </table:table-cell>
          <table:table-cell table:style-name="ce1" office:value-type="float" office:value="42740251" calcext:value-type="float">
            <text:p>42740251</text:p>
          </table:table-cell>
          <table:table-cell table:style-name="ce1" office:value-type="float" office:value="1739407" calcext:value-type="float">
            <text:p>1739407</text:p>
          </table:table-cell>
          <table:table-cell table:style-name="ce1" office:value-type="float" office:value="0.252103652349798" calcext:value-type="float">
            <text:p>0.252103652349798</text:p>
          </table:table-cell>
          <table:table-cell table:style-name="ce1" office:value-type="float" office:value="4.80879916666667" calcext:value-type="float">
            <text:p>4.80879916666667</text:p>
          </table:table-cell>
          <table:table-cell table:style-name="ce1" office:value-type="float" office:value="1.21231583333333" calcext:value-type="float">
            <text:p>1.21231583333333</text:p>
          </table:table-cell>
          <table:table-cell table:style-name="ce1" office:value-type="float" office:value="0.288274990343223" calcext:value-type="float">
            <text:p>0.288274990343223</text:p>
          </table:table-cell>
          <table:table-cell table:style-name="ce1" office:value-type="float" office:value="9.17620096077347" calcext:value-type="float">
            <text:p>9.17620096077347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VIF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esu.ppm</text:p>
          </table:table-cell>
          <table:table-cell table:style-name="ce1" office:value-type="float" office:value="5770559" calcext:value-type="float">
            <text:p>5770559</text:p>
          </table:table-cell>
          <table:table-cell table:style-name="ce1" office:value-type="float" office:value="1432274" calcext:value-type="float">
            <text:p>1432274</text:p>
          </table:table-cell>
          <table:table-cell table:style-name="ce1" office:value-type="float" office:value="97846099" calcext:value-type="float">
            <text:p>97846099</text:p>
          </table:table-cell>
          <table:table-cell table:style-name="ce1" office:value-type="float" office:value="1737107" calcext:value-type="float">
            <text:p>1737107</text:p>
          </table:table-cell>
          <table:table-cell table:style-name="ce1" office:value-type="float" office:value="0.248203683559946" calcext:value-type="float">
            <text:p>0.248203683559946</text:p>
          </table:table-cell>
          <table:table-cell table:style-name="ce1" office:value-type="float" office:value="4.80879916666667" calcext:value-type="float">
            <text:p>4.80879916666667</text:p>
          </table:table-cell>
          <table:table-cell table:style-name="ce1" office:value-type="float" office:value="1.19356166666667" calcext:value-type="float">
            <text:p>1.19356166666667</text:p>
          </table:table-cell>
          <table:table-cell table:style-name="ce1" office:value-type="float" office:value="0.28432719256488" calcext:value-type="float">
            <text:p>0.28432719256488</text:p>
          </table:table-cell>
          <table:table-cell table:style-name="ce1" office:value-type="float" office:value="20.6316312925663" calcext:value-type="float">
            <text:p>20.6316312925663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VIF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esu.ppm</text:p>
          </table:table-cell>
          <table:table-cell table:style-name="ce1" office:value-type="float" office:value="5770559" calcext:value-type="float">
            <text:p>5770559</text:p>
          </table:table-cell>
          <table:table-cell table:style-name="ce1" office:value-type="float" office:value="1237578" calcext:value-type="float">
            <text:p>1237578</text:p>
          </table:table-cell>
          <table:table-cell table:style-name="ce1" office:value-type="float" office:value="202715260" calcext:value-type="float">
            <text:p>202715260</text:p>
          </table:table-cell>
          <table:table-cell table:style-name="ce1" office:value-type="float" office:value="1636463" calcext:value-type="float">
            <text:p>1636463</text:p>
          </table:table-cell>
          <table:table-cell table:style-name="ce1" office:value-type="float" office:value="0.214464144634861" calcext:value-type="float">
            <text:p>0.214464144634861</text:p>
          </table:table-cell>
          <table:table-cell table:style-name="ce1" office:value-type="float" office:value="4.80879916666667" calcext:value-type="float">
            <text:p>4.80879916666667</text:p>
          </table:table-cell>
          <table:table-cell table:style-name="ce1" office:value-type="float" office:value="1.031315" calcext:value-type="float">
            <text:p>1.031315</text:p>
          </table:table-cell>
          <table:table-cell table:style-name="ce1" office:value-type="float" office:value="0.24849474028426" calcext:value-type="float">
            <text:p>0.24849474028426</text:p>
          </table:table-cell>
          <table:table-cell table:style-name="ce1" office:value-type="float" office:value="42.4035635992977" calcext:value-type="float">
            <text:p>42.4035635992977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VIF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esu.ppm</text:p>
          </table:table-cell>
          <table:table-cell table:style-name="ce1" office:value-type="float" office:value="5770559" calcext:value-type="float">
            <text:p>5770559</text:p>
          </table:table-cell>
          <table:table-cell table:style-name="ce1" office:value-type="float" office:value="1172967" calcext:value-type="float">
            <text:p>1172967</text:p>
          </table:table-cell>
          <table:table-cell table:style-name="ce1" office:value-type="float" office:value="265483543" calcext:value-type="float">
            <text:p>265483543</text:p>
          </table:table-cell>
          <table:table-cell table:style-name="ce1" office:value-type="float" office:value="1621468" calcext:value-type="float">
            <text:p>1621468</text:p>
          </table:table-cell>
          <table:table-cell table:style-name="ce1" office:value-type="float" office:value="0.203267482405084" calcext:value-type="float">
            <text:p>0.203267482405084</text:p>
          </table:table-cell>
          <table:table-cell table:style-name="ce1" office:value-type="float" office:value="4.80879916666667" calcext:value-type="float">
            <text:p>4.80879916666667</text:p>
          </table:table-cell>
          <table:table-cell table:style-name="ce1" office:value-type="float" office:value="0.9774725" calcext:value-type="float">
            <text:p>0.9774725</text:p>
          </table:table-cell>
          <table:table-cell table:style-name="ce1" office:value-type="float" office:value="0.236986253844731" calcext:value-type="float">
            <text:p>0.236986253844731</text:p>
          </table:table-cell>
          <table:table-cell table:style-name="ce1" office:value-type="float" office:value="55.4448528747388" calcext:value-type="float">
            <text:p>55.4448528747388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VIF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esu.ppm</text:p>
          </table:table-cell>
          <table:table-cell table:style-name="ce1" office:value-type="float" office:value="5770559" calcext:value-type="float">
            <text:p>5770559</text:p>
          </table:table-cell>
          <table:table-cell table:style-name="ce1" office:value-type="float" office:value="1170812" calcext:value-type="float">
            <text:p>1170812</text:p>
          </table:table-cell>
          <table:table-cell table:style-name="ce1" office:value-type="float" office:value="394672690" calcext:value-type="float">
            <text:p>394672690</text:p>
          </table:table-cell>
          <table:table-cell table:style-name="ce1" office:value-type="float" office:value="1620868" calcext:value-type="float">
            <text:p>1620868</text:p>
          </table:table-cell>
          <table:table-cell table:style-name="ce1" office:value-type="float" office:value="0.202894035049291" calcext:value-type="float">
            <text:p>0.202894035049291</text:p>
          </table:table-cell>
          <table:table-cell table:style-name="ce1" office:value-type="float" office:value="4.80879916666667" calcext:value-type="float">
            <text:p>4.80879916666667</text:p>
          </table:table-cell>
          <table:table-cell table:style-name="ce1" office:value-type="float" office:value="0.975676666666667" calcext:value-type="float">
            <text:p>0.975676666666667</text:p>
          </table:table-cell>
          <table:table-cell table:style-name="ce1" office:value-type="float" office:value="0.236600329361506" calcext:value-type="float">
            <text:p>0.236600329361506</text:p>
          </table:table-cell>
          <table:table-cell table:style-name="ce1" office:value-type="float" office:value="82.3096244505948" calcext:value-type="float">
            <text:p>82.3096244505948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VIF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esu.ppm</text:p>
          </table:table-cell>
          <table:table-cell table:style-name="ce1" office:value-type="float" office:value="5770559" calcext:value-type="float">
            <text:p>5770559</text:p>
          </table:table-cell>
          <table:table-cell table:style-name="ce1" office:value-type="float" office:value="1166309" calcext:value-type="float">
            <text:p>1166309</text:p>
          </table:table-cell>
          <table:table-cell table:style-name="ce1" office:value-type="float" office:value="722155139" calcext:value-type="float">
            <text:p>722155139</text:p>
          </table:table-cell>
          <table:table-cell table:style-name="ce1" office:value-type="float" office:value="1632418" calcext:value-type="float">
            <text:p>1632418</text:p>
          </table:table-cell>
          <table:table-cell table:style-name="ce1" office:value-type="float" office:value="0.202113694704447" calcext:value-type="float">
            <text:p>0.202113694704447</text:p>
          </table:table-cell>
          <table:table-cell table:style-name="ce1" office:value-type="float" office:value="4.80879916666667" calcext:value-type="float">
            <text:p>4.80879916666667</text:p>
          </table:table-cell>
          <table:table-cell table:style-name="ce1" office:value-type="float" office:value="0.971924166666667" calcext:value-type="float">
            <text:p>0.971924166666667</text:p>
          </table:table-cell>
          <table:table-cell table:style-name="ce1" office:value-type="float" office:value="0.236060173719738" calcext:value-type="float">
            <text:p>0.236060173719738</text:p>
          </table:table-cell>
          <table:table-cell table:style-name="ce1" office:value-type="float" office:value="150.409755096517" calcext:value-type="float">
            <text:p>150.409755096517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VIF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esu.ppm</text:p>
          </table:table-cell>
          <table:table-cell table:style-name="ce1" office:value-type="float" office:value="5770559" calcext:value-type="float">
            <text:p>5770559</text:p>
          </table:table-cell>
          <table:table-cell table:style-name="ce1" office:value-type="float" office:value="1162113" calcext:value-type="float">
            <text:p>1162113</text:p>
          </table:table-cell>
          <table:table-cell table:style-name="ce1" office:value-type="float" office:value="1116388425" calcext:value-type="float">
            <text:p>1116388425</text:p>
          </table:table-cell>
          <table:table-cell table:style-name="ce1" office:value-type="float" office:value="1596539" calcext:value-type="float">
            <text:p>1596539</text:p>
          </table:table-cell>
          <table:table-cell table:style-name="ce1" office:value-type="float" office:value="0.201386555444628" calcext:value-type="float">
            <text:p>0.201386555444628</text:p>
          </table:table-cell>
          <table:table-cell table:style-name="ce1" office:value-type="float" office:value="4.80879916666667" calcext:value-type="float">
            <text:p>4.80879916666667</text:p>
          </table:table-cell>
          <table:table-cell table:style-name="ce1" office:value-type="float" office:value="0.9684275" calcext:value-type="float">
            <text:p>0.9684275</text:p>
          </table:table-cell>
          <table:table-cell table:style-name="ce1" office:value-type="float" office:value="0.234586923034666" calcext:value-type="float">
            <text:p>0.234586923034666</text:p>
          </table:table-cell>
          <table:table-cell table:style-name="ce1" office:value-type="float" office:value="232.389930972025" calcext:value-type="float">
            <text:p>232.389930972025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VIF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esu.ppm</text:p>
          </table:table-cell>
          <table:table-cell table:style-name="ce1" office:value-type="float" office:value="5770559" calcext:value-type="float">
            <text:p>5770559</text:p>
          </table:table-cell>
          <table:table-cell table:style-name="ce1" office:value-type="float" office:value="1162462" calcext:value-type="float">
            <text:p>1162462</text:p>
          </table:table-cell>
          <table:table-cell table:style-name="ce1" office:value-type="float" office:value="1370093122" calcext:value-type="float">
            <text:p>1370093122</text:p>
          </table:table-cell>
          <table:table-cell table:style-name="ce1" office:value-type="float" office:value="1616952" calcext:value-type="float">
            <text:p>1616952</text:p>
          </table:table-cell>
          <table:table-cell table:style-name="ce1" office:value-type="float" office:value="0.201447034853989" calcext:value-type="float">
            <text:p>0.201447034853989</text:p>
          </table:table-cell>
          <table:table-cell table:style-name="ce1" office:value-type="float" office:value="4.80879916666667" calcext:value-type="float">
            <text:p>4.80879916666667</text:p>
          </table:table-cell>
          <table:table-cell table:style-name="ce1" office:value-type="float" office:value="0.968718333333333" calcext:value-type="float">
            <text:p>0.968718333333333</text:p>
          </table:table-cell>
          <table:table-cell table:style-name="ce1" office:value-type="float" office:value="0.235071895114494" calcext:value-type="float">
            <text:p>0.235071895114494</text:p>
          </table:table-cell>
          <table:table-cell table:style-name="ce1" office:value-type="float" office:value="285.148846522495" calcext:value-type="float">
            <text:p>285.148846522495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VIF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umo.ppm</text:p>
          </table:table-cell>
          <table:table-cell table:style-name="ce1" office:value-type="float" office:value="35325938" calcext:value-type="float">
            <text:p>35325938</text:p>
          </table:table-cell>
          <table:table-cell table:style-name="ce1" office:value-type="float" office:value="15119516" calcext:value-type="float">
            <text:p>15119516</text:p>
          </table:table-cell>
          <table:table-cell table:style-name="ce1" office:value-type="float" office:value="34591199" calcext:value-type="float">
            <text:p>34591199</text:p>
          </table:table-cell>
          <table:table-cell table:style-name="ce1" office:value-type="float" office:value="13737706" calcext:value-type="float">
            <text:p>13737706</text:p>
          </table:table-cell>
          <table:table-cell table:style-name="ce1" office:value-type="float" office:value="0.42800041148235" calcext:value-type="float">
            <text:p>0.42800041148235</text:p>
          </table:table-cell>
          <table:table-cell table:style-name="ce1" office:value-type="float" office:value="29.4382816666667" calcext:value-type="float">
            <text:p>29.4382816666667</text:p>
          </table:table-cell>
          <table:table-cell table:style-name="ce1" office:value-type="float" office:value="12.5995966666667" calcext:value-type="float">
            <text:p>12.5995966666667</text:p>
          </table:table-cell>
          <table:table-cell table:style-name="ce1" office:value-type="float" office:value="0.474666538790846" calcext:value-type="float">
            <text:p>0.474666538790846</text:p>
          </table:table-cell>
          <table:table-cell table:style-name="ce1" office:value-type="float" office:value="1.64970791490377" calcext:value-type="float">
            <text:p>1.64970791490377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VIF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umo.ppm</text:p>
          </table:table-cell>
          <table:table-cell table:style-name="ce1" office:value-type="float" office:value="35325938" calcext:value-type="float">
            <text:p>35325938</text:p>
          </table:table-cell>
          <table:table-cell table:style-name="ce1" office:value-type="float" office:value="15119516" calcext:value-type="float">
            <text:p>15119516</text:p>
          </table:table-cell>
          <table:table-cell table:style-name="ce1" office:value-type="float" office:value="34934394" calcext:value-type="float">
            <text:p>34934394</text:p>
          </table:table-cell>
          <table:table-cell table:style-name="ce1" office:value-type="float" office:value="14001379" calcext:value-type="float">
            <text:p>14001379</text:p>
          </table:table-cell>
          <table:table-cell table:style-name="ce1" office:value-type="float" office:value="0.42800041148235" calcext:value-type="float">
            <text:p>0.42800041148235</text:p>
          </table:table-cell>
          <table:table-cell table:style-name="ce1" office:value-type="float" office:value="29.4382816666667" calcext:value-type="float">
            <text:p>29.4382816666667</text:p>
          </table:table-cell>
          <table:table-cell table:style-name="ce1" office:value-type="float" office:value="12.5995966666667" calcext:value-type="float">
            <text:p>12.5995966666667</text:p>
          </table:table-cell>
          <table:table-cell table:style-name="ce1" office:value-type="float" office:value="0.475562219466048" calcext:value-type="float">
            <text:p>0.475562219466048</text:p>
          </table:table-cell>
          <table:table-cell table:style-name="ce1" office:value-type="float" office:value="1.66226171489063" calcext:value-type="float">
            <text:p>1.66226171489063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VIF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umo.ppm</text:p>
          </table:table-cell>
          <table:table-cell table:style-name="ce1" office:value-type="float" office:value="35325938" calcext:value-type="float">
            <text:p>35325938</text:p>
          </table:table-cell>
          <table:table-cell table:style-name="ce1" office:value-type="float" office:value="14267057" calcext:value-type="float">
            <text:p>14267057</text:p>
          </table:table-cell>
          <table:table-cell table:style-name="ce1" office:value-type="float" office:value="70271944" calcext:value-type="float">
            <text:p>70271944</text:p>
          </table:table-cell>
          <table:table-cell table:style-name="ce1" office:value-type="float" office:value="13346402" calcext:value-type="float">
            <text:p>13346402</text:p>
          </table:table-cell>
          <table:table-cell table:style-name="ce1" office:value-type="float" office:value="0.403869162653232" calcext:value-type="float">
            <text:p>0.403869162653232</text:p>
          </table:table-cell>
          <table:table-cell table:style-name="ce1" office:value-type="float" office:value="29.4382816666667" calcext:value-type="float">
            <text:p>29.4382816666667</text:p>
          </table:table-cell>
          <table:table-cell table:style-name="ce1" office:value-type="float" office:value="11.8892141666667" calcext:value-type="float">
            <text:p>11.8892141666667</text:p>
          </table:table-cell>
          <table:table-cell table:style-name="ce1" office:value-type="float" office:value="0.449206054769161" calcext:value-type="float">
            <text:p>0.449206054769161</text:p>
          </table:table-cell>
          <table:table-cell table:style-name="ce1" office:value-type="float" office:value="2.83630000256469" calcext:value-type="float">
            <text:p>2.83630000256469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VIF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umo.ppm</text:p>
          </table:table-cell>
          <table:table-cell table:style-name="ce1" office:value-type="float" office:value="35325938" calcext:value-type="float">
            <text:p>35325938</text:p>
          </table:table-cell>
          <table:table-cell table:style-name="ce1" office:value-type="float" office:value="14218219" calcext:value-type="float">
            <text:p>14218219</text:p>
          </table:table-cell>
          <table:table-cell table:style-name="ce1" office:value-type="float" office:value="99382849" calcext:value-type="float">
            <text:p>99382849</text:p>
          </table:table-cell>
          <table:table-cell table:style-name="ce1" office:value-type="float" office:value="13271268" calcext:value-type="float">
            <text:p>13271268</text:p>
          </table:table-cell>
          <table:table-cell table:style-name="ce1" office:value-type="float" office:value="0.402486665746851" calcext:value-type="float">
            <text:p>0.402486665746851</text:p>
          </table:table-cell>
          <table:table-cell table:style-name="ce1" office:value-type="float" office:value="29.4382816666667" calcext:value-type="float">
            <text:p>29.4382816666667</text:p>
          </table:table-cell>
          <table:table-cell table:style-name="ce1" office:value-type="float" office:value="11.8485158333333" calcext:value-type="float">
            <text:p>11.8485158333333</text:p>
          </table:table-cell>
          <table:table-cell table:style-name="ce1" office:value-type="float" office:value="0.447568332368131" calcext:value-type="float">
            <text:p>0.447568332368131</text:p>
          </table:table-cell>
          <table:table-cell table:style-name="ce1" office:value-type="float" office:value="3.82354149973314" calcext:value-type="float">
            <text:p>3.82354149973314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VIF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umo.ppm</text:p>
          </table:table-cell>
          <table:table-cell table:style-name="ce1" office:value-type="float" office:value="35325938" calcext:value-type="float">
            <text:p>35325938</text:p>
          </table:table-cell>
          <table:table-cell table:style-name="ce1" office:value-type="float" office:value="14190768" calcext:value-type="float">
            <text:p>14190768</text:p>
          </table:table-cell>
          <table:table-cell table:style-name="ce1" office:value-type="float" office:value="128522681" calcext:value-type="float">
            <text:p>128522681</text:p>
          </table:table-cell>
          <table:table-cell table:style-name="ce1" office:value-type="float" office:value="13396271" calcext:value-type="float">
            <text:p>13396271</text:p>
          </table:table-cell>
          <table:table-cell table:style-name="ce1" office:value-type="float" office:value="0.401709588008675" calcext:value-type="float">
            <text:p>0.401709588008675</text:p>
          </table:table-cell>
          <table:table-cell table:style-name="ce1" office:value-type="float" office:value="29.4382816666667" calcext:value-type="float">
            <text:p>29.4382816666667</text:p>
          </table:table-cell>
          <table:table-cell table:style-name="ce1" office:value-type="float" office:value="11.82564" calcext:value-type="float">
            <text:p>11.82564</text:p>
          </table:table-cell>
          <table:table-cell table:style-name="ce1" office:value-type="float" office:value="0.44721588199583" calcext:value-type="float">
            <text:p>0.44721588199583</text:p>
          </table:table-cell>
          <table:table-cell table:style-name="ce1" office:value-type="float" office:value="4.81305090101217" calcext:value-type="float">
            <text:p>4.81305090101217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VIF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umo.ppm</text:p>
          </table:table-cell>
          <table:table-cell table:style-name="ce1" office:value-type="float" office:value="35325938" calcext:value-type="float">
            <text:p>35325938</text:p>
          </table:table-cell>
          <table:table-cell table:style-name="ce1" office:value-type="float" office:value="14014622" calcext:value-type="float">
            <text:p>14014622</text:p>
          </table:table-cell>
          <table:table-cell table:style-name="ce1" office:value-type="float" office:value="358723237" calcext:value-type="float">
            <text:p>358723237</text:p>
          </table:table-cell>
          <table:table-cell table:style-name="ce1" office:value-type="float" office:value="13224685" calcext:value-type="float">
            <text:p>13224685</text:p>
          </table:table-cell>
          <table:table-cell table:style-name="ce1" office:value-type="float" office:value="0.396723280214102" calcext:value-type="float">
            <text:p>0.396723280214102</text:p>
          </table:table-cell>
          <table:table-cell table:style-name="ce1" office:value-type="float" office:value="29.4382816666667" calcext:value-type="float">
            <text:p>29.4382816666667</text:p>
          </table:table-cell>
          <table:table-cell table:style-name="ce1" office:value-type="float" office:value="11.6788516666667" calcext:value-type="float">
            <text:p>11.6788516666667</text:p>
          </table:table-cell>
          <table:table-cell table:style-name="ce1" office:value-type="float" office:value="0.441646707300454" calcext:value-type="float">
            <text:p>0.441646707300454</text:p>
          </table:table-cell>
          <table:table-cell table:style-name="ce1" office:value-type="float" office:value="12.6272505092434" calcext:value-type="float">
            <text:p>12.6272505092434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VIF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umo.ppm</text:p>
          </table:table-cell>
          <table:table-cell table:style-name="ce1" office:value-type="float" office:value="35325938" calcext:value-type="float">
            <text:p>35325938</text:p>
          </table:table-cell>
          <table:table-cell table:style-name="ce1" office:value-type="float" office:value="14011904" calcext:value-type="float">
            <text:p>14011904</text:p>
          </table:table-cell>
          <table:table-cell table:style-name="ce1" office:value-type="float" office:value="380153884" calcext:value-type="float">
            <text:p>380153884</text:p>
          </table:table-cell>
          <table:table-cell table:style-name="ce1" office:value-type="float" office:value="13585067" calcext:value-type="float">
            <text:p>13585067</text:p>
          </table:table-cell>
          <table:table-cell table:style-name="ce1" office:value-type="float" office:value="0.396646339581981" calcext:value-type="float">
            <text:p>0.396646339581981</text:p>
          </table:table-cell>
          <table:table-cell table:style-name="ce1" office:value-type="float" office:value="29.4382816666667" calcext:value-type="float">
            <text:p>29.4382816666667</text:p>
          </table:table-cell>
          <table:table-cell table:style-name="ce1" office:value-type="float" office:value="11.6765866666667" calcext:value-type="float">
            <text:p>11.6765866666667</text:p>
          </table:table-cell>
          <table:table-cell table:style-name="ce1" office:value-type="float" office:value="0.442793961762601" calcext:value-type="float">
            <text:p>0.442793961762601</text:p>
          </table:table-cell>
          <table:table-cell table:style-name="ce1" office:value-type="float" office:value="13.356383426818" calcext:value-type="float">
            <text:p>13.356383426818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VIF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umo.ppm</text:p>
          </table:table-cell>
          <table:table-cell table:style-name="ce1" office:value-type="float" office:value="35325938" calcext:value-type="float">
            <text:p>35325938</text:p>
          </table:table-cell>
          <table:table-cell table:style-name="ce1" office:value-type="float" office:value="13918373" calcext:value-type="float">
            <text:p>13918373</text:p>
          </table:table-cell>
          <table:table-cell table:style-name="ce1" office:value-type="float" office:value="939328991" calcext:value-type="float">
            <text:p>939328991</text:p>
          </table:table-cell>
          <table:table-cell table:style-name="ce1" office:value-type="float" office:value="13285221" calcext:value-type="float">
            <text:p>13285221</text:p>
          </table:table-cell>
          <table:table-cell table:style-name="ce1" office:value-type="float" office:value="0.393998681648595" calcext:value-type="float">
            <text:p>0.393998681648595</text:p>
          </table:table-cell>
          <table:table-cell table:style-name="ce1" office:value-type="float" office:value="29.4382816666667" calcext:value-type="float">
            <text:p>29.4382816666667</text:p>
          </table:table-cell>
          <table:table-cell table:style-name="ce1" office:value-type="float" office:value="11.5986441666667" calcext:value-type="float">
            <text:p>11.5986441666667</text:p>
          </table:table-cell>
          <table:table-cell table:style-name="ce1" office:value-type="float" office:value="0.439127745737424" calcext:value-type="float">
            <text:p>0.439127745737424</text:p>
          </table:table-cell>
          <table:table-cell table:style-name="ce1" office:value-type="float" office:value="32.3475455547705" calcext:value-type="float">
            <text:p>32.3475455547705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VIF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umo.ppm</text:p>
          </table:table-cell>
          <table:table-cell table:style-name="ce1" office:value-type="float" office:value="35325938" calcext:value-type="float">
            <text:p>35325938</text:p>
          </table:table-cell>
          <table:table-cell table:style-name="ce1" office:value-type="float" office:value="13902913" calcext:value-type="float">
            <text:p>13902913</text:p>
          </table:table-cell>
          <table:table-cell table:style-name="ce1" office:value-type="float" office:value="1349772114" calcext:value-type="float">
            <text:p>1349772114</text:p>
          </table:table-cell>
          <table:table-cell table:style-name="ce1" office:value-type="float" office:value="13308289" calcext:value-type="float">
            <text:p>13308289</text:p>
          </table:table-cell>
          <table:table-cell table:style-name="ce1" office:value-type="float" office:value="0.393561042880164" calcext:value-type="float">
            <text:p>0.393561042880164</text:p>
          </table:table-cell>
          <table:table-cell table:style-name="ce1" office:value-type="float" office:value="29.4382816666667" calcext:value-type="float">
            <text:p>29.4382816666667</text:p>
          </table:table-cell>
          <table:table-cell table:style-name="ce1" office:value-type="float" office:value="11.5857608333333" calcext:value-type="float">
            <text:p>11.5857608333333</text:p>
          </table:table-cell>
          <table:table-cell table:style-name="ce1" office:value-type="float" office:value="0.438768467520947" calcext:value-type="float">
            <text:p>0.438768467520947</text:p>
          </table:table-cell>
          <table:table-cell table:style-name="ce1" office:value-type="float" office:value="46.2896822295278" calcext:value-type="float">
            <text:p>46.2896822295278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VIF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umo.ppm</text:p>
          </table:table-cell>
          <table:table-cell table:style-name="ce1" office:value-type="float" office:value="35325938" calcext:value-type="float">
            <text:p>35325938</text:p>
          </table:table-cell>
          <table:table-cell table:style-name="ce1" office:value-type="float" office:value="13878583" calcext:value-type="float">
            <text:p>13878583</text:p>
          </table:table-cell>
          <table:table-cell table:style-name="ce1" office:value-type="float" office:value="1964761827" calcext:value-type="float">
            <text:p>1964761827</text:p>
          </table:table-cell>
          <table:table-cell table:style-name="ce1" office:value-type="float" office:value="13260140" calcext:value-type="float">
            <text:p>13260140</text:p>
          </table:table-cell>
          <table:table-cell table:style-name="ce1" office:value-type="float" office:value="0.392872313822212" calcext:value-type="float">
            <text:p>0.392872313822212</text:p>
          </table:table-cell>
          <table:table-cell table:style-name="ce1" office:value-type="float" office:value="29.4382816666667" calcext:value-type="float">
            <text:p>29.4382816666667</text:p>
          </table:table-cell>
          <table:table-cell table:style-name="ce1" office:value-type="float" office:value="11.5654858333333" calcext:value-type="float">
            <text:p>11.5654858333333</text:p>
          </table:table-cell>
          <table:table-cell table:style-name="ce1" office:value-type="float" office:value="0.437916179324099" calcext:value-type="float">
            <text:p>0.437916179324099</text:p>
          </table:table-cell>
          <table:table-cell table:style-name="ce1" office:value-type="float" office:value="67.1796455114653" calcext:value-type="float">
            <text:p>67.1796455114653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VIF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umo.ppm</text:p>
          </table:table-cell>
          <table:table-cell table:style-name="ce1" office:value-type="float" office:value="35325938" calcext:value-type="float">
            <text:p>35325938</text:p>
          </table:table-cell>
          <table:table-cell table:style-name="ce1" office:value-type="float" office:value="13870714" calcext:value-type="float">
            <text:p>13870714</text:p>
          </table:table-cell>
          <table:table-cell table:style-name="ce1" office:value-type="float" office:value="4773392204" calcext:value-type="float">
            <text:p>4773392204</text:p>
          </table:table-cell>
          <table:table-cell table:style-name="ce1" office:value-type="float" office:value="13224797" calcext:value-type="float">
            <text:p>13224797</text:p>
          </table:table-cell>
          <table:table-cell table:style-name="ce1" office:value-type="float" office:value="0.392649559652174" calcext:value-type="float">
            <text:p>0.392649559652174</text:p>
          </table:table-cell>
          <table:table-cell table:style-name="ce1" office:value-type="float" office:value="29.4382816666667" calcext:value-type="float">
            <text:p>29.4382816666667</text:p>
          </table:table-cell>
          <table:table-cell table:style-name="ce1" office:value-type="float" office:value="11.5589283333333" calcext:value-type="float">
            <text:p>11.5589283333333</text:p>
          </table:table-cell>
          <table:table-cell table:style-name="ce1" office:value-type="float" office:value="0.437573367195515" calcext:value-type="float">
            <text:p>0.437573367195515</text:p>
          </table:table-cell>
          <table:table-cell table:style-name="ce1" office:value-type="float" office:value="162.586718417498" calcext:value-type="float">
            <text:p>162.586718417498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VIF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kiss.ppm</text:p>
          </table:table-cell>
          <table:table-cell table:style-name="ce1" office:value-type="float" office:value="2847207" calcext:value-type="float">
            <text:p>2847207</text:p>
          </table:table-cell>
          <table:table-cell table:style-name="ce1" office:value-type="float" office:value="1396597" calcext:value-type="float">
            <text:p>1396597</text:p>
          </table:table-cell>
          <table:table-cell table:style-name="ce1" office:value-type="float" office:value="2503340" calcext:value-type="float">
            <text:p>2503340</text:p>
          </table:table-cell>
          <table:table-cell table:style-name="ce1" office:value-type="float" office:value="1243382" calcext:value-type="float">
            <text:p>1243382</text:p>
          </table:table-cell>
          <table:table-cell table:style-name="ce1" office:value-type="float" office:value="0.490514739532461" calcext:value-type="float">
            <text:p>0.490514739532461</text:p>
          </table:table-cell>
          <table:table-cell table:style-name="ce1" office:value-type="float" office:value="2.3726725" calcext:value-type="float">
            <text:p>2.3726725</text:p>
          </table:table-cell>
          <table:table-cell table:style-name="ce1" office:value-type="float" office:value="1.16383083333333" calcext:value-type="float">
            <text:p>1.16383083333333</text:p>
          </table:table-cell>
          <table:table-cell table:style-name="ce1" office:value-type="float" office:value="0.542919022045113" calcext:value-type="float">
            <text:p>0.542919022045113</text:p>
          </table:table-cell>
          <table:table-cell table:style-name="ce1" office:value-type="float" office:value="1.59799088720982" calcext:value-type="float">
            <text:p>1.59799088720982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VIF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kiss.ppm</text:p>
          </table:table-cell>
          <table:table-cell table:style-name="ce1" office:value-type="float" office:value="2847207" calcext:value-type="float">
            <text:p>2847207</text:p>
          </table:table-cell>
          <table:table-cell table:style-name="ce1" office:value-type="float" office:value="1396597" calcext:value-type="float">
            <text:p>1396597</text:p>
          </table:table-cell>
          <table:table-cell table:style-name="ce1" office:value-type="float" office:value="2525587" calcext:value-type="float">
            <text:p>2525587</text:p>
          </table:table-cell>
          <table:table-cell table:style-name="ce1" office:value-type="float" office:value="1245715" calcext:value-type="float">
            <text:p>1245715</text:p>
          </table:table-cell>
          <table:table-cell table:style-name="ce1" office:value-type="float" office:value="0.490514739532461" calcext:value-type="float">
            <text:p>0.490514739532461</text:p>
          </table:table-cell>
          <table:table-cell table:style-name="ce1" office:value-type="float" office:value="2.3726725" calcext:value-type="float">
            <text:p>2.3726725</text:p>
          </table:table-cell>
          <table:table-cell table:style-name="ce1" office:value-type="float" office:value="1.16383083333333" calcext:value-type="float">
            <text:p>1.16383083333333</text:p>
          </table:table-cell>
          <table:table-cell table:style-name="ce1" office:value-type="float" office:value="0.543017349985442" calcext:value-type="float">
            <text:p>0.543017349985442</text:p>
          </table:table-cell>
          <table:table-cell table:style-name="ce1" office:value-type="float" office:value="1.60746556186466" calcext:value-type="float">
            <text:p>1.60746556186466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VIF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kiss.ppm</text:p>
          </table:table-cell>
          <table:table-cell table:style-name="ce1" office:value-type="float" office:value="2847207" calcext:value-type="float">
            <text:p>2847207</text:p>
          </table:table-cell>
          <table:table-cell table:style-name="ce1" office:value-type="float" office:value="1319056" calcext:value-type="float">
            <text:p>1319056</text:p>
          </table:table-cell>
          <table:table-cell table:style-name="ce1" office:value-type="float" office:value="5679245" calcext:value-type="float">
            <text:p>5679245</text:p>
          </table:table-cell>
          <table:table-cell table:style-name="ce1" office:value-type="float" office:value="1256056" calcext:value-type="float">
            <text:p>1256056</text:p>
          </table:table-cell>
          <table:table-cell table:style-name="ce1" office:value-type="float" office:value="0.463280681734767" calcext:value-type="float">
            <text:p>0.463280681734767</text:p>
          </table:table-cell>
          <table:table-cell table:style-name="ce1" office:value-type="float" office:value="2.3726725" calcext:value-type="float">
            <text:p>2.3726725</text:p>
          </table:table-cell>
          <table:table-cell table:style-name="ce1" office:value-type="float" office:value="1.09921333333333" calcext:value-type="float">
            <text:p>1.09921333333333</text:p>
          </table:table-cell>
          <table:table-cell table:style-name="ce1" office:value-type="float" office:value="0.516219129834958" calcext:value-type="float">
            <text:p>0.516219129834958</text:p>
          </table:table-cell>
          <table:table-cell table:style-name="ce1" office:value-type="float" office:value="2.90982591711807" calcext:value-type="float">
            <text:p>2.90982591711807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VIF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kiss.ppm</text:p>
          </table:table-cell>
          <table:table-cell table:style-name="ce1" office:value-type="float" office:value="2847207" calcext:value-type="float">
            <text:p>2847207</text:p>
          </table:table-cell>
          <table:table-cell table:style-name="ce1" office:value-type="float" office:value="1318258" calcext:value-type="float">
            <text:p>1318258</text:p>
          </table:table-cell>
          <table:table-cell table:style-name="ce1" office:value-type="float" office:value="7794849" calcext:value-type="float">
            <text:p>7794849</text:p>
          </table:table-cell>
          <table:table-cell table:style-name="ce1" office:value-type="float" office:value="1241787" calcext:value-type="float">
            <text:p>1241787</text:p>
          </table:table-cell>
          <table:table-cell table:style-name="ce1" office:value-type="float" office:value="0.463000407065591" calcext:value-type="float">
            <text:p>0.463000407065591</text:p>
          </table:table-cell>
          <table:table-cell table:style-name="ce1" office:value-type="float" office:value="2.3726725" calcext:value-type="float">
            <text:p>2.3726725</text:p>
          </table:table-cell>
          <table:table-cell table:style-name="ce1" office:value-type="float" office:value="1.09854833333333" calcext:value-type="float">
            <text:p>1.09854833333333</text:p>
          </table:table-cell>
          <table:table-cell table:style-name="ce1" office:value-type="float" office:value="0.515337465804207" calcext:value-type="float">
            <text:p>0.515337465804207</text:p>
          </table:table-cell>
          <table:table-cell table:style-name="ce1" office:value-type="float" office:value="3.80059870603015" calcext:value-type="float">
            <text:p>3.80059870603015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VIF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kiss.ppm</text:p>
          </table:table-cell>
          <table:table-cell table:style-name="ce1" office:value-type="float" office:value="2847207" calcext:value-type="float">
            <text:p>2847207</text:p>
          </table:table-cell>
          <table:table-cell table:style-name="ce1" office:value-type="float" office:value="1060648" calcext:value-type="float">
            <text:p>1060648</text:p>
          </table:table-cell>
          <table:table-cell table:style-name="ce1" office:value-type="float" office:value="15466913" calcext:value-type="float">
            <text:p>15466913</text:p>
          </table:table-cell>
          <table:table-cell table:style-name="ce1" office:value-type="float" office:value="1102021" calcext:value-type="float">
            <text:p>1102021</text:p>
          </table:table-cell>
          <table:table-cell table:style-name="ce1" office:value-type="float" office:value="0.372522264801962" calcext:value-type="float">
            <text:p>0.372522264801962</text:p>
          </table:table-cell>
          <table:table-cell table:style-name="ce1" office:value-type="float" office:value="2.3726725" calcext:value-type="float">
            <text:p>2.3726725</text:p>
          </table:table-cell>
          <table:table-cell table:style-name="ce1" office:value-type="float" office:value="0.883873333333333" calcext:value-type="float">
            <text:p>0.883873333333333</text:p>
          </table:table-cell>
          <table:table-cell table:style-name="ce1" office:value-type="float" office:value="0.418968666486139" calcext:value-type="float">
            <text:p>0.418968666486139</text:p>
          </table:table-cell>
          <table:table-cell table:style-name="ce1" office:value-type="float" office:value="6.93774148490082" calcext:value-type="float">
            <text:p>6.93774148490082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VIF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kiss.ppm</text:p>
          </table:table-cell>
          <table:table-cell table:style-name="ce1" office:value-type="float" office:value="2847207" calcext:value-type="float">
            <text:p>2847207</text:p>
          </table:table-cell>
          <table:table-cell table:style-name="ce1" office:value-type="float" office:value="1014376" calcext:value-type="float">
            <text:p>1014376</text:p>
          </table:table-cell>
          <table:table-cell table:style-name="ce1" office:value-type="float" office:value="46922188" calcext:value-type="float">
            <text:p>46922188</text:p>
          </table:table-cell>
          <table:table-cell table:style-name="ce1" office:value-type="float" office:value="1096505" calcext:value-type="float">
            <text:p>1096505</text:p>
          </table:table-cell>
          <table:table-cell table:style-name="ce1" office:value-type="float" office:value="0.356270548646445" calcext:value-type="float">
            <text:p>0.356270548646445</text:p>
          </table:table-cell>
          <table:table-cell table:style-name="ce1" office:value-type="float" office:value="2.3726725" calcext:value-type="float">
            <text:p>2.3726725</text:p>
          </table:table-cell>
          <table:table-cell table:style-name="ce1" office:value-type="float" office:value="0.845313333333333" calcext:value-type="float">
            <text:p>0.845313333333333</text:p>
          </table:table-cell>
          <table:table-cell table:style-name="ce1" office:value-type="float" office:value="0.40248446986819" calcext:value-type="float">
            <text:p>0.40248446986819</text:p>
          </table:table-cell>
          <table:table-cell table:style-name="ce1" office:value-type="float" office:value="20.1785757761905" calcext:value-type="float">
            <text:p>20.1785757761905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VIF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kiss.ppm</text:p>
          </table:table-cell>
          <table:table-cell table:style-name="ce1" office:value-type="float" office:value="2847207" calcext:value-type="float">
            <text:p>2847207</text:p>
          </table:table-cell>
          <table:table-cell table:style-name="ce1" office:value-type="float" office:value="1014290" calcext:value-type="float">
            <text:p>1014290</text:p>
          </table:table-cell>
          <table:table-cell table:style-name="ce1" office:value-type="float" office:value="50147485" calcext:value-type="float">
            <text:p>50147485</text:p>
          </table:table-cell>
          <table:table-cell table:style-name="ce1" office:value-type="float" office:value="1094291" calcext:value-type="float">
            <text:p>1094291</text:p>
          </table:table-cell>
          <table:table-cell table:style-name="ce1" office:value-type="float" office:value="0.35624034360691" calcext:value-type="float">
            <text:p>0.35624034360691</text:p>
          </table:table-cell>
          <table:table-cell table:style-name="ce1" office:value-type="float" office:value="2.3726725" calcext:value-type="float">
            <text:p>2.3726725</text:p>
          </table:table-cell>
          <table:table-cell table:style-name="ce1" office:value-type="float" office:value="0.845241666666667" calcext:value-type="float">
            <text:p>0.845241666666667</text:p>
          </table:table-cell>
          <table:table-cell table:style-name="ce1" office:value-type="float" office:value="0.402360952329774" calcext:value-type="float">
            <text:p>0.402360952329774</text:p>
          </table:table-cell>
          <table:table-cell table:style-name="ce1" office:value-type="float" office:value="21.5378042130411" calcext:value-type="float">
            <text:p>21.537804213041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VIF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kiss.ppm</text:p>
          </table:table-cell>
          <table:table-cell table:style-name="ce1" office:value-type="float" office:value="2847207" calcext:value-type="float">
            <text:p>2847207</text:p>
          </table:table-cell>
          <table:table-cell table:style-name="ce1" office:value-type="float" office:value="1012249" calcext:value-type="float">
            <text:p>1012249</text:p>
          </table:table-cell>
          <table:table-cell table:style-name="ce1" office:value-type="float" office:value="104830536" calcext:value-type="float">
            <text:p>104830536</text:p>
          </table:table-cell>
          <table:table-cell table:style-name="ce1" office:value-type="float" office:value="1183550" calcext:value-type="float">
            <text:p>1183550</text:p>
          </table:table-cell>
          <table:table-cell table:style-name="ce1" office:value-type="float" office:value="0.355523500750033" calcext:value-type="float">
            <text:p>0.355523500750033</text:p>
          </table:table-cell>
          <table:table-cell table:style-name="ce1" office:value-type="float" office:value="2.3726725" calcext:value-type="float">
            <text:p>2.3726725</text:p>
          </table:table-cell>
          <table:table-cell table:style-name="ce1" office:value-type="float" office:value="0.843540833333333" calcext:value-type="float">
            <text:p>0.843540833333333</text:p>
          </table:table-cell>
          <table:table-cell table:style-name="ce1" office:value-type="float" office:value="0.405406069878305" calcext:value-type="float">
            <text:p>0.405406069878305</text:p>
          </table:table-cell>
          <table:table-cell table:style-name="ce1" office:value-type="float" office:value="44.5878779449475" calcext:value-type="float">
            <text:p>44.5878779449475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VIF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kiss.ppm</text:p>
          </table:table-cell>
          <table:table-cell table:style-name="ce1" office:value-type="float" office:value="2847207" calcext:value-type="float">
            <text:p>2847207</text:p>
          </table:table-cell>
          <table:table-cell table:style-name="ce1" office:value-type="float" office:value="1011875" calcext:value-type="float">
            <text:p>1011875</text:p>
          </table:table-cell>
          <table:table-cell table:style-name="ce1" office:value-type="float" office:value="166342771" calcext:value-type="float">
            <text:p>166342771</text:p>
          </table:table-cell>
          <table:table-cell table:style-name="ce1" office:value-type="float" office:value="1178097" calcext:value-type="float">
            <text:p>1178097</text:p>
          </table:table-cell>
          <table:table-cell table:style-name="ce1" office:value-type="float" office:value="0.355392143950194" calcext:value-type="float">
            <text:p>0.355392143950194</text:p>
          </table:table-cell>
          <table:table-cell table:style-name="ce1" office:value-type="float" office:value="2.3726725" calcext:value-type="float">
            <text:p>2.3726725</text:p>
          </table:table-cell>
          <table:table-cell table:style-name="ce1" office:value-type="float" office:value="0.843229166666667" calcext:value-type="float">
            <text:p>0.843229166666667</text:p>
          </table:table-cell>
          <table:table-cell table:style-name="ce1" office:value-type="float" office:value="0.405044887849742" calcext:value-type="float">
            <text:p>0.405044887849742</text:p>
          </table:table-cell>
          <table:table-cell table:style-name="ce1" office:value-type="float" office:value="70.5128119732777" calcext:value-type="float">
            <text:p>70.5128119732777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VIF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kiss.ppm</text:p>
          </table:table-cell>
          <table:table-cell table:style-name="ce1" office:value-type="float" office:value="2847207" calcext:value-type="float">
            <text:p>2847207</text:p>
          </table:table-cell>
          <table:table-cell table:style-name="ce1" office:value-type="float" office:value="1008037" calcext:value-type="float">
            <text:p>1008037</text:p>
          </table:table-cell>
          <table:table-cell table:style-name="ce1" office:value-type="float" office:value="200314056" calcext:value-type="float">
            <text:p>200314056</text:p>
          </table:table-cell>
          <table:table-cell table:style-name="ce1" office:value-type="float" office:value="1103358" calcext:value-type="float">
            <text:p>1103358</text:p>
          </table:table-cell>
          <table:table-cell table:style-name="ce1" office:value-type="float" office:value="0.354044156255587" calcext:value-type="float">
            <text:p>0.354044156255587</text:p>
          </table:table-cell>
          <table:table-cell table:style-name="ce1" office:value-type="float" office:value="2.3726725" calcext:value-type="float">
            <text:p>2.3726725</text:p>
          </table:table-cell>
          <table:table-cell table:style-name="ce1" office:value-type="float" office:value="0.840030833333333" calcext:value-type="float">
            <text:p>0.840030833333333</text:p>
          </table:table-cell>
          <table:table-cell table:style-name="ce1" office:value-type="float" office:value="0.400546907899566" calcext:value-type="float">
            <text:p>0.400546907899566</text:p>
          </table:table-cell>
          <table:table-cell table:style-name="ce1" office:value-type="float" office:value="84.8260443164125" calcext:value-type="float">
            <text:p>84.8260443164125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VIF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kiss.ppm</text:p>
          </table:table-cell>
          <table:table-cell table:style-name="ce1" office:value-type="float" office:value="2847207" calcext:value-type="float">
            <text:p>2847207</text:p>
          </table:table-cell>
          <table:table-cell table:style-name="ce1" office:value-type="float" office:value="998793" calcext:value-type="float">
            <text:p>998793</text:p>
          </table:table-cell>
          <table:table-cell table:style-name="ce1" office:value-type="float" office:value="322197921" calcext:value-type="float">
            <text:p>322197921</text:p>
          </table:table-cell>
          <table:table-cell table:style-name="ce1" office:value-type="float" office:value="1089124" calcext:value-type="float">
            <text:p>1089124</text:p>
          </table:table-cell>
          <table:table-cell table:style-name="ce1" office:value-type="float" office:value="0.350797465726939" calcext:value-type="float">
            <text:p>0.350797465726939</text:p>
          </table:table-cell>
          <table:table-cell table:style-name="ce1" office:value-type="float" office:value="2.3726725" calcext:value-type="float">
            <text:p>2.3726725</text:p>
          </table:table-cell>
          <table:table-cell table:style-name="ce1" office:value-type="float" office:value="0.8323275" calcext:value-type="float">
            <text:p>0.8323275</text:p>
          </table:table-cell>
          <table:table-cell table:style-name="ce1" office:value-type="float" office:value="0.396700303139182" calcext:value-type="float">
            <text:p>0.396700303139182</text:p>
          </table:table-cell>
          <table:table-cell table:style-name="ce1" office:value-type="float" office:value="136.192062284196" calcext:value-type="float">
            <text:p>136.192062284196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VIF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ook.ppm</text:p>
          </table:table-cell>
          <table:table-cell table:style-name="ce1" office:value-type="float" office:value="18772649" calcext:value-type="float">
            <text:p>18772649</text:p>
          </table:table-cell>
          <table:table-cell table:style-name="ce1" office:value-type="float" office:value="13773123" calcext:value-type="float">
            <text:p>13773123</text:p>
          </table:table-cell>
          <table:table-cell table:style-name="ce1" office:value-type="float" office:value="19906814" calcext:value-type="float">
            <text:p>19906814</text:p>
          </table:table-cell>
          <table:table-cell table:style-name="ce1" office:value-type="float" office:value="10732121" calcext:value-type="float">
            <text:p>10732121</text:p>
          </table:table-cell>
          <table:table-cell table:style-name="ce1" office:value-type="float" office:value="0.733680313311137" calcext:value-type="float">
            <text:p>0.733680313311137</text:p>
          </table:table-cell>
          <table:table-cell table:style-name="ce1" office:value-type="float" office:value="15.6438741666667" calcext:value-type="float">
            <text:p>15.6438741666667</text:p>
          </table:table-cell>
          <table:table-cell table:style-name="ce1" office:value-type="float" office:value="11.4776025" calcext:value-type="float">
            <text:p>11.4776025</text:p>
          </table:table-cell>
          <table:table-cell table:style-name="ce1" office:value-type="float" office:value="0.802283019301112" calcext:value-type="float">
            <text:p>0.802283019301112</text:p>
          </table:table-cell>
          <table:table-cell table:style-name="ce1" office:value-type="float" office:value="2.07478200439373" calcext:value-type="float">
            <text:p>2.07478200439373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VIF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ook.ppm</text:p>
          </table:table-cell>
          <table:table-cell table:style-name="ce1" office:value-type="float" office:value="18772649" calcext:value-type="float">
            <text:p>18772649</text:p>
          </table:table-cell>
          <table:table-cell table:style-name="ce1" office:value-type="float" office:value="13773123" calcext:value-type="float">
            <text:p>13773123</text:p>
          </table:table-cell>
          <table:table-cell table:style-name="ce1" office:value-type="float" office:value="19767573" calcext:value-type="float">
            <text:p>19767573</text:p>
          </table:table-cell>
          <table:table-cell table:style-name="ce1" office:value-type="float" office:value="10675387" calcext:value-type="float">
            <text:p>10675387</text:p>
          </table:table-cell>
          <table:table-cell table:style-name="ce1" office:value-type="float" office:value="0.733680313311137" calcext:value-type="float">
            <text:p>0.733680313311137</text:p>
          </table:table-cell>
          <table:table-cell table:style-name="ce1" office:value-type="float" office:value="15.6438741666667" calcext:value-type="float">
            <text:p>15.6438741666667</text:p>
          </table:table-cell>
          <table:table-cell table:style-name="ce1" office:value-type="float" office:value="11.4776025" calcext:value-type="float">
            <text:p>11.4776025</text:p>
          </table:table-cell>
          <table:table-cell table:style-name="ce1" office:value-type="float" office:value="0.801920359774478" calcext:value-type="float">
            <text:p>0.801920359774478</text:p>
          </table:table-cell>
          <table:table-cell table:style-name="ce1" office:value-type="float" office:value="2.06551867240473" calcext:value-type="float">
            <text:p>2.06551867240473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VIF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ook.ppm</text:p>
          </table:table-cell>
          <table:table-cell table:style-name="ce1" office:value-type="float" office:value="18772649" calcext:value-type="float">
            <text:p>18772649</text:p>
          </table:table-cell>
          <table:table-cell table:style-name="ce1" office:value-type="float" office:value="12961774" calcext:value-type="float">
            <text:p>12961774</text:p>
          </table:table-cell>
          <table:table-cell table:style-name="ce1" office:value-type="float" office:value="41704387" calcext:value-type="float">
            <text:p>41704387</text:p>
          </table:table-cell>
          <table:table-cell table:style-name="ce1" office:value-type="float" office:value="10312421" calcext:value-type="float">
            <text:p>10312421</text:p>
          </table:table-cell>
          <table:table-cell table:style-name="ce1" office:value-type="float" office:value="0.690460573784765" calcext:value-type="float">
            <text:p>0.690460573784765</text:p>
          </table:table-cell>
          <table:table-cell table:style-name="ce1" office:value-type="float" office:value="15.6438741666667" calcext:value-type="float">
            <text:p>15.6438741666667</text:p>
          </table:table-cell>
          <table:table-cell table:style-name="ce1" office:value-type="float" office:value="10.8014783333333" calcext:value-type="float">
            <text:p>10.8014783333333</text:p>
          </table:table-cell>
          <table:table-cell table:style-name="ce1" office:value-type="float" office:value="0.756380440501498" calcext:value-type="float">
            <text:p>0.756380440501498</text:p>
          </table:table-cell>
          <table:table-cell table:style-name="ce1" office:value-type="float" office:value="3.42224099113556" calcext:value-type="float">
            <text:p>3.42224099113556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VIF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ook.ppm</text:p>
          </table:table-cell>
          <table:table-cell table:style-name="ce1" office:value-type="float" office:value="18772649" calcext:value-type="float">
            <text:p>18772649</text:p>
          </table:table-cell>
          <table:table-cell table:style-name="ce1" office:value-type="float" office:value="12957497" calcext:value-type="float">
            <text:p>12957497</text:p>
          </table:table-cell>
          <table:table-cell table:style-name="ce1" office:value-type="float" office:value="56039309" calcext:value-type="float">
            <text:p>56039309</text:p>
          </table:table-cell>
          <table:table-cell table:style-name="ce1" office:value-type="float" office:value="10333664" calcext:value-type="float">
            <text:p>10333664</text:p>
          </table:table-cell>
          <table:table-cell table:style-name="ce1" office:value-type="float" office:value="0.690232742326349" calcext:value-type="float">
            <text:p>0.690232742326349</text:p>
          </table:table-cell>
          <table:table-cell table:style-name="ce1" office:value-type="float" office:value="15.6438741666667" calcext:value-type="float">
            <text:p>15.6438741666667</text:p>
          </table:table-cell>
          <table:table-cell table:style-name="ce1" office:value-type="float" office:value="10.7979141666667" calcext:value-type="float">
            <text:p>10.7979141666667</text:p>
          </table:table-cell>
          <table:table-cell table:style-name="ce1" office:value-type="float" office:value="0.756288400214589" calcext:value-type="float">
            <text:p>0.756288400214589</text:p>
          </table:table-cell>
          <table:table-cell table:style-name="ce1" office:value-type="float" office:value="4.33847708333544" calcext:value-type="float">
            <text:p>4.33847708333544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VIF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ook.ppm</text:p>
          </table:table-cell>
          <table:table-cell table:style-name="ce1" office:value-type="float" office:value="18772649" calcext:value-type="float">
            <text:p>18772649</text:p>
          </table:table-cell>
          <table:table-cell table:style-name="ce1" office:value-type="float" office:value="12945218" calcext:value-type="float">
            <text:p>12945218</text:p>
          </table:table-cell>
          <table:table-cell table:style-name="ce1" office:value-type="float" office:value="63314990" calcext:value-type="float">
            <text:p>63314990</text:p>
          </table:table-cell>
          <table:table-cell table:style-name="ce1" office:value-type="float" office:value="10363235" calcext:value-type="float">
            <text:p>10363235</text:p>
          </table:table-cell>
          <table:table-cell table:style-name="ce1" office:value-type="float" office:value="0.689578652432057" calcext:value-type="float">
            <text:p>0.689578652432057</text:p>
          </table:table-cell>
          <table:table-cell table:style-name="ce1" office:value-type="float" office:value="15.6438741666667" calcext:value-type="float">
            <text:p>15.6438741666667</text:p>
          </table:table-cell>
          <table:table-cell table:style-name="ce1" office:value-type="float" office:value="10.7876816666667" calcext:value-type="float">
            <text:p>10.7876816666667</text:p>
          </table:table-cell>
          <table:table-cell table:style-name="ce1" office:value-type="float" office:value="0.755823336386889" calcext:value-type="float">
            <text:p>0.755823336386889</text:p>
          </table:table-cell>
          <table:table-cell table:style-name="ce1" office:value-type="float" office:value="4.80309380950978" calcext:value-type="float">
            <text:p>4.80309380950978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VIF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ook.ppm</text:p>
          </table:table-cell>
          <table:table-cell table:style-name="ce1" office:value-type="float" office:value="18772649" calcext:value-type="float">
            <text:p>18772649</text:p>
          </table:table-cell>
          <table:table-cell table:style-name="ce1" office:value-type="float" office:value="10225808" calcext:value-type="float">
            <text:p>10225808</text:p>
          </table:table-cell>
          <table:table-cell table:style-name="ce1" office:value-type="float" office:value="243623763" calcext:value-type="float">
            <text:p>243623763</text:p>
          </table:table-cell>
          <table:table-cell table:style-name="ce1" office:value-type="float" office:value="8767711" calcext:value-type="float">
            <text:p>8767711</text:p>
          </table:table-cell>
          <table:table-cell table:style-name="ce1" office:value-type="float" office:value="0.544718435847812" calcext:value-type="float">
            <text:p>0.544718435847812</text:p>
          </table:table-cell>
          <table:table-cell table:style-name="ce1" office:value-type="float" office:value="15.6438741666667" calcext:value-type="float">
            <text:p>15.6438741666667</text:p>
          </table:table-cell>
          <table:table-cell table:style-name="ce1" office:value-type="float" office:value="8.52150666666667" calcext:value-type="float">
            <text:p>8.52150666666667</text:p>
          </table:table-cell>
          <table:table-cell table:style-name="ce1" office:value-type="float" office:value="0.600764086091419" calcext:value-type="float">
            <text:p>0.600764086091419</text:p>
          </table:table-cell>
          <table:table-cell table:style-name="ce1" office:value-type="float" office:value="16.1738734325667" calcext:value-type="float">
            <text:p>16.1738734325667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VIF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ook.ppm</text:p>
          </table:table-cell>
          <table:table-cell table:style-name="ce1" office:value-type="float" office:value="18772649" calcext:value-type="float">
            <text:p>18772649</text:p>
          </table:table-cell>
          <table:table-cell table:style-name="ce1" office:value-type="float" office:value="10224179" calcext:value-type="float">
            <text:p>10224179</text:p>
          </table:table-cell>
          <table:table-cell table:style-name="ce1" office:value-type="float" office:value="260798163" calcext:value-type="float">
            <text:p>260798163</text:p>
          </table:table-cell>
          <table:table-cell table:style-name="ce1" office:value-type="float" office:value="8740863" calcext:value-type="float">
            <text:p>8740863</text:p>
          </table:table-cell>
          <table:table-cell table:style-name="ce1" office:value-type="float" office:value="0.544631660667602" calcext:value-type="float">
            <text:p>0.544631660667602</text:p>
          </table:table-cell>
          <table:table-cell table:style-name="ce1" office:value-type="float" office:value="15.6438741666667" calcext:value-type="float">
            <text:p>15.6438741666667</text:p>
          </table:table-cell>
          <table:table-cell table:style-name="ce1" office:value-type="float" office:value="8.52014916666667" calcext:value-type="float">
            <text:p>8.52014916666667</text:p>
          </table:table-cell>
          <table:table-cell table:style-name="ce1" office:value-type="float" office:value="0.600505691018886" calcext:value-type="float">
            <text:p>0.600505691018886</text:p>
          </table:table-cell>
          <table:table-cell table:style-name="ce1" office:value-type="float" office:value="17.2714505107937" calcext:value-type="float">
            <text:p>17.2714505107937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VIF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ook.ppm</text:p>
          </table:table-cell>
          <table:table-cell table:style-name="ce1" office:value-type="float" office:value="18772649" calcext:value-type="float">
            <text:p>18772649</text:p>
          </table:table-cell>
          <table:table-cell table:style-name="ce1" office:value-type="float" office:value="10217254" calcext:value-type="float">
            <text:p>10217254</text:p>
          </table:table-cell>
          <table:table-cell table:style-name="ce1" office:value-type="float" office:value="538756768" calcext:value-type="float">
            <text:p>538756768</text:p>
          </table:table-cell>
          <table:table-cell table:style-name="ce1" office:value-type="float" office:value="9163584" calcext:value-type="float">
            <text:p>9163584</text:p>
          </table:table-cell>
          <table:table-cell table:style-name="ce1" office:value-type="float" office:value="0.544262772930981" calcext:value-type="float">
            <text:p>0.544262772930981</text:p>
          </table:table-cell>
          <table:table-cell table:style-name="ce1" office:value-type="float" office:value="15.6438741666667" calcext:value-type="float">
            <text:p>15.6438741666667</text:p>
          </table:table-cell>
          <table:table-cell table:style-name="ce1" office:value-type="float" office:value="8.51437833333333" calcext:value-type="float">
            <text:p>8.51437833333333</text:p>
          </table:table-cell>
          <table:table-cell table:style-name="ce1" office:value-type="float" office:value="0.602838953628761" calcext:value-type="float">
            <text:p>0.602838953628761</text:p>
          </table:table-cell>
          <table:table-cell table:style-name="ce1" office:value-type="float" office:value="35.0416718322491" calcext:value-type="float">
            <text:p>35.041671832249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VIF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ook.ppm</text:p>
          </table:table-cell>
          <table:table-cell table:style-name="ce1" office:value-type="float" office:value="18772649" calcext:value-type="float">
            <text:p>18772649</text:p>
          </table:table-cell>
          <table:table-cell table:style-name="ce1" office:value-type="float" office:value="10205767" calcext:value-type="float">
            <text:p>10205767</text:p>
          </table:table-cell>
          <table:table-cell table:style-name="ce1" office:value-type="float" office:value="852361785" calcext:value-type="float">
            <text:p>852361785</text:p>
          </table:table-cell>
          <table:table-cell table:style-name="ce1" office:value-type="float" office:value="8693125" calcext:value-type="float">
            <text:p>8693125</text:p>
          </table:table-cell>
          <table:table-cell table:style-name="ce1" office:value-type="float" office:value="0.54365087207458" calcext:value-type="float">
            <text:p>0.54365087207458</text:p>
          </table:table-cell>
          <table:table-cell table:style-name="ce1" office:value-type="float" office:value="15.6438741666667" calcext:value-type="float">
            <text:p>15.6438741666667</text:p>
          </table:table-cell>
          <table:table-cell table:style-name="ce1" office:value-type="float" office:value="8.50480583333333" calcext:value-type="float">
            <text:p>8.50480583333333</text:p>
          </table:table-cell>
          <table:table-cell table:style-name="ce1" office:value-type="float" office:value="0.599219747836334" calcext:value-type="float">
            <text:p>0.599219747836334</text:p>
          </table:table-cell>
          <table:table-cell table:style-name="ce1" office:value-type="float" office:value="55.0845586043824" calcext:value-type="float">
            <text:p>55.0845586043824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VIF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ook.ppm</text:p>
          </table:table-cell>
          <table:table-cell table:style-name="ce1" office:value-type="float" office:value="18772649" calcext:value-type="float">
            <text:p>18772649</text:p>
          </table:table-cell>
          <table:table-cell table:style-name="ce1" office:value-type="float" office:value="10165084" calcext:value-type="float">
            <text:p>10165084</text:p>
          </table:table-cell>
          <table:table-cell table:style-name="ce1" office:value-type="float" office:value="1149548145" calcext:value-type="float">
            <text:p>1149548145</text:p>
          </table:table-cell>
          <table:table-cell table:style-name="ce1" office:value-type="float" office:value="8852221" calcext:value-type="float">
            <text:p>8852221</text:p>
          </table:table-cell>
          <table:table-cell table:style-name="ce1" office:value-type="float" office:value="0.541483729866787" calcext:value-type="float">
            <text:p>0.541483729866787</text:p>
          </table:table-cell>
          <table:table-cell table:style-name="ce1" office:value-type="float" office:value="15.6438741666667" calcext:value-type="float">
            <text:p>15.6438741666667</text:p>
          </table:table-cell>
          <table:table-cell table:style-name="ce1" office:value-type="float" office:value="8.47090333333333" calcext:value-type="float">
            <text:p>8.47090333333333</text:p>
          </table:table-cell>
          <table:table-cell table:style-name="ce1" office:value-type="float" office:value="0.598069591563769" calcext:value-type="float">
            <text:p>0.598069591563769</text:p>
          </table:table-cell>
          <table:table-cell table:style-name="ce1" office:value-type="float" office:value="74.0803881498024" calcext:value-type="float">
            <text:p>74.0803881498024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VIF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ook.ppm</text:p>
          </table:table-cell>
          <table:table-cell table:style-name="ce1" office:value-type="float" office:value="18772649" calcext:value-type="float">
            <text:p>18772649</text:p>
          </table:table-cell>
          <table:table-cell table:style-name="ce1" office:value-type="float" office:value="10013405" calcext:value-type="float">
            <text:p>10013405</text:p>
          </table:table-cell>
          <table:table-cell table:style-name="ce1" office:value-type="float" office:value="2386712378" calcext:value-type="float">
            <text:p>2386712378</text:p>
          </table:table-cell>
          <table:table-cell table:style-name="ce1" office:value-type="float" office:value="8666387" calcext:value-type="float">
            <text:p>8666387</text:p>
          </table:table-cell>
          <table:table-cell table:style-name="ce1" office:value-type="float" office:value="0.53340394315155" calcext:value-type="float">
            <text:p>0.53340394315155</text:p>
          </table:table-cell>
          <table:table-cell table:style-name="ce1" office:value-type="float" office:value="15.6438741666667" calcext:value-type="float">
            <text:p>15.6438741666667</text:p>
          </table:table-cell>
          <table:table-cell table:style-name="ce1" office:value-type="float" office:value="8.34450416666667" calcext:value-type="float">
            <text:p>8.34450416666667</text:p>
          </table:table-cell>
          <table:table-cell table:style-name="ce1" office:value-type="float" office:value="0.588801902171611" calcext:value-type="float">
            <text:p>0.588801902171611</text:p>
          </table:table-cell>
          <table:table-cell table:style-name="ce1" office:value-type="float" office:value="153.154103346843" calcext:value-type="float">
            <text:p>153.154103346843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VIF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iku.ppm</text:p>
          </table:table-cell>
          <table:table-cell table:style-name="ce1" office:value-type="float" office:value="21603622" calcext:value-type="float">
            <text:p>21603622</text:p>
          </table:table-cell>
          <table:table-cell table:style-name="ce1" office:value-type="float" office:value="11117391" calcext:value-type="float">
            <text:p>11117391</text:p>
          </table:table-cell>
          <table:table-cell table:style-name="ce1" office:value-type="float" office:value="22572184" calcext:value-type="float">
            <text:p>22572184</text:p>
          </table:table-cell>
          <table:table-cell table:style-name="ce1" office:value-type="float" office:value="9473190" calcext:value-type="float">
            <text:p>9473190</text:p>
          </table:table-cell>
          <table:table-cell table:style-name="ce1" office:value-type="float" office:value="0.514607735684322" calcext:value-type="float">
            <text:p>0.514607735684322</text:p>
          </table:table-cell>
          <table:table-cell table:style-name="ce1" office:value-type="float" office:value="18.0030183333333" calcext:value-type="float">
            <text:p>18.0030183333333</text:p>
          </table:table-cell>
          <table:table-cell table:style-name="ce1" office:value-type="float" office:value="9.2644925" calcext:value-type="float">
            <text:p>9.2644925</text:p>
          </table:table-cell>
          <table:table-cell table:style-name="ce1" office:value-type="float" office:value="0.567227745421578" calcext:value-type="float">
            <text:p>0.567227745421578</text:p>
          </table:table-cell>
          <table:table-cell table:style-name="ce1" office:value-type="float" office:value="1.82102772396221" calcext:value-type="float">
            <text:p>1.8210277239622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VIF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iku.ppm</text:p>
          </table:table-cell>
          <table:table-cell table:style-name="ce1" office:value-type="float" office:value="21603622" calcext:value-type="float">
            <text:p>21603622</text:p>
          </table:table-cell>
          <table:table-cell table:style-name="ce1" office:value-type="float" office:value="11117391" calcext:value-type="float">
            <text:p>11117391</text:p>
          </table:table-cell>
          <table:table-cell table:style-name="ce1" office:value-type="float" office:value="22690746" calcext:value-type="float">
            <text:p>22690746</text:p>
          </table:table-cell>
          <table:table-cell table:style-name="ce1" office:value-type="float" office:value="9484822" calcext:value-type="float">
            <text:p>9484822</text:p>
          </table:table-cell>
          <table:table-cell table:style-name="ce1" office:value-type="float" office:value="0.514607735684322" calcext:value-type="float">
            <text:p>0.514607735684322</text:p>
          </table:table-cell>
          <table:table-cell table:style-name="ce1" office:value-type="float" office:value="18.0030183333333" calcext:value-type="float">
            <text:p>18.0030183333333</text:p>
          </table:table-cell>
          <table:table-cell table:style-name="ce1" office:value-type="float" office:value="9.2644925" calcext:value-type="float">
            <text:p>9.2644925</text:p>
          </table:table-cell>
          <table:table-cell table:style-name="ce1" office:value-type="float" office:value="0.567292356809428" calcext:value-type="float">
            <text:p>0.567292356809428</text:p>
          </table:table-cell>
          <table:table-cell table:style-name="ce1" office:value-type="float" office:value="1.82767800880797" calcext:value-type="float">
            <text:p>1.82767800880797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VIF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iku.ppm</text:p>
          </table:table-cell>
          <table:table-cell table:style-name="ce1" office:value-type="float" office:value="21603622" calcext:value-type="float">
            <text:p>21603622</text:p>
          </table:table-cell>
          <table:table-cell table:style-name="ce1" office:value-type="float" office:value="10208946" calcext:value-type="float">
            <text:p>10208946</text:p>
          </table:table-cell>
          <table:table-cell table:style-name="ce1" office:value-type="float" office:value="41913229" calcext:value-type="float">
            <text:p>41913229</text:p>
          </table:table-cell>
          <table:table-cell table:style-name="ce1" office:value-type="float" office:value="8643007" calcext:value-type="float">
            <text:p>8643007</text:p>
          </table:table-cell>
          <table:table-cell table:style-name="ce1" office:value-type="float" office:value="0.472557148056007" calcext:value-type="float">
            <text:p>0.472557148056007</text:p>
          </table:table-cell>
          <table:table-cell table:style-name="ce1" office:value-type="float" office:value="18.0030183333333" calcext:value-type="float">
            <text:p>18.0030183333333</text:p>
          </table:table-cell>
          <table:table-cell table:style-name="ce1" office:value-type="float" office:value="8.507455" calcext:value-type="float">
            <text:p>8.507455</text:p>
          </table:table-cell>
          <table:table-cell table:style-name="ce1" office:value-type="float" office:value="0.520565803271322" calcext:value-type="float">
            <text:p>0.520565803271322</text:p>
          </table:table-cell>
          <table:table-cell table:style-name="ce1" office:value-type="float" office:value="2.8486881338694" calcext:value-type="float">
            <text:p>2.8486881338694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VIF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iku.ppm</text:p>
          </table:table-cell>
          <table:table-cell table:style-name="ce1" office:value-type="float" office:value="21603622" calcext:value-type="float">
            <text:p>21603622</text:p>
          </table:table-cell>
          <table:table-cell table:style-name="ce1" office:value-type="float" office:value="10197626" calcext:value-type="float">
            <text:p>10197626</text:p>
          </table:table-cell>
          <table:table-cell table:style-name="ce1" office:value-type="float" office:value="58969604" calcext:value-type="float">
            <text:p>58969604</text:p>
          </table:table-cell>
          <table:table-cell table:style-name="ce1" office:value-type="float" office:value="8703293" calcext:value-type="float">
            <text:p>8703293</text:p>
          </table:table-cell>
          <table:table-cell table:style-name="ce1" office:value-type="float" office:value="0.472033161846657" calcext:value-type="float">
            <text:p>0.472033161846657</text:p>
          </table:table-cell>
          <table:table-cell table:style-name="ce1" office:value-type="float" office:value="18.0030183333333" calcext:value-type="float">
            <text:p>18.0030183333333</text:p>
          </table:table-cell>
          <table:table-cell table:style-name="ce1" office:value-type="float" office:value="8.49802166666667" calcext:value-type="float">
            <text:p>8.49802166666667</text:p>
          </table:table-cell>
          <table:table-cell table:style-name="ce1" office:value-type="float" office:value="0.520376683132116" calcext:value-type="float">
            <text:p>0.520376683132116</text:p>
          </table:table-cell>
          <table:table-cell table:style-name="ce1" office:value-type="float" office:value="3.79591653473663" calcext:value-type="float">
            <text:p>3.79591653473663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VIF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iku.ppm</text:p>
          </table:table-cell>
          <table:table-cell table:style-name="ce1" office:value-type="float" office:value="21603622" calcext:value-type="float">
            <text:p>21603622</text:p>
          </table:table-cell>
          <table:table-cell table:style-name="ce1" office:value-type="float" office:value="10171380" calcext:value-type="float">
            <text:p>10171380</text:p>
          </table:table-cell>
          <table:table-cell table:style-name="ce1" office:value-type="float" office:value="78492599" calcext:value-type="float">
            <text:p>78492599</text:p>
          </table:table-cell>
          <table:table-cell table:style-name="ce1" office:value-type="float" office:value="8595267" calcext:value-type="float">
            <text:p>8595267</text:p>
          </table:table-cell>
          <table:table-cell table:style-name="ce1" office:value-type="float" office:value="0.47081827297293" calcext:value-type="float">
            <text:p>0.47081827297293</text:p>
          </table:table-cell>
          <table:table-cell table:style-name="ce1" office:value-type="float" office:value="18.0030183333333" calcext:value-type="float">
            <text:p>18.0030183333333</text:p>
          </table:table-cell>
          <table:table-cell table:style-name="ce1" office:value-type="float" office:value="8.47615" calcext:value-type="float">
            <text:p>8.47615</text:p>
          </table:table-cell>
          <table:table-cell table:style-name="ce1" office:value-type="float" office:value="0.518561750432405" calcext:value-type="float">
            <text:p>0.518561750432405</text:p>
          </table:table-cell>
          <table:table-cell table:style-name="ce1" office:value-type="float" office:value="4.87853059269413" calcext:value-type="float">
            <text:p>4.87853059269413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VIF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iku.ppm</text:p>
          </table:table-cell>
          <table:table-cell table:style-name="ce1" office:value-type="float" office:value="21603622" calcext:value-type="float">
            <text:p>21603622</text:p>
          </table:table-cell>
          <table:table-cell table:style-name="ce1" office:value-type="float" office:value="10072389" calcext:value-type="float">
            <text:p>10072389</text:p>
          </table:table-cell>
          <table:table-cell table:style-name="ce1" office:value-type="float" office:value="227494213" calcext:value-type="float">
            <text:p>227494213</text:p>
          </table:table-cell>
          <table:table-cell table:style-name="ce1" office:value-type="float" office:value="8627646" calcext:value-type="float">
            <text:p>8627646</text:p>
          </table:table-cell>
          <table:table-cell table:style-name="ce1" office:value-type="float" office:value="0.466236124664651" calcext:value-type="float">
            <text:p>0.466236124664651</text:p>
          </table:table-cell>
          <table:table-cell table:style-name="ce1" office:value-type="float" office:value="18.0030183333333" calcext:value-type="float">
            <text:p>18.0030183333333</text:p>
          </table:table-cell>
          <table:table-cell table:style-name="ce1" office:value-type="float" office:value="8.3936575" calcext:value-type="float">
            <text:p>8.3936575</text:p>
          </table:table-cell>
          <table:table-cell table:style-name="ce1" office:value-type="float" office:value="0.514159455298746" calcext:value-type="float">
            <text:p>0.514159455298746</text:p>
          </table:table-cell>
          <table:table-cell table:style-name="ce1" office:value-type="float" office:value="13.1506078989903" calcext:value-type="float">
            <text:p>13.1506078989903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VIF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iku.ppm</text:p>
          </table:table-cell>
          <table:table-cell table:style-name="ce1" office:value-type="float" office:value="21603622" calcext:value-type="float">
            <text:p>21603622</text:p>
          </table:table-cell>
          <table:table-cell table:style-name="ce1" office:value-type="float" office:value="10069769" calcext:value-type="float">
            <text:p>10069769</text:p>
          </table:table-cell>
          <table:table-cell table:style-name="ce1" office:value-type="float" office:value="244215147" calcext:value-type="float">
            <text:p>244215147</text:p>
          </table:table-cell>
          <table:table-cell table:style-name="ce1" office:value-type="float" office:value="8665974" calcext:value-type="float">
            <text:p>8665974</text:p>
          </table:table-cell>
          <table:table-cell table:style-name="ce1" office:value-type="float" office:value="0.466114848704537" calcext:value-type="float">
            <text:p>0.466114848704537</text:p>
          </table:table-cell>
          <table:table-cell table:style-name="ce1" office:value-type="float" office:value="18.0030183333333" calcext:value-type="float">
            <text:p>18.0030183333333</text:p>
          </table:table-cell>
          <table:table-cell table:style-name="ce1" office:value-type="float" office:value="8.39147416666667" calcext:value-type="float">
            <text:p>8.39147416666667</text:p>
          </table:table-cell>
          <table:table-cell table:style-name="ce1" office:value-type="float" office:value="0.514251076972186" calcext:value-type="float">
            <text:p>0.514251076972186</text:p>
          </table:table-cell>
          <table:table-cell table:style-name="ce1" office:value-type="float" office:value="14.079484554951" calcext:value-type="float">
            <text:p>14.07948455495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VIF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iku.ppm</text:p>
          </table:table-cell>
          <table:table-cell table:style-name="ce1" office:value-type="float" office:value="21603622" calcext:value-type="float">
            <text:p>21603622</text:p>
          </table:table-cell>
          <table:table-cell table:style-name="ce1" office:value-type="float" office:value="10025384" calcext:value-type="float">
            <text:p>10025384</text:p>
          </table:table-cell>
          <table:table-cell table:style-name="ce1" office:value-type="float" office:value="695822504" calcext:value-type="float">
            <text:p>695822504</text:p>
          </table:table-cell>
          <table:table-cell table:style-name="ce1" office:value-type="float" office:value="8627968" calcext:value-type="float">
            <text:p>8627968</text:p>
          </table:table-cell>
          <table:table-cell table:style-name="ce1" office:value-type="float" office:value="0.464060332105422" calcext:value-type="float">
            <text:p>0.464060332105422</text:p>
          </table:table-cell>
          <table:table-cell table:style-name="ce1" office:value-type="float" office:value="18.0030183333333" calcext:value-type="float">
            <text:p>18.0030183333333</text:p>
          </table:table-cell>
          <table:table-cell table:style-name="ce1" office:value-type="float" office:value="8.35448666666667" calcext:value-type="float">
            <text:p>8.35448666666667</text:p>
          </table:table-cell>
          <table:table-cell table:style-name="ce1" office:value-type="float" office:value="0.511985451328486" calcext:value-type="float">
            <text:p>0.511985451328486</text:p>
          </table:table-cell>
          <table:table-cell table:style-name="ce1" office:value-type="float" office:value="39.162310142253" calcext:value-type="float">
            <text:p>39.162310142253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VIF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iku.ppm</text:p>
          </table:table-cell>
          <table:table-cell table:style-name="ce1" office:value-type="float" office:value="21603622" calcext:value-type="float">
            <text:p>21603622</text:p>
          </table:table-cell>
          <table:table-cell table:style-name="ce1" office:value-type="float" office:value="10019905" calcext:value-type="float">
            <text:p>10019905</text:p>
          </table:table-cell>
          <table:table-cell table:style-name="ce1" office:value-type="float" office:value="1078754065" calcext:value-type="float">
            <text:p>1078754065</text:p>
          </table:table-cell>
          <table:table-cell table:style-name="ce1" office:value-type="float" office:value="8706564" calcext:value-type="float">
            <text:p>8706564</text:p>
          </table:table-cell>
          <table:table-cell table:style-name="ce1" office:value-type="float" office:value="0.463806717225473" calcext:value-type="float">
            <text:p>0.463806717225473</text:p>
          </table:table-cell>
          <table:table-cell table:style-name="ce1" office:value-type="float" office:value="18.0030183333333" calcext:value-type="float">
            <text:p>18.0030183333333</text:p>
          </table:table-cell>
          <table:table-cell table:style-name="ce1" office:value-type="float" office:value="8.34992083333333" calcext:value-type="float">
            <text:p>8.34992083333333</text:p>
          </table:table-cell>
          <table:table-cell table:style-name="ce1" office:value-type="float" office:value="0.512168407686452" calcext:value-type="float">
            <text:p>0.512168407686452</text:p>
          </table:table-cell>
          <table:table-cell table:style-name="ce1" office:value-type="float" office:value="60.4329019772703" calcext:value-type="float">
            <text:p>60.4329019772703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VIF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iku.ppm</text:p>
          </table:table-cell>
          <table:table-cell table:style-name="ce1" office:value-type="float" office:value="21603622" calcext:value-type="float">
            <text:p>21603622</text:p>
          </table:table-cell>
          <table:table-cell table:style-name="ce1" office:value-type="float" office:value="10009367" calcext:value-type="float">
            <text:p>10009367</text:p>
          </table:table-cell>
          <table:table-cell table:style-name="ce1" office:value-type="float" office:value="1484394511" calcext:value-type="float">
            <text:p>1484394511</text:p>
          </table:table-cell>
          <table:table-cell table:style-name="ce1" office:value-type="float" office:value="8607769" calcext:value-type="float">
            <text:p>8607769</text:p>
          </table:table-cell>
          <table:table-cell table:style-name="ce1" office:value-type="float" office:value="0.46331892865002" calcext:value-type="float">
            <text:p>0.46331892865002</text:p>
          </table:table-cell>
          <table:table-cell table:style-name="ce1" office:value-type="float" office:value="18.0030183333333" calcext:value-type="float">
            <text:p>18.0030183333333</text:p>
          </table:table-cell>
          <table:table-cell table:style-name="ce1" office:value-type="float" office:value="8.34113916666667" calcext:value-type="float">
            <text:p>8.34113916666667</text:p>
          </table:table-cell>
          <table:table-cell table:style-name="ce1" office:value-type="float" office:value="0.511131850020335" calcext:value-type="float">
            <text:p>0.511131850020335</text:p>
          </table:table-cell>
          <table:table-cell table:style-name="ce1" office:value-type="float" office:value="82.9636675035325" calcext:value-type="float">
            <text:p>82.9636675035325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VIF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iku.ppm</text:p>
          </table:table-cell>
          <table:table-cell table:style-name="ce1" office:value-type="float" office:value="21603622" calcext:value-type="float">
            <text:p>21603622</text:p>
          </table:table-cell>
          <table:table-cell table:style-name="ce1" office:value-type="float" office:value="10005741" calcext:value-type="float">
            <text:p>10005741</text:p>
          </table:table-cell>
          <table:table-cell table:style-name="ce1" office:value-type="float" office:value="3645013207" calcext:value-type="float">
            <text:p>3645013207</text:p>
          </table:table-cell>
          <table:table-cell table:style-name="ce1" office:value-type="float" office:value="8672568" calcext:value-type="float">
            <text:p>8672568</text:p>
          </table:table-cell>
          <table:table-cell table:style-name="ce1" office:value-type="float" office:value="0.463151086424304" calcext:value-type="float">
            <text:p>0.463151086424304</text:p>
          </table:table-cell>
          <table:table-cell table:style-name="ce1" office:value-type="float" office:value="18.0030183333333" calcext:value-type="float">
            <text:p>18.0030183333333</text:p>
          </table:table-cell>
          <table:table-cell table:style-name="ce1" office:value-type="float" office:value="8.3381175" calcext:value-type="float">
            <text:p>8.3381175</text:p>
          </table:table-cell>
          <table:table-cell table:style-name="ce1" office:value-type="float" office:value="0.511323941883449" calcext:value-type="float">
            <text:p>0.511323941883449</text:p>
          </table:table-cell>
          <table:table-cell table:style-name="ce1" office:value-type="float" office:value="202.978106984097" calcext:value-type="float">
            <text:p>202.978106984097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VIF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oad.ppm</text:p>
          </table:table-cell>
          <table:table-cell table:style-name="ce1" office:value-type="float" office:value="25242310" calcext:value-type="float">
            <text:p>25242310</text:p>
          </table:table-cell>
          <table:table-cell table:style-name="ce1" office:value-type="float" office:value="7426100" calcext:value-type="float">
            <text:p>7426100</text:p>
          </table:table-cell>
          <table:table-cell table:style-name="ce1" office:value-type="float" office:value="17857533" calcext:value-type="float">
            <text:p>17857533</text:p>
          </table:table-cell>
          <table:table-cell table:style-name="ce1" office:value-type="float" office:value="7404346" calcext:value-type="float">
            <text:p>7404346</text:p>
          </table:table-cell>
          <table:table-cell table:style-name="ce1" office:value-type="float" office:value="0.294192567954359" calcext:value-type="float">
            <text:p>0.294192567954359</text:p>
          </table:table-cell>
          <table:table-cell table:style-name="ce1" office:value-type="float" office:value="21.0352583333333" calcext:value-type="float">
            <text:p>21.0352583333333</text:p>
          </table:table-cell>
          <table:table-cell table:style-name="ce1" office:value-type="float" office:value="6.18841666666667" calcext:value-type="float">
            <text:p>6.18841666666667</text:p>
          </table:table-cell>
          <table:table-cell table:style-name="ce1" office:value-type="float" office:value="0.329392259266287" calcext:value-type="float">
            <text:p>0.329392259266287</text:p>
          </table:table-cell>
          <table:table-cell table:style-name="ce1" office:value-type="float" office:value="1.17832564135374" calcext:value-type="float">
            <text:p>1.17832564135374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VIF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oad.ppm</text:p>
          </table:table-cell>
          <table:table-cell table:style-name="ce1" office:value-type="float" office:value="25242310" calcext:value-type="float">
            <text:p>25242310</text:p>
          </table:table-cell>
          <table:table-cell table:style-name="ce1" office:value-type="float" office:value="7426100" calcext:value-type="float">
            <text:p>7426100</text:p>
          </table:table-cell>
          <table:table-cell table:style-name="ce1" office:value-type="float" office:value="17819454" calcext:value-type="float">
            <text:p>17819454</text:p>
          </table:table-cell>
          <table:table-cell table:style-name="ce1" office:value-type="float" office:value="7431071" calcext:value-type="float">
            <text:p>7431071</text:p>
          </table:table-cell>
          <table:table-cell table:style-name="ce1" office:value-type="float" office:value="0.294192567954359" calcext:value-type="float">
            <text:p>0.294192567954359</text:p>
          </table:table-cell>
          <table:table-cell table:style-name="ce1" office:value-type="float" office:value="21.0352583333333" calcext:value-type="float">
            <text:p>21.0352583333333</text:p>
          </table:table-cell>
          <table:table-cell table:style-name="ce1" office:value-type="float" office:value="6.18841666666667" calcext:value-type="float">
            <text:p>6.18841666666667</text:p>
          </table:table-cell>
          <table:table-cell table:style-name="ce1" office:value-type="float" office:value="0.329519307860493" calcext:value-type="float">
            <text:p>0.329519307860493</text:p>
          </table:table-cell>
          <table:table-cell table:style-name="ce1" office:value-type="float" office:value="1.17664244357985" calcext:value-type="float">
            <text:p>1.17664244357985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VIF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oad.ppm</text:p>
          </table:table-cell>
          <table:table-cell table:style-name="ce1" office:value-type="float" office:value="25242310" calcext:value-type="float">
            <text:p>25242310</text:p>
          </table:table-cell>
          <table:table-cell table:style-name="ce1" office:value-type="float" office:value="7236526" calcext:value-type="float">
            <text:p>7236526</text:p>
          </table:table-cell>
          <table:table-cell table:style-name="ce1" office:value-type="float" office:value="66235054" calcext:value-type="float">
            <text:p>66235054</text:p>
          </table:table-cell>
          <table:table-cell table:style-name="ce1" office:value-type="float" office:value="7945033" calcext:value-type="float">
            <text:p>7945033</text:p>
          </table:table-cell>
          <table:table-cell table:style-name="ce1" office:value-type="float" office:value="0.28668239951098" calcext:value-type="float">
            <text:p>0.28668239951098</text:p>
          </table:table-cell>
          <table:table-cell table:style-name="ce1" office:value-type="float" office:value="21.0352583333333" calcext:value-type="float">
            <text:p>21.0352583333333</text:p>
          </table:table-cell>
          <table:table-cell table:style-name="ce1" office:value-type="float" office:value="6.03043833333333" calcext:value-type="float">
            <text:p>6.03043833333333</text:p>
          </table:table-cell>
          <table:table-cell table:style-name="ce1" office:value-type="float" office:value="0.324452475229089" calcext:value-type="float">
            <text:p>0.324452475229089</text:p>
          </table:table-cell>
          <table:table-cell table:style-name="ce1" office:value-type="float" office:value="3.47321599172183" calcext:value-type="float">
            <text:p>3.47321599172183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VIF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oad.ppm</text:p>
          </table:table-cell>
          <table:table-cell table:style-name="ce1" office:value-type="float" office:value="25242310" calcext:value-type="float">
            <text:p>25242310</text:p>
          </table:table-cell>
          <table:table-cell table:style-name="ce1" office:value-type="float" office:value="6595702" calcext:value-type="float">
            <text:p>6595702</text:p>
          </table:table-cell>
          <table:table-cell table:style-name="ce1" office:value-type="float" office:value="109055868" calcext:value-type="float">
            <text:p>109055868</text:p>
          </table:table-cell>
          <table:table-cell table:style-name="ce1" office:value-type="float" office:value="7562797" calcext:value-type="float">
            <text:p>7562797</text:p>
          </table:table-cell>
          <table:table-cell table:style-name="ce1" office:value-type="float" office:value="0.26129549950064" calcext:value-type="float">
            <text:p>0.26129549950064</text:p>
          </table:table-cell>
          <table:table-cell table:style-name="ce1" office:value-type="float" office:value="21.0352583333333" calcext:value-type="float">
            <text:p>21.0352583333333</text:p>
          </table:table-cell>
          <table:table-cell table:style-name="ce1" office:value-type="float" office:value="5.49641833333333" calcext:value-type="float">
            <text:p>5.49641833333333</text:p>
          </table:table-cell>
          <table:table-cell table:style-name="ce1" office:value-type="float" office:value="0.29724845467788" calcext:value-type="float">
            <text:p>0.29724845467788</text:p>
          </table:table-cell>
          <table:table-cell table:style-name="ce1" office:value-type="float" office:value="5.48168052923841" calcext:value-type="float">
            <text:p>5.4816805292384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VIF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oad.ppm</text:p>
          </table:table-cell>
          <table:table-cell table:style-name="ce1" office:value-type="float" office:value="25242310" calcext:value-type="float">
            <text:p>25242310</text:p>
          </table:table-cell>
          <table:table-cell table:style-name="ce1" office:value-type="float" office:value="6541323" calcext:value-type="float">
            <text:p>6541323</text:p>
          </table:table-cell>
          <table:table-cell table:style-name="ce1" office:value-type="float" office:value="330594948" calcext:value-type="float">
            <text:p>330594948</text:p>
          </table:table-cell>
          <table:table-cell table:style-name="ce1" office:value-type="float" office:value="7453086" calcext:value-type="float">
            <text:p>7453086</text:p>
          </table:table-cell>
          <table:table-cell table:style-name="ce1" office:value-type="float" office:value="0.259141219642735" calcext:value-type="float">
            <text:p>0.259141219642735</text:p>
          </table:table-cell>
          <table:table-cell table:style-name="ce1" office:value-type="float" office:value="21.0352583333333" calcext:value-type="float">
            <text:p>21.0352583333333</text:p>
          </table:table-cell>
          <table:table-cell table:style-name="ce1" office:value-type="float" office:value="5.4511025" calcext:value-type="float">
            <text:p>5.4511025</text:p>
          </table:table-cell>
          <table:table-cell table:style-name="ce1" office:value-type="float" office:value="0.294572617165386" calcext:value-type="float">
            <text:p>0.294572617165386</text:p>
          </table:table-cell>
          <table:table-cell table:style-name="ce1" office:value-type="float" office:value="16.0108021381561" calcext:value-type="float">
            <text:p>16.010802138156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VIF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oad.ppm</text:p>
          </table:table-cell>
          <table:table-cell table:style-name="ce1" office:value-type="float" office:value="25242310" calcext:value-type="float">
            <text:p>25242310</text:p>
          </table:table-cell>
          <table:table-cell table:style-name="ce1" office:value-type="float" office:value="6238143" calcext:value-type="float">
            <text:p>6238143</text:p>
          </table:table-cell>
          <table:table-cell table:style-name="ce1" office:value-type="float" office:value="579827556" calcext:value-type="float">
            <text:p>579827556</text:p>
          </table:table-cell>
          <table:table-cell table:style-name="ce1" office:value-type="float" office:value="7445641" calcext:value-type="float">
            <text:p>7445641</text:p>
          </table:table-cell>
          <table:table-cell table:style-name="ce1" office:value-type="float" office:value="0.247130432991275" calcext:value-type="float">
            <text:p>0.247130432991275</text:p>
          </table:table-cell>
          <table:table-cell table:style-name="ce1" office:value-type="float" office:value="21.0352583333333" calcext:value-type="float">
            <text:p>21.0352583333333</text:p>
          </table:table-cell>
          <table:table-cell table:style-name="ce1" office:value-type="float" office:value="5.1984525" calcext:value-type="float">
            <text:p>5.1984525</text:p>
          </table:table-cell>
          <table:table-cell table:style-name="ce1" office:value-type="float" office:value="0.282526437556626" calcext:value-type="float">
            <text:p>0.282526437556626</text:p>
          </table:table-cell>
          <table:table-cell table:style-name="ce1" office:value-type="float" office:value="27.8470824231221" calcext:value-type="float">
            <text:p>27.847082423122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VIF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oad.ppm</text:p>
          </table:table-cell>
          <table:table-cell table:style-name="ce1" office:value-type="float" office:value="25242310" calcext:value-type="float">
            <text:p>25242310</text:p>
          </table:table-cell>
          <table:table-cell table:style-name="ce1" office:value-type="float" office:value="6153605" calcext:value-type="float">
            <text:p>6153605</text:p>
          </table:table-cell>
          <table:table-cell table:style-name="ce1" office:value-type="float" office:value="1069368656" calcext:value-type="float">
            <text:p>1069368656</text:p>
          </table:table-cell>
          <table:table-cell table:style-name="ce1" office:value-type="float" office:value="7563558" calcext:value-type="float">
            <text:p>7563558</text:p>
          </table:table-cell>
          <table:table-cell table:style-name="ce1" office:value-type="float" office:value="0.2437813734163" calcext:value-type="float">
            <text:p>0.2437813734163</text:p>
          </table:table-cell>
          <table:table-cell table:style-name="ce1" office:value-type="float" office:value="21.0352583333333" calcext:value-type="float">
            <text:p>21.0352583333333</text:p>
          </table:table-cell>
          <table:table-cell table:style-name="ce1" office:value-type="float" office:value="5.12800416666667" calcext:value-type="float">
            <text:p>5.12800416666667</text:p>
          </table:table-cell>
          <table:table-cell table:style-name="ce1" office:value-type="float" office:value="0.279737946329001" calcext:value-type="float">
            <text:p>0.279737946329001</text:p>
          </table:table-cell>
          <table:table-cell table:style-name="ce1" office:value-type="float" office:value="51.1167012511929" calcext:value-type="float">
            <text:p>51.1167012511929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VIF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oad.ppm</text:p>
          </table:table-cell>
          <table:table-cell table:style-name="ce1" office:value-type="float" office:value="25242310" calcext:value-type="float">
            <text:p>25242310</text:p>
          </table:table-cell>
          <table:table-cell table:style-name="ce1" office:value-type="float" office:value="6142507" calcext:value-type="float">
            <text:p>6142507</text:p>
          </table:table-cell>
          <table:table-cell table:style-name="ce1" office:value-type="float" office:value="1839629926" calcext:value-type="float">
            <text:p>1839629926</text:p>
          </table:table-cell>
          <table:table-cell table:style-name="ce1" office:value-type="float" office:value="7485002" calcext:value-type="float">
            <text:p>7485002</text:p>
          </table:table-cell>
          <table:table-cell table:style-name="ce1" office:value-type="float" office:value="0.243341714763823" calcext:value-type="float">
            <text:p>0.243341714763823</text:p>
          </table:table-cell>
          <table:table-cell table:style-name="ce1" office:value-type="float" office:value="21.0352583333333" calcext:value-type="float">
            <text:p>21.0352583333333</text:p>
          </table:table-cell>
          <table:table-cell table:style-name="ce1" office:value-type="float" office:value="5.11875583333333" calcext:value-type="float">
            <text:p>5.11875583333333</text:p>
          </table:table-cell>
          <table:table-cell table:style-name="ce1" office:value-type="float" office:value="0.278924838495367" calcext:value-type="float">
            <text:p>0.278924838495367</text:p>
          </table:table-cell>
          <table:table-cell table:style-name="ce1" office:value-type="float" office:value="87.7335164032135" calcext:value-type="float">
            <text:p>87.7335164032135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VIF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oad.ppm</text:p>
          </table:table-cell>
          <table:table-cell table:style-name="ce1" office:value-type="float" office:value="25242310" calcext:value-type="float">
            <text:p>25242310</text:p>
          </table:table-cell>
          <table:table-cell table:style-name="ce1" office:value-type="float" office:value="6130109" calcext:value-type="float">
            <text:p>6130109</text:p>
          </table:table-cell>
          <table:table-cell table:style-name="ce1" office:value-type="float" office:value="3335815674" calcext:value-type="float">
            <text:p>3335815674</text:p>
          </table:table-cell>
          <table:table-cell table:style-name="ce1" office:value-type="float" office:value="7974858" calcext:value-type="float">
            <text:p>7974858</text:p>
          </table:table-cell>
          <table:table-cell table:style-name="ce1" office:value-type="float" office:value="0.242850555278023" calcext:value-type="float">
            <text:p>0.242850555278023</text:p>
          </table:table-cell>
          <table:table-cell table:style-name="ce1" office:value-type="float" office:value="21.0352583333333" calcext:value-type="float">
            <text:p>21.0352583333333</text:p>
          </table:table-cell>
          <table:table-cell table:style-name="ce1" office:value-type="float" office:value="5.10842416666667" calcext:value-type="float">
            <text:p>5.10842416666667</text:p>
          </table:table-cell>
          <table:table-cell table:style-name="ce1" office:value-type="float" office:value="0.280762416751874" calcext:value-type="float">
            <text:p>0.280762416751874</text:p>
          </table:table-cell>
          <table:table-cell table:style-name="ce1" office:value-type="float" office:value="158.862873515142" calcext:value-type="float">
            <text:p>158.862873515142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VIF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oad.ppm</text:p>
          </table:table-cell>
          <table:table-cell table:style-name="ce1" office:value-type="float" office:value="25242310" calcext:value-type="float">
            <text:p>25242310</text:p>
          </table:table-cell>
          <table:table-cell table:style-name="ce1" office:value-type="float" office:value="6126259" calcext:value-type="float">
            <text:p>6126259</text:p>
          </table:table-cell>
          <table:table-cell table:style-name="ce1" office:value-type="float" office:value="3738647892" calcext:value-type="float">
            <text:p>3738647892</text:p>
          </table:table-cell>
          <table:table-cell table:style-name="ce1" office:value-type="float" office:value="7492788" calcext:value-type="float">
            <text:p>7492788</text:p>
          </table:table-cell>
          <table:table-cell table:style-name="ce1" office:value-type="float" office:value="0.242698033579336" calcext:value-type="float">
            <text:p>0.242698033579336</text:p>
          </table:table-cell>
          <table:table-cell table:style-name="ce1" office:value-type="float" office:value="21.0352583333333" calcext:value-type="float">
            <text:p>21.0352583333333</text:p>
          </table:table-cell>
          <table:table-cell table:style-name="ce1" office:value-type="float" office:value="5.10521583333333" calcext:value-type="float">
            <text:p>5.10521583333333</text:p>
          </table:table-cell>
          <table:table-cell table:style-name="ce1" office:value-type="float" office:value="0.27831817135595" calcext:value-type="float">
            <text:p>0.27831817135595</text:p>
          </table:table-cell>
          <table:table-cell table:style-name="ce1" office:value-type="float" office:value="178.010763038723" calcext:value-type="float">
            <text:p>178.010763038723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VIF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oad.ppm</text:p>
          </table:table-cell>
          <table:table-cell table:style-name="ce1" office:value-type="float" office:value="25242310" calcext:value-type="float">
            <text:p>25242310</text:p>
          </table:table-cell>
          <table:table-cell table:style-name="ce1" office:value-type="float" office:value="6124911" calcext:value-type="float">
            <text:p>6124911</text:p>
          </table:table-cell>
          <table:table-cell table:style-name="ce1" office:value-type="float" office:value="4301194049" calcext:value-type="float">
            <text:p>4301194049</text:p>
          </table:table-cell>
          <table:table-cell table:style-name="ce1" office:value-type="float" office:value="7620626" calcext:value-type="float">
            <text:p>7620626</text:p>
          </table:table-cell>
          <table:table-cell table:style-name="ce1" office:value-type="float" office:value="0.242644631176782" calcext:value-type="float">
            <text:p>0.242644631176782</text:p>
          </table:table-cell>
          <table:table-cell table:style-name="ce1" office:value-type="float" office:value="21.0352583333333" calcext:value-type="float">
            <text:p>21.0352583333333</text:p>
          </table:table-cell>
          <table:table-cell table:style-name="ce1" office:value-type="float" office:value="5.1040925" calcext:value-type="float">
            <text:p>5.1040925</text:p>
          </table:table-cell>
          <table:table-cell table:style-name="ce1" office:value-type="float" office:value="0.278872500971583" calcext:value-type="float">
            <text:p>0.278872500971583</text:p>
          </table:table-cell>
          <table:table-cell table:style-name="ce1" office:value-type="float" office:value="204.754328938992" calcext:value-type="float">
            <text:p>204.754328938992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VIF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olf.ppm</text:p>
          </table:table-cell>
          <table:table-cell table:style-name="ce1" office:value-type="float" office:value="23935604" calcext:value-type="float">
            <text:p>23935604</text:p>
          </table:table-cell>
          <table:table-cell table:style-name="ce1" office:value-type="float" office:value="17228885" calcext:value-type="float">
            <text:p>17228885</text:p>
          </table:table-cell>
          <table:table-cell table:style-name="ce1" office:value-type="float" office:value="31070221" calcext:value-type="float">
            <text:p>31070221</text:p>
          </table:table-cell>
          <table:table-cell table:style-name="ce1" office:value-type="float" office:value="13634903" calcext:value-type="float">
            <text:p>13634903</text:p>
          </table:table-cell>
          <table:table-cell table:style-name="ce1" office:value-type="float" office:value="0.719801555874671" calcext:value-type="float">
            <text:p>0.719801555874671</text:p>
          </table:table-cell>
          <table:table-cell table:style-name="ce1" office:value-type="float" office:value="19.9463366666667" calcext:value-type="float">
            <text:p>19.9463366666667</text:p>
          </table:table-cell>
          <table:table-cell table:style-name="ce1" office:value-type="float" office:value="14.3574041666667" calcext:value-type="float">
            <text:p>14.3574041666667</text:p>
          </table:table-cell>
          <table:table-cell table:style-name="ce1" office:value-type="float" office:value="0.788159486595784" calcext:value-type="float">
            <text:p>0.788159486595784</text:p>
          </table:table-cell>
          <table:table-cell table:style-name="ce1" office:value-type="float" office:value="2.34585008007318" calcext:value-type="float">
            <text:p>2.34585008007318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VIF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olf.ppm</text:p>
          </table:table-cell>
          <table:table-cell table:style-name="ce1" office:value-type="float" office:value="23935604" calcext:value-type="float">
            <text:p>23935604</text:p>
          </table:table-cell>
          <table:table-cell table:style-name="ce1" office:value-type="float" office:value="17228885" calcext:value-type="float">
            <text:p>17228885</text:p>
          </table:table-cell>
          <table:table-cell table:style-name="ce1" office:value-type="float" office:value="30612380" calcext:value-type="float">
            <text:p>30612380</text:p>
          </table:table-cell>
          <table:table-cell table:style-name="ce1" office:value-type="float" office:value="13625858" calcext:value-type="float">
            <text:p>13625858</text:p>
          </table:table-cell>
          <table:table-cell table:style-name="ce1" office:value-type="float" office:value="0.719801555874671" calcext:value-type="float">
            <text:p>0.719801555874671</text:p>
          </table:table-cell>
          <table:table-cell table:style-name="ce1" office:value-type="float" office:value="19.9463366666667" calcext:value-type="float">
            <text:p>19.9463366666667</text:p>
          </table:table-cell>
          <table:table-cell table:style-name="ce1" office:value-type="float" office:value="14.3574041666667" calcext:value-type="float">
            <text:p>14.3574041666667</text:p>
          </table:table-cell>
          <table:table-cell table:style-name="ce1" office:value-type="float" office:value="0.788114139923104" calcext:value-type="float">
            <text:p>0.788114139923104</text:p>
          </table:table-cell>
          <table:table-cell table:style-name="ce1" office:value-type="float" office:value="2.32285109496297" calcext:value-type="float">
            <text:p>2.32285109496297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VIF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olf.ppm</text:p>
          </table:table-cell>
          <table:table-cell table:style-name="ce1" office:value-type="float" office:value="23935604" calcext:value-type="float">
            <text:p>23935604</text:p>
          </table:table-cell>
          <table:table-cell table:style-name="ce1" office:value-type="float" office:value="16583780" calcext:value-type="float">
            <text:p>16583780</text:p>
          </table:table-cell>
          <table:table-cell table:style-name="ce1" office:value-type="float" office:value="53918718" calcext:value-type="float">
            <text:p>53918718</text:p>
          </table:table-cell>
          <table:table-cell table:style-name="ce1" office:value-type="float" office:value="13406520" calcext:value-type="float">
            <text:p>13406520</text:p>
          </table:table-cell>
          <table:table-cell table:style-name="ce1" office:value-type="float" office:value="0.692849864996095" calcext:value-type="float">
            <text:p>0.692849864996095</text:p>
          </table:table-cell>
          <table:table-cell table:style-name="ce1" office:value-type="float" office:value="19.9463366666667" calcext:value-type="float">
            <text:p>19.9463366666667</text:p>
          </table:table-cell>
          <table:table-cell table:style-name="ce1" office:value-type="float" office:value="13.8198166666667" calcext:value-type="float">
            <text:p>13.8198166666667</text:p>
          </table:table-cell>
          <table:table-cell table:style-name="ce1" office:value-type="float" office:value="0.760062808525743" calcext:value-type="float">
            <text:p>0.760062808525743</text:p>
          </table:table-cell>
          <table:table-cell table:style-name="ce1" office:value-type="float" office:value="3.46325181516205" calcext:value-type="float">
            <text:p>3.46325181516205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VIF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olf.ppm</text:p>
          </table:table-cell>
          <table:table-cell table:style-name="ce1" office:value-type="float" office:value="23935604" calcext:value-type="float">
            <text:p>23935604</text:p>
          </table:table-cell>
          <table:table-cell table:style-name="ce1" office:value-type="float" office:value="16579667" calcext:value-type="float">
            <text:p>16579667</text:p>
          </table:table-cell>
          <table:table-cell table:style-name="ce1" office:value-type="float" office:value="69588069" calcext:value-type="float">
            <text:p>69588069</text:p>
          </table:table-cell>
          <table:table-cell table:style-name="ce1" office:value-type="float" office:value="13405876" calcext:value-type="float">
            <text:p>13405876</text:p>
          </table:table-cell>
          <table:table-cell table:style-name="ce1" office:value-type="float" office:value="0.692678028931294" calcext:value-type="float">
            <text:p>0.692678028931294</text:p>
          </table:table-cell>
          <table:table-cell table:style-name="ce1" office:value-type="float" office:value="19.9463366666667" calcext:value-type="float">
            <text:p>19.9463366666667</text:p>
          </table:table-cell>
          <table:table-cell table:style-name="ce1" office:value-type="float" office:value="13.8163891666667" calcext:value-type="float">
            <text:p>13.8163891666667</text:p>
          </table:table-cell>
          <table:table-cell table:style-name="ce1" office:value-type="float" office:value="0.7598877437979" calcext:value-type="float">
            <text:p>0.7598877437979</text:p>
          </table:table-cell>
          <table:table-cell table:style-name="ce1" office:value-type="float" office:value="4.2486521301071" calcext:value-type="float">
            <text:p>4.248652130107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VIF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olf.ppm</text:p>
          </table:table-cell>
          <table:table-cell table:style-name="ce1" office:value-type="float" office:value="23935604" calcext:value-type="float">
            <text:p>23935604</text:p>
          </table:table-cell>
          <table:table-cell table:style-name="ce1" office:value-type="float" office:value="16575188" calcext:value-type="float">
            <text:p>16575188</text:p>
          </table:table-cell>
          <table:table-cell table:style-name="ce1" office:value-type="float" office:value="81193144" calcext:value-type="float">
            <text:p>81193144</text:p>
          </table:table-cell>
          <table:table-cell table:style-name="ce1" office:value-type="float" office:value="13424334" calcext:value-type="float">
            <text:p>13424334</text:p>
          </table:table-cell>
          <table:table-cell table:style-name="ce1" office:value-type="float" office:value="0.692490901838115" calcext:value-type="float">
            <text:p>0.692490901838115</text:p>
          </table:table-cell>
          <table:table-cell table:style-name="ce1" office:value-type="float" office:value="19.9463366666667" calcext:value-type="float">
            <text:p>19.9463366666667</text:p>
          </table:table-cell>
          <table:table-cell table:style-name="ce1" office:value-type="float" office:value="13.8126566666667" calcext:value-type="float">
            <text:p>13.8126566666667</text:p>
          </table:table-cell>
          <table:table-cell table:style-name="ce1" office:value-type="float" office:value="0.759793155000392" calcext:value-type="float">
            <text:p>0.759793155000392</text:p>
          </table:table-cell>
          <table:table-cell table:style-name="ce1" office:value-type="float" office:value="4.83037239753799" calcext:value-type="float">
            <text:p>4.83037239753799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VIF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olf.ppm</text:p>
          </table:table-cell>
          <table:table-cell table:style-name="ce1" office:value-type="float" office:value="23935604" calcext:value-type="float">
            <text:p>23935604</text:p>
          </table:table-cell>
          <table:table-cell table:style-name="ce1" office:value-type="float" office:value="16467533" calcext:value-type="float">
            <text:p>16467533</text:p>
          </table:table-cell>
          <table:table-cell table:style-name="ce1" office:value-type="float" office:value="187339078" calcext:value-type="float">
            <text:p>187339078</text:p>
          </table:table-cell>
          <table:table-cell table:style-name="ce1" office:value-type="float" office:value="13266622" calcext:value-type="float">
            <text:p>13266622</text:p>
          </table:table-cell>
          <table:table-cell table:style-name="ce1" office:value-type="float" office:value="0.68799320877802" calcext:value-type="float">
            <text:p>0.68799320877802</text:p>
          </table:table-cell>
          <table:table-cell table:style-name="ce1" office:value-type="float" office:value="19.9463366666667" calcext:value-type="float">
            <text:p>19.9463366666667</text:p>
          </table:table-cell>
          <table:table-cell table:style-name="ce1" office:value-type="float" office:value="13.7229441666667" calcext:value-type="float">
            <text:p>13.7229441666667</text:p>
          </table:table-cell>
          <table:table-cell table:style-name="ce1" office:value-type="float" office:value="0.75450478040997" calcext:value-type="float">
            <text:p>0.75450478040997</text:p>
          </table:table-cell>
          <table:table-cell table:style-name="ce1" office:value-type="float" office:value="10.1466593966043" calcext:value-type="float">
            <text:p>10.1466593966043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VIF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olf.ppm</text:p>
          </table:table-cell>
          <table:table-cell table:style-name="ce1" office:value-type="float" office:value="23935604" calcext:value-type="float">
            <text:p>23935604</text:p>
          </table:table-cell>
          <table:table-cell table:style-name="ce1" office:value-type="float" office:value="16466492" calcext:value-type="float">
            <text:p>16466492</text:p>
          </table:table-cell>
          <table:table-cell table:style-name="ce1" office:value-type="float" office:value="197436256" calcext:value-type="float">
            <text:p>197436256</text:p>
          </table:table-cell>
          <table:table-cell table:style-name="ce1" office:value-type="float" office:value="13182525" calcext:value-type="float">
            <text:p>13182525</text:p>
          </table:table-cell>
          <table:table-cell table:style-name="ce1" office:value-type="float" office:value="0.687949717082552" calcext:value-type="float">
            <text:p>0.687949717082552</text:p>
          </table:table-cell>
          <table:table-cell table:style-name="ce1" office:value-type="float" office:value="19.9463366666667" calcext:value-type="float">
            <text:p>19.9463366666667</text:p>
          </table:table-cell>
          <table:table-cell table:style-name="ce1" office:value-type="float" office:value="13.7220766666667" calcext:value-type="float">
            <text:p>13.7220766666667</text:p>
          </table:table-cell>
          <table:table-cell table:style-name="ce1" office:value-type="float" office:value="0.754039672447789" calcext:value-type="float">
            <text:p>0.754039672447789</text:p>
          </table:table-cell>
          <table:table-cell table:style-name="ce1" office:value-type="float" office:value="10.6524114536654" calcext:value-type="float">
            <text:p>10.6524114536654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VIF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olf.ppm</text:p>
          </table:table-cell>
          <table:table-cell table:style-name="ce1" office:value-type="float" office:value="23935604" calcext:value-type="float">
            <text:p>23935604</text:p>
          </table:table-cell>
          <table:table-cell table:style-name="ce1" office:value-type="float" office:value="16383191" calcext:value-type="float">
            <text:p>16383191</text:p>
          </table:table-cell>
          <table:table-cell table:style-name="ce1" office:value-type="float" office:value="556005412" calcext:value-type="float">
            <text:p>556005412</text:p>
          </table:table-cell>
          <table:table-cell table:style-name="ce1" office:value-type="float" office:value="13308308" calcext:value-type="float">
            <text:p>13308308</text:p>
          </table:table-cell>
          <table:table-cell table:style-name="ce1" office:value-type="float" office:value="0.68446950409106" calcext:value-type="float">
            <text:p>0.68446950409106</text:p>
          </table:table-cell>
          <table:table-cell table:style-name="ce1" office:value-type="float" office:value="19.9463366666667" calcext:value-type="float">
            <text:p>19.9463366666667</text:p>
          </table:table-cell>
          <table:table-cell table:style-name="ce1" office:value-type="float" office:value="13.6526591666667" calcext:value-type="float">
            <text:p>13.6526591666667</text:p>
          </table:table-cell>
          <table:table-cell table:style-name="ce1" office:value-type="float" office:value="0.751190066480044" calcext:value-type="float">
            <text:p>0.751190066480044</text:p>
          </table:table-cell>
          <table:table-cell table:style-name="ce1" office:value-type="float" office:value="28.6262541091505" calcext:value-type="float">
            <text:p>28.6262541091505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VIF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olf.ppm</text:p>
          </table:table-cell>
          <table:table-cell table:style-name="ce1" office:value-type="float" office:value="23935604" calcext:value-type="float">
            <text:p>23935604</text:p>
          </table:table-cell>
          <table:table-cell table:style-name="ce1" office:value-type="float" office:value="16369138" calcext:value-type="float">
            <text:p>16369138</text:p>
          </table:table-cell>
          <table:table-cell table:style-name="ce1" office:value-type="float" office:value="861713072" calcext:value-type="float">
            <text:p>861713072</text:p>
          </table:table-cell>
          <table:table-cell table:style-name="ce1" office:value-type="float" office:value="13218452" calcext:value-type="float">
            <text:p>13218452</text:p>
          </table:table-cell>
          <table:table-cell table:style-name="ce1" office:value-type="float" office:value="0.683882387091631" calcext:value-type="float">
            <text:p>0.683882387091631</text:p>
          </table:table-cell>
          <table:table-cell table:style-name="ce1" office:value-type="float" office:value="19.9463366666667" calcext:value-type="float">
            <text:p>19.9463366666667</text:p>
          </table:table-cell>
          <table:table-cell table:style-name="ce1" office:value-type="float" office:value="13.6409483333333" calcext:value-type="float">
            <text:p>13.6409483333333</text:p>
          </table:table-cell>
          <table:table-cell table:style-name="ce1" office:value-type="float" office:value="0.750152460744254" calcext:value-type="float">
            <text:p>0.750152460744254</text:p>
          </table:table-cell>
          <table:table-cell table:style-name="ce1" office:value-type="float" office:value="43.951723074964" calcext:value-type="float">
            <text:p>43.951723074964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VIF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olf.ppm</text:p>
          </table:table-cell>
          <table:table-cell table:style-name="ce1" office:value-type="float" office:value="23935604" calcext:value-type="float">
            <text:p>23935604</text:p>
          </table:table-cell>
          <table:table-cell table:style-name="ce1" office:value-type="float" office:value="16352314" calcext:value-type="float">
            <text:p>16352314</text:p>
          </table:table-cell>
          <table:table-cell table:style-name="ce1" office:value-type="float" office:value="1458289489" calcext:value-type="float">
            <text:p>1458289489</text:p>
          </table:table-cell>
          <table:table-cell table:style-name="ce1" office:value-type="float" office:value="13157724" calcext:value-type="float">
            <text:p>13157724</text:p>
          </table:table-cell>
          <table:table-cell table:style-name="ce1" office:value-type="float" office:value="0.683179501131452" calcext:value-type="float">
            <text:p>0.683179501131452</text:p>
          </table:table-cell>
          <table:table-cell table:style-name="ce1" office:value-type="float" office:value="19.9463366666667" calcext:value-type="float">
            <text:p>19.9463366666667</text:p>
          </table:table-cell>
          <table:table-cell table:style-name="ce1" office:value-type="float" office:value="13.6269283333333" calcext:value-type="float">
            <text:p>13.6269283333333</text:p>
          </table:table-cell>
          <table:table-cell table:style-name="ce1" office:value-type="float" office:value="0.749145117875446" calcext:value-type="float">
            <text:p>0.749145117875446</text:p>
          </table:table-cell>
          <table:table-cell table:style-name="ce1" office:value-type="float" office:value="73.8597876067803" calcext:value-type="float">
            <text:p>73.8597876067803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VIF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olf.ppm</text:p>
          </table:table-cell>
          <table:table-cell table:style-name="ce1" office:value-type="float" office:value="23935604" calcext:value-type="float">
            <text:p>23935604</text:p>
          </table:table-cell>
          <table:table-cell table:style-name="ce1" office:value-type="float" office:value="16345180" calcext:value-type="float">
            <text:p>16345180</text:p>
          </table:table-cell>
          <table:table-cell table:style-name="ce1" office:value-type="float" office:value="4324280712" calcext:value-type="float">
            <text:p>4324280712</text:p>
          </table:table-cell>
          <table:table-cell table:style-name="ce1" office:value-type="float" office:value="13279658" calcext:value-type="float">
            <text:p>13279658</text:p>
          </table:table-cell>
          <table:table-cell table:style-name="ce1" office:value-type="float" office:value="0.682881451414387" calcext:value-type="float">
            <text:p>0.682881451414387</text:p>
          </table:table-cell>
          <table:table-cell table:style-name="ce1" office:value-type="float" office:value="19.9463366666667" calcext:value-type="float">
            <text:p>19.9463366666667</text:p>
          </table:table-cell>
          <table:table-cell table:style-name="ce1" office:value-type="float" office:value="13.6209833333333" calcext:value-type="float">
            <text:p>13.6209833333333</text:p>
          </table:table-cell>
          <table:table-cell table:style-name="ce1" office:value-type="float" office:value="0.749458378405659" calcext:value-type="float">
            <text:p>0.749458378405659</text:p>
          </table:table-cell>
          <table:table-cell table:style-name="ce1" office:value-type="float" office:value="217.545193067198" calcext:value-type="float">
            <text:p>217.545193067198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JX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esu.ppm</text:p>
          </table:table-cell>
          <table:table-cell table:style-name="ce1" office:value-type="float" office:value="5760017" calcext:value-type="float">
            <text:p>5760017</text:p>
          </table:table-cell>
          <table:table-cell table:style-name="ce1" office:value-type="float" office:value="1203088" calcext:value-type="float">
            <text:p>1203088</text:p>
          </table:table-cell>
          <table:table-cell table:style-name="ce1" office:value-type="float" office:value="1038116" calcext:value-type="float">
            <text:p>1038116</text:p>
          </table:table-cell>
          <table:table-cell table:style-name="ce1" office:value-type="float" office:value="441596" calcext:value-type="float">
            <text:p>441596</text:p>
          </table:table-cell>
          <table:table-cell table:style-name="ce1" office:value-type="float" office:value="0.208868827991306" calcext:value-type="float">
            <text:p>0.208868827991306</text:p>
          </table:table-cell>
          <table:table-cell table:style-name="ce1" office:value-type="float" office:value="4.80001416666667" calcext:value-type="float">
            <text:p>4.80001416666667</text:p>
          </table:table-cell>
          <table:table-cell table:style-name="ce1" office:value-type="float" office:value="1.00257333333333" calcext:value-type="float">
            <text:p>1.00257333333333</text:p>
          </table:table-cell>
          <table:table-cell table:style-name="ce1" office:value-type="float" office:value="0.218068717505521" calcext:value-type="float">
            <text:p>0.218068717505521</text:p>
          </table:table-cell>
          <table:table-cell table:style-name="ce1" office:value-type="float" office:value="0.434342245864899" calcext:value-type="float">
            <text:p>0.434342245864899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JX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esu.ppm</text:p>
          </table:table-cell>
          <table:table-cell table:style-name="ce1" office:value-type="float" office:value="5760017" calcext:value-type="float">
            <text:p>5760017</text:p>
          </table:table-cell>
          <table:table-cell table:style-name="ce1" office:value-type="float" office:value="1140670" calcext:value-type="float">
            <text:p>1140670</text:p>
          </table:table-cell>
          <table:table-cell table:style-name="ce1" office:value-type="float" office:value="1085333" calcext:value-type="float">
            <text:p>1085333</text:p>
          </table:table-cell>
          <table:table-cell table:style-name="ce1" office:value-type="float" office:value="454092" calcext:value-type="float">
            <text:p>454092</text:p>
          </table:table-cell>
          <table:table-cell table:style-name="ce1" office:value-type="float" office:value="0.198032401640481" calcext:value-type="float">
            <text:p>0.198032401640481</text:p>
          </table:table-cell>
          <table:table-cell table:style-name="ce1" office:value-type="float" office:value="4.80001416666667" calcext:value-type="float">
            <text:p>4.80001416666667</text:p>
          </table:table-cell>
          <table:table-cell table:style-name="ce1" office:value-type="float" office:value="0.950558333333333" calcext:value-type="float">
            <text:p>0.950558333333333</text:p>
          </table:table-cell>
          <table:table-cell table:style-name="ce1" office:value-type="float" office:value="0.207492623719687" calcext:value-type="float">
            <text:p>0.207492623719687</text:p>
          </table:table-cell>
          <table:table-cell table:style-name="ce1" office:value-type="float" office:value="0.433602998046707" calcext:value-type="float">
            <text:p>0.433602998046707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JX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esu.ppm</text:p>
          </table:table-cell>
          <table:table-cell table:style-name="ce1" office:value-type="float" office:value="5760017" calcext:value-type="float">
            <text:p>5760017</text:p>
          </table:table-cell>
          <table:table-cell table:style-name="ce1" office:value-type="float" office:value="903428" calcext:value-type="float">
            <text:p>903428</text:p>
          </table:table-cell>
          <table:table-cell table:style-name="ce1" office:value-type="float" office:value="1226755" calcext:value-type="float">
            <text:p>1226755</text:p>
          </table:table-cell>
          <table:table-cell table:style-name="ce1" office:value-type="float" office:value="689059" calcext:value-type="float">
            <text:p>689059</text:p>
          </table:table-cell>
          <table:table-cell table:style-name="ce1" office:value-type="float" office:value="0.156844675979255" calcext:value-type="float">
            <text:p>0.156844675979255</text:p>
          </table:table-cell>
          <table:table-cell table:style-name="ce1" office:value-type="float" office:value="4.80001416666667" calcext:value-type="float">
            <text:p>4.80001416666667</text:p>
          </table:table-cell>
          <table:table-cell table:style-name="ce1" office:value-type="float" office:value="0.752856666666667" calcext:value-type="float">
            <text:p>0.752856666666667</text:p>
          </table:table-cell>
          <table:table-cell table:style-name="ce1" office:value-type="float" office:value="0.171200029444358" calcext:value-type="float">
            <text:p>0.171200029444358</text:p>
          </table:table-cell>
          <table:table-cell table:style-name="ce1" office:value-type="float" office:value="0.426773233481776" calcext:value-type="float">
            <text:p>0.426773233481776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JX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esu.ppm</text:p>
          </table:table-cell>
          <table:table-cell table:style-name="ce1" office:value-type="float" office:value="5760017" calcext:value-type="float">
            <text:p>5760017</text:p>
          </table:table-cell>
          <table:table-cell table:style-name="ce1" office:value-type="float" office:value="798970" calcext:value-type="float">
            <text:p>798970</text:p>
          </table:table-cell>
          <table:table-cell table:style-name="ce1" office:value-type="float" office:value="12108280" calcext:value-type="float">
            <text:p>12108280</text:p>
          </table:table-cell>
          <table:table-cell table:style-name="ce1" office:value-type="float" office:value="754053" calcext:value-type="float">
            <text:p>754053</text:p>
          </table:table-cell>
          <table:table-cell table:style-name="ce1" office:value-type="float" office:value="0.138709660058295" calcext:value-type="float">
            <text:p>0.138709660058295</text:p>
          </table:table-cell>
          <table:table-cell table:style-name="ce1" office:value-type="float" office:value="4.80001416666667" calcext:value-type="float">
            <text:p>4.80001416666667</text:p>
          </table:table-cell>
          <table:table-cell table:style-name="ce1" office:value-type="float" office:value="0.665808333333333" calcext:value-type="float">
            <text:p>0.665808333333333</text:p>
          </table:table-cell>
          <table:table-cell table:style-name="ce1" office:value-type="float" office:value="0.154419051193773" calcext:value-type="float">
            <text:p>0.154419051193773</text:p>
          </table:table-cell>
          <table:table-cell table:style-name="ce1" office:value-type="float" office:value="2.67696993949844" calcext:value-type="float">
            <text:p>2.67696993949844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JX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esu.ppm</text:p>
          </table:table-cell>
          <table:table-cell table:style-name="ce1" office:value-type="float" office:value="5760017" calcext:value-type="float">
            <text:p>5760017</text:p>
          </table:table-cell>
          <table:table-cell table:style-name="ce1" office:value-type="float" office:value="806898" calcext:value-type="float">
            <text:p>806898</text:p>
          </table:table-cell>
          <table:table-cell table:style-name="ce1" office:value-type="float" office:value="16979278" calcext:value-type="float">
            <text:p>16979278</text:p>
          </table:table-cell>
          <table:table-cell table:style-name="ce1" office:value-type="float" office:value="748254" calcext:value-type="float">
            <text:p>748254</text:p>
          </table:table-cell>
          <table:table-cell table:style-name="ce1" office:value-type="float" office:value="0.140086044884937" calcext:value-type="float">
            <text:p>0.140086044884937</text:p>
          </table:table-cell>
          <table:table-cell table:style-name="ce1" office:value-type="float" office:value="4.80001416666667" calcext:value-type="float">
            <text:p>4.80001416666667</text:p>
          </table:table-cell>
          <table:table-cell table:style-name="ce1" office:value-type="float" office:value="0.672415" calcext:value-type="float">
            <text:p>0.672415</text:p>
          </table:table-cell>
          <table:table-cell table:style-name="ce1" office:value-type="float" office:value="0.155674623876978" calcext:value-type="float">
            <text:p>0.155674623876978</text:p>
          </table:table-cell>
          <table:table-cell table:style-name="ce1" office:value-type="float" office:value="3.69301376714687" calcext:value-type="float">
            <text:p>3.69301376714687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JXL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esu.ppm</text:p>
          </table:table-cell>
          <table:table-cell table:style-name="ce1" office:value-type="float" office:value="5760017" calcext:value-type="float">
            <text:p>5760017</text:p>
          </table:table-cell>
          <table:table-cell table:style-name="ce1" office:value-type="float" office:value="788828" calcext:value-type="float">
            <text:p>788828</text:p>
          </table:table-cell>
          <table:table-cell table:style-name="ce1" office:value-type="float" office:value="18016108" calcext:value-type="float">
            <text:p>18016108</text:p>
          </table:table-cell>
          <table:table-cell table:style-name="ce1" office:value-type="float" office:value="752204" calcext:value-type="float">
            <text:p>752204</text:p>
          </table:table-cell>
          <table:table-cell table:style-name="ce1" office:value-type="float" office:value="0.13694890136609" calcext:value-type="float">
            <text:p>0.13694890136609</text:p>
          </table:table-cell>
          <table:table-cell table:style-name="ce1" office:value-type="float" office:value="4.80001416666667" calcext:value-type="float">
            <text:p>4.80001416666667</text:p>
          </table:table-cell>
          <table:table-cell table:style-name="ce1" office:value-type="float" office:value="0.657356666666667" calcext:value-type="float">
            <text:p>0.657356666666667</text:p>
          </table:table-cell>
          <table:table-cell table:style-name="ce1" office:value-type="float" office:value="0.152619771781924" calcext:value-type="float">
            <text:p>0.152619771781924</text:p>
          </table:table-cell>
          <table:table-cell table:style-name="ce1" office:value-type="float" office:value="3.90596452753525" calcext:value-type="float">
            <text:p>3.90596452753525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JXL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esu.ppm</text:p>
          </table:table-cell>
          <table:table-cell table:style-name="ce1" office:value-type="float" office:value="5760017" calcext:value-type="float">
            <text:p>5760017</text:p>
          </table:table-cell>
          <table:table-cell table:style-name="ce1" office:value-type="float" office:value="756647" calcext:value-type="float">
            <text:p>756647</text:p>
          </table:table-cell>
          <table:table-cell table:style-name="ce1" office:value-type="float" office:value="28692152" calcext:value-type="float">
            <text:p>28692152</text:p>
          </table:table-cell>
          <table:table-cell table:style-name="ce1" office:value-type="float" office:value="774153" calcext:value-type="float">
            <text:p>774153</text:p>
          </table:table-cell>
          <table:table-cell table:style-name="ce1" office:value-type="float" office:value="0.131361938688723" calcext:value-type="float">
            <text:p>0.131361938688723</text:p>
          </table:table-cell>
          <table:table-cell table:style-name="ce1" office:value-type="float" office:value="4.80001416666667" calcext:value-type="float">
            <text:p>4.80001416666667</text:p>
          </table:table-cell>
          <table:table-cell table:style-name="ce1" office:value-type="float" office:value="0.630539166666667" calcext:value-type="float">
            <text:p>0.630539166666667</text:p>
          </table:table-cell>
          <table:table-cell table:style-name="ce1" office:value-type="float" office:value="0.14749007858831" calcext:value-type="float">
            <text:p>0.14749007858831</text:p>
          </table:table-cell>
          <table:table-cell table:style-name="ce1" office:value-type="float" office:value="6.1250041032865" calcext:value-type="float">
            <text:p>6.1250041032865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JXL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esu.ppm</text:p>
          </table:table-cell>
          <table:table-cell table:style-name="ce1" office:value-type="float" office:value="5760017" calcext:value-type="float">
            <text:p>5760017</text:p>
          </table:table-cell>
          <table:table-cell table:style-name="ce1" office:value-type="float" office:value="752876" calcext:value-type="float">
            <text:p>752876</text:p>
          </table:table-cell>
          <table:table-cell table:style-name="ce1" office:value-type="float" office:value="71747026" calcext:value-type="float">
            <text:p>71747026</text:p>
          </table:table-cell>
          <table:table-cell table:style-name="ce1" office:value-type="float" office:value="807643" calcext:value-type="float">
            <text:p>807643</text:p>
          </table:table-cell>
          <table:table-cell table:style-name="ce1" office:value-type="float" office:value="0.130707253120954" calcext:value-type="float">
            <text:p>0.130707253120954</text:p>
          </table:table-cell>
          <table:table-cell table:style-name="ce1" office:value-type="float" office:value="4.80001416666667" calcext:value-type="float">
            <text:p>4.80001416666667</text:p>
          </table:table-cell>
          <table:table-cell table:style-name="ce1" office:value-type="float" office:value="0.627396666666667" calcext:value-type="float">
            <text:p>0.627396666666667</text:p>
          </table:table-cell>
          <table:table-cell table:style-name="ce1" office:value-type="float" office:value="0.147533099294672" calcext:value-type="float">
            <text:p>0.147533099294672</text:p>
          </table:table-cell>
          <table:table-cell table:style-name="ce1" office:value-type="float" office:value="15.0947860674717" calcext:value-type="float">
            <text:p>15.0947860674717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JXL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esu.ppm</text:p>
          </table:table-cell>
          <table:table-cell table:style-name="ce1" office:value-type="float" office:value="5760017" calcext:value-type="float">
            <text:p>5760017</text:p>
          </table:table-cell>
          <table:table-cell table:style-name="ce1" office:value-type="float" office:value="744194" calcext:value-type="float">
            <text:p>744194</text:p>
          </table:table-cell>
          <table:table-cell table:style-name="ce1" office:value-type="float" office:value="493823068" calcext:value-type="float">
            <text:p>493823068</text:p>
          </table:table-cell>
          <table:table-cell table:style-name="ce1" office:value-type="float" office:value="753626" calcext:value-type="float">
            <text:p>753626</text:p>
          </table:table-cell>
          <table:table-cell table:style-name="ce1" office:value-type="float" office:value="0.129199965902878" calcext:value-type="float">
            <text:p>0.129199965902878</text:p>
          </table:table-cell>
          <table:table-cell table:style-name="ce1" office:value-type="float" office:value="4.80001416666667" calcext:value-type="float">
            <text:p>4.80001416666667</text:p>
          </table:table-cell>
          <table:table-cell table:style-name="ce1" office:value-type="float" office:value="0.620161666666667" calcext:value-type="float">
            <text:p>0.620161666666667</text:p>
          </table:table-cell>
          <table:table-cell table:style-name="ce1" office:value-type="float" office:value="0.144900461231278" calcext:value-type="float">
            <text:p>0.144900461231278</text:p>
          </table:table-cell>
          <table:table-cell table:style-name="ce1" office:value-type="float" office:value="103.024402657145" calcext:value-type="float">
            <text:p>103.024402657145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JX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umo.ppm</text:p>
          </table:table-cell>
          <table:table-cell table:style-name="ce1" office:value-type="float" office:value="35266577" calcext:value-type="float">
            <text:p>35266577</text:p>
          </table:table-cell>
          <table:table-cell table:style-name="ce1" office:value-type="float" office:value="11609076" calcext:value-type="float">
            <text:p>11609076</text:p>
          </table:table-cell>
          <table:table-cell table:style-name="ce1" office:value-type="float" office:value="5692059" calcext:value-type="float">
            <text:p>5692059</text:p>
          </table:table-cell>
          <table:table-cell table:style-name="ce1" office:value-type="float" office:value="2583702" calcext:value-type="float">
            <text:p>2583702</text:p>
          </table:table-cell>
          <table:table-cell table:style-name="ce1" office:value-type="float" office:value="0.32918068572405" calcext:value-type="float">
            <text:p>0.32918068572405</text:p>
          </table:table-cell>
          <table:table-cell table:style-name="ce1" office:value-type="float" office:value="29.3888141666667" calcext:value-type="float">
            <text:p>29.3888141666667</text:p>
          </table:table-cell>
          <table:table-cell table:style-name="ce1" office:value-type="float" office:value="9.67423" calcext:value-type="float">
            <text:p>9.67423</text:p>
          </table:table-cell>
          <table:table-cell table:style-name="ce1" office:value-type="float" office:value="0.337972132651264" calcext:value-type="float">
            <text:p>0.337972132651264</text:p>
          </table:table-cell>
          <table:table-cell table:style-name="ce1" office:value-type="float" office:value="0.531653271594802" calcext:value-type="float">
            <text:p>0.531653271594802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JX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umo.ppm</text:p>
          </table:table-cell>
          <table:table-cell table:style-name="ce1" office:value-type="float" office:value="35266577" calcext:value-type="float">
            <text:p>35266577</text:p>
          </table:table-cell>
          <table:table-cell table:style-name="ce1" office:value-type="float" office:value="11094813" calcext:value-type="float">
            <text:p>11094813</text:p>
          </table:table-cell>
          <table:table-cell table:style-name="ce1" office:value-type="float" office:value="5535149" calcext:value-type="float">
            <text:p>5535149</text:p>
          </table:table-cell>
          <table:table-cell table:style-name="ce1" office:value-type="float" office:value="1647443" calcext:value-type="float">
            <text:p>1647443</text:p>
          </table:table-cell>
          <table:table-cell table:style-name="ce1" office:value-type="float" office:value="0.314598521994352" calcext:value-type="float">
            <text:p>0.314598521994352</text:p>
          </table:table-cell>
          <table:table-cell table:style-name="ce1" office:value-type="float" office:value="29.3888141666667" calcext:value-type="float">
            <text:p>29.3888141666667</text:p>
          </table:table-cell>
          <table:table-cell table:style-name="ce1" office:value-type="float" office:value="9.2456775" calcext:value-type="float">
            <text:p>9.2456775</text:p>
          </table:table-cell>
          <table:table-cell table:style-name="ce1" office:value-type="float" office:value="0.320204202409551" calcext:value-type="float">
            <text:p>0.320204202409551</text:p>
          </table:table-cell>
          <table:table-cell table:style-name="ce1" office:value-type="float" office:value="0.508546235150636" calcext:value-type="float">
            <text:p>0.508546235150636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JX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umo.ppm</text:p>
          </table:table-cell>
          <table:table-cell table:style-name="ce1" office:value-type="float" office:value="35266577" calcext:value-type="float">
            <text:p>35266577</text:p>
          </table:table-cell>
          <table:table-cell table:style-name="ce1" office:value-type="float" office:value="9390205" calcext:value-type="float">
            <text:p>9390205</text:p>
          </table:table-cell>
          <table:table-cell table:style-name="ce1" office:value-type="float" office:value="6368340" calcext:value-type="float">
            <text:p>6368340</text:p>
          </table:table-cell>
          <table:table-cell table:style-name="ce1" office:value-type="float" office:value="3136351" calcext:value-type="float">
            <text:p>3136351</text:p>
          </table:table-cell>
          <table:table-cell table:style-name="ce1" office:value-type="float" office:value="0.26626357868528" calcext:value-type="float">
            <text:p>0.26626357868528</text:p>
          </table:table-cell>
          <table:table-cell table:style-name="ce1" office:value-type="float" office:value="29.3888141666667" calcext:value-type="float">
            <text:p>29.3888141666667</text:p>
          </table:table-cell>
          <table:table-cell table:style-name="ce1" office:value-type="float" office:value="7.82517083333333" calcext:value-type="float">
            <text:p>7.82517083333333</text:p>
          </table:table-cell>
          <table:table-cell table:style-name="ce1" office:value-type="float" office:value="0.276935499580807" calcext:value-type="float">
            <text:p>0.276935499580807</text:p>
          </table:table-cell>
          <table:table-cell table:style-name="ce1" office:value-type="float" office:value="0.493628148827713" calcext:value-type="float">
            <text:p>0.493628148827713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JX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umo.ppm</text:p>
          </table:table-cell>
          <table:table-cell table:style-name="ce1" office:value-type="float" office:value="35266577" calcext:value-type="float">
            <text:p>35266577</text:p>
          </table:table-cell>
          <table:table-cell table:style-name="ce1" office:value-type="float" office:value="8311687" calcext:value-type="float">
            <text:p>8311687</text:p>
          </table:table-cell>
          <table:table-cell table:style-name="ce1" office:value-type="float" office:value="102213256" calcext:value-type="float">
            <text:p>102213256</text:p>
          </table:table-cell>
          <table:table-cell table:style-name="ce1" office:value-type="float" office:value="3690480" calcext:value-type="float">
            <text:p>3690480</text:p>
          </table:table-cell>
          <table:table-cell table:style-name="ce1" office:value-type="float" office:value="0.235681705088645" calcext:value-type="float">
            <text:p>0.235681705088645</text:p>
          </table:table-cell>
          <table:table-cell table:style-name="ce1" office:value-type="float" office:value="29.3888141666667" calcext:value-type="float">
            <text:p>29.3888141666667</text:p>
          </table:table-cell>
          <table:table-cell table:style-name="ce1" office:value-type="float" office:value="6.92640583333333" calcext:value-type="float">
            <text:p>6.92640583333333</text:p>
          </table:table-cell>
          <table:table-cell table:style-name="ce1" office:value-type="float" office:value="0.248239135882113" calcext:value-type="float">
            <text:p>0.248239135882113</text:p>
          </table:table-cell>
          <table:table-cell table:style-name="ce1" office:value-type="float" office:value="3.72620375944056" calcext:value-type="float">
            <text:p>3.72620375944056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JX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umo.ppm</text:p>
          </table:table-cell>
          <table:table-cell table:style-name="ce1" office:value-type="float" office:value="35266577" calcext:value-type="float">
            <text:p>35266577</text:p>
          </table:table-cell>
          <table:table-cell table:style-name="ce1" office:value-type="float" office:value="8169730" calcext:value-type="float">
            <text:p>8169730</text:p>
          </table:table-cell>
          <table:table-cell table:style-name="ce1" office:value-type="float" office:value="122789369" calcext:value-type="float">
            <text:p>122789369</text:p>
          </table:table-cell>
          <table:table-cell table:style-name="ce1" office:value-type="float" office:value="3605597" calcext:value-type="float">
            <text:p>3605597</text:p>
          </table:table-cell>
          <table:table-cell table:style-name="ce1" office:value-type="float" office:value="0.231656449107607" calcext:value-type="float">
            <text:p>0.231656449107607</text:p>
          </table:table-cell>
          <table:table-cell table:style-name="ce1" office:value-type="float" office:value="29.3888141666667" calcext:value-type="float">
            <text:p>29.3888141666667</text:p>
          </table:table-cell>
          <table:table-cell table:style-name="ce1" office:value-type="float" office:value="6.80810833333333" calcext:value-type="float">
            <text:p>6.80810833333333</text:p>
          </table:table-cell>
          <table:table-cell table:style-name="ce1" office:value-type="float" office:value="0.243925052323621" calcext:value-type="float">
            <text:p>0.243925052323621</text:p>
          </table:table-cell>
          <table:table-cell table:style-name="ce1" office:value-type="float" office:value="4.42202384541034" calcext:value-type="float">
            <text:p>4.42202384541034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JXL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umo.ppm</text:p>
          </table:table-cell>
          <table:table-cell table:style-name="ce1" office:value-type="float" office:value="35266577" calcext:value-type="float">
            <text:p>35266577</text:p>
          </table:table-cell>
          <table:table-cell table:style-name="ce1" office:value-type="float" office:value="7992030" calcext:value-type="float">
            <text:p>7992030</text:p>
          </table:table-cell>
          <table:table-cell table:style-name="ce1" office:value-type="float" office:value="129668077" calcext:value-type="float">
            <text:p>129668077</text:p>
          </table:table-cell>
          <table:table-cell table:style-name="ce1" office:value-type="float" office:value="3548864" calcext:value-type="float">
            <text:p>3548864</text:p>
          </table:table-cell>
          <table:table-cell table:style-name="ce1" office:value-type="float" office:value="0.226617683933431" calcext:value-type="float">
            <text:p>0.226617683933431</text:p>
          </table:table-cell>
          <table:table-cell table:style-name="ce1" office:value-type="float" office:value="29.3888141666667" calcext:value-type="float">
            <text:p>29.3888141666667</text:p>
          </table:table-cell>
          <table:table-cell table:style-name="ce1" office:value-type="float" office:value="6.660025" calcext:value-type="float">
            <text:p>6.660025</text:p>
          </table:table-cell>
          <table:table-cell table:style-name="ce1" office:value-type="float" office:value="0.238693244314581" calcext:value-type="float">
            <text:p>0.238693244314581</text:p>
          </table:table-cell>
          <table:table-cell table:style-name="ce1" office:value-type="float" office:value="4.65085074970559" calcext:value-type="float">
            <text:p>4.65085074970559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JXL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umo.ppm</text:p>
          </table:table-cell>
          <table:table-cell table:style-name="ce1" office:value-type="float" office:value="35266577" calcext:value-type="float">
            <text:p>35266577</text:p>
          </table:table-cell>
          <table:table-cell table:style-name="ce1" office:value-type="float" office:value="7681885" calcext:value-type="float">
            <text:p>7681885</text:p>
          </table:table-cell>
          <table:table-cell table:style-name="ce1" office:value-type="float" office:value="308962578" calcext:value-type="float">
            <text:p>308962578</text:p>
          </table:table-cell>
          <table:table-cell table:style-name="ce1" office:value-type="float" office:value="3791108" calcext:value-type="float">
            <text:p>3791108</text:p>
          </table:table-cell>
          <table:table-cell table:style-name="ce1" office:value-type="float" office:value="0.217823379910106" calcext:value-type="float">
            <text:p>0.217823379910106</text:p>
          </table:table-cell>
          <table:table-cell table:style-name="ce1" office:value-type="float" office:value="29.3888141666667" calcext:value-type="float">
            <text:p>29.3888141666667</text:p>
          </table:table-cell>
          <table:table-cell table:style-name="ce1" office:value-type="float" office:value="6.40157083333333" calcext:value-type="float">
            <text:p>6.40157083333333</text:p>
          </table:table-cell>
          <table:table-cell table:style-name="ce1" office:value-type="float" office:value="0.23072321308643" calcext:value-type="float">
            <text:p>0.23072321308643</text:p>
          </table:table-cell>
          <table:table-cell table:style-name="ce1" office:value-type="float" office:value="10.743654297949" calcext:value-type="float">
            <text:p>10.743654297949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JXL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umo.ppm</text:p>
          </table:table-cell>
          <table:table-cell table:style-name="ce1" office:value-type="float" office:value="35266577" calcext:value-type="float">
            <text:p>35266577</text:p>
          </table:table-cell>
          <table:table-cell table:style-name="ce1" office:value-type="float" office:value="7629027" calcext:value-type="float">
            <text:p>7629027</text:p>
          </table:table-cell>
          <table:table-cell table:style-name="ce1" office:value-type="float" office:value="834260438" calcext:value-type="float">
            <text:p>834260438</text:p>
          </table:table-cell>
          <table:table-cell table:style-name="ce1" office:value-type="float" office:value="4032511" calcext:value-type="float">
            <text:p>4032511</text:p>
          </table:table-cell>
          <table:table-cell table:style-name="ce1" office:value-type="float" office:value="0.2163245670256" calcext:value-type="float">
            <text:p>0.2163245670256</text:p>
          </table:table-cell>
          <table:table-cell table:style-name="ce1" office:value-type="float" office:value="29.3888141666667" calcext:value-type="float">
            <text:p>29.3888141666667</text:p>
          </table:table-cell>
          <table:table-cell table:style-name="ce1" office:value-type="float" office:value="6.3575225" calcext:value-type="float">
            <text:p>6.3575225</text:p>
          </table:table-cell>
          <table:table-cell table:style-name="ce1" office:value-type="float" office:value="0.230045811364114" calcext:value-type="float">
            <text:p>0.230045811364114</text:p>
          </table:table-cell>
          <table:table-cell table:style-name="ce1" office:value-type="float" office:value="28.6170516044129" calcext:value-type="float">
            <text:p>28.6170516044129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JXL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umo.ppm</text:p>
          </table:table-cell>
          <table:table-cell table:style-name="ce1" office:value-type="float" office:value="35266577" calcext:value-type="float">
            <text:p>35266577</text:p>
          </table:table-cell>
          <table:table-cell table:style-name="ce1" office:value-type="float" office:value="7570880" calcext:value-type="float">
            <text:p>7570880</text:p>
          </table:table-cell>
          <table:table-cell table:style-name="ce1" office:value-type="float" office:value="4917118461" calcext:value-type="float">
            <text:p>4917118461</text:p>
          </table:table-cell>
          <table:table-cell table:style-name="ce1" office:value-type="float" office:value="4242856" calcext:value-type="float">
            <text:p>4242856</text:p>
          </table:table-cell>
          <table:table-cell table:style-name="ce1" office:value-type="float" office:value="0.214675782115174" calcext:value-type="float">
            <text:p>0.214675782115174</text:p>
          </table:table-cell>
          <table:table-cell table:style-name="ce1" office:value-type="float" office:value="29.3888141666667" calcext:value-type="float">
            <text:p>29.3888141666667</text:p>
          </table:table-cell>
          <table:table-cell table:style-name="ce1" office:value-type="float" office:value="6.30906666666667" calcext:value-type="float">
            <text:p>6.30906666666667</text:p>
          </table:table-cell>
          <table:table-cell table:style-name="ce1" office:value-type="float" office:value="0.229112757952097" calcext:value-type="float">
            <text:p>0.229112757952097</text:p>
          </table:table-cell>
          <table:table-cell table:style-name="ce1" office:value-type="float" office:value="167.541697509231" calcext:value-type="float">
            <text:p>167.54169750923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JX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kiss.ppm</text:p>
          </table:table-cell>
          <table:table-cell table:style-name="ce1" office:value-type="float" office:value="2841496" calcext:value-type="float">
            <text:p>2841496</text:p>
          </table:table-cell>
          <table:table-cell table:style-name="ce1" office:value-type="float" office:value="896067" calcext:value-type="float">
            <text:p>896067</text:p>
          </table:table-cell>
          <table:table-cell table:style-name="ce1" office:value-type="float" office:value="1943747" calcext:value-type="float">
            <text:p>1943747</text:p>
          </table:table-cell>
          <table:table-cell table:style-name="ce1" office:value-type="float" office:value="319956" calcext:value-type="float">
            <text:p>319956</text:p>
          </table:table-cell>
          <table:table-cell table:style-name="ce1" office:value-type="float" office:value="0.315350435122907" calcext:value-type="float">
            <text:p>0.315350435122907</text:p>
          </table:table-cell>
          <table:table-cell table:style-name="ce1" office:value-type="float" office:value="2.36791333333333" calcext:value-type="float">
            <text:p>2.36791333333333</text:p>
          </table:table-cell>
          <table:table-cell table:style-name="ce1" office:value-type="float" office:value="0.7467225" calcext:value-type="float">
            <text:p>0.7467225</text:p>
          </table:table-cell>
          <table:table-cell table:style-name="ce1" office:value-type="float" office:value="0.328862585060827" calcext:value-type="float">
            <text:p>0.328862585060827</text:p>
          </table:table-cell>
          <table:table-cell table:style-name="ce1" office:value-type="float" office:value="1.14973173286184" calcext:value-type="float">
            <text:p>1.14973173286184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JX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kiss.ppm</text:p>
          </table:table-cell>
          <table:table-cell table:style-name="ce1" office:value-type="float" office:value="2841496" calcext:value-type="float">
            <text:p>2841496</text:p>
          </table:table-cell>
          <table:table-cell table:style-name="ce1" office:value-type="float" office:value="856139" calcext:value-type="float">
            <text:p>856139</text:p>
          </table:table-cell>
          <table:table-cell table:style-name="ce1" office:value-type="float" office:value="612784" calcext:value-type="float">
            <text:p>612784</text:p>
          </table:table-cell>
          <table:table-cell table:style-name="ce1" office:value-type="float" office:value="311515" calcext:value-type="float">
            <text:p>311515</text:p>
          </table:table-cell>
          <table:table-cell table:style-name="ce1" office:value-type="float" office:value="0.301298682102667" calcext:value-type="float">
            <text:p>0.301298682102667</text:p>
          </table:table-cell>
          <table:table-cell table:style-name="ce1" office:value-type="float" office:value="2.36791333333333" calcext:value-type="float">
            <text:p>2.36791333333333</text:p>
          </table:table-cell>
          <table:table-cell table:style-name="ce1" office:value-type="float" office:value="0.713449166666667" calcext:value-type="float">
            <text:p>0.713449166666667</text:p>
          </table:table-cell>
          <table:table-cell table:style-name="ce1" office:value-type="float" office:value="0.314454357845304" calcext:value-type="float">
            <text:p>0.314454357845304</text:p>
          </table:table-cell>
          <table:table-cell table:style-name="ce1" office:value-type="float" office:value="0.573240856225031" calcext:value-type="float">
            <text:p>0.57324085622503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JX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kiss.ppm</text:p>
          </table:table-cell>
          <table:table-cell table:style-name="ce1" office:value-type="float" office:value="2841496" calcext:value-type="float">
            <text:p>2841496</text:p>
          </table:table-cell>
          <table:table-cell table:style-name="ce1" office:value-type="float" office:value="810721" calcext:value-type="float">
            <text:p>810721</text:p>
          </table:table-cell>
          <table:table-cell table:style-name="ce1" office:value-type="float" office:value="764838" calcext:value-type="float">
            <text:p>764838</text:p>
          </table:table-cell>
          <table:table-cell table:style-name="ce1" office:value-type="float" office:value="407634" calcext:value-type="float">
            <text:p>407634</text:p>
          </table:table-cell>
          <table:table-cell table:style-name="ce1" office:value-type="float" office:value="0.285314848234873" calcext:value-type="float">
            <text:p>0.285314848234873</text:p>
          </table:table-cell>
          <table:table-cell table:style-name="ce1" office:value-type="float" office:value="2.36791333333333" calcext:value-type="float">
            <text:p>2.36791333333333</text:p>
          </table:table-cell>
          <table:table-cell table:style-name="ce1" office:value-type="float" office:value="0.675600833333333" calcext:value-type="float">
            <text:p>0.675600833333333</text:p>
          </table:table-cell>
          <table:table-cell table:style-name="ce1" office:value-type="float" office:value="0.302529751933488" calcext:value-type="float">
            <text:p>0.302529751933488</text:p>
          </table:table-cell>
          <table:table-cell table:style-name="ce1" office:value-type="float" office:value="0.625530593743577" calcext:value-type="float">
            <text:p>0.625530593743577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JX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kiss.ppm</text:p>
          </table:table-cell>
          <table:table-cell table:style-name="ce1" office:value-type="float" office:value="2841496" calcext:value-type="float">
            <text:p>2841496</text:p>
          </table:table-cell>
          <table:table-cell table:style-name="ce1" office:value-type="float" office:value="697654" calcext:value-type="float">
            <text:p>697654</text:p>
          </table:table-cell>
          <table:table-cell table:style-name="ce1" office:value-type="float" office:value="7593918" calcext:value-type="float">
            <text:p>7593918</text:p>
          </table:table-cell>
          <table:table-cell table:style-name="ce1" office:value-type="float" office:value="503872" calcext:value-type="float">
            <text:p>503872</text:p>
          </table:table-cell>
          <table:table-cell table:style-name="ce1" office:value-type="float" office:value="0.245523484812226" calcext:value-type="float">
            <text:p>0.245523484812226</text:p>
          </table:table-cell>
          <table:table-cell table:style-name="ce1" office:value-type="float" office:value="2.36791333333333" calcext:value-type="float">
            <text:p>2.36791333333333</text:p>
          </table:table-cell>
          <table:table-cell table:style-name="ce1" office:value-type="float" office:value="0.581378333333333" calcext:value-type="float">
            <text:p>0.581378333333333</text:p>
          </table:table-cell>
          <table:table-cell table:style-name="ce1" office:value-type="float" office:value="0.266802641988586" calcext:value-type="float">
            <text:p>0.266802641988586</text:p>
          </table:table-cell>
          <table:table-cell table:style-name="ce1" office:value-type="float" office:value="3.47381106290489" calcext:value-type="float">
            <text:p>3.47381106290489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JX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kiss.ppm</text:p>
          </table:table-cell>
          <table:table-cell table:style-name="ce1" office:value-type="float" office:value="2841496" calcext:value-type="float">
            <text:p>2841496</text:p>
          </table:table-cell>
          <table:table-cell table:style-name="ce1" office:value-type="float" office:value="675364" calcext:value-type="float">
            <text:p>675364</text:p>
          </table:table-cell>
          <table:table-cell table:style-name="ce1" office:value-type="float" office:value="8811567" calcext:value-type="float">
            <text:p>8811567</text:p>
          </table:table-cell>
          <table:table-cell table:style-name="ce1" office:value-type="float" office:value="498019" calcext:value-type="float">
            <text:p>498019</text:p>
          </table:table-cell>
          <table:table-cell table:style-name="ce1" office:value-type="float" office:value="0.237679025414781" calcext:value-type="float">
            <text:p>0.237679025414781</text:p>
          </table:table-cell>
          <table:table-cell table:style-name="ce1" office:value-type="float" office:value="2.36791333333333" calcext:value-type="float">
            <text:p>2.36791333333333</text:p>
          </table:table-cell>
          <table:table-cell table:style-name="ce1" office:value-type="float" office:value="0.562803333333333" calcext:value-type="float">
            <text:p>0.562803333333333</text:p>
          </table:table-cell>
          <table:table-cell table:style-name="ce1" office:value-type="float" office:value="0.258711002936481" calcext:value-type="float">
            <text:p>0.258711002936481</text:p>
          </table:table-cell>
          <table:table-cell table:style-name="ce1" office:value-type="float" office:value="3.97994812591677" calcext:value-type="float">
            <text:p>3.97994812591677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JXL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kiss.ppm</text:p>
          </table:table-cell>
          <table:table-cell table:style-name="ce1" office:value-type="float" office:value="2841496" calcext:value-type="float">
            <text:p>2841496</text:p>
          </table:table-cell>
          <table:table-cell table:style-name="ce1" office:value-type="float" office:value="659177" calcext:value-type="float">
            <text:p>659177</text:p>
          </table:table-cell>
          <table:table-cell table:style-name="ce1" office:value-type="float" office:value="8995825" calcext:value-type="float">
            <text:p>8995825</text:p>
          </table:table-cell>
          <table:table-cell table:style-name="ce1" office:value-type="float" office:value="488780" calcext:value-type="float">
            <text:p>488780</text:p>
          </table:table-cell>
          <table:table-cell table:style-name="ce1" office:value-type="float" office:value="0.231982378296503" calcext:value-type="float">
            <text:p>0.231982378296503</text:p>
          </table:table-cell>
          <table:table-cell table:style-name="ce1" office:value-type="float" office:value="2.36791333333333" calcext:value-type="float">
            <text:p>2.36791333333333</text:p>
          </table:table-cell>
          <table:table-cell table:style-name="ce1" office:value-type="float" office:value="0.549314166666667" calcext:value-type="float">
            <text:p>0.549314166666667</text:p>
          </table:table-cell>
          <table:table-cell table:style-name="ce1" office:value-type="float" office:value="0.252624181065185" calcext:value-type="float">
            <text:p>0.252624181065185</text:p>
          </table:table-cell>
          <table:table-cell table:style-name="ce1" office:value-type="float" office:value="4.0516758073916" calcext:value-type="float">
            <text:p>4.0516758073916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JXL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kiss.ppm</text:p>
          </table:table-cell>
          <table:table-cell table:style-name="ce1" office:value-type="float" office:value="2841496" calcext:value-type="float">
            <text:p>2841496</text:p>
          </table:table-cell>
          <table:table-cell table:style-name="ce1" office:value-type="float" office:value="625994" calcext:value-type="float">
            <text:p>625994</text:p>
          </table:table-cell>
          <table:table-cell table:style-name="ce1" office:value-type="float" office:value="17551822" calcext:value-type="float">
            <text:p>17551822</text:p>
          </table:table-cell>
          <table:table-cell table:style-name="ce1" office:value-type="float" office:value="553385" calcext:value-type="float">
            <text:p>553385</text:p>
          </table:table-cell>
          <table:table-cell table:style-name="ce1" office:value-type="float" office:value="0.220304374878585" calcext:value-type="float">
            <text:p>0.220304374878585</text:p>
          </table:table-cell>
          <table:table-cell table:style-name="ce1" office:value-type="float" office:value="2.36791333333333" calcext:value-type="float">
            <text:p>2.36791333333333</text:p>
          </table:table-cell>
          <table:table-cell table:style-name="ce1" office:value-type="float" office:value="0.521661666666667" calcext:value-type="float">
            <text:p>0.521661666666667</text:p>
          </table:table-cell>
          <table:table-cell table:style-name="ce1" office:value-type="float" office:value="0.243674529191665" calcext:value-type="float">
            <text:p>0.243674529191665</text:p>
          </table:table-cell>
          <table:table-cell table:style-name="ce1" office:value-type="float" office:value="7.65603280807011" calcext:value-type="float">
            <text:p>7.6560328080701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JXL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kiss.ppm</text:p>
          </table:table-cell>
          <table:table-cell table:style-name="ce1" office:value-type="float" office:value="2841496" calcext:value-type="float">
            <text:p>2841496</text:p>
          </table:table-cell>
          <table:table-cell table:style-name="ce1" office:value-type="float" office:value="622182" calcext:value-type="float">
            <text:p>622182</text:p>
          </table:table-cell>
          <table:table-cell table:style-name="ce1" office:value-type="float" office:value="46643956" calcext:value-type="float">
            <text:p>46643956</text:p>
          </table:table-cell>
          <table:table-cell table:style-name="ce1" office:value-type="float" office:value="529287" calcext:value-type="float">
            <text:p>529287</text:p>
          </table:table-cell>
          <table:table-cell table:style-name="ce1" office:value-type="float" office:value="0.218962828031431" calcext:value-type="float">
            <text:p>0.218962828031431</text:p>
          </table:table-cell>
          <table:table-cell table:style-name="ce1" office:value-type="float" office:value="2.36791333333333" calcext:value-type="float">
            <text:p>2.36791333333333</text:p>
          </table:table-cell>
          <table:table-cell table:style-name="ce1" office:value-type="float" office:value="0.518485" calcext:value-type="float">
            <text:p>0.518485</text:p>
          </table:table-cell>
          <table:table-cell table:style-name="ce1" office:value-type="float" office:value="0.241315293070974" calcext:value-type="float">
            <text:p>0.241315293070974</text:p>
          </table:table-cell>
          <table:table-cell table:style-name="ce1" office:value-type="float" office:value="19.9396527885311" calcext:value-type="float">
            <text:p>19.939652788531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JXL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kiss.ppm</text:p>
          </table:table-cell>
          <table:table-cell table:style-name="ce1" office:value-type="float" office:value="2841496" calcext:value-type="float">
            <text:p>2841496</text:p>
          </table:table-cell>
          <table:table-cell table:style-name="ce1" office:value-type="float" office:value="615288" calcext:value-type="float">
            <text:p>615288</text:p>
          </table:table-cell>
          <table:table-cell table:style-name="ce1" office:value-type="float" office:value="271426729" calcext:value-type="float">
            <text:p>271426729</text:p>
          </table:table-cell>
          <table:table-cell table:style-name="ce1" office:value-type="float" office:value="513478" calcext:value-type="float">
            <text:p>513478</text:p>
          </table:table-cell>
          <table:table-cell table:style-name="ce1" office:value-type="float" office:value="0.216536641262208" calcext:value-type="float">
            <text:p>0.216536641262208</text:p>
          </table:table-cell>
          <table:table-cell table:style-name="ce1" office:value-type="float" office:value="2.36791333333333" calcext:value-type="float">
            <text:p>2.36791333333333</text:p>
          </table:table-cell>
          <table:table-cell table:style-name="ce1" office:value-type="float" office:value="0.51274" calcext:value-type="float">
            <text:p>0.51274</text:p>
          </table:table-cell>
          <table:table-cell table:style-name="ce1" office:value-type="float" office:value="0.238221472069642" calcext:value-type="float">
            <text:p>0.238221472069642</text:p>
          </table:table-cell>
          <table:table-cell table:style-name="ce1" office:value-type="float" office:value="114.865190786825" calcext:value-type="float">
            <text:p>114.865190786825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JX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ook.ppm</text:p>
          </table:table-cell>
          <table:table-cell table:style-name="ce1" office:value-type="float" office:value="18739052" calcext:value-type="float">
            <text:p>18739052</text:p>
          </table:table-cell>
          <table:table-cell table:style-name="ce1" office:value-type="float" office:value="9363244" calcext:value-type="float">
            <text:p>9363244</text:p>
          </table:table-cell>
          <table:table-cell table:style-name="ce1" office:value-type="float" office:value="3344599" calcext:value-type="float">
            <text:p>3344599</text:p>
          </table:table-cell>
          <table:table-cell table:style-name="ce1" office:value-type="float" office:value="972162" calcext:value-type="float">
            <text:p>972162</text:p>
          </table:table-cell>
          <table:table-cell table:style-name="ce1" office:value-type="float" office:value="0.499664764258085" calcext:value-type="float">
            <text:p>0.499664764258085</text:p>
          </table:table-cell>
          <table:table-cell table:style-name="ce1" office:value-type="float" office:value="15.6158766666667" calcext:value-type="float">
            <text:p>15.6158766666667</text:p>
          </table:table-cell>
          <table:table-cell table:style-name="ce1" office:value-type="float" office:value="7.80270333333333" calcext:value-type="float">
            <text:p>7.80270333333333</text:p>
          </table:table-cell>
          <table:table-cell table:style-name="ce1" office:value-type="float" office:value="0.505890236069573" calcext:value-type="float">
            <text:p>0.505890236069573</text:p>
          </table:table-cell>
          <table:table-cell table:style-name="ce1" office:value-type="float" office:value="0.72006962998982" calcext:value-type="float">
            <text:p>0.72006962998982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JX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ook.ppm</text:p>
          </table:table-cell>
          <table:table-cell table:style-name="ce1" office:value-type="float" office:value="18739052" calcext:value-type="float">
            <text:p>18739052</text:p>
          </table:table-cell>
          <table:table-cell table:style-name="ce1" office:value-type="float" office:value="8883818" calcext:value-type="float">
            <text:p>8883818</text:p>
          </table:table-cell>
          <table:table-cell table:style-name="ce1" office:value-type="float" office:value="3540945" calcext:value-type="float">
            <text:p>3540945</text:p>
          </table:table-cell>
          <table:table-cell table:style-name="ce1" office:value-type="float" office:value="1018557" calcext:value-type="float">
            <text:p>1018557</text:p>
          </table:table-cell>
          <table:table-cell table:style-name="ce1" office:value-type="float" office:value="0.474080439074506" calcext:value-type="float">
            <text:p>0.474080439074506</text:p>
          </table:table-cell>
          <table:table-cell table:style-name="ce1" office:value-type="float" office:value="15.6158766666667" calcext:value-type="float">
            <text:p>15.6158766666667</text:p>
          </table:table-cell>
          <table:table-cell table:style-name="ce1" office:value-type="float" office:value="7.40318166666667" calcext:value-type="float">
            <text:p>7.40318166666667</text:p>
          </table:table-cell>
          <table:table-cell table:style-name="ce1" office:value-type="float" office:value="0.480603012361564" calcext:value-type="float">
            <text:p>0.480603012361564</text:p>
          </table:table-cell>
          <table:table-cell table:style-name="ce1" office:value-type="float" office:value="0.707355891856215" calcext:value-type="float">
            <text:p>0.707355891856215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JX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ook.ppm</text:p>
          </table:table-cell>
          <table:table-cell table:style-name="ce1" office:value-type="float" office:value="18739052" calcext:value-type="float">
            <text:p>18739052</text:p>
          </table:table-cell>
          <table:table-cell table:style-name="ce1" office:value-type="float" office:value="7605244" calcext:value-type="float">
            <text:p>7605244</text:p>
          </table:table-cell>
          <table:table-cell table:style-name="ce1" office:value-type="float" office:value="4145007" calcext:value-type="float">
            <text:p>4145007</text:p>
          </table:table-cell>
          <table:table-cell table:style-name="ce1" office:value-type="float" office:value="1758382" calcext:value-type="float">
            <text:p>1758382</text:p>
          </table:table-cell>
          <table:table-cell table:style-name="ce1" office:value-type="float" office:value="0.405849986434746" calcext:value-type="float">
            <text:p>0.405849986434746</text:p>
          </table:table-cell>
          <table:table-cell table:style-name="ce1" office:value-type="float" office:value="15.6158766666667" calcext:value-type="float">
            <text:p>15.6158766666667</text:p>
          </table:table-cell>
          <table:table-cell table:style-name="ce1" office:value-type="float" office:value="6.33770333333333" calcext:value-type="float">
            <text:p>6.33770333333333</text:p>
          </table:table-cell>
          <table:table-cell table:style-name="ce1" office:value-type="float" office:value="0.417110206001883" calcext:value-type="float">
            <text:p>0.417110206001883</text:p>
          </table:table-cell>
          <table:table-cell table:style-name="ce1" office:value-type="float" office:value="0.682545639982215" calcext:value-type="float">
            <text:p>0.682545639982215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JX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ook.ppm</text:p>
          </table:table-cell>
          <table:table-cell table:style-name="ce1" office:value-type="float" office:value="18739052" calcext:value-type="float">
            <text:p>18739052</text:p>
          </table:table-cell>
          <table:table-cell table:style-name="ce1" office:value-type="float" office:value="7186217" calcext:value-type="float">
            <text:p>7186217</text:p>
          </table:table-cell>
          <table:table-cell table:style-name="ce1" office:value-type="float" office:value="101467415" calcext:value-type="float">
            <text:p>101467415</text:p>
          </table:table-cell>
          <table:table-cell table:style-name="ce1" office:value-type="float" office:value="2150207" calcext:value-type="float">
            <text:p>2150207</text:p>
          </table:table-cell>
          <table:table-cell table:style-name="ce1" office:value-type="float" office:value="0.383488823233961" calcext:value-type="float">
            <text:p>0.383488823233961</text:p>
          </table:table-cell>
          <table:table-cell table:style-name="ce1" office:value-type="float" office:value="15.6158766666667" calcext:value-type="float">
            <text:p>15.6158766666667</text:p>
          </table:table-cell>
          <table:table-cell table:style-name="ce1" office:value-type="float" office:value="5.98851416666667" calcext:value-type="float">
            <text:p>5.98851416666667</text:p>
          </table:table-cell>
          <table:table-cell table:style-name="ce1" office:value-type="float" office:value="0.397258187874178" calcext:value-type="float">
            <text:p>0.397258187874178</text:p>
          </table:table-cell>
          <table:table-cell table:style-name="ce1" office:value-type="float" office:value="6.89496671656602" calcext:value-type="float">
            <text:p>6.89496671656602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JX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ook.ppm</text:p>
          </table:table-cell>
          <table:table-cell table:style-name="ce1" office:value-type="float" office:value="18739052" calcext:value-type="float">
            <text:p>18739052</text:p>
          </table:table-cell>
          <table:table-cell table:style-name="ce1" office:value-type="float" office:value="6984988" calcext:value-type="float">
            <text:p>6984988</text:p>
          </table:table-cell>
          <table:table-cell table:style-name="ce1" office:value-type="float" office:value="113650772" calcext:value-type="float">
            <text:p>113650772</text:p>
          </table:table-cell>
          <table:table-cell table:style-name="ce1" office:value-type="float" office:value="2199655" calcext:value-type="float">
            <text:p>2199655</text:p>
          </table:table-cell>
          <table:table-cell table:style-name="ce1" office:value-type="float" office:value="0.372750339771724" calcext:value-type="float">
            <text:p>0.372750339771724</text:p>
          </table:table-cell>
          <table:table-cell table:style-name="ce1" office:value-type="float" office:value="15.6158766666667" calcext:value-type="float">
            <text:p>15.6158766666667</text:p>
          </table:table-cell>
          <table:table-cell table:style-name="ce1" office:value-type="float" office:value="5.82082333333333" calcext:value-type="float">
            <text:p>5.82082333333333</text:p>
          </table:table-cell>
          <table:table-cell table:style-name="ce1" office:value-type="float" office:value="0.386836356502986" calcext:value-type="float">
            <text:p>0.386836356502986</text:p>
          </table:table-cell>
          <table:table-cell table:style-name="ce1" office:value-type="float" office:value="7.66473528116577" calcext:value-type="float">
            <text:p>7.66473528116577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JXL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ook.ppm</text:p>
          </table:table-cell>
          <table:table-cell table:style-name="ce1" office:value-type="float" office:value="18739052" calcext:value-type="float">
            <text:p>18739052</text:p>
          </table:table-cell>
          <table:table-cell table:style-name="ce1" office:value-type="float" office:value="6926998" calcext:value-type="float">
            <text:p>6926998</text:p>
          </table:table-cell>
          <table:table-cell table:style-name="ce1" office:value-type="float" office:value="121179006" calcext:value-type="float">
            <text:p>121179006</text:p>
          </table:table-cell>
          <table:table-cell table:style-name="ce1" office:value-type="float" office:value="2610446" calcext:value-type="float">
            <text:p>2610446</text:p>
          </table:table-cell>
          <table:table-cell table:style-name="ce1" office:value-type="float" office:value="0.369655732851374" calcext:value-type="float">
            <text:p>0.369655732851374</text:p>
          </table:table-cell>
          <table:table-cell table:style-name="ce1" office:value-type="float" office:value="15.6158766666667" calcext:value-type="float">
            <text:p>15.6158766666667</text:p>
          </table:table-cell>
          <table:table-cell table:style-name="ce1" office:value-type="float" office:value="5.77249833333333" calcext:value-type="float">
            <text:p>5.77249833333333</text:p>
          </table:table-cell>
          <table:table-cell table:style-name="ce1" office:value-type="float" office:value="0.386372347971498" calcext:value-type="float">
            <text:p>0.386372347971498</text:p>
          </table:table-cell>
          <table:table-cell table:style-name="ce1" office:value-type="float" office:value="8.14635973687463" calcext:value-type="float">
            <text:p>8.14635973687463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JXL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ook.ppm</text:p>
          </table:table-cell>
          <table:table-cell table:style-name="ce1" office:value-type="float" office:value="18739052" calcext:value-type="float">
            <text:p>18739052</text:p>
          </table:table-cell>
          <table:table-cell table:style-name="ce1" office:value-type="float" office:value="6873739" calcext:value-type="float">
            <text:p>6873739</text:p>
          </table:table-cell>
          <table:table-cell table:style-name="ce1" office:value-type="float" office:value="228858769" calcext:value-type="float">
            <text:p>228858769</text:p>
          </table:table-cell>
          <table:table-cell table:style-name="ce1" office:value-type="float" office:value="2327460" calcext:value-type="float">
            <text:p>2327460</text:p>
          </table:table-cell>
          <table:table-cell table:style-name="ce1" office:value-type="float" office:value="0.366813593345064" calcext:value-type="float">
            <text:p>0.366813593345064</text:p>
          </table:table-cell>
          <table:table-cell table:style-name="ce1" office:value-type="float" office:value="15.6158766666667" calcext:value-type="float">
            <text:p>15.6158766666667</text:p>
          </table:table-cell>
          <table:table-cell table:style-name="ce1" office:value-type="float" office:value="5.72811583333333" calcext:value-type="float">
            <text:p>5.72811583333333</text:p>
          </table:table-cell>
          <table:table-cell table:style-name="ce1" office:value-type="float" office:value="0.381718039952074" calcext:value-type="float">
            <text:p>0.381718039952074</text:p>
          </table:table-cell>
          <table:table-cell table:style-name="ce1" office:value-type="float" office:value="15.0372365154865" calcext:value-type="float">
            <text:p>15.0372365154865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JXL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ook.ppm</text:p>
          </table:table-cell>
          <table:table-cell table:style-name="ce1" office:value-type="float" office:value="18739052" calcext:value-type="float">
            <text:p>18739052</text:p>
          </table:table-cell>
          <table:table-cell table:style-name="ce1" office:value-type="float" office:value="6852953" calcext:value-type="float">
            <text:p>6852953</text:p>
          </table:table-cell>
          <table:table-cell table:style-name="ce1" office:value-type="float" office:value="458775634" calcext:value-type="float">
            <text:p>458775634</text:p>
          </table:table-cell>
          <table:table-cell table:style-name="ce1" office:value-type="float" office:value="2250887" calcext:value-type="float">
            <text:p>2250887</text:p>
          </table:table-cell>
          <table:table-cell table:style-name="ce1" office:value-type="float" office:value="0.36570435900386" calcext:value-type="float">
            <text:p>0.36570435900386</text:p>
          </table:table-cell>
          <table:table-cell table:style-name="ce1" office:value-type="float" office:value="15.6158766666667" calcext:value-type="float">
            <text:p>15.6158766666667</text:p>
          </table:table-cell>
          <table:table-cell table:style-name="ce1" office:value-type="float" office:value="5.71079416666667" calcext:value-type="float">
            <text:p>5.71079416666667</text:p>
          </table:table-cell>
          <table:table-cell table:style-name="ce1" office:value-type="float" office:value="0.380118452096723" calcext:value-type="float">
            <text:p>0.380118452096723</text:p>
          </table:table-cell>
          <table:table-cell table:style-name="ce1" office:value-type="float" office:value="29.7589131104391" calcext:value-type="float">
            <text:p>29.758913110439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JXL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ook.ppm</text:p>
          </table:table-cell>
          <table:table-cell table:style-name="ce1" office:value-type="float" office:value="18739052" calcext:value-type="float">
            <text:p>18739052</text:p>
          </table:table-cell>
          <table:table-cell table:style-name="ce1" office:value-type="float" office:value="6746821" calcext:value-type="float">
            <text:p>6746821</text:p>
          </table:table-cell>
          <table:table-cell table:style-name="ce1" office:value-type="float" office:value="2728462835" calcext:value-type="float">
            <text:p>2728462835</text:p>
          </table:table-cell>
          <table:table-cell table:style-name="ce1" office:value-type="float" office:value="2258308" calcext:value-type="float">
            <text:p>2258308</text:p>
          </table:table-cell>
          <table:table-cell table:style-name="ce1" office:value-type="float" office:value="0.360040678685346" calcext:value-type="float">
            <text:p>0.360040678685346</text:p>
          </table:table-cell>
          <table:table-cell table:style-name="ce1" office:value-type="float" office:value="15.6158766666667" calcext:value-type="float">
            <text:p>15.6158766666667</text:p>
          </table:table-cell>
          <table:table-cell table:style-name="ce1" office:value-type="float" office:value="5.62235083333333" calcext:value-type="float">
            <text:p>5.62235083333333</text:p>
          </table:table-cell>
          <table:table-cell table:style-name="ce1" office:value-type="float" office:value="0.374502293926075" calcext:value-type="float">
            <text:p>0.374502293926075</text:p>
          </table:table-cell>
          <table:table-cell table:style-name="ce1" office:value-type="float" office:value="175.098143703321" calcext:value-type="float">
            <text:p>175.09814370332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JX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iku.ppm</text:p>
          </table:table-cell>
          <table:table-cell table:style-name="ce1" office:value-type="float" office:value="21566753" calcext:value-type="float">
            <text:p>21566753</text:p>
          </table:table-cell>
          <table:table-cell table:style-name="ce1" office:value-type="float" office:value="7785245" calcext:value-type="float">
            <text:p>7785245</text:p>
          </table:table-cell>
          <table:table-cell table:style-name="ce1" office:value-type="float" office:value="3190049" calcext:value-type="float">
            <text:p>3190049</text:p>
          </table:table-cell>
          <table:table-cell table:style-name="ce1" office:value-type="float" office:value="1007420" calcext:value-type="float">
            <text:p>1007420</text:p>
          </table:table-cell>
          <table:table-cell table:style-name="ce1" office:value-type="float" office:value="0.360983639957299" calcext:value-type="float">
            <text:p>0.360983639957299</text:p>
          </table:table-cell>
          <table:table-cell table:style-name="ce1" office:value-type="float" office:value="17.9722941666667" calcext:value-type="float">
            <text:p>17.9722941666667</text:p>
          </table:table-cell>
          <table:table-cell table:style-name="ce1" office:value-type="float" office:value="6.48770416666667" calcext:value-type="float">
            <text:p>6.48770416666667</text:p>
          </table:table-cell>
          <table:table-cell table:style-name="ce1" office:value-type="float" office:value="0.366589045648179" calcext:value-type="float">
            <text:p>0.366589045648179</text:p>
          </table:table-cell>
          <table:table-cell table:style-name="ce1" office:value-type="float" office:value="0.544087197548931" calcext:value-type="float">
            <text:p>0.54408719754893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JX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iku.ppm</text:p>
          </table:table-cell>
          <table:table-cell table:style-name="ce1" office:value-type="float" office:value="21566753" calcext:value-type="float">
            <text:p>21566753</text:p>
          </table:table-cell>
          <table:table-cell table:style-name="ce1" office:value-type="float" office:value="7555827" calcext:value-type="float">
            <text:p>7555827</text:p>
          </table:table-cell>
          <table:table-cell table:style-name="ce1" office:value-type="float" office:value="3477246" calcext:value-type="float">
            <text:p>3477246</text:p>
          </table:table-cell>
          <table:table-cell table:style-name="ce1" office:value-type="float" office:value="1084257" calcext:value-type="float">
            <text:p>1084257</text:p>
          </table:table-cell>
          <table:table-cell table:style-name="ce1" office:value-type="float" office:value="0.350346062756874" calcext:value-type="float">
            <text:p>0.350346062756874</text:p>
          </table:table-cell>
          <table:table-cell table:style-name="ce1" office:value-type="float" office:value="17.9722941666667" calcext:value-type="float">
            <text:p>17.9722941666667</text:p>
          </table:table-cell>
          <table:table-cell table:style-name="ce1" office:value-type="float" office:value="6.2965225" calcext:value-type="float">
            <text:p>6.2965225</text:p>
          </table:table-cell>
          <table:table-cell table:style-name="ce1" office:value-type="float" office:value="0.356378998730129" calcext:value-type="float">
            <text:p>0.356378998730129</text:p>
          </table:table-cell>
          <table:table-cell table:style-name="ce1" office:value-type="float" office:value="0.549857136120583" calcext:value-type="float">
            <text:p>0.549857136120583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JX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iku.ppm</text:p>
          </table:table-cell>
          <table:table-cell table:style-name="ce1" office:value-type="float" office:value="21566753" calcext:value-type="float">
            <text:p>21566753</text:p>
          </table:table-cell>
          <table:table-cell table:style-name="ce1" office:value-type="float" office:value="7022436" calcext:value-type="float">
            <text:p>7022436</text:p>
          </table:table-cell>
          <table:table-cell table:style-name="ce1" office:value-type="float" office:value="4120744" calcext:value-type="float">
            <text:p>4120744</text:p>
          </table:table-cell>
          <table:table-cell table:style-name="ce1" office:value-type="float" office:value="1934918" calcext:value-type="float">
            <text:p>1934918</text:p>
          </table:table-cell>
          <table:table-cell table:style-name="ce1" office:value-type="float" office:value="0.325613967016732" calcext:value-type="float">
            <text:p>0.325613967016732</text:p>
          </table:table-cell>
          <table:table-cell table:style-name="ce1" office:value-type="float" office:value="17.9722941666667" calcext:value-type="float">
            <text:p>17.9722941666667</text:p>
          </table:table-cell>
          <table:table-cell table:style-name="ce1" office:value-type="float" office:value="5.85203" calcext:value-type="float">
            <text:p>5.85203</text:p>
          </table:table-cell>
          <table:table-cell table:style-name="ce1" office:value-type="float" office:value="0.33638008280616" calcext:value-type="float">
            <text:p>0.33638008280616</text:p>
          </table:table-cell>
          <table:table-cell table:style-name="ce1" office:value-type="float" office:value="0.565663220606273" calcext:value-type="float">
            <text:p>0.565663220606273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JX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iku.ppm</text:p>
          </table:table-cell>
          <table:table-cell table:style-name="ce1" office:value-type="float" office:value="21566753" calcext:value-type="float">
            <text:p>21566753</text:p>
          </table:table-cell>
          <table:table-cell table:style-name="ce1" office:value-type="float" office:value="6449164" calcext:value-type="float">
            <text:p>6449164</text:p>
          </table:table-cell>
          <table:table-cell table:style-name="ce1" office:value-type="float" office:value="83715518" calcext:value-type="float">
            <text:p>83715518</text:p>
          </table:table-cell>
          <table:table-cell table:style-name="ce1" office:value-type="float" office:value="2349012" calcext:value-type="float">
            <text:p>2349012</text:p>
          </table:table-cell>
          <table:table-cell table:style-name="ce1" office:value-type="float" office:value="0.299032682388489" calcext:value-type="float">
            <text:p>0.299032682388489</text:p>
          </table:table-cell>
          <table:table-cell table:style-name="ce1" office:value-type="float" office:value="17.9722941666667" calcext:value-type="float">
            <text:p>17.9722941666667</text:p>
          </table:table-cell>
          <table:table-cell table:style-name="ce1" office:value-type="float" office:value="5.37430333333333" calcext:value-type="float">
            <text:p>5.37430333333333</text:p>
          </table:table-cell>
          <table:table-cell table:style-name="ce1" office:value-type="float" office:value="0.312102866852511" calcext:value-type="float">
            <text:p>0.312102866852511</text:p>
          </table:table-cell>
          <table:table-cell table:style-name="ce1" office:value-type="float" office:value="4.97013468091372" calcext:value-type="float">
            <text:p>4.97013468091372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JX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iku.ppm</text:p>
          </table:table-cell>
          <table:table-cell table:style-name="ce1" office:value-type="float" office:value="21566753" calcext:value-type="float">
            <text:p>21566753</text:p>
          </table:table-cell>
          <table:table-cell table:style-name="ce1" office:value-type="float" office:value="6331629" calcext:value-type="float">
            <text:p>6331629</text:p>
          </table:table-cell>
          <table:table-cell table:style-name="ce1" office:value-type="float" office:value="98427408" calcext:value-type="float">
            <text:p>98427408</text:p>
          </table:table-cell>
          <table:table-cell table:style-name="ce1" office:value-type="float" office:value="2323334" calcext:value-type="float">
            <text:p>2323334</text:p>
          </table:table-cell>
          <table:table-cell table:style-name="ce1" office:value-type="float" office:value="0.293582858764136" calcext:value-type="float">
            <text:p>0.293582858764136</text:p>
          </table:table-cell>
          <table:table-cell table:style-name="ce1" office:value-type="float" office:value="17.9722941666667" calcext:value-type="float">
            <text:p>17.9722941666667</text:p>
          </table:table-cell>
          <table:table-cell table:style-name="ce1" office:value-type="float" office:value="5.2763575" calcext:value-type="float">
            <text:p>5.2763575</text:p>
          </table:table-cell>
          <table:table-cell table:style-name="ce1" office:value-type="float" office:value="0.306510167756825" calcext:value-type="float">
            <text:p>0.306510167756825</text:p>
          </table:table-cell>
          <table:table-cell table:style-name="ce1" office:value-type="float" office:value="5.78312918407328" calcext:value-type="float">
            <text:p>5.78312918407328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JXL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iku.ppm</text:p>
          </table:table-cell>
          <table:table-cell table:style-name="ce1" office:value-type="float" office:value="21566753" calcext:value-type="float">
            <text:p>21566753</text:p>
          </table:table-cell>
          <table:table-cell table:style-name="ce1" office:value-type="float" office:value="6128059" calcext:value-type="float">
            <text:p>6128059</text:p>
          </table:table-cell>
          <table:table-cell table:style-name="ce1" office:value-type="float" office:value="102006290" calcext:value-type="float">
            <text:p>102006290</text:p>
          </table:table-cell>
          <table:table-cell table:style-name="ce1" office:value-type="float" office:value="2509463" calcext:value-type="float">
            <text:p>2509463</text:p>
          </table:table-cell>
          <table:table-cell table:style-name="ce1" office:value-type="float" office:value="0.284143792994708" calcext:value-type="float">
            <text:p>0.284143792994708</text:p>
          </table:table-cell>
          <table:table-cell table:style-name="ce1" office:value-type="float" office:value="17.9722941666667" calcext:value-type="float">
            <text:p>17.9722941666667</text:p>
          </table:table-cell>
          <table:table-cell table:style-name="ce1" office:value-type="float" office:value="5.10671583333333" calcext:value-type="float">
            <text:p>5.10671583333333</text:p>
          </table:table-cell>
          <table:table-cell table:style-name="ce1" office:value-type="float" office:value="0.298106746064185" calcext:value-type="float">
            <text:p>0.298106746064185</text:p>
          </table:table-cell>
          <table:table-cell table:style-name="ce1" office:value-type="float" office:value="5.97385904869407" calcext:value-type="float">
            <text:p>5.97385904869407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JXL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iku.ppm</text:p>
          </table:table-cell>
          <table:table-cell table:style-name="ce1" office:value-type="float" office:value="21566753" calcext:value-type="float">
            <text:p>21566753</text:p>
          </table:table-cell>
          <table:table-cell table:style-name="ce1" office:value-type="float" office:value="5902406" calcext:value-type="float">
            <text:p>5902406</text:p>
          </table:table-cell>
          <table:table-cell table:style-name="ce1" office:value-type="float" office:value="238724627" calcext:value-type="float">
            <text:p>238724627</text:p>
          </table:table-cell>
          <table:table-cell table:style-name="ce1" office:value-type="float" office:value="2867371" calcext:value-type="float">
            <text:p>2867371</text:p>
          </table:table-cell>
          <table:table-cell table:style-name="ce1" office:value-type="float" office:value="0.273680790056806" calcext:value-type="float">
            <text:p>0.273680790056806</text:p>
          </table:table-cell>
          <table:table-cell table:style-name="ce1" office:value-type="float" office:value="17.9722941666667" calcext:value-type="float">
            <text:p>17.9722941666667</text:p>
          </table:table-cell>
          <table:table-cell table:style-name="ce1" office:value-type="float" office:value="4.91867166666667" calcext:value-type="float">
            <text:p>4.91867166666667</text:p>
          </table:table-cell>
          <table:table-cell table:style-name="ce1" office:value-type="float" office:value="0.289635186158992" calcext:value-type="float">
            <text:p>0.289635186158992</text:p>
          </table:table-cell>
          <table:table-cell table:style-name="ce1" office:value-type="float" office:value="13.5725597135554" calcext:value-type="float">
            <text:p>13.5725597135554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JXL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iku.ppm</text:p>
          </table:table-cell>
          <table:table-cell table:style-name="ce1" office:value-type="float" office:value="21566753" calcext:value-type="float">
            <text:p>21566753</text:p>
          </table:table-cell>
          <table:table-cell table:style-name="ce1" office:value-type="float" office:value="5892450" calcext:value-type="float">
            <text:p>5892450</text:p>
          </table:table-cell>
          <table:table-cell table:style-name="ce1" office:value-type="float" office:value="543165501" calcext:value-type="float">
            <text:p>543165501</text:p>
          </table:table-cell>
          <table:table-cell table:style-name="ce1" office:value-type="float" office:value="2856595" calcext:value-type="float">
            <text:p>2856595</text:p>
          </table:table-cell>
          <table:table-cell table:style-name="ce1" office:value-type="float" office:value="0.273219153574022" calcext:value-type="float">
            <text:p>0.273219153574022</text:p>
          </table:table-cell>
          <table:table-cell table:style-name="ce1" office:value-type="float" office:value="17.9722941666667" calcext:value-type="float">
            <text:p>17.9722941666667</text:p>
          </table:table-cell>
          <table:table-cell table:style-name="ce1" office:value-type="float" office:value="4.910375" calcext:value-type="float">
            <text:p>4.910375</text:p>
          </table:table-cell>
          <table:table-cell table:style-name="ce1" office:value-type="float" office:value="0.289113590719938" calcext:value-type="float">
            <text:p>0.289113590719938</text:p>
          </table:table-cell>
          <table:table-cell table:style-name="ce1" office:value-type="float" office:value="30.5114934362164" calcext:value-type="float">
            <text:p>30.5114934362164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JXL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iku.ppm</text:p>
          </table:table-cell>
          <table:table-cell table:style-name="ce1" office:value-type="float" office:value="21566753" calcext:value-type="float">
            <text:p>21566753</text:p>
          </table:table-cell>
          <table:table-cell table:style-name="ce1" office:value-type="float" office:value="5867814" calcext:value-type="float">
            <text:p>5867814</text:p>
          </table:table-cell>
          <table:table-cell table:style-name="ce1" office:value-type="float" office:value="2781239392" calcext:value-type="float">
            <text:p>2781239392</text:p>
          </table:table-cell>
          <table:table-cell table:style-name="ce1" office:value-type="float" office:value="2633414" calcext:value-type="float">
            <text:p>2633414</text:p>
          </table:table-cell>
          <table:table-cell table:style-name="ce1" office:value-type="float" office:value="0.272076839754227" calcext:value-type="float">
            <text:p>0.272076839754227</text:p>
          </table:table-cell>
          <table:table-cell table:style-name="ce1" office:value-type="float" office:value="17.9722941666667" calcext:value-type="float">
            <text:p>17.9722941666667</text:p>
          </table:table-cell>
          <table:table-cell table:style-name="ce1" office:value-type="float" office:value="4.889845" calcext:value-type="float">
            <text:p>4.889845</text:p>
          </table:table-cell>
          <table:table-cell table:style-name="ce1" office:value-type="float" office:value="0.28672947105204" calcext:value-type="float">
            <text:p>0.28672947105204</text:p>
          </table:table-cell>
          <table:table-cell table:style-name="ce1" office:value-type="float" office:value="155.038224533846" calcext:value-type="float">
            <text:p>155.038224533846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JX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oad.ppm</text:p>
          </table:table-cell>
          <table:table-cell table:style-name="ce1" office:value-type="float" office:value="25200017" calcext:value-type="float">
            <text:p>25200017</text:p>
          </table:table-cell>
          <table:table-cell table:style-name="ce1" office:value-type="float" office:value="6909793" calcext:value-type="float">
            <text:p>6909793</text:p>
          </table:table-cell>
          <table:table-cell table:style-name="ce1" office:value-type="float" office:value="3646065" calcext:value-type="float">
            <text:p>3646065</text:p>
          </table:table-cell>
          <table:table-cell table:style-name="ce1" office:value-type="float" office:value="1132173" calcext:value-type="float">
            <text:p>1132173</text:p>
          </table:table-cell>
          <table:table-cell table:style-name="ce1" office:value-type="float" office:value="0.274197949945827" calcext:value-type="float">
            <text:p>0.274197949945827</text:p>
          </table:table-cell>
          <table:table-cell table:style-name="ce1" office:value-type="float" office:value="21.0000141666667" calcext:value-type="float">
            <text:p>21.0000141666667</text:p>
          </table:table-cell>
          <table:table-cell table:style-name="ce1" office:value-type="float" office:value="5.75816083333333" calcext:value-type="float">
            <text:p>5.75816083333333</text:p>
          </table:table-cell>
          <table:table-cell table:style-name="ce1" office:value-type="float" office:value="0.279589246308842" calcext:value-type="float">
            <text:p>0.279589246308842</text:p>
          </table:table-cell>
          <table:table-cell table:style-name="ce1" office:value-type="float" office:value="0.453211272040015" calcext:value-type="float">
            <text:p>0.453211272040015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JX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oad.ppm</text:p>
          </table:table-cell>
          <table:table-cell table:style-name="ce1" office:value-type="float" office:value="25200017" calcext:value-type="float">
            <text:p>25200017</text:p>
          </table:table-cell>
          <table:table-cell table:style-name="ce1" office:value-type="float" office:value="6818872" calcext:value-type="float">
            <text:p>6818872</text:p>
          </table:table-cell>
          <table:table-cell table:style-name="ce1" office:value-type="float" office:value="3868107" calcext:value-type="float">
            <text:p>3868107</text:p>
          </table:table-cell>
          <table:table-cell table:style-name="ce1" office:value-type="float" office:value="1261264" calcext:value-type="float">
            <text:p>1261264</text:p>
          </table:table-cell>
          <table:table-cell table:style-name="ce1" office:value-type="float" office:value="0.270589976189302" calcext:value-type="float">
            <text:p>0.270589976189302</text:p>
          </table:table-cell>
          <table:table-cell table:style-name="ce1" office:value-type="float" office:value="21.0000141666667" calcext:value-type="float">
            <text:p>21.0000141666667</text:p>
          </table:table-cell>
          <table:table-cell table:style-name="ce1" office:value-type="float" office:value="5.68239333333333" calcext:value-type="float">
            <text:p>5.68239333333333</text:p>
          </table:table-cell>
          <table:table-cell table:style-name="ce1" office:value-type="float" office:value="0.276595991185244" calcext:value-type="float">
            <text:p>0.276595991185244</text:p>
          </table:table-cell>
          <table:table-cell table:style-name="ce1" office:value-type="float" office:value="0.460791438354982" calcext:value-type="float">
            <text:p>0.460791438354982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JX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oad.ppm</text:p>
          </table:table-cell>
          <table:table-cell table:style-name="ce1" office:value-type="float" office:value="25200017" calcext:value-type="float">
            <text:p>25200017</text:p>
          </table:table-cell>
          <table:table-cell table:style-name="ce1" office:value-type="float" office:value="5947220" calcext:value-type="float">
            <text:p>5947220</text:p>
          </table:table-cell>
          <table:table-cell table:style-name="ce1" office:value-type="float" office:value="4633696" calcext:value-type="float">
            <text:p>4633696</text:p>
          </table:table-cell>
          <table:table-cell table:style-name="ce1" office:value-type="float" office:value="1987708" calcext:value-type="float">
            <text:p>1987708</text:p>
          </table:table-cell>
          <table:table-cell table:style-name="ce1" office:value-type="float" office:value="0.236000634444016" calcext:value-type="float">
            <text:p>0.236000634444016</text:p>
          </table:table-cell>
          <table:table-cell table:style-name="ce1" office:value-type="float" office:value="21.0000141666667" calcext:value-type="float">
            <text:p>21.0000141666667</text:p>
          </table:table-cell>
          <table:table-cell table:style-name="ce1" office:value-type="float" office:value="4.95601666666667" calcext:value-type="float">
            <text:p>4.95601666666667</text:p>
          </table:table-cell>
          <table:table-cell table:style-name="ce1" office:value-type="float" office:value="0.245465904249192" calcext:value-type="float">
            <text:p>0.245465904249192</text:p>
          </table:table-cell>
          <table:table-cell table:style-name="ce1" office:value-type="float" office:value="0.466117945872814" calcext:value-type="float">
            <text:p>0.466117945872814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JX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oad.ppm</text:p>
          </table:table-cell>
          <table:table-cell table:style-name="ce1" office:value-type="float" office:value="25200017" calcext:value-type="float">
            <text:p>25200017</text:p>
          </table:table-cell>
          <table:table-cell table:style-name="ce1" office:value-type="float" office:value="5502282" calcext:value-type="float">
            <text:p>5502282</text:p>
          </table:table-cell>
          <table:table-cell table:style-name="ce1" office:value-type="float" office:value="56470770" calcext:value-type="float">
            <text:p>56470770</text:p>
          </table:table-cell>
          <table:table-cell table:style-name="ce1" office:value-type="float" office:value="2817118" calcext:value-type="float">
            <text:p>2817118</text:p>
          </table:table-cell>
          <table:table-cell table:style-name="ce1" office:value-type="float" office:value="0.218344376513714" calcext:value-type="float">
            <text:p>0.218344376513714</text:p>
          </table:table-cell>
          <table:table-cell table:style-name="ce1" office:value-type="float" office:value="21.0000141666667" calcext:value-type="float">
            <text:p>21.0000141666667</text:p>
          </table:table-cell>
          <table:table-cell table:style-name="ce1" office:value-type="float" office:value="4.585235" calcext:value-type="float">
            <text:p>4.585235</text:p>
          </table:table-cell>
          <table:table-cell table:style-name="ce1" office:value-type="float" office:value="0.231759215083069" calcext:value-type="float">
            <text:p>0.231759215083069</text:p>
          </table:table-cell>
          <table:table-cell table:style-name="ce1" office:value-type="float" office:value="2.92084168673378" calcext:value-type="float">
            <text:p>2.92084168673378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JX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oad.ppm</text:p>
          </table:table-cell>
          <table:table-cell table:style-name="ce1" office:value-type="float" office:value="25200017" calcext:value-type="float">
            <text:p>25200017</text:p>
          </table:table-cell>
          <table:table-cell table:style-name="ce1" office:value-type="float" office:value="5630749" calcext:value-type="float">
            <text:p>5630749</text:p>
          </table:table-cell>
          <table:table-cell table:style-name="ce1" office:value-type="float" office:value="75885706" calcext:value-type="float">
            <text:p>75885706</text:p>
          </table:table-cell>
          <table:table-cell table:style-name="ce1" office:value-type="float" office:value="2628818" calcext:value-type="float">
            <text:p>2628818</text:p>
          </table:table-cell>
          <table:table-cell table:style-name="ce1" office:value-type="float" office:value="0.223442269900056" calcext:value-type="float">
            <text:p>0.223442269900056</text:p>
          </table:table-cell>
          <table:table-cell table:style-name="ce1" office:value-type="float" office:value="21.0000141666667" calcext:value-type="float">
            <text:p>21.0000141666667</text:p>
          </table:table-cell>
          <table:table-cell table:style-name="ce1" office:value-type="float" office:value="4.69229083333333" calcext:value-type="float">
            <text:p>4.69229083333333</text:p>
          </table:table-cell>
          <table:table-cell table:style-name="ce1" office:value-type="float" office:value="0.235960442407638" calcext:value-type="float">
            <text:p>0.235960442407638</text:p>
          </table:table-cell>
          <table:table-cell table:style-name="ce1" office:value-type="float" office:value="3.84956305227889" calcext:value-type="float">
            <text:p>3.84956305227889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JXL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oad.ppm</text:p>
          </table:table-cell>
          <table:table-cell table:style-name="ce1" office:value-type="float" office:value="25200017" calcext:value-type="float">
            <text:p>25200017</text:p>
          </table:table-cell>
          <table:table-cell table:style-name="ce1" office:value-type="float" office:value="5608427" calcext:value-type="float">
            <text:p>5608427</text:p>
          </table:table-cell>
          <table:table-cell table:style-name="ce1" office:value-type="float" office:value="78940348" calcext:value-type="float">
            <text:p>78940348</text:p>
          </table:table-cell>
          <table:table-cell table:style-name="ce1" office:value-type="float" office:value="2633584" calcext:value-type="float">
            <text:p>2633584</text:p>
          </table:table-cell>
          <table:table-cell table:style-name="ce1" office:value-type="float" office:value="0.222556476846821" calcext:value-type="float">
            <text:p>0.222556476846821</text:p>
          </table:table-cell>
          <table:table-cell table:style-name="ce1" office:value-type="float" office:value="21.0000141666667" calcext:value-type="float">
            <text:p>21.0000141666667</text:p>
          </table:table-cell>
          <table:table-cell table:style-name="ce1" office:value-type="float" office:value="4.67368916666667" calcext:value-type="float">
            <text:p>4.67368916666667</text:p>
          </table:table-cell>
          <table:table-cell table:style-name="ce1" office:value-type="float" office:value="0.235097344577188" calcext:value-type="float">
            <text:p>0.235097344577188</text:p>
          </table:table-cell>
          <table:table-cell table:style-name="ce1" office:value-type="float" office:value="3.99415899917845" calcext:value-type="float">
            <text:p>3.99415899917845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JXL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oad.ppm</text:p>
          </table:table-cell>
          <table:table-cell table:style-name="ce1" office:value-type="float" office:value="25200017" calcext:value-type="float">
            <text:p>25200017</text:p>
          </table:table-cell>
          <table:table-cell table:style-name="ce1" office:value-type="float" office:value="5237432" calcext:value-type="float">
            <text:p>5237432</text:p>
          </table:table-cell>
          <table:table-cell table:style-name="ce1" office:value-type="float" office:value="184098081" calcext:value-type="float">
            <text:p>184098081</text:p>
          </table:table-cell>
          <table:table-cell table:style-name="ce1" office:value-type="float" office:value="3085139" calcext:value-type="float">
            <text:p>3085139</text:p>
          </table:table-cell>
          <table:table-cell table:style-name="ce1" office:value-type="float" office:value="0.207834462968815" calcext:value-type="float">
            <text:p>0.207834462968815</text:p>
          </table:table-cell>
          <table:table-cell table:style-name="ce1" office:value-type="float" office:value="21.0000141666667" calcext:value-type="float">
            <text:p>21.0000141666667</text:p>
          </table:table-cell>
          <table:table-cell table:style-name="ce1" office:value-type="float" office:value="4.36452666666667" calcext:value-type="float">
            <text:p>4.36452666666667</text:p>
          </table:table-cell>
          <table:table-cell table:style-name="ce1" office:value-type="float" office:value="0.222525591153371" calcext:value-type="float">
            <text:p>0.222525591153371</text:p>
          </table:table-cell>
          <table:table-cell table:style-name="ce1" office:value-type="float" office:value="8.98909496291213" calcext:value-type="float">
            <text:p>8.98909496291213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JXL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oad.ppm</text:p>
          </table:table-cell>
          <table:table-cell table:style-name="ce1" office:value-type="float" office:value="25200017" calcext:value-type="float">
            <text:p>25200017</text:p>
          </table:table-cell>
          <table:table-cell table:style-name="ce1" office:value-type="float" office:value="5083983" calcext:value-type="float">
            <text:p>5083983</text:p>
          </table:table-cell>
          <table:table-cell table:style-name="ce1" office:value-type="float" office:value="577981966" calcext:value-type="float">
            <text:p>577981966</text:p>
          </table:table-cell>
          <table:table-cell table:style-name="ce1" office:value-type="float" office:value="2870518" calcext:value-type="float">
            <text:p>2870518</text:p>
          </table:table-cell>
          <table:table-cell table:style-name="ce1" office:value-type="float" office:value="0.201745221044891" calcext:value-type="float">
            <text:p>0.201745221044891</text:p>
          </table:table-cell>
          <table:table-cell table:style-name="ce1" office:value-type="float" office:value="21.0000141666667" calcext:value-type="float">
            <text:p>21.0000141666667</text:p>
          </table:table-cell>
          <table:table-cell table:style-name="ce1" office:value-type="float" office:value="4.2366525" calcext:value-type="float">
            <text:p>4.2366525</text:p>
          </table:table-cell>
          <table:table-cell table:style-name="ce1" office:value-type="float" office:value="0.215414345156989" calcext:value-type="float">
            <text:p>0.215414345156989</text:p>
          </table:table-cell>
          <table:table-cell table:style-name="ce1" office:value-type="float" office:value="27.7383465400043" calcext:value-type="float">
            <text:p>27.7383465400043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JXL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oad.ppm</text:p>
          </table:table-cell>
          <table:table-cell table:style-name="ce1" office:value-type="float" office:value="25200017" calcext:value-type="float">
            <text:p>25200017</text:p>
          </table:table-cell>
          <table:table-cell table:style-name="ce1" office:value-type="float" office:value="4998511" calcext:value-type="float">
            <text:p>4998511</text:p>
          </table:table-cell>
          <table:table-cell table:style-name="ce1" office:value-type="float" office:value="2821936526" calcext:value-type="float">
            <text:p>2821936526</text:p>
          </table:table-cell>
          <table:table-cell table:style-name="ce1" office:value-type="float" office:value="3008419" calcext:value-type="float">
            <text:p>3008419</text:p>
          </table:table-cell>
          <table:table-cell table:style-name="ce1" office:value-type="float" office:value="0.198353477301226" calcext:value-type="float">
            <text:p>0.198353477301226</text:p>
          </table:table-cell>
          <table:table-cell table:style-name="ce1" office:value-type="float" office:value="21.0000141666667" calcext:value-type="float">
            <text:p>21.0000141666667</text:p>
          </table:table-cell>
          <table:table-cell table:style-name="ce1" office:value-type="float" office:value="4.16542583333333" calcext:value-type="float">
            <text:p>4.16542583333333</text:p>
          </table:table-cell>
          <table:table-cell table:style-name="ce1" office:value-type="float" office:value="0.212679272398903" calcext:value-type="float">
            <text:p>0.212679272398903</text:p>
          </table:table-cell>
          <table:table-cell table:style-name="ce1" office:value-type="float" office:value="134.590518430206" calcext:value-type="float">
            <text:p>134.590518430206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JX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olf.ppm</text:p>
          </table:table-cell>
          <table:table-cell table:style-name="ce1" office:value-type="float" office:value="23895005" calcext:value-type="float">
            <text:p>23895005</text:p>
          </table:table-cell>
          <table:table-cell table:style-name="ce1" office:value-type="float" office:value="15326367" calcext:value-type="float">
            <text:p>15326367</text:p>
          </table:table-cell>
          <table:table-cell table:style-name="ce1" office:value-type="float" office:value="5015399" calcext:value-type="float">
            <text:p>5015399</text:p>
          </table:table-cell>
          <table:table-cell table:style-name="ce1" office:value-type="float" office:value="1333392" calcext:value-type="float">
            <text:p>1333392</text:p>
          </table:table-cell>
          <table:table-cell table:style-name="ce1" office:value-type="float" office:value="0.641404636659419" calcext:value-type="float">
            <text:p>0.641404636659419</text:p>
          </table:table-cell>
          <table:table-cell table:style-name="ce1" office:value-type="float" office:value="19.9125041666667" calcext:value-type="float">
            <text:p>19.9125041666667</text:p>
          </table:table-cell>
          <table:table-cell table:style-name="ce1" office:value-type="float" office:value="12.7719725" calcext:value-type="float">
            <text:p>12.7719725</text:p>
          </table:table-cell>
          <table:table-cell table:style-name="ce1" office:value-type="float" office:value="0.648100891378763" calcext:value-type="float">
            <text:p>0.648100891378763</text:p>
          </table:table-cell>
          <table:table-cell table:style-name="ce1" office:value-type="float" office:value="0.899972728191519" calcext:value-type="float">
            <text:p>0.899972728191519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JX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olf.ppm</text:p>
          </table:table-cell>
          <table:table-cell table:style-name="ce1" office:value-type="float" office:value="23895005" calcext:value-type="float">
            <text:p>23895005</text:p>
          </table:table-cell>
          <table:table-cell table:style-name="ce1" office:value-type="float" office:value="14711586" calcext:value-type="float">
            <text:p>14711586</text:p>
          </table:table-cell>
          <table:table-cell table:style-name="ce1" office:value-type="float" office:value="5024061" calcext:value-type="float">
            <text:p>5024061</text:p>
          </table:table-cell>
          <table:table-cell table:style-name="ce1" office:value-type="float" office:value="1430355" calcext:value-type="float">
            <text:p>1430355</text:p>
          </table:table-cell>
          <table:table-cell table:style-name="ce1" office:value-type="float" office:value="0.615676205131575" calcext:value-type="float">
            <text:p>0.615676205131575</text:p>
          </table:table-cell>
          <table:table-cell table:style-name="ce1" office:value-type="float" office:value="19.9125041666667" calcext:value-type="float">
            <text:p>19.9125041666667</text:p>
          </table:table-cell>
          <table:table-cell table:style-name="ce1" office:value-type="float" office:value="12.259655" calcext:value-type="float">
            <text:p>12.259655</text:p>
          </table:table-cell>
          <table:table-cell table:style-name="ce1" office:value-type="float" office:value="0.62285940513509" calcext:value-type="float">
            <text:p>0.62285940513509</text:p>
          </table:table-cell>
          <table:table-cell table:style-name="ce1" office:value-type="float" office:value="0.875166244995554" calcext:value-type="float">
            <text:p>0.875166244995554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JX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olf.ppm</text:p>
          </table:table-cell>
          <table:table-cell table:style-name="ce1" office:value-type="float" office:value="23895005" calcext:value-type="float">
            <text:p>23895005</text:p>
          </table:table-cell>
          <table:table-cell table:style-name="ce1" office:value-type="float" office:value="13977470" calcext:value-type="float">
            <text:p>13977470</text:p>
          </table:table-cell>
          <table:table-cell table:style-name="ce1" office:value-type="float" office:value="5733053" calcext:value-type="float">
            <text:p>5733053</text:p>
          </table:table-cell>
          <table:table-cell table:style-name="ce1" office:value-type="float" office:value="2289917" calcext:value-type="float">
            <text:p>2289917</text:p>
          </table:table-cell>
          <table:table-cell table:style-name="ce1" office:value-type="float" office:value="0.584953633615059" calcext:value-type="float">
            <text:p>0.584953633615059</text:p>
          </table:table-cell>
          <table:table-cell table:style-name="ce1" office:value-type="float" office:value="19.9125041666667" calcext:value-type="float">
            <text:p>19.9125041666667</text:p>
          </table:table-cell>
          <table:table-cell table:style-name="ce1" office:value-type="float" office:value="11.6478916666667" calcext:value-type="float">
            <text:p>11.6478916666667</text:p>
          </table:table-cell>
          <table:table-cell table:style-name="ce1" office:value-type="float" office:value="0.596453528258312" calcext:value-type="float">
            <text:p>0.596453528258312</text:p>
          </table:table-cell>
          <table:table-cell table:style-name="ce1" office:value-type="float" office:value="0.884365734177498" calcext:value-type="float">
            <text:p>0.884365734177498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JX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olf.ppm</text:p>
          </table:table-cell>
          <table:table-cell table:style-name="ce1" office:value-type="float" office:value="23895005" calcext:value-type="float">
            <text:p>23895005</text:p>
          </table:table-cell>
          <table:table-cell table:style-name="ce1" office:value-type="float" office:value="13815952" calcext:value-type="float">
            <text:p>13815952</text:p>
          </table:table-cell>
          <table:table-cell table:style-name="ce1" office:value-type="float" office:value="204791943" calcext:value-type="float">
            <text:p>204791943</text:p>
          </table:table-cell>
          <table:table-cell table:style-name="ce1" office:value-type="float" office:value="2719610" calcext:value-type="float">
            <text:p>2719610</text:p>
          </table:table-cell>
          <table:table-cell table:style-name="ce1" office:value-type="float" office:value="0.578194145596538" calcext:value-type="float">
            <text:p>0.578194145596538</text:p>
          </table:table-cell>
          <table:table-cell table:style-name="ce1" office:value-type="float" office:value="19.9125041666667" calcext:value-type="float">
            <text:p>19.9125041666667</text:p>
          </table:table-cell>
          <table:table-cell table:style-name="ce1" office:value-type="float" office:value="11.5132933333333" calcext:value-type="float">
            <text:p>11.5132933333333</text:p>
          </table:table-cell>
          <table:table-cell table:style-name="ce1" office:value-type="float" office:value="0.591851945626293" calcext:value-type="float">
            <text:p>0.591851945626293</text:p>
          </table:table-cell>
          <table:table-cell table:style-name="ce1" office:value-type="float" office:value="10.8764420346428" calcext:value-type="float">
            <text:p>10.8764420346428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JX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olf.ppm</text:p>
          </table:table-cell>
          <table:table-cell table:style-name="ce1" office:value-type="float" office:value="23895005" calcext:value-type="float">
            <text:p>23895005</text:p>
          </table:table-cell>
          <table:table-cell table:style-name="ce1" office:value-type="float" office:value="13069098" calcext:value-type="float">
            <text:p>13069098</text:p>
          </table:table-cell>
          <table:table-cell table:style-name="ce1" office:value-type="float" office:value="219574936" calcext:value-type="float">
            <text:p>219574936</text:p>
          </table:table-cell>
          <table:table-cell table:style-name="ce1" office:value-type="float" office:value="2834188" calcext:value-type="float">
            <text:p>2834188</text:p>
          </table:table-cell>
          <table:table-cell table:style-name="ce1" office:value-type="float" office:value="0.546938491956792" calcext:value-type="float">
            <text:p>0.546938491956792</text:p>
          </table:table-cell>
          <table:table-cell table:style-name="ce1" office:value-type="float" office:value="19.9125041666667" calcext:value-type="float">
            <text:p>19.9125041666667</text:p>
          </table:table-cell>
          <table:table-cell table:style-name="ce1" office:value-type="float" office:value="10.890915" calcext:value-type="float">
            <text:p>10.890915</text:p>
          </table:table-cell>
          <table:table-cell table:style-name="ce1" office:value-type="float" office:value="0.561171699273551" calcext:value-type="float">
            <text:p>0.561171699273551</text:p>
          </table:table-cell>
          <table:table-cell table:style-name="ce1" office:value-type="float" office:value="11.5881592726179" calcext:value-type="float">
            <text:p>11.5881592726179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JXL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olf.ppm</text:p>
          </table:table-cell>
          <table:table-cell table:style-name="ce1" office:value-type="float" office:value="23895005" calcext:value-type="float">
            <text:p>23895005</text:p>
          </table:table-cell>
          <table:table-cell table:style-name="ce1" office:value-type="float" office:value="12993814" calcext:value-type="float">
            <text:p>12993814</text:p>
          </table:table-cell>
          <table:table-cell table:style-name="ce1" office:value-type="float" office:value="234661450" calcext:value-type="float">
            <text:p>234661450</text:p>
          </table:table-cell>
          <table:table-cell table:style-name="ce1" office:value-type="float" office:value="3091509" calcext:value-type="float">
            <text:p>3091509</text:p>
          </table:table-cell>
          <table:table-cell table:style-name="ce1" office:value-type="float" office:value="0.543787875332104" calcext:value-type="float">
            <text:p>0.543787875332104</text:p>
          </table:table-cell>
          <table:table-cell table:style-name="ce1" office:value-type="float" office:value="19.9125041666667" calcext:value-type="float">
            <text:p>19.9125041666667</text:p>
          </table:table-cell>
          <table:table-cell table:style-name="ce1" office:value-type="float" office:value="10.8281783333333" calcext:value-type="float">
            <text:p>10.8281783333333</text:p>
          </table:table-cell>
          <table:table-cell table:style-name="ce1" office:value-type="float" office:value="0.559313341009973" calcext:value-type="float">
            <text:p>0.559313341009973</text:p>
          </table:table-cell>
          <table:table-cell table:style-name="ce1" office:value-type="float" office:value="12.3439411324668" calcext:value-type="float">
            <text:p>12.3439411324668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JXL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olf.ppm</text:p>
          </table:table-cell>
          <table:table-cell table:style-name="ce1" office:value-type="float" office:value="23895005" calcext:value-type="float">
            <text:p>23895005</text:p>
          </table:table-cell>
          <table:table-cell table:style-name="ce1" office:value-type="float" office:value="12702868" calcext:value-type="float">
            <text:p>12702868</text:p>
          </table:table-cell>
          <table:table-cell table:style-name="ce1" office:value-type="float" office:value="369059385" calcext:value-type="float">
            <text:p>369059385</text:p>
          </table:table-cell>
          <table:table-cell table:style-name="ce1" office:value-type="float" office:value="3282571" calcext:value-type="float">
            <text:p>3282571</text:p>
          </table:table-cell>
          <table:table-cell table:style-name="ce1" office:value-type="float" office:value="0.531611857792036" calcext:value-type="float">
            <text:p>0.531611857792036</text:p>
          </table:table-cell>
          <table:table-cell table:style-name="ce1" office:value-type="float" office:value="19.9125041666667" calcext:value-type="float">
            <text:p>19.9125041666667</text:p>
          </table:table-cell>
          <table:table-cell table:style-name="ce1" office:value-type="float" office:value="10.5857233333333" calcext:value-type="float">
            <text:p>10.5857233333333</text:p>
          </table:table-cell>
          <table:table-cell table:style-name="ce1" office:value-type="float" office:value="0.548096831115959" calcext:value-type="float">
            <text:p>0.548096831115959</text:p>
          </table:table-cell>
          <table:table-cell table:style-name="ce1" office:value-type="float" office:value="19.0821486967674" calcext:value-type="float">
            <text:p>19.0821486967674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JXL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olf.ppm</text:p>
          </table:table-cell>
          <table:table-cell table:style-name="ce1" office:value-type="float" office:value="23895005" calcext:value-type="float">
            <text:p>23895005</text:p>
          </table:table-cell>
          <table:table-cell table:style-name="ce1" office:value-type="float" office:value="12648839" calcext:value-type="float">
            <text:p>12648839</text:p>
          </table:table-cell>
          <table:table-cell table:style-name="ce1" office:value-type="float" office:value="579709757" calcext:value-type="float">
            <text:p>579709757</text:p>
          </table:table-cell>
          <table:table-cell table:style-name="ce1" office:value-type="float" office:value="2920641" calcext:value-type="float">
            <text:p>2920641</text:p>
          </table:table-cell>
          <table:table-cell table:style-name="ce1" office:value-type="float" office:value="0.529350757616498" calcext:value-type="float">
            <text:p>0.529350757616498</text:p>
          </table:table-cell>
          <table:table-cell table:style-name="ce1" office:value-type="float" office:value="19.9125041666667" calcext:value-type="float">
            <text:p>19.9125041666667</text:p>
          </table:table-cell>
          <table:table-cell table:style-name="ce1" office:value-type="float" office:value="10.5406991666667" calcext:value-type="float">
            <text:p>10.5406991666667</text:p>
          </table:table-cell>
          <table:table-cell table:style-name="ce1" office:value-type="float" office:value="0.544018129311963" calcext:value-type="float">
            <text:p>0.544018129311963</text:p>
          </table:table-cell>
          <table:table-cell table:style-name="ce1" office:value-type="float" office:value="29.6568686350976" calcext:value-type="float">
            <text:p>29.6568686350976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JXL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olf.ppm</text:p>
          </table:table-cell>
          <table:table-cell table:style-name="ce1" office:value-type="float" office:value="23895005" calcext:value-type="float">
            <text:p>23895005</text:p>
          </table:table-cell>
          <table:table-cell table:style-name="ce1" office:value-type="float" office:value="12308478" calcext:value-type="float">
            <text:p>12308478</text:p>
          </table:table-cell>
          <table:table-cell table:style-name="ce1" office:value-type="float" office:value="3846274587" calcext:value-type="float">
            <text:p>3846274587</text:p>
          </table:table-cell>
          <table:table-cell table:style-name="ce1" office:value-type="float" office:value="3546429" calcext:value-type="float">
            <text:p>3546429</text:p>
          </table:table-cell>
          <table:table-cell table:style-name="ce1" office:value-type="float" office:value="0.515106734650191" calcext:value-type="float">
            <text:p>0.515106734650191</text:p>
          </table:table-cell>
          <table:table-cell table:style-name="ce1" office:value-type="float" office:value="19.9125041666667" calcext:value-type="float">
            <text:p>19.9125041666667</text:p>
          </table:table-cell>
          <table:table-cell table:style-name="ce1" office:value-type="float" office:value="10.257065" calcext:value-type="float">
            <text:p>10.257065</text:p>
          </table:table-cell>
          <table:table-cell table:style-name="ce1" office:value-type="float" office:value="0.53291679495359" calcext:value-type="float">
            <text:p>0.53291679495359</text:p>
          </table:table-cell>
          <table:table-cell table:style-name="ce1" office:value-type="float" office:value="193.691675472761" calcext:value-type="float">
            <text:p>193.69167547276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PNG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esu.ppm</text:p>
          </table:table-cell>
          <table:table-cell table:style-name="ce1" office:value-type="float" office:value="5760017" calcext:value-type="float">
            <text:p>5760017</text:p>
          </table:table-cell>
          <table:table-cell table:style-name="ce1" office:value-type="float" office:value="5764435" calcext:value-type="float">
            <text:p>5764435</text:p>
          </table:table-cell>
          <table:table-cell table:style-name="ce1" office:value-type="float" office:value="2948792" calcext:value-type="float">
            <text:p>2948792</text:p>
          </table:table-cell>
          <table:table-cell table:style-name="ce1" office:value-type="float" office:value="1827760" calcext:value-type="float">
            <text:p>1827760</text:p>
          </table:table-cell>
          <table:table-cell table:style-name="ce1" office:value-type="float" office:value="1.00076701162514" calcext:value-type="float">
            <text:p>1.00076701162514</text:p>
          </table:table-cell>
          <table:table-cell table:style-name="ce1" office:value-type="float" office:value="4.80001416666667" calcext:value-type="float">
            <text:p>4.80001416666667</text:p>
          </table:table-cell>
          <table:table-cell table:style-name="ce1" office:value-type="float" office:value="4.80369583333333" calcext:value-type="float">
            <text:p>4.80369583333333</text:p>
          </table:table-cell>
          <table:table-cell table:style-name="ce1" office:value-type="float" office:value="1.03884523257483" calcext:value-type="float">
            <text:p>1.03884523257483</text:p>
          </table:table-cell>
          <table:table-cell table:style-name="ce1" office:value-type="float" office:value="1.6531750861152" calcext:value-type="float">
            <text:p>1.6531750861152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PNG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esu.ppm</text:p>
          </table:table-cell>
          <table:table-cell table:style-name="ce1" office:value-type="float" office:value="5760017" calcext:value-type="float">
            <text:p>5760017</text:p>
          </table:table-cell>
          <table:table-cell table:style-name="ce1" office:value-type="float" office:value="1648153" calcext:value-type="float">
            <text:p>1648153</text:p>
          </table:table-cell>
          <table:table-cell table:style-name="ce1" office:value-type="float" office:value="2811008" calcext:value-type="float">
            <text:p>2811008</text:p>
          </table:table-cell>
          <table:table-cell table:style-name="ce1" office:value-type="float" office:value="891010" calcext:value-type="float">
            <text:p>891010</text:p>
          </table:table-cell>
          <table:table-cell table:style-name="ce1" office:value-type="float" office:value="0.286136829110053" calcext:value-type="float">
            <text:p>0.286136829110053</text:p>
          </table:table-cell>
          <table:table-cell table:style-name="ce1" office:value-type="float" office:value="4.80001416666667" calcext:value-type="float">
            <text:p>4.80001416666667</text:p>
          </table:table-cell>
          <table:table-cell table:style-name="ce1" office:value-type="float" office:value="1.37346083333333" calcext:value-type="float">
            <text:p>1.37346083333333</text:p>
          </table:table-cell>
          <table:table-cell table:style-name="ce1" office:value-type="float" office:value="0.304699482657777" calcext:value-type="float">
            <text:p>0.304699482657777</text:p>
          </table:table-cell>
          <table:table-cell table:style-name="ce1" office:value-type="float" office:value="0.890324420917508" calcext:value-type="float">
            <text:p>0.890324420917508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PNG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esu.ppm</text:p>
          </table:table-cell>
          <table:table-cell table:style-name="ce1" office:value-type="float" office:value="5760017" calcext:value-type="float">
            <text:p>5760017</text:p>
          </table:table-cell>
          <table:table-cell table:style-name="ce1" office:value-type="float" office:value="1618534" calcext:value-type="float">
            <text:p>1618534</text:p>
          </table:table-cell>
          <table:table-cell table:style-name="ce1" office:value-type="float" office:value="1912992" calcext:value-type="float">
            <text:p>1912992</text:p>
          </table:table-cell>
          <table:table-cell table:style-name="ce1" office:value-type="float" office:value="888827" calcext:value-type="float">
            <text:p>888827</text:p>
          </table:table-cell>
          <table:table-cell table:style-name="ce1" office:value-type="float" office:value="0.280994656786603" calcext:value-type="float">
            <text:p>0.280994656786603</text:p>
          </table:table-cell>
          <table:table-cell table:style-name="ce1" office:value-type="float" office:value="4.80001416666667" calcext:value-type="float">
            <text:p>4.80001416666667</text:p>
          </table:table-cell>
          <table:table-cell table:style-name="ce1" office:value-type="float" office:value="1.34877833333333" calcext:value-type="float">
            <text:p>1.34877833333333</text:p>
          </table:table-cell>
          <table:table-cell table:style-name="ce1" office:value-type="float" office:value="0.299511831301887" calcext:value-type="float">
            <text:p>0.299511831301887</text:p>
          </table:table-cell>
          <table:table-cell table:style-name="ce1" office:value-type="float" office:value="0.698050655058831" calcext:value-type="float">
            <text:p>0.69805065505883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PNG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esu.ppm</text:p>
          </table:table-cell>
          <table:table-cell table:style-name="ce1" office:value-type="float" office:value="5760017" calcext:value-type="float">
            <text:p>5760017</text:p>
          </table:table-cell>
          <table:table-cell table:style-name="ce1" office:value-type="float" office:value="1566255" calcext:value-type="float">
            <text:p>1566255</text:p>
          </table:table-cell>
          <table:table-cell table:style-name="ce1" office:value-type="float" office:value="2530087" calcext:value-type="float">
            <text:p>2530087</text:p>
          </table:table-cell>
          <table:table-cell table:style-name="ce1" office:value-type="float" office:value="907715" calcext:value-type="float">
            <text:p>907715</text:p>
          </table:table-cell>
          <table:table-cell table:style-name="ce1" office:value-type="float" office:value="0.271918468296187" calcext:value-type="float">
            <text:p>0.271918468296187</text:p>
          </table:table-cell>
          <table:table-cell table:style-name="ce1" office:value-type="float" office:value="4.80001416666667" calcext:value-type="float">
            <text:p>4.80001416666667</text:p>
          </table:table-cell>
          <table:table-cell table:style-name="ce1" office:value-type="float" office:value="1.3052125" calcext:value-type="float">
            <text:p>1.3052125</text:p>
          </table:table-cell>
          <table:table-cell table:style-name="ce1" office:value-type="float" office:value="0.290829141650103" calcext:value-type="float">
            <text:p>0.290829141650103</text:p>
          </table:table-cell>
          <table:table-cell table:style-name="ce1" office:value-type="float" office:value="0.81792904430664" calcext:value-type="float">
            <text:p>0.81792904430664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PNG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esu.ppm</text:p>
          </table:table-cell>
          <table:table-cell table:style-name="ce1" office:value-type="float" office:value="5760017" calcext:value-type="float">
            <text:p>5760017</text:p>
          </table:table-cell>
          <table:table-cell table:style-name="ce1" office:value-type="float" office:value="1504458" calcext:value-type="float">
            <text:p>1504458</text:p>
          </table:table-cell>
          <table:table-cell table:style-name="ce1" office:value-type="float" office:value="2464222" calcext:value-type="float">
            <text:p>2464222</text:p>
          </table:table-cell>
          <table:table-cell table:style-name="ce1" office:value-type="float" office:value="888166" calcext:value-type="float">
            <text:p>888166</text:p>
          </table:table-cell>
          <table:table-cell table:style-name="ce1" office:value-type="float" office:value="0.261189854127167" calcext:value-type="float">
            <text:p>0.261189854127167</text:p>
          </table:table-cell>
          <table:table-cell table:style-name="ce1" office:value-type="float" office:value="4.80001416666667" calcext:value-type="float">
            <text:p>4.80001416666667</text:p>
          </table:table-cell>
          <table:table-cell table:style-name="ce1" office:value-type="float" office:value="1.253715" calcext:value-type="float">
            <text:p>1.253715</text:p>
          </table:table-cell>
          <table:table-cell table:style-name="ce1" office:value-type="float" office:value="0.27969325784976" calcext:value-type="float">
            <text:p>0.27969325784976</text:p>
          </table:table-cell>
          <table:table-cell table:style-name="ce1" office:value-type="float" office:value="0.793071326004767" calcext:value-type="float">
            <text:p>0.793071326004767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PNG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esu.ppm</text:p>
          </table:table-cell>
          <table:table-cell table:style-name="ce1" office:value-type="float" office:value="5760017" calcext:value-type="float">
            <text:p>5760017</text:p>
          </table:table-cell>
          <table:table-cell table:style-name="ce1" office:value-type="float" office:value="1476400" calcext:value-type="float">
            <text:p>1476400</text:p>
          </table:table-cell>
          <table:table-cell table:style-name="ce1" office:value-type="float" office:value="2866449" calcext:value-type="float">
            <text:p>2866449</text:p>
          </table:table-cell>
          <table:table-cell table:style-name="ce1" office:value-type="float" office:value="875599" calcext:value-type="float">
            <text:p>875599</text:p>
          </table:table-cell>
          <table:table-cell table:style-name="ce1" office:value-type="float" office:value="0.256318687948317" calcext:value-type="float">
            <text:p>0.256318687948317</text:p>
          </table:table-cell>
          <table:table-cell table:style-name="ce1" office:value-type="float" office:value="4.80001416666667" calcext:value-type="float">
            <text:p>4.80001416666667</text:p>
          </table:table-cell>
          <table:table-cell table:style-name="ce1" office:value-type="float" office:value="1.23033333333333" calcext:value-type="float">
            <text:p>1.23033333333333</text:p>
          </table:table-cell>
          <table:table-cell table:style-name="ce1" office:value-type="float" office:value="0.274560279943618" calcext:value-type="float">
            <text:p>0.274560279943618</text:p>
          </table:table-cell>
          <table:table-cell table:style-name="ce1" office:value-type="float" office:value="0.871735392447627" calcext:value-type="float">
            <text:p>0.871735392447627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PNG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esu.ppm</text:p>
          </table:table-cell>
          <table:table-cell table:style-name="ce1" office:value-type="float" office:value="5760017" calcext:value-type="float">
            <text:p>5760017</text:p>
          </table:table-cell>
          <table:table-cell table:style-name="ce1" office:value-type="float" office:value="1441587" calcext:value-type="float">
            <text:p>1441587</text:p>
          </table:table-cell>
          <table:table-cell table:style-name="ce1" office:value-type="float" office:value="3899186" calcext:value-type="float">
            <text:p>3899186</text:p>
          </table:table-cell>
          <table:table-cell table:style-name="ce1" office:value-type="float" office:value="873690" calcext:value-type="float">
            <text:p>873690</text:p>
          </table:table-cell>
          <table:table-cell table:style-name="ce1" office:value-type="float" office:value="0.250274782175122" calcext:value-type="float">
            <text:p>0.250274782175122</text:p>
          </table:table-cell>
          <table:table-cell table:style-name="ce1" office:value-type="float" office:value="4.80001416666667" calcext:value-type="float">
            <text:p>4.80001416666667</text:p>
          </table:table-cell>
          <table:table-cell table:style-name="ce1" office:value-type="float" office:value="1.2013225" calcext:value-type="float">
            <text:p>1.2013225</text:p>
          </table:table-cell>
          <table:table-cell table:style-name="ce1" office:value-type="float" office:value="0.268476603454469" calcext:value-type="float">
            <text:p>0.268476603454469</text:p>
          </table:table-cell>
          <table:table-cell table:style-name="ce1" office:value-type="float" office:value="1.08080462262525" calcext:value-type="float">
            <text:p>1.08080462262525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PNG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esu.ppm</text:p>
          </table:table-cell>
          <table:table-cell table:style-name="ce1" office:value-type="float" office:value="5760017" calcext:value-type="float">
            <text:p>5760017</text:p>
          </table:table-cell>
          <table:table-cell table:style-name="ce1" office:value-type="float" office:value="1424909" calcext:value-type="float">
            <text:p>1424909</text:p>
          </table:table-cell>
          <table:table-cell table:style-name="ce1" office:value-type="float" office:value="4922699" calcext:value-type="float">
            <text:p>4922699</text:p>
          </table:table-cell>
          <table:table-cell table:style-name="ce1" office:value-type="float" office:value="859951" calcext:value-type="float">
            <text:p>859951</text:p>
          </table:table-cell>
          <table:table-cell table:style-name="ce1" office:value-type="float" office:value="0.247379304609691" calcext:value-type="float">
            <text:p>0.247379304609691</text:p>
          </table:table-cell>
          <table:table-cell table:style-name="ce1" office:value-type="float" office:value="4.80001416666667" calcext:value-type="float">
            <text:p>4.80001416666667</text:p>
          </table:table-cell>
          <table:table-cell table:style-name="ce1" office:value-type="float" office:value="1.18742416666667" calcext:value-type="float">
            <text:p>1.18742416666667</text:p>
          </table:table-cell>
          <table:table-cell table:style-name="ce1" office:value-type="float" office:value="0.265294897567143" calcext:value-type="float">
            <text:p>0.265294897567143</text:p>
          </table:table-cell>
          <table:table-cell table:style-name="ce1" office:value-type="float" office:value="1.29085416240959" calcext:value-type="float">
            <text:p>1.29085416240959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PNG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esu.ppm</text:p>
          </table:table-cell>
          <table:table-cell table:style-name="ce1" office:value-type="float" office:value="5760017" calcext:value-type="float">
            <text:p>5760017</text:p>
          </table:table-cell>
          <table:table-cell table:style-name="ce1" office:value-type="float" office:value="1397982" calcext:value-type="float">
            <text:p>1397982</text:p>
          </table:table-cell>
          <table:table-cell table:style-name="ce1" office:value-type="float" office:value="9523927" calcext:value-type="float">
            <text:p>9523927</text:p>
          </table:table-cell>
          <table:table-cell table:style-name="ce1" office:value-type="float" office:value="853668" calcext:value-type="float">
            <text:p>853668</text:p>
          </table:table-cell>
          <table:table-cell table:style-name="ce1" office:value-type="float" office:value="0.242704492017992" calcext:value-type="float">
            <text:p>0.242704492017992</text:p>
          </table:table-cell>
          <table:table-cell table:style-name="ce1" office:value-type="float" office:value="4.80001416666667" calcext:value-type="float">
            <text:p>4.80001416666667</text:p>
          </table:table-cell>
          <table:table-cell table:style-name="ce1" office:value-type="float" office:value="1.164985" calcext:value-type="float">
            <text:p>1.164985</text:p>
          </table:table-cell>
          <table:table-cell table:style-name="ce1" office:value-type="float" office:value="0.260489189528434" calcext:value-type="float">
            <text:p>0.260489189528434</text:p>
          </table:table-cell>
          <table:table-cell table:style-name="ce1" office:value-type="float" office:value="2.24463479187648" calcext:value-type="float">
            <text:p>2.24463479187648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PNG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esu.ppm</text:p>
          </table:table-cell>
          <table:table-cell table:style-name="ce1" office:value-type="float" office:value="5760017" calcext:value-type="float">
            <text:p>5760017</text:p>
          </table:table-cell>
          <table:table-cell table:style-name="ce1" office:value-type="float" office:value="1387495" calcext:value-type="float">
            <text:p>1387495</text:p>
          </table:table-cell>
          <table:table-cell table:style-name="ce1" office:value-type="float" office:value="14928664" calcext:value-type="float">
            <text:p>14928664</text:p>
          </table:table-cell>
          <table:table-cell table:style-name="ce1" office:value-type="float" office:value="857678" calcext:value-type="float">
            <text:p>857678</text:p>
          </table:table-cell>
          <table:table-cell table:style-name="ce1" office:value-type="float" office:value="0.240883837669229" calcext:value-type="float">
            <text:p>0.240883837669229</text:p>
          </table:table-cell>
          <table:table-cell table:style-name="ce1" office:value-type="float" office:value="4.80001416666667" calcext:value-type="float">
            <text:p>4.80001416666667</text:p>
          </table:table-cell>
          <table:table-cell table:style-name="ce1" office:value-type="float" office:value="1.15624583333333" calcext:value-type="float">
            <text:p>1.15624583333333</text:p>
          </table:table-cell>
          <table:table-cell table:style-name="ce1" office:value-type="float" office:value="0.258752076599774" calcext:value-type="float">
            <text:p>0.258752076599774</text:p>
          </table:table-cell>
          <table:table-cell table:style-name="ce1" office:value-type="float" office:value="3.36888123073248" calcext:value-type="float">
            <text:p>3.36888123073248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PNG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umo.ppm</text:p>
          </table:table-cell>
          <table:table-cell table:style-name="ce1" office:value-type="float" office:value="35266577" calcext:value-type="float">
            <text:p>35266577</text:p>
          </table:table-cell>
          <table:table-cell table:style-name="ce1" office:value-type="float" office:value="35287402" calcext:value-type="float">
            <text:p>35287402</text:p>
          </table:table-cell>
          <table:table-cell table:style-name="ce1" office:value-type="float" office:value="5905201" calcext:value-type="float">
            <text:p>5905201</text:p>
          </table:table-cell>
          <table:table-cell table:style-name="ce1" office:value-type="float" office:value="3638855" calcext:value-type="float">
            <text:p>3638855</text:p>
          </table:table-cell>
          <table:table-cell table:style-name="ce1" office:value-type="float" office:value="1.00059050244655" calcext:value-type="float">
            <text:p>1.00059050244655</text:p>
          </table:table-cell>
          <table:table-cell table:style-name="ce1" office:value-type="float" office:value="29.3888141666667" calcext:value-type="float">
            <text:p>29.3888141666667</text:p>
          </table:table-cell>
          <table:table-cell table:style-name="ce1" office:value-type="float" office:value="29.4061683333333" calcext:value-type="float">
            <text:p>29.4061683333333</text:p>
          </table:table-cell>
          <table:table-cell table:style-name="ce1" office:value-type="float" office:value="1.01297227116768" calcext:value-type="float">
            <text:p>1.01297227116768</text:p>
          </table:table-cell>
          <table:table-cell table:style-name="ce1" office:value-type="float" office:value="1.21390589735998" calcext:value-type="float">
            <text:p>1.21390589735998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PNG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umo.ppm</text:p>
          </table:table-cell>
          <table:table-cell table:style-name="ce1" office:value-type="float" office:value="35266577" calcext:value-type="float">
            <text:p>35266577</text:p>
          </table:table-cell>
          <table:table-cell table:style-name="ce1" office:value-type="float" office:value="15513955" calcext:value-type="float">
            <text:p>15513955</text:p>
          </table:table-cell>
          <table:table-cell table:style-name="ce1" office:value-type="float" office:value="10558998" calcext:value-type="float">
            <text:p>10558998</text:p>
          </table:table-cell>
          <table:table-cell table:style-name="ce1" office:value-type="float" office:value="4560346" calcext:value-type="float">
            <text:p>4560346</text:p>
          </table:table-cell>
          <table:table-cell table:style-name="ce1" office:value-type="float" office:value="0.43990532452299" calcext:value-type="float">
            <text:p>0.43990532452299</text:p>
          </table:table-cell>
          <table:table-cell table:style-name="ce1" office:value-type="float" office:value="29.3888141666667" calcext:value-type="float">
            <text:p>29.3888141666667</text:p>
          </table:table-cell>
          <table:table-cell table:style-name="ce1" office:value-type="float" office:value="12.9282958333333" calcext:value-type="float">
            <text:p>12.9282958333333</text:p>
          </table:table-cell>
          <table:table-cell table:style-name="ce1" office:value-type="float" office:value="0.45542260934482" calcext:value-type="float">
            <text:p>0.45542260934482</text:p>
          </table:table-cell>
          <table:table-cell table:style-name="ce1" office:value-type="float" office:value="0.814708899023571" calcext:value-type="float">
            <text:p>0.81470889902357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PNG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umo.ppm</text:p>
          </table:table-cell>
          <table:table-cell table:style-name="ce1" office:value-type="float" office:value="35266577" calcext:value-type="float">
            <text:p>35266577</text:p>
          </table:table-cell>
          <table:table-cell table:style-name="ce1" office:value-type="float" office:value="15255236" calcext:value-type="float">
            <text:p>15255236</text:p>
          </table:table-cell>
          <table:table-cell table:style-name="ce1" office:value-type="float" office:value="11206948" calcext:value-type="float">
            <text:p>11206948</text:p>
          </table:table-cell>
          <table:table-cell table:style-name="ce1" office:value-type="float" office:value="4584467" calcext:value-type="float">
            <text:p>4584467</text:p>
          </table:table-cell>
          <table:table-cell table:style-name="ce1" office:value-type="float" office:value="0.432569228365997" calcext:value-type="float">
            <text:p>0.432569228365997</text:p>
          </table:table-cell>
          <table:table-cell table:style-name="ce1" office:value-type="float" office:value="29.3888141666667" calcext:value-type="float">
            <text:p>29.3888141666667</text:p>
          </table:table-cell>
          <table:table-cell table:style-name="ce1" office:value-type="float" office:value="12.7126966666667" calcext:value-type="float">
            <text:p>12.7126966666667</text:p>
          </table:table-cell>
          <table:table-cell table:style-name="ce1" office:value-type="float" office:value="0.448168588632801" calcext:value-type="float">
            <text:p>0.448168588632801</text:p>
          </table:table-cell>
          <table:table-cell table:style-name="ce1" office:value-type="float" office:value="0.829502382383184" calcext:value-type="float">
            <text:p>0.829502382383184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PNG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umo.ppm</text:p>
          </table:table-cell>
          <table:table-cell table:style-name="ce1" office:value-type="float" office:value="35266577" calcext:value-type="float">
            <text:p>35266577</text:p>
          </table:table-cell>
          <table:table-cell table:style-name="ce1" office:value-type="float" office:value="14881618" calcext:value-type="float">
            <text:p>14881618</text:p>
          </table:table-cell>
          <table:table-cell table:style-name="ce1" office:value-type="float" office:value="14520269" calcext:value-type="float">
            <text:p>14520269</text:p>
          </table:table-cell>
          <table:table-cell table:style-name="ce1" office:value-type="float" office:value="4612962" calcext:value-type="float">
            <text:p>4612962</text:p>
          </table:table-cell>
          <table:table-cell table:style-name="ce1" office:value-type="float" office:value="0.421975118254318" calcext:value-type="float">
            <text:p>0.421975118254318</text:p>
          </table:table-cell>
          <table:table-cell table:style-name="ce1" office:value-type="float" office:value="29.3888141666667" calcext:value-type="float">
            <text:p>29.3888141666667</text:p>
          </table:table-cell>
          <table:table-cell table:style-name="ce1" office:value-type="float" office:value="12.4013483333333" calcext:value-type="float">
            <text:p>12.4013483333333</text:p>
          </table:table-cell>
          <table:table-cell table:style-name="ce1" office:value-type="float" office:value="0.437671437179741" calcext:value-type="float">
            <text:p>0.437671437179741</text:p>
          </table:table-cell>
          <table:table-cell table:style-name="ce1" office:value-type="float" office:value="0.931746118711776" calcext:value-type="float">
            <text:p>0.931746118711776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PNG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umo.ppm</text:p>
          </table:table-cell>
          <table:table-cell table:style-name="ce1" office:value-type="float" office:value="35266577" calcext:value-type="float">
            <text:p>35266577</text:p>
          </table:table-cell>
          <table:table-cell table:style-name="ce1" office:value-type="float" office:value="14352399" calcext:value-type="float">
            <text:p>14352399</text:p>
          </table:table-cell>
          <table:table-cell table:style-name="ce1" office:value-type="float" office:value="16282654" calcext:value-type="float">
            <text:p>16282654</text:p>
          </table:table-cell>
          <table:table-cell table:style-name="ce1" office:value-type="float" office:value="4428686" calcext:value-type="float">
            <text:p>4428686</text:p>
          </table:table-cell>
          <table:table-cell table:style-name="ce1" office:value-type="float" office:value="0.406968870270568" calcext:value-type="float">
            <text:p>0.406968870270568</text:p>
          </table:table-cell>
          <table:table-cell table:style-name="ce1" office:value-type="float" office:value="29.3888141666667" calcext:value-type="float">
            <text:p>29.3888141666667</text:p>
          </table:table-cell>
          <table:table-cell table:style-name="ce1" office:value-type="float" office:value="11.9603325" calcext:value-type="float">
            <text:p>11.9603325</text:p>
          </table:table-cell>
          <table:table-cell table:style-name="ce1" office:value-type="float" office:value="0.422038161514796" calcext:value-type="float">
            <text:p>0.422038161514796</text:p>
          </table:table-cell>
          <table:table-cell table:style-name="ce1" office:value-type="float" office:value="0.976080727086159" calcext:value-type="float">
            <text:p>0.976080727086159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PNG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umo.ppm</text:p>
          </table:table-cell>
          <table:table-cell table:style-name="ce1" office:value-type="float" office:value="35266577" calcext:value-type="float">
            <text:p>35266577</text:p>
          </table:table-cell>
          <table:table-cell table:style-name="ce1" office:value-type="float" office:value="14180917" calcext:value-type="float">
            <text:p>14180917</text:p>
          </table:table-cell>
          <table:table-cell table:style-name="ce1" office:value-type="float" office:value="22288354" calcext:value-type="float">
            <text:p>22288354</text:p>
          </table:table-cell>
          <table:table-cell table:style-name="ce1" office:value-type="float" office:value="4519260" calcext:value-type="float">
            <text:p>4519260</text:p>
          </table:table-cell>
          <table:table-cell table:style-name="ce1" office:value-type="float" office:value="0.402106419344299" calcext:value-type="float">
            <text:p>0.402106419344299</text:p>
          </table:table-cell>
          <table:table-cell table:style-name="ce1" office:value-type="float" office:value="29.3888141666667" calcext:value-type="float">
            <text:p>29.3888141666667</text:p>
          </table:table-cell>
          <table:table-cell table:style-name="ce1" office:value-type="float" office:value="11.8174308333333" calcext:value-type="float">
            <text:p>11.8174308333333</text:p>
          </table:table-cell>
          <table:table-cell table:style-name="ce1" office:value-type="float" office:value="0.417483902676463" calcext:value-type="float">
            <text:p>0.417483902676463</text:p>
          </table:table-cell>
          <table:table-cell table:style-name="ce1" office:value-type="float" office:value="1.17587972884355" calcext:value-type="float">
            <text:p>1.17587972884355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PNG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umo.ppm</text:p>
          </table:table-cell>
          <table:table-cell table:style-name="ce1" office:value-type="float" office:value="35266577" calcext:value-type="float">
            <text:p>35266577</text:p>
          </table:table-cell>
          <table:table-cell table:style-name="ce1" office:value-type="float" office:value="13995778" calcext:value-type="float">
            <text:p>13995778</text:p>
          </table:table-cell>
          <table:table-cell table:style-name="ce1" office:value-type="float" office:value="32628645" calcext:value-type="float">
            <text:p>32628645</text:p>
          </table:table-cell>
          <table:table-cell table:style-name="ce1" office:value-type="float" office:value="4418779" calcext:value-type="float">
            <text:p>4418779</text:p>
          </table:table-cell>
          <table:table-cell table:style-name="ce1" office:value-type="float" office:value="0.396856717906022" calcext:value-type="float">
            <text:p>0.396856717906022</text:p>
          </table:table-cell>
          <table:table-cell table:style-name="ce1" office:value-type="float" office:value="29.3888141666667" calcext:value-type="float">
            <text:p>29.3888141666667</text:p>
          </table:table-cell>
          <table:table-cell table:style-name="ce1" office:value-type="float" office:value="11.6631483333333" calcext:value-type="float">
            <text:p>11.6631483333333</text:p>
          </table:table-cell>
          <table:table-cell table:style-name="ce1" office:value-type="float" office:value="0.411892299045637" calcext:value-type="float">
            <text:p>0.411892299045637</text:p>
          </table:table-cell>
          <table:table-cell table:style-name="ce1" office:value-type="float" office:value="1.52213256988338" calcext:value-type="float">
            <text:p>1.52213256988338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PNG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umo.ppm</text:p>
          </table:table-cell>
          <table:table-cell table:style-name="ce1" office:value-type="float" office:value="35266577" calcext:value-type="float">
            <text:p>35266577</text:p>
          </table:table-cell>
          <table:table-cell table:style-name="ce1" office:value-type="float" office:value="13901863" calcext:value-type="float">
            <text:p>13901863</text:p>
          </table:table-cell>
          <table:table-cell table:style-name="ce1" office:value-type="float" office:value="43417123" calcext:value-type="float">
            <text:p>43417123</text:p>
          </table:table-cell>
          <table:table-cell table:style-name="ce1" office:value-type="float" office:value="4399792" calcext:value-type="float">
            <text:p>4399792</text:p>
          </table:table-cell>
          <table:table-cell table:style-name="ce1" office:value-type="float" office:value="0.394193714915967" calcext:value-type="float">
            <text:p>0.394193714915967</text:p>
          </table:table-cell>
          <table:table-cell table:style-name="ce1" office:value-type="float" office:value="29.3888141666667" calcext:value-type="float">
            <text:p>29.3888141666667</text:p>
          </table:table-cell>
          <table:table-cell table:style-name="ce1" office:value-type="float" office:value="11.5848858333333" calcext:value-type="float">
            <text:p>11.5848858333333</text:p>
          </table:table-cell>
          <table:table-cell table:style-name="ce1" office:value-type="float" office:value="0.40916468984217" calcext:value-type="float">
            <text:p>0.40916468984217</text:p>
          </table:table-cell>
          <table:table-cell table:style-name="ce1" office:value-type="float" office:value="1.88649966340652" calcext:value-type="float">
            <text:p>1.88649966340652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PNG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umo.ppm</text:p>
          </table:table-cell>
          <table:table-cell table:style-name="ce1" office:value-type="float" office:value="35266577" calcext:value-type="float">
            <text:p>35266577</text:p>
          </table:table-cell>
          <table:table-cell table:style-name="ce1" office:value-type="float" office:value="13715047" calcext:value-type="float">
            <text:p>13715047</text:p>
          </table:table-cell>
          <table:table-cell table:style-name="ce1" office:value-type="float" office:value="98869123" calcext:value-type="float">
            <text:p>98869123</text:p>
          </table:table-cell>
          <table:table-cell table:style-name="ce1" office:value-type="float" office:value="4537998" calcext:value-type="float">
            <text:p>4537998</text:p>
          </table:table-cell>
          <table:table-cell table:style-name="ce1" office:value-type="float" office:value="0.38889646137191" calcext:value-type="float">
            <text:p>0.38889646137191</text:p>
          </table:table-cell>
          <table:table-cell table:style-name="ce1" office:value-type="float" office:value="29.3888141666667" calcext:value-type="float">
            <text:p>29.3888141666667</text:p>
          </table:table-cell>
          <table:table-cell table:style-name="ce1" office:value-type="float" office:value="11.4292058333333" calcext:value-type="float">
            <text:p>11.4292058333333</text:p>
          </table:table-cell>
          <table:table-cell table:style-name="ce1" office:value-type="float" office:value="0.404337703656354" calcext:value-type="float">
            <text:p>0.404337703656354</text:p>
          </table:table-cell>
          <table:table-cell table:style-name="ce1" office:value-type="float" office:value="3.76851301332704" calcext:value-type="float">
            <text:p>3.76851301332704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PNG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umo.ppm</text:p>
          </table:table-cell>
          <table:table-cell table:style-name="ce1" office:value-type="float" office:value="35266577" calcext:value-type="float">
            <text:p>35266577</text:p>
          </table:table-cell>
          <table:table-cell table:style-name="ce1" office:value-type="float" office:value="13658199" calcext:value-type="float">
            <text:p>13658199</text:p>
          </table:table-cell>
          <table:table-cell table:style-name="ce1" office:value-type="float" office:value="149834509" calcext:value-type="float">
            <text:p>149834509</text:p>
          </table:table-cell>
          <table:table-cell table:style-name="ce1" office:value-type="float" office:value="4435042" calcext:value-type="float">
            <text:p>4435042</text:p>
          </table:table-cell>
          <table:table-cell table:style-name="ce1" office:value-type="float" office:value="0.387284510203528" calcext:value-type="float">
            <text:p>0.387284510203528</text:p>
          </table:table-cell>
          <table:table-cell table:style-name="ce1" office:value-type="float" office:value="29.3888141666667" calcext:value-type="float">
            <text:p>29.3888141666667</text:p>
          </table:table-cell>
          <table:table-cell table:style-name="ce1" office:value-type="float" office:value="11.3818325" calcext:value-type="float">
            <text:p>11.3818325</text:p>
          </table:table-cell>
          <table:table-cell table:style-name="ce1" office:value-type="float" office:value="0.402375428723916" calcext:value-type="float">
            <text:p>0.402375428723916</text:p>
          </table:table-cell>
          <table:table-cell table:style-name="ce1" office:value-type="float" office:value="5.50072707198093" calcext:value-type="float">
            <text:p>5.50072707198093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PNG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kiss.ppm</text:p>
          </table:table-cell>
          <table:table-cell table:style-name="ce1" office:value-type="float" office:value="2841496" calcext:value-type="float">
            <text:p>2841496</text:p>
          </table:table-cell>
          <table:table-cell table:style-name="ce1" office:value-type="float" office:value="2844287" calcext:value-type="float">
            <text:p>2844287</text:p>
          </table:table-cell>
          <table:table-cell table:style-name="ce1" office:value-type="float" office:value="1104186" calcext:value-type="float">
            <text:p>1104186</text:p>
          </table:table-cell>
          <table:table-cell table:style-name="ce1" office:value-type="float" office:value="476543" calcext:value-type="float">
            <text:p>476543</text:p>
          </table:table-cell>
          <table:table-cell table:style-name="ce1" office:value-type="float" office:value="1.00098222907933" calcext:value-type="float">
            <text:p>1.00098222907933</text:p>
          </table:table-cell>
          <table:table-cell table:style-name="ce1" office:value-type="float" office:value="2.36791333333333" calcext:value-type="float">
            <text:p>2.36791333333333</text:p>
          </table:table-cell>
          <table:table-cell table:style-name="ce1" office:value-type="float" office:value="2.37023916666667" calcext:value-type="float">
            <text:p>2.37023916666667</text:p>
          </table:table-cell>
          <table:table-cell table:style-name="ce1" office:value-type="float" office:value="1.02110724773148" calcext:value-type="float">
            <text:p>1.02110724773148</text:p>
          </table:table-cell>
          <table:table-cell table:style-name="ce1" office:value-type="float" office:value="1.48741907783787" calcext:value-type="float">
            <text:p>1.48741907783787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PNG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kiss.ppm</text:p>
          </table:table-cell>
          <table:table-cell table:style-name="ce1" office:value-type="float" office:value="2841496" calcext:value-type="float">
            <text:p>2841496</text:p>
          </table:table-cell>
          <table:table-cell table:style-name="ce1" office:value-type="float" office:value="1335443" calcext:value-type="float">
            <text:p>1335443</text:p>
          </table:table-cell>
          <table:table-cell table:style-name="ce1" office:value-type="float" office:value="1251913" calcext:value-type="float">
            <text:p>1251913</text:p>
          </table:table-cell>
          <table:table-cell table:style-name="ce1" office:value-type="float" office:value="589498" calcext:value-type="float">
            <text:p>589498</text:p>
          </table:table-cell>
          <table:table-cell table:style-name="ce1" office:value-type="float" office:value="0.469978842131046" calcext:value-type="float">
            <text:p>0.469978842131046</text:p>
          </table:table-cell>
          <table:table-cell table:style-name="ce1" office:value-type="float" office:value="2.36791333333333" calcext:value-type="float">
            <text:p>2.36791333333333</text:p>
          </table:table-cell>
          <table:table-cell table:style-name="ce1" office:value-type="float" office:value="1.11286916666667" calcext:value-type="float">
            <text:p>1.11286916666667</text:p>
          </table:table-cell>
          <table:table-cell table:style-name="ce1" office:value-type="float" office:value="0.494874094491071" calcext:value-type="float">
            <text:p>0.494874094491071</text:p>
          </table:table-cell>
          <table:table-cell table:style-name="ce1" office:value-type="float" office:value="1.02357292074316" calcext:value-type="float">
            <text:p>1.02357292074316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PNG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kiss.ppm</text:p>
          </table:table-cell>
          <table:table-cell table:style-name="ce1" office:value-type="float" office:value="2841496" calcext:value-type="float">
            <text:p>2841496</text:p>
          </table:table-cell>
          <table:table-cell table:style-name="ce1" office:value-type="float" office:value="1320427" calcext:value-type="float">
            <text:p>1320427</text:p>
          </table:table-cell>
          <table:table-cell table:style-name="ce1" office:value-type="float" office:value="1348003" calcext:value-type="float">
            <text:p>1348003</text:p>
          </table:table-cell>
          <table:table-cell table:style-name="ce1" office:value-type="float" office:value="589098" calcext:value-type="float">
            <text:p>589098</text:p>
          </table:table-cell>
          <table:table-cell table:style-name="ce1" office:value-type="float" office:value="0.464694301874787" calcext:value-type="float">
            <text:p>0.464694301874787</text:p>
          </table:table-cell>
          <table:table-cell table:style-name="ce1" office:value-type="float" office:value="2.36791333333333" calcext:value-type="float">
            <text:p>2.36791333333333</text:p>
          </table:table-cell>
          <table:table-cell table:style-name="ce1" office:value-type="float" office:value="1.10035583333333" calcext:value-type="float">
            <text:p>1.10035583333333</text:p>
          </table:table-cell>
          <table:table-cell table:style-name="ce1" office:value-type="float" office:value="0.489572661724669" calcext:value-type="float">
            <text:p>0.489572661724669</text:p>
          </table:table-cell>
          <table:table-cell table:style-name="ce1" office:value-type="float" office:value="1.05885152046668" calcext:value-type="float">
            <text:p>1.05885152046668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PNG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kiss.ppm</text:p>
          </table:table-cell>
          <table:table-cell table:style-name="ce1" office:value-type="float" office:value="2841496" calcext:value-type="float">
            <text:p>2841496</text:p>
          </table:table-cell>
          <table:table-cell table:style-name="ce1" office:value-type="float" office:value="1284617" calcext:value-type="float">
            <text:p>1284617</text:p>
          </table:table-cell>
          <table:table-cell table:style-name="ce1" office:value-type="float" office:value="1742153" calcext:value-type="float">
            <text:p>1742153</text:p>
          </table:table-cell>
          <table:table-cell table:style-name="ce1" office:value-type="float" office:value="626337" calcext:value-type="float">
            <text:p>626337</text:p>
          </table:table-cell>
          <table:table-cell table:style-name="ce1" office:value-type="float" office:value="0.45209178545386" calcext:value-type="float">
            <text:p>0.45209178545386</text:p>
          </table:table-cell>
          <table:table-cell table:style-name="ce1" office:value-type="float" office:value="2.36791333333333" calcext:value-type="float">
            <text:p>2.36791333333333</text:p>
          </table:table-cell>
          <table:table-cell table:style-name="ce1" office:value-type="float" office:value="1.07051416666667" calcext:value-type="float">
            <text:p>1.07051416666667</text:p>
          </table:table-cell>
          <table:table-cell table:style-name="ce1" office:value-type="float" office:value="0.478542795766737" calcext:value-type="float">
            <text:p>0.478542795766737</text:p>
          </table:table-cell>
          <table:table-cell table:style-name="ce1" office:value-type="float" office:value="1.21427622632585" calcext:value-type="float">
            <text:p>1.21427622632585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PNG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kiss.ppm</text:p>
          </table:table-cell>
          <table:table-cell table:style-name="ce1" office:value-type="float" office:value="2841496" calcext:value-type="float">
            <text:p>2841496</text:p>
          </table:table-cell>
          <table:table-cell table:style-name="ce1" office:value-type="float" office:value="1271750" calcext:value-type="float">
            <text:p>1271750</text:p>
          </table:table-cell>
          <table:table-cell table:style-name="ce1" office:value-type="float" office:value="2054668" calcext:value-type="float">
            <text:p>2054668</text:p>
          </table:table-cell>
          <table:table-cell table:style-name="ce1" office:value-type="float" office:value="566657" calcext:value-type="float">
            <text:p>566657</text:p>
          </table:table-cell>
          <table:table-cell table:style-name="ce1" office:value-type="float" office:value="0.447563536953774" calcext:value-type="float">
            <text:p>0.447563536953774</text:p>
          </table:table-cell>
          <table:table-cell table:style-name="ce1" office:value-type="float" office:value="2.36791333333333" calcext:value-type="float">
            <text:p>2.36791333333333</text:p>
          </table:table-cell>
          <table:table-cell table:style-name="ce1" office:value-type="float" office:value="1.05979166666667" calcext:value-type="float">
            <text:p>1.05979166666667</text:p>
          </table:table-cell>
          <table:table-cell table:style-name="ce1" office:value-type="float" office:value="0.471494184753383" calcext:value-type="float">
            <text:p>0.471494184753383</text:p>
          </table:table-cell>
          <table:table-cell table:style-name="ce1" office:value-type="float" office:value="1.33920668549243" calcext:value-type="float">
            <text:p>1.33920668549243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PNG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kiss.ppm</text:p>
          </table:table-cell>
          <table:table-cell table:style-name="ce1" office:value-type="float" office:value="2841496" calcext:value-type="float">
            <text:p>2841496</text:p>
          </table:table-cell>
          <table:table-cell table:style-name="ce1" office:value-type="float" office:value="1255668" calcext:value-type="float">
            <text:p>1255668</text:p>
          </table:table-cell>
          <table:table-cell table:style-name="ce1" office:value-type="float" office:value="2633808" calcext:value-type="float">
            <text:p>2633808</text:p>
          </table:table-cell>
          <table:table-cell table:style-name="ce1" office:value-type="float" office:value="579402" calcext:value-type="float">
            <text:p>579402</text:p>
          </table:table-cell>
          <table:table-cell table:style-name="ce1" office:value-type="float" office:value="0.441903842201432" calcext:value-type="float">
            <text:p>0.441903842201432</text:p>
          </table:table-cell>
          <table:table-cell table:style-name="ce1" office:value-type="float" office:value="2.36791333333333" calcext:value-type="float">
            <text:p>2.36791333333333</text:p>
          </table:table-cell>
          <table:table-cell table:style-name="ce1" office:value-type="float" office:value="1.04639" calcext:value-type="float">
            <text:p>1.04639</text:p>
          </table:table-cell>
          <table:table-cell table:style-name="ce1" office:value-type="float" office:value="0.466372727605458" calcext:value-type="float">
            <text:p>0.466372727605458</text:p>
          </table:table-cell>
          <table:table-cell table:style-name="ce1" office:value-type="float" office:value="1.57866343644334" calcext:value-type="float">
            <text:p>1.57866343644334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PNG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kiss.ppm</text:p>
          </table:table-cell>
          <table:table-cell table:style-name="ce1" office:value-type="float" office:value="2841496" calcext:value-type="float">
            <text:p>2841496</text:p>
          </table:table-cell>
          <table:table-cell table:style-name="ce1" office:value-type="float" office:value="1230635" calcext:value-type="float">
            <text:p>1230635</text:p>
          </table:table-cell>
          <table:table-cell table:style-name="ce1" office:value-type="float" office:value="4171572" calcext:value-type="float">
            <text:p>4171572</text:p>
          </table:table-cell>
          <table:table-cell table:style-name="ce1" office:value-type="float" office:value="564384" calcext:value-type="float">
            <text:p>564384</text:p>
          </table:table-cell>
          <table:table-cell table:style-name="ce1" office:value-type="float" office:value="0.4330940462348" calcext:value-type="float">
            <text:p>0.4330940462348</text:p>
          </table:table-cell>
          <table:table-cell table:style-name="ce1" office:value-type="float" office:value="2.36791333333333" calcext:value-type="float">
            <text:p>2.36791333333333</text:p>
          </table:table-cell>
          <table:table-cell table:style-name="ce1" office:value-type="float" office:value="1.02552916666667" calcext:value-type="float">
            <text:p>1.02552916666667</text:p>
          </table:table-cell>
          <table:table-cell table:style-name="ce1" office:value-type="float" office:value="0.456928702345525" calcext:value-type="float">
            <text:p>0.456928702345525</text:p>
          </table:table-cell>
          <table:table-cell table:style-name="ce1" office:value-type="float" office:value="2.2186367603544" calcext:value-type="float">
            <text:p>2.2186367603544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PNG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kiss.ppm</text:p>
          </table:table-cell>
          <table:table-cell table:style-name="ce1" office:value-type="float" office:value="2841496" calcext:value-type="float">
            <text:p>2841496</text:p>
          </table:table-cell>
          <table:table-cell table:style-name="ce1" office:value-type="float" office:value="1220853" calcext:value-type="float">
            <text:p>1220853</text:p>
          </table:table-cell>
          <table:table-cell table:style-name="ce1" office:value-type="float" office:value="5241687" calcext:value-type="float">
            <text:p>5241687</text:p>
          </table:table-cell>
          <table:table-cell table:style-name="ce1" office:value-type="float" office:value="556991" calcext:value-type="float">
            <text:p>556991</text:p>
          </table:table-cell>
          <table:table-cell table:style-name="ce1" office:value-type="float" office:value="0.429651493438668" calcext:value-type="float">
            <text:p>0.429651493438668</text:p>
          </table:table-cell>
          <table:table-cell table:style-name="ce1" office:value-type="float" office:value="2.36791333333333" calcext:value-type="float">
            <text:p>2.36791333333333</text:p>
          </table:table-cell>
          <table:table-cell table:style-name="ce1" office:value-type="float" office:value="1.0173775" calcext:value-type="float">
            <text:p>1.0173775</text:p>
          </table:table-cell>
          <table:table-cell table:style-name="ce1" office:value-type="float" office:value="0.453173933730683" calcext:value-type="float">
            <text:p>0.453173933730683</text:p>
          </table:table-cell>
          <table:table-cell table:style-name="ce1" office:value-type="float" office:value="2.66680520401929" calcext:value-type="float">
            <text:p>2.66680520401929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PNG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kiss.ppm</text:p>
          </table:table-cell>
          <table:table-cell table:style-name="ce1" office:value-type="float" office:value="2841496" calcext:value-type="float">
            <text:p>2841496</text:p>
          </table:table-cell>
          <table:table-cell table:style-name="ce1" office:value-type="float" office:value="1208176" calcext:value-type="float">
            <text:p>1208176</text:p>
          </table:table-cell>
          <table:table-cell table:style-name="ce1" office:value-type="float" office:value="8490474" calcext:value-type="float">
            <text:p>8490474</text:p>
          </table:table-cell>
          <table:table-cell table:style-name="ce1" office:value-type="float" office:value="554323" calcext:value-type="float">
            <text:p>554323</text:p>
          </table:table-cell>
          <table:table-cell table:style-name="ce1" office:value-type="float" office:value="0.425190111124563" calcext:value-type="float">
            <text:p>0.425190111124563</text:p>
          </table:table-cell>
          <table:table-cell table:style-name="ce1" office:value-type="float" office:value="2.36791333333333" calcext:value-type="float">
            <text:p>2.36791333333333</text:p>
          </table:table-cell>
          <table:table-cell table:style-name="ce1" office:value-type="float" office:value="1.00681333333333" calcext:value-type="float">
            <text:p>1.00681333333333</text:p>
          </table:table-cell>
          <table:table-cell table:style-name="ce1" office:value-type="float" office:value="0.448599878373927" calcext:value-type="float">
            <text:p>0.448599878373927</text:p>
          </table:table-cell>
          <table:table-cell table:style-name="ce1" office:value-type="float" office:value="4.03423533237421" calcext:value-type="float">
            <text:p>4.0342353323742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PNG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kiss.ppm</text:p>
          </table:table-cell>
          <table:table-cell table:style-name="ce1" office:value-type="float" office:value="2841496" calcext:value-type="float">
            <text:p>2841496</text:p>
          </table:table-cell>
          <table:table-cell table:style-name="ce1" office:value-type="float" office:value="1206003" calcext:value-type="float">
            <text:p>1206003</text:p>
          </table:table-cell>
          <table:table-cell table:style-name="ce1" office:value-type="float" office:value="9906464" calcext:value-type="float">
            <text:p>9906464</text:p>
          </table:table-cell>
          <table:table-cell table:style-name="ce1" office:value-type="float" office:value="568929" calcext:value-type="float">
            <text:p>568929</text:p>
          </table:table-cell>
          <table:table-cell table:style-name="ce1" office:value-type="float" office:value="0.424425373113318" calcext:value-type="float">
            <text:p>0.424425373113318</text:p>
          </table:table-cell>
          <table:table-cell table:style-name="ce1" office:value-type="float" office:value="2.36791333333333" calcext:value-type="float">
            <text:p>2.36791333333333</text:p>
          </table:table-cell>
          <table:table-cell table:style-name="ce1" office:value-type="float" office:value="1.0050025" calcext:value-type="float">
            <text:p>1.0050025</text:p>
          </table:table-cell>
          <table:table-cell table:style-name="ce1" office:value-type="float" office:value="0.448451970370537" calcext:value-type="float">
            <text:p>0.448451970370537</text:p>
          </table:table-cell>
          <table:table-cell table:style-name="ce1" office:value-type="float" office:value="4.63207806028937" calcext:value-type="float">
            <text:p>4.63207806028937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PNG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ook.ppm</text:p>
          </table:table-cell>
          <table:table-cell table:style-name="ce1" office:value-type="float" office:value="18739052" calcext:value-type="float">
            <text:p>18739052</text:p>
          </table:table-cell>
          <table:table-cell table:style-name="ce1" office:value-type="float" office:value="18752269" calcext:value-type="float">
            <text:p>18752269</text:p>
          </table:table-cell>
          <table:table-cell table:style-name="ce1" office:value-type="float" office:value="3498133" calcext:value-type="float">
            <text:p>3498133</text:p>
          </table:table-cell>
          <table:table-cell table:style-name="ce1" office:value-type="float" office:value="2138288" calcext:value-type="float">
            <text:p>2138288</text:p>
          </table:table-cell>
          <table:table-cell table:style-name="ce1" office:value-type="float" office:value="1.00070531849744" calcext:value-type="float">
            <text:p>1.00070531849744</text:p>
          </table:table-cell>
          <table:table-cell table:style-name="ce1" office:value-type="float" office:value="15.6158766666667" calcext:value-type="float">
            <text:p>15.6158766666667</text:p>
          </table:table-cell>
          <table:table-cell table:style-name="ce1" office:value-type="float" office:value="15.6268908333333" calcext:value-type="float">
            <text:p>15.6268908333333</text:p>
          </table:table-cell>
          <table:table-cell table:style-name="ce1" office:value-type="float" office:value="1.01439835697131" calcext:value-type="float">
            <text:p>1.01439835697131</text:p>
          </table:table-cell>
          <table:table-cell table:style-name="ce1" office:value-type="float" office:value="1.23840966768223" calcext:value-type="float">
            <text:p>1.23840966768223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PNG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ook.ppm</text:p>
          </table:table-cell>
          <table:table-cell table:style-name="ce1" office:value-type="float" office:value="18739052" calcext:value-type="float">
            <text:p>18739052</text:p>
          </table:table-cell>
          <table:table-cell table:style-name="ce1" office:value-type="float" office:value="12000077" calcext:value-type="float">
            <text:p>12000077</text:p>
          </table:table-cell>
          <table:table-cell table:style-name="ce1" office:value-type="float" office:value="6718452" calcext:value-type="float">
            <text:p>6718452</text:p>
          </table:table-cell>
          <table:table-cell table:style-name="ce1" office:value-type="float" office:value="2899439" calcext:value-type="float">
            <text:p>2899439</text:p>
          </table:table-cell>
          <table:table-cell table:style-name="ce1" office:value-type="float" office:value="0.640378019122846" calcext:value-type="float">
            <text:p>0.640378019122846</text:p>
          </table:table-cell>
          <table:table-cell table:style-name="ce1" office:value-type="float" office:value="15.6158766666667" calcext:value-type="float">
            <text:p>15.6158766666667</text:p>
          </table:table-cell>
          <table:table-cell table:style-name="ce1" office:value-type="float" office:value="10.0000641666667" calcext:value-type="float">
            <text:p>10.0000641666667</text:p>
          </table:table-cell>
          <table:table-cell table:style-name="ce1" office:value-type="float" office:value="0.658945270016861" calcext:value-type="float">
            <text:p>0.658945270016861</text:p>
          </table:table-cell>
          <table:table-cell table:style-name="ce1" office:value-type="float" office:value="1.08917740769384" calcext:value-type="float">
            <text:p>1.08917740769384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PNG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ook.ppm</text:p>
          </table:table-cell>
          <table:table-cell table:style-name="ce1" office:value-type="float" office:value="18739052" calcext:value-type="float">
            <text:p>18739052</text:p>
          </table:table-cell>
          <table:table-cell table:style-name="ce1" office:value-type="float" office:value="11899919" calcext:value-type="float">
            <text:p>11899919</text:p>
          </table:table-cell>
          <table:table-cell table:style-name="ce1" office:value-type="float" office:value="7098582" calcext:value-type="float">
            <text:p>7098582</text:p>
          </table:table-cell>
          <table:table-cell table:style-name="ce1" office:value-type="float" office:value="2875602" calcext:value-type="float">
            <text:p>2875602</text:p>
          </table:table-cell>
          <table:table-cell table:style-name="ce1" office:value-type="float" office:value="0.635033138282555" calcext:value-type="float">
            <text:p>0.635033138282555</text:p>
          </table:table-cell>
          <table:table-cell table:style-name="ce1" office:value-type="float" office:value="15.6158766666667" calcext:value-type="float">
            <text:p>15.6158766666667</text:p>
          </table:table-cell>
          <table:table-cell table:style-name="ce1" office:value-type="float" office:value="9.91659916666667" calcext:value-type="float">
            <text:p>9.91659916666667</text:p>
          </table:table-cell>
          <table:table-cell table:style-name="ce1" office:value-type="float" office:value="0.653447743247631" calcext:value-type="float">
            <text:p>0.653447743247631</text:p>
          </table:table-cell>
          <table:table-cell table:style-name="ce1" office:value-type="float" office:value="1.1080224143676" calcext:value-type="float">
            <text:p>1.1080224143676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PNG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ook.ppm</text:p>
          </table:table-cell>
          <table:table-cell table:style-name="ce1" office:value-type="float" office:value="18739052" calcext:value-type="float">
            <text:p>18739052</text:p>
          </table:table-cell>
          <table:table-cell table:style-name="ce1" office:value-type="float" office:value="11736581" calcext:value-type="float">
            <text:p>11736581</text:p>
          </table:table-cell>
          <table:table-cell table:style-name="ce1" office:value-type="float" office:value="8202930" calcext:value-type="float">
            <text:p>8202930</text:p>
          </table:table-cell>
          <table:table-cell table:style-name="ce1" office:value-type="float" office:value="2905606" calcext:value-type="float">
            <text:p>2905606</text:p>
          </table:table-cell>
          <table:table-cell table:style-name="ce1" office:value-type="float" office:value="0.626316688805816" calcext:value-type="float">
            <text:p>0.626316688805816</text:p>
          </table:table-cell>
          <table:table-cell table:style-name="ce1" office:value-type="float" office:value="15.6158766666667" calcext:value-type="float">
            <text:p>15.6158766666667</text:p>
          </table:table-cell>
          <table:table-cell table:style-name="ce1" office:value-type="float" office:value="9.78048416666667" calcext:value-type="float">
            <text:p>9.78048416666667</text:p>
          </table:table-cell>
          <table:table-cell table:style-name="ce1" office:value-type="float" office:value="0.644923431558864" calcext:value-type="float">
            <text:p>0.644923431558864</text:p>
          </table:table-cell>
          <table:table-cell table:style-name="ce1" office:value-type="float" office:value="1.17021766736119" calcext:value-type="float">
            <text:p>1.17021766736119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PNG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ook.ppm</text:p>
          </table:table-cell>
          <table:table-cell table:style-name="ce1" office:value-type="float" office:value="18739052" calcext:value-type="float">
            <text:p>18739052</text:p>
          </table:table-cell>
          <table:table-cell table:style-name="ce1" office:value-type="float" office:value="11716226" calcext:value-type="float">
            <text:p>11716226</text:p>
          </table:table-cell>
          <table:table-cell table:style-name="ce1" office:value-type="float" office:value="9990503" calcext:value-type="float">
            <text:p>9990503</text:p>
          </table:table-cell>
          <table:table-cell table:style-name="ce1" office:value-type="float" office:value="2774729" calcext:value-type="float">
            <text:p>2774729</text:p>
          </table:table-cell>
          <table:table-cell table:style-name="ce1" office:value-type="float" office:value="0.625230454560882" calcext:value-type="float">
            <text:p>0.625230454560882</text:p>
          </table:table-cell>
          <table:table-cell table:style-name="ce1" office:value-type="float" office:value="15.6158766666667" calcext:value-type="float">
            <text:p>15.6158766666667</text:p>
          </table:table-cell>
          <table:table-cell table:style-name="ce1" office:value-type="float" office:value="9.76352166666667" calcext:value-type="float">
            <text:p>9.76352166666667</text:p>
          </table:table-cell>
          <table:table-cell table:style-name="ce1" office:value-type="float" office:value="0.642999095151665" calcext:value-type="float">
            <text:p>0.642999095151665</text:p>
          </table:table-cell>
          <table:table-cell table:style-name="ce1" office:value-type="float" office:value="1.28276484210621" calcext:value-type="float">
            <text:p>1.2827648421062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PNG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ook.ppm</text:p>
          </table:table-cell>
          <table:table-cell table:style-name="ce1" office:value-type="float" office:value="18739052" calcext:value-type="float">
            <text:p>18739052</text:p>
          </table:table-cell>
          <table:table-cell table:style-name="ce1" office:value-type="float" office:value="11640325" calcext:value-type="float">
            <text:p>11640325</text:p>
          </table:table-cell>
          <table:table-cell table:style-name="ce1" office:value-type="float" office:value="11751084" calcext:value-type="float">
            <text:p>11751084</text:p>
          </table:table-cell>
          <table:table-cell table:style-name="ce1" office:value-type="float" office:value="2782375" calcext:value-type="float">
            <text:p>2782375</text:p>
          </table:table-cell>
          <table:table-cell table:style-name="ce1" office:value-type="float" office:value="0.621180036215279" calcext:value-type="float">
            <text:p>0.621180036215279</text:p>
          </table:table-cell>
          <table:table-cell table:style-name="ce1" office:value-type="float" office:value="15.6158766666667" calcext:value-type="float">
            <text:p>15.6158766666667</text:p>
          </table:table-cell>
          <table:table-cell table:style-name="ce1" office:value-type="float" office:value="9.70027083333333" calcext:value-type="float">
            <text:p>9.70027083333333</text:p>
          </table:table-cell>
          <table:table-cell table:style-name="ce1" office:value-type="float" office:value="0.638997639795225" calcext:value-type="float">
            <text:p>0.638997639795225</text:p>
          </table:table-cell>
          <table:table-cell table:style-name="ce1" office:value-type="float" office:value="1.39150640064396" calcext:value-type="float">
            <text:p>1.39150640064396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PNG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ook.ppm</text:p>
          </table:table-cell>
          <table:table-cell table:style-name="ce1" office:value-type="float" office:value="18739052" calcext:value-type="float">
            <text:p>18739052</text:p>
          </table:table-cell>
          <table:table-cell table:style-name="ce1" office:value-type="float" office:value="11548154" calcext:value-type="float">
            <text:p>11548154</text:p>
          </table:table-cell>
          <table:table-cell table:style-name="ce1" office:value-type="float" office:value="16370045" calcext:value-type="float">
            <text:p>16370045</text:p>
          </table:table-cell>
          <table:table-cell table:style-name="ce1" office:value-type="float" office:value="2803905" calcext:value-type="float">
            <text:p>2803905</text:p>
          </table:table-cell>
          <table:table-cell table:style-name="ce1" office:value-type="float" office:value="0.616261377576624" calcext:value-type="float">
            <text:p>0.616261377576624</text:p>
          </table:table-cell>
          <table:table-cell table:style-name="ce1" office:value-type="float" office:value="15.6158766666667" calcext:value-type="float">
            <text:p>15.6158766666667</text:p>
          </table:table-cell>
          <table:table-cell table:style-name="ce1" office:value-type="float" office:value="9.62346166666667" calcext:value-type="float">
            <text:p>9.62346166666667</text:p>
          </table:table-cell>
          <table:table-cell table:style-name="ce1" office:value-type="float" office:value="0.634216853659406" calcext:value-type="float">
            <text:p>0.634216853659406</text:p>
          </table:table-cell>
          <table:table-cell table:style-name="ce1" office:value-type="float" office:value="1.68251182610518" calcext:value-type="float">
            <text:p>1.68251182610518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PNG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ook.ppm</text:p>
          </table:table-cell>
          <table:table-cell table:style-name="ce1" office:value-type="float" office:value="18739052" calcext:value-type="float">
            <text:p>18739052</text:p>
          </table:table-cell>
          <table:table-cell table:style-name="ce1" office:value-type="float" office:value="11513546" calcext:value-type="float">
            <text:p>11513546</text:p>
          </table:table-cell>
          <table:table-cell table:style-name="ce1" office:value-type="float" office:value="19696431" calcext:value-type="float">
            <text:p>19696431</text:p>
          </table:table-cell>
          <table:table-cell table:style-name="ce1" office:value-type="float" office:value="2757076" calcext:value-type="float">
            <text:p>2757076</text:p>
          </table:table-cell>
          <table:table-cell table:style-name="ce1" office:value-type="float" office:value="0.61441453922002" calcext:value-type="float">
            <text:p>0.61441453922002</text:p>
          </table:table-cell>
          <table:table-cell table:style-name="ce1" office:value-type="float" office:value="15.6158766666667" calcext:value-type="float">
            <text:p>15.6158766666667</text:p>
          </table:table-cell>
          <table:table-cell table:style-name="ce1" office:value-type="float" office:value="9.59462166666667" calcext:value-type="float">
            <text:p>9.59462166666667</text:p>
          </table:table-cell>
          <table:table-cell table:style-name="ce1" office:value-type="float" office:value="0.632070134604461" calcext:value-type="float">
            <text:p>0.632070134604461</text:p>
          </table:table-cell>
          <table:table-cell table:style-name="ce1" office:value-type="float" office:value="1.8933781879681" calcext:value-type="float">
            <text:p>1.893378187968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PNG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ook.ppm</text:p>
          </table:table-cell>
          <table:table-cell table:style-name="ce1" office:value-type="float" office:value="18739052" calcext:value-type="float">
            <text:p>18739052</text:p>
          </table:table-cell>
          <table:table-cell table:style-name="ce1" office:value-type="float" office:value="11467392" calcext:value-type="float">
            <text:p>11467392</text:p>
          </table:table-cell>
          <table:table-cell table:style-name="ce1" office:value-type="float" office:value="31761295" calcext:value-type="float">
            <text:p>31761295</text:p>
          </table:table-cell>
          <table:table-cell table:style-name="ce1" office:value-type="float" office:value="2744833" calcext:value-type="float">
            <text:p>2744833</text:p>
          </table:table-cell>
          <table:table-cell table:style-name="ce1" office:value-type="float" office:value="0.611951554432956" calcext:value-type="float">
            <text:p>0.611951554432956</text:p>
          </table:table-cell>
          <table:table-cell table:style-name="ce1" office:value-type="float" office:value="15.6158766666667" calcext:value-type="float">
            <text:p>15.6158766666667</text:p>
          </table:table-cell>
          <table:table-cell table:style-name="ce1" office:value-type="float" office:value="9.55616" calcext:value-type="float">
            <text:p>9.55616</text:p>
          </table:table-cell>
          <table:table-cell table:style-name="ce1" office:value-type="float" office:value="0.629528748839589" calcext:value-type="float">
            <text:p>0.629528748839589</text:p>
          </table:table-cell>
          <table:table-cell table:style-name="ce1" office:value-type="float" office:value="2.66343921560173" calcext:value-type="float">
            <text:p>2.66343921560173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PNG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ook.ppm</text:p>
          </table:table-cell>
          <table:table-cell table:style-name="ce1" office:value-type="float" office:value="18739052" calcext:value-type="float">
            <text:p>18739052</text:p>
          </table:table-cell>
          <table:table-cell table:style-name="ce1" office:value-type="float" office:value="11450823" calcext:value-type="float">
            <text:p>11450823</text:p>
          </table:table-cell>
          <table:table-cell table:style-name="ce1" office:value-type="float" office:value="43444033" calcext:value-type="float">
            <text:p>43444033</text:p>
          </table:table-cell>
          <table:table-cell table:style-name="ce1" office:value-type="float" office:value="2757416" calcext:value-type="float">
            <text:p>2757416</text:p>
          </table:table-cell>
          <table:table-cell table:style-name="ce1" office:value-type="float" office:value="0.611067358156645" calcext:value-type="float">
            <text:p>0.611067358156645</text:p>
          </table:table-cell>
          <table:table-cell table:style-name="ce1" office:value-type="float" office:value="15.6158766666667" calcext:value-type="float">
            <text:p>15.6158766666667</text:p>
          </table:table-cell>
          <table:table-cell table:style-name="ce1" office:value-type="float" office:value="9.5423525" calcext:value-type="float">
            <text:p>9.5423525</text:p>
          </table:table-cell>
          <table:table-cell table:style-name="ce1" office:value-type="float" office:value="0.62872513081238" calcext:value-type="float">
            <text:p>0.62872513081238</text:p>
          </table:table-cell>
          <table:table-cell table:style-name="ce1" office:value-type="float" office:value="3.41076765889758" calcext:value-type="float">
            <text:p>3.41076765889758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PNG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iku.ppm</text:p>
          </table:table-cell>
          <table:table-cell table:style-name="ce1" office:value-type="float" office:value="21566784" calcext:value-type="float">
            <text:p>21566784</text:p>
          </table:table-cell>
          <table:table-cell table:style-name="ce1" office:value-type="float" office:value="21580182" calcext:value-type="float">
            <text:p>21580182</text:p>
          </table:table-cell>
          <table:table-cell table:style-name="ce1" office:value-type="float" office:value="3895026" calcext:value-type="float">
            <text:p>3895026</text:p>
          </table:table-cell>
          <table:table-cell table:style-name="ce1" office:value-type="float" office:value="2200859" calcext:value-type="float">
            <text:p>2200859</text:p>
          </table:table-cell>
          <table:table-cell table:style-name="ce1" office:value-type="float" office:value="1.00062123309623" calcext:value-type="float">
            <text:p>1.00062123309623</text:p>
          </table:table-cell>
          <table:table-cell table:style-name="ce1" office:value-type="float" office:value="17.97232" calcext:value-type="float">
            <text:p>17.97232</text:p>
          </table:table-cell>
          <table:table-cell table:style-name="ce1" office:value-type="float" office:value="17.983485" calcext:value-type="float">
            <text:p>17.983485</text:p>
          </table:table-cell>
          <table:table-cell table:style-name="ce1" office:value-type="float" office:value="1.01286705889946" calcext:value-type="float">
            <text:p>1.01286705889946</text:p>
          </table:table-cell>
          <table:table-cell table:style-name="ce1" office:value-type="float" office:value="1.22959066497814" calcext:value-type="float">
            <text:p>1.22959066497814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PNG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iku.ppm</text:p>
          </table:table-cell>
          <table:table-cell table:style-name="ce1" office:value-type="float" office:value="21566784" calcext:value-type="float">
            <text:p>21566784</text:p>
          </table:table-cell>
          <table:table-cell table:style-name="ce1" office:value-type="float" office:value="11123987" calcext:value-type="float">
            <text:p>11123987</text:p>
          </table:table-cell>
          <table:table-cell table:style-name="ce1" office:value-type="float" office:value="6956005" calcext:value-type="float">
            <text:p>6956005</text:p>
          </table:table-cell>
          <table:table-cell table:style-name="ce1" office:value-type="float" office:value="2987321" calcext:value-type="float">
            <text:p>2987321</text:p>
          </table:table-cell>
          <table:table-cell table:style-name="ce1" office:value-type="float" office:value="0.515792572504088" calcext:value-type="float">
            <text:p>0.515792572504088</text:p>
          </table:table-cell>
          <table:table-cell table:style-name="ce1" office:value-type="float" office:value="17.97232" calcext:value-type="float">
            <text:p>17.97232</text:p>
          </table:table-cell>
          <table:table-cell table:style-name="ce1" office:value-type="float" office:value="9.26998916666667" calcext:value-type="float">
            <text:p>9.26998916666667</text:p>
          </table:table-cell>
          <table:table-cell table:style-name="ce1" office:value-type="float" office:value="0.532414360898686" calcext:value-type="float">
            <text:p>0.532414360898686</text:p>
          </table:table-cell>
          <table:table-cell table:style-name="ce1" office:value-type="float" office:value="0.919454264483754" calcext:value-type="float">
            <text:p>0.919454264483754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PNG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iku.ppm</text:p>
          </table:table-cell>
          <table:table-cell table:style-name="ce1" office:value-type="float" office:value="21566784" calcext:value-type="float">
            <text:p>21566784</text:p>
          </table:table-cell>
          <table:table-cell table:style-name="ce1" office:value-type="float" office:value="11006078" calcext:value-type="float">
            <text:p>11006078</text:p>
          </table:table-cell>
          <table:table-cell table:style-name="ce1" office:value-type="float" office:value="7484812" calcext:value-type="float">
            <text:p>7484812</text:p>
          </table:table-cell>
          <table:table-cell table:style-name="ce1" office:value-type="float" office:value="2957466" calcext:value-type="float">
            <text:p>2957466</text:p>
          </table:table-cell>
          <table:table-cell table:style-name="ce1" office:value-type="float" office:value="0.510325415231126" calcext:value-type="float">
            <text:p>0.510325415231126</text:p>
          </table:table-cell>
          <table:table-cell table:style-name="ce1" office:value-type="float" office:value="17.97232" calcext:value-type="float">
            <text:p>17.97232</text:p>
          </table:table-cell>
          <table:table-cell table:style-name="ce1" office:value-type="float" office:value="9.17173166666667" calcext:value-type="float">
            <text:p>9.17173166666667</text:p>
          </table:table-cell>
          <table:table-cell table:style-name="ce1" office:value-type="float" office:value="0.526781087064256" calcext:value-type="float">
            <text:p>0.526781087064256</text:p>
          </table:table-cell>
          <table:table-cell table:style-name="ce1" office:value-type="float" office:value="0.943244403987168" calcext:value-type="float">
            <text:p>0.943244403987168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PNG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iku.ppm</text:p>
          </table:table-cell>
          <table:table-cell table:style-name="ce1" office:value-type="float" office:value="21566784" calcext:value-type="float">
            <text:p>21566784</text:p>
          </table:table-cell>
          <table:table-cell table:style-name="ce1" office:value-type="float" office:value="10734514" calcext:value-type="float">
            <text:p>10734514</text:p>
          </table:table-cell>
          <table:table-cell table:style-name="ce1" office:value-type="float" office:value="9967132" calcext:value-type="float">
            <text:p>9967132</text:p>
          </table:table-cell>
          <table:table-cell table:style-name="ce1" office:value-type="float" office:value="3909742" calcext:value-type="float">
            <text:p>3909742</text:p>
          </table:table-cell>
          <table:table-cell table:style-name="ce1" office:value-type="float" office:value="0.497733644478472" calcext:value-type="float">
            <text:p>0.497733644478472</text:p>
          </table:table-cell>
          <table:table-cell table:style-name="ce1" office:value-type="float" office:value="17.97232" calcext:value-type="float">
            <text:p>17.97232</text:p>
          </table:table-cell>
          <table:table-cell table:style-name="ce1" office:value-type="float" office:value="8.94542833333333" calcext:value-type="float">
            <text:p>8.94542833333333</text:p>
          </table:table-cell>
          <table:table-cell table:style-name="ce1" office:value-type="float" office:value="0.519487886557402" calcext:value-type="float">
            <text:p>0.519487886557402</text:p>
          </table:table-cell>
          <table:table-cell table:style-name="ce1" office:value-type="float" office:value="1.07407026657289" calcext:value-type="float">
            <text:p>1.07407026657289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PNG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iku.ppm</text:p>
          </table:table-cell>
          <table:table-cell table:style-name="ce1" office:value-type="float" office:value="21566784" calcext:value-type="float">
            <text:p>21566784</text:p>
          </table:table-cell>
          <table:table-cell table:style-name="ce1" office:value-type="float" office:value="10362865" calcext:value-type="float">
            <text:p>10362865</text:p>
          </table:table-cell>
          <table:table-cell table:style-name="ce1" office:value-type="float" office:value="13317857" calcext:value-type="float">
            <text:p>13317857</text:p>
          </table:table-cell>
          <table:table-cell table:style-name="ce1" office:value-type="float" office:value="2902763" calcext:value-type="float">
            <text:p>2902763</text:p>
          </table:table-cell>
          <table:table-cell table:style-name="ce1" office:value-type="float" office:value="0.480501172543853" calcext:value-type="float">
            <text:p>0.480501172543853</text:p>
          </table:table-cell>
          <table:table-cell table:style-name="ce1" office:value-type="float" office:value="17.97232" calcext:value-type="float">
            <text:p>17.97232</text:p>
          </table:table-cell>
          <table:table-cell table:style-name="ce1" office:value-type="float" office:value="8.63572083333334" calcext:value-type="float">
            <text:p>8.63572083333334</text:p>
          </table:table-cell>
          <table:table-cell table:style-name="ce1" office:value-type="float" office:value="0.496652470762447" calcext:value-type="float">
            <text:p>0.496652470762447</text:p>
          </table:table-cell>
          <table:table-cell table:style-name="ce1" office:value-type="float" office:value="1.23767294001739" calcext:value-type="float">
            <text:p>1.23767294001739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PNG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iku.ppm</text:p>
          </table:table-cell>
          <table:table-cell table:style-name="ce1" office:value-type="float" office:value="21566784" calcext:value-type="float">
            <text:p>21566784</text:p>
          </table:table-cell>
          <table:table-cell table:style-name="ce1" office:value-type="float" office:value="10292165" calcext:value-type="float">
            <text:p>10292165</text:p>
          </table:table-cell>
          <table:table-cell table:style-name="ce1" office:value-type="float" office:value="17672168" calcext:value-type="float">
            <text:p>17672168</text:p>
          </table:table-cell>
          <table:table-cell table:style-name="ce1" office:value-type="float" office:value="2867530" calcext:value-type="float">
            <text:p>2867530</text:p>
          </table:table-cell>
          <table:table-cell table:style-name="ce1" office:value-type="float" office:value="0.477222983269086" calcext:value-type="float">
            <text:p>0.477222983269086</text:p>
          </table:table-cell>
          <table:table-cell table:style-name="ce1" office:value-type="float" office:value="17.97232" calcext:value-type="float">
            <text:p>17.97232</text:p>
          </table:table-cell>
          <table:table-cell table:style-name="ce1" office:value-type="float" office:value="8.57680416666667" calcext:value-type="float">
            <text:p>8.57680416666667</text:p>
          </table:table-cell>
          <table:table-cell table:style-name="ce1" office:value-type="float" office:value="0.493178241132289" calcext:value-type="float">
            <text:p>0.493178241132289</text:p>
          </table:table-cell>
          <table:table-cell table:style-name="ce1" office:value-type="float" office:value="1.47647744791249" calcext:value-type="float">
            <text:p>1.47647744791249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PNG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iku.ppm</text:p>
          </table:table-cell>
          <table:table-cell table:style-name="ce1" office:value-type="float" office:value="21566784" calcext:value-type="float">
            <text:p>21566784</text:p>
          </table:table-cell>
          <table:table-cell table:style-name="ce1" office:value-type="float" office:value="10162807" calcext:value-type="float">
            <text:p>10162807</text:p>
          </table:table-cell>
          <table:table-cell table:style-name="ce1" office:value-type="float" office:value="28827974" calcext:value-type="float">
            <text:p>28827974</text:p>
          </table:table-cell>
          <table:table-cell table:style-name="ce1" office:value-type="float" office:value="2869086" calcext:value-type="float">
            <text:p>2869086</text:p>
          </table:table-cell>
          <table:table-cell table:style-name="ce1" office:value-type="float" office:value="0.471224963351049" calcext:value-type="float">
            <text:p>0.471224963351049</text:p>
          </table:table-cell>
          <table:table-cell table:style-name="ce1" office:value-type="float" office:value="17.97232" calcext:value-type="float">
            <text:p>17.97232</text:p>
          </table:table-cell>
          <table:table-cell table:style-name="ce1" office:value-type="float" office:value="8.46900583333333" calcext:value-type="float">
            <text:p>8.46900583333333</text:p>
          </table:table-cell>
          <table:table-cell table:style-name="ce1" office:value-type="float" office:value="0.487188878972405" calcext:value-type="float">
            <text:p>0.487188878972405</text:p>
          </table:table-cell>
          <table:table-cell table:style-name="ce1" office:value-type="float" office:value="2.09120961753037" calcext:value-type="float">
            <text:p>2.09120961753037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PNG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iku.ppm</text:p>
          </table:table-cell>
          <table:table-cell table:style-name="ce1" office:value-type="float" office:value="21566784" calcext:value-type="float">
            <text:p>21566784</text:p>
          </table:table-cell>
          <table:table-cell table:style-name="ce1" office:value-type="float" office:value="10108778" calcext:value-type="float">
            <text:p>10108778</text:p>
          </table:table-cell>
          <table:table-cell table:style-name="ce1" office:value-type="float" office:value="35473721" calcext:value-type="float">
            <text:p>35473721</text:p>
          </table:table-cell>
          <table:table-cell table:style-name="ce1" office:value-type="float" office:value="2848201" calcext:value-type="float">
            <text:p>2848201</text:p>
          </table:table-cell>
          <table:table-cell table:style-name="ce1" office:value-type="float" office:value="0.468719768325217" calcext:value-type="float">
            <text:p>0.468719768325217</text:p>
          </table:table-cell>
          <table:table-cell table:style-name="ce1" office:value-type="float" office:value="17.97232" calcext:value-type="float">
            <text:p>17.97232</text:p>
          </table:table-cell>
          <table:table-cell table:style-name="ce1" office:value-type="float" office:value="8.42398166666667" calcext:value-type="float">
            <text:p>8.42398166666667</text:p>
          </table:table-cell>
          <table:table-cell table:style-name="ce1" office:value-type="float" office:value="0.484567477469056" calcext:value-type="float">
            <text:p>0.484567477469056</text:p>
          </table:table-cell>
          <table:table-cell table:style-name="ce1" office:value-type="float" office:value="2.45836501724133" calcext:value-type="float">
            <text:p>2.45836501724133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PNG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iku.ppm</text:p>
          </table:table-cell>
          <table:table-cell table:style-name="ce1" office:value-type="float" office:value="21566784" calcext:value-type="float">
            <text:p>21566784</text:p>
          </table:table-cell>
          <table:table-cell table:style-name="ce1" office:value-type="float" office:value="10037563" calcext:value-type="float">
            <text:p>10037563</text:p>
          </table:table-cell>
          <table:table-cell table:style-name="ce1" office:value-type="float" office:value="51797990" calcext:value-type="float">
            <text:p>51797990</text:p>
          </table:table-cell>
          <table:table-cell table:style-name="ce1" office:value-type="float" office:value="2836395" calcext:value-type="float">
            <text:p>2836395</text:p>
          </table:table-cell>
          <table:table-cell table:style-name="ce1" office:value-type="float" office:value="0.46541769973678" calcext:value-type="float">
            <text:p>0.46541769973678</text:p>
          </table:table-cell>
          <table:table-cell table:style-name="ce1" office:value-type="float" office:value="17.97232" calcext:value-type="float">
            <text:p>17.97232</text:p>
          </table:table-cell>
          <table:table-cell table:style-name="ce1" office:value-type="float" office:value="8.36463583333333" calcext:value-type="float">
            <text:p>8.36463583333333</text:p>
          </table:table-cell>
          <table:table-cell table:style-name="ce1" office:value-type="float" office:value="0.481199718975254" calcext:value-type="float">
            <text:p>0.481199718975254</text:p>
          </table:table-cell>
          <table:table-cell table:style-name="ce1" office:value-type="float" office:value="3.36329785655571" calcext:value-type="float">
            <text:p>3.3632978565557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PNG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iku.ppm</text:p>
          </table:table-cell>
          <table:table-cell table:style-name="ce1" office:value-type="float" office:value="21566784" calcext:value-type="float">
            <text:p>21566784</text:p>
          </table:table-cell>
          <table:table-cell table:style-name="ce1" office:value-type="float" office:value="10030561" calcext:value-type="float">
            <text:p>10030561</text:p>
          </table:table-cell>
          <table:table-cell table:style-name="ce1" office:value-type="float" office:value="55349563" calcext:value-type="float">
            <text:p>55349563</text:p>
          </table:table-cell>
          <table:table-cell table:style-name="ce1" office:value-type="float" office:value="2831866" calcext:value-type="float">
            <text:p>2831866</text:p>
          </table:table-cell>
          <table:table-cell table:style-name="ce1" office:value-type="float" office:value="0.46509303380606" calcext:value-type="float">
            <text:p>0.46509303380606</text:p>
          </table:table-cell>
          <table:table-cell table:style-name="ce1" office:value-type="float" office:value="17.97232" calcext:value-type="float">
            <text:p>17.97232</text:p>
          </table:table-cell>
          <table:table-cell table:style-name="ce1" office:value-type="float" office:value="8.35880083333333" calcext:value-type="float">
            <text:p>8.35880083333333</text:p>
          </table:table-cell>
          <table:table-cell table:style-name="ce1" office:value-type="float" office:value="0.480849853181633" calcext:value-type="float">
            <text:p>0.480849853181633</text:p>
          </table:table-cell>
          <table:table-cell table:style-name="ce1" office:value-type="float" office:value="3.5605614875171" calcext:value-type="float">
            <text:p>3.560561487517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PNG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oad.ppm</text:p>
          </table:table-cell>
          <table:table-cell table:style-name="ce1" office:value-type="float" office:value="25200017" calcext:value-type="float">
            <text:p>25200017</text:p>
          </table:table-cell>
          <table:table-cell table:style-name="ce1" office:value-type="float" office:value="25214838" calcext:value-type="float">
            <text:p>25214838</text:p>
          </table:table-cell>
          <table:table-cell table:style-name="ce1" office:value-type="float" office:value="4679633" calcext:value-type="float">
            <text:p>4679633</text:p>
          </table:table-cell>
          <table:table-cell table:style-name="ce1" office:value-type="float" office:value="2469823" calcext:value-type="float">
            <text:p>2469823</text:p>
          </table:table-cell>
          <table:table-cell table:style-name="ce1" office:value-type="float" office:value="1.00058813452388" calcext:value-type="float">
            <text:p>1.00058813452388</text:p>
          </table:table-cell>
          <table:table-cell table:style-name="ce1" office:value-type="float" office:value="21.0000141666667" calcext:value-type="float">
            <text:p>21.0000141666667</text:p>
          </table:table-cell>
          <table:table-cell table:style-name="ce1" office:value-type="float" office:value="21.012365" calcext:value-type="float">
            <text:p>21.012365</text:p>
          </table:table-cell>
          <table:table-cell table:style-name="ce1" office:value-type="float" office:value="1.0123491884946" calcext:value-type="float">
            <text:p>1.0123491884946</text:p>
          </table:table-cell>
          <table:table-cell table:style-name="ce1" office:value-type="float" office:value="1.23518870483302" calcext:value-type="float">
            <text:p>1.23518870483302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PNG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oad.ppm</text:p>
          </table:table-cell>
          <table:table-cell table:style-name="ce1" office:value-type="float" office:value="25200017" calcext:value-type="float">
            <text:p>25200017</text:p>
          </table:table-cell>
          <table:table-cell table:style-name="ce1" office:value-type="float" office:value="9410952" calcext:value-type="float">
            <text:p>9410952</text:p>
          </table:table-cell>
          <table:table-cell table:style-name="ce1" office:value-type="float" office:value="7440092" calcext:value-type="float">
            <text:p>7440092</text:p>
          </table:table-cell>
          <table:table-cell table:style-name="ce1" office:value-type="float" office:value="3121235" calcext:value-type="float">
            <text:p>3121235</text:p>
          </table:table-cell>
          <table:table-cell table:style-name="ce1" office:value-type="float" office:value="0.373450224259769" calcext:value-type="float">
            <text:p>0.373450224259769</text:p>
          </table:table-cell>
          <table:table-cell table:style-name="ce1" office:value-type="float" office:value="21.0000141666667" calcext:value-type="float">
            <text:p>21.0000141666667</text:p>
          </table:table-cell>
          <table:table-cell table:style-name="ce1" office:value-type="float" office:value="7.84246" calcext:value-type="float">
            <text:p>7.84246</text:p>
          </table:table-cell>
          <table:table-cell table:style-name="ce1" office:value-type="float" office:value="0.388313238042657" calcext:value-type="float">
            <text:p>0.388313238042657</text:p>
          </table:table-cell>
          <table:table-cell table:style-name="ce1" office:value-type="float" office:value="0.74260309427569" calcext:value-type="float">
            <text:p>0.74260309427569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PNG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oad.ppm</text:p>
          </table:table-cell>
          <table:table-cell table:style-name="ce1" office:value-type="float" office:value="25200017" calcext:value-type="float">
            <text:p>25200017</text:p>
          </table:table-cell>
          <table:table-cell table:style-name="ce1" office:value-type="float" office:value="9105270" calcext:value-type="float">
            <text:p>9105270</text:p>
          </table:table-cell>
          <table:table-cell table:style-name="ce1" office:value-type="float" office:value="8330547" calcext:value-type="float">
            <text:p>8330547</text:p>
          </table:table-cell>
          <table:table-cell table:style-name="ce1" office:value-type="float" office:value="3099250" calcext:value-type="float">
            <text:p>3099250</text:p>
          </table:table-cell>
          <table:table-cell table:style-name="ce1" office:value-type="float" office:value="0.361319994347623" calcext:value-type="float">
            <text:p>0.361319994347623</text:p>
          </table:table-cell>
          <table:table-cell table:style-name="ce1" office:value-type="float" office:value="21.0000141666667" calcext:value-type="float">
            <text:p>21.0000141666667</text:p>
          </table:table-cell>
          <table:table-cell table:style-name="ce1" office:value-type="float" office:value="7.587725" calcext:value-type="float">
            <text:p>7.587725</text:p>
          </table:table-cell>
          <table:table-cell table:style-name="ce1" office:value-type="float" office:value="0.376078317724944" calcext:value-type="float">
            <text:p>0.376078317724944</text:p>
          </table:table-cell>
          <table:table-cell table:style-name="ce1" office:value-type="float" office:value="0.772770764400675" calcext:value-type="float">
            <text:p>0.772770764400675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PNG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oad.ppm</text:p>
          </table:table-cell>
          <table:table-cell table:style-name="ce1" office:value-type="float" office:value="25200017" calcext:value-type="float">
            <text:p>25200017</text:p>
          </table:table-cell>
          <table:table-cell table:style-name="ce1" office:value-type="float" office:value="8825428" calcext:value-type="float">
            <text:p>8825428</text:p>
          </table:table-cell>
          <table:table-cell table:style-name="ce1" office:value-type="float" office:value="11849057" calcext:value-type="float">
            <text:p>11849057</text:p>
          </table:table-cell>
          <table:table-cell table:style-name="ce1" office:value-type="float" office:value="3060071" calcext:value-type="float">
            <text:p>3060071</text:p>
          </table:table-cell>
          <table:table-cell table:style-name="ce1" office:value-type="float" office:value="0.350215160569138" calcext:value-type="float">
            <text:p>0.350215160569138</text:p>
          </table:table-cell>
          <table:table-cell table:style-name="ce1" office:value-type="float" office:value="21.0000141666667" calcext:value-type="float">
            <text:p>21.0000141666667</text:p>
          </table:table-cell>
          <table:table-cell table:style-name="ce1" office:value-type="float" office:value="7.35452333333333" calcext:value-type="float">
            <text:p>7.35452333333333</text:p>
          </table:table-cell>
          <table:table-cell table:style-name="ce1" office:value-type="float" office:value="0.364786917405651" calcext:value-type="float">
            <text:p>0.364786917405651</text:p>
          </table:table-cell>
          <table:table-cell table:style-name="ce1" office:value-type="float" office:value="0.929027346291076" calcext:value-type="float">
            <text:p>0.929027346291076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PNG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oad.ppm</text:p>
          </table:table-cell>
          <table:table-cell table:style-name="ce1" office:value-type="float" office:value="25200017" calcext:value-type="float">
            <text:p>25200017</text:p>
          </table:table-cell>
          <table:table-cell table:style-name="ce1" office:value-type="float" office:value="8168884" calcext:value-type="float">
            <text:p>8168884</text:p>
          </table:table-cell>
          <table:table-cell table:style-name="ce1" office:value-type="float" office:value="13011930" calcext:value-type="float">
            <text:p>13011930</text:p>
          </table:table-cell>
          <table:table-cell table:style-name="ce1" office:value-type="float" office:value="3132061" calcext:value-type="float">
            <text:p>3132061</text:p>
          </table:table-cell>
          <table:table-cell table:style-name="ce1" office:value-type="float" office:value="0.324161844811454" calcext:value-type="float">
            <text:p>0.324161844811454</text:p>
          </table:table-cell>
          <table:table-cell table:style-name="ce1" office:value-type="float" office:value="21.0000141666667" calcext:value-type="float">
            <text:p>21.0000141666667</text:p>
          </table:table-cell>
          <table:table-cell table:style-name="ce1" office:value-type="float" office:value="6.80740333333333" calcext:value-type="float">
            <text:p>6.80740333333333</text:p>
          </table:table-cell>
          <table:table-cell table:style-name="ce1" office:value-type="float" office:value="0.339076410940516" calcext:value-type="float">
            <text:p>0.339076410940516</text:p>
          </table:table-cell>
          <table:table-cell table:style-name="ce1" office:value-type="float" office:value="0.958691707231785" calcext:value-type="float">
            <text:p>0.958691707231785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PNG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oad.ppm</text:p>
          </table:table-cell>
          <table:table-cell table:style-name="ce1" office:value-type="float" office:value="25200017" calcext:value-type="float">
            <text:p>25200017</text:p>
          </table:table-cell>
          <table:table-cell table:style-name="ce1" office:value-type="float" office:value="8104788" calcext:value-type="float">
            <text:p>8104788</text:p>
          </table:table-cell>
          <table:table-cell table:style-name="ce1" office:value-type="float" office:value="18838370" calcext:value-type="float">
            <text:p>18838370</text:p>
          </table:table-cell>
          <table:table-cell table:style-name="ce1" office:value-type="float" office:value="3170096" calcext:value-type="float">
            <text:p>3170096</text:p>
          </table:table-cell>
          <table:table-cell table:style-name="ce1" office:value-type="float" office:value="0.321618354463808" calcext:value-type="float">
            <text:p>0.321618354463808</text:p>
          </table:table-cell>
          <table:table-cell table:style-name="ce1" office:value-type="float" office:value="21.0000141666667" calcext:value-type="float">
            <text:p>21.0000141666667</text:p>
          </table:table-cell>
          <table:table-cell table:style-name="ce1" office:value-type="float" office:value="6.75399" calcext:value-type="float">
            <text:p>6.75399</text:p>
          </table:table-cell>
          <table:table-cell table:style-name="ce1" office:value-type="float" office:value="0.336714039518307" calcext:value-type="float">
            <text:p>0.336714039518307</text:p>
          </table:table-cell>
          <table:table-cell table:style-name="ce1" office:value-type="float" office:value="1.2337786724509" calcext:value-type="float">
            <text:p>1.2337786724509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PNG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oad.ppm</text:p>
          </table:table-cell>
          <table:table-cell table:style-name="ce1" office:value-type="float" office:value="25200017" calcext:value-type="float">
            <text:p>25200017</text:p>
          </table:table-cell>
          <table:table-cell table:style-name="ce1" office:value-type="float" office:value="8012246" calcext:value-type="float">
            <text:p>8012246</text:p>
          </table:table-cell>
          <table:table-cell table:style-name="ce1" office:value-type="float" office:value="36293144" calcext:value-type="float">
            <text:p>36293144</text:p>
          </table:table-cell>
          <table:table-cell table:style-name="ce1" office:value-type="float" office:value="3116649" calcext:value-type="float">
            <text:p>3116649</text:p>
          </table:table-cell>
          <table:table-cell table:style-name="ce1" office:value-type="float" office:value="0.317946055353852" calcext:value-type="float">
            <text:p>0.317946055353852</text:p>
          </table:table-cell>
          <table:table-cell table:style-name="ce1" office:value-type="float" office:value="21.0000141666667" calcext:value-type="float">
            <text:p>21.0000141666667</text:p>
          </table:table-cell>
          <table:table-cell table:style-name="ce1" office:value-type="float" office:value="6.67687166666667" calcext:value-type="float">
            <text:p>6.67687166666667</text:p>
          </table:table-cell>
          <table:table-cell table:style-name="ce1" office:value-type="float" office:value="0.332787231056233" calcext:value-type="float">
            <text:p>0.332787231056233</text:p>
          </table:table-cell>
          <table:table-cell table:style-name="ce1" office:value-type="float" office:value="2.06103101755844" calcext:value-type="float">
            <text:p>2.06103101755844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PNG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oad.ppm</text:p>
          </table:table-cell>
          <table:table-cell table:style-name="ce1" office:value-type="float" office:value="25200017" calcext:value-type="float">
            <text:p>25200017</text:p>
          </table:table-cell>
          <table:table-cell table:style-name="ce1" office:value-type="float" office:value="7929286" calcext:value-type="float">
            <text:p>7929286</text:p>
          </table:table-cell>
          <table:table-cell table:style-name="ce1" office:value-type="float" office:value="52461586" calcext:value-type="float">
            <text:p>52461586</text:p>
          </table:table-cell>
          <table:table-cell table:style-name="ce1" office:value-type="float" office:value="3102332" calcext:value-type="float">
            <text:p>3102332</text:p>
          </table:table-cell>
          <table:table-cell table:style-name="ce1" office:value-type="float" office:value="0.314653994082623" calcext:value-type="float">
            <text:p>0.314653994082623</text:p>
          </table:table-cell>
          <table:table-cell table:style-name="ce1" office:value-type="float" office:value="21.0000141666667" calcext:value-type="float">
            <text:p>21.0000141666667</text:p>
          </table:table-cell>
          <table:table-cell table:style-name="ce1" office:value-type="float" office:value="6.60773833333333" calcext:value-type="float">
            <text:p>6.60773833333333</text:p>
          </table:table-cell>
          <table:table-cell table:style-name="ce1" office:value-type="float" office:value="0.32942699364052" calcext:value-type="float">
            <text:p>0.32942699364052</text:p>
          </table:table-cell>
          <table:table-cell table:style-name="ce1" office:value-type="float" office:value="2.82759607027249" calcext:value-type="float">
            <text:p>2.82759607027249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PNG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oad.ppm</text:p>
          </table:table-cell>
          <table:table-cell table:style-name="ce1" office:value-type="float" office:value="25200017" calcext:value-type="float">
            <text:p>25200017</text:p>
          </table:table-cell>
          <table:table-cell table:style-name="ce1" office:value-type="float" office:value="7734667" calcext:value-type="float">
            <text:p>7734667</text:p>
          </table:table-cell>
          <table:table-cell table:style-name="ce1" office:value-type="float" office:value="162361866" calcext:value-type="float">
            <text:p>162361866</text:p>
          </table:table-cell>
          <table:table-cell table:style-name="ce1" office:value-type="float" office:value="3121010" calcext:value-type="float">
            <text:p>3121010</text:p>
          </table:table-cell>
          <table:table-cell table:style-name="ce1" office:value-type="float" office:value="0.306931023102088" calcext:value-type="float">
            <text:p>0.306931023102088</text:p>
          </table:table-cell>
          <table:table-cell table:style-name="ce1" office:value-type="float" office:value="21.0000141666667" calcext:value-type="float">
            <text:p>21.0000141666667</text:p>
          </table:table-cell>
          <table:table-cell table:style-name="ce1" office:value-type="float" office:value="6.44555583333333" calcext:value-type="float">
            <text:p>6.44555583333333</text:p>
          </table:table-cell>
          <table:table-cell table:style-name="ce1" office:value-type="float" office:value="0.321792965457126" calcext:value-type="float">
            <text:p>0.321792965457126</text:p>
          </table:table-cell>
          <table:table-cell table:style-name="ce1" office:value-type="float" office:value="8.05330517832587" calcext:value-type="float">
            <text:p>8.05330517832587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PNG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oad.ppm</text:p>
          </table:table-cell>
          <table:table-cell table:style-name="ce1" office:value-type="float" office:value="25200017" calcext:value-type="float">
            <text:p>25200017</text:p>
          </table:table-cell>
          <table:table-cell table:style-name="ce1" office:value-type="float" office:value="7674434" calcext:value-type="float">
            <text:p>7674434</text:p>
          </table:table-cell>
          <table:table-cell table:style-name="ce1" office:value-type="float" office:value="252736511" calcext:value-type="float">
            <text:p>252736511</text:p>
          </table:table-cell>
          <table:table-cell table:style-name="ce1" office:value-type="float" office:value="3114715" calcext:value-type="float">
            <text:p>3114715</text:p>
          </table:table-cell>
          <table:table-cell table:style-name="ce1" office:value-type="float" office:value="0.304540826301824" calcext:value-type="float">
            <text:p>0.304540826301824</text:p>
          </table:table-cell>
          <table:table-cell table:style-name="ce1" office:value-type="float" office:value="21.0000141666667" calcext:value-type="float">
            <text:p>21.0000141666667</text:p>
          </table:table-cell>
          <table:table-cell table:style-name="ce1" office:value-type="float" office:value="6.39536166666667" calcext:value-type="float">
            <text:p>6.39536166666667</text:p>
          </table:table-cell>
          <table:table-cell table:style-name="ce1" office:value-type="float" office:value="0.319372792486608" calcext:value-type="float">
            <text:p>0.319372792486608</text:p>
          </table:table-cell>
          <table:table-cell table:style-name="ce1" office:value-type="float" office:value="12.3544366259753" calcext:value-type="float">
            <text:p>12.3544366259753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PNG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olf.ppm</text:p>
          </table:table-cell>
          <table:table-cell table:style-name="ce1" office:value-type="float" office:value="23895005" calcext:value-type="float">
            <text:p>23895005</text:p>
          </table:table-cell>
          <table:table-cell table:style-name="ce1" office:value-type="float" office:value="23909560" calcext:value-type="float">
            <text:p>23909560</text:p>
          </table:table-cell>
          <table:table-cell table:style-name="ce1" office:value-type="float" office:value="4396039" calcext:value-type="float">
            <text:p>4396039</text:p>
          </table:table-cell>
          <table:table-cell table:style-name="ce1" office:value-type="float" office:value="2216910" calcext:value-type="float">
            <text:p>2216910</text:p>
          </table:table-cell>
          <table:table-cell table:style-name="ce1" office:value-type="float" office:value="1.00060912312008" calcext:value-type="float">
            <text:p>1.00060912312008</text:p>
          </table:table-cell>
          <table:table-cell table:style-name="ce1" office:value-type="float" office:value="19.9125041666667" calcext:value-type="float">
            <text:p>19.9125041666667</text:p>
          </table:table-cell>
          <table:table-cell table:style-name="ce1" office:value-type="float" office:value="19.9246333333333" calcext:value-type="float">
            <text:p>19.9246333333333</text:p>
          </table:table-cell>
          <table:table-cell table:style-name="ce1" office:value-type="float" office:value="1.01174237879423" calcext:value-type="float">
            <text:p>1.01174237879423</text:p>
          </table:table-cell>
          <table:table-cell table:style-name="ce1" office:value-type="float" office:value="1.23251014176394" calcext:value-type="float">
            <text:p>1.23251014176394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PNG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olf.ppm</text:p>
          </table:table-cell>
          <table:table-cell table:style-name="ce1" office:value-type="float" office:value="23895005" calcext:value-type="float">
            <text:p>23895005</text:p>
          </table:table-cell>
          <table:table-cell table:style-name="ce1" office:value-type="float" office:value="16651369" calcext:value-type="float">
            <text:p>16651369</text:p>
          </table:table-cell>
          <table:table-cell table:style-name="ce1" office:value-type="float" office:value="8621987" calcext:value-type="float">
            <text:p>8621987</text:p>
          </table:table-cell>
          <table:table-cell table:style-name="ce1" office:value-type="float" office:value="4301603" calcext:value-type="float">
            <text:p>4301603</text:p>
          </table:table-cell>
          <table:table-cell table:style-name="ce1" office:value-type="float" office:value="0.696855639913028" calcext:value-type="float">
            <text:p>0.696855639913028</text:p>
          </table:table-cell>
          <table:table-cell table:style-name="ce1" office:value-type="float" office:value="19.9125041666667" calcext:value-type="float">
            <text:p>19.9125041666667</text:p>
          </table:table-cell>
          <table:table-cell table:style-name="ce1" office:value-type="float" office:value="13.8761408333333" calcext:value-type="float">
            <text:p>13.8761408333333</text:p>
          </table:table-cell>
          <table:table-cell table:style-name="ce1" office:value-type="float" office:value="0.718458161444201" calcext:value-type="float">
            <text:p>0.718458161444201</text:p>
          </table:table-cell>
          <table:table-cell table:style-name="ce1" office:value-type="float" office:value="1.15145176826705" calcext:value-type="float">
            <text:p>1.15145176826705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PNG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olf.ppm</text:p>
          </table:table-cell>
          <table:table-cell table:style-name="ce1" office:value-type="float" office:value="23895005" calcext:value-type="float">
            <text:p>23895005</text:p>
          </table:table-cell>
          <table:table-cell table:style-name="ce1" office:value-type="float" office:value="16594808" calcext:value-type="float">
            <text:p>16594808</text:p>
          </table:table-cell>
          <table:table-cell table:style-name="ce1" office:value-type="float" office:value="9116754" calcext:value-type="float">
            <text:p>9116754</text:p>
          </table:table-cell>
          <table:table-cell table:style-name="ce1" office:value-type="float" office:value="3329606" calcext:value-type="float">
            <text:p>3329606</text:p>
          </table:table-cell>
          <table:table-cell table:style-name="ce1" office:value-type="float" office:value="0.694488576168952" calcext:value-type="float">
            <text:p>0.694488576168952</text:p>
          </table:table-cell>
          <table:table-cell table:style-name="ce1" office:value-type="float" office:value="19.9125041666667" calcext:value-type="float">
            <text:p>19.9125041666667</text:p>
          </table:table-cell>
          <table:table-cell table:style-name="ce1" office:value-type="float" office:value="13.8290066666667" calcext:value-type="float">
            <text:p>13.8290066666667</text:p>
          </table:table-cell>
          <table:table-cell table:style-name="ce1" office:value-type="float" office:value="0.71120975785525" calcext:value-type="float">
            <text:p>0.71120975785525</text:p>
          </table:table-cell>
          <table:table-cell table:style-name="ce1" office:value-type="float" office:value="1.16905041534831" calcext:value-type="float">
            <text:p>1.1690504153483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PNG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olf.ppm</text:p>
          </table:table-cell>
          <table:table-cell table:style-name="ce1" office:value-type="float" office:value="23895005" calcext:value-type="float">
            <text:p>23895005</text:p>
          </table:table-cell>
          <table:table-cell table:style-name="ce1" office:value-type="float" office:value="16521681" calcext:value-type="float">
            <text:p>16521681</text:p>
          </table:table-cell>
          <table:table-cell table:style-name="ce1" office:value-type="float" office:value="10003641" calcext:value-type="float">
            <text:p>10003641</text:p>
          </table:table-cell>
          <table:table-cell table:style-name="ce1" office:value-type="float" office:value="3296840" calcext:value-type="float">
            <text:p>3296840</text:p>
          </table:table-cell>
          <table:table-cell table:style-name="ce1" office:value-type="float" office:value="0.691428229456324" calcext:value-type="float">
            <text:p>0.691428229456324</text:p>
          </table:table-cell>
          <table:table-cell table:style-name="ce1" office:value-type="float" office:value="19.9125041666667" calcext:value-type="float">
            <text:p>19.9125041666667</text:p>
          </table:table-cell>
          <table:table-cell table:style-name="ce1" office:value-type="float" office:value="13.7680675" calcext:value-type="float">
            <text:p>13.7680675</text:p>
          </table:table-cell>
          <table:table-cell table:style-name="ce1" office:value-type="float" office:value="0.707984861271216" calcext:value-type="float">
            <text:p>0.707984861271216</text:p>
          </table:table-cell>
          <table:table-cell table:style-name="ce1" office:value-type="float" office:value="1.21036471848405" calcext:value-type="float">
            <text:p>1.21036471848405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PNG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olf.ppm</text:p>
          </table:table-cell>
          <table:table-cell table:style-name="ce1" office:value-type="float" office:value="23895005" calcext:value-type="float">
            <text:p>23895005</text:p>
          </table:table-cell>
          <table:table-cell table:style-name="ce1" office:value-type="float" office:value="15831117" calcext:value-type="float">
            <text:p>15831117</text:p>
          </table:table-cell>
          <table:table-cell table:style-name="ce1" office:value-type="float" office:value="13313540" calcext:value-type="float">
            <text:p>13313540</text:p>
          </table:table-cell>
          <table:table-cell table:style-name="ce1" office:value-type="float" office:value="3139957" calcext:value-type="float">
            <text:p>3139957</text:p>
          </table:table-cell>
          <table:table-cell table:style-name="ce1" office:value-type="float" office:value="0.662528298278238" calcext:value-type="float">
            <text:p>0.662528298278238</text:p>
          </table:table-cell>
          <table:table-cell table:style-name="ce1" office:value-type="float" office:value="19.9125041666667" calcext:value-type="float">
            <text:p>19.9125041666667</text:p>
          </table:table-cell>
          <table:table-cell table:style-name="ce1" office:value-type="float" office:value="13.1925975" calcext:value-type="float">
            <text:p>13.1925975</text:p>
          </table:table-cell>
          <table:table-cell table:style-name="ce1" office:value-type="float" office:value="0.678297068362195" calcext:value-type="float">
            <text:p>0.678297068362195</text:p>
          </table:table-cell>
          <table:table-cell table:style-name="ce1" office:value-type="float" office:value="1.34689906279576" calcext:value-type="float">
            <text:p>1.34689906279576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PNG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olf.ppm</text:p>
          </table:table-cell>
          <table:table-cell table:style-name="ce1" office:value-type="float" office:value="23895005" calcext:value-type="float">
            <text:p>23895005</text:p>
          </table:table-cell>
          <table:table-cell table:style-name="ce1" office:value-type="float" office:value="15808684" calcext:value-type="float">
            <text:p>15808684</text:p>
          </table:table-cell>
          <table:table-cell table:style-name="ce1" office:value-type="float" office:value="14494338" calcext:value-type="float">
            <text:p>14494338</text:p>
          </table:table-cell>
          <table:table-cell table:style-name="ce1" office:value-type="float" office:value="3076635" calcext:value-type="float">
            <text:p>3076635</text:p>
          </table:table-cell>
          <table:table-cell table:style-name="ce1" office:value-type="float" office:value="0.661589482822874" calcext:value-type="float">
            <text:p>0.661589482822874</text:p>
          </table:table-cell>
          <table:table-cell table:style-name="ce1" office:value-type="float" office:value="19.9125041666667" calcext:value-type="float">
            <text:p>19.9125041666667</text:p>
          </table:table-cell>
          <table:table-cell table:style-name="ce1" office:value-type="float" office:value="13.1739033333333" calcext:value-type="float">
            <text:p>13.1739033333333</text:p>
          </table:table-cell>
          <table:table-cell table:style-name="ce1" office:value-type="float" office:value="0.67704025171788" calcext:value-type="float">
            <text:p>0.67704025171788</text:p>
          </table:table-cell>
          <table:table-cell table:style-name="ce1" office:value-type="float" office:value="1.40494156833196" calcext:value-type="float">
            <text:p>1.40494156833196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PNG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olf.ppm</text:p>
          </table:table-cell>
          <table:table-cell table:style-name="ce1" office:value-type="float" office:value="23895005" calcext:value-type="float">
            <text:p>23895005</text:p>
          </table:table-cell>
          <table:table-cell table:style-name="ce1" office:value-type="float" office:value="15793283" calcext:value-type="float">
            <text:p>15793283</text:p>
          </table:table-cell>
          <table:table-cell table:style-name="ce1" office:value-type="float" office:value="16158833" calcext:value-type="float">
            <text:p>16158833</text:p>
          </table:table-cell>
          <table:table-cell table:style-name="ce1" office:value-type="float" office:value="3055040" calcext:value-type="float">
            <text:p>3055040</text:p>
          </table:table-cell>
          <table:table-cell table:style-name="ce1" office:value-type="float" office:value="0.660944954813778" calcext:value-type="float">
            <text:p>0.660944954813778</text:p>
          </table:table-cell>
          <table:table-cell table:style-name="ce1" office:value-type="float" office:value="19.9125041666667" calcext:value-type="float">
            <text:p>19.9125041666667</text:p>
          </table:table-cell>
          <table:table-cell table:style-name="ce1" office:value-type="float" office:value="13.1610691666667" calcext:value-type="float">
            <text:p>13.1610691666667</text:p>
          </table:table-cell>
          <table:table-cell table:style-name="ce1" office:value-type="float" office:value="0.676287274265061" calcext:value-type="float">
            <text:p>0.676287274265061</text:p>
          </table:table-cell>
          <table:table-cell table:style-name="ce1" office:value-type="float" office:value="1.48777903164281" calcext:value-type="float">
            <text:p>1.4877790316428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PNG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olf.ppm</text:p>
          </table:table-cell>
          <table:table-cell table:style-name="ce1" office:value-type="float" office:value="23895005" calcext:value-type="float">
            <text:p>23895005</text:p>
          </table:table-cell>
          <table:table-cell table:style-name="ce1" office:value-type="float" office:value="15790340" calcext:value-type="float">
            <text:p>15790340</text:p>
          </table:table-cell>
          <table:table-cell table:style-name="ce1" office:value-type="float" office:value="16617152" calcext:value-type="float">
            <text:p>16617152</text:p>
          </table:table-cell>
          <table:table-cell table:style-name="ce1" office:value-type="float" office:value="3130802" calcext:value-type="float">
            <text:p>3130802</text:p>
          </table:table-cell>
          <table:table-cell table:style-name="ce1" office:value-type="float" office:value="0.660821790997742" calcext:value-type="float">
            <text:p>0.660821790997742</text:p>
          </table:table-cell>
          <table:table-cell table:style-name="ce1" office:value-type="float" office:value="19.9125041666667" calcext:value-type="float">
            <text:p>19.9125041666667</text:p>
          </table:table-cell>
          <table:table-cell table:style-name="ce1" office:value-type="float" office:value="13.1586166666667" calcext:value-type="float">
            <text:p>13.1586166666667</text:p>
          </table:table-cell>
          <table:table-cell table:style-name="ce1" office:value-type="float" office:value="0.676544584945682" calcext:value-type="float">
            <text:p>0.676544584945682</text:p>
          </table:table-cell>
          <table:table-cell table:style-name="ce1" office:value-type="float" office:value="1.5110529853415" calcext:value-type="float">
            <text:p>1.5110529853415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PNG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olf.ppm</text:p>
          </table:table-cell>
          <table:table-cell table:style-name="ce1" office:value-type="float" office:value="23895005" calcext:value-type="float">
            <text:p>23895005</text:p>
          </table:table-cell>
          <table:table-cell table:style-name="ce1" office:value-type="float" office:value="15785865" calcext:value-type="float">
            <text:p>15785865</text:p>
          </table:table-cell>
          <table:table-cell table:style-name="ce1" office:value-type="float" office:value="17933666" calcext:value-type="float">
            <text:p>17933666</text:p>
          </table:table-cell>
          <table:table-cell table:style-name="ce1" office:value-type="float" office:value="3041471" calcext:value-type="float">
            <text:p>3041471</text:p>
          </table:table-cell>
          <table:table-cell table:style-name="ce1" office:value-type="float" office:value="0.660634513363776" calcext:value-type="float">
            <text:p>0.660634513363776</text:p>
          </table:table-cell>
          <table:table-cell table:style-name="ce1" office:value-type="float" office:value="19.9125041666667" calcext:value-type="float">
            <text:p>19.9125041666667</text:p>
          </table:table-cell>
          <table:table-cell table:style-name="ce1" office:value-type="float" office:value="13.1548875" calcext:value-type="float">
            <text:p>13.1548875</text:p>
          </table:table-cell>
          <table:table-cell table:style-name="ce1" office:value-type="float" office:value="0.675908689703141" calcext:value-type="float">
            <text:p>0.675908689703141</text:p>
          </table:table-cell>
          <table:table-cell table:style-name="ce1" office:value-type="float" office:value="1.57653202918351" calcext:value-type="float">
            <text:p>1.5765320291835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PNG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olf.ppm</text:p>
          </table:table-cell>
          <table:table-cell table:style-name="ce1" office:value-type="float" office:value="23895005" calcext:value-type="float">
            <text:p>23895005</text:p>
          </table:table-cell>
          <table:table-cell table:style-name="ce1" office:value-type="float" office:value="15784832" calcext:value-type="float">
            <text:p>15784832</text:p>
          </table:table-cell>
          <table:table-cell table:style-name="ce1" office:value-type="float" office:value="19645953" calcext:value-type="float">
            <text:p>19645953</text:p>
          </table:table-cell>
          <table:table-cell table:style-name="ce1" office:value-type="float" office:value="3084655" calcext:value-type="float">
            <text:p>3084655</text:p>
          </table:table-cell>
          <table:table-cell table:style-name="ce1" office:value-type="float" office:value="0.660591282571399" calcext:value-type="float">
            <text:p>0.660591282571399</text:p>
          </table:table-cell>
          <table:table-cell table:style-name="ce1" office:value-type="float" office:value="19.9125041666667" calcext:value-type="float">
            <text:p>19.9125041666667</text:p>
          </table:table-cell>
          <table:table-cell table:style-name="ce1" office:value-type="float" office:value="13.1540266666667" calcext:value-type="float">
            <text:p>13.1540266666667</text:p>
          </table:table-cell>
          <table:table-cell table:style-name="ce1" office:value-type="float" office:value="0.676082327666389" calcext:value-type="float">
            <text:p>0.676082327666389</text:p>
          </table:table-cell>
          <table:table-cell table:style-name="ce1" office:value-type="float" office:value="1.66269620784762" calcext:value-type="float">
            <text:p>1.66269620784762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WEBP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esu.ppm</text:p>
          </table:table-cell>
          <table:table-cell table:style-name="ce1" office:value-type="float" office:value="5760017" calcext:value-type="float">
            <text:p>5760017</text:p>
          </table:table-cell>
          <table:table-cell table:style-name="ce1" office:value-type="float" office:value="1037302" calcext:value-type="float">
            <text:p>1037302</text:p>
          </table:table-cell>
          <table:table-cell table:style-name="ce1" office:value-type="float" office:value="2522696" calcext:value-type="float">
            <text:p>2522696</text:p>
          </table:table-cell>
          <table:table-cell table:style-name="ce1" office:value-type="float" office:value="545054" calcext:value-type="float">
            <text:p>545054</text:p>
          </table:table-cell>
          <table:table-cell table:style-name="ce1" office:value-type="float" office:value="0.180086621272125" calcext:value-type="float">
            <text:p>0.180086621272125</text:p>
          </table:table-cell>
          <table:table-cell table:style-name="ce1" office:value-type="float" office:value="4.80001416666667" calcext:value-type="float">
            <text:p>4.80001416666667</text:p>
          </table:table-cell>
          <table:table-cell table:style-name="ce1" office:value-type="float" office:value="0.864418333333333" calcext:value-type="float">
            <text:p>0.864418333333333</text:p>
          </table:table-cell>
          <table:table-cell table:style-name="ce1" office:value-type="float" office:value="0.191441879425009" calcext:value-type="float">
            <text:p>0.191441879425009</text:p>
          </table:table-cell>
          <table:table-cell table:style-name="ce1" office:value-type="float" office:value="0.71700199495939" calcext:value-type="float">
            <text:p>0.71700199495939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WEBP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esu.ppm</text:p>
          </table:table-cell>
          <table:table-cell table:style-name="ce1" office:value-type="float" office:value="5760017" calcext:value-type="float">
            <text:p>5760017</text:p>
          </table:table-cell>
          <table:table-cell table:style-name="ce1" office:value-type="float" office:value="916840" calcext:value-type="float">
            <text:p>916840</text:p>
          </table:table-cell>
          <table:table-cell table:style-name="ce1" office:value-type="float" office:value="7644577" calcext:value-type="float">
            <text:p>7644577</text:p>
          </table:table-cell>
          <table:table-cell table:style-name="ce1" office:value-type="float" office:value="386256" calcext:value-type="float">
            <text:p>386256</text:p>
          </table:table-cell>
          <table:table-cell table:style-name="ce1" office:value-type="float" office:value="0.15917314132927" calcext:value-type="float">
            <text:p>0.15917314132927</text:p>
          </table:table-cell>
          <table:table-cell table:style-name="ce1" office:value-type="float" office:value="4.80001416666667" calcext:value-type="float">
            <text:p>4.80001416666667</text:p>
          </table:table-cell>
          <table:table-cell table:style-name="ce1" office:value-type="float" office:value="0.764033333333333" calcext:value-type="float">
            <text:p>0.764033333333333</text:p>
          </table:table-cell>
          <table:table-cell table:style-name="ce1" office:value-type="float" office:value="0.167220117579514" calcext:value-type="float">
            <text:p>0.167220117579514</text:p>
          </table:table-cell>
          <table:table-cell table:style-name="ce1" office:value-type="float" office:value="1.75983562548513" calcext:value-type="float">
            <text:p>1.75983562548513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WEBP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esu.ppm</text:p>
          </table:table-cell>
          <table:table-cell table:style-name="ce1" office:value-type="float" office:value="5760017" calcext:value-type="float">
            <text:p>5760017</text:p>
          </table:table-cell>
          <table:table-cell table:style-name="ce1" office:value-type="float" office:value="910666" calcext:value-type="float">
            <text:p>910666</text:p>
          </table:table-cell>
          <table:table-cell table:style-name="ce1" office:value-type="float" office:value="8236293" calcext:value-type="float">
            <text:p>8236293</text:p>
          </table:table-cell>
          <table:table-cell table:style-name="ce1" office:value-type="float" office:value="406299" calcext:value-type="float">
            <text:p>406299</text:p>
          </table:table-cell>
          <table:table-cell table:style-name="ce1" office:value-type="float" office:value="0.158101269492781" calcext:value-type="float">
            <text:p>0.158101269492781</text:p>
          </table:table-cell>
          <table:table-cell table:style-name="ce1" office:value-type="float" office:value="4.80001416666667" calcext:value-type="float">
            <text:p>4.80001416666667</text:p>
          </table:table-cell>
          <table:table-cell table:style-name="ce1" office:value-type="float" office:value="0.758888333333333" calcext:value-type="float">
            <text:p>0.758888333333333</text:p>
          </table:table-cell>
          <table:table-cell table:style-name="ce1" office:value-type="float" office:value="0.166565807010639" calcext:value-type="float">
            <text:p>0.166565807010639</text:p>
          </table:table-cell>
          <table:table-cell table:style-name="ce1" office:value-type="float" office:value="1.88245511775399" calcext:value-type="float">
            <text:p>1.88245511775399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WEBP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esu.ppm</text:p>
          </table:table-cell>
          <table:table-cell table:style-name="ce1" office:value-type="float" office:value="5760017" calcext:value-type="float">
            <text:p>5760017</text:p>
          </table:table-cell>
          <table:table-cell table:style-name="ce1" office:value-type="float" office:value="910666" calcext:value-type="float">
            <text:p>910666</text:p>
          </table:table-cell>
          <table:table-cell table:style-name="ce1" office:value-type="float" office:value="8116499" calcext:value-type="float">
            <text:p>8116499</text:p>
          </table:table-cell>
          <table:table-cell table:style-name="ce1" office:value-type="float" office:value="382279" calcext:value-type="float">
            <text:p>382279</text:p>
          </table:table-cell>
          <table:table-cell table:style-name="ce1" office:value-type="float" office:value="0.158101269492781" calcext:value-type="float">
            <text:p>0.158101269492781</text:p>
          </table:table-cell>
          <table:table-cell table:style-name="ce1" office:value-type="float" office:value="4.80001416666667" calcext:value-type="float">
            <text:p>4.80001416666667</text:p>
          </table:table-cell>
          <table:table-cell table:style-name="ce1" office:value-type="float" office:value="0.758888333333333" calcext:value-type="float">
            <text:p>0.758888333333333</text:p>
          </table:table-cell>
          <table:table-cell table:style-name="ce1" office:value-type="float" office:value="0.166065391820892" calcext:value-type="float">
            <text:p>0.166065391820892</text:p>
          </table:table-cell>
          <table:table-cell table:style-name="ce1" office:value-type="float" office:value="1.85699769288875" calcext:value-type="float">
            <text:p>1.85699769288875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WEBP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esu.ppm</text:p>
          </table:table-cell>
          <table:table-cell table:style-name="ce1" office:value-type="float" office:value="5760017" calcext:value-type="float">
            <text:p>5760017</text:p>
          </table:table-cell>
          <table:table-cell table:style-name="ce1" office:value-type="float" office:value="910666" calcext:value-type="float">
            <text:p>910666</text:p>
          </table:table-cell>
          <table:table-cell table:style-name="ce1" office:value-type="float" office:value="8088027" calcext:value-type="float">
            <text:p>8088027</text:p>
          </table:table-cell>
          <table:table-cell table:style-name="ce1" office:value-type="float" office:value="426899" calcext:value-type="float">
            <text:p>426899</text:p>
          </table:table-cell>
          <table:table-cell table:style-name="ce1" office:value-type="float" office:value="0.158101269492781" calcext:value-type="float">
            <text:p>0.158101269492781</text:p>
          </table:table-cell>
          <table:table-cell table:style-name="ce1" office:value-type="float" office:value="4.80001416666667" calcext:value-type="float">
            <text:p>4.80001416666667</text:p>
          </table:table-cell>
          <table:table-cell table:style-name="ce1" office:value-type="float" office:value="0.758888333333333" calcext:value-type="float">
            <text:p>0.758888333333333</text:p>
          </table:table-cell>
          <table:table-cell table:style-name="ce1" office:value-type="float" office:value="0.166994972410672" calcext:value-type="float">
            <text:p>0.166994972410672</text:p>
          </table:table-cell>
          <table:table-cell table:style-name="ce1" office:value-type="float" office:value="1.85199562431847" calcext:value-type="float">
            <text:p>1.85199562431847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WEBP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esu.ppm</text:p>
          </table:table-cell>
          <table:table-cell table:style-name="ce1" office:value-type="float" office:value="5760017" calcext:value-type="float">
            <text:p>5760017</text:p>
          </table:table-cell>
          <table:table-cell table:style-name="ce1" office:value-type="float" office:value="904714" calcext:value-type="float">
            <text:p>904714</text:p>
          </table:table-cell>
          <table:table-cell table:style-name="ce1" office:value-type="float" office:value="9578134" calcext:value-type="float">
            <text:p>9578134</text:p>
          </table:table-cell>
          <table:table-cell table:style-name="ce1" office:value-type="float" office:value="420000" calcext:value-type="float">
            <text:p>420000</text:p>
          </table:table-cell>
          <table:table-cell table:style-name="ce1" office:value-type="float" office:value="0.157067939209207" calcext:value-type="float">
            <text:p>0.157067939209207</text:p>
          </table:table-cell>
          <table:table-cell table:style-name="ce1" office:value-type="float" office:value="4.80001416666667" calcext:value-type="float">
            <text:p>4.80001416666667</text:p>
          </table:table-cell>
          <table:table-cell table:style-name="ce1" office:value-type="float" office:value="0.753928333333333" calcext:value-type="float">
            <text:p>0.753928333333333</text:p>
          </table:table-cell>
          <table:table-cell table:style-name="ce1" office:value-type="float" office:value="0.165817913384631" calcext:value-type="float">
            <text:p>0.165817913384631</text:p>
          </table:table-cell>
          <table:table-cell table:style-name="ce1" office:value-type="float" office:value="2.16125660740237" calcext:value-type="float">
            <text:p>2.16125660740237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WEBP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esu.ppm</text:p>
          </table:table-cell>
          <table:table-cell table:style-name="ce1" office:value-type="float" office:value="5760017" calcext:value-type="float">
            <text:p>5760017</text:p>
          </table:table-cell>
          <table:table-cell table:style-name="ce1" office:value-type="float" office:value="904714" calcext:value-type="float">
            <text:p>904714</text:p>
          </table:table-cell>
          <table:table-cell table:style-name="ce1" office:value-type="float" office:value="9605861" calcext:value-type="float">
            <text:p>9605861</text:p>
          </table:table-cell>
          <table:table-cell table:style-name="ce1" office:value-type="float" office:value="385037" calcext:value-type="float">
            <text:p>385037</text:p>
          </table:table-cell>
          <table:table-cell table:style-name="ce1" office:value-type="float" office:value="0.157067939209207" calcext:value-type="float">
            <text:p>0.157067939209207</text:p>
          </table:table-cell>
          <table:table-cell table:style-name="ce1" office:value-type="float" office:value="4.80001416666667" calcext:value-type="float">
            <text:p>4.80001416666667</text:p>
          </table:table-cell>
          <table:table-cell table:style-name="ce1" office:value-type="float" office:value="0.753928333333333" calcext:value-type="float">
            <text:p>0.753928333333333</text:p>
          </table:table-cell>
          <table:table-cell table:style-name="ce1" office:value-type="float" office:value="0.16508951970107" calcext:value-type="float">
            <text:p>0.16508951970107</text:p>
          </table:table-cell>
          <table:table-cell table:style-name="ce1" office:value-type="float" office:value="2.16630465500362" calcext:value-type="float">
            <text:p>2.16630465500362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WEBP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umo.ppm</text:p>
          </table:table-cell>
          <table:table-cell table:style-name="ce1" office:value-type="float" office:value="35266577" calcext:value-type="float">
            <text:p>35266577</text:p>
          </table:table-cell>
          <table:table-cell table:style-name="ce1" office:value-type="float" office:value="10821656" calcext:value-type="float">
            <text:p>10821656</text:p>
          </table:table-cell>
          <table:table-cell table:style-name="ce1" office:value-type="float" office:value="36928810" calcext:value-type="float">
            <text:p>36928810</text:p>
          </table:table-cell>
          <table:table-cell table:style-name="ce1" office:value-type="float" office:value="2517032" calcext:value-type="float">
            <text:p>2517032</text:p>
          </table:table-cell>
          <table:table-cell table:style-name="ce1" office:value-type="float" office:value="0.306853029711389" calcext:value-type="float">
            <text:p>0.306853029711389</text:p>
          </table:table-cell>
          <table:table-cell table:style-name="ce1" office:value-type="float" office:value="29.3888141666667" calcext:value-type="float">
            <text:p>29.3888141666667</text:p>
          </table:table-cell>
          <table:table-cell table:style-name="ce1" office:value-type="float" office:value="9.01804666666667" calcext:value-type="float">
            <text:p>9.01804666666667</text:p>
          </table:table-cell>
          <table:table-cell table:style-name="ce1" office:value-type="float" office:value="0.315417621619473" calcext:value-type="float">
            <text:p>0.315417621619473</text:p>
          </table:table-cell>
          <table:table-cell table:style-name="ce1" office:value-type="float" office:value="1.57197767846877" calcext:value-type="float">
            <text:p>1.57197767846877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WEBP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umo.ppm</text:p>
          </table:table-cell>
          <table:table-cell table:style-name="ce1" office:value-type="float" office:value="35266577" calcext:value-type="float">
            <text:p>35266577</text:p>
          </table:table-cell>
          <table:table-cell table:style-name="ce1" office:value-type="float" office:value="9453530" calcext:value-type="float">
            <text:p>9453530</text:p>
          </table:table-cell>
          <table:table-cell table:style-name="ce1" office:value-type="float" office:value="72048948" calcext:value-type="float">
            <text:p>72048948</text:p>
          </table:table-cell>
          <table:table-cell table:style-name="ce1" office:value-type="float" office:value="2605521" calcext:value-type="float">
            <text:p>2605521</text:p>
          </table:table-cell>
          <table:table-cell table:style-name="ce1" office:value-type="float" office:value="0.268059188165611" calcext:value-type="float">
            <text:p>0.268059188165611</text:p>
          </table:table-cell>
          <table:table-cell table:style-name="ce1" office:value-type="float" office:value="29.3888141666667" calcext:value-type="float">
            <text:p>29.3888141666667</text:p>
          </table:table-cell>
          <table:table-cell table:style-name="ce1" office:value-type="float" office:value="7.87794166666667" calcext:value-type="float">
            <text:p>7.87794166666667</text:p>
          </table:table-cell>
          <table:table-cell table:style-name="ce1" office:value-type="float" office:value="0.276924877625634" calcext:value-type="float">
            <text:p>0.276924877625634</text:p>
          </table:table-cell>
          <table:table-cell table:style-name="ce1" office:value-type="float" office:value="2.72850212029367" calcext:value-type="float">
            <text:p>2.72850212029367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WEBP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umo.ppm</text:p>
          </table:table-cell>
          <table:table-cell table:style-name="ce1" office:value-type="float" office:value="35266577" calcext:value-type="float">
            <text:p>35266577</text:p>
          </table:table-cell>
          <table:table-cell table:style-name="ce1" office:value-type="float" office:value="9453530" calcext:value-type="float">
            <text:p>9453530</text:p>
          </table:table-cell>
          <table:table-cell table:style-name="ce1" office:value-type="float" office:value="69029436" calcext:value-type="float">
            <text:p>69029436</text:p>
          </table:table-cell>
          <table:table-cell table:style-name="ce1" office:value-type="float" office:value="2566225" calcext:value-type="float">
            <text:p>2566225</text:p>
          </table:table-cell>
          <table:table-cell table:style-name="ce1" office:value-type="float" office:value="0.268059188165611" calcext:value-type="float">
            <text:p>0.268059188165611</text:p>
          </table:table-cell>
          <table:table-cell table:style-name="ce1" office:value-type="float" office:value="29.3888141666667" calcext:value-type="float">
            <text:p>29.3888141666667</text:p>
          </table:table-cell>
          <table:table-cell table:style-name="ce1" office:value-type="float" office:value="7.87794166666667" calcext:value-type="float">
            <text:p>7.87794166666667</text:p>
          </table:table-cell>
          <table:table-cell table:style-name="ce1" office:value-type="float" office:value="0.276791166888695" calcext:value-type="float">
            <text:p>0.276791166888695</text:p>
          </table:table-cell>
          <table:table-cell table:style-name="ce1" office:value-type="float" office:value="2.62562482885708" calcext:value-type="float">
            <text:p>2.62562482885708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WEBP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umo.ppm</text:p>
          </table:table-cell>
          <table:table-cell table:style-name="ce1" office:value-type="float" office:value="35266577" calcext:value-type="float">
            <text:p>35266577</text:p>
          </table:table-cell>
          <table:table-cell table:style-name="ce1" office:value-type="float" office:value="9453530" calcext:value-type="float">
            <text:p>9453530</text:p>
          </table:table-cell>
          <table:table-cell table:style-name="ce1" office:value-type="float" office:value="72999975" calcext:value-type="float">
            <text:p>72999975</text:p>
          </table:table-cell>
          <table:table-cell table:style-name="ce1" office:value-type="float" office:value="2564231" calcext:value-type="float">
            <text:p>2564231</text:p>
          </table:table-cell>
          <table:table-cell table:style-name="ce1" office:value-type="float" office:value="0.268059188165611" calcext:value-type="float">
            <text:p>0.268059188165611</text:p>
          </table:table-cell>
          <table:table-cell table:style-name="ce1" office:value-type="float" office:value="29.3888141666667" calcext:value-type="float">
            <text:p>29.3888141666667</text:p>
          </table:table-cell>
          <table:table-cell table:style-name="ce1" office:value-type="float" office:value="7.87794166666667" calcext:value-type="float">
            <text:p>7.87794166666667</text:p>
          </table:table-cell>
          <table:table-cell table:style-name="ce1" office:value-type="float" office:value="0.276784381994317" calcext:value-type="float">
            <text:p>0.276784381994317</text:p>
          </table:table-cell>
          <table:table-cell table:style-name="ce1" office:value-type="float" office:value="2.76072179389568" calcext:value-type="float">
            <text:p>2.76072179389568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WEBP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umo.ppm</text:p>
          </table:table-cell>
          <table:table-cell table:style-name="ce1" office:value-type="float" office:value="35266577" calcext:value-type="float">
            <text:p>35266577</text:p>
          </table:table-cell>
          <table:table-cell table:style-name="ce1" office:value-type="float" office:value="9436322" calcext:value-type="float">
            <text:p>9436322</text:p>
          </table:table-cell>
          <table:table-cell table:style-name="ce1" office:value-type="float" office:value="67793275" calcext:value-type="float">
            <text:p>67793275</text:p>
          </table:table-cell>
          <table:table-cell table:style-name="ce1" office:value-type="float" office:value="2155374" calcext:value-type="float">
            <text:p>2155374</text:p>
          </table:table-cell>
          <table:table-cell table:style-name="ce1" office:value-type="float" office:value="0.267571247416499" calcext:value-type="float">
            <text:p>0.267571247416499</text:p>
          </table:table-cell>
          <table:table-cell table:style-name="ce1" office:value-type="float" office:value="29.3888141666667" calcext:value-type="float">
            <text:p>29.3888141666667</text:p>
          </table:table-cell>
          <table:table-cell table:style-name="ce1" office:value-type="float" office:value="7.86360166666667" calcext:value-type="float">
            <text:p>7.86360166666667</text:p>
          </table:table-cell>
          <table:table-cell table:style-name="ce1" office:value-type="float" office:value="0.274905241866825" calcext:value-type="float">
            <text:p>0.274905241866825</text:p>
          </table:table-cell>
          <table:table-cell table:style-name="ce1" office:value-type="float" office:value="2.58167660785451" calcext:value-type="float">
            <text:p>2.5816766078545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WEBP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umo.ppm</text:p>
          </table:table-cell>
          <table:table-cell table:style-name="ce1" office:value-type="float" office:value="35266577" calcext:value-type="float">
            <text:p>35266577</text:p>
          </table:table-cell>
          <table:table-cell table:style-name="ce1" office:value-type="float" office:value="9424128" calcext:value-type="float">
            <text:p>9424128</text:p>
          </table:table-cell>
          <table:table-cell table:style-name="ce1" office:value-type="float" office:value="92431516" calcext:value-type="float">
            <text:p>92431516</text:p>
          </table:table-cell>
          <table:table-cell table:style-name="ce1" office:value-type="float" office:value="2200300" calcext:value-type="float">
            <text:p>2200300</text:p>
          </table:table-cell>
          <table:table-cell table:style-name="ce1" office:value-type="float" office:value="0.267225480941913" calcext:value-type="float">
            <text:p>0.267225480941913</text:p>
          </table:table-cell>
          <table:table-cell table:style-name="ce1" office:value-type="float" office:value="29.3888141666667" calcext:value-type="float">
            <text:p>29.3888141666667</text:p>
          </table:table-cell>
          <table:table-cell table:style-name="ce1" office:value-type="float" office:value="7.85344" calcext:value-type="float">
            <text:p>7.85344</text:p>
          </table:table-cell>
          <table:table-cell table:style-name="ce1" office:value-type="float" office:value="0.274712343077696" calcext:value-type="float">
            <text:p>0.274712343077696</text:p>
          </table:table-cell>
          <table:table-cell table:style-name="ce1" office:value-type="float" office:value="3.41983808635581" calcext:value-type="float">
            <text:p>3.4198380863558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WEBP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umo.ppm</text:p>
          </table:table-cell>
          <table:table-cell table:style-name="ce1" office:value-type="float" office:value="35266577" calcext:value-type="float">
            <text:p>35266577</text:p>
          </table:table-cell>
          <table:table-cell table:style-name="ce1" office:value-type="float" office:value="9424128" calcext:value-type="float">
            <text:p>9424128</text:p>
          </table:table-cell>
          <table:table-cell table:style-name="ce1" office:value-type="float" office:value="86912527" calcext:value-type="float">
            <text:p>86912527</text:p>
          </table:table-cell>
          <table:table-cell table:style-name="ce1" office:value-type="float" office:value="2229301" calcext:value-type="float">
            <text:p>2229301</text:p>
          </table:table-cell>
          <table:table-cell table:style-name="ce1" office:value-type="float" office:value="0.267225480941913" calcext:value-type="float">
            <text:p>0.267225480941913</text:p>
          </table:table-cell>
          <table:table-cell table:style-name="ce1" office:value-type="float" office:value="29.3888141666667" calcext:value-type="float">
            <text:p>29.3888141666667</text:p>
          </table:table-cell>
          <table:table-cell table:style-name="ce1" office:value-type="float" office:value="7.85344" calcext:value-type="float">
            <text:p>7.85344</text:p>
          </table:table-cell>
          <table:table-cell table:style-name="ce1" office:value-type="float" office:value="0.274811023479823" calcext:value-type="float">
            <text:p>0.274811023479823</text:p>
          </table:table-cell>
          <table:table-cell table:style-name="ce1" office:value-type="float" office:value="3.23214460308978" calcext:value-type="float">
            <text:p>3.23214460308978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WEBP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kiss.ppm</text:p>
          </table:table-cell>
          <table:table-cell table:style-name="ce1" office:value-type="float" office:value="2841496" calcext:value-type="float">
            <text:p>2841496</text:p>
          </table:table-cell>
          <table:table-cell table:style-name="ce1" office:value-type="float" office:value="913258" calcext:value-type="float">
            <text:p>913258</text:p>
          </table:table-cell>
          <table:table-cell table:style-name="ce1" office:value-type="float" office:value="1911508" calcext:value-type="float">
            <text:p>1911508</text:p>
          </table:table-cell>
          <table:table-cell table:style-name="ce1" office:value-type="float" office:value="291241" calcext:value-type="float">
            <text:p>291241</text:p>
          </table:table-cell>
          <table:table-cell table:style-name="ce1" office:value-type="float" office:value="0.321400417245" calcext:value-type="float">
            <text:p>0.321400417245</text:p>
          </table:table-cell>
          <table:table-cell table:style-name="ce1" office:value-type="float" office:value="2.36791333333333" calcext:value-type="float">
            <text:p>2.36791333333333</text:p>
          </table:table-cell>
          <table:table-cell table:style-name="ce1" office:value-type="float" office:value="0.761048333333333" calcext:value-type="float">
            <text:p>0.761048333333333</text:p>
          </table:table-cell>
          <table:table-cell table:style-name="ce1" office:value-type="float" office:value="0.333699896111063" calcext:value-type="float">
            <text:p>0.333699896111063</text:p>
          </table:table-cell>
          <table:table-cell table:style-name="ce1" office:value-type="float" office:value="1.14095410304994" calcext:value-type="float">
            <text:p>1.14095410304994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WEBP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kiss.ppm</text:p>
          </table:table-cell>
          <table:table-cell table:style-name="ce1" office:value-type="float" office:value="2841496" calcext:value-type="float">
            <text:p>2841496</text:p>
          </table:table-cell>
          <table:table-cell table:style-name="ce1" office:value-type="float" office:value="827042" calcext:value-type="float">
            <text:p>827042</text:p>
          </table:table-cell>
          <table:table-cell table:style-name="ce1" office:value-type="float" office:value="4068359" calcext:value-type="float">
            <text:p>4068359</text:p>
          </table:table-cell>
          <table:table-cell table:style-name="ce1" office:value-type="float" office:value="339791" calcext:value-type="float">
            <text:p>339791</text:p>
          </table:table-cell>
          <table:table-cell table:style-name="ce1" office:value-type="float" office:value="0.291058653610633" calcext:value-type="float">
            <text:p>0.291058653610633</text:p>
          </table:table-cell>
          <table:table-cell table:style-name="ce1" office:value-type="float" office:value="2.36791333333333" calcext:value-type="float">
            <text:p>2.36791333333333</text:p>
          </table:table-cell>
          <table:table-cell table:style-name="ce1" office:value-type="float" office:value="0.689201666666667" calcext:value-type="float">
            <text:p>0.689201666666667</text:p>
          </table:table-cell>
          <table:table-cell table:style-name="ce1" office:value-type="float" office:value="0.305408460895247" calcext:value-type="float">
            <text:p>0.305408460895247</text:p>
          </table:table-cell>
          <table:table-cell table:style-name="ce1" office:value-type="float" office:value="2.02352835267056" calcext:value-type="float">
            <text:p>2.02352835267056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WEBP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kiss.ppm</text:p>
          </table:table-cell>
          <table:table-cell table:style-name="ce1" office:value-type="float" office:value="2841496" calcext:value-type="float">
            <text:p>2841496</text:p>
          </table:table-cell>
          <table:table-cell table:style-name="ce1" office:value-type="float" office:value="825944" calcext:value-type="float">
            <text:p>825944</text:p>
          </table:table-cell>
          <table:table-cell table:style-name="ce1" office:value-type="float" office:value="4232292" calcext:value-type="float">
            <text:p>4232292</text:p>
          </table:table-cell>
          <table:table-cell table:style-name="ce1" office:value-type="float" office:value="432899" calcext:value-type="float">
            <text:p>432899</text:p>
          </table:table-cell>
          <table:table-cell table:style-name="ce1" office:value-type="float" office:value="0.290672237441123" calcext:value-type="float">
            <text:p>0.290672237441123</text:p>
          </table:table-cell>
          <table:table-cell table:style-name="ce1" office:value-type="float" office:value="2.36791333333333" calcext:value-type="float">
            <text:p>2.36791333333333</text:p>
          </table:table-cell>
          <table:table-cell table:style-name="ce1" office:value-type="float" office:value="0.688286666666667" calcext:value-type="float">
            <text:p>0.688286666666667</text:p>
          </table:table-cell>
          <table:table-cell table:style-name="ce1" office:value-type="float" office:value="0.308954114311616" calcext:value-type="float">
            <text:p>0.308954114311616</text:p>
          </table:table-cell>
          <table:table-cell table:style-name="ce1" office:value-type="float" office:value="2.09630500271688" calcext:value-type="float">
            <text:p>2.09630500271688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WEBP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kiss.ppm</text:p>
          </table:table-cell>
          <table:table-cell table:style-name="ce1" office:value-type="float" office:value="2841496" calcext:value-type="float">
            <text:p>2841496</text:p>
          </table:table-cell>
          <table:table-cell table:style-name="ce1" office:value-type="float" office:value="825944" calcext:value-type="float">
            <text:p>825944</text:p>
          </table:table-cell>
          <table:table-cell table:style-name="ce1" office:value-type="float" office:value="4314678" calcext:value-type="float">
            <text:p>4314678</text:p>
          </table:table-cell>
          <table:table-cell table:style-name="ce1" office:value-type="float" office:value="305954" calcext:value-type="float">
            <text:p>305954</text:p>
          </table:table-cell>
          <table:table-cell table:style-name="ce1" office:value-type="float" office:value="0.290672237441123" calcext:value-type="float">
            <text:p>0.290672237441123</text:p>
          </table:table-cell>
          <table:table-cell table:style-name="ce1" office:value-type="float" office:value="2.36791333333333" calcext:value-type="float">
            <text:p>2.36791333333333</text:p>
          </table:table-cell>
          <table:table-cell table:style-name="ce1" office:value-type="float" office:value="0.688286666666667" calcext:value-type="float">
            <text:p>0.688286666666667</text:p>
          </table:table-cell>
          <table:table-cell table:style-name="ce1" office:value-type="float" office:value="0.303593065061503" calcext:value-type="float">
            <text:p>0.303593065061503</text:p>
          </table:table-cell>
          <table:table-cell table:style-name="ce1" office:value-type="float" office:value="2.12573661198186" calcext:value-type="float">
            <text:p>2.12573661198186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WEBP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kiss.ppm</text:p>
          </table:table-cell>
          <table:table-cell table:style-name="ce1" office:value-type="float" office:value="2841496" calcext:value-type="float">
            <text:p>2841496</text:p>
          </table:table-cell>
          <table:table-cell table:style-name="ce1" office:value-type="float" office:value="825944" calcext:value-type="float">
            <text:p>825944</text:p>
          </table:table-cell>
          <table:table-cell table:style-name="ce1" office:value-type="float" office:value="4256775" calcext:value-type="float">
            <text:p>4256775</text:p>
          </table:table-cell>
          <table:table-cell table:style-name="ce1" office:value-type="float" office:value="337496" calcext:value-type="float">
            <text:p>337496</text:p>
          </table:table-cell>
          <table:table-cell table:style-name="ce1" office:value-type="float" office:value="0.290672237441123" calcext:value-type="float">
            <text:p>0.290672237441123</text:p>
          </table:table-cell>
          <table:table-cell table:style-name="ce1" office:value-type="float" office:value="2.36791333333333" calcext:value-type="float">
            <text:p>2.36791333333333</text:p>
          </table:table-cell>
          <table:table-cell table:style-name="ce1" office:value-type="float" office:value="0.688286666666667" calcext:value-type="float">
            <text:p>0.688286666666667</text:p>
          </table:table-cell>
          <table:table-cell table:style-name="ce1" office:value-type="float" office:value="0.304925123948793" calcext:value-type="float">
            <text:p>0.304925123948793</text:p>
          </table:table-cell>
          <table:table-cell table:style-name="ce1" office:value-type="float" office:value="2.10261549549955" calcext:value-type="float">
            <text:p>2.10261549549955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WEBP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kiss.ppm</text:p>
          </table:table-cell>
          <table:table-cell table:style-name="ce1" office:value-type="float" office:value="2841496" calcext:value-type="float">
            <text:p>2841496</text:p>
          </table:table-cell>
          <table:table-cell table:style-name="ce1" office:value-type="float" office:value="827706" calcext:value-type="float">
            <text:p>827706</text:p>
          </table:table-cell>
          <table:table-cell table:style-name="ce1" office:value-type="float" office:value="4823041" calcext:value-type="float">
            <text:p>4823041</text:p>
          </table:table-cell>
          <table:table-cell table:style-name="ce1" office:value-type="float" office:value="309631" calcext:value-type="float">
            <text:p>309631</text:p>
          </table:table-cell>
          <table:table-cell table:style-name="ce1" office:value-type="float" office:value="0.291292333334272" calcext:value-type="float">
            <text:p>0.291292333334272</text:p>
          </table:table-cell>
          <table:table-cell table:style-name="ce1" office:value-type="float" office:value="2.36791333333333" calcext:value-type="float">
            <text:p>2.36791333333333</text:p>
          </table:table-cell>
          <table:table-cell table:style-name="ce1" office:value-type="float" office:value="0.689755" calcext:value-type="float">
            <text:p>0.689755</text:p>
          </table:table-cell>
          <table:table-cell table:style-name="ce1" office:value-type="float" office:value="0.304368445354137" calcext:value-type="float">
            <text:p>0.304368445354137</text:p>
          </table:table-cell>
          <table:table-cell table:style-name="ce1" office:value-type="float" office:value="2.34120017061435" calcext:value-type="float">
            <text:p>2.34120017061435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WEBP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kiss.ppm</text:p>
          </table:table-cell>
          <table:table-cell table:style-name="ce1" office:value-type="float" office:value="2841496" calcext:value-type="float">
            <text:p>2841496</text:p>
          </table:table-cell>
          <table:table-cell table:style-name="ce1" office:value-type="float" office:value="827706" calcext:value-type="float">
            <text:p>827706</text:p>
          </table:table-cell>
          <table:table-cell table:style-name="ce1" office:value-type="float" office:value="4888361" calcext:value-type="float">
            <text:p>4888361</text:p>
          </table:table-cell>
          <table:table-cell table:style-name="ce1" office:value-type="float" office:value="327269" calcext:value-type="float">
            <text:p>327269</text:p>
          </table:table-cell>
          <table:table-cell table:style-name="ce1" office:value-type="float" office:value="0.291292333334272" calcext:value-type="float">
            <text:p>0.291292333334272</text:p>
          </table:table-cell>
          <table:table-cell table:style-name="ce1" office:value-type="float" office:value="2.36791333333333" calcext:value-type="float">
            <text:p>2.36791333333333</text:p>
          </table:table-cell>
          <table:table-cell table:style-name="ce1" office:value-type="float" office:value="0.689755" calcext:value-type="float">
            <text:p>0.689755</text:p>
          </table:table-cell>
          <table:table-cell table:style-name="ce1" office:value-type="float" office:value="0.305113320588873" calcext:value-type="float">
            <text:p>0.305113320588873</text:p>
          </table:table-cell>
          <table:table-cell table:style-name="ce1" office:value-type="float" office:value="2.36953051491186" calcext:value-type="float">
            <text:p>2.36953051491186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WEBP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ook.ppm</text:p>
          </table:table-cell>
          <table:table-cell table:style-name="ce1" office:value-type="float" office:value="18739052" calcext:value-type="float">
            <text:p>18739052</text:p>
          </table:table-cell>
          <table:table-cell table:style-name="ce1" office:value-type="float" office:value="9026488" calcext:value-type="float">
            <text:p>9026488</text:p>
          </table:table-cell>
          <table:table-cell table:style-name="ce1" office:value-type="float" office:value="10507576" calcext:value-type="float">
            <text:p>10507576</text:p>
          </table:table-cell>
          <table:table-cell table:style-name="ce1" office:value-type="float" office:value="1503684" calcext:value-type="float">
            <text:p>1503684</text:p>
          </table:table-cell>
          <table:table-cell table:style-name="ce1" office:value-type="float" office:value="0.481693951220158" calcext:value-type="float">
            <text:p>0.481693951220158</text:p>
          </table:table-cell>
          <table:table-cell table:style-name="ce1" office:value-type="float" office:value="15.6158766666667" calcext:value-type="float">
            <text:p>15.6158766666667</text:p>
          </table:table-cell>
          <table:table-cell table:style-name="ce1" office:value-type="float" office:value="7.52207333333333" calcext:value-type="float">
            <text:p>7.52207333333333</text:p>
          </table:table-cell>
          <table:table-cell table:style-name="ce1" office:value-type="float" office:value="0.491323151245858" calcext:value-type="float">
            <text:p>0.491323151245858</text:p>
          </table:table-cell>
          <table:table-cell table:style-name="ce1" office:value-type="float" office:value="1.16420090407989" calcext:value-type="float">
            <text:p>1.16420090407989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WEBP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ook.ppm</text:p>
          </table:table-cell>
          <table:table-cell table:style-name="ce1" office:value-type="float" office:value="18739052" calcext:value-type="float">
            <text:p>18739052</text:p>
          </table:table-cell>
          <table:table-cell table:style-name="ce1" office:value-type="float" office:value="8265008" calcext:value-type="float">
            <text:p>8265008</text:p>
          </table:table-cell>
          <table:table-cell table:style-name="ce1" office:value-type="float" office:value="34696034" calcext:value-type="float">
            <text:p>34696034</text:p>
          </table:table-cell>
          <table:table-cell table:style-name="ce1" office:value-type="float" office:value="1449603" calcext:value-type="float">
            <text:p>1449603</text:p>
          </table:table-cell>
          <table:table-cell table:style-name="ce1" office:value-type="float" office:value="0.441057957467646" calcext:value-type="float">
            <text:p>0.441057957467646</text:p>
          </table:table-cell>
          <table:table-cell table:style-name="ce1" office:value-type="float" office:value="15.6158766666667" calcext:value-type="float">
            <text:p>15.6158766666667</text:p>
          </table:table-cell>
          <table:table-cell table:style-name="ce1" office:value-type="float" office:value="6.88750666666667" calcext:value-type="float">
            <text:p>6.88750666666667</text:p>
          </table:table-cell>
          <table:table-cell table:style-name="ce1" office:value-type="float" office:value="0.450340836879048" calcext:value-type="float">
            <text:p>0.450340836879048</text:p>
          </table:table-cell>
          <table:table-cell table:style-name="ce1" office:value-type="float" office:value="2.67218433248384" calcext:value-type="float">
            <text:p>2.67218433248384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WEBP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ook.ppm</text:p>
          </table:table-cell>
          <table:table-cell table:style-name="ce1" office:value-type="float" office:value="18739052" calcext:value-type="float">
            <text:p>18739052</text:p>
          </table:table-cell>
          <table:table-cell table:style-name="ce1" office:value-type="float" office:value="8265008" calcext:value-type="float">
            <text:p>8265008</text:p>
          </table:table-cell>
          <table:table-cell table:style-name="ce1" office:value-type="float" office:value="32591658" calcext:value-type="float">
            <text:p>32591658</text:p>
          </table:table-cell>
          <table:table-cell table:style-name="ce1" office:value-type="float" office:value="1439809" calcext:value-type="float">
            <text:p>1439809</text:p>
          </table:table-cell>
          <table:table-cell table:style-name="ce1" office:value-type="float" office:value="0.441057957467646" calcext:value-type="float">
            <text:p>0.441057957467646</text:p>
          </table:table-cell>
          <table:table-cell table:style-name="ce1" office:value-type="float" office:value="15.6158766666667" calcext:value-type="float">
            <text:p>15.6158766666667</text:p>
          </table:table-cell>
          <table:table-cell table:style-name="ce1" office:value-type="float" office:value="6.88750666666667" calcext:value-type="float">
            <text:p>6.88750666666667</text:p>
          </table:table-cell>
          <table:table-cell table:style-name="ce1" office:value-type="float" office:value="0.450278118658297" calcext:value-type="float">
            <text:p>0.450278118658297</text:p>
          </table:table-cell>
          <table:table-cell table:style-name="ce1" office:value-type="float" office:value="2.5373628655281" calcext:value-type="float">
            <text:p>2.537362865528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WEBP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ook.ppm</text:p>
          </table:table-cell>
          <table:table-cell table:style-name="ce1" office:value-type="float" office:value="18739052" calcext:value-type="float">
            <text:p>18739052</text:p>
          </table:table-cell>
          <table:table-cell table:style-name="ce1" office:value-type="float" office:value="8265008" calcext:value-type="float">
            <text:p>8265008</text:p>
          </table:table-cell>
          <table:table-cell table:style-name="ce1" office:value-type="float" office:value="34034776" calcext:value-type="float">
            <text:p>34034776</text:p>
          </table:table-cell>
          <table:table-cell table:style-name="ce1" office:value-type="float" office:value="1488568" calcext:value-type="float">
            <text:p>1488568</text:p>
          </table:table-cell>
          <table:table-cell table:style-name="ce1" office:value-type="float" office:value="0.441057957467646" calcext:value-type="float">
            <text:p>0.441057957467646</text:p>
          </table:table-cell>
          <table:table-cell table:style-name="ce1" office:value-type="float" office:value="15.6158766666667" calcext:value-type="float">
            <text:p>15.6158766666667</text:p>
          </table:table-cell>
          <table:table-cell table:style-name="ce1" office:value-type="float" office:value="6.88750666666667" calcext:value-type="float">
            <text:p>6.88750666666667</text:p>
          </table:table-cell>
          <table:table-cell table:style-name="ce1" office:value-type="float" office:value="0.450590358573102" calcext:value-type="float">
            <text:p>0.450590358573102</text:p>
          </table:table-cell>
          <table:table-cell table:style-name="ce1" office:value-type="float" office:value="2.63008861707625" calcext:value-type="float">
            <text:p>2.63008861707625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WEBP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ook.ppm</text:p>
          </table:table-cell>
          <table:table-cell table:style-name="ce1" office:value-type="float" office:value="18739052" calcext:value-type="float">
            <text:p>18739052</text:p>
          </table:table-cell>
          <table:table-cell table:style-name="ce1" office:value-type="float" office:value="8246524" calcext:value-type="float">
            <text:p>8246524</text:p>
          </table:table-cell>
          <table:table-cell table:style-name="ce1" office:value-type="float" office:value="39890652" calcext:value-type="float">
            <text:p>39890652</text:p>
          </table:table-cell>
          <table:table-cell table:style-name="ce1" office:value-type="float" office:value="1997767" calcext:value-type="float">
            <text:p>1997767</text:p>
          </table:table-cell>
          <table:table-cell table:style-name="ce1" office:value-type="float" office:value="0.440071568188188" calcext:value-type="float">
            <text:p>0.440071568188188</text:p>
          </table:table-cell>
          <table:table-cell table:style-name="ce1" office:value-type="float" office:value="15.6158766666667" calcext:value-type="float">
            <text:p>15.6158766666667</text:p>
          </table:table-cell>
          <table:table-cell table:style-name="ce1" office:value-type="float" office:value="6.87210333333333" calcext:value-type="float">
            <text:p>6.87210333333333</text:p>
          </table:table-cell>
          <table:table-cell table:style-name="ce1" office:value-type="float" office:value="0.452864746839915" calcext:value-type="float">
            <text:p>0.452864746839915</text:p>
          </table:table-cell>
          <table:table-cell table:style-name="ce1" office:value-type="float" office:value="3.00735802643592" calcext:value-type="float">
            <text:p>3.00735802643592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WEBP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ook.ppm</text:p>
          </table:table-cell>
          <table:table-cell table:style-name="ce1" office:value-type="float" office:value="18739052" calcext:value-type="float">
            <text:p>18739052</text:p>
          </table:table-cell>
          <table:table-cell table:style-name="ce1" office:value-type="float" office:value="8212706" calcext:value-type="float">
            <text:p>8212706</text:p>
          </table:table-cell>
          <table:table-cell table:style-name="ce1" office:value-type="float" office:value="54087241" calcext:value-type="float">
            <text:p>54087241</text:p>
          </table:table-cell>
          <table:table-cell table:style-name="ce1" office:value-type="float" office:value="1546244" calcext:value-type="float">
            <text:p>1546244</text:p>
          </table:table-cell>
          <table:table-cell table:style-name="ce1" office:value-type="float" office:value="0.438266887780663" calcext:value-type="float">
            <text:p>0.438266887780663</text:p>
          </table:table-cell>
          <table:table-cell table:style-name="ce1" office:value-type="float" office:value="15.6158766666667" calcext:value-type="float">
            <text:p>15.6158766666667</text:p>
          </table:table-cell>
          <table:table-cell table:style-name="ce1" office:value-type="float" office:value="6.84392166666667" calcext:value-type="float">
            <text:p>6.84392166666667</text:p>
          </table:table-cell>
          <table:table-cell table:style-name="ce1" office:value-type="float" office:value="0.448168630942483" calcext:value-type="float">
            <text:p>0.448168630942483</text:p>
          </table:table-cell>
          <table:table-cell table:style-name="ce1" office:value-type="float" office:value="3.91177443127859" calcext:value-type="float">
            <text:p>3.91177443127859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WEBP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ook.ppm</text:p>
          </table:table-cell>
          <table:table-cell table:style-name="ce1" office:value-type="float" office:value="18739052" calcext:value-type="float">
            <text:p>18739052</text:p>
          </table:table-cell>
          <table:table-cell table:style-name="ce1" office:value-type="float" office:value="8212706" calcext:value-type="float">
            <text:p>8212706</text:p>
          </table:table-cell>
          <table:table-cell table:style-name="ce1" office:value-type="float" office:value="54556070" calcext:value-type="float">
            <text:p>54556070</text:p>
          </table:table-cell>
          <table:table-cell table:style-name="ce1" office:value-type="float" office:value="1502268" calcext:value-type="float">
            <text:p>1502268</text:p>
          </table:table-cell>
          <table:table-cell table:style-name="ce1" office:value-type="float" office:value="0.438266887780663" calcext:value-type="float">
            <text:p>0.438266887780663</text:p>
          </table:table-cell>
          <table:table-cell table:style-name="ce1" office:value-type="float" office:value="15.6158766666667" calcext:value-type="float">
            <text:p>15.6158766666667</text:p>
          </table:table-cell>
          <table:table-cell table:style-name="ce1" office:value-type="float" office:value="6.84392166666667" calcext:value-type="float">
            <text:p>6.84392166666667</text:p>
          </table:table-cell>
          <table:table-cell table:style-name="ce1" office:value-type="float" office:value="0.447887020111796" calcext:value-type="float">
            <text:p>0.447887020111796</text:p>
          </table:table-cell>
          <table:table-cell table:style-name="ce1" office:value-type="float" office:value="3.94151540643571" calcext:value-type="float">
            <text:p>3.9415154064357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WEBP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iku.ppm</text:p>
          </table:table-cell>
          <table:table-cell table:style-name="ce1" office:value-type="float" office:value="21566753" calcext:value-type="float">
            <text:p>21566753</text:p>
          </table:table-cell>
          <table:table-cell table:style-name="ce1" office:value-type="float" office:value="7846712" calcext:value-type="float">
            <text:p>7846712</text:p>
          </table:table-cell>
          <table:table-cell table:style-name="ce1" office:value-type="float" office:value="34993390" calcext:value-type="float">
            <text:p>34993390</text:p>
          </table:table-cell>
          <table:table-cell table:style-name="ce1" office:value-type="float" office:value="1623292" calcext:value-type="float">
            <text:p>1623292</text:p>
          </table:table-cell>
          <table:table-cell table:style-name="ce1" office:value-type="float" office:value="0.363833721283867" calcext:value-type="float">
            <text:p>0.363833721283867</text:p>
          </table:table-cell>
          <table:table-cell table:style-name="ce1" office:value-type="float" office:value="17.9722941666667" calcext:value-type="float">
            <text:p>17.9722941666667</text:p>
          </table:table-cell>
          <table:table-cell table:style-name="ce1" office:value-type="float" office:value="6.53892666666667" calcext:value-type="float">
            <text:p>6.53892666666667</text:p>
          </table:table-cell>
          <table:table-cell table:style-name="ce1" office:value-type="float" office:value="0.372865912638773" calcext:value-type="float">
            <text:p>0.372865912638773</text:p>
          </table:table-cell>
          <table:table-cell table:style-name="ce1" office:value-type="float" office:value="2.31994009668493" calcext:value-type="float">
            <text:p>2.31994009668493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WEBP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iku.ppm</text:p>
          </table:table-cell>
          <table:table-cell table:style-name="ce1" office:value-type="float" office:value="21566753" calcext:value-type="float">
            <text:p>21566753</text:p>
          </table:table-cell>
          <table:table-cell table:style-name="ce1" office:value-type="float" office:value="7306916" calcext:value-type="float">
            <text:p>7306916</text:p>
          </table:table-cell>
          <table:table-cell table:style-name="ce1" office:value-type="float" office:value="57063270" calcext:value-type="float">
            <text:p>57063270</text:p>
          </table:table-cell>
          <table:table-cell table:style-name="ce1" office:value-type="float" office:value="2164700" calcext:value-type="float">
            <text:p>2164700</text:p>
          </table:table-cell>
          <table:table-cell table:style-name="ce1" office:value-type="float" office:value="0.338804640642938" calcext:value-type="float">
            <text:p>0.338804640642938</text:p>
          </table:table-cell>
          <table:table-cell table:style-name="ce1" office:value-type="float" office:value="17.9722941666667" calcext:value-type="float">
            <text:p>17.9722941666667</text:p>
          </table:table-cell>
          <table:table-cell table:style-name="ce1" office:value-type="float" office:value="6.08909666666667" calcext:value-type="float">
            <text:p>6.08909666666667</text:p>
          </table:table-cell>
          <table:table-cell table:style-name="ce1" office:value-type="float" office:value="0.350849291036068" calcext:value-type="float">
            <text:p>0.350849291036068</text:p>
          </table:table-cell>
          <table:table-cell table:style-name="ce1" office:value-type="float" office:value="3.52591806471748" calcext:value-type="float">
            <text:p>3.52591806471748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WEBP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iku.ppm</text:p>
          </table:table-cell>
          <table:table-cell table:style-name="ce1" office:value-type="float" office:value="21566753" calcext:value-type="float">
            <text:p>21566753</text:p>
          </table:table-cell>
          <table:table-cell table:style-name="ce1" office:value-type="float" office:value="7306916" calcext:value-type="float">
            <text:p>7306916</text:p>
          </table:table-cell>
          <table:table-cell table:style-name="ce1" office:value-type="float" office:value="58771117" calcext:value-type="float">
            <text:p>58771117</text:p>
          </table:table-cell>
          <table:table-cell table:style-name="ce1" office:value-type="float" office:value="2187181" calcext:value-type="float">
            <text:p>2187181</text:p>
          </table:table-cell>
          <table:table-cell table:style-name="ce1" office:value-type="float" office:value="0.338804640642938" calcext:value-type="float">
            <text:p>0.338804640642938</text:p>
          </table:table-cell>
          <table:table-cell table:style-name="ce1" office:value-type="float" office:value="17.9722941666667" calcext:value-type="float">
            <text:p>17.9722941666667</text:p>
          </table:table-cell>
          <table:table-cell table:style-name="ce1" office:value-type="float" office:value="6.08909666666667" calcext:value-type="float">
            <text:p>6.08909666666667</text:p>
          </table:table-cell>
          <table:table-cell table:style-name="ce1" office:value-type="float" office:value="0.350974378016014" calcext:value-type="float">
            <text:p>0.350974378016014</text:p>
          </table:table-cell>
          <table:table-cell table:style-name="ce1" office:value-type="float" office:value="3.62106980684575" calcext:value-type="float">
            <text:p>3.62106980684575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WEBP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iku.ppm</text:p>
          </table:table-cell>
          <table:table-cell table:style-name="ce1" office:value-type="float" office:value="21566753" calcext:value-type="float">
            <text:p>21566753</text:p>
          </table:table-cell>
          <table:table-cell table:style-name="ce1" office:value-type="float" office:value="7306916" calcext:value-type="float">
            <text:p>7306916</text:p>
          </table:table-cell>
          <table:table-cell table:style-name="ce1" office:value-type="float" office:value="53502638" calcext:value-type="float">
            <text:p>53502638</text:p>
          </table:table-cell>
          <table:table-cell table:style-name="ce1" office:value-type="float" office:value="2208882" calcext:value-type="float">
            <text:p>2208882</text:p>
          </table:table-cell>
          <table:table-cell table:style-name="ce1" office:value-type="float" office:value="0.338804640642938" calcext:value-type="float">
            <text:p>0.338804640642938</text:p>
          </table:table-cell>
          <table:table-cell table:style-name="ce1" office:value-type="float" office:value="17.9722941666667" calcext:value-type="float">
            <text:p>17.9722941666667</text:p>
          </table:table-cell>
          <table:table-cell table:style-name="ce1" office:value-type="float" office:value="6.08909666666667" calcext:value-type="float">
            <text:p>6.08909666666667</text:p>
          </table:table-cell>
          <table:table-cell table:style-name="ce1" office:value-type="float" office:value="0.351095124982421" calcext:value-type="float">
            <text:p>0.351095124982421</text:p>
          </table:table-cell>
          <table:table-cell table:style-name="ce1" office:value-type="float" office:value="3.328046064236" calcext:value-type="float">
            <text:p>3.328046064236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WEBP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iku.ppm</text:p>
          </table:table-cell>
          <table:table-cell table:style-name="ce1" office:value-type="float" office:value="21566753" calcext:value-type="float">
            <text:p>21566753</text:p>
          </table:table-cell>
          <table:table-cell table:style-name="ce1" office:value-type="float" office:value="7270342" calcext:value-type="float">
            <text:p>7270342</text:p>
          </table:table-cell>
          <table:table-cell table:style-name="ce1" office:value-type="float" office:value="61017532" calcext:value-type="float">
            <text:p>61017532</text:p>
          </table:table-cell>
          <table:table-cell table:style-name="ce1" office:value-type="float" office:value="1726929" calcext:value-type="float">
            <text:p>1726929</text:p>
          </table:table-cell>
          <table:table-cell table:style-name="ce1" office:value-type="float" office:value="0.337108789626329" calcext:value-type="float">
            <text:p>0.337108789626329</text:p>
          </table:table-cell>
          <table:table-cell table:style-name="ce1" office:value-type="float" office:value="17.9722941666667" calcext:value-type="float">
            <text:p>17.9722941666667</text:p>
          </table:table-cell>
          <table:table-cell table:style-name="ce1" office:value-type="float" office:value="6.05861833333333" calcext:value-type="float">
            <text:p>6.05861833333333</text:p>
          </table:table-cell>
          <table:table-cell table:style-name="ce1" office:value-type="float" office:value="0.346717629677495" calcext:value-type="float">
            <text:p>0.346717629677495</text:p>
          </table:table-cell>
          <table:table-cell table:style-name="ce1" office:value-type="float" office:value="3.74180628303204" calcext:value-type="float">
            <text:p>3.74180628303204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WEBP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iku.ppm</text:p>
          </table:table-cell>
          <table:table-cell table:style-name="ce1" office:value-type="float" office:value="21566753" calcext:value-type="float">
            <text:p>21566753</text:p>
          </table:table-cell>
          <table:table-cell table:style-name="ce1" office:value-type="float" office:value="7219690" calcext:value-type="float">
            <text:p>7219690</text:p>
          </table:table-cell>
          <table:table-cell table:style-name="ce1" office:value-type="float" office:value="67163624" calcext:value-type="float">
            <text:p>67163624</text:p>
          </table:table-cell>
          <table:table-cell table:style-name="ce1" office:value-type="float" office:value="1737671" calcext:value-type="float">
            <text:p>1737671</text:p>
          </table:table-cell>
          <table:table-cell table:style-name="ce1" office:value-type="float" office:value="0.334760174607647" calcext:value-type="float">
            <text:p>0.334760174607647</text:p>
          </table:table-cell>
          <table:table-cell table:style-name="ce1" office:value-type="float" office:value="17.9722941666667" calcext:value-type="float">
            <text:p>17.9722941666667</text:p>
          </table:table-cell>
          <table:table-cell table:style-name="ce1" office:value-type="float" office:value="6.01640833333333" calcext:value-type="float">
            <text:p>6.01640833333333</text:p>
          </table:table-cell>
          <table:table-cell table:style-name="ce1" office:value-type="float" office:value="0.344428784435005" calcext:value-type="float">
            <text:p>0.344428784435005</text:p>
          </table:table-cell>
          <table:table-cell table:style-name="ce1" office:value-type="float" office:value="4.08149336712856" calcext:value-type="float">
            <text:p>4.08149336712856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WEBP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iku.ppm</text:p>
          </table:table-cell>
          <table:table-cell table:style-name="ce1" office:value-type="float" office:value="21566753" calcext:value-type="float">
            <text:p>21566753</text:p>
          </table:table-cell>
          <table:table-cell table:style-name="ce1" office:value-type="float" office:value="7219690" calcext:value-type="float">
            <text:p>7219690</text:p>
          </table:table-cell>
          <table:table-cell table:style-name="ce1" office:value-type="float" office:value="64729246" calcext:value-type="float">
            <text:p>64729246</text:p>
          </table:table-cell>
          <table:table-cell table:style-name="ce1" office:value-type="float" office:value="1721417" calcext:value-type="float">
            <text:p>1721417</text:p>
          </table:table-cell>
          <table:table-cell table:style-name="ce1" office:value-type="float" office:value="0.334760174607647" calcext:value-type="float">
            <text:p>0.334760174607647</text:p>
          </table:table-cell>
          <table:table-cell table:style-name="ce1" office:value-type="float" office:value="17.9722941666667" calcext:value-type="float">
            <text:p>17.9722941666667</text:p>
          </table:table-cell>
          <table:table-cell table:style-name="ce1" office:value-type="float" office:value="6.01640833333333" calcext:value-type="float">
            <text:p>6.01640833333333</text:p>
          </table:table-cell>
          <table:table-cell table:style-name="ce1" office:value-type="float" office:value="0.344338345229808" calcext:value-type="float">
            <text:p>0.344338345229808</text:p>
          </table:table-cell>
          <table:table-cell table:style-name="ce1" office:value-type="float" office:value="3.94595121667133" calcext:value-type="float">
            <text:p>3.94595121667133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WEBP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oad.ppm</text:p>
          </table:table-cell>
          <table:table-cell table:style-name="ce1" office:value-type="float" office:value="25200017" calcext:value-type="float">
            <text:p>25200017</text:p>
          </table:table-cell>
          <table:table-cell table:style-name="ce1" office:value-type="float" office:value="7256380" calcext:value-type="float">
            <text:p>7256380</text:p>
          </table:table-cell>
          <table:table-cell table:style-name="ce1" office:value-type="float" office:value="37981898" calcext:value-type="float">
            <text:p>37981898</text:p>
          </table:table-cell>
          <table:table-cell table:style-name="ce1" office:value-type="float" office:value="1616892" calcext:value-type="float">
            <text:p>1616892</text:p>
          </table:table-cell>
          <table:table-cell table:style-name="ce1" office:value-type="float" office:value="0.287951393048663" calcext:value-type="float">
            <text:p>0.287951393048663</text:p>
          </table:table-cell>
          <table:table-cell table:style-name="ce1" office:value-type="float" office:value="21.0000141666667" calcext:value-type="float">
            <text:p>21.0000141666667</text:p>
          </table:table-cell>
          <table:table-cell table:style-name="ce1" office:value-type="float" office:value="6.04698333333333" calcext:value-type="float">
            <text:p>6.04698333333333</text:p>
          </table:table-cell>
          <table:table-cell table:style-name="ce1" office:value-type="float" office:value="0.295650873568855" calcext:value-type="float">
            <text:p>0.295650873568855</text:p>
          </table:table-cell>
          <table:table-cell table:style-name="ce1" office:value-type="float" office:value="2.10431146296449" calcext:value-type="float">
            <text:p>2.10431146296449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WEBP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oad.ppm</text:p>
          </table:table-cell>
          <table:table-cell table:style-name="ce1" office:value-type="float" office:value="25200017" calcext:value-type="float">
            <text:p>25200017</text:p>
          </table:table-cell>
          <table:table-cell table:style-name="ce1" office:value-type="float" office:value="6290770" calcext:value-type="float">
            <text:p>6290770</text:p>
          </table:table-cell>
          <table:table-cell table:style-name="ce1" office:value-type="float" office:value="69682051" calcext:value-type="float">
            <text:p>69682051</text:p>
          </table:table-cell>
          <table:table-cell table:style-name="ce1" office:value-type="float" office:value="1976401" calcext:value-type="float">
            <text:p>1976401</text:p>
          </table:table-cell>
          <table:table-cell table:style-name="ce1" office:value-type="float" office:value="0.249633561755137" calcext:value-type="float">
            <text:p>0.249633561755137</text:p>
          </table:table-cell>
          <table:table-cell table:style-name="ce1" office:value-type="float" office:value="21.0000141666667" calcext:value-type="float">
            <text:p>21.0000141666667</text:p>
          </table:table-cell>
          <table:table-cell table:style-name="ce1" office:value-type="float" office:value="5.24230833333333" calcext:value-type="float">
            <text:p>5.24230833333333</text:p>
          </table:table-cell>
          <table:table-cell table:style-name="ce1" office:value-type="float" office:value="0.259044988739492" calcext:value-type="float">
            <text:p>0.259044988739492</text:p>
          </table:table-cell>
          <table:table-cell table:style-name="ce1" office:value-type="float" office:value="3.57723565503944" calcext:value-type="float">
            <text:p>3.57723565503944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WEBP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oad.ppm</text:p>
          </table:table-cell>
          <table:table-cell table:style-name="ce1" office:value-type="float" office:value="25200017" calcext:value-type="float">
            <text:p>25200017</text:p>
          </table:table-cell>
          <table:table-cell table:style-name="ce1" office:value-type="float" office:value="6290770" calcext:value-type="float">
            <text:p>6290770</text:p>
          </table:table-cell>
          <table:table-cell table:style-name="ce1" office:value-type="float" office:value="75121544" calcext:value-type="float">
            <text:p>75121544</text:p>
          </table:table-cell>
          <table:table-cell table:style-name="ce1" office:value-type="float" office:value="1983087" calcext:value-type="float">
            <text:p>1983087</text:p>
          </table:table-cell>
          <table:table-cell table:style-name="ce1" office:value-type="float" office:value="0.249633561755137" calcext:value-type="float">
            <text:p>0.249633561755137</text:p>
          </table:table-cell>
          <table:table-cell table:style-name="ce1" office:value-type="float" office:value="21.0000141666667" calcext:value-type="float">
            <text:p>21.0000141666667</text:p>
          </table:table-cell>
          <table:table-cell table:style-name="ce1" office:value-type="float" office:value="5.24230833333333" calcext:value-type="float">
            <text:p>5.24230833333333</text:p>
          </table:table-cell>
          <table:table-cell table:style-name="ce1" office:value-type="float" office:value="0.259076826813252" calcext:value-type="float">
            <text:p>0.259076826813252</text:p>
          </table:table-cell>
          <table:table-cell table:style-name="ce1" office:value-type="float" office:value="3.83629079456573" calcext:value-type="float">
            <text:p>3.83629079456573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WEBP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oad.ppm</text:p>
          </table:table-cell>
          <table:table-cell table:style-name="ce1" office:value-type="float" office:value="25200017" calcext:value-type="float">
            <text:p>25200017</text:p>
          </table:table-cell>
          <table:table-cell table:style-name="ce1" office:value-type="float" office:value="6290770" calcext:value-type="float">
            <text:p>6290770</text:p>
          </table:table-cell>
          <table:table-cell table:style-name="ce1" office:value-type="float" office:value="74182131" calcext:value-type="float">
            <text:p>74182131</text:p>
          </table:table-cell>
          <table:table-cell table:style-name="ce1" office:value-type="float" office:value="1946755" calcext:value-type="float">
            <text:p>1946755</text:p>
          </table:table-cell>
          <table:table-cell table:style-name="ce1" office:value-type="float" office:value="0.249633561755137" calcext:value-type="float">
            <text:p>0.249633561755137</text:p>
          </table:table-cell>
          <table:table-cell table:style-name="ce1" office:value-type="float" office:value="21.0000141666667" calcext:value-type="float">
            <text:p>21.0000141666667</text:p>
          </table:table-cell>
          <table:table-cell table:style-name="ce1" office:value-type="float" office:value="5.24230833333333" calcext:value-type="float">
            <text:p>5.24230833333333</text:p>
          </table:table-cell>
          <table:table-cell table:style-name="ce1" office:value-type="float" office:value="0.258903817406155" calcext:value-type="float">
            <text:p>0.258903817406155</text:p>
          </table:table-cell>
          <table:table-cell table:style-name="ce1" office:value-type="float" office:value="3.79138386295533" calcext:value-type="float">
            <text:p>3.79138386295533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WEBP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oad.ppm</text:p>
          </table:table-cell>
          <table:table-cell table:style-name="ce1" office:value-type="float" office:value="25200017" calcext:value-type="float">
            <text:p>25200017</text:p>
          </table:table-cell>
          <table:table-cell table:style-name="ce1" office:value-type="float" office:value="6226788" calcext:value-type="float">
            <text:p>6226788</text:p>
          </table:table-cell>
          <table:table-cell table:style-name="ce1" office:value-type="float" office:value="70150110" calcext:value-type="float">
            <text:p>70150110</text:p>
          </table:table-cell>
          <table:table-cell table:style-name="ce1" office:value-type="float" office:value="1962397" calcext:value-type="float">
            <text:p>1962397</text:p>
          </table:table-cell>
          <table:table-cell table:style-name="ce1" office:value-type="float" office:value="0.247094595213963" calcext:value-type="float">
            <text:p>0.247094595213963</text:p>
          </table:table-cell>
          <table:table-cell table:style-name="ce1" office:value-type="float" office:value="21.0000141666667" calcext:value-type="float">
            <text:p>21.0000141666667</text:p>
          </table:table-cell>
          <table:table-cell table:style-name="ce1" office:value-type="float" office:value="5.18899" calcext:value-type="float">
            <text:p>5.18899</text:p>
          </table:table-cell>
          <table:table-cell table:style-name="ce1" office:value-type="float" office:value="0.256439336529019" calcext:value-type="float">
            <text:p>0.256439336529019</text:p>
          </table:table-cell>
          <table:table-cell table:style-name="ce1" office:value-type="float" office:value="3.59691851160259" calcext:value-type="float">
            <text:p>3.59691851160259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WEBP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oad.ppm</text:p>
          </table:table-cell>
          <table:table-cell table:style-name="ce1" office:value-type="float" office:value="25200017" calcext:value-type="float">
            <text:p>25200017</text:p>
          </table:table-cell>
          <table:table-cell table:style-name="ce1" office:value-type="float" office:value="6111786" calcext:value-type="float">
            <text:p>6111786</text:p>
          </table:table-cell>
          <table:table-cell table:style-name="ce1" office:value-type="float" office:value="74501617" calcext:value-type="float">
            <text:p>74501617</text:p>
          </table:table-cell>
          <table:table-cell table:style-name="ce1" office:value-type="float" office:value="2049007" calcext:value-type="float">
            <text:p>2049007</text:p>
          </table:table-cell>
          <table:table-cell table:style-name="ce1" office:value-type="float" office:value="0.24253102686399" calcext:value-type="float">
            <text:p>0.24253102686399</text:p>
          </table:table-cell>
          <table:table-cell table:style-name="ce1" office:value-type="float" office:value="21.0000141666667" calcext:value-type="float">
            <text:p>21.0000141666667</text:p>
          </table:table-cell>
          <table:table-cell table:style-name="ce1" office:value-type="float" office:value="5.093155" calcext:value-type="float">
            <text:p>5.093155</text:p>
          </table:table-cell>
          <table:table-cell table:style-name="ce1" office:value-type="float" office:value="0.252288196472248" calcext:value-type="float">
            <text:p>0.252288196472248</text:p>
          </table:table-cell>
          <table:table-cell table:style-name="ce1" office:value-type="float" office:value="3.79998185080589" calcext:value-type="float">
            <text:p>3.79998185080589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WEBP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oad.ppm</text:p>
          </table:table-cell>
          <table:table-cell table:style-name="ce1" office:value-type="float" office:value="25200017" calcext:value-type="float">
            <text:p>25200017</text:p>
          </table:table-cell>
          <table:table-cell table:style-name="ce1" office:value-type="float" office:value="6111786" calcext:value-type="float">
            <text:p>6111786</text:p>
          </table:table-cell>
          <table:table-cell table:style-name="ce1" office:value-type="float" office:value="78101610" calcext:value-type="float">
            <text:p>78101610</text:p>
          </table:table-cell>
          <table:table-cell table:style-name="ce1" office:value-type="float" office:value="2006818" calcext:value-type="float">
            <text:p>2006818</text:p>
          </table:table-cell>
          <table:table-cell table:style-name="ce1" office:value-type="float" office:value="0.24253102686399" calcext:value-type="float">
            <text:p>0.24253102686399</text:p>
          </table:table-cell>
          <table:table-cell table:style-name="ce1" office:value-type="float" office:value="21.0000141666667" calcext:value-type="float">
            <text:p>21.0000141666667</text:p>
          </table:table-cell>
          <table:table-cell table:style-name="ce1" office:value-type="float" office:value="5.093155" calcext:value-type="float">
            <text:p>5.093155</text:p>
          </table:table-cell>
          <table:table-cell table:style-name="ce1" office:value-type="float" office:value="0.252087296607776" calcext:value-type="float">
            <text:p>0.252087296607776</text:p>
          </table:table-cell>
          <table:table-cell table:style-name="ce1" office:value-type="float" office:value="3.9712090733907" calcext:value-type="float">
            <text:p>3.9712090733907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WEBP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olf.ppm</text:p>
          </table:table-cell>
          <table:table-cell table:style-name="ce1" office:value-type="float" office:value="23895005" calcext:value-type="float">
            <text:p>23895005</text:p>
          </table:table-cell>
          <table:table-cell table:style-name="ce1" office:value-type="float" office:value="14885986" calcext:value-type="float">
            <text:p>14885986</text:p>
          </table:table-cell>
          <table:table-cell table:style-name="ce1" office:value-type="float" office:value="15745039" calcext:value-type="float">
            <text:p>15745039</text:p>
          </table:table-cell>
          <table:table-cell table:style-name="ce1" office:value-type="float" office:value="1945495" calcext:value-type="float">
            <text:p>1945495</text:p>
          </table:table-cell>
          <table:table-cell table:style-name="ce1" office:value-type="float" office:value="0.622974801637413" calcext:value-type="float">
            <text:p>0.622974801637413</text:p>
          </table:table-cell>
          <table:table-cell table:style-name="ce1" office:value-type="float" office:value="19.9125041666667" calcext:value-type="float">
            <text:p>19.9125041666667</text:p>
          </table:table-cell>
          <table:table-cell table:style-name="ce1" office:value-type="float" office:value="12.4049883333333" calcext:value-type="float">
            <text:p>12.4049883333333</text:p>
          </table:table-cell>
          <table:table-cell table:style-name="ce1" office:value-type="float" office:value="0.632745019304244" calcext:value-type="float">
            <text:p>0.632745019304244</text:p>
          </table:table-cell>
          <table:table-cell table:style-name="ce1" office:value-type="float" office:value="1.42345616583884" calcext:value-type="float">
            <text:p>1.42345616583884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WEBP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olf.ppm</text:p>
          </table:table-cell>
          <table:table-cell table:style-name="ce1" office:value-type="float" office:value="23895005" calcext:value-type="float">
            <text:p>23895005</text:p>
          </table:table-cell>
          <table:table-cell table:style-name="ce1" office:value-type="float" office:value="13552710" calcext:value-type="float">
            <text:p>13552710</text:p>
          </table:table-cell>
          <table:table-cell table:style-name="ce1" office:value-type="float" office:value="67896278" calcext:value-type="float">
            <text:p>67896278</text:p>
          </table:table-cell>
          <table:table-cell table:style-name="ce1" office:value-type="float" office:value="2279576" calcext:value-type="float">
            <text:p>2279576</text:p>
          </table:table-cell>
          <table:table-cell table:style-name="ce1" office:value-type="float" office:value="0.567177533547283" calcext:value-type="float">
            <text:p>0.567177533547283</text:p>
          </table:table-cell>
          <table:table-cell table:style-name="ce1" office:value-type="float" office:value="19.9125041666667" calcext:value-type="float">
            <text:p>19.9125041666667</text:p>
          </table:table-cell>
          <table:table-cell table:style-name="ce1" office:value-type="float" office:value="11.293925" calcext:value-type="float">
            <text:p>11.293925</text:p>
          </table:table-cell>
          <table:table-cell table:style-name="ce1" office:value-type="float" office:value="0.578625495998013" calcext:value-type="float">
            <text:p>0.578625495998013</text:p>
          </table:table-cell>
          <table:table-cell table:style-name="ce1" office:value-type="float" office:value="3.98835625771997" calcext:value-type="float">
            <text:p>3.98835625771997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WEBP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olf.ppm</text:p>
          </table:table-cell>
          <table:table-cell table:style-name="ce1" office:value-type="float" office:value="23895005" calcext:value-type="float">
            <text:p>23895005</text:p>
          </table:table-cell>
          <table:table-cell table:style-name="ce1" office:value-type="float" office:value="13552710" calcext:value-type="float">
            <text:p>13552710</text:p>
          </table:table-cell>
          <table:table-cell table:style-name="ce1" office:value-type="float" office:value="67396278" calcext:value-type="float">
            <text:p>67396278</text:p>
          </table:table-cell>
          <table:table-cell table:style-name="ce1" office:value-type="float" office:value="2322008" calcext:value-type="float">
            <text:p>2322008</text:p>
          </table:table-cell>
          <table:table-cell table:style-name="ce1" office:value-type="float" office:value="0.567177533547283" calcext:value-type="float">
            <text:p>0.567177533547283</text:p>
          </table:table-cell>
          <table:table-cell table:style-name="ce1" office:value-type="float" office:value="19.9125041666667" calcext:value-type="float">
            <text:p>19.9125041666667</text:p>
          </table:table-cell>
          <table:table-cell table:style-name="ce1" office:value-type="float" office:value="11.293925" calcext:value-type="float">
            <text:p>11.293925</text:p>
          </table:table-cell>
          <table:table-cell table:style-name="ce1" office:value-type="float" office:value="0.578838588232143" calcext:value-type="float">
            <text:p>0.578838588232143</text:p>
          </table:table-cell>
          <table:table-cell table:style-name="ce1" office:value-type="float" office:value="3.96345949958998" calcext:value-type="float">
            <text:p>3.96345949958998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WEBP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olf.ppm</text:p>
          </table:table-cell>
          <table:table-cell table:style-name="ce1" office:value-type="float" office:value="23895005" calcext:value-type="float">
            <text:p>23895005</text:p>
          </table:table-cell>
          <table:table-cell table:style-name="ce1" office:value-type="float" office:value="13552710" calcext:value-type="float">
            <text:p>13552710</text:p>
          </table:table-cell>
          <table:table-cell table:style-name="ce1" office:value-type="float" office:value="66981777" calcext:value-type="float">
            <text:p>66981777</text:p>
          </table:table-cell>
          <table:table-cell table:style-name="ce1" office:value-type="float" office:value="2296674" calcext:value-type="float">
            <text:p>2296674</text:p>
          </table:table-cell>
          <table:table-cell table:style-name="ce1" office:value-type="float" office:value="0.567177533547283" calcext:value-type="float">
            <text:p>0.567177533547283</text:p>
          </table:table-cell>
          <table:table-cell table:style-name="ce1" office:value-type="float" office:value="19.9125041666667" calcext:value-type="float">
            <text:p>19.9125041666667</text:p>
          </table:table-cell>
          <table:table-cell table:style-name="ce1" office:value-type="float" office:value="11.293925" calcext:value-type="float">
            <text:p>11.293925</text:p>
          </table:table-cell>
          <table:table-cell table:style-name="ce1" office:value-type="float" office:value="0.578711361642318" calcext:value-type="float">
            <text:p>0.578711361642318</text:p>
          </table:table-cell>
          <table:table-cell table:style-name="ce1" office:value-type="float" office:value="3.94251615682859" calcext:value-type="float">
            <text:p>3.94251615682859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WEBP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olf.ppm</text:p>
          </table:table-cell>
          <table:table-cell table:style-name="ce1" office:value-type="float" office:value="23895005" calcext:value-type="float">
            <text:p>23895005</text:p>
          </table:table-cell>
          <table:table-cell table:style-name="ce1" office:value-type="float" office:value="13388294" calcext:value-type="float">
            <text:p>13388294</text:p>
          </table:table-cell>
          <table:table-cell table:style-name="ce1" office:value-type="float" office:value="67634476" calcext:value-type="float">
            <text:p>67634476</text:p>
          </table:table-cell>
          <table:table-cell table:style-name="ce1" office:value-type="float" office:value="2222029" calcext:value-type="float">
            <text:p>2222029</text:p>
          </table:table-cell>
          <table:table-cell table:style-name="ce1" office:value-type="float" office:value="0.560296764951503" calcext:value-type="float">
            <text:p>0.560296764951503</text:p>
          </table:table-cell>
          <table:table-cell table:style-name="ce1" office:value-type="float" office:value="19.9125041666667" calcext:value-type="float">
            <text:p>19.9125041666667</text:p>
          </table:table-cell>
          <table:table-cell table:style-name="ce1" office:value-type="float" office:value="11.1569116666667" calcext:value-type="float">
            <text:p>11.1569116666667</text:p>
          </table:table-cell>
          <table:table-cell table:style-name="ce1" office:value-type="float" office:value="0.571455728090452" calcext:value-type="float">
            <text:p>0.571455728090452</text:p>
          </table:table-cell>
          <table:table-cell table:style-name="ce1" office:value-type="float" office:value="3.96803887172235" calcext:value-type="float">
            <text:p>3.96803887172235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WEBP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olf.ppm</text:p>
          </table:table-cell>
          <table:table-cell table:style-name="ce1" office:value-type="float" office:value="23895005" calcext:value-type="float">
            <text:p>23895005</text:p>
          </table:table-cell>
          <table:table-cell table:style-name="ce1" office:value-type="float" office:value="13158912" calcext:value-type="float">
            <text:p>13158912</text:p>
          </table:table-cell>
          <table:table-cell table:style-name="ce1" office:value-type="float" office:value="130800335" calcext:value-type="float">
            <text:p>130800335</text:p>
          </table:table-cell>
          <table:table-cell table:style-name="ce1" office:value-type="float" office:value="2687002" calcext:value-type="float">
            <text:p>2687002</text:p>
          </table:table-cell>
          <table:table-cell table:style-name="ce1" office:value-type="float" office:value="0.550697185457798" calcext:value-type="float">
            <text:p>0.550697185457798</text:p>
          </table:table-cell>
          <table:table-cell table:style-name="ce1" office:value-type="float" office:value="19.9125041666667" calcext:value-type="float">
            <text:p>19.9125041666667</text:p>
          </table:table-cell>
          <table:table-cell table:style-name="ce1" office:value-type="float" office:value="10.96576" calcext:value-type="float">
            <text:p>10.96576</text:p>
          </table:table-cell>
          <table:table-cell table:style-name="ce1" office:value-type="float" office:value="0.564191229087418" calcext:value-type="float">
            <text:p>0.564191229087418</text:p>
          </table:table-cell>
          <table:table-cell table:style-name="ce1" office:value-type="float" office:value="7.13294490794206" calcext:value-type="float">
            <text:p>7.13294490794206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WEBP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olf.ppm</text:p>
          </table:table-cell>
          <table:table-cell table:style-name="ce1" office:value-type="float" office:value="23895005" calcext:value-type="float">
            <text:p>23895005</text:p>
          </table:table-cell>
          <table:table-cell table:style-name="ce1" office:value-type="float" office:value="13165780" calcext:value-type="float">
            <text:p>13165780</text:p>
          </table:table-cell>
          <table:table-cell table:style-name="ce1" office:value-type="float" office:value="91878654" calcext:value-type="float">
            <text:p>91878654</text:p>
          </table:table-cell>
          <table:table-cell table:style-name="ce1" office:value-type="float" office:value="2643127" calcext:value-type="float">
            <text:p>2643127</text:p>
          </table:table-cell>
          <table:table-cell table:style-name="ce1" office:value-type="float" office:value="0.550984609544966" calcext:value-type="float">
            <text:p>0.550984609544966</text:p>
          </table:table-cell>
          <table:table-cell table:style-name="ce1" office:value-type="float" office:value="19.9125041666667" calcext:value-type="float">
            <text:p>19.9125041666667</text:p>
          </table:table-cell>
          <table:table-cell table:style-name="ce1" office:value-type="float" office:value="10.9714833333333" calcext:value-type="float">
            <text:p>10.9714833333333</text:p>
          </table:table-cell>
          <table:table-cell table:style-name="ce1" office:value-type="float" office:value="0.564258314237641" calcext:value-type="float">
            <text:p>0.564258314237641</text:p>
          </table:table-cell>
          <table:table-cell table:style-name="ce1" office:value-type="float" office:value="5.17837682143193" calcext:value-type="float">
            <text:p>5.17837682143193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office:string-value="" calcext:value-type="error">
            <text:p>#DIV/0!</text:p>
          </table:table-cell>
          <table:table-cell table:style-name="ce2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harts" style:display-name="PageStyle_Char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artsData" style:display-name="PageStyle_Charts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uery" style:display-name="PageStyle_Que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LL" style:display-name="PageStyle_AL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12337" meta:object-count="1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20pt" style:font-family-asian="Arial" style:font-size-asian="20pt" style:font-family-complex="Arial" style:font-size-complex="20pt"/>
    </style:style>
    <style:style style:name="ch6" style:family="chart" style:data-style-name="N0">
      <style:chart-properties chart:display-label="true" chart:tick-marks-major-inner="false" chart:tick-marks-major-outer="false" chart:logarithmic="false" chart:maximum="100000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20pt" style:font-family-asian="Arial" style:font-size-asian="20pt" style:font-family-complex="Arial" style:font-size-complex="2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a4c2f4" draw:fill-color="#a4c2f4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1155cc" draw:fill-color="#1155c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cc0000" draw:fill-color="#cc000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53cm" svg:stroke-color="#000000" draw:fill-color="#000000"/>
      <style:text-properties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21.325cm" svg:height="13.203cm" xlink:href=".." xlink:type="simple" chart:class="chart:line" chart:style-name="ch1">
        <chart:legend chart:legend-position="end" svg:x="18.949cm" svg:y="5.555cm" style:legend-expansion="high" chart:style-name="ch2"/>
        <chart:plot-area chart:style-name="ch3" table:cell-range-address="Charts.AB2:Charts.AB12 Charts.AC14:Charts.AF24" chart:data-source-has-labels="both" svg:x="2.095cm" svg:y="0.264cm" svg:width="16.428cm" svg:height="11.036cm">
          <chartooo:coordinate-region svg:x="3.307cm" svg:y="0.464cm" svg:width="14.844cm" svg:height="10.339cm"/>
          <chart:axis chart:dimension="x" chart:name="primary-x" chart:style-name="ch4" chartooo:axis-type="text">
            <chart:title svg:x="8.462cm" svg:y="11.564cm" chart:style-name="ch5">
              <text:p>Effort level</text:p>
            </chart:title>
            <chart:categories table:cell-range-address="Charts.AB2:Charts.AB12"/>
          </chart:axis>
          <chart:axis chart:dimension="y" chart:name="primary-y" chart:style-name="ch6">
            <chart:title svg:x="0.451cm" svg:y="9.322cm" chart:style-name="ch7">
              <text:p>Compression time (s)</text:p>
            </chart:title>
            <chart:grid chart:style-name="ch8" chart:class="major"/>
          </chart:axis>
          <chart:series chart:style-name="ch9" chart:values-cell-range-address="Charts.AC14:Charts.AC24" loext:label-string="&quot;AVIF&quot;" chart:class="chart:line">
            <chart:data-point chart:repeated="11"/>
          </chart:series>
          <chart:series chart:style-name="ch10" chart:values-cell-range-address="Charts.AD14:Charts.AD24" loext:label-string="&quot;JXL&quot;" chart:class="chart:line">
            <chart:data-point chart:repeated="11"/>
          </chart:series>
          <chart:series chart:style-name="ch11" chart:values-cell-range-address="Charts.AE14:Charts.AE24" loext:label-string="&quot;WEBP&quot;" chart:class="chart:line">
            <chart:data-point chart:repeated="11"/>
          </chart:series>
          <chart:series chart:style-name="ch12" chart:values-cell-range-address="Charts.AF14:Charts.AF24" loext:label-string="&quot;PNG&quot;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IF</text:p>
              </table:table-cell>
              <table:table-cell office:value-type="string">
                <text:p>JXL</text:p>
              </table:table-cell>
              <table:table-cell office:value-type="string">
                <text:p>WEBP</text:p>
              </table:table-cell>
              <table:table-cell office:value-type="string">
                <text:p>PNG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Charts.AB2:Charts.AB12</svg:desc>
                </draw:g>
              </table:table-cell>
              <table:table-cell office:value-type="float" office:value="1895.139229">
                <text:p>1895.139229</text:p>
                <draw:g>
                  <svg:desc>Charts.AC14:Charts.AC24</svg:desc>
                </draw:g>
              </table:table-cell>
              <table:table-cell office:value-type="float" office:value="0">
                <text:p>0</text:p>
                <draw:g>
                  <svg:desc>Charts.AD14:Charts.AD24</svg:desc>
                </draw:g>
              </table:table-cell>
              <table:table-cell office:value-type="float" office:value="2008.441671">
                <text:p>2008.441671</text:p>
                <draw:g>
                  <svg:desc>Charts.AE14:Charts.AE24</svg:desc>
                </draw:g>
              </table:table-cell>
              <table:table-cell office:value-type="float" office:value="377.5287143">
                <text:p>377.5287143</text:p>
                <draw:g>
                  <svg:desc>Charts.AF14:Charts.AF24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888.198114">
                <text:p>1888.198114</text:p>
              </table:table-cell>
              <table:table-cell office:value-type="float" office:value="341.0004857">
                <text:p>341.0004857</text:p>
              </table:table-cell>
              <table:table-cell office:value-type="float" office:value="4472.850243">
                <text:p>4472.850243</text:p>
              </table:table-cell>
              <table:table-cell office:value-type="float" office:value="633.6922143">
                <text:p>633.692214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226.527243">
                <text:p>4226.527243</text:p>
              </table:table-cell>
              <table:table-cell office:value-type="float" office:value="330.6232143">
                <text:p>330.6232143</text:p>
              </table:table-cell>
              <table:table-cell office:value-type="float" office:value="4505.408829">
                <text:p>4505.408829</text:p>
              </table:table-cell>
              <table:table-cell office:value-type="float" office:value="664.2662571">
                <text:p>664.266257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336.7257">
                <text:p>6336.7257</text:p>
              </table:table-cell>
              <table:table-cell office:value-type="float" office:value="385.6061857">
                <text:p>385.6061857</text:p>
              </table:table-cell>
              <table:table-cell office:value-type="float" office:value="4487.606771">
                <text:p>4487.606771</text:p>
              </table:table-cell>
              <table:table-cell office:value-type="float" office:value="840.2181286">
                <text:p>840.218128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1363.30534">
                <text:p>11363.30534</text:p>
              </table:table-cell>
              <table:table-cell office:value-type="float" office:value="8119.444286">
                <text:p>8119.444286</text:p>
              </table:table-cell>
              <table:table-cell office:value-type="float" office:value="4554.726386">
                <text:p>4554.726386</text:p>
              </table:table-cell>
              <table:table-cell office:value-type="float" office:value="1006.219629">
                <text:p>1006.21962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6380.64707">
                <text:p>26380.64707</text:p>
              </table:table-cell>
              <table:table-cell office:value-type="float" office:value="9373.129086">
                <text:p>9373.129086</text:p>
              </table:table-cell>
              <table:table-cell office:value-type="float" office:value="6191.221543">
                <text:p>6191.221543</text:p>
              </table:table-cell>
              <table:table-cell office:value-type="float" office:value="1293.493871">
                <text:p>1293.49387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5251.47334">
                <text:p>35251.47334</text:p>
              </table:table-cell>
              <table:table-cell office:value-type="float" office:value="9906.672914">
                <text:p>9906.672914</text:p>
              </table:table-cell>
              <table:table-cell office:value-type="float" office:value="5581.033271">
                <text:p>5581.033271</text:p>
              </table:table-cell>
              <table:table-cell office:value-type="float" office:value="1976.419986">
                <text:p>1976.41998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2414.95467">
                <text:p>72414.95467</text:p>
              </table:table-cell>
              <table:table-cell office:value-type="float" office:value="19656.39163">
                <text:p>19656.39163</text:p>
              </table:table-cell>
              <table:table-cell office:value-type="float" office:value="0">
                <text:p>0</text:p>
              </table:table-cell>
              <table:table-cell office:value-type="float" office:value="2540.434271">
                <text:p>2540.43427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19527.3517">
                <text:p>119527.3517</text:p>
              </table:table-cell>
              <table:table-cell office:value-type="float" office:value="44461.20397">
                <text:p>44461.20397</text:p>
              </table:table-cell>
              <table:table-cell office:value-type="float" office:value="0">
                <text:p>0</text:p>
              </table:table-cell>
              <table:table-cell office:value-type="float" office:value="5439.119157">
                <text:p>5439.11915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58747.7764">
                <text:p>158747.7764</text:p>
              </table:table-cell>
              <table:table-cell office:value-type="float" office:value="255146.88">
                <text:p>255146.88</text:p>
              </table:table-cell>
              <table:table-cell office:value-type="float" office:value="0">
                <text:p>0</text:p>
              </table:table-cell>
              <table:table-cell office:value-type="float" office:value="7797.795671">
                <text:p>7797.79567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01755.4799">
                <text:p>301755.47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